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_32_DHSC" style:data-style-name="N0">
      <style:table-cell-properties style:vertical-align="automatic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style:font-name="Arial" style:font-name-asian="Arial" style:font-name-complex="Arial"/>
    </style:style>
    <style:style style:name="ce4" style:family="table-cell" style:parent-style-name="Default" style:data-style-name="N1">
      <style:text-properties fo:color="#000000" style:font-name="Arial" style:font-name-asian="Arial" style:font-name-complex="Arial"/>
    </style:style>
    <style:style style:name="ce5" style:family="table-cell" style:parent-style-name="Default" style:data-style-name="N44">
      <style:text-properties fo:color="#000000" style:font-name="Arial" style:font-name-asian="Arial" style:font-name-complex="Arial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44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/>
    </style:style>
    <style:style style:name="ce10" style:family="table-cell" style:parent-style-name="Default" style:data-style-name="N44">
      <style:text-properties fo:color="#000000"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1"/>
    <style:style style:name="ce12" style:family="table-cell" style:parent-style-name="Default" style:data-style-name="N44"/>
    <style:style style:name="ce13" style:family="table-cell" style:parent-style-name="Default" style:data-style-name="N43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3">
      <style:text-properties fo:color="#000000"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43"/>
    <style:style style:name="co1" style:family="table-column">
      <style:table-column-properties fo:break-before="auto" style:column-width="41.9364583333333cm" style:use-optimal-column-width="true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harmex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2"/>
        <table:table-column table:style-name="co5" table:default-cell-style-name="ce12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harmex data for the period 1 July 2023 to <text:s/>30 June 2024, for Pharmex products shown as Generic in the period 1 January 2024 to 30 June 2024</text:p>
          </table:table-cell>
          <table:table-cell table:style-name="ce3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Name &amp; PackSize</text:p>
          </table:table-cell>
          <table:table-cell office:value-type="string" table:style-name="ce7">
            <text:p>NPC Code</text:p>
          </table:table-cell>
          <table:table-cell office:value-type="string" table:style-name="ce13">
            <text:p>Quantity</text:p>
          </table:table-cell>
          <table:table-cell office:value-type="string" table:style-name="ce8">
            <text:p>Weighted Average Price</text:p>
          </table:table-cell>
          <table:table-cell office:value-type="string" table:style-name="ce8">
            <text:p>Standard Deviation Of Price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biraterone 250mg tablets <text:s/>/ <text:s/>Packsize 120</text:p>
          </table:table-cell>
          <table:table-cell office:value-type="string" table:style-name="ce9">
            <text:p>DFD094</text:p>
          </table:table-cell>
          <table:table-cell office:value-type="float" office:value="875.61756940541102" table:style-name="ce14">
            <text:p>876<text:s/></text:p>
          </table:table-cell>
          <table:table-cell office:value-type="currency" office:value="747.71254355321082" table:style-name="ce10">
            <text:p>£747.71</text:p>
          </table:table-cell>
          <table:table-cell office:value-type="currency" office:value="828.13657081052702" table:style-name="ce10">
            <text:p>£828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biraterone 500mg tablets <text:s/>/ <text:s/>Packsize 56</text:p>
          </table:table-cell>
          <table:table-cell office:value-type="string" table:style-name="ce9">
            <text:p>DFD093</text:p>
          </table:table-cell>
          <table:table-cell office:value-type="float" office:value="34027.203358164101" table:style-name="ce14">
            <text:p>34,027<text:s/></text:p>
          </table:table-cell>
          <table:table-cell office:value-type="currency" office:value="76.908799187932942" table:style-name="ce10">
            <text:p>£76.91</text:p>
          </table:table-cell>
          <table:table-cell office:value-type="currency" office:value="45.361029905305202" table:style-name="ce10">
            <text:p>£45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amprosate 333mg gastro-resistant tablets <text:s/>/ <text:s/>Packsize 168</text:p>
          </table:table-cell>
          <table:table-cell office:value-type="string" table:style-name="ce9">
            <text:p>DDJ017</text:p>
          </table:table-cell>
          <table:table-cell office:value-type="float" office:value="8919.7779386322909" table:style-name="ce14">
            <text:p>8,920<text:s/></text:p>
          </table:table-cell>
          <table:table-cell office:value-type="currency" office:value="26.723885015970531" table:style-name="ce10">
            <text:p>£26.72</text:p>
          </table:table-cell>
          <table:table-cell office:value-type="currency" office:value="2.1814372778995401" table:style-name="ce10">
            <text:p>£2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arbose 100mg tablets <text:s/>/ <text:s/>Packsize 90</text:p>
          </table:table-cell>
          <table:table-cell office:value-type="string" table:style-name="ce9">
            <text:p>DFA019</text:p>
          </table:table-cell>
          <table:table-cell office:value-type="float" office:value="13.892957402858899" table:style-name="ce14">
            <text:p>14<text:s/></text:p>
          </table:table-cell>
          <table:table-cell office:value-type="currency" office:value="24.410209443974374" table:style-name="ce10">
            <text:p>£24.41</text:p>
          </table:table-cell>
          <table:table-cell office:value-type="currency" office:value="9.7791247395848995" table:style-name="ce10">
            <text:p>£9.7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arbose 50mg tablets <text:s/>/ <text:s/>Packsize 90</text:p>
          </table:table-cell>
          <table:table-cell office:value-type="string" table:style-name="ce9">
            <text:p>DFA020</text:p>
          </table:table-cell>
          <table:table-cell office:value-type="float" office:value="426.95920340059098" table:style-name="ce14">
            <text:p>427<text:s/></text:p>
          </table:table-cell>
          <table:table-cell office:value-type="currency" office:value="21.189588906721944" table:style-name="ce10">
            <text:p>£21.19</text:p>
          </table:table-cell>
          <table:table-cell office:value-type="currency" office:value="6.4967003255397104" table:style-name="ce10">
            <text:p>£6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eclofenac 100mg tablets <text:s/>/ <text:s/>Packsize 60</text:p>
          </table:table-cell>
          <table:table-cell office:value-type="string" table:style-name="ce9">
            <text:p>DJA021</text:p>
          </table:table-cell>
          <table:table-cell office:value-type="float" office:value="10.1787110567093" table:style-name="ce14">
            <text:p>10<text:s/></text:p>
          </table:table-cell>
          <table:table-cell office:value-type="currency" office:value="3.8875256188667842" table:style-name="ce10">
            <text:p>£3.89</text:p>
          </table:table-cell>
          <table:table-cell office:value-type="currency" office:value="0.47926399437263301" table:style-name="ce10">
            <text:p>£0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etazolamide 250mg tablets <text:s/>/ <text:s/>Packsize 112</text:p>
          </table:table-cell>
          <table:table-cell office:value-type="string" table:style-name="ce9">
            <text:p>DKF026</text:p>
          </table:table-cell>
          <table:table-cell office:value-type="float" office:value="16251.209374989399" table:style-name="ce14">
            <text:p>16,251<text:s/></text:p>
          </table:table-cell>
          <table:table-cell office:value-type="currency" office:value="3.8411559755097131" table:style-name="ce10">
            <text:p>£3.84</text:p>
          </table:table-cell>
          <table:table-cell office:value-type="currency" office:value="1.07060408697608" table:style-name="ce10">
            <text:p>£1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etylcysteine 2g/10ml solution for injection ampoules <text:s/>/ <text:s/>Packsize 10</text:p>
          </table:table-cell>
          <table:table-cell office:value-type="string" table:style-name="ce9">
            <text:p>DYP001</text:p>
          </table:table-cell>
          <table:table-cell office:value-type="float" office:value="72901.584713585704" table:style-name="ce14">
            <text:p>72,902<text:s/></text:p>
          </table:table-cell>
          <table:table-cell office:value-type="currency" office:value="13.244965850791139" table:style-name="ce10">
            <text:p>£13.24</text:p>
          </table:table-cell>
          <table:table-cell office:value-type="currency" office:value="1.86346374271646" table:style-name="ce10">
            <text:p>£1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etylcysteine 600mg effervescent tablets <text:s/>/ <text:s/>Packsize 20</text:p>
          </table:table-cell>
          <table:table-cell office:value-type="string" table:style-name="ce9">
            <text:p>DHF027</text:p>
          </table:table-cell>
          <table:table-cell office:value-type="float" office:value="21046.746320259099" table:style-name="ce14">
            <text:p>21,047<text:s/></text:p>
          </table:table-cell>
          <table:table-cell office:value-type="currency" office:value="0.59199934329073123" table:style-name="ce10">
            <text:p>£0.59</text:p>
          </table:table-cell>
          <table:table-cell office:value-type="currency" office:value="6.74488526996885" table:style-name="ce10">
            <text:p>£6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etylcysteine 600mg effervescent tablets <text:s/>/ <text:s/>Packsize 30</text:p>
          </table:table-cell>
          <table:table-cell office:value-type="string" table:style-name="ce9">
            <text:p>DHF021</text:p>
          </table:table-cell>
          <table:table-cell office:value-type="float" office:value="7337.1020137006399" table:style-name="ce14">
            <text:p>7,337<text:s/></text:p>
          </table:table-cell>
          <table:table-cell office:value-type="currency" office:value="6.2396665487971372" table:style-name="ce10">
            <text:p>£6.24</text:p>
          </table:table-cell>
          <table:table-cell office:value-type="currency" office:value="6.0034190511002796" table:style-name="ce10">
            <text:p>£6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clovir 1g/40ml solution for infusion vials <text:s/>/ <text:s/>Packsize 1</text:p>
          </table:table-cell>
          <table:table-cell office:value-type="string" table:style-name="ce9">
            <text:p>DER008</text:p>
          </table:table-cell>
          <table:table-cell office:value-type="float" office:value="1510.3656618149701" table:style-name="ce14">
            <text:p>1,510<text:s/></text:p>
          </table:table-cell>
          <table:table-cell office:value-type="currency" office:value="34.317073878464335" table:style-name="ce10">
            <text:p>£34.32</text:p>
          </table:table-cell>
          <table:table-cell office:value-type="currency" office:value="2.25066553581203" table:style-name="ce10">
            <text:p>£2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clovir 200mg dispersible tablets <text:s/>/ <text:s/>Packsize 25</text:p>
          </table:table-cell>
          <table:table-cell office:value-type="string" table:style-name="ce9">
            <text:p>DER023</text:p>
          </table:table-cell>
          <table:table-cell office:value-type="float" office:value="195393.85571622101" table:style-name="ce14">
            <text:p>195,394<text:s/></text:p>
          </table:table-cell>
          <table:table-cell office:value-type="currency" office:value="0.70788858479195937" table:style-name="ce10">
            <text:p>£0.71</text:p>
          </table:table-cell>
          <table:table-cell office:value-type="currency" office:value="0.17284476491446199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clovir 200mg/5ml oral suspension sugar free 125 ml <text:s/>/ <text:s/>Packsize 1</text:p>
          </table:table-cell>
          <table:table-cell office:value-type="string" table:style-name="ce9">
            <text:p>DEC201</text:p>
          </table:table-cell>
          <table:table-cell office:value-type="float" office:value="14491.1837350475" table:style-name="ce14">
            <text:p>14,491<text:s/></text:p>
          </table:table-cell>
          <table:table-cell office:value-type="currency" office:value="7.7692866268547771" table:style-name="ce10">
            <text:p>£7.77</text:p>
          </table:table-cell>
          <table:table-cell office:value-type="currency" office:value="2.79839503218026" table:style-name="ce10">
            <text:p>£2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clovir 250mg powder for solution for infusion vials <text:s/>/ <text:s/>Packsize 5</text:p>
          </table:table-cell>
          <table:table-cell office:value-type="string" table:style-name="ce9">
            <text:p>DER009</text:p>
          </table:table-cell>
          <table:table-cell office:value-type="float" office:value="64200.624116795101" table:style-name="ce14">
            <text:p>64,201<text:s/></text:p>
          </table:table-cell>
          <table:table-cell office:value-type="currency" office:value="10.033935477450898" table:style-name="ce10">
            <text:p>£10.03</text:p>
          </table:table-cell>
          <table:table-cell office:value-type="currency" office:value="9.7069500076679098" table:style-name="ce10">
            <text:p>£9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clovir 250mg powder for solution for infusion vials <text:s/>/ <text:s/>Packsize 10</text:p>
          </table:table-cell>
          <table:table-cell office:value-type="string" table:style-name="ce9">
            <text:p>DER036</text:p>
          </table:table-cell>
          <table:table-cell office:value-type="float" office:value="21250.166162834499" table:style-name="ce14">
            <text:p>21,250<text:s/></text:p>
          </table:table-cell>
          <table:table-cell office:value-type="currency" office:value="11.301473040715555" table:style-name="ce10">
            <text:p>£11.30</text:p>
          </table:table-cell>
          <table:table-cell office:value-type="currency" office:value="19.828712429540001" table:style-name="ce10">
            <text:p>£19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clovir 250mg/10ml solution for infusion vials <text:s/>/ <text:s/>Packsize 5</text:p>
          </table:table-cell>
          <table:table-cell office:value-type="string" table:style-name="ce9">
            <text:p>DEC000</text:p>
          </table:table-cell>
          <table:table-cell office:value-type="float" office:value="21938.309614969399" table:style-name="ce14">
            <text:p>21,938<text:s/></text:p>
          </table:table-cell>
          <table:table-cell office:value-type="currency" office:value="9.0792651528670589" table:style-name="ce10">
            <text:p>£9.08</text:p>
          </table:table-cell>
          <table:table-cell office:value-type="currency" office:value="6.4590420038155996" table:style-name="ce10">
            <text:p>£6.4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clovir 400mg dispersible tablets <text:s/>/ <text:s/>Packsize 56</text:p>
          </table:table-cell>
          <table:table-cell office:value-type="string" table:style-name="ce9">
            <text:p>DER024</text:p>
          </table:table-cell>
          <table:table-cell office:value-type="float" office:value="227417.71797480399" table:style-name="ce14">
            <text:p>227,418<text:s/></text:p>
          </table:table-cell>
          <table:table-cell office:value-type="currency" office:value="1.9053000085420166" table:style-name="ce10">
            <text:p>£1.91</text:p>
          </table:table-cell>
          <table:table-cell office:value-type="currency" office:value="0.61184608555225795" table:style-name="ce10">
            <text:p>£0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clovir 400mg/5ml oral suspension sugar free 100 ml <text:s/>/ <text:s/>Packsize 1</text:p>
          </table:table-cell>
          <table:table-cell office:value-type="string" table:style-name="ce9">
            <text:p>DEC193</text:p>
          </table:table-cell>
          <table:table-cell office:value-type="float" office:value="3503.0931012798101" table:style-name="ce14">
            <text:p>3,503<text:s/></text:p>
          </table:table-cell>
          <table:table-cell office:value-type="currency" office:value="7.5450949306325059" table:style-name="ce10">
            <text:p>£7.55</text:p>
          </table:table-cell>
          <table:table-cell office:value-type="currency" office:value="2.6540131868817398" table:style-name="ce10">
            <text:p>£2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clovir 5% cream 10 gram <text:s/>/ <text:s/>Packsize 1</text:p>
          </table:table-cell>
          <table:table-cell office:value-type="string" table:style-name="ce9">
            <text:p>DNQ001</text:p>
          </table:table-cell>
          <table:table-cell office:value-type="float" office:value="4288.8302890558298" table:style-name="ce14">
            <text:p>4,289<text:s/></text:p>
          </table:table-cell>
          <table:table-cell office:value-type="currency" office:value="2.7178482743289223" table:style-name="ce10">
            <text:p>£2.72</text:p>
          </table:table-cell>
          <table:table-cell office:value-type="currency" office:value="1.85787223591157" table:style-name="ce10">
            <text:p>£1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clovir 5% cream 2 gram <text:s/>/ <text:s/>Packsize 1</text:p>
          </table:table-cell>
          <table:table-cell office:value-type="string" table:style-name="ce9">
            <text:p>DNQ010</text:p>
          </table:table-cell>
          <table:table-cell office:value-type="float" office:value="9553.6453101611696" table:style-name="ce14">
            <text:p>9,554<text:s/></text:p>
          </table:table-cell>
          <table:table-cell office:value-type="currency" office:value="0.8460184293636549" table:style-name="ce10">
            <text:p>£0.85</text:p>
          </table:table-cell>
          <table:table-cell office:value-type="currency" office:value="0.71468101091915204" table:style-name="ce10">
            <text:p>£0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clovir 500mg powder for solution for infusion vials <text:s/>/ <text:s/>Packsize 5</text:p>
          </table:table-cell>
          <table:table-cell office:value-type="string" table:style-name="ce9">
            <text:p>DER004</text:p>
          </table:table-cell>
          <table:table-cell office:value-type="float" office:value="23396.090664777901" table:style-name="ce14">
            <text:p>23,396<text:s/></text:p>
          </table:table-cell>
          <table:table-cell office:value-type="currency" office:value="14.909939228657517" table:style-name="ce10">
            <text:p>£14.91</text:p>
          </table:table-cell>
          <table:table-cell office:value-type="currency" office:value="4.16422545897652" table:style-name="ce10">
            <text:p>£4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clovir 500mg powder for solution for infusion vials <text:s/>/ <text:s/>Packsize 10</text:p>
          </table:table-cell>
          <table:table-cell office:value-type="string" table:style-name="ce9">
            <text:p>DER037</text:p>
          </table:table-cell>
          <table:table-cell office:value-type="float" office:value="14022.128065655001" table:style-name="ce14">
            <text:p>14,022<text:s/></text:p>
          </table:table-cell>
          <table:table-cell office:value-type="currency" office:value="45.53232198497799" table:style-name="ce10">
            <text:p>£45.53</text:p>
          </table:table-cell>
          <table:table-cell office:value-type="currency" office:value="56.062637001076503" table:style-name="ce10">
            <text:p>£56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clovir 500mg/20ml solution for infusion vials <text:s/>/ <text:s/>Packsize 5</text:p>
          </table:table-cell>
          <table:table-cell office:value-type="string" table:style-name="ce9">
            <text:p>DEC053</text:p>
          </table:table-cell>
          <table:table-cell office:value-type="float" office:value="10888.3147237306" table:style-name="ce14">
            <text:p>10,888<text:s/></text:p>
          </table:table-cell>
          <table:table-cell office:value-type="currency" office:value="16.78480689042598" table:style-name="ce10">
            <text:p>£16.78</text:p>
          </table:table-cell>
          <table:table-cell office:value-type="currency" office:value="3.30276252891468" table:style-name="ce10">
            <text:p>£3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clovir 800mg dispersible tablets <text:s/>/ <text:s/>Packsize 35</text:p>
          </table:table-cell>
          <table:table-cell office:value-type="string" table:style-name="ce9">
            <text:p>DER025</text:p>
          </table:table-cell>
          <table:table-cell office:value-type="float" office:value="12519.3726208219" table:style-name="ce14">
            <text:p>12,519<text:s/></text:p>
          </table:table-cell>
          <table:table-cell office:value-type="currency" office:value="2.0633757603026046" table:style-name="ce10">
            <text:p>£2.06</text:p>
          </table:table-cell>
          <table:table-cell office:value-type="currency" office:value="0.46654044140515799" table:style-name="ce10">
            <text:p>£0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tretin 10mg capsules <text:s/>/ <text:s/>Packsize 60</text:p>
          </table:table-cell>
          <table:table-cell office:value-type="string" table:style-name="ce9">
            <text:p>DME022</text:p>
          </table:table-cell>
          <table:table-cell office:value-type="float" office:value="50122.827577065698" table:style-name="ce14">
            <text:p>50,123<text:s/></text:p>
          </table:table-cell>
          <table:table-cell office:value-type="currency" office:value="7.6646264500804593" table:style-name="ce10">
            <text:p>£7.66</text:p>
          </table:table-cell>
          <table:table-cell office:value-type="currency" office:value="1.0825287071314" table:style-name="ce10">
            <text:p>£1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itretin 25mg capsules <text:s/>/ <text:s/>Packsize 60</text:p>
          </table:table-cell>
          <table:table-cell office:value-type="string" table:style-name="ce9">
            <text:p>DME024</text:p>
          </table:table-cell>
          <table:table-cell office:value-type="float" office:value="14559.1521678399" table:style-name="ce14">
            <text:p>14,559<text:s/></text:p>
          </table:table-cell>
          <table:table-cell office:value-type="currency" office:value="17.572186694024897" table:style-name="ce10">
            <text:p>£17.57</text:p>
          </table:table-cell>
          <table:table-cell office:value-type="currency" office:value="3.7090977872929298" table:style-name="ce10">
            <text:p>£3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tivated charcoal 200mg/ml oral suspension sugar free 250ml <text:s/>/ <text:s/>Packsize 1</text:p>
          </table:table-cell>
          <table:table-cell office:value-type="string" table:style-name="ce9">
            <text:p>DAB045</text:p>
          </table:table-cell>
          <table:table-cell office:value-type="float" office:value="599.07023709555494" table:style-name="ce14">
            <text:p>599<text:s/></text:p>
          </table:table-cell>
          <table:table-cell office:value-type="currency" office:value="13.950100476560646" table:style-name="ce10">
            <text:p>£13.95</text:p>
          </table:table-cell>
          <table:table-cell office:value-type="currency" office:value="0.77026735578873695" table:style-name="ce10">
            <text:p>£0.7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ctivated charcoal granules sugar free 50 gram <text:s/>/ <text:s/>Packsize 1</text:p>
          </table:table-cell>
          <table:table-cell office:value-type="string" table:style-name="ce9">
            <text:p>DAB044</text:p>
          </table:table-cell>
          <table:table-cell office:value-type="float" office:value="1699.64892747824" table:style-name="ce14">
            <text:p>1,700<text:s/></text:p>
          </table:table-cell>
          <table:table-cell office:value-type="currency" office:value="9.7191777271965414" table:style-name="ce10">
            <text:p>£9.72</text:p>
          </table:table-cell>
          <table:table-cell office:value-type="currency" office:value="0.28299775511837399" table:style-name="ce10">
            <text:p>£0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denosine 30mg/10ml solution for infusion vials <text:s/>/ <text:s/>Packsize 5</text:p>
          </table:table-cell>
          <table:table-cell office:value-type="string" table:style-name="ce9">
            <text:p>DBC040</text:p>
          </table:table-cell>
          <table:table-cell office:value-type="float" office:value="4629.2950546108204" table:style-name="ce14">
            <text:p>4,629<text:s/></text:p>
          </table:table-cell>
          <table:table-cell office:value-type="currency" office:value="15.673166031561081" table:style-name="ce10">
            <text:p>£15.67</text:p>
          </table:table-cell>
          <table:table-cell office:value-type="currency" office:value="17.357156323088699" table:style-name="ce10">
            <text:p>£17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denosine 30mg/10ml solution for infusion vials <text:s/>/ <text:s/>Packsize 6</text:p>
          </table:table-cell>
          <table:table-cell office:value-type="string" table:style-name="ce9">
            <text:p>DBC024</text:p>
          </table:table-cell>
          <table:table-cell office:value-type="float" office:value="11145.1099473501" table:style-name="ce14">
            <text:p>11,145<text:s/></text:p>
          </table:table-cell>
          <table:table-cell office:value-type="currency" office:value="10.22431277379129" table:style-name="ce10">
            <text:p>£10.22</text:p>
          </table:table-cell>
          <table:table-cell office:value-type="currency" office:value="2.62630464895468" table:style-name="ce10">
            <text:p>£2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denosine 6mg/2ml solution for injection vials <text:s/>/ <text:s/>Packsize 5</text:p>
          </table:table-cell>
          <table:table-cell office:value-type="string" table:style-name="ce9">
            <text:p>DBH086</text:p>
          </table:table-cell>
          <table:table-cell office:value-type="float" office:value="5994.68928662501" table:style-name="ce14">
            <text:p>5,995<text:s/></text:p>
          </table:table-cell>
          <table:table-cell office:value-type="currency" office:value="4.4991889838521919" table:style-name="ce10">
            <text:p>£4.50</text:p>
          </table:table-cell>
          <table:table-cell office:value-type="currency" office:value="10.1693739256766" table:style-name="ce10">
            <text:p>£1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denosine 6mg/2ml solution for injection vials <text:s/>/ <text:s/>Packsize 6</text:p>
          </table:table-cell>
          <table:table-cell office:value-type="string" table:style-name="ce9">
            <text:p>DBH015</text:p>
          </table:table-cell>
          <table:table-cell office:value-type="float" office:value="9377.7513556359299" table:style-name="ce14">
            <text:p>9,378<text:s/></text:p>
          </table:table-cell>
          <table:table-cell office:value-type="currency" office:value="7.8402793176866155" table:style-name="ce10">
            <text:p>£7.84</text:p>
          </table:table-cell>
          <table:table-cell office:value-type="currency" office:value="6.8470886470239201" table:style-name="ce10">
            <text:p>£6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drenaline (Epinephrine) 100micrograms/1ml (1 in 10000) solution for injection ampoules <text:s/>/ <text:s/>Packsize 10</text:p>
          </table:table-cell>
          <table:table-cell office:value-type="string" table:style-name="ce9">
            <text:p>DCD074</text:p>
          </table:table-cell>
          <table:table-cell office:value-type="float" office:value="4024.8185459168199" table:style-name="ce14">
            <text:p>4,025<text:s/></text:p>
          </table:table-cell>
          <table:table-cell office:value-type="currency" office:value="111.31753516056756" table:style-name="ce10">
            <text:p>£111.32</text:p>
          </table:table-cell>
          <table:table-cell office:value-type="currency" office:value="9.0927513372292008" table:style-name="ce10">
            <text:p>£9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drenaline (Epinephrine) 1mg/10ml (1 in 10000) solution for injection ampoules <text:s/>/ <text:s/>Packsize 10</text:p>
          </table:table-cell>
          <table:table-cell office:value-type="string" table:style-name="ce9">
            <text:p>DBP013</text:p>
          </table:table-cell>
          <table:table-cell office:value-type="float" office:value="17720.0495705055" table:style-name="ce14">
            <text:p>17,720<text:s/></text:p>
          </table:table-cell>
          <table:table-cell office:value-type="currency" office:value="130.60614931078766" table:style-name="ce10">
            <text:p>£130.61</text:p>
          </table:table-cell>
          <table:table-cell office:value-type="currency" office:value="9.7022034426374404" table:style-name="ce10">
            <text:p>£9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drenaline (Epinephrine) 1mg/1ml (1 in 1000) solution for injection ampoules <text:s/>/ <text:s/>Packsize 10</text:p>
          </table:table-cell>
          <table:table-cell office:value-type="string" table:style-name="ce9">
            <text:p>DBP006</text:p>
          </table:table-cell>
          <table:table-cell office:value-type="float" office:value="114345.738287129" table:style-name="ce14">
            <text:p>114,346<text:s/></text:p>
          </table:table-cell>
          <table:table-cell office:value-type="currency" office:value="2.3897591120871584" table:style-name="ce10">
            <text:p>£2.39</text:p>
          </table:table-cell>
          <table:table-cell office:value-type="currency" office:value="11.8307304628519" table:style-name="ce10">
            <text:p>£11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drenaline (Epinephrine) 500micrograms/0.5ml (1 in 1000) solution for injection ampoules <text:s/>/ <text:s/>Packsize 10</text:p>
          </table:table-cell>
          <table:table-cell office:value-type="string" table:style-name="ce9">
            <text:p>DCD010</text:p>
          </table:table-cell>
          <table:table-cell office:value-type="float" office:value="400.87265500426298" table:style-name="ce14">
            <text:p>401<text:s/></text:p>
          </table:table-cell>
          <table:table-cell office:value-type="currency" office:value="202.69708842858316" table:style-name="ce10">
            <text:p>£202.70</text:p>
          </table:table-cell>
          <table:table-cell office:value-type="currency" office:value="24.2635369093375" table:style-name="ce10">
            <text:p>£24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drenaline (Epinephrine) 500micrograms/5ml (1 in 10000) solution for injection ampoules <text:s/>/ <text:s/>Packsize 10</text:p>
          </table:table-cell>
          <table:table-cell office:value-type="string" table:style-name="ce9">
            <text:p>DCD072</text:p>
          </table:table-cell>
          <table:table-cell office:value-type="float" office:value="2025.95864408545" table:style-name="ce14">
            <text:p>2,026<text:s/></text:p>
          </table:table-cell>
          <table:table-cell office:value-type="currency" office:value="116.0962049677849" table:style-name="ce10">
            <text:p>£116.10</text:p>
          </table:table-cell>
          <table:table-cell office:value-type="currency" office:value="7.1427511966279704" table:style-name="ce10">
            <text:p>£7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drenaline (Epinephrine) 5mg/5ml (1 in 1000) solution for injection ampoules <text:s/>/ <text:s/>Packsize 10</text:p>
          </table:table-cell>
          <table:table-cell office:value-type="string" table:style-name="ce9">
            <text:p>DBP008</text:p>
          </table:table-cell>
          <table:table-cell office:value-type="float" office:value="4162.6819446622403" table:style-name="ce14">
            <text:p>4,163<text:s/></text:p>
          </table:table-cell>
          <table:table-cell office:value-type="currency" office:value="136.77583047873176" table:style-name="ce10">
            <text:p>£136.78</text:p>
          </table:table-cell>
          <table:table-cell office:value-type="currency" office:value="9.3899148673036894" table:style-name="ce10">
            <text:p>£9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galsidase beta 35mg powder for solution for infusion vials <text:s/>/ <text:s/>Packsize 1</text:p>
          </table:table-cell>
          <table:table-cell office:value-type="string" table:style-name="ce9">
            <text:p>DIH008</text:p>
          </table:table-cell>
          <table:table-cell office:value-type="float" office:value="2794.70346105099" table:style-name="ce14">
            <text:p>2,795<text:s/></text:p>
          </table:table-cell>
          <table:table-cell office:value-type="currency" office:value="2295.4359904029034" table:style-name="ce10">
            <text:p>£2,295.44</text:p>
          </table:table-cell>
          <table:table-cell office:value-type="currency" office:value="208.67599912753664" table:style-name="ce10">
            <text:p>£208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galsidase beta 5mg powder for solution for infusion vials <text:s/>/ <text:s/>Packsize 1</text:p>
          </table:table-cell>
          <table:table-cell office:value-type="string" table:style-name="ce9">
            <text:p>DIH007</text:p>
          </table:table-cell>
          <table:table-cell office:value-type="float" office:value="4698.5353798866299" table:style-name="ce14">
            <text:p>4,699<text:s/></text:p>
          </table:table-cell>
          <table:table-cell office:value-type="currency" office:value="298.13128490985184" table:style-name="ce10">
            <text:p>£298.13</text:p>
          </table:table-cell>
          <table:table-cell office:value-type="currency" office:value="2.05526271904828" table:style-name="ce10">
            <text:p>£2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gomelatine 25mg tablets <text:s/>/ <text:s/>Packsize 28</text:p>
          </table:table-cell>
          <table:table-cell office:value-type="string" table:style-name="ce9">
            <text:p>DDC193</text:p>
          </table:table-cell>
          <table:table-cell office:value-type="float" office:value="1503.2433079897301" table:style-name="ce14">
            <text:p>1,503<text:s/></text:p>
          </table:table-cell>
          <table:table-cell office:value-type="currency" office:value="3.7457010252916874" table:style-name="ce10">
            <text:p>£3.75</text:p>
          </table:table-cell>
          <table:table-cell office:value-type="currency" office:value="3.5301298919848398" table:style-name="ce10">
            <text:p>£3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endronic acid 70mg tablets <text:s/>/ <text:s/>Packsize 4</text:p>
          </table:table-cell>
          <table:table-cell office:value-type="string" table:style-name="ce9">
            <text:p>DFF047</text:p>
          </table:table-cell>
          <table:table-cell office:value-type="float" office:value="121199.19561286599" table:style-name="ce14">
            <text:p>121,199<text:s/></text:p>
          </table:table-cell>
          <table:table-cell office:value-type="currency" office:value="0.26246568584175584" table:style-name="ce10">
            <text:p>£0.26</text:p>
          </table:table-cell>
          <table:table-cell office:value-type="currency" office:value="0.26271004272250098" table:style-name="ce10">
            <text:p>£0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endronic acid 70mg/100ml oral solution unit dose sugar free <text:s/>/ <text:s/>Packsize 1</text:p>
          </table:table-cell>
          <table:table-cell office:value-type="string" table:style-name="ce9">
            <text:p>DFF016</text:p>
          </table:table-cell>
          <table:table-cell office:value-type="float" office:value="115.451615251288" table:style-name="ce14">
            <text:p>115<text:s/></text:p>
          </table:table-cell>
          <table:table-cell office:value-type="currency" office:value="11.89069548322915" table:style-name="ce10">
            <text:p>£11.89</text:p>
          </table:table-cell>
          <table:table-cell office:value-type="currency" office:value="5.92660760973033" table:style-name="ce10">
            <text:p>£5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facalcidol 1microgram capsules <text:s/>/ <text:s/>Packsize 30</text:p>
          </table:table-cell>
          <table:table-cell office:value-type="string" table:style-name="ce9">
            <text:p>DIF010</text:p>
          </table:table-cell>
          <table:table-cell office:value-type="float" office:value="30199.5287955208" table:style-name="ce14">
            <text:p>30,200<text:s/></text:p>
          </table:table-cell>
          <table:table-cell office:value-type="currency" office:value="6.4034310372644709" table:style-name="ce10">
            <text:p>£6.40</text:p>
          </table:table-cell>
          <table:table-cell office:value-type="currency" office:value="2.0084043148682098" table:style-name="ce10">
            <text:p>£2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facalcidol 250nanogram capsules <text:s/>/ <text:s/>Packsize 30</text:p>
          </table:table-cell>
          <table:table-cell office:value-type="string" table:style-name="ce9">
            <text:p>DIF012</text:p>
          </table:table-cell>
          <table:table-cell office:value-type="float" office:value="61084.468942785599" table:style-name="ce14">
            <text:p>61,084<text:s/></text:p>
          </table:table-cell>
          <table:table-cell office:value-type="currency" office:value="1.1420922733296435" table:style-name="ce10">
            <text:p>£1.14</text:p>
          </table:table-cell>
          <table:table-cell office:value-type="currency" office:value="0.59297308694470097" table:style-name="ce10">
            <text:p>£0.5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facalcidol 500nanogram capsules <text:s/>/ <text:s/>Packsize 30</text:p>
          </table:table-cell>
          <table:table-cell office:value-type="string" table:style-name="ce9">
            <text:p>DIF054</text:p>
          </table:table-cell>
          <table:table-cell office:value-type="float" office:value="18623.0405797475" table:style-name="ce14">
            <text:p>18,623<text:s/></text:p>
          </table:table-cell>
          <table:table-cell office:value-type="currency" office:value="2.1509317894931588" table:style-name="ce10">
            <text:p>£2.15</text:p>
          </table:table-cell>
          <table:table-cell office:value-type="currency" office:value="0.91591531103339197" table:style-name="ce10">
            <text:p>£0.9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fentanil 1mg/2ml solution for injection ampoules <text:s/>/ <text:s/>Packsize 10</text:p>
          </table:table-cell>
          <table:table-cell office:value-type="string" table:style-name="ce9">
            <text:p>DOA004</text:p>
          </table:table-cell>
          <table:table-cell office:value-type="float" office:value="43442.9202697203" table:style-name="ce14">
            <text:p>43,443<text:s/></text:p>
          </table:table-cell>
          <table:table-cell office:value-type="currency" office:value="3.8946396547362978" table:style-name="ce10">
            <text:p>£3.89</text:p>
          </table:table-cell>
          <table:table-cell office:value-type="currency" office:value="0.86177294386556802" table:style-name="ce10">
            <text:p>£0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fentanil 5mg/10ml solution for injection ampoules <text:s/>/ <text:s/>Packsize 5</text:p>
          </table:table-cell>
          <table:table-cell office:value-type="string" table:style-name="ce9">
            <text:p>DOA090</text:p>
          </table:table-cell>
          <table:table-cell office:value-type="float" office:value="22946.271501220799" table:style-name="ce14">
            <text:p>22,946<text:s/></text:p>
          </table:table-cell>
          <table:table-cell office:value-type="currency" office:value="6.019619352653927" table:style-name="ce10">
            <text:p>£6.02</text:p>
          </table:table-cell>
          <table:table-cell office:value-type="currency" office:value="4.8985815659740704" table:style-name="ce10">
            <text:p>£4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fentanil 5mg/10ml solution for injection ampoules <text:s/>/ <text:s/>Packsize 10</text:p>
          </table:table-cell>
          <table:table-cell office:value-type="string" table:style-name="ce9">
            <text:p>DOA005</text:p>
          </table:table-cell>
          <table:table-cell office:value-type="float" office:value="11170.683381928" table:style-name="ce14">
            <text:p>11,171<text:s/></text:p>
          </table:table-cell>
          <table:table-cell office:value-type="currency" office:value="14.568488286337228" table:style-name="ce10">
            <text:p>£14.57</text:p>
          </table:table-cell>
          <table:table-cell office:value-type="currency" office:value="6.4320612910999397" table:style-name="ce10">
            <text:p>£6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fentanil 5mg/1ml solution for injection ampoules <text:s/>/ <text:s/>Packsize 10</text:p>
          </table:table-cell>
          <table:table-cell office:value-type="string" table:style-name="ce9">
            <text:p>DIF015</text:p>
          </table:table-cell>
          <table:table-cell office:value-type="float" office:value="37888.259978916503" table:style-name="ce14">
            <text:p>37,888<text:s/></text:p>
          </table:table-cell>
          <table:table-cell office:value-type="currency" office:value="11.690422052806726" table:style-name="ce10">
            <text:p>£11.69</text:p>
          </table:table-cell>
          <table:table-cell office:value-type="currency" office:value="2.7976125410800301" table:style-name="ce10">
            <text:p>£2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fuzosin 10mg modified-release tablets <text:s/>/ <text:s/>Packsize 30</text:p>
          </table:table-cell>
          <table:table-cell office:value-type="string" table:style-name="ce9">
            <text:p>DGD200</text:p>
          </table:table-cell>
          <table:table-cell office:value-type="float" office:value="5639.3928831727198" table:style-name="ce14">
            <text:p>5,639<text:s/></text:p>
          </table:table-cell>
          <table:table-cell office:value-type="currency" office:value="1.7963901806218112" table:style-name="ce10">
            <text:p>£1.80</text:p>
          </table:table-cell>
          <table:table-cell office:value-type="currency" office:value="2.7185306408815699" table:style-name="ce10">
            <text:p>£2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fuzosin 2.5mg tablets <text:s/>/ <text:s/>Packsize 60</text:p>
          </table:table-cell>
          <table:table-cell office:value-type="string" table:style-name="ce9">
            <text:p>DGD100</text:p>
          </table:table-cell>
          <table:table-cell office:value-type="float" office:value="2743.9666286963002" table:style-name="ce14">
            <text:p>2,744<text:s/></text:p>
          </table:table-cell>
          <table:table-cell office:value-type="currency" office:value="2.9635746714104942" table:style-name="ce10">
            <text:p>£2.96</text:p>
          </table:table-cell>
          <table:table-cell office:value-type="currency" office:value="0.999147171475399" table:style-name="ce10">
            <text:p>£1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imemazine 30mg/5ml oral solution 100 ml <text:s/>(was Trimeprazine) <text:s/>/ <text:s/>Packsize 1</text:p>
          </table:table-cell>
          <table:table-cell office:value-type="string" table:style-name="ce9">
            <text:p>DCI022</text:p>
          </table:table-cell>
          <table:table-cell office:value-type="float" office:value="4806.9013367458201" table:style-name="ce14">
            <text:p>4,807<text:s/></text:p>
          </table:table-cell>
          <table:table-cell office:value-type="currency" office:value="23.681247445170786" table:style-name="ce10">
            <text:p>£23.68</text:p>
          </table:table-cell>
          <table:table-cell office:value-type="currency" office:value="17.229119598948301" table:style-name="ce10">
            <text:p>£17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imemazine 30mg/5ml sugar-free oral solution 100 ml <text:s/>(was Trimeprazine) <text:s/>/ <text:s/>Packsize 1</text:p>
          </table:table-cell>
          <table:table-cell office:value-type="string" table:style-name="ce9">
            <text:p>DCC029</text:p>
          </table:table-cell>
          <table:table-cell office:value-type="float" office:value="559.68953967126401" table:style-name="ce14">
            <text:p>560<text:s/></text:p>
          </table:table-cell>
          <table:table-cell office:value-type="currency" office:value="26.774414988712696" table:style-name="ce10">
            <text:p>£26.77</text:p>
          </table:table-cell>
          <table:table-cell office:value-type="currency" office:value="9.6061276826219704" table:style-name="ce10">
            <text:p>£9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imemazine 7.5mg/5ml oral solution 100 ml <text:s/>(was Trimeprazine) <text:s/>/ <text:s/>Packsize 1</text:p>
          </table:table-cell>
          <table:table-cell office:value-type="string" table:style-name="ce9">
            <text:p>DCD049</text:p>
          </table:table-cell>
          <table:table-cell office:value-type="float" office:value="3556.56092818966" table:style-name="ce14">
            <text:p>3,557<text:s/></text:p>
          </table:table-cell>
          <table:table-cell office:value-type="currency" office:value="24.77649385999803" table:style-name="ce10">
            <text:p>£24.78</text:p>
          </table:table-cell>
          <table:table-cell office:value-type="currency" office:value="5.3872704160023002" table:style-name="ce10">
            <text:p>£5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imemazine 7.5mg/5ml sugar-free oral solution 100 ml <text:s/>(was Trimeprazine) <text:s/>/ <text:s/>Packsize 1</text:p>
          </table:table-cell>
          <table:table-cell office:value-type="string" table:style-name="ce9">
            <text:p>DCC030</text:p>
          </table:table-cell>
          <table:table-cell office:value-type="float" office:value="533.26422888527998" table:style-name="ce14">
            <text:p>533<text:s/></text:p>
          </table:table-cell>
          <table:table-cell office:value-type="currency" office:value="25.863613670151263" table:style-name="ce10">
            <text:p>£25.86</text:p>
          </table:table-cell>
          <table:table-cell office:value-type="currency" office:value="18.361196080895201" table:style-name="ce10">
            <text:p>£18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iskiren 150mg tablets <text:s/>/ <text:s/>Packsize 28</text:p>
          </table:table-cell>
          <table:table-cell office:value-type="string" table:style-name="ce9">
            <text:p>DEC017</text:p>
          </table:table-cell>
          <table:table-cell office:value-type="float" office:value="293.709132057033" table:style-name="ce14">
            <text:p>294<text:s/></text:p>
          </table:table-cell>
          <table:table-cell office:value-type="currency" office:value="25.762494843131702" table:style-name="ce10">
            <text:p>£25.76</text:p>
          </table:table-cell>
          <table:table-cell office:value-type="currency" office:value="1.6055352731611201" table:style-name="ce10">
            <text:p>£1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iskiren 300mg tablets <text:s/>/ <text:s/>Packsize 28</text:p>
          </table:table-cell>
          <table:table-cell office:value-type="string" table:style-name="ce9">
            <text:p>DEC021</text:p>
          </table:table-cell>
          <table:table-cell office:value-type="float" office:value="71.317155697429399" table:style-name="ce14">
            <text:p>71<text:s/></text:p>
          </table:table-cell>
          <table:table-cell office:value-type="currency" office:value="31.697282061986119" table:style-name="ce10">
            <text:p>£31.70</text:p>
          </table:table-cell>
          <table:table-cell office:value-type="currency" office:value="1.8521854570233001" table:style-name="ce10">
            <text:p>£1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lopurinol 100mg tablets <text:s/>/ <text:s/>Packsize 28</text:p>
          </table:table-cell>
          <table:table-cell office:value-type="string" table:style-name="ce9">
            <text:p>DJA084</text:p>
          </table:table-cell>
          <table:table-cell office:value-type="float" office:value="128546.46755792901" table:style-name="ce14">
            <text:p>128,546<text:s/></text:p>
          </table:table-cell>
          <table:table-cell office:value-type="currency" office:value="0.32018297182263772" table:style-name="ce10">
            <text:p>£0.32</text:p>
          </table:table-cell>
          <table:table-cell office:value-type="currency" office:value="8.7224731363110403E-2" table:style-name="ce10">
            <text:p>£0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lopurinol 300mg tablets <text:s/>/ <text:s/>Packsize 28</text:p>
          </table:table-cell>
          <table:table-cell office:value-type="string" table:style-name="ce9">
            <text:p>DJA091</text:p>
          </table:table-cell>
          <table:table-cell office:value-type="float" office:value="77118.163934331402" table:style-name="ce14">
            <text:p>77,118<text:s/></text:p>
          </table:table-cell>
          <table:table-cell office:value-type="currency" office:value="0.63690455651699163" table:style-name="ce10">
            <text:p>£0.64</text:p>
          </table:table-cell>
          <table:table-cell office:value-type="currency" office:value="0.133754050576955" table:style-name="ce10">
            <text:p>£0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motriptan 12.5mg tablets <text:s/>/ <text:s/>Packsize 3</text:p>
          </table:table-cell>
          <table:table-cell office:value-type="string" table:style-name="ce9">
            <text:p>DDG374</text:p>
          </table:table-cell>
          <table:table-cell office:value-type="float" office:value="62.102196982363203" table:style-name="ce14">
            <text:p>62<text:s/></text:p>
          </table:table-cell>
          <table:table-cell office:value-type="currency" office:value="7.1752695017625348" table:style-name="ce10">
            <text:p>£7.18</text:p>
          </table:table-cell>
          <table:table-cell office:value-type="currency" office:value="2.38513798904471" table:style-name="ce10">
            <text:p>£2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verine 120mg capsules <text:s/>/ <text:s/>Packsize 60</text:p>
          </table:table-cell>
          <table:table-cell office:value-type="string" table:style-name="ce9">
            <text:p>DAB042</text:p>
          </table:table-cell>
          <table:table-cell office:value-type="float" office:value="250.96987917587799" table:style-name="ce14">
            <text:p>251<text:s/></text:p>
          </table:table-cell>
          <table:table-cell office:value-type="currency" office:value="3.7040301531505406" table:style-name="ce10">
            <text:p>£3.70</text:p>
          </table:table-cell>
          <table:table-cell office:value-type="currency" office:value="0.79964161854180704" table:style-name="ce10">
            <text:p>£0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verine 60mg capsules <text:s/>/ <text:s/>Packsize 100</text:p>
          </table:table-cell>
          <table:table-cell office:value-type="string" table:style-name="ce9">
            <text:p>DAB001</text:p>
          </table:table-cell>
          <table:table-cell office:value-type="float" office:value="2862.18249287666" table:style-name="ce14">
            <text:p>2,862<text:s/></text:p>
          </table:table-cell>
          <table:table-cell office:value-type="currency" office:value="2.9610550763595969" table:style-name="ce10">
            <text:p>£2.96</text:p>
          </table:table-cell>
          <table:table-cell office:value-type="currency" office:value="0.98498486447562905" table:style-name="ce10">
            <text:p>£0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brisentan 10mg tablets <text:s/>/ <text:s/>Packsize 30</text:p>
          </table:table-cell>
          <table:table-cell office:value-type="string" table:style-name="ce9">
            <text:p>DBE181</text:p>
          </table:table-cell>
          <table:table-cell office:value-type="float" office:value="3951.2573217703002" table:style-name="ce14">
            <text:p>3,951<text:s/></text:p>
          </table:table-cell>
          <table:table-cell office:value-type="currency" office:value="34.589405060252162" table:style-name="ce10">
            <text:p>£34.59</text:p>
          </table:table-cell>
          <table:table-cell office:value-type="currency" office:value="114.886193157021" table:style-name="ce10">
            <text:p>£114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brisentan 5mg tablets <text:s/>/ <text:s/>Packsize 30</text:p>
          </table:table-cell>
          <table:table-cell office:value-type="string" table:style-name="ce9">
            <text:p>DBE180</text:p>
          </table:table-cell>
          <table:table-cell office:value-type="float" office:value="1512.9357638834001" table:style-name="ce14">
            <text:p>1,513<text:s/></text:p>
          </table:table-cell>
          <table:table-cell office:value-type="currency" office:value="29.391631199106918" table:style-name="ce10">
            <text:p>£29.39</text:p>
          </table:table-cell>
          <table:table-cell office:value-type="currency" office:value="3.1705437770800202" table:style-name="ce10">
            <text:p>£3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kacin 500mg/2ml solution for injection amps <text:s/>/ <text:s/>Packsize 5</text:p>
          </table:table-cell>
          <table:table-cell office:value-type="string" table:style-name="ce9">
            <text:p>DGE007</text:p>
          </table:table-cell>
          <table:table-cell office:value-type="float" office:value="96.612600028514905" table:style-name="ce14">
            <text:p>97<text:s/></text:p>
          </table:table-cell>
          <table:table-cell office:value-type="currency" office:value="11.549973809530576" table:style-name="ce10">
            <text:p>£11.55</text:p>
          </table:table-cell>
          <table:table-cell office:value-type="currency" office:value="1.0499976190482341" table:style-name="ce10">
            <text:p>£1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kacin 500mg/2ml solution for injection vials <text:s/>/ <text:s/>Packsize 5</text:p>
          </table:table-cell>
          <table:table-cell office:value-type="string" table:style-name="ce9">
            <text:p>DEA006</text:p>
          </table:table-cell>
          <table:table-cell office:value-type="float" office:value="55612.758020269699" table:style-name="ce14">
            <text:p>55,613<text:s/></text:p>
          </table:table-cell>
          <table:table-cell office:value-type="currency" office:value="21.897630208452199" table:style-name="ce10">
            <text:p>£21.90</text:p>
          </table:table-cell>
          <table:table-cell office:value-type="currency" office:value="10.0348595895827" table:style-name="ce10">
            <text:p>£10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loride 5mg tablets <text:s/>/ <text:s/>Packsize 28</text:p>
          </table:table-cell>
          <table:table-cell office:value-type="string" table:style-name="ce9">
            <text:p>DBB049</text:p>
          </table:table-cell>
          <table:table-cell office:value-type="float" office:value="10378.669475729101" table:style-name="ce14">
            <text:p>10,379<text:s/></text:p>
          </table:table-cell>
          <table:table-cell office:value-type="currency" office:value="15.304526304788356" table:style-name="ce10">
            <text:p>£15.30</text:p>
          </table:table-cell>
          <table:table-cell office:value-type="currency" office:value="0.85342588422969901" table:style-name="ce10">
            <text:p>£0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nophylline 250mg/10ml solution for injection ampoules <text:s/>/ <text:s/>Packsize 10</text:p>
          </table:table-cell>
          <table:table-cell office:value-type="string" table:style-name="ce9">
            <text:p>DCA031</text:p>
          </table:table-cell>
          <table:table-cell office:value-type="float" office:value="15156.8281108723" table:style-name="ce14">
            <text:p>15,157<text:s/></text:p>
          </table:table-cell>
          <table:table-cell office:value-type="currency" office:value="7.659702884452547" table:style-name="ce10">
            <text:p>£7.66</text:p>
          </table:table-cell>
          <table:table-cell office:value-type="currency" office:value="2.4594850794186902" table:style-name="ce10">
            <text:p>£2.4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odarone 100mg tablets <text:s/>/ <text:s/>Packsize 28</text:p>
          </table:table-cell>
          <table:table-cell office:value-type="string" table:style-name="ce9">
            <text:p>DBH016</text:p>
          </table:table-cell>
          <table:table-cell office:value-type="float" office:value="8321.8307129749992" table:style-name="ce14">
            <text:p>8,322<text:s/></text:p>
          </table:table-cell>
          <table:table-cell office:value-type="currency" office:value="0.63778874902185778" table:style-name="ce10">
            <text:p>£0.64</text:p>
          </table:table-cell>
          <table:table-cell office:value-type="currency" office:value="0.124772253258672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odarone 150mg/3ml solution for injection ampoules <text:s/>/ <text:s/>Packsize 5</text:p>
          </table:table-cell>
          <table:table-cell office:value-type="string" table:style-name="ce9">
            <text:p>DBH044</text:p>
          </table:table-cell>
          <table:table-cell office:value-type="float" office:value="76079.108217548594" table:style-name="ce14">
            <text:p>76,079<text:s/></text:p>
          </table:table-cell>
          <table:table-cell office:value-type="currency" office:value="4.0586336674327192" table:style-name="ce10">
            <text:p>£4.06</text:p>
          </table:table-cell>
          <table:table-cell office:value-type="currency" office:value="0.15492803154138499" table:style-name="ce10">
            <text:p>£0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odarone 200mg tablets <text:s/>/ <text:s/>Packsize 28</text:p>
          </table:table-cell>
          <table:table-cell office:value-type="string" table:style-name="ce9">
            <text:p>DBH012</text:p>
          </table:table-cell>
          <table:table-cell office:value-type="float" office:value="58126.113163519702" table:style-name="ce14">
            <text:p>58,126<text:s/></text:p>
          </table:table-cell>
          <table:table-cell office:value-type="currency" office:value="0.99924709977774384" table:style-name="ce10">
            <text:p>£1.00</text:p>
          </table:table-cell>
          <table:table-cell office:value-type="currency" office:value="0.13345952166835501" table:style-name="ce10">
            <text:p>£0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odarone 300mg/10ml solution for injection pre-filled syringes <text:s/>/ <text:s/>Packsize 1</text:p>
          </table:table-cell>
          <table:table-cell office:value-type="string" table:style-name="ce9">
            <text:p>DBC044</text:p>
          </table:table-cell>
          <table:table-cell office:value-type="float" office:value="26358.410515200299" table:style-name="ce14">
            <text:p>26,358<text:s/></text:p>
          </table:table-cell>
          <table:table-cell office:value-type="currency" office:value="12.488823247144063" table:style-name="ce10">
            <text:p>£12.49</text:p>
          </table:table-cell>
          <table:table-cell office:value-type="currency" office:value="4.0509883688982704" table:style-name="ce10">
            <text:p>£4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sulpride 100mg tablets <text:s/>/ <text:s/>Packsize 60</text:p>
          </table:table-cell>
          <table:table-cell office:value-type="string" table:style-name="ce9">
            <text:p>DDB231</text:p>
          </table:table-cell>
          <table:table-cell office:value-type="float" office:value="9689.6038875170107" table:style-name="ce14">
            <text:p>9,690<text:s/></text:p>
          </table:table-cell>
          <table:table-cell office:value-type="currency" office:value="4.0349410000514192" table:style-name="ce10">
            <text:p>£4.03</text:p>
          </table:table-cell>
          <table:table-cell office:value-type="currency" office:value="2.3871457751417999" table:style-name="ce10">
            <text:p>£2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sulpride 100mg/ml oral solution sugar free 60 ml <text:s/>/ <text:s/>Packsize 1</text:p>
          </table:table-cell>
          <table:table-cell office:value-type="string" table:style-name="ce9">
            <text:p>DDB253</text:p>
          </table:table-cell>
          <table:table-cell office:value-type="float" office:value="2393.1893710382301" table:style-name="ce14">
            <text:p>2,393<text:s/></text:p>
          </table:table-cell>
          <table:table-cell office:value-type="currency" office:value="15.198371027454712" table:style-name="ce10">
            <text:p>£15.20</text:p>
          </table:table-cell>
          <table:table-cell office:value-type="currency" office:value="8.9777401921859408" table:style-name="ce10">
            <text:p>£8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sulpride 200mg tablets <text:s/>/ <text:s/>Packsize 60</text:p>
          </table:table-cell>
          <table:table-cell office:value-type="string" table:style-name="ce9">
            <text:p>DDB113</text:p>
          </table:table-cell>
          <table:table-cell office:value-type="float" office:value="8861.8998507130891" table:style-name="ce14">
            <text:p>8,862<text:s/></text:p>
          </table:table-cell>
          <table:table-cell office:value-type="currency" office:value="11.045493816105761" table:style-name="ce10">
            <text:p>£11.05</text:p>
          </table:table-cell>
          <table:table-cell office:value-type="currency" office:value="7.94450759700951" table:style-name="ce10">
            <text:p>£7.9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sulpride 400mg tablets <text:s/>/ <text:s/>Packsize 60</text:p>
          </table:table-cell>
          <table:table-cell office:value-type="string" table:style-name="ce9">
            <text:p>DDB232</text:p>
          </table:table-cell>
          <table:table-cell office:value-type="float" office:value="4153.0189669763204" table:style-name="ce14">
            <text:p>4,153<text:s/></text:p>
          </table:table-cell>
          <table:table-cell office:value-type="currency" office:value="10.574757868725719" table:style-name="ce10">
            <text:p>£10.57</text:p>
          </table:table-cell>
          <table:table-cell office:value-type="currency" office:value="1.3157201077885601" table:style-name="ce10">
            <text:p>£1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sulpride 50mg tablets <text:s/>/ <text:s/>Packsize 60</text:p>
          </table:table-cell>
          <table:table-cell office:value-type="string" table:style-name="ce9">
            <text:p>DDB114</text:p>
          </table:table-cell>
          <table:table-cell office:value-type="float" office:value="7147.6512780520097" table:style-name="ce14">
            <text:p>7,148<text:s/></text:p>
          </table:table-cell>
          <table:table-cell office:value-type="currency" office:value="3.2408450131206088" table:style-name="ce10">
            <text:p>£3.24</text:p>
          </table:table-cell>
          <table:table-cell office:value-type="currency" office:value="3.295605430408" table:style-name="ce10">
            <text:p>£3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triptyline 10mg tablets <text:s/>/ <text:s/>Packsize 28</text:p>
          </table:table-cell>
          <table:table-cell office:value-type="string" table:style-name="ce9">
            <text:p>DDC087</text:p>
          </table:table-cell>
          <table:table-cell office:value-type="float" office:value="223484.58614108001" table:style-name="ce14">
            <text:p>223,485<text:s/></text:p>
          </table:table-cell>
          <table:table-cell office:value-type="currency" office:value="0.2342438953125513" table:style-name="ce10">
            <text:p>£0.23</text:p>
          </table:table-cell>
          <table:table-cell office:value-type="currency" office:value="9.0806344653136806E-2" table:style-name="ce10">
            <text:p>£0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triptyline 10mg/5ml oral solution sugar free 150 ml <text:s/>/ <text:s/>Packsize 1</text:p>
          </table:table-cell>
          <table:table-cell office:value-type="string" table:style-name="ce9">
            <text:p>DJW021</text:p>
          </table:table-cell>
          <table:table-cell office:value-type="float" office:value="398.10594360181102" table:style-name="ce14">
            <text:p>398<text:s/></text:p>
          </table:table-cell>
          <table:table-cell office:value-type="currency" office:value="18.701001880661526" table:style-name="ce10">
            <text:p>£18.70</text:p>
          </table:table-cell>
          <table:table-cell office:value-type="currency" office:value="1.5241779293868101" table:style-name="ce10">
            <text:p>£1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triptyline 25mg tablets <text:s/>/ <text:s/>Packsize 28</text:p>
          </table:table-cell>
          <table:table-cell office:value-type="string" table:style-name="ce9">
            <text:p>DDC088</text:p>
          </table:table-cell>
          <table:table-cell office:value-type="float" office:value="57447.122259788201" table:style-name="ce14">
            <text:p>57,447<text:s/></text:p>
          </table:table-cell>
          <table:table-cell office:value-type="currency" office:value="0.29264146468425695" table:style-name="ce10">
            <text:p>£0.29</text:p>
          </table:table-cell>
          <table:table-cell office:value-type="currency" office:value="0.107377234494737" table:style-name="ce10">
            <text:p>£0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triptyline 25mg/5ml oral solution sugar free 150 ml <text:s/>/ <text:s/>Packsize 1</text:p>
          </table:table-cell>
          <table:table-cell office:value-type="string" table:style-name="ce9">
            <text:p>DDC098</text:p>
          </table:table-cell>
          <table:table-cell office:value-type="float" office:value="4512.78534520208" table:style-name="ce14">
            <text:p>4,513<text:s/></text:p>
          </table:table-cell>
          <table:table-cell office:value-type="currency" office:value="5.536031095864427" table:style-name="ce10">
            <text:p>£5.54</text:p>
          </table:table-cell>
          <table:table-cell office:value-type="currency" office:value="1.8349505186508299" table:style-name="ce10">
            <text:p>£1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triptyline 50mg tablets <text:s/>/ <text:s/>Packsize 28</text:p>
          </table:table-cell>
          <table:table-cell office:value-type="string" table:style-name="ce9">
            <text:p>DDC089</text:p>
          </table:table-cell>
          <table:table-cell office:value-type="float" office:value="25947.8258474059" table:style-name="ce14">
            <text:p>25,948<text:s/></text:p>
          </table:table-cell>
          <table:table-cell office:value-type="currency" office:value="0.47915305402140157" table:style-name="ce10">
            <text:p>£0.48</text:p>
          </table:table-cell>
          <table:table-cell office:value-type="currency" office:value="0.157623715227418" table:style-name="ce10">
            <text:p>£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itriptyline 50mg/5ml oral solution sugar free 150 ml <text:s/>/ <text:s/>Packsize 1</text:p>
          </table:table-cell>
          <table:table-cell office:value-type="string" table:style-name="ce9">
            <text:p>DDC099</text:p>
          </table:table-cell>
          <table:table-cell office:value-type="float" office:value="1666.0203595436201" table:style-name="ce14">
            <text:p>1,666<text:s/></text:p>
          </table:table-cell>
          <table:table-cell office:value-type="currency" office:value="10.888888539735175" table:style-name="ce10">
            <text:p>£10.89</text:p>
          </table:table-cell>
          <table:table-cell office:value-type="currency" office:value="3.9751935331934898" table:style-name="ce10">
            <text:p>£3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lodipine 10mg tablets <text:s/>/ <text:s/>Packsize 28</text:p>
          </table:table-cell>
          <table:table-cell office:value-type="string" table:style-name="ce9">
            <text:p>DBF005</text:p>
          </table:table-cell>
          <table:table-cell office:value-type="float" office:value="130279.700266924" table:style-name="ce14">
            <text:p>130,280<text:s/></text:p>
          </table:table-cell>
          <table:table-cell office:value-type="currency" office:value="0.24343961442204828" table:style-name="ce10">
            <text:p>£0.24</text:p>
          </table:table-cell>
          <table:table-cell office:value-type="currency" office:value="0.122952315861682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lodipine 10mg/5ml (2mg/ml) oral solution 150 ml <text:s/>/ <text:s/>Packsize 1</text:p>
          </table:table-cell>
          <table:table-cell office:value-type="string" table:style-name="ce9">
            <text:p>DBN018</text:p>
          </table:table-cell>
          <table:table-cell office:value-type="float" office:value="199.45622697446399" table:style-name="ce14">
            <text:p>199<text:s/></text:p>
          </table:table-cell>
          <table:table-cell office:value-type="currency" office:value="27.225422251145002" table:style-name="ce10">
            <text:p>£27.23</text:p>
          </table:table-cell>
          <table:table-cell office:value-type="currency" office:value="12.735372714227699" table:style-name="ce10">
            <text:p>£12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lodipine 2.5mg tablets <text:s/>/ <text:s/>Packsize 28</text:p>
          </table:table-cell>
          <table:table-cell office:value-type="string" table:style-name="ce9">
            <text:p>DAG032</text:p>
          </table:table-cell>
          <table:table-cell office:value-type="float" office:value="491.13968610631099" table:style-name="ce14">
            <text:p>491<text:s/></text:p>
          </table:table-cell>
          <table:table-cell office:value-type="currency" office:value="1.458546357104892" table:style-name="ce10">
            <text:p>£1.46</text:p>
          </table:table-cell>
          <table:table-cell office:value-type="currency" office:value="1.89038331334402" table:style-name="ce10">
            <text:p>£1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lodipine 5mg tablets <text:s/>/ <text:s/>Packsize 28</text:p>
          </table:table-cell>
          <table:table-cell office:value-type="string" table:style-name="ce9">
            <text:p>DBN024</text:p>
          </table:table-cell>
          <table:table-cell office:value-type="float" office:value="435549.32984118199" table:style-name="ce14">
            <text:p>435,549<text:s/></text:p>
          </table:table-cell>
          <table:table-cell office:value-type="currency" office:value="0.19595502541840942" table:style-name="ce10">
            <text:p>£0.20</text:p>
          </table:table-cell>
          <table:table-cell office:value-type="currency" office:value="8.8021093316084403E-2" table:style-name="ce10">
            <text:p>£0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lodipine 5mg/5ml (1mg/ml) oral solution 150 ml <text:s/>/ <text:s/>Packsize 1</text:p>
          </table:table-cell>
          <table:table-cell office:value-type="string" table:style-name="ce9">
            <text:p>DBN020</text:p>
          </table:table-cell>
          <table:table-cell office:value-type="float" office:value="2211.62415755866" table:style-name="ce14">
            <text:p>2,212<text:s/></text:p>
          </table:table-cell>
          <table:table-cell office:value-type="currency" office:value="29.778052376086517" table:style-name="ce10">
            <text:p>£29.78</text:p>
          </table:table-cell>
          <table:table-cell office:value-type="currency" office:value="7.6930338903541298" table:style-name="ce10">
            <text:p>£7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125mg/5ml oral suspension sugar free 100 ml <text:s/>/ <text:s/>Packsize 1</text:p>
          </table:table-cell>
          <table:table-cell office:value-type="string" table:style-name="ce9">
            <text:p>DEC003</text:p>
          </table:table-cell>
          <table:table-cell office:value-type="float" office:value="19356.667523121501" table:style-name="ce14">
            <text:p>19,357<text:s/></text:p>
          </table:table-cell>
          <table:table-cell office:value-type="currency" office:value="0.75020764719206301" table:style-name="ce10">
            <text:p>£0.75</text:p>
          </table:table-cell>
          <table:table-cell office:value-type="currency" office:value="0.40241513929931" table:style-name="ce10">
            <text:p>£0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125mg/5ml oral suspension sugar free 100 ml pre-labelled prepack <text:s/>/ <text:s/>Packsize 1</text:p>
          </table:table-cell>
          <table:table-cell office:value-type="string" table:style-name="ce9">
            <text:p>DEA753</text:p>
          </table:table-cell>
          <table:table-cell office:value-type="float" office:value="19529.4644375141" table:style-name="ce14">
            <text:p>19,529<text:s/></text:p>
          </table:table-cell>
          <table:table-cell office:value-type="currency" office:value="1.3098633647557512" table:style-name="ce10">
            <text:p>£1.31</text:p>
          </table:table-cell>
          <table:table-cell office:value-type="currency" office:value="0.97658564423662897" table:style-name="ce10">
            <text:p>£0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1g powder for solution for injection vials <text:s/>/ <text:s/>Packsize 1</text:p>
          </table:table-cell>
          <table:table-cell office:value-type="string" table:style-name="ce9">
            <text:p>DEA215</text:p>
          </table:table-cell>
          <table:table-cell office:value-type="float" office:value="858784.42695641099" table:style-name="ce14">
            <text:p>858,784<text:s/></text:p>
          </table:table-cell>
          <table:table-cell office:value-type="currency" office:value="0.6870047377209203" table:style-name="ce10">
            <text:p>£0.69</text:p>
          </table:table-cell>
          <table:table-cell office:value-type="currency" office:value="1.7959050224944799" table:style-name="ce10">
            <text:p>£1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1g powder for solution for injection vials <text:s/>/ <text:s/>Packsize 10</text:p>
          </table:table-cell>
          <table:table-cell office:value-type="string" table:style-name="ce9">
            <text:p>DEA454</text:p>
          </table:table-cell>
          <table:table-cell office:value-type="float" office:value="147382.83466344699" table:style-name="ce14">
            <text:p>147,383<text:s/></text:p>
          </table:table-cell>
          <table:table-cell office:value-type="currency" office:value="7.332168311646762" table:style-name="ce10">
            <text:p>£7.33</text:p>
          </table:table-cell>
          <table:table-cell office:value-type="currency" office:value="1.25823200414188" table:style-name="ce10">
            <text:p>£1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250mg capsules <text:s/>/ <text:s/>Packsize 21</text:p>
          </table:table-cell>
          <table:table-cell office:value-type="string" table:style-name="ce9">
            <text:p>DEA151</text:p>
          </table:table-cell>
          <table:table-cell office:value-type="float" office:value="32912.075975118198" table:style-name="ce14">
            <text:p>32,912<text:s/></text:p>
          </table:table-cell>
          <table:table-cell office:value-type="currency" office:value="0.4237064842261114" table:style-name="ce10">
            <text:p>£0.42</text:p>
          </table:table-cell>
          <table:table-cell office:value-type="currency" office:value="0.36342014564354502" table:style-name="ce10">
            <text:p>£0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250mg capsules <text:s/>/ <text:s/>Packsize 500</text:p>
          </table:table-cell>
          <table:table-cell office:value-type="string" table:style-name="ce9">
            <text:p>DEC014</text:p>
          </table:table-cell>
          <table:table-cell office:value-type="float" office:value="2.0019538460764998" table:style-name="ce14">
            <text:p>2<text:s/></text:p>
          </table:table-cell>
          <table:table-cell office:value-type="currency" office:value="9.7694559933689114" table:style-name="ce10">
            <text:p>£9.77</text:p>
          </table:table-cell>
          <table:table-cell office:value-type="currency" office:value="0.88813236303353738" table:style-name="ce10">
            <text:p>£0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250mg capsules prelabelled prepack <text:s/>/ <text:s/>Packsize 15</text:p>
          </table:table-cell>
          <table:table-cell office:value-type="string" table:style-name="ce9">
            <text:p>DEC002</text:p>
          </table:table-cell>
          <table:table-cell office:value-type="float" office:value="3120.0530574012701" table:style-name="ce14">
            <text:p>3,120<text:s/></text:p>
          </table:table-cell>
          <table:table-cell office:value-type="currency" office:value="0.75417820040531791" table:style-name="ce10">
            <text:p>£0.75</text:p>
          </table:table-cell>
          <table:table-cell office:value-type="currency" office:value="6.8561654582301623E-2" table:style-name="ce10">
            <text:p>£0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250mg capsules prelabelled prepack <text:s/>/ <text:s/>Packsize 21</text:p>
          </table:table-cell>
          <table:table-cell office:value-type="string" table:style-name="ce9">
            <text:p>DEA751</text:p>
          </table:table-cell>
          <table:table-cell office:value-type="float" office:value="9050.3301595942994" table:style-name="ce14">
            <text:p>9,050<text:s/></text:p>
          </table:table-cell>
          <table:table-cell office:value-type="currency" office:value="0.75811488409916383" table:style-name="ce10">
            <text:p>£0.76</text:p>
          </table:table-cell>
          <table:table-cell office:value-type="currency" office:value="0.28345906902712198" table:style-name="ce10">
            <text:p>£0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250mg powder for solution for injection vials <text:s/>/ <text:s/>Packsize 10</text:p>
          </table:table-cell>
          <table:table-cell office:value-type="string" table:style-name="ce9">
            <text:p>DEC023</text:p>
          </table:table-cell>
          <table:table-cell office:value-type="float" office:value="6617.4831585567399" table:style-name="ce14">
            <text:p>6,617<text:s/></text:p>
          </table:table-cell>
          <table:table-cell office:value-type="currency" office:value="4.7741942431917588" table:style-name="ce10">
            <text:p>£4.77</text:p>
          </table:table-cell>
          <table:table-cell office:value-type="currency" office:value="0.38058815124127598" table:style-name="ce10">
            <text:p>£0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250mg/5ml oral suspension sugar free 100 ml <text:s/>/ <text:s/>Packsize 1</text:p>
          </table:table-cell>
          <table:table-cell office:value-type="string" table:style-name="ce9">
            <text:p>DEC012</text:p>
          </table:table-cell>
          <table:table-cell office:value-type="float" office:value="162043.80815494599" table:style-name="ce14">
            <text:p>162,044<text:s/></text:p>
          </table:table-cell>
          <table:table-cell office:value-type="currency" office:value="1.0254493639220743" table:style-name="ce10">
            <text:p>£1.03</text:p>
          </table:table-cell>
          <table:table-cell office:value-type="currency" office:value="0.30095569735733202" table:style-name="ce10">
            <text:p>£0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250mg/5ml oral suspension sugar free 100 ml prelabelled prepack <text:s/>/ <text:s/>Packsize 1</text:p>
          </table:table-cell>
          <table:table-cell office:value-type="string" table:style-name="ce9">
            <text:p>DEC102</text:p>
          </table:table-cell>
          <table:table-cell office:value-type="float" office:value="67506.070807475597" table:style-name="ce14">
            <text:p>67,506<text:s/></text:p>
          </table:table-cell>
          <table:table-cell office:value-type="currency" office:value="1.5652005624996201" table:style-name="ce10">
            <text:p>£1.57</text:p>
          </table:table-cell>
          <table:table-cell office:value-type="currency" office:value="0.56063667405691797" table:style-name="ce10">
            <text:p>£0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3g oral powder sachets sugar free <text:s/>/ <text:s/>Packsize 2</text:p>
          </table:table-cell>
          <table:table-cell office:value-type="string" table:style-name="ce9">
            <text:p>DEC028</text:p>
          </table:table-cell>
          <table:table-cell office:value-type="float" office:value="1780.3939092911301" table:style-name="ce14">
            <text:p>1,780<text:s/></text:p>
          </table:table-cell>
          <table:table-cell office:value-type="currency" office:value="9.7686921468545869" table:style-name="ce10">
            <text:p>£9.77</text:p>
          </table:table-cell>
          <table:table-cell office:value-type="currency" office:value="2.1912938992475599" table:style-name="ce10">
            <text:p>£2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500mg capsules <text:s/>/ <text:s/>Packsize 21</text:p>
          </table:table-cell>
          <table:table-cell office:value-type="string" table:style-name="ce9">
            <text:p>DEA153</text:p>
          </table:table-cell>
          <table:table-cell office:value-type="float" office:value="454262.42649064999" table:style-name="ce14">
            <text:p>454,262<text:s/></text:p>
          </table:table-cell>
          <table:table-cell office:value-type="currency" office:value="1.1696525158479869" table:style-name="ce10">
            <text:p>£1.17</text:p>
          </table:table-cell>
          <table:table-cell office:value-type="currency" office:value="0.378564812373342" table:style-name="ce10">
            <text:p>£0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500mg capsules <text:s/>/ <text:s/>Packsize 100</text:p>
          </table:table-cell>
          <table:table-cell office:value-type="string" table:style-name="ce9">
            <text:p>DEA397</text:p>
          </table:table-cell>
          <table:table-cell office:value-type="float" office:value="5859.8849883521898" table:style-name="ce14">
            <text:p>5,860<text:s/></text:p>
          </table:table-cell>
          <table:table-cell office:value-type="currency" office:value="4.0585813624795684" table:style-name="ce10">
            <text:p>£4.06</text:p>
          </table:table-cell>
          <table:table-cell office:value-type="currency" office:value="0.658567616987765" table:style-name="ce10">
            <text:p>£0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500mg capsules prelabelled prepack <text:s/>/ <text:s/>Packsize 15</text:p>
          </table:table-cell>
          <table:table-cell office:value-type="string" table:style-name="ce9">
            <text:p>DEA154</text:p>
          </table:table-cell>
          <table:table-cell office:value-type="float" office:value="52358.282286919697" table:style-name="ce14">
            <text:p>52,358<text:s/></text:p>
          </table:table-cell>
          <table:table-cell office:value-type="currency" office:value="0.88233700538226478" table:style-name="ce10">
            <text:p>£0.88</text:p>
          </table:table-cell>
          <table:table-cell office:value-type="currency" office:value="0.43988559724181497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500mg capsules prelabelled prepack <text:s/>/ <text:s/>Packsize 21</text:p>
          </table:table-cell>
          <table:table-cell office:value-type="string" table:style-name="ce9">
            <text:p>DEA752</text:p>
          </table:table-cell>
          <table:table-cell office:value-type="float" office:value="179038.100080431" table:style-name="ce14">
            <text:p>179,038<text:s/></text:p>
          </table:table-cell>
          <table:table-cell office:value-type="currency" office:value="1.2626624159798545" table:style-name="ce10">
            <text:p>£1.26</text:p>
          </table:table-cell>
          <table:table-cell office:value-type="currency" office:value="0.36257768715535499" table:style-name="ce10">
            <text:p>£0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moxicillin 500mg powder for solution for injection vials <text:s/>/ <text:s/>Packsize 10</text:p>
          </table:table-cell>
          <table:table-cell office:value-type="string" table:style-name="ce9">
            <text:p>DEC022</text:p>
          </table:table-cell>
          <table:table-cell office:value-type="float" office:value="94878.756470207096" table:style-name="ce14">
            <text:p>94,879<text:s/></text:p>
          </table:table-cell>
          <table:table-cell office:value-type="currency" office:value="4.4983030541090354" table:style-name="ce10">
            <text:p>£4.50</text:p>
          </table:table-cell>
          <table:table-cell office:value-type="currency" office:value="0.73267969797049204" table:style-name="ce10">
            <text:p>£0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nagrelide 500microgram capsules <text:s/>/ <text:s/>Packsize 100</text:p>
          </table:table-cell>
          <table:table-cell office:value-type="string" table:style-name="ce9">
            <text:p>DXA003</text:p>
          </table:table-cell>
          <table:table-cell office:value-type="float" office:value="10945.8919783654" table:style-name="ce14">
            <text:p>10,946<text:s/></text:p>
          </table:table-cell>
          <table:table-cell office:value-type="currency" office:value="18.865568051297146" table:style-name="ce10">
            <text:p>£18.87</text:p>
          </table:table-cell>
          <table:table-cell office:value-type="currency" office:value="14.956441083317699" table:style-name="ce10">
            <text:p>£14.9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nastrozole 1mg tablets <text:s/>/ <text:s/>Packsize 28</text:p>
          </table:table-cell>
          <table:table-cell office:value-type="string" table:style-name="ce9">
            <text:p>DHC020</text:p>
          </table:table-cell>
          <table:table-cell office:value-type="float" office:value="19655.695554760299" table:style-name="ce14">
            <text:p>19,656<text:s/></text:p>
          </table:table-cell>
          <table:table-cell office:value-type="currency" office:value="0.59794933062816913" table:style-name="ce10">
            <text:p>£0.60</text:p>
          </table:table-cell>
          <table:table-cell office:value-type="currency" office:value="4.9307126448975698" table:style-name="ce10">
            <text:p>£4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nidulafungin 100mg powder for solution for infusion vials <text:s/>/ <text:s/>Packsize 1</text:p>
          </table:table-cell>
          <table:table-cell office:value-type="string" table:style-name="ce9">
            <text:p>DEB072</text:p>
          </table:table-cell>
          <table:table-cell office:value-type="float" office:value="56061.846758903899" table:style-name="ce14">
            <text:p>56,062<text:s/></text:p>
          </table:table-cell>
          <table:table-cell office:value-type="currency" office:value="35.597083674077275" table:style-name="ce10">
            <text:p>£35.60</text:p>
          </table:table-cell>
          <table:table-cell office:value-type="currency" office:value="22.6242459859833" table:style-name="ce10">
            <text:p>£22.6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prepitant 125mg capsules <text:s/>/ <text:s/>Packsize 5</text:p>
          </table:table-cell>
          <table:table-cell office:value-type="string" table:style-name="ce9">
            <text:p>DDF111</text:p>
          </table:table-cell>
          <table:table-cell office:value-type="float" office:value="6995.8443842903898" table:style-name="ce14">
            <text:p>6,996<text:s/></text:p>
          </table:table-cell>
          <table:table-cell office:value-type="currency" office:value="14.246719127116435" table:style-name="ce10">
            <text:p>£14.25</text:p>
          </table:table-cell>
          <table:table-cell office:value-type="currency" office:value="2.9871265150230801" table:style-name="ce10">
            <text:p>£2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prepitant 125mg capsules and Aprepitant 80mg capsules 3 day pack (1x125mg/2x80mg) <text:s/>/ <text:s/>Packsize 1</text:p>
          </table:table-cell>
          <table:table-cell office:value-type="string" table:style-name="ce9">
            <text:p>DDF002</text:p>
          </table:table-cell>
          <table:table-cell office:value-type="float" office:value="46978.067689826697" table:style-name="ce14">
            <text:p>46,978<text:s/></text:p>
          </table:table-cell>
          <table:table-cell office:value-type="currency" office:value="8.4791416417976873" table:style-name="ce10">
            <text:p>£8.48</text:p>
          </table:table-cell>
          <table:table-cell office:value-type="currency" office:value="5.2986860886108298" table:style-name="ce10">
            <text:p>£5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prepitant 80mg capsules <text:s/>/ <text:s/>Packsize 2</text:p>
          </table:table-cell>
          <table:table-cell office:value-type="string" table:style-name="ce9">
            <text:p>DDF110</text:p>
          </table:table-cell>
          <table:table-cell office:value-type="float" office:value="36836.732370242898" table:style-name="ce14">
            <text:p>36,837<text:s/></text:p>
          </table:table-cell>
          <table:table-cell office:value-type="currency" office:value="4.4207444450623568" table:style-name="ce10">
            <text:p>£4.42</text:p>
          </table:table-cell>
          <table:table-cell office:value-type="currency" office:value="4.09433111646638" table:style-name="ce10">
            <text:p>£4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queous cream 100 gram <text:s/>/ <text:s/>Packsize 1</text:p>
          </table:table-cell>
          <table:table-cell office:value-type="string" table:style-name="ce9">
            <text:p>DMB090</text:p>
          </table:table-cell>
          <table:table-cell office:value-type="float" office:value="60494.502338184" table:style-name="ce14">
            <text:p>60,495<text:s/></text:p>
          </table:table-cell>
          <table:table-cell office:value-type="currency" office:value="0.90950248160437475" table:style-name="ce10">
            <text:p>£0.91</text:p>
          </table:table-cell>
          <table:table-cell office:value-type="currency" office:value="0.131280244583109" table:style-name="ce10">
            <text:p>£0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queous cream 500 gram <text:s/>/ <text:s/>Packsize 1</text:p>
          </table:table-cell>
          <table:table-cell office:value-type="string" table:style-name="ce9">
            <text:p>DMB091</text:p>
          </table:table-cell>
          <table:table-cell office:value-type="float" office:value="5229.6686827244703" table:style-name="ce14">
            <text:p>5,230<text:s/></text:p>
          </table:table-cell>
          <table:table-cell office:value-type="currency" office:value="1.3878737718081939" table:style-name="ce10">
            <text:p>£1.39</text:p>
          </table:table-cell>
          <table:table-cell office:value-type="currency" office:value="0.64899387124683605" table:style-name="ce10">
            <text:p>£0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rgipressin 20units/1ml solution for injection ampoules (synthetic vasopressin) <text:s/>/ <text:s/>Packsize 10</text:p>
          </table:table-cell>
          <table:table-cell office:value-type="string" table:style-name="ce9">
            <text:p>DFE051</text:p>
          </table:table-cell>
          <table:table-cell office:value-type="float" office:value="8295.04894351447" table:style-name="ce14">
            <text:p>8,295<text:s/></text:p>
          </table:table-cell>
          <table:table-cell office:value-type="currency" office:value="333.14699995358495" table:style-name="ce10">
            <text:p>£333.15</text:p>
          </table:table-cell>
          <table:table-cell office:value-type="currency" office:value="68.930560762896405" table:style-name="ce10">
            <text:p>£68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ripiprazole 10mg orodispersible tablets sugar free (generic) <text:s/>/ <text:s/>Packsize 28</text:p>
          </table:table-cell>
          <table:table-cell office:value-type="string" table:style-name="ce9">
            <text:p>DDE030</text:p>
          </table:table-cell>
          <table:table-cell office:value-type="float" office:value="5374.5006634108704" table:style-name="ce14">
            <text:p>5,375<text:s/></text:p>
          </table:table-cell>
          <table:table-cell office:value-type="currency" office:value="17.204102444248104" table:style-name="ce10">
            <text:p>£17.20</text:p>
          </table:table-cell>
          <table:table-cell office:value-type="currency" office:value="7.3017846552251404" table:style-name="ce10">
            <text:p>£7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ripiprazole 10mg tablets (generic) <text:s/>/ <text:s/>Packsize 28</text:p>
          </table:table-cell>
          <table:table-cell office:value-type="string" table:style-name="ce9">
            <text:p>DDE031</text:p>
          </table:table-cell>
          <table:table-cell office:value-type="float" office:value="44508.955264393197" table:style-name="ce14">
            <text:p>44,509<text:s/></text:p>
          </table:table-cell>
          <table:table-cell office:value-type="currency" office:value="1.4103622434431413" table:style-name="ce10">
            <text:p>£1.41</text:p>
          </table:table-cell>
          <table:table-cell office:value-type="currency" office:value="7.5635566052124901" table:style-name="ce10">
            <text:p>£7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ripiprazole 15mg orodispersible tablets sugar free (generic) <text:s/>/ <text:s/>Packsize 28</text:p>
          </table:table-cell>
          <table:table-cell office:value-type="string" table:style-name="ce9">
            <text:p>DDE032</text:p>
          </table:table-cell>
          <table:table-cell office:value-type="float" office:value="2803.4329387623602" table:style-name="ce14">
            <text:p>2,803<text:s/></text:p>
          </table:table-cell>
          <table:table-cell office:value-type="currency" office:value="19.652016368303826" table:style-name="ce10">
            <text:p>£19.65</text:p>
          </table:table-cell>
          <table:table-cell office:value-type="currency" office:value="10.1279587427228" table:style-name="ce10">
            <text:p>£10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ripiprazole 15mg tablets (generic) <text:s/>/ <text:s/>Packsize 28</text:p>
          </table:table-cell>
          <table:table-cell office:value-type="string" table:style-name="ce9">
            <text:p>DDE033</text:p>
          </table:table-cell>
          <table:table-cell office:value-type="float" office:value="17937.560377734699" table:style-name="ce14">
            <text:p>17,938<text:s/></text:p>
          </table:table-cell>
          <table:table-cell office:value-type="currency" office:value="2.4124540399436936" table:style-name="ce10">
            <text:p>£2.41</text:p>
          </table:table-cell>
          <table:table-cell office:value-type="currency" office:value="8.3841483503221408" table:style-name="ce10">
            <text:p>£8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ripiprazole 1mg/ml oral solution 150ml <text:s/>(Abilify 5mg/5ml or equivalent) <text:s/>/ <text:s/>Packsize 1</text:p>
          </table:table-cell>
          <table:table-cell office:value-type="string" table:style-name="ce9">
            <text:p>DDB280</text:p>
          </table:table-cell>
          <table:table-cell office:value-type="float" office:value="6427.2137666204899" table:style-name="ce14">
            <text:p>6,427<text:s/></text:p>
          </table:table-cell>
          <table:table-cell office:value-type="currency" office:value="24.642166224895682" table:style-name="ce10">
            <text:p>£24.64</text:p>
          </table:table-cell>
          <table:table-cell office:value-type="currency" office:value="14.6036565715715" table:style-name="ce10">
            <text:p>£14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ripiprazole 30mg tablets (generic) <text:s/>/ <text:s/>Packsize 28</text:p>
          </table:table-cell>
          <table:table-cell office:value-type="string" table:style-name="ce9">
            <text:p>DJB034</text:p>
          </table:table-cell>
          <table:table-cell office:value-type="float" office:value="2013.0280580834401" table:style-name="ce14">
            <text:p>2,013<text:s/></text:p>
          </table:table-cell>
          <table:table-cell office:value-type="currency" office:value="4.4299134153600397" table:style-name="ce10">
            <text:p>£4.43</text:p>
          </table:table-cell>
          <table:table-cell office:value-type="currency" office:value="8.6264386462362008" table:style-name="ce10">
            <text:p>£8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ripiprazole 5mg tablets (generic) <text:s/>/ <text:s/>Packsize 28</text:p>
          </table:table-cell>
          <table:table-cell office:value-type="string" table:style-name="ce9">
            <text:p>DDE034</text:p>
          </table:table-cell>
          <table:table-cell office:value-type="float" office:value="36572.841256955602" table:style-name="ce14">
            <text:p>36,573<text:s/></text:p>
          </table:table-cell>
          <table:table-cell office:value-type="currency" office:value="2.2506632564224218" table:style-name="ce10">
            <text:p>£2.25</text:p>
          </table:table-cell>
          <table:table-cell office:value-type="currency" office:value="4.6866203909528501" table:style-name="ce10">
            <text:p>£4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rsenic 10mg/10ml solution for infusion vials/amps <text:s/>/ <text:s/>Packsize 10</text:p>
          </table:table-cell>
          <table:table-cell office:value-type="string" table:style-name="ce9">
            <text:p>DLK047</text:p>
          </table:table-cell>
          <table:table-cell office:value-type="float" office:value="1410.4050447889001" table:style-name="ce14">
            <text:p>1,410<text:s/></text:p>
          </table:table-cell>
          <table:table-cell office:value-type="currency" office:value="483.30007221579712" table:style-name="ce10">
            <text:p>£483.30</text:p>
          </table:table-cell>
          <table:table-cell office:value-type="currency" office:value="77.751627318802505" table:style-name="ce10">
            <text:p>£77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rsenic 12mg/6ml solution for infusion vials <text:s/>/ <text:s/>Packsize 10</text:p>
          </table:table-cell>
          <table:table-cell office:value-type="string" table:style-name="ce9">
            <text:p>DHA468</text:p>
          </table:table-cell>
          <table:table-cell office:value-type="float" office:value="6.0382875017821798" table:style-name="ce14">
            <text:p>6<text:s/></text:p>
          </table:table-cell>
          <table:table-cell office:value-type="currency" office:value="2045.9991340845665" table:style-name="ce10">
            <text:p>£2,046.00</text:p>
          </table:table-cell>
          <table:table-cell office:value-type="currency" office:value="185.99992128041515" table:style-name="ce10">
            <text:p>£186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rsenic 20mg/20ml solution for infusion vials/amps <text:s/>/ <text:s/>Packsize 5</text:p>
          </table:table-cell>
          <table:table-cell office:value-type="string" table:style-name="ce9">
            <text:p>DHA479</text:p>
          </table:table-cell>
          <table:table-cell office:value-type="float" office:value="119.90894768387101" table:style-name="ce14">
            <text:p>120<text:s/></text:p>
          </table:table-cell>
          <table:table-cell office:value-type="currency" office:value="444.81292706044144" table:style-name="ce10">
            <text:p>£444.81</text:p>
          </table:table-cell>
          <table:table-cell office:value-type="currency" office:value="4.5255746427764096" table:style-name="ce10">
            <text:p>£4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rtificial saliva spray 50 ml <text:s/>/ <text:s/>Packsize 1</text:p>
          </table:table-cell>
          <table:table-cell office:value-type="string" table:style-name="ce9">
            <text:p>DLC011</text:p>
          </table:table-cell>
          <table:table-cell office:value-type="float" office:value="43788.390196111097" table:style-name="ce14">
            <text:p>43,788<text:s/></text:p>
          </table:table-cell>
          <table:table-cell office:value-type="currency" office:value="2.7910733747607424" table:style-name="ce10">
            <text:p>£2.79</text:p>
          </table:table-cell>
          <table:table-cell office:value-type="currency" office:value="0.64226303404830398" table:style-name="ce10">
            <text:p>£0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scorbic acid 100mg tablets <text:s/>/ <text:s/>Packsize 28</text:p>
          </table:table-cell>
          <table:table-cell office:value-type="string" table:style-name="ce9">
            <text:p>DIF033</text:p>
          </table:table-cell>
          <table:table-cell office:value-type="float" office:value="4307.3031887953402" table:style-name="ce14">
            <text:p>4,307<text:s/></text:p>
          </table:table-cell>
          <table:table-cell office:value-type="currency" office:value="1.3025644478881337" table:style-name="ce10">
            <text:p>£1.30</text:p>
          </table:table-cell>
          <table:table-cell office:value-type="currency" office:value="4.3015075865587402" table:style-name="ce10">
            <text:p>£4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scorbic acid 200mg tablets <text:s/>/ <text:s/>Packsize 28</text:p>
          </table:table-cell>
          <table:table-cell office:value-type="string" table:style-name="ce9">
            <text:p>DIF068</text:p>
          </table:table-cell>
          <table:table-cell office:value-type="float" office:value="688.048216601121" table:style-name="ce14">
            <text:p>688<text:s/></text:p>
          </table:table-cell>
          <table:table-cell office:value-type="currency" office:value="2.0984575864935793" table:style-name="ce10">
            <text:p>£2.10</text:p>
          </table:table-cell>
          <table:table-cell office:value-type="currency" office:value="2.4320749832532802" table:style-name="ce10">
            <text:p>£2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scorbic acid 500mg tablets <text:s/>/ <text:s/>Packsize 28</text:p>
          </table:table-cell>
          <table:table-cell office:value-type="string" table:style-name="ce9">
            <text:p>DIF034</text:p>
          </table:table-cell>
          <table:table-cell office:value-type="float" office:value="7040.9441071257497" table:style-name="ce14">
            <text:p>7,041<text:s/></text:p>
          </table:table-cell>
          <table:table-cell office:value-type="currency" office:value="1.2149634864083745" table:style-name="ce10">
            <text:p>£1.21</text:p>
          </table:table-cell>
          <table:table-cell office:value-type="currency" office:value="3.7872110342601002" table:style-name="ce10">
            <text:p>£3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scorbic acid 50mg tablets <text:s/>/ <text:s/>Packsize 28</text:p>
          </table:table-cell>
          <table:table-cell office:value-type="string" table:style-name="ce9">
            <text:p>DIF069</text:p>
          </table:table-cell>
          <table:table-cell office:value-type="float" office:value="2802.7650845752801" table:style-name="ce14">
            <text:p>2,803<text:s/></text:p>
          </table:table-cell>
          <table:table-cell office:value-type="currency" office:value="1.5658608080116896" table:style-name="ce10">
            <text:p>£1.57</text:p>
          </table:table-cell>
          <table:table-cell office:value-type="currency" office:value="4.44214281652728" table:style-name="ce10">
            <text:p>£4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spirin 75mg dispersible tablets <text:s/>/ <text:s/>Packsize 28</text:p>
          </table:table-cell>
          <table:table-cell office:value-type="string" table:style-name="ce9">
            <text:p>DDG201</text:p>
          </table:table-cell>
          <table:table-cell office:value-type="float" office:value="700671.92261380004" table:style-name="ce14">
            <text:p>700,672<text:s/></text:p>
          </table:table-cell>
          <table:table-cell office:value-type="currency" office:value="0.30172269385557393" table:style-name="ce10">
            <text:p>£0.30</text:p>
          </table:table-cell>
          <table:table-cell office:value-type="currency" office:value="0.14646196688280499" table:style-name="ce10">
            <text:p>£0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spirin 75mg gastro-resistant tablets <text:s/>/ <text:s/>Packsize 28</text:p>
          </table:table-cell>
          <table:table-cell office:value-type="string" table:style-name="ce9">
            <text:p>DDG345</text:p>
          </table:table-cell>
          <table:table-cell office:value-type="float" office:value="21880.0521200476" table:style-name="ce14">
            <text:p>21,880<text:s/></text:p>
          </table:table-cell>
          <table:table-cell office:value-type="currency" office:value="0.54917419456192129" table:style-name="ce10">
            <text:p>£0.55</text:p>
          </table:table-cell>
          <table:table-cell office:value-type="currency" office:value="0.173694159555392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spirin 75mg gastro-resistant tablets <text:s/>/ <text:s/>Packsize 56</text:p>
          </table:table-cell>
          <table:table-cell office:value-type="string" table:style-name="ce9">
            <text:p>DDG145</text:p>
          </table:table-cell>
          <table:table-cell office:value-type="float" office:value="17651.677279815998" table:style-name="ce14">
            <text:p>17,652<text:s/></text:p>
          </table:table-cell>
          <table:table-cell office:value-type="currency" office:value="0.70859101952323833" table:style-name="ce10">
            <text:p>£0.71</text:p>
          </table:table-cell>
          <table:table-cell office:value-type="currency" office:value="0.23324345721461301" table:style-name="ce10">
            <text:p>£0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enolol 100mg tablets <text:s/>/ <text:s/>Packsize 28</text:p>
          </table:table-cell>
          <table:table-cell office:value-type="string" table:style-name="ce9">
            <text:p>DBD003</text:p>
          </table:table-cell>
          <table:table-cell office:value-type="float" office:value="3949.61779778241" table:style-name="ce14">
            <text:p>3,950<text:s/></text:p>
          </table:table-cell>
          <table:table-cell office:value-type="currency" office:value="0.53546193790888696" table:style-name="ce10">
            <text:p>£0.54</text:p>
          </table:table-cell>
          <table:table-cell office:value-type="currency" office:value="0.229898602255039" table:style-name="ce10">
            <text:p>£0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enolol 25mg tablets <text:s/>/ <text:s/>Packsize 28</text:p>
          </table:table-cell>
          <table:table-cell office:value-type="string" table:style-name="ce9">
            <text:p>DBI006</text:p>
          </table:table-cell>
          <table:table-cell office:value-type="float" office:value="29073.763770470399" table:style-name="ce14">
            <text:p>29,074<text:s/></text:p>
          </table:table-cell>
          <table:table-cell office:value-type="currency" office:value="0.39177590111566446" table:style-name="ce10">
            <text:p>£0.39</text:p>
          </table:table-cell>
          <table:table-cell office:value-type="currency" office:value="0.169824305819471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enolol 25mg/5ml oral solution sugar free 300 ml <text:s/>/ <text:s/>Packsize 1</text:p>
          </table:table-cell>
          <table:table-cell office:value-type="string" table:style-name="ce9">
            <text:p>DBD119</text:p>
          </table:table-cell>
          <table:table-cell office:value-type="float" office:value="2196.3342906275102" table:style-name="ce14">
            <text:p>2,196<text:s/></text:p>
          </table:table-cell>
          <table:table-cell office:value-type="currency" office:value="2.1255234323488215" table:style-name="ce10">
            <text:p>£2.13</text:p>
          </table:table-cell>
          <table:table-cell office:value-type="currency" office:value="1.2715995984255" table:style-name="ce10">
            <text:p>£1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enolol 50mg tablets <text:s/>/ <text:s/>Packsize 28</text:p>
          </table:table-cell>
          <table:table-cell office:value-type="string" table:style-name="ce9">
            <text:p>DBI005</text:p>
          </table:table-cell>
          <table:table-cell office:value-type="float" office:value="24448.985505234501" table:style-name="ce14">
            <text:p>24,449<text:s/></text:p>
          </table:table-cell>
          <table:table-cell office:value-type="currency" office:value="0.50434403494410884" table:style-name="ce10">
            <text:p>£0.50</text:p>
          </table:table-cell>
          <table:table-cell office:value-type="currency" office:value="0.20232532890347599" table:style-name="ce10">
            <text:p>£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moxetine 100mg capsules <text:s/>/ <text:s/>Packsize 28</text:p>
          </table:table-cell>
          <table:table-cell office:value-type="string" table:style-name="ce9">
            <text:p>DDD113</text:p>
          </table:table-cell>
          <table:table-cell office:value-type="float" office:value="398.25962294498498" table:style-name="ce14">
            <text:p>398<text:s/></text:p>
          </table:table-cell>
          <table:table-cell office:value-type="currency" office:value="4.0375170048863431" table:style-name="ce10">
            <text:p>£4.04</text:p>
          </table:table-cell>
          <table:table-cell office:value-type="currency" office:value="4.2870200256025504" table:style-name="ce10">
            <text:p>£4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moxetine 10mg capsules <text:s/>/ <text:s/>Packsize 28</text:p>
          </table:table-cell>
          <table:table-cell office:value-type="string" table:style-name="ce9">
            <text:p>DDD071</text:p>
          </table:table-cell>
          <table:table-cell office:value-type="float" office:value="2937.1984391992401" table:style-name="ce14">
            <text:p>2,937<text:s/></text:p>
          </table:table-cell>
          <table:table-cell office:value-type="currency" office:value="4.5200078492549656" table:style-name="ce10">
            <text:p>£4.52</text:p>
          </table:table-cell>
          <table:table-cell office:value-type="currency" office:value="5.96094968216092" table:style-name="ce10">
            <text:p>£5.9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moxetine 18mg capsules <text:s/>/ <text:s/>Packsize 28</text:p>
          </table:table-cell>
          <table:table-cell office:value-type="string" table:style-name="ce9">
            <text:p>DDD077</text:p>
          </table:table-cell>
          <table:table-cell office:value-type="float" office:value="1734.4170017864401" table:style-name="ce14">
            <text:p>1,734<text:s/></text:p>
          </table:table-cell>
          <table:table-cell office:value-type="currency" office:value="4.3497555617993955" table:style-name="ce10">
            <text:p>£4.35</text:p>
          </table:table-cell>
          <table:table-cell office:value-type="currency" office:value="8.3527605847112394" table:style-name="ce10">
            <text:p>£8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moxetine 25mg capsules <text:s/>/ <text:s/>Packsize 28</text:p>
          </table:table-cell>
          <table:table-cell office:value-type="string" table:style-name="ce9">
            <text:p>DDD086</text:p>
          </table:table-cell>
          <table:table-cell office:value-type="float" office:value="2050.56988748821" table:style-name="ce14">
            <text:p>2,051<text:s/></text:p>
          </table:table-cell>
          <table:table-cell office:value-type="currency" office:value="6.420649245038569" table:style-name="ce10">
            <text:p>£6.42</text:p>
          </table:table-cell>
          <table:table-cell office:value-type="currency" office:value="7.58757840040973" table:style-name="ce10">
            <text:p>£7.5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moxetine 40mg capsules <text:s/>/ <text:s/>Packsize 28</text:p>
          </table:table-cell>
          <table:table-cell office:value-type="string" table:style-name="ce9">
            <text:p>DDD095</text:p>
          </table:table-cell>
          <table:table-cell office:value-type="float" office:value="2687.6413866503899" table:style-name="ce14">
            <text:p>2,688<text:s/></text:p>
          </table:table-cell>
          <table:table-cell office:value-type="currency" office:value="7.4058689893917631" table:style-name="ce10">
            <text:p>£7.41</text:p>
          </table:table-cell>
          <table:table-cell office:value-type="currency" office:value="9.1138692778098598" table:style-name="ce10">
            <text:p>£9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moxetine 60mg capsules <text:s/>/ <text:s/>Packsize 28</text:p>
          </table:table-cell>
          <table:table-cell office:value-type="string" table:style-name="ce9">
            <text:p>DDD098</text:p>
          </table:table-cell>
          <table:table-cell office:value-type="float" office:value="1272.26567973994" table:style-name="ce14">
            <text:p>1,272<text:s/></text:p>
          </table:table-cell>
          <table:table-cell office:value-type="currency" office:value="6.7540845727729346" table:style-name="ce10">
            <text:p>£6.75</text:p>
          </table:table-cell>
          <table:table-cell office:value-type="currency" office:value="10.442676453647699" table:style-name="ce10">
            <text:p>£1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moxetine 80mg capsules <text:s/>/ <text:s/>Packsize 28</text:p>
          </table:table-cell>
          <table:table-cell office:value-type="string" table:style-name="ce9">
            <text:p>DDD108</text:p>
          </table:table-cell>
          <table:table-cell office:value-type="float" office:value="958.41974004646204" table:style-name="ce14">
            <text:p>958<text:s/></text:p>
          </table:table-cell>
          <table:table-cell office:value-type="currency" office:value="12.088158784624323" table:style-name="ce10">
            <text:p>£12.09</text:p>
          </table:table-cell>
          <table:table-cell office:value-type="currency" office:value="12.3129934433716" table:style-name="ce10">
            <text:p>£12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rvastatin 10mg tablets <text:s/>/ <text:s/>Packsize 28</text:p>
          </table:table-cell>
          <table:table-cell office:value-type="string" table:style-name="ce9">
            <text:p>DBL011</text:p>
          </table:table-cell>
          <table:table-cell office:value-type="float" office:value="129735.568309225" table:style-name="ce14">
            <text:p>129,736<text:s/></text:p>
          </table:table-cell>
          <table:table-cell office:value-type="currency" office:value="0.32183764671597043" table:style-name="ce10">
            <text:p>£0.32</text:p>
          </table:table-cell>
          <table:table-cell office:value-type="currency" office:value="0.51944798423119498" table:style-name="ce10">
            <text:p>£0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rvastatin 20mg tablets <text:s/>/ <text:s/>Packsize 28</text:p>
          </table:table-cell>
          <table:table-cell office:value-type="string" table:style-name="ce9">
            <text:p>DBL016</text:p>
          </table:table-cell>
          <table:table-cell office:value-type="float" office:value="347961.15944542002" table:style-name="ce14">
            <text:p>347,961<text:s/></text:p>
          </table:table-cell>
          <table:table-cell office:value-type="currency" office:value="0.32811139088616675" table:style-name="ce10">
            <text:p>£0.33</text:p>
          </table:table-cell>
          <table:table-cell office:value-type="currency" office:value="0.22269765062361199" table:style-name="ce10">
            <text:p>£0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rvastatin 40mg tablets <text:s/>/ <text:s/>Packsize 28</text:p>
          </table:table-cell>
          <table:table-cell office:value-type="string" table:style-name="ce9">
            <text:p>DBL017</text:p>
          </table:table-cell>
          <table:table-cell office:value-type="float" office:value="336762.71559217601" table:style-name="ce14">
            <text:p>336,763<text:s/></text:p>
          </table:table-cell>
          <table:table-cell office:value-type="currency" office:value="0.59085287885896487" table:style-name="ce10">
            <text:p>£0.59</text:p>
          </table:table-cell>
          <table:table-cell office:value-type="currency" office:value="0.39273938120417201" table:style-name="ce10">
            <text:p>£0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rvastatin 80mg tablets <text:s/>/ <text:s/>Packsize 28</text:p>
          </table:table-cell>
          <table:table-cell office:value-type="string" table:style-name="ce9">
            <text:p>DBL032</text:p>
          </table:table-cell>
          <table:table-cell office:value-type="float" office:value="215161.685310259" table:style-name="ce14">
            <text:p>215,162<text:s/></text:p>
          </table:table-cell>
          <table:table-cell office:value-type="currency" office:value="0.90426964131389009" table:style-name="ce10">
            <text:p>£0.90</text:p>
          </table:table-cell>
          <table:table-cell office:value-type="currency" office:value="0.70112572356353497" table:style-name="ce10">
            <text:p>£0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siban 37.5mg/5ml solution for infusion vials <text:s/>/ <text:s/>Packsize 1</text:p>
          </table:table-cell>
          <table:table-cell office:value-type="string" table:style-name="ce9">
            <text:p>DGA027</text:p>
          </table:table-cell>
          <table:table-cell office:value-type="float" office:value="2274.1571899473201" table:style-name="ce14">
            <text:p>2,274<text:s/></text:p>
          </table:table-cell>
          <table:table-cell office:value-type="currency" office:value="20.945522240308907" table:style-name="ce10">
            <text:p>£20.95</text:p>
          </table:table-cell>
          <table:table-cell office:value-type="currency" office:value="5.3652376617175701" table:style-name="ce10">
            <text:p>£5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siban 6.75mg/0.9ml solution for injection ampoules <text:s/>/ <text:s/>Packsize 1</text:p>
          </table:table-cell>
          <table:table-cell office:value-type="string" table:style-name="ce9">
            <text:p>DGA039</text:p>
          </table:table-cell>
          <table:table-cell office:value-type="float" office:value="74.858911098255703" table:style-name="ce14">
            <text:p>75<text:s/></text:p>
          </table:table-cell>
          <table:table-cell office:value-type="currency" office:value="9.4126402543466661" table:style-name="ce10">
            <text:p>£9.41</text:p>
          </table:table-cell>
          <table:table-cell office:value-type="currency" office:value="0.68626058298959902" table:style-name="ce10">
            <text:p>£0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vaquone 250mg / Proguanil 100mg tablets <text:s/>/ <text:s/>Packsize 12</text:p>
          </table:table-cell>
          <table:table-cell office:value-type="string" table:style-name="ce9">
            <text:p>DED024</text:p>
          </table:table-cell>
          <table:table-cell office:value-type="float" office:value="1271.6673844900799" table:style-name="ce14">
            <text:p>1,272<text:s/></text:p>
          </table:table-cell>
          <table:table-cell office:value-type="currency" office:value="7.2799854057059186" table:style-name="ce10">
            <text:p>£7.28</text:p>
          </table:table-cell>
          <table:table-cell office:value-type="currency" office:value="6.1535675731319603" table:style-name="ce10">
            <text:p>£6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ovaquone 750mg/5ml oral suspension sugar free 226 ml <text:s/>/ <text:s/>Packsize 1</text:p>
          </table:table-cell>
          <table:table-cell office:value-type="string" table:style-name="ce9">
            <text:p>DED025</text:p>
          </table:table-cell>
          <table:table-cell office:value-type="float" office:value="3253.6203911796902" table:style-name="ce14">
            <text:p>3,254<text:s/></text:p>
          </table:table-cell>
          <table:table-cell office:value-type="currency" office:value="277.97719194649903" table:style-name="ce10">
            <text:p>£277.98</text:p>
          </table:table-cell>
          <table:table-cell office:value-type="currency" office:value="62.892730343240402" table:style-name="ce10">
            <text:p>£62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racurium besilate 250mg/25ml solution for injection vials <text:s/>/ <text:s/>Packsize 1</text:p>
          </table:table-cell>
          <table:table-cell office:value-type="string" table:style-name="ce9">
            <text:p>DOA039</text:p>
          </table:table-cell>
          <table:table-cell office:value-type="float" office:value="467.80428937601403" table:style-name="ce14">
            <text:p>468<text:s/></text:p>
          </table:table-cell>
          <table:table-cell office:value-type="currency" office:value="11.450963836063242" table:style-name="ce10">
            <text:p>£11.45</text:p>
          </table:table-cell>
          <table:table-cell office:value-type="currency" office:value="2.0613363091556298" table:style-name="ce10">
            <text:p>£2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racurium besilate 250mg/25ml solution for injection vials <text:s/>/ <text:s/>Packsize 2</text:p>
          </table:table-cell>
          <table:table-cell office:value-type="string" table:style-name="ce9">
            <text:p>DQG011</text:p>
          </table:table-cell>
          <table:table-cell office:value-type="float" office:value="9538.3574388732704" table:style-name="ce14">
            <text:p>9,538<text:s/></text:p>
          </table:table-cell>
          <table:table-cell office:value-type="currency" office:value="20.27446876879085" table:style-name="ce10">
            <text:p>£20.27</text:p>
          </table:table-cell>
          <table:table-cell office:value-type="currency" office:value="2.3501769877595202" table:style-name="ce10">
            <text:p>£2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racurium besilate 25mg/2.5ml solution for injection ampoules <text:s/>/ <text:s/>Packsize 5</text:p>
          </table:table-cell>
          <table:table-cell office:value-type="string" table:style-name="ce9">
            <text:p>DQG012</text:p>
          </table:table-cell>
          <table:table-cell office:value-type="float" office:value="12536.430070190399" table:style-name="ce14">
            <text:p>12,536<text:s/></text:p>
          </table:table-cell>
          <table:table-cell office:value-type="currency" office:value="3.5199374744591707" table:style-name="ce10">
            <text:p>£3.52</text:p>
          </table:table-cell>
          <table:table-cell office:value-type="currency" office:value="1.53431566610022" table:style-name="ce10">
            <text:p>£1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racurium besilate 25mg/2.5ml solution for injection ampoules <text:s/>/ <text:s/>Packsize 10</text:p>
          </table:table-cell>
          <table:table-cell office:value-type="string" table:style-name="ce9">
            <text:p>DQG013</text:p>
          </table:table-cell>
          <table:table-cell office:value-type="float" office:value="14175.480153980699" table:style-name="ce14">
            <text:p>14,175<text:s/></text:p>
          </table:table-cell>
          <table:table-cell office:value-type="currency" office:value="6.1101196614971416" table:style-name="ce10">
            <text:p>£6.11</text:p>
          </table:table-cell>
          <table:table-cell office:value-type="currency" office:value="7.4014605700398004" table:style-name="ce10">
            <text:p>£7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racurium besilate 50mg/5ml solution for injection ampoules <text:s/>/ <text:s/>Packsize 5</text:p>
          </table:table-cell>
          <table:table-cell office:value-type="string" table:style-name="ce9">
            <text:p>DQG010</text:p>
          </table:table-cell>
          <table:table-cell office:value-type="float" office:value="48573.116177420103" table:style-name="ce14">
            <text:p>48,573<text:s/></text:p>
          </table:table-cell>
          <table:table-cell office:value-type="currency" office:value="4.4024645077106914" table:style-name="ce10">
            <text:p>£4.40</text:p>
          </table:table-cell>
          <table:table-cell office:value-type="currency" office:value="3.5760501963603599" table:style-name="ce10">
            <text:p>£3.5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racurium besilate 50mg/5ml solution for injection ampoules <text:s/>/ <text:s/>Packsize 10</text:p>
          </table:table-cell>
          <table:table-cell office:value-type="string" table:style-name="ce9">
            <text:p>DQG014</text:p>
          </table:table-cell>
          <table:table-cell office:value-type="float" office:value="29473.6039329208" table:style-name="ce14">
            <text:p>29,474<text:s/></text:p>
          </table:table-cell>
          <table:table-cell office:value-type="currency" office:value="9.4849262627075159" table:style-name="ce10">
            <text:p>£9.48</text:p>
          </table:table-cell>
          <table:table-cell office:value-type="currency" office:value="9.6974250429425108" table:style-name="ce10">
            <text:p>£9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ropine 1% eye drops 10 ml <text:s/>/ <text:s/>Packsize 1</text:p>
          </table:table-cell>
          <table:table-cell office:value-type="string" table:style-name="ce9">
            <text:p>DKE001</text:p>
          </table:table-cell>
          <table:table-cell office:value-type="float" office:value="10013.460700621799" table:style-name="ce14">
            <text:p>10,013<text:s/></text:p>
          </table:table-cell>
          <table:table-cell office:value-type="currency" office:value="32.449247040019152" table:style-name="ce10">
            <text:p>£32.45</text:p>
          </table:table-cell>
          <table:table-cell office:value-type="currency" office:value="18.9794259596414" table:style-name="ce10">
            <text:p>£18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ropine 1mg/1ml solution for injection ampoules <text:s/>/ <text:s/>Packsize 10</text:p>
          </table:table-cell>
          <table:table-cell office:value-type="string" table:style-name="ce9">
            <text:p>DKE016</text:p>
          </table:table-cell>
          <table:table-cell office:value-type="float" office:value="893.85087073105399" table:style-name="ce14">
            <text:p>894<text:s/></text:p>
          </table:table-cell>
          <table:table-cell office:value-type="currency" office:value="134.94521731723296" table:style-name="ce10">
            <text:p>£134.95</text:p>
          </table:table-cell>
          <table:table-cell office:value-type="currency" office:value="10.2218121739539" table:style-name="ce10">
            <text:p>£10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tropine 600micrograms/1ml solution for injection ampoules <text:s/>/ <text:s/>Packsize 10</text:p>
          </table:table-cell>
          <table:table-cell office:value-type="string" table:style-name="ce9">
            <text:p>DQC003</text:p>
          </table:table-cell>
          <table:table-cell office:value-type="float" office:value="53714.173103116504" table:style-name="ce14">
            <text:p>53,714<text:s/></text:p>
          </table:table-cell>
          <table:table-cell office:value-type="currency" office:value="2.2799077585147569" table:style-name="ce10">
            <text:p>£2.28</text:p>
          </table:table-cell>
          <table:table-cell office:value-type="currency" office:value="1.98746376249219" table:style-name="ce10">
            <text:p>£1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zacitidine 100mg powder for suspension for injection vials <text:s/>/ <text:s/>Packsize 1</text:p>
          </table:table-cell>
          <table:table-cell office:value-type="string" table:style-name="ce9">
            <text:p>DIA016</text:p>
          </table:table-cell>
          <table:table-cell office:value-type="float" office:value="150358.77886538999" table:style-name="ce14">
            <text:p>150,359<text:s/></text:p>
          </table:table-cell>
          <table:table-cell office:value-type="currency" office:value="26.015083186475536" table:style-name="ce10">
            <text:p>£26.02</text:p>
          </table:table-cell>
          <table:table-cell office:value-type="currency" office:value="36.777392744518998" table:style-name="ce10">
            <text:p>£36.7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zacitidine 150mg powder for suspension for injection vials <text:s/>/ <text:s/>Packsize 1</text:p>
          </table:table-cell>
          <table:table-cell office:value-type="string" table:style-name="ce9">
            <text:p>DLD017</text:p>
          </table:table-cell>
          <table:table-cell office:value-type="float" office:value="579.65964605519503" table:style-name="ce14">
            <text:p>580<text:s/></text:p>
          </table:table-cell>
          <table:table-cell office:value-type="currency" office:value="49.433991472422584" table:style-name="ce10">
            <text:p>£49.43</text:p>
          </table:table-cell>
          <table:table-cell office:value-type="currency" office:value="4.4939992247656892" table:style-name="ce10">
            <text:p>£4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zathioprine 25mg tablets <text:s/>/ <text:s/>Packsize 28</text:p>
          </table:table-cell>
          <table:table-cell office:value-type="string" table:style-name="ce9">
            <text:p>DHB031</text:p>
          </table:table-cell>
          <table:table-cell office:value-type="float" office:value="54904.485784634897" table:style-name="ce14">
            <text:p>54,904<text:s/></text:p>
          </table:table-cell>
          <table:table-cell office:value-type="currency" office:value="0.79680738968405074" table:style-name="ce10">
            <text:p>£0.80</text:p>
          </table:table-cell>
          <table:table-cell office:value-type="currency" office:value="0.44250366747502901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zathioprine 25mg tablets <text:s/>/ <text:s/>Packsize 100</text:p>
          </table:table-cell>
          <table:table-cell office:value-type="string" table:style-name="ce9">
            <text:p>DHH001</text:p>
          </table:table-cell>
          <table:table-cell office:value-type="float" office:value="4165.0522752360002" table:style-name="ce14">
            <text:p>4,165<text:s/></text:p>
          </table:table-cell>
          <table:table-cell office:value-type="currency" office:value="2.7149455163463156" table:style-name="ce10">
            <text:p>£2.71</text:p>
          </table:table-cell>
          <table:table-cell office:value-type="currency" office:value="0.63861623621839803" table:style-name="ce10">
            <text:p>£0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zathioprine 50mg tablets <text:s/>/ <text:s/>Packsize 56</text:p>
          </table:table-cell>
          <table:table-cell office:value-type="string" table:style-name="ce9">
            <text:p>DHB001</text:p>
          </table:table-cell>
          <table:table-cell office:value-type="float" office:value="130347.672793932" table:style-name="ce14">
            <text:p>130,348<text:s/></text:p>
          </table:table-cell>
          <table:table-cell office:value-type="currency" office:value="1.1700844114119089" table:style-name="ce10">
            <text:p>£1.17</text:p>
          </table:table-cell>
          <table:table-cell office:value-type="currency" office:value="9.7816193524508696E-2" table:style-name="ce10">
            <text:p>£0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zathioprine 50mg tablets <text:s/>/ <text:s/>Packsize 100</text:p>
          </table:table-cell>
          <table:table-cell office:value-type="string" table:style-name="ce9">
            <text:p>DHB000</text:p>
          </table:table-cell>
          <table:table-cell office:value-type="float" office:value="2329.7162693872801" table:style-name="ce14">
            <text:p>2,330<text:s/></text:p>
          </table:table-cell>
          <table:table-cell office:value-type="currency" office:value="2.5502375881860417" table:style-name="ce10">
            <text:p>£2.55</text:p>
          </table:table-cell>
          <table:table-cell office:value-type="currency" office:value="4.5711946133249004" table:style-name="ce10">
            <text:p>£4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zithromycin 200mg/5ml oral suspension 15 ml <text:s/>/ <text:s/>Packsize 1</text:p>
          </table:table-cell>
          <table:table-cell office:value-type="string" table:style-name="ce9">
            <text:p>DEA112</text:p>
          </table:table-cell>
          <table:table-cell office:value-type="float" office:value="56739.066969024003" table:style-name="ce14">
            <text:p>56,739<text:s/></text:p>
          </table:table-cell>
          <table:table-cell office:value-type="currency" office:value="1.3855973353055004" table:style-name="ce10">
            <text:p>£1.39</text:p>
          </table:table-cell>
          <table:table-cell office:value-type="currency" office:value="0.54738796068098206" table:style-name="ce10">
            <text:p>£0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zithromycin 200mg/5ml oral suspension 22.5 ml <text:s/>/ <text:s/>Packsize 1</text:p>
          </table:table-cell>
          <table:table-cell office:value-type="string" table:style-name="ce9">
            <text:p>DEA485</text:p>
          </table:table-cell>
          <table:table-cell office:value-type="float" office:value="1167.38737430578" table:style-name="ce14">
            <text:p>1,167<text:s/></text:p>
          </table:table-cell>
          <table:table-cell office:value-type="currency" office:value="6.7099971889435723" table:style-name="ce10">
            <text:p>£6.71</text:p>
          </table:table-cell>
          <table:table-cell office:value-type="currency" office:value="0.60999974444941563" table:style-name="ce10">
            <text:p>£0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zithromycin 200mg/5ml oral suspension 30 ml <text:s/>/ <text:s/>Packsize 1</text:p>
          </table:table-cell>
          <table:table-cell office:value-type="string" table:style-name="ce9">
            <text:p>DEA486</text:p>
          </table:table-cell>
          <table:table-cell office:value-type="float" office:value="37752.284651082002" table:style-name="ce14">
            <text:p>37,752<text:s/></text:p>
          </table:table-cell>
          <table:table-cell office:value-type="currency" office:value="1.9781205479403927" table:style-name="ce10">
            <text:p>£1.98</text:p>
          </table:table-cell>
          <table:table-cell office:value-type="currency" office:value="1.3438432791388799" table:style-name="ce10">
            <text:p>£1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zithromycin 250mg capsules <text:s/>/ <text:s/>Packsize 6</text:p>
          </table:table-cell>
          <table:table-cell office:value-type="string" table:style-name="ce9">
            <text:p>DEA111</text:p>
          </table:table-cell>
          <table:table-cell office:value-type="float" office:value="8570.7701928727292" table:style-name="ce14">
            <text:p>8,571<text:s/></text:p>
          </table:table-cell>
          <table:table-cell office:value-type="currency" office:value="3.6061158220881668" table:style-name="ce10">
            <text:p>£3.61</text:p>
          </table:table-cell>
          <table:table-cell office:value-type="currency" office:value="1.5009933580460399" table:style-name="ce10">
            <text:p>£1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zithromycin 250mg tablets <text:s/>/ <text:s/>Packsize 4</text:p>
          </table:table-cell>
          <table:table-cell office:value-type="string" table:style-name="ce9">
            <text:p>DEA663</text:p>
          </table:table-cell>
          <table:table-cell office:value-type="float" office:value="208416.13022296899" table:style-name="ce14">
            <text:p>208,416<text:s/></text:p>
          </table:table-cell>
          <table:table-cell office:value-type="currency" office:value="0.53570685666485596" table:style-name="ce10">
            <text:p>£0.54</text:p>
          </table:table-cell>
          <table:table-cell office:value-type="currency" office:value="0.176777326606055" table:style-name="ce10">
            <text:p>£0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zithromycin 500mg powder for solution for infusion vials <text:s/>/ <text:s/>Packsize 1</text:p>
          </table:table-cell>
          <table:table-cell office:value-type="string" table:style-name="ce9">
            <text:p>DEH003</text:p>
          </table:table-cell>
          <table:table-cell office:value-type="float" office:value="9571.3996252876204" table:style-name="ce14">
            <text:p>9,571<text:s/></text:p>
          </table:table-cell>
          <table:table-cell office:value-type="currency" office:value="8.9129388950193853" table:style-name="ce10">
            <text:p>£8.91</text:p>
          </table:table-cell>
          <table:table-cell office:value-type="currency" office:value="0.54088868323296402" table:style-name="ce10">
            <text:p>£0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zithromycin 500mg tablets <text:s/>/ <text:s/>Packsize 3</text:p>
          </table:table-cell>
          <table:table-cell office:value-type="string" table:style-name="ce9">
            <text:p>DEA524</text:p>
          </table:table-cell>
          <table:table-cell office:value-type="float" office:value="71482.098995963097" table:style-name="ce14">
            <text:p>71,482<text:s/></text:p>
          </table:table-cell>
          <table:table-cell office:value-type="currency" office:value="0.52644355060314052" table:style-name="ce10">
            <text:p>£0.53</text:p>
          </table:table-cell>
          <table:table-cell office:value-type="currency" office:value="0.117148493944685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aclofen 10mg tablets <text:s/>/ <text:s/>Packsize 84</text:p>
          </table:table-cell>
          <table:table-cell office:value-type="string" table:style-name="ce9">
            <text:p>DJB002</text:p>
          </table:table-cell>
          <table:table-cell office:value-type="float" office:value="47872.8287971932" table:style-name="ce14">
            <text:p>47,873<text:s/></text:p>
          </table:table-cell>
          <table:table-cell office:value-type="currency" office:value="0.99414576484751971" table:style-name="ce10">
            <text:p>£0.99</text:p>
          </table:table-cell>
          <table:table-cell office:value-type="currency" office:value="0.46327884828126098" table:style-name="ce10">
            <text:p>£0.4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aclofen 10mg/20ml solution for injection ampoules <text:s/>/ <text:s/>Packsize 1</text:p>
          </table:table-cell>
          <table:table-cell office:value-type="string" table:style-name="ce9">
            <text:p>DJB023</text:p>
          </table:table-cell>
          <table:table-cell office:value-type="float" office:value="655.85801095946204" table:style-name="ce14">
            <text:p>656<text:s/></text:p>
          </table:table-cell>
          <table:table-cell office:value-type="currency" office:value="41.687407248411155" table:style-name="ce10">
            <text:p>£41.69</text:p>
          </table:table-cell>
          <table:table-cell office:value-type="currency" office:value="6.6729325197236804" table:style-name="ce10">
            <text:p>£6.6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aclofen 10mg/5ml solution for injection ampoules <text:s/>/ <text:s/>Packsize 1</text:p>
          </table:table-cell>
          <table:table-cell office:value-type="string" table:style-name="ce9">
            <text:p>DJB009</text:p>
          </table:table-cell>
          <table:table-cell office:value-type="float" office:value="789.91069462714904" table:style-name="ce14">
            <text:p>790<text:s/></text:p>
          </table:table-cell>
          <table:table-cell office:value-type="currency" office:value="58.400589223285195" table:style-name="ce10">
            <text:p>£58.40</text:p>
          </table:table-cell>
          <table:table-cell office:value-type="currency" office:value="35.841305829219998" table:style-name="ce10">
            <text:p>£35.8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aclofen 10mg/5ml solution for injection ampoules <text:s/>/ <text:s/>Packsize 10</text:p>
          </table:table-cell>
          <table:table-cell office:value-type="string" table:style-name="ce9">
            <text:p>DJB032</text:p>
          </table:table-cell>
          <table:table-cell office:value-type="float" office:value="942.80520098633099" table:style-name="ce14">
            <text:p>943<text:s/></text:p>
          </table:table-cell>
          <table:table-cell office:value-type="currency" office:value="393.50874349427659" table:style-name="ce10">
            <text:p>£393.51</text:p>
          </table:table-cell>
          <table:table-cell office:value-type="currency" office:value="13.2358018885921" table:style-name="ce10">
            <text:p>£13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aclofen 40mg/20ml solution for injection ampoules <text:s/>/ <text:s/>Packsize 1</text:p>
          </table:table-cell>
          <table:table-cell office:value-type="string" table:style-name="ce9">
            <text:p>DJB031</text:p>
          </table:table-cell>
          <table:table-cell office:value-type="float" office:value="901.82418837524199" table:style-name="ce14">
            <text:p>902<text:s/></text:p>
          </table:table-cell>
          <table:table-cell office:value-type="currency" office:value="165.34929082868422" table:style-name="ce10">
            <text:p>£165.35</text:p>
          </table:table-cell>
          <table:table-cell office:value-type="currency" office:value="5.5664333712634502" table:style-name="ce10">
            <text:p>£5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aclofen 50micrograms/1ml solution for injection ampoules <text:s/>/ <text:s/>Packsize 1</text:p>
          </table:table-cell>
          <table:table-cell office:value-type="string" table:style-name="ce9">
            <text:p>DJB022</text:p>
          </table:table-cell>
          <table:table-cell office:value-type="float" office:value="135.721444659604" table:style-name="ce14">
            <text:p>136<text:s/></text:p>
          </table:table-cell>
          <table:table-cell office:value-type="currency" office:value="2.6850583628400297" table:style-name="ce10">
            <text:p>£2.69</text:p>
          </table:table-cell>
          <table:table-cell office:value-type="currency" office:value="0.275967528171568" table:style-name="ce10">
            <text:p>£0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aclofen 50micrograms/1ml solution for injection ampoules <text:s/>/ <text:s/>Packsize 10</text:p>
          </table:table-cell>
          <table:table-cell office:value-type="string" table:style-name="ce9">
            <text:p>DJB033</text:p>
          </table:table-cell>
          <table:table-cell office:value-type="float" office:value="30.630136950811" table:style-name="ce14">
            <text:p>31<text:s/></text:p>
          </table:table-cell>
          <table:table-cell office:value-type="currency" office:value="18.971185174038681" table:style-name="ce10">
            <text:p>£18.97</text:p>
          </table:table-cell>
          <table:table-cell office:value-type="currency" office:value="0.96440858194215096" table:style-name="ce10">
            <text:p>£0.9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aclofen 5mg/5ml oral solution sugar free 300 ml <text:s/>/ <text:s/>Packsize 1</text:p>
          </table:table-cell>
          <table:table-cell office:value-type="string" table:style-name="ce9">
            <text:p>DJB003</text:p>
          </table:table-cell>
          <table:table-cell office:value-type="float" office:value="27081.034652473401" table:style-name="ce14">
            <text:p>27,081<text:s/></text:p>
          </table:table-cell>
          <table:table-cell office:value-type="currency" office:value="1.1688715149259967" table:style-name="ce10">
            <text:p>£1.17</text:p>
          </table:table-cell>
          <table:table-cell office:value-type="currency" office:value="0.71836853793613498" table:style-name="ce10">
            <text:p>£0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clometasone 50micrograms/dose nasal spray 200 dose <text:s/>/ <text:s/>Packsize 1</text:p>
          </table:table-cell>
          <table:table-cell office:value-type="string" table:style-name="ce9">
            <text:p>DLB005</text:p>
          </table:table-cell>
          <table:table-cell office:value-type="float" office:value="26625.175926266202" table:style-name="ce14">
            <text:p>26,625<text:s/></text:p>
          </table:table-cell>
          <table:table-cell office:value-type="currency" office:value="1.5438497050248194" table:style-name="ce10">
            <text:p>£1.54</text:p>
          </table:table-cell>
          <table:table-cell office:value-type="currency" office:value="0.34442021201862599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ndamustine 100mg powder for solution for infusion vials <text:s/>/ <text:s/>Packsize 1</text:p>
          </table:table-cell>
          <table:table-cell office:value-type="string" table:style-name="ce9">
            <text:p>DYF040</text:p>
          </table:table-cell>
          <table:table-cell office:value-type="float" office:value="4231.7633039003704" table:style-name="ce14">
            <text:p>4,232<text:s/></text:p>
          </table:table-cell>
          <table:table-cell office:value-type="currency" office:value="91.992236342991163" table:style-name="ce10">
            <text:p>£91.99</text:p>
          </table:table-cell>
          <table:table-cell office:value-type="currency" office:value="545.82715664285001" table:style-name="ce10">
            <text:p>£545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ndamustine 100mg powder for solution for infusion vials <text:s/>/ <text:s/>Packsize 5</text:p>
          </table:table-cell>
          <table:table-cell office:value-type="string" table:style-name="ce9">
            <text:p>DYF015</text:p>
          </table:table-cell>
          <table:table-cell office:value-type="float" office:value="2947.9492570150201" table:style-name="ce14">
            <text:p>2,948<text:s/></text:p>
          </table:table-cell>
          <table:table-cell office:value-type="currency" office:value="127.1415676874693" table:style-name="ce10">
            <text:p>£127.14</text:p>
          </table:table-cell>
          <table:table-cell office:value-type="currency" office:value="96.312413255086" table:style-name="ce10">
            <text:p>£96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ndamustine 25mg powder for solution for infusion vials <text:s/>/ <text:s/>Packsize 5</text:p>
          </table:table-cell>
          <table:table-cell office:value-type="string" table:style-name="ce9">
            <text:p>DZR015</text:p>
          </table:table-cell>
          <table:table-cell office:value-type="float" office:value="4249.4868740066904" table:style-name="ce14">
            <text:p>4,249<text:s/></text:p>
          </table:table-cell>
          <table:table-cell office:value-type="currency" office:value="40.858761339411217" table:style-name="ce10">
            <text:p>£40.86</text:p>
          </table:table-cell>
          <table:table-cell office:value-type="currency" office:value="21.3876706804223" table:style-name="ce10">
            <text:p>£21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ndamustine hydrochloride 180 mg/4 ml Concentrate for solution for infusion vials <text:s/>/ <text:s/>Packsize 1</text:p>
          </table:table-cell>
          <table:table-cell office:value-type="string" table:style-name="ce9">
            <text:p>DOU023</text:p>
          </table:table-cell>
          <table:table-cell office:value-type="float" office:value="58.246882081031799" table:style-name="ce14">
            <text:p>58<text:s/></text:p>
          </table:table-cell>
          <table:table-cell office:value-type="currency" office:value="42.90003019429836" table:style-name="ce10">
            <text:p>£42.90</text:p>
          </table:table-cell>
          <table:table-cell office:value-type="currency" office:value="3.9000027449362147" table:style-name="ce10">
            <text:p>£3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ndroflumethiazide 2.5mg tablets <text:s/>/ <text:s/>Packsize 28</text:p>
          </table:table-cell>
          <table:table-cell office:value-type="string" table:style-name="ce9">
            <text:p>DBB050</text:p>
          </table:table-cell>
          <table:table-cell office:value-type="float" office:value="35648.345902692497" table:style-name="ce14">
            <text:p>35,648<text:s/></text:p>
          </table:table-cell>
          <table:table-cell office:value-type="currency" office:value="0.17256424791186092" table:style-name="ce10">
            <text:p>£0.17</text:p>
          </table:table-cell>
          <table:table-cell office:value-type="currency" office:value="6.4792374589182397E-2" table:style-name="ce10">
            <text:p>£0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ndroflumethiazide 5mg tablets <text:s/>/ <text:s/>Packsize 28</text:p>
          </table:table-cell>
          <table:table-cell office:value-type="string" table:style-name="ce9">
            <text:p>DBB056</text:p>
          </table:table-cell>
          <table:table-cell office:value-type="float" office:value="842.16647583630402" table:style-name="ce14">
            <text:p>842<text:s/></text:p>
          </table:table-cell>
          <table:table-cell office:value-type="currency" office:value="0.31730068539553324" table:style-name="ce10">
            <text:p>£0.32</text:p>
          </table:table-cell>
          <table:table-cell office:value-type="currency" office:value="4.6724599582204998E-2" table:style-name="ce10">
            <text:p>£0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nzydamine 0.15% mouthwash sugar free <text:s/>300 ml <text:s/>/ <text:s/>Packsize 1</text:p>
          </table:table-cell>
          <table:table-cell office:value-type="string" table:style-name="ce9">
            <text:p>DLC007</text:p>
          </table:table-cell>
          <table:table-cell office:value-type="float" office:value="190933.99978230099" table:style-name="ce14">
            <text:p>190,934<text:s/></text:p>
          </table:table-cell>
          <table:table-cell office:value-type="currency" office:value="3.8974935886142883" table:style-name="ce10">
            <text:p>£3.90</text:p>
          </table:table-cell>
          <table:table-cell office:value-type="currency" office:value="0.90717378070218502" table:style-name="ce10">
            <text:p>£0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nzydamine 0.15% oromucosal spray sugar free 30 ml <text:s/>/ <text:s/>Packsize 1</text:p>
          </table:table-cell>
          <table:table-cell office:value-type="string" table:style-name="ce9">
            <text:p>DLC008</text:p>
          </table:table-cell>
          <table:table-cell office:value-type="float" office:value="288407.16311226803" table:style-name="ce14">
            <text:p>288,407<text:s/></text:p>
          </table:table-cell>
          <table:table-cell office:value-type="currency" office:value="2.3063544706102537" table:style-name="ce10">
            <text:p>£2.31</text:p>
          </table:table-cell>
          <table:table-cell office:value-type="currency" office:value="1.0695019842669999" table:style-name="ce10">
            <text:p>£1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nzylpenicillin sodium 600mg powder for solution for injection vials <text:s/>/ <text:s/>Packsize 10</text:p>
          </table:table-cell>
          <table:table-cell office:value-type="string" table:style-name="ce9">
            <text:p>DEA248</text:p>
          </table:table-cell>
          <table:table-cell office:value-type="float" office:value="16775.012644148101" table:style-name="ce14">
            <text:p>16,775<text:s/></text:p>
          </table:table-cell>
          <table:table-cell office:value-type="currency" office:value="20.536314774115919" table:style-name="ce10">
            <text:p>£20.54</text:p>
          </table:table-cell>
          <table:table-cell office:value-type="currency" office:value="1.6458683141666699" table:style-name="ce10">
            <text:p>£1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nzylpenicillin sodium 600mg powder for solution for injection vials <text:s/>/ <text:s/>Packsize 25</text:p>
          </table:table-cell>
          <table:table-cell office:value-type="string" table:style-name="ce9">
            <text:p>DEA000</text:p>
          </table:table-cell>
          <table:table-cell office:value-type="float" office:value="25386.073635632201" table:style-name="ce14">
            <text:p>25,386<text:s/></text:p>
          </table:table-cell>
          <table:table-cell office:value-type="currency" office:value="44.428269459398521" table:style-name="ce10">
            <text:p>£44.43</text:p>
          </table:table-cell>
          <table:table-cell office:value-type="currency" office:value="16.679523208534501" table:style-name="ce10">
            <text:p>£16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tahistine 16mg tablets <text:s/>/ <text:s/>Packsize 84</text:p>
          </table:table-cell>
          <table:table-cell office:value-type="string" table:style-name="ce9">
            <text:p>DDF018</text:p>
          </table:table-cell>
          <table:table-cell office:value-type="float" office:value="10771.1225411459" table:style-name="ce14">
            <text:p>10,771<text:s/></text:p>
          </table:table-cell>
          <table:table-cell office:value-type="currency" office:value="5.1975715424405617" table:style-name="ce10">
            <text:p>£5.20</text:p>
          </table:table-cell>
          <table:table-cell office:value-type="currency" office:value="1.9879083591881599" table:style-name="ce10">
            <text:p>£1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tahistine 8mg tablets <text:s/>/ <text:s/>Packsize 84</text:p>
          </table:table-cell>
          <table:table-cell office:value-type="string" table:style-name="ce9">
            <text:p>DDF084</text:p>
          </table:table-cell>
          <table:table-cell office:value-type="float" office:value="30789.925753518899" table:style-name="ce14">
            <text:p>30,790<text:s/></text:p>
          </table:table-cell>
          <table:table-cell office:value-type="currency" office:value="1.3172448132767827" table:style-name="ce10">
            <text:p>£1.32</text:p>
          </table:table-cell>
          <table:table-cell office:value-type="currency" office:value="0.76493148834930502" table:style-name="ce10">
            <text:p>£0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tamethasone 0.1% ear/eye/nose drops 10 ml <text:s/>/ <text:s/>Packsize 1</text:p>
          </table:table-cell>
          <table:table-cell office:value-type="string" table:style-name="ce9">
            <text:p>DKD003</text:p>
          </table:table-cell>
          <table:table-cell office:value-type="float" office:value="57419.848586320899" table:style-name="ce14">
            <text:p>57,420<text:s/></text:p>
          </table:table-cell>
          <table:table-cell office:value-type="currency" office:value="1.3799346733017381" table:style-name="ce10">
            <text:p>£1.38</text:p>
          </table:table-cell>
          <table:table-cell office:value-type="currency" office:value="0.40692536873218998" table:style-name="ce10">
            <text:p>£0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tamethasone 0.1% ear/eye/nose drops 5 ml <text:s/>/ <text:s/>Packsize 1</text:p>
          </table:table-cell>
          <table:table-cell office:value-type="string" table:style-name="ce9">
            <text:p>DKD004</text:p>
          </table:table-cell>
          <table:table-cell office:value-type="float" office:value="8218.5280298806101" table:style-name="ce14">
            <text:p>8,219<text:s/></text:p>
          </table:table-cell>
          <table:table-cell office:value-type="currency" office:value="1.0284323384029128" table:style-name="ce10">
            <text:p>£1.03</text:p>
          </table:table-cell>
          <table:table-cell office:value-type="currency" office:value="0.11008751747835301" table:style-name="ce10">
            <text:p>£0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tamethasone 500microgram soluble tablets sugar free <text:s/>/ <text:s/>Packsize 100</text:p>
          </table:table-cell>
          <table:table-cell office:value-type="string" table:style-name="ce9">
            <text:p>DFC052</text:p>
          </table:table-cell>
          <table:table-cell office:value-type="float" office:value="9025.3922079307995" table:style-name="ce14">
            <text:p>9,025<text:s/></text:p>
          </table:table-cell>
          <table:table-cell office:value-type="currency" office:value="17.114626870649158" table:style-name="ce10">
            <text:p>£17.11</text:p>
          </table:table-cell>
          <table:table-cell office:value-type="currency" office:value="8.6815681932324207" table:style-name="ce10">
            <text:p>£8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tamethasone valerate 0.1% cream 100 gram <text:s/>/ <text:s/>Packsize 1</text:p>
          </table:table-cell>
          <table:table-cell office:value-type="string" table:style-name="ce9">
            <text:p>DKD032</text:p>
          </table:table-cell>
          <table:table-cell office:value-type="float" office:value="14456.504231658801" table:style-name="ce14">
            <text:p>14,457<text:s/></text:p>
          </table:table-cell>
          <table:table-cell office:value-type="currency" office:value="3.2353229557096905" table:style-name="ce10">
            <text:p>£3.24</text:p>
          </table:table-cell>
          <table:table-cell office:value-type="currency" office:value="1.9888769961221999" table:style-name="ce10">
            <text:p>£1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tamethasone valerate 0.1% cream 30 gram <text:s/>/ <text:s/>Packsize 1</text:p>
          </table:table-cell>
          <table:table-cell office:value-type="string" table:style-name="ce9">
            <text:p>DKD031</text:p>
          </table:table-cell>
          <table:table-cell office:value-type="float" office:value="10819.2065232233" table:style-name="ce14">
            <text:p>10,819<text:s/></text:p>
          </table:table-cell>
          <table:table-cell office:value-type="currency" office:value="1.0551448459271071" table:style-name="ce10">
            <text:p>£1.06</text:p>
          </table:table-cell>
          <table:table-cell office:value-type="currency" office:value="0.576047559539552" table:style-name="ce10">
            <text:p>£0.5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tamethasone valerate 0.1% ointment 100 gram <text:s/>/ <text:s/>Packsize 1</text:p>
          </table:table-cell>
          <table:table-cell office:value-type="string" table:style-name="ce9">
            <text:p>DKD035</text:p>
          </table:table-cell>
          <table:table-cell office:value-type="float" office:value="8111.2333177025403" table:style-name="ce14">
            <text:p>8,111<text:s/></text:p>
          </table:table-cell>
          <table:table-cell office:value-type="currency" office:value="3.4387359982760746" table:style-name="ce10">
            <text:p>£3.44</text:p>
          </table:table-cell>
          <table:table-cell office:value-type="currency" office:value="0.47792282138644898" table:style-name="ce10">
            <text:p>£0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tamethasone valerate 0.1% ointment 30 gram <text:s/>/ <text:s/>Packsize 1</text:p>
          </table:table-cell>
          <table:table-cell office:value-type="string" table:style-name="ce9">
            <text:p>DKD034</text:p>
          </table:table-cell>
          <table:table-cell office:value-type="float" office:value="10098.238290761599" table:style-name="ce14">
            <text:p>10,098<text:s/></text:p>
          </table:table-cell>
          <table:table-cell office:value-type="currency" office:value="1.1308081341719634" table:style-name="ce10">
            <text:p>£1.13</text:p>
          </table:table-cell>
          <table:table-cell office:value-type="currency" office:value="0.417567213829801" table:style-name="ce10">
            <text:p>£0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ezafibrate 200mg tablets <text:s/>/ <text:s/>Packsize 100</text:p>
          </table:table-cell>
          <table:table-cell office:value-type="string" table:style-name="ce9">
            <text:p>DBL000</text:p>
          </table:table-cell>
          <table:table-cell office:value-type="float" office:value="847.08409838951798" table:style-name="ce14">
            <text:p>847<text:s/></text:p>
          </table:table-cell>
          <table:table-cell office:value-type="currency" office:value="7.9810729688508788" table:style-name="ce10">
            <text:p>£7.98</text:p>
          </table:table-cell>
          <table:table-cell office:value-type="currency" office:value="0.25682296484431599" table:style-name="ce10">
            <text:p>£0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calutamide 150mg tablets <text:s/>/ <text:s/>Packsize 28</text:p>
          </table:table-cell>
          <table:table-cell office:value-type="string" table:style-name="ce9">
            <text:p>DHC038</text:p>
          </table:table-cell>
          <table:table-cell office:value-type="float" office:value="10334.753639217901" table:style-name="ce14">
            <text:p>10,335<text:s/></text:p>
          </table:table-cell>
          <table:table-cell office:value-type="currency" office:value="2.6647127702682298" table:style-name="ce10">
            <text:p>£2.66</text:p>
          </table:table-cell>
          <table:table-cell office:value-type="currency" office:value="0.30160158507564799" table:style-name="ce10">
            <text:p>£0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calutamide 50mg tablets <text:s/>/ <text:s/>Packsize 28</text:p>
          </table:table-cell>
          <table:table-cell office:value-type="string" table:style-name="ce9">
            <text:p>DHC019</text:p>
          </table:table-cell>
          <table:table-cell office:value-type="float" office:value="33413.704248240203" table:style-name="ce14">
            <text:p>33,414<text:s/></text:p>
          </table:table-cell>
          <table:table-cell office:value-type="currency" office:value="1.6814813342031381" table:style-name="ce10">
            <text:p>£1.68</text:p>
          </table:table-cell>
          <table:table-cell office:value-type="currency" office:value="0.66216457425240904" table:style-name="ce10">
            <text:p>£0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matoprost 100micrograms/ml eye drops 3 ml <text:s/>/ <text:s/>Packsize 1</text:p>
          </table:table-cell>
          <table:table-cell office:value-type="string" table:style-name="ce9">
            <text:p>DLH007</text:p>
          </table:table-cell>
          <table:table-cell office:value-type="float" office:value="22986.519712491001" table:style-name="ce14">
            <text:p>22,987<text:s/></text:p>
          </table:table-cell>
          <table:table-cell office:value-type="currency" office:value="2.5565984209460613" table:style-name="ce10">
            <text:p>£2.56</text:p>
          </table:table-cell>
          <table:table-cell office:value-type="currency" office:value="3.3211575833705198" table:style-name="ce10">
            <text:p>£3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matoprost 300micrograms/ml eye drops 3 ml <text:s/>/ <text:s/>Packsize 1</text:p>
          </table:table-cell>
          <table:table-cell office:value-type="string" table:style-name="ce9">
            <text:p>DKG008</text:p>
          </table:table-cell>
          <table:table-cell office:value-type="float" office:value="5872.2939110011803" table:style-name="ce14">
            <text:p>5,872<text:s/></text:p>
          </table:table-cell>
          <table:table-cell office:value-type="currency" office:value="5.8937615392788274" table:style-name="ce10">
            <text:p>£5.89</text:p>
          </table:table-cell>
          <table:table-cell office:value-type="currency" office:value="1.9554272806976101" table:style-name="ce10">
            <text:p>£1.9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sacodyl 10mg suppositories <text:s/>/ <text:s/>Packsize 12</text:p>
          </table:table-cell>
          <table:table-cell office:value-type="string" table:style-name="ce9">
            <text:p>DAN001</text:p>
          </table:table-cell>
          <table:table-cell office:value-type="float" office:value="13965.4500552313" table:style-name="ce14">
            <text:p>13,965<text:s/></text:p>
          </table:table-cell>
          <table:table-cell office:value-type="currency" office:value="2.8146525779364846" table:style-name="ce10">
            <text:p>£2.81</text:p>
          </table:table-cell>
          <table:table-cell office:value-type="currency" office:value="0.18192055836642401" table:style-name="ce10">
            <text:p>£0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sacodyl 5mg gastro-resistant tablets <text:s/>/ <text:s/>Packsize 20</text:p>
          </table:table-cell>
          <table:table-cell office:value-type="string" table:style-name="ce9">
            <text:p>DAF114</text:p>
          </table:table-cell>
          <table:table-cell office:value-type="float" office:value="6835.2239485264299" table:style-name="ce14">
            <text:p>6,835<text:s/></text:p>
          </table:table-cell>
          <table:table-cell office:value-type="currency" office:value="1.5698242048548017" table:style-name="ce10">
            <text:p>£1.57</text:p>
          </table:table-cell>
          <table:table-cell office:value-type="currency" office:value="0.253546310575609" table:style-name="ce10">
            <text:p>£0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sacodyl 5mg gastro-resistant tablets <text:s/>/ <text:s/>Packsize 60</text:p>
          </table:table-cell>
          <table:table-cell office:value-type="string" table:style-name="ce9">
            <text:p>DAF078</text:p>
          </table:table-cell>
          <table:table-cell office:value-type="float" office:value="25327.600288141501" table:style-name="ce14">
            <text:p>25,328<text:s/></text:p>
          </table:table-cell>
          <table:table-cell office:value-type="currency" office:value="2.6761706292299379" table:style-name="ce10">
            <text:p>£2.68</text:p>
          </table:table-cell>
          <table:table-cell office:value-type="currency" office:value="0.55350497713518299" table:style-name="ce10">
            <text:p>£0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smuth subnitrate 20% / Iodoform 40% paste impregnated gauze dressing 1.25cm x 100cm (BIPP) <text:s/>/ <text:s/>Packsize 10</text:p>
          </table:table-cell>
          <table:table-cell office:value-type="string" table:style-name="ce9">
            <text:p>DLB016</text:p>
          </table:table-cell>
          <table:table-cell office:value-type="float" office:value="736.93059186672303" table:style-name="ce14">
            <text:p>737<text:s/></text:p>
          </table:table-cell>
          <table:table-cell office:value-type="currency" office:value="280.15447082611837" table:style-name="ce10">
            <text:p>£280.15</text:p>
          </table:table-cell>
          <table:table-cell office:value-type="currency" office:value="4.0952903179929798" table:style-name="ce10">
            <text:p>£4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smuth subnitrate 20% / Iodoform 40% paste impregnated gauze dressing 2.5cm X 100cm (BIPP) <text:s/>/ <text:s/>Packsize 10</text:p>
          </table:table-cell>
          <table:table-cell office:value-type="string" table:style-name="ce9">
            <text:p>DLB017</text:p>
          </table:table-cell>
          <table:table-cell office:value-type="float" office:value="160.38888519832801" table:style-name="ce14">
            <text:p>160<text:s/></text:p>
          </table:table-cell>
          <table:table-cell office:value-type="currency" office:value="302.91032910369313" table:style-name="ce10">
            <text:p>£302.91</text:p>
          </table:table-cell>
          <table:table-cell office:value-type="currency" office:value="4.6381113823214202" table:style-name="ce10">
            <text:p>£4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smuth subnitrate and Iodoform paste 30g (BIPP) <text:s/>/ <text:s/>Packsize 1</text:p>
          </table:table-cell>
          <table:table-cell office:value-type="string" table:style-name="ce9">
            <text:p>DLB014</text:p>
          </table:table-cell>
          <table:table-cell office:value-type="float" office:value="2090.5654022911299" table:style-name="ce14">
            <text:p>2,091<text:s/></text:p>
          </table:table-cell>
          <table:table-cell office:value-type="currency" office:value="30.091495789156596" table:style-name="ce10">
            <text:p>£30.09</text:p>
          </table:table-cell>
          <table:table-cell office:value-type="currency" office:value="0.73670931291708996" table:style-name="ce10">
            <text:p>£0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soprolol 1.25mg tablets <text:s/>/ <text:s/>Packsize 28</text:p>
          </table:table-cell>
          <table:table-cell office:value-type="string" table:style-name="ce9">
            <text:p>DBD078</text:p>
          </table:table-cell>
          <table:table-cell office:value-type="float" office:value="369743.72641596198" table:style-name="ce14">
            <text:p>369,744<text:s/></text:p>
          </table:table-cell>
          <table:table-cell office:value-type="currency" office:value="0.33244850748789734" table:style-name="ce10">
            <text:p>£0.33</text:p>
          </table:table-cell>
          <table:table-cell office:value-type="currency" office:value="0.124997161720326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soprolol 10mg tablets <text:s/>/ <text:s/>Packsize 28</text:p>
          </table:table-cell>
          <table:table-cell office:value-type="string" table:style-name="ce9">
            <text:p>DBI014</text:p>
          </table:table-cell>
          <table:table-cell office:value-type="float" office:value="30149.963064292398" table:style-name="ce14">
            <text:p>30,150<text:s/></text:p>
          </table:table-cell>
          <table:table-cell office:value-type="currency" office:value="0.30505609510655823" table:style-name="ce10">
            <text:p>£0.31</text:p>
          </table:table-cell>
          <table:table-cell office:value-type="currency" office:value="0.17987567274852601" table:style-name="ce10">
            <text:p>£0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soprolol 2.5mg tablets <text:s/>/ <text:s/>Packsize 28</text:p>
          </table:table-cell>
          <table:table-cell office:value-type="string" table:style-name="ce9">
            <text:p>DBD075</text:p>
          </table:table-cell>
          <table:table-cell office:value-type="float" office:value="444125.898520783" table:style-name="ce14">
            <text:p>444,126<text:s/></text:p>
          </table:table-cell>
          <table:table-cell office:value-type="currency" office:value="0.23250785496619217" table:style-name="ce10">
            <text:p>£0.23</text:p>
          </table:table-cell>
          <table:table-cell office:value-type="currency" office:value="0.105085368595028" table:style-name="ce10">
            <text:p>£0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soprolol 3.75mg tablets <text:s/>/ <text:s/>Packsize 28</text:p>
          </table:table-cell>
          <table:table-cell office:value-type="string" table:style-name="ce9">
            <text:p>DBD076</text:p>
          </table:table-cell>
          <table:table-cell office:value-type="float" office:value="23530.918138773199" table:style-name="ce14">
            <text:p>23,531<text:s/></text:p>
          </table:table-cell>
          <table:table-cell office:value-type="currency" office:value="0.3172447397069223" table:style-name="ce10">
            <text:p>£0.32</text:p>
          </table:table-cell>
          <table:table-cell office:value-type="currency" office:value="4.70194286866066E-2" table:style-name="ce10">
            <text:p>£0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soprolol 5mg tablets <text:s/>/ <text:s/>Packsize 28</text:p>
          </table:table-cell>
          <table:table-cell office:value-type="string" table:style-name="ce9">
            <text:p>DBI011</text:p>
          </table:table-cell>
          <table:table-cell office:value-type="float" office:value="208481.36556135101" table:style-name="ce14">
            <text:p>208,481<text:s/></text:p>
          </table:table-cell>
          <table:table-cell office:value-type="currency" office:value="0.23009567243976731" table:style-name="ce10">
            <text:p>£0.23</text:p>
          </table:table-cell>
          <table:table-cell office:value-type="currency" office:value="0.116191385813355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soprolol 7.5mg tablets <text:s/>/ <text:s/>Packsize 28</text:p>
          </table:table-cell>
          <table:table-cell office:value-type="string" table:style-name="ce9">
            <text:p>DBD077</text:p>
          </table:table-cell>
          <table:table-cell office:value-type="float" office:value="9629.0510693071392" table:style-name="ce14">
            <text:p>9,629<text:s/></text:p>
          </table:table-cell>
          <table:table-cell office:value-type="currency" office:value="0.38381975268368101" table:style-name="ce10">
            <text:p>£0.38</text:p>
          </table:table-cell>
          <table:table-cell office:value-type="currency" office:value="0.14812678057943399" table:style-name="ce10">
            <text:p>£0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valirudin 250mg powder for solution for injection vials <text:s/>/ <text:s/>Packsize 5</text:p>
          </table:table-cell>
          <table:table-cell office:value-type="string" table:style-name="ce9">
            <text:p>DBI047</text:p>
          </table:table-cell>
          <table:table-cell office:value-type="float" office:value="20.6551253706366" table:style-name="ce14">
            <text:p>21<text:s/></text:p>
          </table:table-cell>
          <table:table-cell office:value-type="currency" office:value="608.64747971328995" table:style-name="ce10">
            <text:p>£608.65</text:p>
          </table:table-cell>
          <table:table-cell office:value-type="currency" office:value="53.836952227563302" table:style-name="ce10">
            <text:p>£53.8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ivalirudin 250mg powder for solution for injection vials <text:s/>/ <text:s/>Packsize 10</text:p>
          </table:table-cell>
          <table:table-cell office:value-type="string" table:style-name="ce9">
            <text:p>DBI018</text:p>
          </table:table-cell>
          <table:table-cell office:value-type="float" office:value="211.036462330143" table:style-name="ce14">
            <text:p>211<text:s/></text:p>
          </table:table-cell>
          <table:table-cell office:value-type="currency" office:value="1026.1557534129902" table:style-name="ce10">
            <text:p>£1,026.16</text:p>
          </table:table-cell>
          <table:table-cell office:value-type="currency" office:value="101.060349030407" table:style-name="ce10">
            <text:p>£101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ortezomib 2.5mg powder for solution for injection vials <text:s/>/ <text:s/>Packsize 1</text:p>
          </table:table-cell>
          <table:table-cell office:value-type="string" table:style-name="ce9">
            <text:p>DLK037</text:p>
          </table:table-cell>
          <table:table-cell office:value-type="float" office:value="2548.8733979564299" table:style-name="ce14">
            <text:p>2,549<text:s/></text:p>
          </table:table-cell>
          <table:table-cell office:value-type="currency" office:value="97.540372228503216" table:style-name="ce10">
            <text:p>£97.54</text:p>
          </table:table-cell>
          <table:table-cell office:value-type="currency" office:value="75.715615905784503" table:style-name="ce10">
            <text:p>£75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ortezomib 3.5mg powder for solution for injection vials <text:s/>/ <text:s/>Packsize 1</text:p>
          </table:table-cell>
          <table:table-cell office:value-type="string" table:style-name="ce9">
            <text:p>DHA323</text:p>
          </table:table-cell>
          <table:table-cell office:value-type="float" office:value="18555.873964800499" table:style-name="ce14">
            <text:p>18,556<text:s/></text:p>
          </table:table-cell>
          <table:table-cell office:value-type="currency" office:value="55.866175420595198" table:style-name="ce10">
            <text:p>£55.87</text:p>
          </table:table-cell>
          <table:table-cell office:value-type="currency" office:value="93.538425502424303" table:style-name="ce10">
            <text:p>£93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ortezomib 3.5mg/1.4ml solution for injection vials (2.5mg/ml) <text:s/>/ <text:s/>Packsize 1</text:p>
          </table:table-cell>
          <table:table-cell office:value-type="string" table:style-name="ce9">
            <text:p>DLK034</text:p>
          </table:table-cell>
          <table:table-cell office:value-type="float" office:value="24641.737508628499" table:style-name="ce14">
            <text:p>24,642<text:s/></text:p>
          </table:table-cell>
          <table:table-cell office:value-type="currency" office:value="47.999042258519324" table:style-name="ce10">
            <text:p>£48.00</text:p>
          </table:table-cell>
          <table:table-cell office:value-type="currency" office:value="53.370419276534598" table:style-name="ce10">
            <text:p>£53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osentan 125mg tablets <text:s/>/ <text:s/>Packsize 56</text:p>
          </table:table-cell>
          <table:table-cell office:value-type="string" table:style-name="ce9">
            <text:p>DBE126</text:p>
          </table:table-cell>
          <table:table-cell office:value-type="float" office:value="3680.0465684733399" table:style-name="ce14">
            <text:p>3,680<text:s/></text:p>
          </table:table-cell>
          <table:table-cell office:value-type="currency" office:value="42.089978242926712" table:style-name="ce10">
            <text:p>£42.09</text:p>
          </table:table-cell>
          <table:table-cell office:value-type="currency" office:value="149.49747072800301" table:style-name="ce10">
            <text:p>£149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osentan 62.5mg tablets <text:s/>/ <text:s/>Packsize 56</text:p>
          </table:table-cell>
          <table:table-cell office:value-type="string" table:style-name="ce9">
            <text:p>DBE125</text:p>
          </table:table-cell>
          <table:table-cell office:value-type="float" office:value="1006.83539494709" table:style-name="ce14">
            <text:p>1,007<text:s/></text:p>
          </table:table-cell>
          <table:table-cell office:value-type="currency" office:value="26.20211817383154" table:style-name="ce10">
            <text:p>£26.20</text:p>
          </table:table-cell>
          <table:table-cell office:value-type="currency" office:value="80.549603735376294" table:style-name="ce10">
            <text:p>£80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rimonidine 0.2% eye drops 5 ml <text:s/>/ <text:s/>Packsize 1</text:p>
          </table:table-cell>
          <table:table-cell office:value-type="string" table:style-name="ce9">
            <text:p>DKF041</text:p>
          </table:table-cell>
          <table:table-cell office:value-type="float" office:value="19984.9991003014" table:style-name="ce14">
            <text:p>19,985<text:s/></text:p>
          </table:table-cell>
          <table:table-cell office:value-type="currency" office:value="2.8617829659615777" table:style-name="ce10">
            <text:p>£2.86</text:p>
          </table:table-cell>
          <table:table-cell office:value-type="currency" office:value="1.16799803641164" table:style-name="ce10">
            <text:p>£1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rinzolamide 10mg/ml (1%) / Timolol 5mg/ml (0.5%) eye drops 5 ml (Azarga or eqv) <text:s/>/ <text:s/>Packsize 1</text:p>
          </table:table-cell>
          <table:table-cell office:value-type="string" table:style-name="ce9">
            <text:p>DKF047</text:p>
          </table:table-cell>
          <table:table-cell office:value-type="float" office:value="8969.0442967545205" table:style-name="ce14">
            <text:p>8,969<text:s/></text:p>
          </table:table-cell>
          <table:table-cell office:value-type="currency" office:value="6.6168019731460905" table:style-name="ce10">
            <text:p>£6.62</text:p>
          </table:table-cell>
          <table:table-cell office:value-type="currency" office:value="2.9002808873766002" table:style-name="ce10">
            <text:p>£2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rinzolamide 10mg/ml eye drops 5 ml <text:s/>/ <text:s/>Packsize 1</text:p>
          </table:table-cell>
          <table:table-cell office:value-type="string" table:style-name="ce9">
            <text:p>DKF051</text:p>
          </table:table-cell>
          <table:table-cell office:value-type="float" office:value="42988.604450307801" table:style-name="ce14">
            <text:p>42,989<text:s/></text:p>
          </table:table-cell>
          <table:table-cell office:value-type="currency" office:value="1.8205164136106227" table:style-name="ce10">
            <text:p>£1.82</text:p>
          </table:table-cell>
          <table:table-cell office:value-type="currency" office:value="0.54435851149108605" table:style-name="ce10">
            <text:p>£0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desonide 1mg/2ml nebuliser liquid unit dose vials <text:s/>/ <text:s/>Packsize 20</text:p>
          </table:table-cell>
          <table:table-cell office:value-type="string" table:style-name="ce9">
            <text:p>DCG002</text:p>
          </table:table-cell>
          <table:table-cell office:value-type="float" office:value="10840.922556728099" table:style-name="ce14">
            <text:p>10,841<text:s/></text:p>
          </table:table-cell>
          <table:table-cell office:value-type="currency" office:value="14.687552573759572" table:style-name="ce10">
            <text:p>£14.69</text:p>
          </table:table-cell>
          <table:table-cell office:value-type="currency" office:value="7.8104195291465004" table:style-name="ce10">
            <text:p>£7.8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desonide 500micrograms/2ml nebuliser liquid unit dose vials <text:s/>/ <text:s/>Packsize 20</text:p>
          </table:table-cell>
          <table:table-cell office:value-type="string" table:style-name="ce9">
            <text:p>DCG001</text:p>
          </table:table-cell>
          <table:table-cell office:value-type="float" office:value="9262.46941888728" table:style-name="ce14">
            <text:p>9,262<text:s/></text:p>
          </table:table-cell>
          <table:table-cell office:value-type="currency" office:value="11.00597102022568" table:style-name="ce10">
            <text:p>£11.01</text:p>
          </table:table-cell>
          <table:table-cell office:value-type="currency" office:value="3.13742170141157" table:style-name="ce10">
            <text:p>£3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metanide 1mg tablets <text:s/>/ <text:s/>Packsize 28</text:p>
          </table:table-cell>
          <table:table-cell office:value-type="string" table:style-name="ce9">
            <text:p>DBB012</text:p>
          </table:table-cell>
          <table:table-cell office:value-type="float" office:value="194428.83157579601" table:style-name="ce14">
            <text:p>194,429<text:s/></text:p>
          </table:table-cell>
          <table:table-cell office:value-type="currency" office:value="2.4218889049715373" table:style-name="ce10">
            <text:p>£2.42</text:p>
          </table:table-cell>
          <table:table-cell office:value-type="currency" office:value="0.60443500054307797" table:style-name="ce10">
            <text:p>£0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ivacaine 20mg/4ml (0.5%) / Glucose 320mg/4ml solution for injection ampoules <text:s/>/ <text:s/>Packsize 5</text:p>
          </table:table-cell>
          <table:table-cell office:value-type="string" table:style-name="ce9">
            <text:p>DOB056</text:p>
          </table:table-cell>
          <table:table-cell office:value-type="float" office:value="3929.1659351881199" table:style-name="ce14">
            <text:p>3,929<text:s/></text:p>
          </table:table-cell>
          <table:table-cell office:value-type="currency" office:value="6.3320894078780636" table:style-name="ce10">
            <text:p>£6.33</text:p>
          </table:table-cell>
          <table:table-cell office:value-type="currency" office:value="0.97961722157132303" table:style-name="ce10">
            <text:p>£0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ivacaine 20mg/4ml (0.5%) / Glucose 320mg/4ml solution for injection wrapped ampoules <text:s/>/ <text:s/>Packsize 5</text:p>
          </table:table-cell>
          <table:table-cell office:value-type="string" table:style-name="ce9">
            <text:p>DBC052</text:p>
          </table:table-cell>
          <table:table-cell office:value-type="float" office:value="76490.984557304502" table:style-name="ce14">
            <text:p>76,491<text:s/></text:p>
          </table:table-cell>
          <table:table-cell office:value-type="currency" office:value="6.6554154446608642" table:style-name="ce10">
            <text:p>£6.66</text:p>
          </table:table-cell>
          <table:table-cell office:value-type="currency" office:value="0.44248980229027901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ivacaine 25mg/10ml (0.25%) / Adrenaline 50micrograms/10ml (1 in 200000) solution for injection ampoules (glass) <text:s/>/ <text:s/>Packsize 10</text:p>
          </table:table-cell>
          <table:table-cell office:value-type="string" table:style-name="ce9">
            <text:p>DOY048</text:p>
          </table:table-cell>
          <table:table-cell office:value-type="float" office:value="38512.862793039501" table:style-name="ce14">
            <text:p>38,513<text:s/></text:p>
          </table:table-cell>
          <table:table-cell office:value-type="currency" office:value="48.472289895244849" table:style-name="ce10">
            <text:p>£48.47</text:p>
          </table:table-cell>
          <table:table-cell office:value-type="currency" office:value="11.488982297273299" table:style-name="ce10">
            <text:p>£11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ivacaine 25mg/10ml (0.25%) solution for injection ampoules (glass) <text:s/>/ <text:s/>Packsize 10</text:p>
          </table:table-cell>
          <table:table-cell office:value-type="string" table:style-name="ce9">
            <text:p>DND000</text:p>
          </table:table-cell>
          <table:table-cell office:value-type="float" office:value="10349.785184074" table:style-name="ce14">
            <text:p>10,350<text:s/></text:p>
          </table:table-cell>
          <table:table-cell office:value-type="currency" office:value="10.008587439997958" table:style-name="ce10">
            <text:p>£10.01</text:p>
          </table:table-cell>
          <table:table-cell office:value-type="currency" office:value="3.0001537753369001" table:style-name="ce10">
            <text:p>£3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ivacaine 25mg/10ml (0.25%) solution for injection ampoules (plastic) <text:s/>/ <text:s/>Packsize 10</text:p>
          </table:table-cell>
          <table:table-cell office:value-type="string" table:style-name="ce9">
            <text:p>DOB120</text:p>
          </table:table-cell>
          <table:table-cell office:value-type="float" office:value="4056.7933932483402" table:style-name="ce14">
            <text:p>4,057<text:s/></text:p>
          </table:table-cell>
          <table:table-cell office:value-type="currency" office:value="10.018627043625727" table:style-name="ce10">
            <text:p>£10.02</text:p>
          </table:table-cell>
          <table:table-cell office:value-type="currency" office:value="2.0631350383038898" table:style-name="ce10">
            <text:p>£2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ivacaine 25mg/10ml (0.25%) solution for injection ampoules (plastic) <text:s/>/ <text:s/>Packsize 20</text:p>
          </table:table-cell>
          <table:table-cell office:value-type="string" table:style-name="ce9">
            <text:p>DOB146</text:p>
          </table:table-cell>
          <table:table-cell office:value-type="float" office:value="6107.7914226463199" table:style-name="ce14">
            <text:p>6,108<text:s/></text:p>
          </table:table-cell>
          <table:table-cell office:value-type="currency" office:value="13.68545587363622" table:style-name="ce10">
            <text:p>£13.69</text:p>
          </table:table-cell>
          <table:table-cell office:value-type="currency" office:value="3.0808406015801899" table:style-name="ce10">
            <text:p>£3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ivacaine 25mg/10ml (0.25%) solution for injection wrapped ampoules (sterile plastic) <text:s/>/ <text:s/>Packsize 5</text:p>
          </table:table-cell>
          <table:table-cell office:value-type="string" table:style-name="ce9">
            <text:p>DQK110</text:p>
          </table:table-cell>
          <table:table-cell office:value-type="float" office:value="13991.3558726634" table:style-name="ce14">
            <text:p>13,991<text:s/></text:p>
          </table:table-cell>
          <table:table-cell office:value-type="currency" office:value="7.4987207069037201" table:style-name="ce10">
            <text:p>£7.50</text:p>
          </table:table-cell>
          <table:table-cell office:value-type="currency" office:value="0.38314999109911302" table:style-name="ce10">
            <text:p>£0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ivacaine 25mg/10ml (0.25%) solution for injection wrapped ampoules (sterile plastic) <text:s/>/ <text:s/>Packsize 10</text:p>
          </table:table-cell>
          <table:table-cell office:value-type="string" table:style-name="ce9">
            <text:p>DQK012</text:p>
          </table:table-cell>
          <table:table-cell office:value-type="float" office:value="14259.698796053601" table:style-name="ce14">
            <text:p>14,260<text:s/></text:p>
          </table:table-cell>
          <table:table-cell office:value-type="currency" office:value="9.8308549153083433" table:style-name="ce10">
            <text:p>£9.83</text:p>
          </table:table-cell>
          <table:table-cell office:value-type="currency" office:value="2.3970879377752099" table:style-name="ce10">
            <text:p>£2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ivacaine 50mg/10ml (0.5%) / Adrenaline 50micrograms/10ml (1 in 200000) solution for injection ampoules(glass) <text:s/>/ <text:s/>Packsize 10</text:p>
          </table:table-cell>
          <table:table-cell office:value-type="string" table:style-name="ce9">
            <text:p>DOB156</text:p>
          </table:table-cell>
          <table:table-cell office:value-type="float" office:value="28783.067217691801" table:style-name="ce14">
            <text:p>28,783<text:s/></text:p>
          </table:table-cell>
          <table:table-cell office:value-type="currency" office:value="51.344228494579198" table:style-name="ce10">
            <text:p>£51.34</text:p>
          </table:table-cell>
          <table:table-cell office:value-type="currency" office:value="4.2974910179458101" table:style-name="ce10">
            <text:p>£4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ivacaine 50mg/10ml (0.5%) solution for injection ampoules (glass) <text:s/>/ <text:s/>Packsize 10</text:p>
          </table:table-cell>
          <table:table-cell office:value-type="string" table:style-name="ce9">
            <text:p>DND001</text:p>
          </table:table-cell>
          <table:table-cell office:value-type="float" office:value="7053.8651683701901" table:style-name="ce14">
            <text:p>7,054<text:s/></text:p>
          </table:table-cell>
          <table:table-cell office:value-type="currency" office:value="8.2420330715554275" table:style-name="ce10">
            <text:p>£8.24</text:p>
          </table:table-cell>
          <table:table-cell office:value-type="currency" office:value="7.30894004262636" table:style-name="ce10">
            <text:p>£7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ivacaine 50mg/10ml (0.5%) solution for injection ampoules (plastic) <text:s/>/ <text:s/>Packsize 10</text:p>
          </table:table-cell>
          <table:table-cell office:value-type="string" table:style-name="ce9">
            <text:p>DOB029</text:p>
          </table:table-cell>
          <table:table-cell office:value-type="float" office:value="9391.9611932996195" table:style-name="ce14">
            <text:p>9,392<text:s/></text:p>
          </table:table-cell>
          <table:table-cell office:value-type="currency" office:value="8.5240077500654596" table:style-name="ce10">
            <text:p>£8.52</text:p>
          </table:table-cell>
          <table:table-cell office:value-type="currency" office:value="5.6385373367948297" table:style-name="ce10">
            <text:p>£5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ivacaine 50mg/10ml (0.5%) solution for injection ampoules (plastic) <text:s/>/ <text:s/>Packsize 20</text:p>
          </table:table-cell>
          <table:table-cell office:value-type="string" table:style-name="ce9">
            <text:p>DOB160</text:p>
          </table:table-cell>
          <table:table-cell office:value-type="float" office:value="7750.1209885790904" table:style-name="ce14">
            <text:p>7,750<text:s/></text:p>
          </table:table-cell>
          <table:table-cell office:value-type="currency" office:value="13.118088111117297" table:style-name="ce10">
            <text:p>£13.12</text:p>
          </table:table-cell>
          <table:table-cell office:value-type="currency" office:value="3.52349212211942" table:style-name="ce10">
            <text:p>£3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ivacaine 50mg/10ml (0.5%) solution for injection wrapped ampoules (sterile plastic) <text:s/>/ <text:s/>Packsize 5</text:p>
          </table:table-cell>
          <table:table-cell office:value-type="string" table:style-name="ce9">
            <text:p>DQK111</text:p>
          </table:table-cell>
          <table:table-cell office:value-type="float" office:value="10130.097369330901" table:style-name="ce14">
            <text:p>10,130<text:s/></text:p>
          </table:table-cell>
          <table:table-cell office:value-type="currency" office:value="8.3959953097289688" table:style-name="ce10">
            <text:p>£8.40</text:p>
          </table:table-cell>
          <table:table-cell office:value-type="currency" office:value="0.50398391896559203" table:style-name="ce10">
            <text:p>£0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ivacaine 50mg/10ml (0.5%) solution for injection wrapped ampoules (sterile plastic) <text:s/>/ <text:s/>Packsize 10</text:p>
          </table:table-cell>
          <table:table-cell office:value-type="string" table:style-name="ce9">
            <text:p>DQK030</text:p>
          </table:table-cell>
          <table:table-cell office:value-type="float" office:value="18228.039386181401" table:style-name="ce14">
            <text:p>18,228<text:s/></text:p>
          </table:table-cell>
          <table:table-cell office:value-type="currency" office:value="9.5218435906814278" table:style-name="ce10">
            <text:p>£9.52</text:p>
          </table:table-cell>
          <table:table-cell office:value-type="currency" office:value="3.6265402721533002" table:style-name="ce10">
            <text:p>£3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renorphine 200microgram sublingual tablets sugar free <text:s/>/ <text:s/>Packsize 50</text:p>
          </table:table-cell>
          <table:table-cell office:value-type="string" table:style-name="ce9">
            <text:p>DDG003</text:p>
          </table:table-cell>
          <table:table-cell office:value-type="float" office:value="2183.1168251666199" table:style-name="ce14">
            <text:p>2,183<text:s/></text:p>
          </table:table-cell>
          <table:table-cell office:value-type="currency" office:value="2.1605302774577866" table:style-name="ce10">
            <text:p>£2.16</text:p>
          </table:table-cell>
          <table:table-cell office:value-type="currency" office:value="1.21024413684318" table:style-name="ce10">
            <text:p>£1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renorphine 2mg sublingual tablets sugar free <text:s/>/ <text:s/>Packsize 7</text:p>
          </table:table-cell>
          <table:table-cell office:value-type="string" table:style-name="ce9">
            <text:p>DDJ014</text:p>
          </table:table-cell>
          <table:table-cell office:value-type="float" office:value="9383.1973196249492" table:style-name="ce14">
            <text:p>9,383<text:s/></text:p>
          </table:table-cell>
          <table:table-cell office:value-type="currency" office:value="0.88994824637597791" table:style-name="ce10">
            <text:p>£0.89</text:p>
          </table:table-cell>
          <table:table-cell office:value-type="currency" office:value="1.03981894925542" table:style-name="ce10">
            <text:p>£1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renorphine 400microgram sublingual tablets sugar free <text:s/>/ <text:s/>Packsize 7</text:p>
          </table:table-cell>
          <table:table-cell office:value-type="string" table:style-name="ce9">
            <text:p>DDJ015</text:p>
          </table:table-cell>
          <table:table-cell office:value-type="float" office:value="1368.1173182815" table:style-name="ce14">
            <text:p>1,368<text:s/></text:p>
          </table:table-cell>
          <table:table-cell office:value-type="currency" office:value="0.91695352674563357" table:style-name="ce10">
            <text:p>£0.92</text:p>
          </table:table-cell>
          <table:table-cell office:value-type="currency" office:value="9.4825505798881896E-2" table:style-name="ce10">
            <text:p>£0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prenorphine 8mg sublingual tablets sugar free <text:s/>/ <text:s/>Packsize 7</text:p>
          </table:table-cell>
          <table:table-cell office:value-type="string" table:style-name="ce9">
            <text:p>DDJ021</text:p>
          </table:table-cell>
          <table:table-cell office:value-type="float" office:value="5667.7211270695598" table:style-name="ce14">
            <text:p>5,668<text:s/></text:p>
          </table:table-cell>
          <table:table-cell office:value-type="currency" office:value="2.5752643210140893" table:style-name="ce10">
            <text:p>£2.58</text:p>
          </table:table-cell>
          <table:table-cell office:value-type="currency" office:value="2.5526363783394701" table:style-name="ce10">
            <text:p>£2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spirone 10mg tablets <text:s/>/ <text:s/>Packsize 30</text:p>
          </table:table-cell>
          <table:table-cell office:value-type="string" table:style-name="ce9">
            <text:p>DDA085</text:p>
          </table:table-cell>
          <table:table-cell office:value-type="float" office:value="1389.12566811903" table:style-name="ce14">
            <text:p>1,389<text:s/></text:p>
          </table:table-cell>
          <table:table-cell office:value-type="currency" office:value="4.1405469152321146" table:style-name="ce10">
            <text:p>£4.14</text:p>
          </table:table-cell>
          <table:table-cell office:value-type="currency" office:value="0.92079239869746698" table:style-name="ce10">
            <text:p>£0.9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spirone 5mg tablets <text:s/>/ <text:s/>Packsize 30</text:p>
          </table:table-cell>
          <table:table-cell office:value-type="string" table:style-name="ce9">
            <text:p>DDA088</text:p>
          </table:table-cell>
          <table:table-cell office:value-type="float" office:value="6493.2446211292399" table:style-name="ce14">
            <text:p>6,493<text:s/></text:p>
          </table:table-cell>
          <table:table-cell office:value-type="currency" office:value="3.429071488781791" table:style-name="ce10">
            <text:p>£3.43</text:p>
          </table:table-cell>
          <table:table-cell office:value-type="currency" office:value="0.65476964243267999" table:style-name="ce10">
            <text:p>£0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Busulfan 60mg/10ml solution for infusion <text:s/>/ <text:s/>Packsize 8</text:p>
          </table:table-cell>
          <table:table-cell office:value-type="string" table:style-name="ce9">
            <text:p>DHA061</text:p>
          </table:table-cell>
          <table:table-cell office:value-type="float" office:value="479.582789319364" table:style-name="ce14">
            <text:p>480<text:s/></text:p>
          </table:table-cell>
          <table:table-cell office:value-type="currency" office:value="142.86117334868595" table:style-name="ce10">
            <text:p>£142.86</text:p>
          </table:table-cell>
          <table:table-cell office:value-type="currency" office:value="151.72189988750901" table:style-name="ce10">
            <text:p>£151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bazitaxel 45mg/4.5ml concentrate for solution for infusion vials <text:s/>/ <text:s/>Packsize 1</text:p>
          </table:table-cell>
          <table:table-cell office:value-type="string" table:style-name="ce9">
            <text:p>DXA121</text:p>
          </table:table-cell>
          <table:table-cell office:value-type="float" office:value="633.309371683932" table:style-name="ce14">
            <text:p>633<text:s/></text:p>
          </table:table-cell>
          <table:table-cell office:value-type="currency" office:value="240.96640097750168" table:style-name="ce10">
            <text:p>£240.97</text:p>
          </table:table-cell>
          <table:table-cell office:value-type="currency" office:value="5.2116234051874804" table:style-name="ce10">
            <text:p>£5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bazitaxel 50mg/5ml concentrate for solution for infusion vials <text:s/>/ <text:s/>Packsize 1</text:p>
          </table:table-cell>
          <table:table-cell office:value-type="string" table:style-name="ce9">
            <text:p>DXA122</text:p>
          </table:table-cell>
          <table:table-cell office:value-type="float" office:value="444.83309754837001" table:style-name="ce14">
            <text:p>445<text:s/></text:p>
          </table:table-cell>
          <table:table-cell office:value-type="currency" office:value="256.30412985985731" table:style-name="ce10">
            <text:p>£256.30</text:p>
          </table:table-cell>
          <table:table-cell office:value-type="currency" office:value="10.4417652751426" table:style-name="ce10">
            <text:p>£1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bazitaxel 60mg/1.5ml concentrate and solvent for solution for infusion vials <text:s/>/ <text:s/>Packsize 1</text:p>
          </table:table-cell>
          <table:table-cell office:value-type="string" table:style-name="ce9">
            <text:p>DXA015</text:p>
          </table:table-cell>
          <table:table-cell office:value-type="float" office:value="1699.94031098764" table:style-name="ce14">
            <text:p>1,700<text:s/></text:p>
          </table:table-cell>
          <table:table-cell office:value-type="currency" office:value="196.49991110918995" table:style-name="ce10">
            <text:p>£196.50</text:p>
          </table:table-cell>
          <table:table-cell office:value-type="currency" office:value="99.763408245972499" table:style-name="ce10">
            <text:p>£99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bazitaxel 60mg/3ml concentrate for solution for infusion vials <text:s/>/ <text:s/>Packsize 1</text:p>
          </table:table-cell>
          <table:table-cell office:value-type="string" table:style-name="ce9">
            <text:p>DXA134</text:p>
          </table:table-cell>
          <table:table-cell office:value-type="float" office:value="917.317824436352" table:style-name="ce14">
            <text:p>917<text:s/></text:p>
          </table:table-cell>
          <table:table-cell office:value-type="currency" office:value="163.29611832413866" table:style-name="ce10">
            <text:p>£163.30</text:p>
          </table:table-cell>
          <table:table-cell office:value-type="currency" office:value="77.307754613891902" table:style-name="ce10">
            <text:p>£77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bazitaxel 60mg/6ml concentrate for solution for infusion vials <text:s/>/ <text:s/>Packsize 1</text:p>
          </table:table-cell>
          <table:table-cell office:value-type="string" table:style-name="ce9">
            <text:p>DXA123</text:p>
          </table:table-cell>
          <table:table-cell office:value-type="float" office:value="997.131360324973" table:style-name="ce14">
            <text:p>997<text:s/></text:p>
          </table:table-cell>
          <table:table-cell office:value-type="currency" office:value="271.84122452197164" table:style-name="ce10">
            <text:p>£271.84</text:p>
          </table:table-cell>
          <table:table-cell office:value-type="currency" office:value="8.76433585450234" table:style-name="ce10">
            <text:p>£8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bergoline 1mg tablets <text:s/>/ <text:s/>Packsize 20</text:p>
          </table:table-cell>
          <table:table-cell office:value-type="string" table:style-name="ce9">
            <text:p>DFG015</text:p>
          </table:table-cell>
          <table:table-cell office:value-type="float" office:value="548.43451536730595" table:style-name="ce14">
            <text:p>548<text:s/></text:p>
          </table:table-cell>
          <table:table-cell office:value-type="currency" office:value="17.100017845738723" table:style-name="ce10">
            <text:p>£17.10</text:p>
          </table:table-cell>
          <table:table-cell office:value-type="currency" office:value="3.8588670847458499" table:style-name="ce10">
            <text:p>£3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bergoline 2mg tablets <text:s/>/ <text:s/>Packsize 20</text:p>
          </table:table-cell>
          <table:table-cell office:value-type="string" table:style-name="ce9">
            <text:p>DFG016</text:p>
          </table:table-cell>
          <table:table-cell office:value-type="float" office:value="21.867504861205799" table:style-name="ce14">
            <text:p>22<text:s/></text:p>
          </table:table-cell>
          <table:table-cell office:value-type="currency" office:value="21.213668543545968" table:style-name="ce10">
            <text:p>£21.21</text:p>
          </table:table-cell>
          <table:table-cell office:value-type="currency" office:value="27.558734908259702" table:style-name="ce10">
            <text:p>£27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bergoline 500microgram tablets <text:s/>/ <text:s/>Packsize 8</text:p>
          </table:table-cell>
          <table:table-cell office:value-type="string" table:style-name="ce9">
            <text:p>DFG029</text:p>
          </table:table-cell>
          <table:table-cell office:value-type="float" office:value="7515.5354759232096" table:style-name="ce14">
            <text:p>7,516<text:s/></text:p>
          </table:table-cell>
          <table:table-cell office:value-type="currency" office:value="10.894831148400879" table:style-name="ce10">
            <text:p>£10.89</text:p>
          </table:table-cell>
          <table:table-cell office:value-type="currency" office:value="2.6982580155620899" table:style-name="ce10">
            <text:p>£2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ffeine citrate 10mg/1ml solution for injection ampoules <text:s/>/ <text:s/>Packsize 10</text:p>
          </table:table-cell>
          <table:table-cell office:value-type="string" table:style-name="ce9">
            <text:p>DCE009</text:p>
          </table:table-cell>
          <table:table-cell office:value-type="float" office:value="12961.461690440799" table:style-name="ce14">
            <text:p>12,961<text:s/></text:p>
          </table:table-cell>
          <table:table-cell office:value-type="currency" office:value="21.356595931163536" table:style-name="ce10">
            <text:p>£21.36</text:p>
          </table:table-cell>
          <table:table-cell office:value-type="currency" office:value="6.1282788127617103" table:style-name="ce10">
            <text:p>£6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ffeine citrate 20mg/1ml (10mg/ml base) solution for infusion and oral solution ampoules <text:s/>/ <text:s/>Packsize 5</text:p>
          </table:table-cell>
          <table:table-cell office:value-type="string" table:style-name="ce9">
            <text:p>DCK002</text:p>
          </table:table-cell>
          <table:table-cell office:value-type="float" office:value="152.96995002031301" table:style-name="ce14">
            <text:p>153<text:s/></text:p>
          </table:table-cell>
          <table:table-cell office:value-type="currency" office:value="21.449971053558471" table:style-name="ce10">
            <text:p>£21.45</text:p>
          </table:table-cell>
          <table:table-cell office:value-type="currency" office:value="1.9499973685053154" table:style-name="ce10">
            <text:p>£1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ffeine citrate 20mg/1ml (10mg/ml base) solution for infusion and oral solution ampoules <text:s/>/ <text:s/>Packsize 10</text:p>
          </table:table-cell>
          <table:table-cell office:value-type="string" table:style-name="ce9">
            <text:p>DCK001</text:p>
          </table:table-cell>
          <table:table-cell office:value-type="float" office:value="3696.3586423974498" table:style-name="ce14">
            <text:p>3,696<text:s/></text:p>
          </table:table-cell>
          <table:table-cell office:value-type="currency" office:value="43.827400334434543" table:style-name="ce10">
            <text:p>£43.83</text:p>
          </table:table-cell>
          <table:table-cell office:value-type="currency" office:value="4.7444968919564602E-2" table:style-name="ce10">
            <text:p>£0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ffeine citrate 50mg/5ml (25mg/5ml base) 5ml oral solution <text:s/>/ <text:s/>Packsize 1</text:p>
          </table:table-cell>
          <table:table-cell office:value-type="string" table:style-name="ce9">
            <text:p>DHF015</text:p>
          </table:table-cell>
          <table:table-cell office:value-type="float" office:value="24645.516159779901" table:style-name="ce14">
            <text:p>24,646<text:s/></text:p>
          </table:table-cell>
          <table:table-cell office:value-type="currency" office:value="11.962314689968858" table:style-name="ce10">
            <text:p>£11.96</text:p>
          </table:table-cell>
          <table:table-cell office:value-type="currency" office:value="1.6586159691258899" table:style-name="ce10">
            <text:p>£1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lcitriol 250nanogram capsules <text:s/>/ <text:s/>Packsize 30</text:p>
          </table:table-cell>
          <table:table-cell office:value-type="string" table:style-name="ce9">
            <text:p>DIF065</text:p>
          </table:table-cell>
          <table:table-cell office:value-type="float" office:value="1761.0013729233201" table:style-name="ce14">
            <text:p>1,761<text:s/></text:p>
          </table:table-cell>
          <table:table-cell office:value-type="currency" office:value="3.2409685124354062" table:style-name="ce10">
            <text:p>£3.24</text:p>
          </table:table-cell>
          <table:table-cell office:value-type="currency" office:value="0.25648185160730802" table:style-name="ce10">
            <text:p>£0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lcitriol 500nanogram capsules <text:s/>/ <text:s/>Packsize 30</text:p>
          </table:table-cell>
          <table:table-cell office:value-type="string" table:style-name="ce9">
            <text:p>DIF066</text:p>
          </table:table-cell>
          <table:table-cell office:value-type="float" office:value="1031.8924966135201" table:style-name="ce14">
            <text:p>1,032<text:s/></text:p>
          </table:table-cell>
          <table:table-cell office:value-type="currency" office:value="5.7797881267410478" table:style-name="ce10">
            <text:p>£5.78</text:p>
          </table:table-cell>
          <table:table-cell office:value-type="currency" office:value="0.156849036595923" table:style-name="ce10">
            <text:p>£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lcium folinate 100mg/10ml solution for injection vials (Folinic acid) <text:s/>/ <text:s/>Packsize 1</text:p>
          </table:table-cell>
          <table:table-cell office:value-type="string" table:style-name="ce9">
            <text:p>DHA051</text:p>
          </table:table-cell>
          <table:table-cell office:value-type="float" office:value="19842.0812164983" table:style-name="ce14">
            <text:p>19,842<text:s/></text:p>
          </table:table-cell>
          <table:table-cell office:value-type="currency" office:value="5.4292651473690343" table:style-name="ce10">
            <text:p>£5.43</text:p>
          </table:table-cell>
          <table:table-cell office:value-type="currency" office:value="9.8436049814098006" table:style-name="ce10">
            <text:p>£9.8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lcium folinate 100mg/10ml solution for injection vials (Folinic acid) <text:s/>/ <text:s/>Packsize 10</text:p>
          </table:table-cell>
          <table:table-cell office:value-type="string" table:style-name="ce9">
            <text:p>DHA138</text:p>
          </table:table-cell>
          <table:table-cell office:value-type="float" office:value="1305.564243947" table:style-name="ce14">
            <text:p>1,306<text:s/></text:p>
          </table:table-cell>
          <table:table-cell office:value-type="currency" office:value="27.633163337050274" table:style-name="ce10">
            <text:p>£27.63</text:p>
          </table:table-cell>
          <table:table-cell office:value-type="currency" office:value="163.68422625946999" table:style-name="ce10">
            <text:p>£163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lcium folinate 15mg tablets (Folinic acid) <text:s/>/ <text:s/>Packsize 10</text:p>
          </table:table-cell>
          <table:table-cell office:value-type="string" table:style-name="ce9">
            <text:p>DHA030</text:p>
          </table:table-cell>
          <table:table-cell office:value-type="float" office:value="9340.6076130834408" table:style-name="ce14">
            <text:p>9,341<text:s/></text:p>
          </table:table-cell>
          <table:table-cell office:value-type="currency" office:value="9.1159251653749305" table:style-name="ce10">
            <text:p>£9.12</text:p>
          </table:table-cell>
          <table:table-cell office:value-type="currency" office:value="4.5553793391022097" table:style-name="ce10">
            <text:p>£4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lcium folinate 300mg/30ml solution for injection vials (Folinic acid) <text:s/>/ <text:s/>Packsize 1</text:p>
          </table:table-cell>
          <table:table-cell office:value-type="string" table:style-name="ce9">
            <text:p>DHA027</text:p>
          </table:table-cell>
          <table:table-cell office:value-type="float" office:value="76173.794609464705" table:style-name="ce14">
            <text:p>76,174<text:s/></text:p>
          </table:table-cell>
          <table:table-cell office:value-type="currency" office:value="15.800118087467006" table:style-name="ce10">
            <text:p>£15.80</text:p>
          </table:table-cell>
          <table:table-cell office:value-type="currency" office:value="21.923009473955702" table:style-name="ce10">
            <text:p>£21.9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lcium folinate 350mg/35ml solution for injection vials (Folinic acid) <text:s/>/ <text:s/>Packsize 10</text:p>
          </table:table-cell>
          <table:table-cell office:value-type="string" table:style-name="ce9">
            <text:p>DHA161</text:p>
          </table:table-cell>
          <table:table-cell office:value-type="float" office:value="5614.02664021286" table:style-name="ce14">
            <text:p>5,614<text:s/></text:p>
          </table:table-cell>
          <table:table-cell office:value-type="currency" office:value="60.96572779836734" table:style-name="ce10">
            <text:p>£60.97</text:p>
          </table:table-cell>
          <table:table-cell office:value-type="currency" office:value="2.44598693946201" table:style-name="ce10">
            <text:p>£2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lcium folinate 50mg/5ml solution for injection vials (Folinic acid) <text:s/>/ <text:s/>Packsize 1</text:p>
          </table:table-cell>
          <table:table-cell office:value-type="string" table:style-name="ce9">
            <text:p>DHA059</text:p>
          </table:table-cell>
          <table:table-cell office:value-type="float" office:value="76789.323108516604" table:style-name="ce14">
            <text:p>76,789<text:s/></text:p>
          </table:table-cell>
          <table:table-cell office:value-type="currency" office:value="7.893691667829958" table:style-name="ce10">
            <text:p>£7.89</text:p>
          </table:table-cell>
          <table:table-cell office:value-type="currency" office:value="7.0807370059378796" table:style-name="ce10">
            <text:p>£7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lcium folinate 50mg/5ml solution for injection vials (Folinic acid) <text:s/>/ <text:s/>Packsize 10</text:p>
          </table:table-cell>
          <table:table-cell office:value-type="string" table:style-name="ce9">
            <text:p>DHA139</text:p>
          </table:table-cell>
          <table:table-cell office:value-type="float" office:value="491.04270456731302" table:style-name="ce14">
            <text:p>491<text:s/></text:p>
          </table:table-cell>
          <table:table-cell office:value-type="currency" office:value="36.400561160459652" table:style-name="ce10">
            <text:p>£36.40</text:p>
          </table:table-cell>
          <table:table-cell office:value-type="currency" office:value="38.845078511766303" table:style-name="ce10">
            <text:p>£38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lcium gluconate 10% solution for injection 10ml ampoules(plastic) <text:s/>/ <text:s/>Packsize 20</text:p>
          </table:table-cell>
          <table:table-cell office:value-type="string" table:style-name="ce9">
            <text:p>DIE066</text:p>
          </table:table-cell>
          <table:table-cell office:value-type="float" office:value="46812.7494316269" table:style-name="ce14">
            <text:p>46,813<text:s/></text:p>
          </table:table-cell>
          <table:table-cell office:value-type="currency" office:value="14.176818239853931" table:style-name="ce10">
            <text:p>£14.18</text:p>
          </table:table-cell>
          <table:table-cell office:value-type="currency" office:value="8.1669484930461191" table:style-name="ce10">
            <text:p>£8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lcium lactate gluconate 2.263g / Calcium carbonate 1.75g effervescent tablets sugar free (Sandocal 1000) <text:s/>/ <text:s/>Packsize 30</text:p>
          </table:table-cell>
          <table:table-cell office:value-type="string" table:style-name="ce9">
            <text:p>DIE012</text:p>
          </table:table-cell>
          <table:table-cell office:value-type="float" office:value="9123.0340117067099" table:style-name="ce14">
            <text:p>9,123<text:s/></text:p>
          </table:table-cell>
          <table:table-cell office:value-type="currency" office:value="12.97051834380513" table:style-name="ce10">
            <text:p>£12.97</text:p>
          </table:table-cell>
          <table:table-cell office:value-type="currency" office:value="0.63647625021252496" table:style-name="ce10">
            <text:p>£0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lcium polystyrene sulphonate (Calcium Resonium) powder sugar free 300g <text:s/>/ <text:s/>Packsize 1</text:p>
          </table:table-cell>
          <table:table-cell office:value-type="string" table:style-name="ce9">
            <text:p>DIB046</text:p>
          </table:table-cell>
          <table:table-cell office:value-type="float" office:value="6283.9294463298302" table:style-name="ce14">
            <text:p>6,284<text:s/></text:p>
          </table:table-cell>
          <table:table-cell office:value-type="currency" office:value="48.264680975554164" table:style-name="ce10">
            <text:p>£48.26</text:p>
          </table:table-cell>
          <table:table-cell office:value-type="currency" office:value="15.3497426557479" table:style-name="ce10">
            <text:p>£15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ndesartan 16mg tablets <text:s/>/ <text:s/>Packsize 28</text:p>
          </table:table-cell>
          <table:table-cell office:value-type="string" table:style-name="ce9">
            <text:p>DBE102</text:p>
          </table:table-cell>
          <table:table-cell office:value-type="float" office:value="19819.968705616899" table:style-name="ce14">
            <text:p>19,820<text:s/></text:p>
          </table:table-cell>
          <table:table-cell office:value-type="currency" office:value="0.5844822548441776" table:style-name="ce10">
            <text:p>£0.58</text:p>
          </table:table-cell>
          <table:table-cell office:value-type="currency" office:value="0.22683892897138799" table:style-name="ce10">
            <text:p>£0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ndesartan 2mg tablets <text:s/>/ <text:s/>Packsize 7</text:p>
          </table:table-cell>
          <table:table-cell office:value-type="string" table:style-name="ce9">
            <text:p>DBE149</text:p>
          </table:table-cell>
          <table:table-cell office:value-type="float" office:value="40652.160485932603" table:style-name="ce14">
            <text:p>40,652<text:s/></text:p>
          </table:table-cell>
          <table:table-cell office:value-type="currency" office:value="0.20915099956230396" table:style-name="ce10">
            <text:p>£0.21</text:p>
          </table:table-cell>
          <table:table-cell office:value-type="currency" office:value="0.26355531220266698" table:style-name="ce10">
            <text:p>£0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ndesartan 32mg tablets <text:s/>/ <text:s/>Packsize 28</text:p>
          </table:table-cell>
          <table:table-cell office:value-type="string" table:style-name="ce9">
            <text:p>DBE156</text:p>
          </table:table-cell>
          <table:table-cell office:value-type="float" office:value="3886.4854951307598" table:style-name="ce14">
            <text:p>3,886<text:s/></text:p>
          </table:table-cell>
          <table:table-cell office:value-type="currency" office:value="0.90699939686289788" table:style-name="ce10">
            <text:p>£0.91</text:p>
          </table:table-cell>
          <table:table-cell office:value-type="currency" office:value="1.2035577713182399" table:style-name="ce10">
            <text:p>£1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ndesartan 4mg tablets <text:s/>/ <text:s/>Packsize 28</text:p>
          </table:table-cell>
          <table:table-cell office:value-type="string" table:style-name="ce9">
            <text:p>DBE100</text:p>
          </table:table-cell>
          <table:table-cell office:value-type="float" office:value="41476.070646517001" table:style-name="ce14">
            <text:p>41,476<text:s/></text:p>
          </table:table-cell>
          <table:table-cell office:value-type="currency" office:value="0.32899500331876036" table:style-name="ce10">
            <text:p>£0.33</text:p>
          </table:table-cell>
          <table:table-cell office:value-type="currency" office:value="0.27109572221536798" table:style-name="ce10">
            <text:p>£0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ndesartan 8mg tablets <text:s/>/ <text:s/>Packsize 28</text:p>
          </table:table-cell>
          <table:table-cell office:value-type="string" table:style-name="ce9">
            <text:p>DBE101</text:p>
          </table:table-cell>
          <table:table-cell office:value-type="float" office:value="31538.278054626699" table:style-name="ce14">
            <text:p>31,538<text:s/></text:p>
          </table:table-cell>
          <table:table-cell office:value-type="currency" office:value="0.42015039556213468" table:style-name="ce10">
            <text:p>£0.42</text:p>
          </table:table-cell>
          <table:table-cell office:value-type="currency" office:value="0.154239232932076" table:style-name="ce10">
            <text:p>£0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pecitabine 150mg tablets <text:s/>/ <text:s/>Packsize 60</text:p>
          </table:table-cell>
          <table:table-cell office:value-type="string" table:style-name="ce9">
            <text:p>DHA224</text:p>
          </table:table-cell>
          <table:table-cell office:value-type="float" office:value="46854.665108609901" table:style-name="ce14">
            <text:p>46,855<text:s/></text:p>
          </table:table-cell>
          <table:table-cell office:value-type="currency" office:value="4.8280479537229901" table:style-name="ce10">
            <text:p>£4.83</text:p>
          </table:table-cell>
          <table:table-cell office:value-type="currency" office:value="2.19410027846603" table:style-name="ce10">
            <text:p>£2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pecitabine 300mg tablets <text:s/>/ <text:s/>Packsize 60</text:p>
          </table:table-cell>
          <table:table-cell office:value-type="string" table:style-name="ce9">
            <text:p>DKE068</text:p>
          </table:table-cell>
          <table:table-cell office:value-type="float" office:value="585.49627201654903" table:style-name="ce14">
            <text:p>585<text:s/></text:p>
          </table:table-cell>
          <table:table-cell office:value-type="currency" office:value="7.3987661528228443" table:style-name="ce10">
            <text:p>£7.40</text:p>
          </table:table-cell>
          <table:table-cell office:value-type="currency" office:value="4.91505972185899E-2" table:style-name="ce10">
            <text:p>£0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pecitabine 500mg tablets <text:s/>/ <text:s/>Packsize 120</text:p>
          </table:table-cell>
          <table:table-cell office:value-type="string" table:style-name="ce9">
            <text:p>DHA225</text:p>
          </table:table-cell>
          <table:table-cell office:value-type="float" office:value="80071.8935756758" table:style-name="ce14">
            <text:p>80,072<text:s/></text:p>
          </table:table-cell>
          <table:table-cell office:value-type="currency" office:value="20.128392848319091" table:style-name="ce10">
            <text:p>£20.13</text:p>
          </table:table-cell>
          <table:table-cell office:value-type="currency" office:value="8.1147079970663292" table:style-name="ce10">
            <text:p>£8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ptopril 12.5mg tablets <text:s/>/ <text:s/>Packsize 56</text:p>
          </table:table-cell>
          <table:table-cell office:value-type="string" table:style-name="ce9">
            <text:p>DBK044</text:p>
          </table:table-cell>
          <table:table-cell office:value-type="float" office:value="1135.2961498652601" table:style-name="ce14">
            <text:p>1,135<text:s/></text:p>
          </table:table-cell>
          <table:table-cell office:value-type="currency" office:value="0.6033491790501494" table:style-name="ce10">
            <text:p>£0.60</text:p>
          </table:table-cell>
          <table:table-cell office:value-type="currency" office:value="0.21363933703045401" table:style-name="ce10">
            <text:p>£0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ptopril 25mg tablets <text:s/>/ <text:s/>Packsize 56</text:p>
          </table:table-cell>
          <table:table-cell office:value-type="string" table:style-name="ce9">
            <text:p>DBK045</text:p>
          </table:table-cell>
          <table:table-cell office:value-type="float" office:value="646.54109828383696" table:style-name="ce14">
            <text:p>647<text:s/></text:p>
          </table:table-cell>
          <table:table-cell office:value-type="currency" office:value="0.84656644636024858" table:style-name="ce10">
            <text:p>£0.85</text:p>
          </table:table-cell>
          <table:table-cell office:value-type="currency" office:value="1.8041339282861399" table:style-name="ce10">
            <text:p>£1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ptopril 25mg/5ml oral solution 100ml <text:s/>/ <text:s/>Packsize 1</text:p>
          </table:table-cell>
          <table:table-cell office:value-type="string" table:style-name="ce9">
            <text:p>DEI007</text:p>
          </table:table-cell>
          <table:table-cell office:value-type="float" office:value="1485.7401792344201" table:style-name="ce14">
            <text:p>1,486<text:s/></text:p>
          </table:table-cell>
          <table:table-cell office:value-type="currency" office:value="25.105244188267207" table:style-name="ce10">
            <text:p>£25.11</text:p>
          </table:table-cell>
          <table:table-cell office:value-type="currency" office:value="5.1632804888411803" table:style-name="ce10">
            <text:p>£5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ptopril 50mg tablets <text:s/>/ <text:s/>Packsize 56</text:p>
          </table:table-cell>
          <table:table-cell office:value-type="string" table:style-name="ce9">
            <text:p>DBK046</text:p>
          </table:table-cell>
          <table:table-cell office:value-type="float" office:value="195.88019030774001" table:style-name="ce14">
            <text:p>196<text:s/></text:p>
          </table:table-cell>
          <table:table-cell office:value-type="currency" office:value="0.80166350539733533" table:style-name="ce10">
            <text:p>£0.80</text:p>
          </table:table-cell>
          <table:table-cell office:value-type="currency" office:value="0.10499474458367" table:style-name="ce10">
            <text:p>£0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ptopril 5mg/5ml oral solution 100ml <text:s/>/ <text:s/>Packsize 1</text:p>
          </table:table-cell>
          <table:table-cell office:value-type="string" table:style-name="ce9">
            <text:p>DYF023</text:p>
          </table:table-cell>
          <table:table-cell office:value-type="float" office:value="2945.1551369342501" table:style-name="ce14">
            <text:p>2,945<text:s/></text:p>
          </table:table-cell>
          <table:table-cell office:value-type="currency" office:value="37.175355765459045" table:style-name="ce10">
            <text:p>£37.18</text:p>
          </table:table-cell>
          <table:table-cell office:value-type="currency" office:value="14.802138456489701" table:style-name="ce10">
            <text:p>£14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betocin 100micrograms/1ml solution for injection pre-filled syringes <text:s/>/ <text:s/>Packsize 5</text:p>
          </table:table-cell>
          <table:table-cell office:value-type="string" table:style-name="ce9">
            <text:p>DGA041</text:p>
          </table:table-cell>
          <table:table-cell office:value-type="float" office:value="3598.65472066743" table:style-name="ce14">
            <text:p>3,599<text:s/></text:p>
          </table:table-cell>
          <table:table-cell office:value-type="currency" office:value="70.15660561988436" table:style-name="ce10">
            <text:p>£70.16</text:p>
          </table:table-cell>
          <table:table-cell office:value-type="currency" office:value="0.43564611384865498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bimazole 20mg tablets <text:s/>/ <text:s/>Packsize 100</text:p>
          </table:table-cell>
          <table:table-cell office:value-type="string" table:style-name="ce9">
            <text:p>DFB017</text:p>
          </table:table-cell>
          <table:table-cell office:value-type="float" office:value="4570.9156967501604" table:style-name="ce14">
            <text:p>4,571<text:s/></text:p>
          </table:table-cell>
          <table:table-cell office:value-type="currency" office:value="3.5332592135712599" table:style-name="ce10">
            <text:p>£3.53</text:p>
          </table:table-cell>
          <table:table-cell office:value-type="currency" office:value="2.1550608153050499" table:style-name="ce10">
            <text:p>£2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bimazole 5mg tablets <text:s/>/ <text:s/>Packsize 100</text:p>
          </table:table-cell>
          <table:table-cell office:value-type="string" table:style-name="ce9">
            <text:p>DFB022</text:p>
          </table:table-cell>
          <table:table-cell office:value-type="float" office:value="13967.730595623099" table:style-name="ce14">
            <text:p>13,968<text:s/></text:p>
          </table:table-cell>
          <table:table-cell office:value-type="currency" office:value="2.0295072134970122" table:style-name="ce10">
            <text:p>£2.03</text:p>
          </table:table-cell>
          <table:table-cell office:value-type="currency" office:value="0.34337793248715198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bocisteine 250mg/5ml oral solution 300ml <text:s/>/ <text:s/>Packsize 1</text:p>
          </table:table-cell>
          <table:table-cell office:value-type="string" table:style-name="ce9">
            <text:p>DCH001</text:p>
          </table:table-cell>
          <table:table-cell office:value-type="float" office:value="64633.088398946398" table:style-name="ce14">
            <text:p>64,633<text:s/></text:p>
          </table:table-cell>
          <table:table-cell office:value-type="currency" office:value="7.0853937409474801" table:style-name="ce10">
            <text:p>£7.09</text:p>
          </table:table-cell>
          <table:table-cell office:value-type="currency" office:value="0.82351519064323897" table:style-name="ce10">
            <text:p>£0.8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bocisteine 375mg capsules <text:s/>/ <text:s/>Packsize 120</text:p>
          </table:table-cell>
          <table:table-cell office:value-type="string" table:style-name="ce9">
            <text:p>DCG010</text:p>
          </table:table-cell>
          <table:table-cell office:value-type="float" office:value="225069.458550788" table:style-name="ce14">
            <text:p>225,069<text:s/></text:p>
          </table:table-cell>
          <table:table-cell office:value-type="currency" office:value="2.0493402479835714" table:style-name="ce10">
            <text:p>£2.05</text:p>
          </table:table-cell>
          <table:table-cell office:value-type="currency" office:value="0.811602770813175" table:style-name="ce10">
            <text:p>£0.8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bocisteine 750mg/10ml oral solution 10ml sachets sugar free <text:s/>/ <text:s/>Packsize 15</text:p>
          </table:table-cell>
          <table:table-cell office:value-type="string" table:style-name="ce9">
            <text:p>DCH003</text:p>
          </table:table-cell>
          <table:table-cell office:value-type="float" office:value="70619.145783618107" table:style-name="ce14">
            <text:p>70,619<text:s/></text:p>
          </table:table-cell>
          <table:table-cell office:value-type="currency" office:value="1.9990350836663331" table:style-name="ce10">
            <text:p>£2.00</text:p>
          </table:table-cell>
          <table:table-cell office:value-type="currency" office:value="9.7837319493629504E-2" table:style-name="ce10">
            <text:p>£0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boplatin 150mg/15ml solution for infusion vials <text:s/>/ <text:s/>Packsize 1</text:p>
          </table:table-cell>
          <table:table-cell office:value-type="string" table:style-name="ce9">
            <text:p>DHE001</text:p>
          </table:table-cell>
          <table:table-cell office:value-type="float" office:value="23307.331378074399" table:style-name="ce14">
            <text:p>23,307<text:s/></text:p>
          </table:table-cell>
          <table:table-cell office:value-type="currency" office:value="12.177476065192021" table:style-name="ce10">
            <text:p>£12.18</text:p>
          </table:table-cell>
          <table:table-cell office:value-type="currency" office:value="13.0442789056598" table:style-name="ce10">
            <text:p>£13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boplatin 450mg/45ml solution for infusion vials <text:s/>/ <text:s/>Packsize 1</text:p>
          </table:table-cell>
          <table:table-cell office:value-type="string" table:style-name="ce9">
            <text:p>DHE002</text:p>
          </table:table-cell>
          <table:table-cell office:value-type="float" office:value="35080.689936384602" table:style-name="ce14">
            <text:p>35,081<text:s/></text:p>
          </table:table-cell>
          <table:table-cell office:value-type="currency" office:value="23.183527504015153" table:style-name="ce10">
            <text:p>£23.18</text:p>
          </table:table-cell>
          <table:table-cell office:value-type="currency" office:value="24.355890975677099" table:style-name="ce10">
            <text:p>£24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boplatin 50mg/5ml solution for infusion vials <text:s/>/ <text:s/>Packsize 1</text:p>
          </table:table-cell>
          <table:table-cell office:value-type="string" table:style-name="ce9">
            <text:p>DHE003</text:p>
          </table:table-cell>
          <table:table-cell office:value-type="float" office:value="21506.713584056099" table:style-name="ce14">
            <text:p>21,507<text:s/></text:p>
          </table:table-cell>
          <table:table-cell office:value-type="currency" office:value="6.7133595021713184" table:style-name="ce10">
            <text:p>£6.71</text:p>
          </table:table-cell>
          <table:table-cell office:value-type="currency" office:value="4.9726719922899001" table:style-name="ce10">
            <text:p>£4.9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boplatin 600mg/60ml solution for infusion vials <text:s/>/ <text:s/>Packsize 1</text:p>
          </table:table-cell>
          <table:table-cell office:value-type="string" table:style-name="ce9">
            <text:p>DHA162</text:p>
          </table:table-cell>
          <table:table-cell office:value-type="float" office:value="20877.304956539501" table:style-name="ce14">
            <text:p>20,877<text:s/></text:p>
          </table:table-cell>
          <table:table-cell office:value-type="currency" office:value="38.934904753852585" table:style-name="ce10">
            <text:p>£38.93</text:p>
          </table:table-cell>
          <table:table-cell office:value-type="currency" office:value="38.3497964512284" table:style-name="ce10">
            <text:p>£38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glumic acid 200mg dispersible tablets sugar free (generic) <text:s/>/ <text:s/>Packsize 5</text:p>
          </table:table-cell>
          <table:table-cell office:value-type="string" table:style-name="ce9">
            <text:p>DCH024</text:p>
          </table:table-cell>
          <table:table-cell office:value-type="float" office:value="471.87930943012901" table:style-name="ce14">
            <text:p>472<text:s/></text:p>
          </table:table-cell>
          <table:table-cell office:value-type="currency" office:value="39.450235744562619" table:style-name="ce10">
            <text:p>£39.45</text:p>
          </table:table-cell>
          <table:table-cell office:value-type="currency" office:value="8.8186018761096605" table:style-name="ce10">
            <text:p>£8.8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glumic acid 200mg dispersible tablets sugar free (generic) <text:s/>/ <text:s/>Packsize 12</text:p>
          </table:table-cell>
          <table:table-cell office:value-type="string" table:style-name="ce9">
            <text:p>DCH028</text:p>
          </table:table-cell>
          <table:table-cell office:value-type="float" office:value="1053.0033967741799" table:style-name="ce14">
            <text:p>1,053<text:s/></text:p>
          </table:table-cell>
          <table:table-cell office:value-type="currency" office:value="108.90000388535481" table:style-name="ce10">
            <text:p>£108.90</text:p>
          </table:table-cell>
          <table:table-cell office:value-type="currency" office:value="9.9000003532140735" table:style-name="ce10">
            <text:p>£9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glumic acid 200mg dispersible tablets sugar free (generic) <text:s/>/ <text:s/>Packsize 15</text:p>
          </table:table-cell>
          <table:table-cell office:value-type="string" table:style-name="ce9">
            <text:p>DCH023</text:p>
          </table:table-cell>
          <table:table-cell office:value-type="float" office:value="307.22836133435698" table:style-name="ce14">
            <text:p>307<text:s/></text:p>
          </table:table-cell>
          <table:table-cell office:value-type="currency" office:value="110.34069202714922" table:style-name="ce10">
            <text:p>£110.34</text:p>
          </table:table-cell>
          <table:table-cell office:value-type="currency" office:value="14.600730820896301" table:style-name="ce10">
            <text:p>£14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glumic acid 200mg dispersible tablets sugar free (generic) <text:s/>/ <text:s/>Packsize 60</text:p>
          </table:table-cell>
          <table:table-cell office:value-type="string" table:style-name="ce9">
            <text:p>DCH022</text:p>
          </table:table-cell>
          <table:table-cell office:value-type="float" office:value="136.11888990195399" table:style-name="ce14">
            <text:p>136<text:s/></text:p>
          </table:table-cell>
          <table:table-cell office:value-type="currency" office:value="437.43825741518373" table:style-name="ce10">
            <text:p>£437.44</text:p>
          </table:table-cell>
          <table:table-cell office:value-type="currency" office:value="67.470808429330901" table:style-name="ce10">
            <text:p>£67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mellose 0.5% eye drops 0.4ml unit dose preservative free <text:s/>/ <text:s/>Packsize 30</text:p>
          </table:table-cell>
          <table:table-cell office:value-type="string" table:style-name="ce9">
            <text:p>DLJ015</text:p>
          </table:table-cell>
          <table:table-cell office:value-type="float" office:value="32434.637195588999" table:style-name="ce14">
            <text:p>32,435<text:s/></text:p>
          </table:table-cell>
          <table:table-cell office:value-type="currency" office:value="2.9805605475724959" table:style-name="ce10">
            <text:p>£2.98</text:p>
          </table:table-cell>
          <table:table-cell office:value-type="currency" office:value="0.82300053052432298" table:style-name="ce10">
            <text:p>£0.8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mellose 0.5% eye drops 0.4ml unit dose preservative free <text:s/>/ <text:s/>Packsize 90</text:p>
          </table:table-cell>
          <table:table-cell office:value-type="string" table:style-name="ce9">
            <text:p>DLJ016</text:p>
          </table:table-cell>
          <table:table-cell office:value-type="float" office:value="390.899691438535" table:style-name="ce14">
            <text:p>391<text:s/></text:p>
          </table:table-cell>
          <table:table-cell office:value-type="currency" office:value="8.1237976635735709" table:style-name="ce10">
            <text:p>£8.12</text:p>
          </table:table-cell>
          <table:table-cell office:value-type="currency" office:value="0.84954725595089198" table:style-name="ce10">
            <text:p>£0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mellose 0.5% eye drops 10 ml <text:s/>/ <text:s/>Packsize 1</text:p>
          </table:table-cell>
          <table:table-cell office:value-type="string" table:style-name="ce9">
            <text:p>DHF014</text:p>
          </table:table-cell>
          <table:table-cell office:value-type="float" office:value="24535.318730451501" table:style-name="ce14">
            <text:p>24,535<text:s/></text:p>
          </table:table-cell>
          <table:table-cell office:value-type="currency" office:value="3.9429469436617244" table:style-name="ce10">
            <text:p>£3.94</text:p>
          </table:table-cell>
          <table:table-cell office:value-type="currency" office:value="2.1280500656330301" table:style-name="ce10">
            <text:p>£2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mellose 0.5% eye drops 10ml preservative-free <text:s/>/ <text:s/>Packsize 1</text:p>
          </table:table-cell>
          <table:table-cell office:value-type="string" table:style-name="ce9">
            <text:p>DLJ028</text:p>
          </table:table-cell>
          <table:table-cell office:value-type="float" office:value="12514.6609544863" table:style-name="ce14">
            <text:p>12,515<text:s/></text:p>
          </table:table-cell>
          <table:table-cell office:value-type="currency" office:value="3.6174419878127875" table:style-name="ce10">
            <text:p>£3.62</text:p>
          </table:table-cell>
          <table:table-cell office:value-type="currency" office:value="1.0494300963582399" table:style-name="ce10">
            <text:p>£1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mellose 1% eye drops 0.4ml unit dose preservative free <text:s/>/ <text:s/>Packsize 30</text:p>
          </table:table-cell>
          <table:table-cell office:value-type="string" table:style-name="ce9">
            <text:p>DKH101</text:p>
          </table:table-cell>
          <table:table-cell office:value-type="float" office:value="47669.516942191898" table:style-name="ce14">
            <text:p>47,670<text:s/></text:p>
          </table:table-cell>
          <table:table-cell office:value-type="currency" office:value="2.1781250715402312" table:style-name="ce10">
            <text:p>£2.18</text:p>
          </table:table-cell>
          <table:table-cell office:value-type="currency" office:value="0.36486816320755899" table:style-name="ce10">
            <text:p>£0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mellose 1% eye drops 0.4ml unit dose preservative free <text:s/>/ <text:s/>Packsize 60</text:p>
          </table:table-cell>
          <table:table-cell office:value-type="string" table:style-name="ce9">
            <text:p>DKH043</text:p>
          </table:table-cell>
          <table:table-cell office:value-type="float" office:value="132.11521679596601" table:style-name="ce14">
            <text:p>132<text:s/></text:p>
          </table:table-cell>
          <table:table-cell office:value-type="currency" office:value="7.4249584854025104" table:style-name="ce10">
            <text:p>£7.42</text:p>
          </table:table-cell>
          <table:table-cell office:value-type="currency" office:value="0.84229992583357405" table:style-name="ce10">
            <text:p>£0.8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mellose 1% eye drops 10ml <text:s/>/ <text:s/>Packsize 1</text:p>
          </table:table-cell>
          <table:table-cell office:value-type="string" table:style-name="ce9">
            <text:p>DHF016</text:p>
          </table:table-cell>
          <table:table-cell office:value-type="float" office:value="720.31360615789902" table:style-name="ce14">
            <text:p>720<text:s/></text:p>
          </table:table-cell>
          <table:table-cell office:value-type="currency" office:value="4.3095534687422328" table:style-name="ce10">
            <text:p>£4.31</text:p>
          </table:table-cell>
          <table:table-cell office:value-type="currency" office:value="1.6870906563927901" table:style-name="ce10">
            <text:p>£1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mellose 1% eye drops 10ml preservative-free <text:s/>/ <text:s/>Packsize 1</text:p>
          </table:table-cell>
          <table:table-cell office:value-type="string" table:style-name="ce9">
            <text:p>DLJ029</text:p>
          </table:table-cell>
          <table:table-cell office:value-type="float" office:value="3254.4526299979798" table:style-name="ce14">
            <text:p>3,254<text:s/></text:p>
          </table:table-cell>
          <table:table-cell office:value-type="currency" office:value="3.7067185703690786" table:style-name="ce10">
            <text:p>£3.71</text:p>
          </table:table-cell>
          <table:table-cell office:value-type="currency" office:value="1.0405259125575801" table:style-name="ce10">
            <text:p>£1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mustine 100mg powder and solvent for solution for injection vials (generic) <text:s/>/ <text:s/>Packsize 1</text:p>
          </table:table-cell>
          <table:table-cell office:value-type="string" table:style-name="ce9">
            <text:p>DHA368</text:p>
          </table:table-cell>
          <table:table-cell office:value-type="float" office:value="2097.9498351172101" table:style-name="ce14">
            <text:p>2,098<text:s/></text:p>
          </table:table-cell>
          <table:table-cell office:value-type="currency" office:value="387.32615356105566" table:style-name="ce10">
            <text:p>£387.33</text:p>
          </table:table-cell>
          <table:table-cell office:value-type="currency" office:value="130.444988148433" table:style-name="ce10">
            <text:p>£13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vedilol 12.5mg tablets <text:s/>/ <text:s/>Packsize 28</text:p>
          </table:table-cell>
          <table:table-cell office:value-type="string" table:style-name="ce9">
            <text:p>DBD079</text:p>
          </table:table-cell>
          <table:table-cell office:value-type="float" office:value="10737.934428578201" table:style-name="ce14">
            <text:p>10,738<text:s/></text:p>
          </table:table-cell>
          <table:table-cell office:value-type="currency" office:value="0.44508373857082861" table:style-name="ce10">
            <text:p>£0.45</text:p>
          </table:table-cell>
          <table:table-cell office:value-type="currency" office:value="0.27689304842219398" table:style-name="ce10">
            <text:p>£0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vedilol 25mg tablets <text:s/>/ <text:s/>Packsize 28</text:p>
          </table:table-cell>
          <table:table-cell office:value-type="string" table:style-name="ce9">
            <text:p>DBD080</text:p>
          </table:table-cell>
          <table:table-cell office:value-type="float" office:value="3499.7821073702098" table:style-name="ce14">
            <text:p>3,500<text:s/></text:p>
          </table:table-cell>
          <table:table-cell office:value-type="currency" office:value="0.71187574642242046" table:style-name="ce10">
            <text:p>£0.71</text:p>
          </table:table-cell>
          <table:table-cell office:value-type="currency" office:value="0.23233945647833701" table:style-name="ce10">
            <text:p>£0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vedilol 3.125mg tablets <text:s/>/ <text:s/>Packsize 28</text:p>
          </table:table-cell>
          <table:table-cell office:value-type="string" table:style-name="ce9">
            <text:p>DBD081</text:p>
          </table:table-cell>
          <table:table-cell office:value-type="float" office:value="26502.179151076802" table:style-name="ce14">
            <text:p>26,502<text:s/></text:p>
          </table:table-cell>
          <table:table-cell office:value-type="currency" office:value="0.40273405213798563" table:style-name="ce10">
            <text:p>£0.40</text:p>
          </table:table-cell>
          <table:table-cell office:value-type="currency" office:value="0.17633017671607401" table:style-name="ce10">
            <text:p>£0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rvedilol 6.25mg tablets <text:s/>/ <text:s/>Packsize 28</text:p>
          </table:table-cell>
          <table:table-cell office:value-type="string" table:style-name="ce9">
            <text:p>DBD082</text:p>
          </table:table-cell>
          <table:table-cell office:value-type="float" office:value="18983.3196575642" table:style-name="ce14">
            <text:p>18,983<text:s/></text:p>
          </table:table-cell>
          <table:table-cell office:value-type="currency" office:value="0.52449361753399248" table:style-name="ce10">
            <text:p>£0.52</text:p>
          </table:table-cell>
          <table:table-cell office:value-type="currency" office:value="0.32976445161954998" table:style-name="ce10">
            <text:p>£0.3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spofungin 50mg powder for solution for injection vials <text:s/>/ <text:s/>Packsize 1</text:p>
          </table:table-cell>
          <table:table-cell office:value-type="string" table:style-name="ce9">
            <text:p>DEB056</text:p>
          </table:table-cell>
          <table:table-cell office:value-type="float" office:value="53129.445080122001" table:style-name="ce14">
            <text:p>53,129<text:s/></text:p>
          </table:table-cell>
          <table:table-cell office:value-type="currency" office:value="18.465814361894463" table:style-name="ce10">
            <text:p>£18.47</text:p>
          </table:table-cell>
          <table:table-cell office:value-type="currency" office:value="6.9839815482817604" table:style-name="ce10">
            <text:p>£6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spofungin 70mg powder for solution for injection vials <text:s/>/ <text:s/>Packsize 1</text:p>
          </table:table-cell>
          <table:table-cell office:value-type="string" table:style-name="ce9">
            <text:p>DEB057</text:p>
          </table:table-cell>
          <table:table-cell office:value-type="float" office:value="38074.115123201198" table:style-name="ce14">
            <text:p>38,074<text:s/></text:p>
          </table:table-cell>
          <table:table-cell office:value-type="currency" office:value="24.196485119062231" table:style-name="ce10">
            <text:p>£24.20</text:p>
          </table:table-cell>
          <table:table-cell office:value-type="currency" office:value="9.6243921354183204" table:style-name="ce10">
            <text:p>£9.6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aclor 125mg/5ml oral suspension <text:s/>/ <text:s/>Packsize 1</text:p>
          </table:table-cell>
          <table:table-cell office:value-type="string" table:style-name="ce9">
            <text:p>DEA008</text:p>
          </table:table-cell>
          <table:table-cell office:value-type="float" office:value="476.89825854967103" table:style-name="ce14">
            <text:p>477<text:s/></text:p>
          </table:table-cell>
          <table:table-cell office:value-type="currency" office:value="3.5581174172462711" table:style-name="ce10">
            <text:p>£3.56</text:p>
          </table:table-cell>
          <table:table-cell office:value-type="currency" office:value="0.26908927571079999" table:style-name="ce10">
            <text:p>£0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aclor 250mg/5ml oral suspension <text:s/>/ <text:s/>Packsize 1</text:p>
          </table:table-cell>
          <table:table-cell office:value-type="string" table:style-name="ce9">
            <text:p>DEA009</text:p>
          </table:table-cell>
          <table:table-cell office:value-type="float" office:value="751.64510179203398" table:style-name="ce14">
            <text:p>752<text:s/></text:p>
          </table:table-cell>
          <table:table-cell office:value-type="currency" office:value="7.0374568894131526" table:style-name="ce10">
            <text:p>£7.04</text:p>
          </table:table-cell>
          <table:table-cell office:value-type="currency" office:value="0.11548918324535599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aclor 500mg capsules <text:s/>/ <text:s/>Packsize 21</text:p>
          </table:table-cell>
          <table:table-cell office:value-type="string" table:style-name="ce9">
            <text:p>DEA719</text:p>
          </table:table-cell>
          <table:table-cell office:value-type="float" office:value="641.47525582098001" table:style-name="ce14">
            <text:p>641<text:s/></text:p>
          </table:table-cell>
          <table:table-cell office:value-type="currency" office:value="6.6123984697918745" table:style-name="ce10">
            <text:p>£6.61</text:p>
          </table:table-cell>
          <table:table-cell office:value-type="currency" office:value="8.9282264075368295E-2" table:style-name="ce10">
            <text:p>£0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alexin 125mg/5ml oral suspension <text:s/>/ <text:s/>Packsize 1</text:p>
          </table:table-cell>
          <table:table-cell office:value-type="string" table:style-name="ce9">
            <text:p>DEE004</text:p>
          </table:table-cell>
          <table:table-cell office:value-type="float" office:value="15103.394717990401" table:style-name="ce14">
            <text:p>15,103<text:s/></text:p>
          </table:table-cell>
          <table:table-cell office:value-type="currency" office:value="2.2027034730392421" table:style-name="ce10">
            <text:p>£2.20</text:p>
          </table:table-cell>
          <table:table-cell office:value-type="currency" office:value="0.49538798531392197" table:style-name="ce10">
            <text:p>£0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alexin 250mg capsules <text:s/>/ <text:s/>Packsize 28</text:p>
          </table:table-cell>
          <table:table-cell office:value-type="string" table:style-name="ce9">
            <text:p>DEA160</text:p>
          </table:table-cell>
          <table:table-cell office:value-type="float" office:value="31390.004040529999" table:style-name="ce14">
            <text:p>31,390<text:s/></text:p>
          </table:table-cell>
          <table:table-cell office:value-type="currency" office:value="1.3395649757071528" table:style-name="ce10">
            <text:p>£1.34</text:p>
          </table:table-cell>
          <table:table-cell office:value-type="currency" office:value="0.23745406076275" table:style-name="ce10">
            <text:p>£0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alexin 250mg/5ml oral suspension <text:s/>/ <text:s/>Packsize 1</text:p>
          </table:table-cell>
          <table:table-cell office:value-type="string" table:style-name="ce9">
            <text:p>DEE003</text:p>
          </table:table-cell>
          <table:table-cell office:value-type="float" office:value="22484.211570744399" table:style-name="ce14">
            <text:p>22,484<text:s/></text:p>
          </table:table-cell>
          <table:table-cell office:value-type="currency" office:value="2.5690640660560011" table:style-name="ce10">
            <text:p>£2.57</text:p>
          </table:table-cell>
          <table:table-cell office:value-type="currency" office:value="0.59945389402889804" table:style-name="ce10">
            <text:p>£0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alexin 500mg capsules <text:s/>/ <text:s/>Packsize 21</text:p>
          </table:table-cell>
          <table:table-cell office:value-type="string" table:style-name="ce9">
            <text:p>DEE008</text:p>
          </table:table-cell>
          <table:table-cell office:value-type="float" office:value="136088.05841932399" table:style-name="ce14">
            <text:p>136,088<text:s/></text:p>
          </table:table-cell>
          <table:table-cell office:value-type="currency" office:value="1.4340482351410229" table:style-name="ce10">
            <text:p>£1.43</text:p>
          </table:table-cell>
          <table:table-cell office:value-type="currency" office:value="0.37669352692445401" table:style-name="ce10">
            <text:p>£0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azolin 1g powder for solution for injection vials <text:s/>/ <text:s/>Packsize 10</text:p>
          </table:table-cell>
          <table:table-cell office:value-type="string" table:style-name="ce9">
            <text:p>DEE035</text:p>
          </table:table-cell>
          <table:table-cell office:value-type="float" office:value="3498.0992676455098" table:style-name="ce14">
            <text:p>3,498<text:s/></text:p>
          </table:table-cell>
          <table:table-cell office:value-type="currency" office:value="34.129794744320755" table:style-name="ce10">
            <text:p>£34.13</text:p>
          </table:table-cell>
          <table:table-cell office:value-type="currency" office:value="2.1634108073365601" table:style-name="ce10">
            <text:p>£2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azolin 2g powder for solution for injection vials <text:s/>/ <text:s/>Packsize 10</text:p>
          </table:table-cell>
          <table:table-cell office:value-type="string" table:style-name="ce9">
            <text:p>DQC014</text:p>
          </table:table-cell>
          <table:table-cell office:value-type="float" office:value="4039.6250443890999" table:style-name="ce14">
            <text:p>4,040<text:s/></text:p>
          </table:table-cell>
          <table:table-cell office:value-type="currency" office:value="27.69546400238222" table:style-name="ce10">
            <text:p>£27.70</text:p>
          </table:table-cell>
          <table:table-cell office:value-type="currency" office:value="11.811565239571401" table:style-name="ce10">
            <text:p>£11.8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ixime 200mg tablets <text:s/>/ <text:s/>Packsize 7</text:p>
          </table:table-cell>
          <table:table-cell office:value-type="string" table:style-name="ce9">
            <text:p>DEA343</text:p>
          </table:table-cell>
          <table:table-cell office:value-type="float" office:value="2468.6626419136301" table:style-name="ce14">
            <text:p>2,469<text:s/></text:p>
          </table:table-cell>
          <table:table-cell office:value-type="currency" office:value="12.641861010141165" table:style-name="ce10">
            <text:p>£12.64</text:p>
          </table:table-cell>
          <table:table-cell office:value-type="currency" office:value="0.112250212575309" table:style-name="ce10">
            <text:p>£0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otaxime 1g powder for solution for injection vials <text:s/>/ <text:s/>Packsize 10</text:p>
          </table:table-cell>
          <table:table-cell office:value-type="string" table:style-name="ce9">
            <text:p>DEA380</text:p>
          </table:table-cell>
          <table:table-cell office:value-type="float" office:value="10583.0059238207" table:style-name="ce14">
            <text:p>10,583<text:s/></text:p>
          </table:table-cell>
          <table:table-cell office:value-type="currency" office:value="5.7319707119751726" table:style-name="ce10">
            <text:p>£5.73</text:p>
          </table:table-cell>
          <table:table-cell office:value-type="currency" office:value="1.2245745134725701" table:style-name="ce10">
            <text:p>£1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otaxime 2g powder for solution for injection vials <text:s/>/ <text:s/>Packsize 10</text:p>
          </table:table-cell>
          <table:table-cell office:value-type="string" table:style-name="ce9">
            <text:p>DEA381</text:p>
          </table:table-cell>
          <table:table-cell office:value-type="float" office:value="4969.1594193764004" table:style-name="ce14">
            <text:p>4,969<text:s/></text:p>
          </table:table-cell>
          <table:table-cell office:value-type="currency" office:value="12.308997324878719" table:style-name="ce10">
            <text:p>£12.31</text:p>
          </table:table-cell>
          <table:table-cell office:value-type="currency" office:value="2.5573697958649699" table:style-name="ce10">
            <text:p>£2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otaxime 500mg powder for solution for injection vials <text:s/>/ <text:s/>Packsize 10</text:p>
          </table:table-cell>
          <table:table-cell office:value-type="string" table:style-name="ce9">
            <text:p>DEA385</text:p>
          </table:table-cell>
          <table:table-cell office:value-type="float" office:value="21079.875480985698" table:style-name="ce14">
            <text:p>21,080<text:s/></text:p>
          </table:table-cell>
          <table:table-cell office:value-type="currency" office:value="5.3379153070186174" table:style-name="ce10">
            <text:p>£5.34</text:p>
          </table:table-cell>
          <table:table-cell office:value-type="currency" office:value="0.44804529071247101" table:style-name="ce10">
            <text:p>£0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radine 250mg capsules <text:s/>/ <text:s/>Packsize 20</text:p>
          </table:table-cell>
          <table:table-cell office:value-type="string" table:style-name="ce9">
            <text:p>DEE050</text:p>
          </table:table-cell>
          <table:table-cell office:value-type="float" office:value="680.95203090854898" table:style-name="ce14">
            <text:p>681<text:s/></text:p>
          </table:table-cell>
          <table:table-cell office:value-type="currency" office:value="5.2259921969127987" table:style-name="ce10">
            <text:p>£5.23</text:p>
          </table:table-cell>
          <table:table-cell office:value-type="currency" office:value="0.87845840257763197" table:style-name="ce10">
            <text:p>£0.8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radine 500mg capsules <text:s/>/ <text:s/>Packsize 20</text:p>
          </table:table-cell>
          <table:table-cell office:value-type="string" table:style-name="ce9">
            <text:p>DEE051</text:p>
          </table:table-cell>
          <table:table-cell office:value-type="float" office:value="5343.75164795201" table:style-name="ce14">
            <text:p>5,344<text:s/></text:p>
          </table:table-cell>
          <table:table-cell office:value-type="currency" office:value="7.7015237068086133" table:style-name="ce10">
            <text:p>£7.70</text:p>
          </table:table-cell>
          <table:table-cell office:value-type="currency" office:value="0.67360058747501095" table:style-name="ce10">
            <text:p>£0.6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tazidime 1g powder for solution for injection vials <text:s/>/ <text:s/>Packsize 10</text:p>
          </table:table-cell>
          <table:table-cell office:value-type="string" table:style-name="ce9">
            <text:p>DEA574</text:p>
          </table:table-cell>
          <table:table-cell office:value-type="float" office:value="13602.9535993766" table:style-name="ce14">
            <text:p>13,603<text:s/></text:p>
          </table:table-cell>
          <table:table-cell office:value-type="currency" office:value="8.4728937107660212" table:style-name="ce10">
            <text:p>£8.47</text:p>
          </table:table-cell>
          <table:table-cell office:value-type="currency" office:value="5.3271655592927303" table:style-name="ce10">
            <text:p>£5.3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tazidime 2g powder for solution for injection vials <text:s/>/ <text:s/>Packsize 10</text:p>
          </table:table-cell>
          <table:table-cell office:value-type="string" table:style-name="ce9">
            <text:p>DEA573</text:p>
          </table:table-cell>
          <table:table-cell office:value-type="float" office:value="31225.966040598199" table:style-name="ce14">
            <text:p>31,226<text:s/></text:p>
          </table:table-cell>
          <table:table-cell office:value-type="currency" office:value="13.228212041957594" table:style-name="ce10">
            <text:p>£13.23</text:p>
          </table:table-cell>
          <table:table-cell office:value-type="currency" office:value="4.5092853234031303" table:style-name="ce10">
            <text:p>£4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tazidime 500mg powder for solution for injection vials <text:s/>/ <text:s/>Packsize 1</text:p>
          </table:table-cell>
          <table:table-cell office:value-type="string" table:style-name="ce9">
            <text:p>DEE016</text:p>
          </table:table-cell>
          <table:table-cell office:value-type="float" office:value="14117.3463245276" table:style-name="ce14">
            <text:p>14,117<text:s/></text:p>
          </table:table-cell>
          <table:table-cell office:value-type="currency" office:value="0.97332527545397596" table:style-name="ce10">
            <text:p>£0.97</text:p>
          </table:table-cell>
          <table:table-cell office:value-type="currency" office:value="0.621083425239913" table:style-name="ce10">
            <text:p>£0.6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triaxone 1g powder for solution for injection vials <text:s/>/ <text:s/>Packsize 5</text:p>
          </table:table-cell>
          <table:table-cell office:value-type="string" table:style-name="ce9">
            <text:p>DEA045</text:p>
          </table:table-cell>
          <table:table-cell office:value-type="float" office:value="53706.709350839301" table:style-name="ce14">
            <text:p>53,707<text:s/></text:p>
          </table:table-cell>
          <table:table-cell office:value-type="currency" office:value="2.3296728008908389" table:style-name="ce10">
            <text:p>£2.33</text:p>
          </table:table-cell>
          <table:table-cell office:value-type="currency" office:value="7.6035098271736397" table:style-name="ce10">
            <text:p>£7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triaxone 1g powder for solution for injection vials <text:s/>/ <text:s/>Packsize 10</text:p>
          </table:table-cell>
          <table:table-cell office:value-type="string" table:style-name="ce9">
            <text:p>DEA687</text:p>
          </table:table-cell>
          <table:table-cell office:value-type="float" office:value="39692.521352647796" table:style-name="ce14">
            <text:p>39,693<text:s/></text:p>
          </table:table-cell>
          <table:table-cell office:value-type="currency" office:value="6.893787057993146" table:style-name="ce10">
            <text:p>£6.89</text:p>
          </table:table-cell>
          <table:table-cell office:value-type="currency" office:value="5.3828997751191396" table:style-name="ce10">
            <text:p>£5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triaxone 250mg powder for solution for injection vials <text:s/>/ <text:s/>Packsize 1</text:p>
          </table:table-cell>
          <table:table-cell office:value-type="string" table:style-name="ce9">
            <text:p>DEA300</text:p>
          </table:table-cell>
          <table:table-cell office:value-type="float" office:value="7473.7299803750402" table:style-name="ce14">
            <text:p>7,474<text:s/></text:p>
          </table:table-cell>
          <table:table-cell office:value-type="currency" office:value="1.0323693818562094" table:style-name="ce10">
            <text:p>£1.03</text:p>
          </table:table-cell>
          <table:table-cell office:value-type="currency" office:value="0.57979458026484798" table:style-name="ce10">
            <text:p>£0.5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triaxone 250mg powder for solution for injection vials <text:s/>/ <text:s/>Packsize 10</text:p>
          </table:table-cell>
          <table:table-cell office:value-type="string" table:style-name="ce9">
            <text:p>DEA274</text:p>
          </table:table-cell>
          <table:table-cell office:value-type="float" office:value="1132.4950734812901" table:style-name="ce14">
            <text:p>1,132<text:s/></text:p>
          </table:table-cell>
          <table:table-cell office:value-type="currency" office:value="8.6908545833622171" table:style-name="ce10">
            <text:p>£8.69</text:p>
          </table:table-cell>
          <table:table-cell office:value-type="currency" office:value="3.7885797565919601" table:style-name="ce10">
            <text:p>£3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triaxone 2g powder for solution for injection vials <text:s/>/ <text:s/>Packsize 10</text:p>
          </table:table-cell>
          <table:table-cell office:value-type="string" table:style-name="ce9">
            <text:p>DEA688</text:p>
          </table:table-cell>
          <table:table-cell office:value-type="float" office:value="80076.816092737005" table:style-name="ce14">
            <text:p>80,077<text:s/></text:p>
          </table:table-cell>
          <table:table-cell office:value-type="currency" office:value="8.7645084338418968" table:style-name="ce10">
            <text:p>£8.76</text:p>
          </table:table-cell>
          <table:table-cell office:value-type="currency" office:value="15.6455497256998" table:style-name="ce10">
            <text:p>£15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uroxime 1.5g powder for injection vials <text:s/>/ <text:s/>Packsize 10</text:p>
          </table:table-cell>
          <table:table-cell office:value-type="string" table:style-name="ce9">
            <text:p>DEA676</text:p>
          </table:table-cell>
          <table:table-cell office:value-type="float" office:value="121974.042790949" table:style-name="ce14">
            <text:p>121,974<text:s/></text:p>
          </table:table-cell>
          <table:table-cell office:value-type="currency" office:value="8.9015133478921449" table:style-name="ce10">
            <text:p>£8.90</text:p>
          </table:table-cell>
          <table:table-cell office:value-type="currency" office:value="2.91350419956103" table:style-name="ce10">
            <text:p>£2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uroxime 250mg powder for injection vials <text:s/>/ <text:s/>Packsize 5</text:p>
          </table:table-cell>
          <table:table-cell office:value-type="string" table:style-name="ce9">
            <text:p>DEE041</text:p>
          </table:table-cell>
          <table:table-cell office:value-type="float" office:value="6741.1812935675298" table:style-name="ce14">
            <text:p>6,741<text:s/></text:p>
          </table:table-cell>
          <table:table-cell office:value-type="currency" office:value="4.9999352535084522" table:style-name="ce10">
            <text:p>£5.00</text:p>
          </table:table-cell>
          <table:table-cell office:value-type="currency" office:value="1.6473662497333601" table:style-name="ce10">
            <text:p>£1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uroxime 250mg powder for injection vials <text:s/>/ <text:s/>Packsize 10</text:p>
          </table:table-cell>
          <table:table-cell office:value-type="string" table:style-name="ce9">
            <text:p>DEA691</text:p>
          </table:table-cell>
          <table:table-cell office:value-type="float" office:value="2.6837350518287599" table:style-name="ce14">
            <text:p>3<text:s/></text:p>
          </table:table-cell>
          <table:table-cell office:value-type="currency" office:value="7.6892836295215314" table:style-name="ce10">
            <text:p>£7.69</text:p>
          </table:table-cell>
          <table:table-cell office:value-type="currency" office:value="0.6990257845019574" table:style-name="ce10">
            <text:p>£0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uroxime 250mg tablets <text:s/>/ <text:s/>Packsize 14</text:p>
          </table:table-cell>
          <table:table-cell office:value-type="string" table:style-name="ce9">
            <text:p>DEE014</text:p>
          </table:table-cell>
          <table:table-cell office:value-type="float" office:value="3072.5775554183301" table:style-name="ce14">
            <text:p>3,073<text:s/></text:p>
          </table:table-cell>
          <table:table-cell office:value-type="currency" office:value="5.2154712813484094" table:style-name="ce10">
            <text:p>£5.22</text:p>
          </table:table-cell>
          <table:table-cell office:value-type="currency" office:value="1.719636386008" table:style-name="ce10">
            <text:p>£1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uroxime 50mg powder for solution for injection vials <text:s/>/ <text:s/>Packsize 10</text:p>
          </table:table-cell>
          <table:table-cell office:value-type="string" table:style-name="ce9">
            <text:p>DEE020</text:p>
          </table:table-cell>
          <table:table-cell office:value-type="float" office:value="19748.276089387" table:style-name="ce14">
            <text:p>19,748<text:s/></text:p>
          </table:table-cell>
          <table:table-cell office:value-type="currency" office:value="39.750267134551031" table:style-name="ce10">
            <text:p>£39.75</text:p>
          </table:table-cell>
          <table:table-cell office:value-type="currency" office:value="5.6586940646670296" table:style-name="ce10">
            <text:p>£5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uroxime 50mg powder for solution for injection vials <text:s/>/ <text:s/>Packsize 25</text:p>
          </table:table-cell>
          <table:table-cell office:value-type="string" table:style-name="ce9">
            <text:p>DEE043</text:p>
          </table:table-cell>
          <table:table-cell office:value-type="float" office:value="1363.24890220165" table:style-name="ce14">
            <text:p>1,363<text:s/></text:p>
          </table:table-cell>
          <table:table-cell office:value-type="currency" office:value="86.826550755946556" table:style-name="ce10">
            <text:p>£86.83</text:p>
          </table:table-cell>
          <table:table-cell office:value-type="currency" office:value="1.47667929542152" table:style-name="ce10">
            <text:p>£1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furoxime 750mg powder for injection vials <text:s/>/ <text:s/>Packsize 10</text:p>
          </table:table-cell>
          <table:table-cell office:value-type="string" table:style-name="ce9">
            <text:p>DEA677</text:p>
          </table:table-cell>
          <table:table-cell office:value-type="float" office:value="66871.946760475606" table:style-name="ce14">
            <text:p>66,872<text:s/></text:p>
          </table:table-cell>
          <table:table-cell office:value-type="currency" office:value="6.8687500850727918" table:style-name="ce10">
            <text:p>£6.87</text:p>
          </table:table-cell>
          <table:table-cell office:value-type="currency" office:value="3.9413071597260498" table:style-name="ce10">
            <text:p>£3.9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lecoxib 100mg capsules <text:s/>/ <text:s/>Packsize 60</text:p>
          </table:table-cell>
          <table:table-cell office:value-type="string" table:style-name="ce9">
            <text:p>DJA185</text:p>
          </table:table-cell>
          <table:table-cell office:value-type="float" office:value="10163.858427802599" table:style-name="ce14">
            <text:p>10,164<text:s/></text:p>
          </table:table-cell>
          <table:table-cell office:value-type="currency" office:value="1.7540858254412373" table:style-name="ce10">
            <text:p>£1.75</text:p>
          </table:table-cell>
          <table:table-cell office:value-type="currency" office:value="1.2550410217924799" table:style-name="ce10">
            <text:p>£1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lecoxib 200mg capsules <text:s/>/ <text:s/>Packsize 30</text:p>
          </table:table-cell>
          <table:table-cell office:value-type="string" table:style-name="ce9">
            <text:p>DJA186</text:p>
          </table:table-cell>
          <table:table-cell office:value-type="float" office:value="5901.9360255512902" table:style-name="ce14">
            <text:p>5,902<text:s/></text:p>
          </table:table-cell>
          <table:table-cell office:value-type="currency" office:value="1.8527073070024713" table:style-name="ce10">
            <text:p>£1.85</text:p>
          </table:table-cell>
          <table:table-cell office:value-type="currency" office:value="1.58752355450182" table:style-name="ce10">
            <text:p>£1.5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liprolol 200mg tablets <text:s/>/ <text:s/>Packsize 30</text:p>
          </table:table-cell>
          <table:table-cell office:value-type="string" table:style-name="ce9">
            <text:p>DBD071</text:p>
          </table:table-cell>
          <table:table-cell office:value-type="float" office:value="96.317933389742393" table:style-name="ce14">
            <text:p>96<text:s/></text:p>
          </table:table-cell>
          <table:table-cell office:value-type="currency" office:value="6.3639239176749056" table:style-name="ce10">
            <text:p>£6.36</text:p>
          </table:table-cell>
          <table:table-cell office:value-type="currency" office:value="1.9807312522764999" table:style-name="ce10">
            <text:p>£1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liprolol 400mg tablets <text:s/>/ <text:s/>Packsize 28</text:p>
          </table:table-cell>
          <table:table-cell office:value-type="string" table:style-name="ce9">
            <text:p>DBD018</text:p>
          </table:table-cell>
          <table:table-cell office:value-type="float" office:value="13.3938903158296" table:style-name="ce14">
            <text:p>13<text:s/></text:p>
          </table:table-cell>
          <table:table-cell office:value-type="currency" office:value="13.000703745811929" table:style-name="ce10">
            <text:p>£13.00</text:p>
          </table:table-cell>
          <table:table-cell office:value-type="currency" office:value="4.7858471065075703" table:style-name="ce10">
            <text:p>£4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tirizine 10mg tablets <text:s/>/ <text:s/>Packsize 30</text:p>
          </table:table-cell>
          <table:table-cell office:value-type="string" table:style-name="ce9">
            <text:p>DCD008</text:p>
          </table:table-cell>
          <table:table-cell office:value-type="float" office:value="116397.445413575" table:style-name="ce14">
            <text:p>116,397<text:s/></text:p>
          </table:table-cell>
          <table:table-cell office:value-type="currency" office:value="0.41195397226825842" table:style-name="ce10">
            <text:p>£0.41</text:p>
          </table:table-cell>
          <table:table-cell office:value-type="currency" office:value="0.102723883285726" table:style-name="ce10">
            <text:p>£0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etirizine 5mg/5ml (1mg/ml) oral solution sugar free 200 ml <text:s/>/ <text:s/>Packsize 1</text:p>
          </table:table-cell>
          <table:table-cell office:value-type="string" table:style-name="ce9">
            <text:p>DCD007</text:p>
          </table:table-cell>
          <table:table-cell office:value-type="float" office:value="24502.818402046301" table:style-name="ce14">
            <text:p>24,503<text:s/></text:p>
          </table:table-cell>
          <table:table-cell office:value-type="currency" office:value="7.995843857033119" table:style-name="ce10">
            <text:p>£8.00</text:p>
          </table:table-cell>
          <table:table-cell office:value-type="currency" office:value="2.8426465770233902" table:style-name="ce10">
            <text:p>£2.8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hloramphenicol 0.5% eye drops 10 ml <text:s/>/ <text:s/>Packsize 1</text:p>
          </table:table-cell>
          <table:table-cell office:value-type="string" table:style-name="ce9">
            <text:p>DLB000</text:p>
          </table:table-cell>
          <table:table-cell office:value-type="float" office:value="256521.16856235301" table:style-name="ce14">
            <text:p>256,521<text:s/></text:p>
          </table:table-cell>
          <table:table-cell office:value-type="currency" office:value="3.8887743089222804" table:style-name="ce10">
            <text:p>£3.89</text:p>
          </table:table-cell>
          <table:table-cell office:value-type="currency" office:value="2.0032353949039501" table:style-name="ce10">
            <text:p>£2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hloramphenicol 1% eye ointment 4 gram <text:s/>/ <text:s/>Packsize 1</text:p>
          </table:table-cell>
          <table:table-cell office:value-type="string" table:style-name="ce9">
            <text:p>DKC014</text:p>
          </table:table-cell>
          <table:table-cell office:value-type="float" office:value="530230.35283637" table:style-name="ce14">
            <text:p>530,230<text:s/></text:p>
          </table:table-cell>
          <table:table-cell office:value-type="currency" office:value="2.6485390028838665" table:style-name="ce10">
            <text:p>£2.65</text:p>
          </table:table-cell>
          <table:table-cell office:value-type="currency" office:value="1.3936188037172901" table:style-name="ce10">
            <text:p>£1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hloramphenicol 1g powder for solution for injection vials <text:s/>/ <text:s/>Packsize 1</text:p>
          </table:table-cell>
          <table:table-cell office:value-type="string" table:style-name="ce9">
            <text:p>DEA415</text:p>
          </table:table-cell>
          <table:table-cell office:value-type="float" office:value="34987.008907731601" table:style-name="ce14">
            <text:p>34,987<text:s/></text:p>
          </table:table-cell>
          <table:table-cell office:value-type="currency" office:value="38.80904433931029" table:style-name="ce10">
            <text:p>£38.81</text:p>
          </table:table-cell>
          <table:table-cell office:value-type="currency" office:value="25.5191136373296" table:style-name="ce10">
            <text:p>£25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hlordiazepoxide 10mg capsules <text:s/>/ <text:s/>Packsize 100</text:p>
          </table:table-cell>
          <table:table-cell office:value-type="string" table:style-name="ce9">
            <text:p>DDA100</text:p>
          </table:table-cell>
          <table:table-cell office:value-type="float" office:value="25276.707424018499" table:style-name="ce14">
            <text:p>25,277<text:s/></text:p>
          </table:table-cell>
          <table:table-cell office:value-type="currency" office:value="2.706888158027442" table:style-name="ce10">
            <text:p>£2.71</text:p>
          </table:table-cell>
          <table:table-cell office:value-type="currency" office:value="4.1319744969345704" table:style-name="ce10">
            <text:p>£4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hlordiazepoxide 5mg capsules <text:s/>/ <text:s/>Packsize 100</text:p>
          </table:table-cell>
          <table:table-cell office:value-type="string" table:style-name="ce9">
            <text:p>DDB020</text:p>
          </table:table-cell>
          <table:table-cell office:value-type="float" office:value="21060.430808510599" table:style-name="ce14">
            <text:p>21,060<text:s/></text:p>
          </table:table-cell>
          <table:table-cell office:value-type="currency" office:value="3.0639700862113313" table:style-name="ce10">
            <text:p>£3.06</text:p>
          </table:table-cell>
          <table:table-cell office:value-type="currency" office:value="3.5543326624159901" table:style-name="ce10">
            <text:p>£3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hlorphenamine 10mg/1ml solution for injection ampoules <text:s/>/ <text:s/>Packsize 5</text:p>
          </table:table-cell>
          <table:table-cell office:value-type="string" table:style-name="ce9">
            <text:p>DCI002</text:p>
          </table:table-cell>
          <table:table-cell office:value-type="float" office:value="135263.98563745999" table:style-name="ce14">
            <text:p>135,264<text:s/></text:p>
          </table:table-cell>
          <table:table-cell office:value-type="currency" office:value="8.444685587348701" table:style-name="ce10">
            <text:p>£8.44</text:p>
          </table:table-cell>
          <table:table-cell office:value-type="currency" office:value="2.6998298533899199" table:style-name="ce10">
            <text:p>£2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hlorphenamine 2mg/5ml oral solution sugar free 150ml <text:s/>/ <text:s/>Packsize 1</text:p>
          </table:table-cell>
          <table:table-cell office:value-type="string" table:style-name="ce9">
            <text:p>DCI003</text:p>
          </table:table-cell>
          <table:table-cell office:value-type="float" office:value="20885.123981827899" table:style-name="ce14">
            <text:p>20,885<text:s/></text:p>
          </table:table-cell>
          <table:table-cell office:value-type="currency" office:value="5.1290253336875171" table:style-name="ce10">
            <text:p>£5.13</text:p>
          </table:table-cell>
          <table:table-cell office:value-type="currency" office:value="1.3218423059657001" table:style-name="ce10">
            <text:p>£1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hlorphenamine 4mg tablets <text:s/>/ <text:s/>Packsize 28</text:p>
          </table:table-cell>
          <table:table-cell office:value-type="string" table:style-name="ce9">
            <text:p>DCD050</text:p>
          </table:table-cell>
          <table:table-cell office:value-type="float" office:value="180060.40967225999" table:style-name="ce14">
            <text:p>180,060<text:s/></text:p>
          </table:table-cell>
          <table:table-cell office:value-type="currency" office:value="0.4331663475717174" table:style-name="ce10">
            <text:p>£0.43</text:p>
          </table:table-cell>
          <table:table-cell office:value-type="currency" office:value="0.30387565893402402" table:style-name="ce10">
            <text:p>£0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hlorpromazine 100mg tablets <text:s/>/ <text:s/>Packsize 28</text:p>
          </table:table-cell>
          <table:table-cell office:value-type="string" table:style-name="ce9">
            <text:p>DDB157</text:p>
          </table:table-cell>
          <table:table-cell office:value-type="float" office:value="1864.4626158792501" table:style-name="ce14">
            <text:p>1,864<text:s/></text:p>
          </table:table-cell>
          <table:table-cell office:value-type="currency" office:value="17.005736521591615" table:style-name="ce10">
            <text:p>£17.01</text:p>
          </table:table-cell>
          <table:table-cell office:value-type="currency" office:value="2.8327394699091899" table:style-name="ce10">
            <text:p>£2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hlorpromazine 100mg/5ml oral solution 150ml <text:s/>/ <text:s/>Packsize 1</text:p>
          </table:table-cell>
          <table:table-cell office:value-type="string" table:style-name="ce9">
            <text:p>DDB088</text:p>
          </table:table-cell>
          <table:table-cell office:value-type="float" office:value="481.50846569449601" table:style-name="ce14">
            <text:p>482<text:s/></text:p>
          </table:table-cell>
          <table:table-cell office:value-type="currency" office:value="7.5890462169329416" table:style-name="ce10">
            <text:p>£7.59</text:p>
          </table:table-cell>
          <table:table-cell office:value-type="currency" office:value="7.8961575068402698" table:style-name="ce10">
            <text:p>£7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hlorpromazine 25mg/5ml oral solution 150 ml <text:s/>/ <text:s/>Packsize 1</text:p>
          </table:table-cell>
          <table:table-cell office:value-type="string" table:style-name="ce9">
            <text:p>DDB132</text:p>
          </table:table-cell>
          <table:table-cell office:value-type="float" office:value="736.37641623124398" table:style-name="ce14">
            <text:p>736<text:s/></text:p>
          </table:table-cell>
          <table:table-cell office:value-type="currency" office:value="2.437218194989569" table:style-name="ce10">
            <text:p>£2.44</text:p>
          </table:table-cell>
          <table:table-cell office:value-type="currency" office:value="2.90324680324479" table:style-name="ce10">
            <text:p>£2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clesonide 160micrograms/dose inhaler CFC free 120 dose <text:s/>/ <text:s/>Packsize 1</text:p>
          </table:table-cell>
          <table:table-cell office:value-type="string" table:style-name="ce9">
            <text:p>DCG006</text:p>
          </table:table-cell>
          <table:table-cell office:value-type="float" office:value="601.65395208848702" table:style-name="ce14">
            <text:p>602<text:s/></text:p>
          </table:table-cell>
          <table:table-cell office:value-type="currency" office:value="35.385938920698393" table:style-name="ce10">
            <text:p>£35.39</text:p>
          </table:table-cell>
          <table:table-cell office:value-type="currency" office:value="2.8227569859853201" table:style-name="ce10">
            <text:p>£2.8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clesonide 160micrograms/dose inhaler CFC free 60 dose <text:s/>/ <text:s/>Packsize 1</text:p>
          </table:table-cell>
          <table:table-cell office:value-type="string" table:style-name="ce9">
            <text:p>DCG008</text:p>
          </table:table-cell>
          <table:table-cell office:value-type="float" office:value="562.45172642023897" table:style-name="ce14">
            <text:p>562<text:s/></text:p>
          </table:table-cell>
          <table:table-cell office:value-type="currency" office:value="17.640553906997436" table:style-name="ce10">
            <text:p>£17.64</text:p>
          </table:table-cell>
          <table:table-cell office:value-type="currency" office:value="1.9537073786408601" table:style-name="ce10">
            <text:p>£1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clesonide 80micrograms/dose inhaler CFC free 120 dose <text:s/>/ <text:s/>Packsize 1</text:p>
          </table:table-cell>
          <table:table-cell office:value-type="string" table:style-name="ce9">
            <text:p>DCG013</text:p>
          </table:table-cell>
          <table:table-cell office:value-type="float" office:value="280.46158036442102" table:style-name="ce14">
            <text:p>280<text:s/></text:p>
          </table:table-cell>
          <table:table-cell office:value-type="currency" office:value="30.142346017645252" table:style-name="ce10">
            <text:p>£30.14</text:p>
          </table:table-cell>
          <table:table-cell office:value-type="currency" office:value="1.4804111759680501" table:style-name="ce10">
            <text:p>£1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lostazol 50mg tablets <text:s/>/ <text:s/>Packsize 56</text:p>
          </table:table-cell>
          <table:table-cell office:value-type="string" table:style-name="ce9">
            <text:p>DBO006</text:p>
          </table:table-cell>
          <table:table-cell office:value-type="float" office:value="44.783736122957599" table:style-name="ce14">
            <text:p>45<text:s/></text:p>
          </table:table-cell>
          <table:table-cell office:value-type="currency" office:value="23.461865645045457" table:style-name="ce10">
            <text:p>£23.46</text:p>
          </table:table-cell>
          <table:table-cell office:value-type="currency" office:value="3.4385009165798501" table:style-name="ce10">
            <text:p>£3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metidine 200mg tablets <text:s/>/ <text:s/>Packsize 60</text:p>
          </table:table-cell>
          <table:table-cell office:value-type="string" table:style-name="ce9">
            <text:p>DAC042</text:p>
          </table:table-cell>
          <table:table-cell office:value-type="float" office:value="257.81317958966201" table:style-name="ce14">
            <text:p>258<text:s/></text:p>
          </table:table-cell>
          <table:table-cell office:value-type="currency" office:value="12.742482774653819" table:style-name="ce10">
            <text:p>£12.74</text:p>
          </table:table-cell>
          <table:table-cell office:value-type="currency" office:value="3.20245433185063" table:style-name="ce10">
            <text:p>£3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metidine 400mg tablets <text:s/>/ <text:s/>Packsize 60</text:p>
          </table:table-cell>
          <table:table-cell office:value-type="string" table:style-name="ce9">
            <text:p>DAE002</text:p>
          </table:table-cell>
          <table:table-cell office:value-type="float" office:value="1983.13552117685" table:style-name="ce14">
            <text:p>1,983<text:s/></text:p>
          </table:table-cell>
          <table:table-cell office:value-type="currency" office:value="3.8159167233862252" table:style-name="ce10">
            <text:p>£3.82</text:p>
          </table:table-cell>
          <table:table-cell office:value-type="currency" office:value="1.85602562374821" table:style-name="ce10">
            <text:p>£1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metidine 800mg tablets <text:s/>/ <text:s/>Packsize 30</text:p>
          </table:table-cell>
          <table:table-cell office:value-type="string" table:style-name="ce9">
            <text:p>DAE022</text:p>
          </table:table-cell>
          <table:table-cell office:value-type="float" office:value="4.0000129032259801" table:style-name="ce14">
            <text:p>4<text:s/></text:p>
          </table:table-cell>
          <table:table-cell office:value-type="currency" office:value="24.276921687348342" table:style-name="ce10">
            <text:p>£24.28</text:p>
          </table:table-cell>
          <table:table-cell office:value-type="currency" office:value="2.206992880668031" table:style-name="ce10">
            <text:p>£2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nacalcet 30mg tablets <text:s/>/ <text:s/>Packsize 28</text:p>
          </table:table-cell>
          <table:table-cell office:value-type="string" table:style-name="ce9">
            <text:p>DIE063</text:p>
          </table:table-cell>
          <table:table-cell office:value-type="float" office:value="61729.888119693802" table:style-name="ce14">
            <text:p>61,730<text:s/></text:p>
          </table:table-cell>
          <table:table-cell office:value-type="currency" office:value="6.7882109098836079" table:style-name="ce10">
            <text:p>£6.79</text:p>
          </table:table-cell>
          <table:table-cell office:value-type="currency" office:value="8.7047388808160697" table:style-name="ce10">
            <text:p>£8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nacalcet 60mg tablets <text:s/>/ <text:s/>Packsize 28</text:p>
          </table:table-cell>
          <table:table-cell office:value-type="string" table:style-name="ce9">
            <text:p>DIE064</text:p>
          </table:table-cell>
          <table:table-cell office:value-type="float" office:value="11111.7357703163" table:style-name="ce14">
            <text:p>11,112<text:s/></text:p>
          </table:table-cell>
          <table:table-cell office:value-type="currency" office:value="9.2901507139655042" table:style-name="ce10">
            <text:p>£9.29</text:p>
          </table:table-cell>
          <table:table-cell office:value-type="currency" office:value="5.5841442443140901" table:style-name="ce10">
            <text:p>£5.5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nacalcet 90mg tablets <text:s/>/ <text:s/>Packsize 28</text:p>
          </table:table-cell>
          <table:table-cell office:value-type="string" table:style-name="ce9">
            <text:p>DIE065</text:p>
          </table:table-cell>
          <table:table-cell office:value-type="float" office:value="2512.8729288371401" table:style-name="ce14">
            <text:p>2,513<text:s/></text:p>
          </table:table-cell>
          <table:table-cell office:value-type="currency" office:value="9.0555991665405831" table:style-name="ce10">
            <text:p>£9.06</text:p>
          </table:table-cell>
          <table:table-cell office:value-type="currency" office:value="11.7695179610997" table:style-name="ce10">
            <text:p>£11.7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nnarizine 15mg tablets <text:s/>/ <text:s/>Packsize 84</text:p>
          </table:table-cell>
          <table:table-cell office:value-type="string" table:style-name="ce9">
            <text:p>DDF056</text:p>
          </table:table-cell>
          <table:table-cell office:value-type="float" office:value="7918.9685433586101" table:style-name="ce14">
            <text:p>7,919<text:s/></text:p>
          </table:table-cell>
          <table:table-cell office:value-type="currency" office:value="4.045967580824759" table:style-name="ce10">
            <text:p>£4.05</text:p>
          </table:table-cell>
          <table:table-cell office:value-type="currency" office:value="0.35577408918460302" table:style-name="ce10">
            <text:p>£0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profloxacin 200mg/100ml solution for infusion <text:s/>/ <text:s/>Packsize 10</text:p>
          </table:table-cell>
          <table:table-cell office:value-type="string" table:style-name="ce9">
            <text:p>DEA347</text:p>
          </table:table-cell>
          <table:table-cell office:value-type="float" office:value="3005.3845560295199" table:style-name="ce14">
            <text:p>3,005<text:s/></text:p>
          </table:table-cell>
          <table:table-cell office:value-type="currency" office:value="13.1887980592959" table:style-name="ce10">
            <text:p>£13.19</text:p>
          </table:table-cell>
          <table:table-cell office:value-type="currency" office:value="20.072308884006599" table:style-name="ce10">
            <text:p>£20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profloxacin 250mg tablets <text:s/>/ <text:s/>Packsize 10</text:p>
          </table:table-cell>
          <table:table-cell office:value-type="string" table:style-name="ce9">
            <text:p>DEO020</text:p>
          </table:table-cell>
          <table:table-cell office:value-type="float" office:value="99320.614174857707" table:style-name="ce14">
            <text:p>99,321<text:s/></text:p>
          </table:table-cell>
          <table:table-cell office:value-type="currency" office:value="0.4199196747472162" table:style-name="ce10">
            <text:p>£0.42</text:p>
          </table:table-cell>
          <table:table-cell office:value-type="currency" office:value="0.23104323887730999" table:style-name="ce10">
            <text:p>£0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profloxacin 250mg tablets <text:s/>/ <text:s/>Packsize 20</text:p>
          </table:table-cell>
          <table:table-cell office:value-type="string" table:style-name="ce9">
            <text:p>DEO002</text:p>
          </table:table-cell>
          <table:table-cell office:value-type="float" office:value="62295.693341516002" table:style-name="ce14">
            <text:p>62,296<text:s/></text:p>
          </table:table-cell>
          <table:table-cell office:value-type="currency" office:value="0.92547778036492068" table:style-name="ce10">
            <text:p>£0.93</text:p>
          </table:table-cell>
          <table:table-cell office:value-type="currency" office:value="0.43581662245723302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profloxacin 400mg/200ml solution for infusion <text:s/>/ <text:s/>Packsize 10</text:p>
          </table:table-cell>
          <table:table-cell office:value-type="string" table:style-name="ce9">
            <text:p>DEA355</text:p>
          </table:table-cell>
          <table:table-cell office:value-type="float" office:value="30346.5526402332" table:style-name="ce14">
            <text:p>30,347<text:s/></text:p>
          </table:table-cell>
          <table:table-cell office:value-type="currency" office:value="6.8932686516313471" table:style-name="ce10">
            <text:p>£6.89</text:p>
          </table:table-cell>
          <table:table-cell office:value-type="currency" office:value="5.2802281912809201" table:style-name="ce10">
            <text:p>£5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profloxacin 500mg tablets <text:s/>/ <text:s/>Packsize 10</text:p>
          </table:table-cell>
          <table:table-cell office:value-type="string" table:style-name="ce9">
            <text:p>DEA116</text:p>
          </table:table-cell>
          <table:table-cell office:value-type="float" office:value="205744.64829923201" table:style-name="ce14">
            <text:p>205,745<text:s/></text:p>
          </table:table-cell>
          <table:table-cell office:value-type="currency" office:value="0.61154232219448523" table:style-name="ce10">
            <text:p>£0.61</text:p>
          </table:table-cell>
          <table:table-cell office:value-type="currency" office:value="0.47521823386612899" table:style-name="ce10">
            <text:p>£0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profloxacin 500mg tablets <text:s/>/ <text:s/>Packsize 20</text:p>
          </table:table-cell>
          <table:table-cell office:value-type="string" table:style-name="ce9">
            <text:p>DEA003</text:p>
          </table:table-cell>
          <table:table-cell office:value-type="float" office:value="61837.621278842002" table:style-name="ce14">
            <text:p>61,838<text:s/></text:p>
          </table:table-cell>
          <table:table-cell office:value-type="currency" office:value="0.96489448924542054" table:style-name="ce10">
            <text:p>£0.96</text:p>
          </table:table-cell>
          <table:table-cell office:value-type="currency" office:value="0.27209389335442902" table:style-name="ce10">
            <text:p>£0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profloxacin 750mg tablets <text:s/>/ <text:s/>Packsize 10</text:p>
          </table:table-cell>
          <table:table-cell office:value-type="string" table:style-name="ce9">
            <text:p>DEO005</text:p>
          </table:table-cell>
          <table:table-cell office:value-type="float" office:value="28342.700769110601" table:style-name="ce14">
            <text:p>28,343<text:s/></text:p>
          </table:table-cell>
          <table:table-cell office:value-type="currency" office:value="1.7050407578895121" table:style-name="ce10">
            <text:p>£1.71</text:p>
          </table:table-cell>
          <table:table-cell office:value-type="currency" office:value="0.46287115096682602" table:style-name="ce10">
            <text:p>£0.4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satracurium besilate 150mg/30ml solution for injection vials <text:s/>/ <text:s/>Packsize 1</text:p>
          </table:table-cell>
          <table:table-cell office:value-type="string" table:style-name="ce9">
            <text:p>DOA000</text:p>
          </table:table-cell>
          <table:table-cell office:value-type="float" office:value="4133.8029882602896" table:style-name="ce14">
            <text:p>4,134<text:s/></text:p>
          </table:table-cell>
          <table:table-cell office:value-type="currency" office:value="19.216266528809765" table:style-name="ce10">
            <text:p>£19.22</text:p>
          </table:table-cell>
          <table:table-cell office:value-type="currency" office:value="4.1114916864957198" table:style-name="ce10">
            <text:p>£4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satracurium besilate 150mg/30ml solution for injection vials <text:s/>/ <text:s/>Packsize 5</text:p>
          </table:table-cell>
          <table:table-cell office:value-type="string" table:style-name="ce9">
            <text:p>DOA071</text:p>
          </table:table-cell>
          <table:table-cell office:value-type="float" office:value="540.11013961023104" table:style-name="ce14">
            <text:p>540<text:s/></text:p>
          </table:table-cell>
          <table:table-cell office:value-type="currency" office:value="61.633132871792931" table:style-name="ce10">
            <text:p>£61.63</text:p>
          </table:table-cell>
          <table:table-cell office:value-type="currency" office:value="11.899890131390199" table:style-name="ce10">
            <text:p>£11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satracurium besilate 20mg/10ml solution for injection ampoules <text:s/>/ <text:s/>Packsize 5</text:p>
          </table:table-cell>
          <table:table-cell office:value-type="string" table:style-name="ce9">
            <text:p>DOA002</text:p>
          </table:table-cell>
          <table:table-cell office:value-type="float" office:value="3472.9489241985102" table:style-name="ce14">
            <text:p>3,473<text:s/></text:p>
          </table:table-cell>
          <table:table-cell office:value-type="currency" office:value="14.020281053006592" table:style-name="ce10">
            <text:p>£14.02</text:p>
          </table:table-cell>
          <table:table-cell office:value-type="currency" office:value="7.8911328942629497" table:style-name="ce10">
            <text:p>£7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splatin 100mg/100ml solution for infusion vials <text:s/>/ <text:s/>Packsize 1</text:p>
          </table:table-cell>
          <table:table-cell office:value-type="string" table:style-name="ce9">
            <text:p>DHA010</text:p>
          </table:table-cell>
          <table:table-cell office:value-type="float" office:value="27097.7885623435" table:style-name="ce14">
            <text:p>27,098<text:s/></text:p>
          </table:table-cell>
          <table:table-cell office:value-type="currency" office:value="37.336894399049847" table:style-name="ce10">
            <text:p>£37.34</text:p>
          </table:table-cell>
          <table:table-cell office:value-type="currency" office:value="16.215836346556301" table:style-name="ce10">
            <text:p>£16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splatin 10mg/10ml solution for infusion vials <text:s/>/ <text:s/>Packsize 1</text:p>
          </table:table-cell>
          <table:table-cell office:value-type="string" table:style-name="ce9">
            <text:p>DHA013</text:p>
          </table:table-cell>
          <table:table-cell office:value-type="float" office:value="2984.4158844553199" table:style-name="ce14">
            <text:p>2,984<text:s/></text:p>
          </table:table-cell>
          <table:table-cell office:value-type="currency" office:value="3.6717034167642164" table:style-name="ce10">
            <text:p>£3.67</text:p>
          </table:table-cell>
          <table:table-cell office:value-type="currency" office:value="0.94835445509540905" table:style-name="ce10">
            <text:p>£0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splatin 50mg/50ml solution for infusion vials <text:s/>/ <text:s/>Packsize 1</text:p>
          </table:table-cell>
          <table:table-cell office:value-type="string" table:style-name="ce9">
            <text:p>DHA011</text:p>
          </table:table-cell>
          <table:table-cell office:value-type="float" office:value="25457.3055209089" table:style-name="ce14">
            <text:p>25,457<text:s/></text:p>
          </table:table-cell>
          <table:table-cell office:value-type="currency" office:value="19.692694090827775" table:style-name="ce10">
            <text:p>£19.69</text:p>
          </table:table-cell>
          <table:table-cell office:value-type="currency" office:value="15.037930908994699" table:style-name="ce10">
            <text:p>£15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talopram 10mg tablets <text:s/>/ <text:s/>Packsize 28</text:p>
          </table:table-cell>
          <table:table-cell office:value-type="string" table:style-name="ce9">
            <text:p>DDC129</text:p>
          </table:table-cell>
          <table:table-cell office:value-type="float" office:value="61647.483889529503" table:style-name="ce14">
            <text:p>61,647<text:s/></text:p>
          </table:table-cell>
          <table:table-cell office:value-type="currency" office:value="0.21404409665195029" table:style-name="ce10">
            <text:p>£0.21</text:p>
          </table:table-cell>
          <table:table-cell office:value-type="currency" office:value="0.13590809872071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talopram 20mg tablets <text:s/>/ <text:s/>Packsize 28</text:p>
          </table:table-cell>
          <table:table-cell office:value-type="string" table:style-name="ce9">
            <text:p>DDC135</text:p>
          </table:table-cell>
          <table:table-cell office:value-type="float" office:value="78337.206653531597" table:style-name="ce14">
            <text:p>78,337<text:s/></text:p>
          </table:table-cell>
          <table:table-cell office:value-type="currency" office:value="0.33652144525134842" table:style-name="ce10">
            <text:p>£0.34</text:p>
          </table:table-cell>
          <table:table-cell office:value-type="currency" office:value="0.170120270943343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talopram 40mg tablets <text:s/>/ <text:s/>Packsize 28</text:p>
          </table:table-cell>
          <table:table-cell office:value-type="string" table:style-name="ce9">
            <text:p>DDC130</text:p>
          </table:table-cell>
          <table:table-cell office:value-type="float" office:value="7358.3628666289196" table:style-name="ce14">
            <text:p>7,358<text:s/></text:p>
          </table:table-cell>
          <table:table-cell office:value-type="currency" office:value="0.44972095831365894" table:style-name="ce10">
            <text:p>£0.45</text:p>
          </table:table-cell>
          <table:table-cell office:value-type="currency" office:value="0.168703801734749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italopram 40mg/ml oral solution sugar free 15 ml drops <text:s/>/ <text:s/>Packsize 1</text:p>
          </table:table-cell>
          <table:table-cell office:value-type="string" table:style-name="ce9">
            <text:p>DDC155</text:p>
          </table:table-cell>
          <table:table-cell office:value-type="float" office:value="6474.6548691643402" table:style-name="ce14">
            <text:p>6,475<text:s/></text:p>
          </table:table-cell>
          <table:table-cell office:value-type="currency" office:value="5.1820816210286216" table:style-name="ce10">
            <text:p>£5.18</text:p>
          </table:table-cell>
          <table:table-cell office:value-type="currency" office:value="1.52057302544454" table:style-name="ce10">
            <text:p>£1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arithromycin 125mg/5ml oral suspension 70 ml <text:s/>/ <text:s/>Packsize 1</text:p>
          </table:table-cell>
          <table:table-cell office:value-type="string" table:style-name="ce9">
            <text:p>DEA106</text:p>
          </table:table-cell>
          <table:table-cell office:value-type="float" office:value="34309.089248301498" table:style-name="ce14">
            <text:p>34,309<text:s/></text:p>
          </table:table-cell>
          <table:table-cell office:value-type="currency" office:value="3.1166601137712702" table:style-name="ce10">
            <text:p>£3.12</text:p>
          </table:table-cell>
          <table:table-cell office:value-type="currency" office:value="0.93050824786170505" table:style-name="ce10">
            <text:p>£0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arithromycin 250mg tablets <text:s/>/ <text:s/>Packsize 14</text:p>
          </table:table-cell>
          <table:table-cell office:value-type="string" table:style-name="ce9">
            <text:p>DEA107</text:p>
          </table:table-cell>
          <table:table-cell office:value-type="float" office:value="86613.201958075195" table:style-name="ce14">
            <text:p>86,613<text:s/></text:p>
          </table:table-cell>
          <table:table-cell office:value-type="currency" office:value="1.6927936698491997" table:style-name="ce10">
            <text:p>£1.69</text:p>
          </table:table-cell>
          <table:table-cell office:value-type="currency" office:value="0.90939454754098503" table:style-name="ce10">
            <text:p>£0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arithromycin 250mg/5ml oral suspension 70 ml <text:s/>/ <text:s/>Packsize 1</text:p>
          </table:table-cell>
          <table:table-cell office:value-type="string" table:style-name="ce9">
            <text:p>DEA514</text:p>
          </table:table-cell>
          <table:table-cell office:value-type="float" office:value="39271.258715182499" table:style-name="ce14">
            <text:p>39,271<text:s/></text:p>
          </table:table-cell>
          <table:table-cell office:value-type="currency" office:value="4.0488656386898061" table:style-name="ce10">
            <text:p>£4.05</text:p>
          </table:table-cell>
          <table:table-cell office:value-type="currency" office:value="1.30130967583302" table:style-name="ce10">
            <text:p>£1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arithromycin 500mg powder for solution for injection vials <text:s/>/ <text:s/>Packsize 1</text:p>
          </table:table-cell>
          <table:table-cell office:value-type="string" table:style-name="ce9">
            <text:p>DEA052</text:p>
          </table:table-cell>
          <table:table-cell office:value-type="float" office:value="199904.21480724201" table:style-name="ce14">
            <text:p>199,904<text:s/></text:p>
          </table:table-cell>
          <table:table-cell office:value-type="currency" office:value="2.0755241223906853" table:style-name="ce10">
            <text:p>£2.08</text:p>
          </table:table-cell>
          <table:table-cell office:value-type="currency" office:value="1.42936087477356" table:style-name="ce10">
            <text:p>£1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arithromycin 500mg powder for solution for injection vials <text:s/>/ <text:s/>Packsize 10</text:p>
          </table:table-cell>
          <table:table-cell office:value-type="string" table:style-name="ce9">
            <text:p>DEA273</text:p>
          </table:table-cell>
          <table:table-cell office:value-type="float" office:value="32864.484057731897" table:style-name="ce14">
            <text:p>32,864<text:s/></text:p>
          </table:table-cell>
          <table:table-cell office:value-type="currency" office:value="25.727477069614235" table:style-name="ce10">
            <text:p>£25.73</text:p>
          </table:table-cell>
          <table:table-cell office:value-type="currency" office:value="15.3526521641509" table:style-name="ce10">
            <text:p>£15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arithromycin 500mg tablets <text:s/>/ <text:s/>Packsize 14</text:p>
          </table:table-cell>
          <table:table-cell office:value-type="string" table:style-name="ce9">
            <text:p>DEA168</text:p>
          </table:table-cell>
          <table:table-cell office:value-type="float" office:value="258029.846180074" table:style-name="ce14">
            <text:p>258,030<text:s/></text:p>
          </table:table-cell>
          <table:table-cell office:value-type="currency" office:value="2.4315435957828777" table:style-name="ce10">
            <text:p>£2.43</text:p>
          </table:table-cell>
          <table:table-cell office:value-type="currency" office:value="1.23257073407345" table:style-name="ce10">
            <text:p>£1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indamycin 150mg capsules <text:s/>/ <text:s/>Packsize 24</text:p>
          </table:table-cell>
          <table:table-cell office:value-type="string" table:style-name="ce9">
            <text:p>DEI004</text:p>
          </table:table-cell>
          <table:table-cell office:value-type="float" office:value="137533.551954038" table:style-name="ce14">
            <text:p>137,534<text:s/></text:p>
          </table:table-cell>
          <table:table-cell office:value-type="currency" office:value="1.1341123513782736" table:style-name="ce10">
            <text:p>£1.13</text:p>
          </table:table-cell>
          <table:table-cell office:value-type="currency" office:value="0.30846238638401702" table:style-name="ce10">
            <text:p>£0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indamycin 150mg capsules <text:s/>/ <text:s/>Packsize 100</text:p>
          </table:table-cell>
          <table:table-cell office:value-type="string" table:style-name="ce9">
            <text:p>DEI001</text:p>
          </table:table-cell>
          <table:table-cell office:value-type="float" office:value="34954.654307991303" table:style-name="ce14">
            <text:p>34,955<text:s/></text:p>
          </table:table-cell>
          <table:table-cell office:value-type="currency" office:value="4.0341394527183745" table:style-name="ce10">
            <text:p>£4.03</text:p>
          </table:table-cell>
          <table:table-cell office:value-type="currency" office:value="0.56524475345056402" table:style-name="ce10">
            <text:p>£0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indamycin 2% vaginal cream 40 gram <text:s/>/ <text:s/>Packsize 1</text:p>
          </table:table-cell>
          <table:table-cell office:value-type="string" table:style-name="ce9">
            <text:p>DEA616</text:p>
          </table:table-cell>
          <table:table-cell office:value-type="float" office:value="6198.35509386379" table:style-name="ce14">
            <text:p>6,198<text:s/></text:p>
          </table:table-cell>
          <table:table-cell office:value-type="currency" office:value="10.811369949801819" table:style-name="ce10">
            <text:p>£10.81</text:p>
          </table:table-cell>
          <table:table-cell office:value-type="currency" office:value="0.53379850689476005" table:style-name="ce10">
            <text:p>£0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indamycin 300mg capsules <text:s/>/ <text:s/>Packsize 30</text:p>
          </table:table-cell>
          <table:table-cell office:value-type="string" table:style-name="ce9">
            <text:p>DEI002</text:p>
          </table:table-cell>
          <table:table-cell office:value-type="float" office:value="689.459229218122" table:style-name="ce14">
            <text:p>689<text:s/></text:p>
          </table:table-cell>
          <table:table-cell office:value-type="currency" office:value="3.7567703647064614" table:style-name="ce10">
            <text:p>£3.76</text:p>
          </table:table-cell>
          <table:table-cell office:value-type="currency" office:value="0.29301789614648199" table:style-name="ce10">
            <text:p>£0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indamycin 300mg/2ml solution for injection ampoules <text:s/>/ <text:s/>Packsize 5</text:p>
          </table:table-cell>
          <table:table-cell office:value-type="string" table:style-name="ce9">
            <text:p>DEA187</text:p>
          </table:table-cell>
          <table:table-cell office:value-type="float" office:value="13024.584484001" table:style-name="ce14">
            <text:p>13,025<text:s/></text:p>
          </table:table-cell>
          <table:table-cell office:value-type="currency" office:value="3.7395480876821083" table:style-name="ce10">
            <text:p>£3.74</text:p>
          </table:table-cell>
          <table:table-cell office:value-type="currency" office:value="10.0511147431815" table:style-name="ce10">
            <text:p>£10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indamycin 300mg/2ml solution for injection ampoules <text:s/>/ <text:s/>Packsize 10</text:p>
          </table:table-cell>
          <table:table-cell office:value-type="string" table:style-name="ce9">
            <text:p>DEA290</text:p>
          </table:table-cell>
          <table:table-cell office:value-type="float" office:value="22261.142378106699" table:style-name="ce14">
            <text:p>22,261<text:s/></text:p>
          </table:table-cell>
          <table:table-cell office:value-type="currency" office:value="6.1698549727204695" table:style-name="ce10">
            <text:p>£6.17</text:p>
          </table:table-cell>
          <table:table-cell office:value-type="currency" office:value="17.324348804313701" table:style-name="ce10">
            <text:p>£17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indamycin 600mg/4ml solution for injection ampoules <text:s/>/ <text:s/>Packsize 5</text:p>
          </table:table-cell>
          <table:table-cell office:value-type="string" table:style-name="ce9">
            <text:p>DEI003</text:p>
          </table:table-cell>
          <table:table-cell office:value-type="float" office:value="33803.907677389703" table:style-name="ce14">
            <text:p>33,804<text:s/></text:p>
          </table:table-cell>
          <table:table-cell office:value-type="currency" office:value="6.1612190515863645" table:style-name="ce10">
            <text:p>£6.16</text:p>
          </table:table-cell>
          <table:table-cell office:value-type="currency" office:value="20.804956443279998" table:style-name="ce10">
            <text:p>£20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indamycin 600mg/4ml solution for injection ampoules <text:s/>/ <text:s/>Packsize 10</text:p>
          </table:table-cell>
          <table:table-cell office:value-type="string" table:style-name="ce9">
            <text:p>DEI094</text:p>
          </table:table-cell>
          <table:table-cell office:value-type="float" office:value="55774.718427812702" table:style-name="ce14">
            <text:p>55,775<text:s/></text:p>
          </table:table-cell>
          <table:table-cell office:value-type="currency" office:value="8.8187584601902085" table:style-name="ce10">
            <text:p>£8.82</text:p>
          </table:table-cell>
          <table:table-cell office:value-type="currency" office:value="0.69258208729650195" table:style-name="ce10">
            <text:p>£0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bazam 10mg/5ml oral suspension sugar free 150 ml <text:s/>/ <text:s/>Packsize 1</text:p>
          </table:table-cell>
          <table:table-cell office:value-type="string" table:style-name="ce9">
            <text:p>DYF021</text:p>
          </table:table-cell>
          <table:table-cell office:value-type="float" office:value="3277.90084849193" table:style-name="ce14">
            <text:p>3,278<text:s/></text:p>
          </table:table-cell>
          <table:table-cell office:value-type="currency" office:value="16.451968040708344" table:style-name="ce10">
            <text:p>£16.45</text:p>
          </table:table-cell>
          <table:table-cell office:value-type="currency" office:value="14.6042209655641" table:style-name="ce10">
            <text:p>£14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bazam 10mg/5ml oral suspension sugar free 250 ml <text:s/>/ <text:s/>Packsize 1</text:p>
          </table:table-cell>
          <table:table-cell office:value-type="string" table:style-name="ce9">
            <text:p>DBN021</text:p>
          </table:table-cell>
          <table:table-cell office:value-type="float" office:value="151.18238832781401" table:style-name="ce14">
            <text:p>151<text:s/></text:p>
          </table:table-cell>
          <table:table-cell office:value-type="currency" office:value="24.072909816112727" table:style-name="ce10">
            <text:p>£24.07</text:p>
          </table:table-cell>
          <table:table-cell office:value-type="currency" office:value="20.738114888315401" table:style-name="ce10">
            <text:p>£20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bazam 5mg/5ml oral suspension sugar free 150 ml <text:s/>/ <text:s/>Packsize 1</text:p>
          </table:table-cell>
          <table:table-cell office:value-type="string" table:style-name="ce9">
            <text:p>DYF022</text:p>
          </table:table-cell>
          <table:table-cell office:value-type="float" office:value="4581.4374339159103" table:style-name="ce14">
            <text:p>4,581<text:s/></text:p>
          </table:table-cell>
          <table:table-cell office:value-type="currency" office:value="12.689358053790906" table:style-name="ce10">
            <text:p>£12.69</text:p>
          </table:table-cell>
          <table:table-cell office:value-type="currency" office:value="10.8274323963788" table:style-name="ce10">
            <text:p>£10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bazam 5mg/5ml oral suspension sugar free 250 ml <text:s/>/ <text:s/>Packsize 1</text:p>
          </table:table-cell>
          <table:table-cell office:value-type="string" table:style-name="ce9">
            <text:p>DHF022</text:p>
          </table:table-cell>
          <table:table-cell office:value-type="float" office:value="50.1736704492941" table:style-name="ce14">
            <text:p>50<text:s/></text:p>
          </table:table-cell>
          <table:table-cell office:value-type="currency" office:value="30.233586389359758" table:style-name="ce10">
            <text:p>£30.23</text:p>
          </table:table-cell>
          <table:table-cell office:value-type="currency" office:value="16.577508160593698" table:style-name="ce10">
            <text:p>£16.5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betasol 0.05% cream 100 gram (Dermovate or eqv) <text:s/>/ <text:s/>Packsize 1</text:p>
          </table:table-cell>
          <table:table-cell office:value-type="string" table:style-name="ce9">
            <text:p>DMD026</text:p>
          </table:table-cell>
          <table:table-cell office:value-type="float" office:value="7280.4757544863996" table:style-name="ce14">
            <text:p>7,280<text:s/></text:p>
          </table:table-cell>
          <table:table-cell office:value-type="currency" office:value="6.8225555135447413" table:style-name="ce10">
            <text:p>£6.82</text:p>
          </table:table-cell>
          <table:table-cell office:value-type="currency" office:value="0.28900871999209399" table:style-name="ce10">
            <text:p>£0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betasol 0.05% cream 30 gram (Dermovate or eqv) <text:s/>/ <text:s/>Packsize 1</text:p>
          </table:table-cell>
          <table:table-cell office:value-type="string" table:style-name="ce9">
            <text:p>DMD027</text:p>
          </table:table-cell>
          <table:table-cell office:value-type="float" office:value="19720.028977111" table:style-name="ce14">
            <text:p>19,720<text:s/></text:p>
          </table:table-cell>
          <table:table-cell office:value-type="currency" office:value="2.5504115667566398" table:style-name="ce10">
            <text:p>£2.55</text:p>
          </table:table-cell>
          <table:table-cell office:value-type="currency" office:value="0.18584852660581999" table:style-name="ce10">
            <text:p>£0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betasol 0.05% ointment 100 gram (Dermovate or eqv) <text:s/>/ <text:s/>Packsize 1</text:p>
          </table:table-cell>
          <table:table-cell office:value-type="string" table:style-name="ce9">
            <text:p>DMD030</text:p>
          </table:table-cell>
          <table:table-cell office:value-type="float" office:value="20359.208355135299" table:style-name="ce14">
            <text:p>20,359<text:s/></text:p>
          </table:table-cell>
          <table:table-cell office:value-type="currency" office:value="7.1555346091467342" table:style-name="ce10">
            <text:p>£7.16</text:p>
          </table:table-cell>
          <table:table-cell office:value-type="currency" office:value="0.360763695025411" table:style-name="ce10">
            <text:p>£0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betasol 0.05% ointment 30 gram (Dermovate or eqv) <text:s/>/ <text:s/>Packsize 1</text:p>
          </table:table-cell>
          <table:table-cell office:value-type="string" table:style-name="ce9">
            <text:p>DMD031</text:p>
          </table:table-cell>
          <table:table-cell office:value-type="float" office:value="33931.290872046702" table:style-name="ce14">
            <text:p>33,931<text:s/></text:p>
          </table:table-cell>
          <table:table-cell office:value-type="currency" office:value="2.4442686343043132" table:style-name="ce10">
            <text:p>£2.44</text:p>
          </table:table-cell>
          <table:table-cell office:value-type="currency" office:value="0.423248075707995" table:style-name="ce10">
            <text:p>£0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betasone 0.05% ointment 100 gram <text:s/>/ <text:s/>Packsize 1</text:p>
          </table:table-cell>
          <table:table-cell office:value-type="string" table:style-name="ce9">
            <text:p>DMD009</text:p>
          </table:table-cell>
          <table:table-cell office:value-type="float" office:value="13679.329690709699" table:style-name="ce14">
            <text:p>13,679<text:s/></text:p>
          </table:table-cell>
          <table:table-cell office:value-type="currency" office:value="4.3343110620593537" table:style-name="ce10">
            <text:p>£4.33</text:p>
          </table:table-cell>
          <table:table-cell office:value-type="currency" office:value="0.62676806625175796" table:style-name="ce10">
            <text:p>£0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betasone 0.05% ointment 30 gram <text:s/>/ <text:s/>Packsize 1</text:p>
          </table:table-cell>
          <table:table-cell office:value-type="string" table:style-name="ce9">
            <text:p>DMD099</text:p>
          </table:table-cell>
          <table:table-cell office:value-type="float" office:value="17705.384640163698" table:style-name="ce14">
            <text:p>17,705<text:s/></text:p>
          </table:table-cell>
          <table:table-cell office:value-type="currency" office:value="1.6503357929720663" table:style-name="ce10">
            <text:p>£1.65</text:p>
          </table:table-cell>
          <table:table-cell office:value-type="currency" office:value="0.26493623184468701" table:style-name="ce10">
            <text:p>£0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farabine 20mg/20ml solution for injection vials <text:s/>/ <text:s/>Packsize 1</text:p>
          </table:table-cell>
          <table:table-cell office:value-type="string" table:style-name="ce9">
            <text:p>DHA383</text:p>
          </table:table-cell>
          <table:table-cell office:value-type="float" office:value="56.172387300815899" table:style-name="ce14">
            <text:p>56<text:s/></text:p>
          </table:table-cell>
          <table:table-cell office:value-type="currency" office:value="357.56643014722403" table:style-name="ce10">
            <text:p>£357.57</text:p>
          </table:table-cell>
          <table:table-cell office:value-type="currency" office:value="151.67971941929699" table:style-name="ce10">
            <text:p>£151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mifene 50mg tablets <text:s/>/ <text:s/>Packsize 30</text:p>
          </table:table-cell>
          <table:table-cell office:value-type="string" table:style-name="ce9">
            <text:p>DFE006</text:p>
          </table:table-cell>
          <table:table-cell office:value-type="float" office:value="2856.4598129000501" table:style-name="ce14">
            <text:p>2,856<text:s/></text:p>
          </table:table-cell>
          <table:table-cell office:value-type="currency" office:value="9.1167219935648411" table:style-name="ce10">
            <text:p>£9.12</text:p>
          </table:table-cell>
          <table:table-cell office:value-type="currency" office:value="0.290546965681997" table:style-name="ce10">
            <text:p>£0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mipramine 10mg capsules <text:s/>/ <text:s/>Packsize 28</text:p>
          </table:table-cell>
          <table:table-cell office:value-type="string" table:style-name="ce9">
            <text:p>DDC092</text:p>
          </table:table-cell>
          <table:table-cell office:value-type="float" office:value="1022.4302416972899" table:style-name="ce14">
            <text:p>1,022<text:s/></text:p>
          </table:table-cell>
          <table:table-cell office:value-type="currency" office:value="1.3180361310155599" table:style-name="ce10">
            <text:p>£1.32</text:p>
          </table:table-cell>
          <table:table-cell office:value-type="currency" office:value="0.26089884269077901" table:style-name="ce10">
            <text:p>£0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mipramine 25mg capsules <text:s/>/ <text:s/>Packsize 28</text:p>
          </table:table-cell>
          <table:table-cell office:value-type="string" table:style-name="ce9">
            <text:p>DDC093</text:p>
          </table:table-cell>
          <table:table-cell office:value-type="float" office:value="2058.6677327132802" table:style-name="ce14">
            <text:p>2,059<text:s/></text:p>
          </table:table-cell>
          <table:table-cell office:value-type="currency" office:value="1.9009332772910543" table:style-name="ce10">
            <text:p>£1.90</text:p>
          </table:table-cell>
          <table:table-cell office:value-type="currency" office:value="0.60735855508853998" table:style-name="ce10">
            <text:p>£0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mipramine 50mg capsules <text:s/>/ <text:s/>Packsize 28</text:p>
          </table:table-cell>
          <table:table-cell office:value-type="string" table:style-name="ce9">
            <text:p>DDC094</text:p>
          </table:table-cell>
          <table:table-cell office:value-type="float" office:value="6427.0315876749801" table:style-name="ce14">
            <text:p>6,427<text:s/></text:p>
          </table:table-cell>
          <table:table-cell office:value-type="currency" office:value="7.3623957428094293" table:style-name="ce10">
            <text:p>£7.36</text:p>
          </table:table-cell>
          <table:table-cell office:value-type="currency" office:value="0.44815123121579298" table:style-name="ce10">
            <text:p>£0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nazepam 1mg tablets <text:s/>/ <text:s/>Packsize 100</text:p>
          </table:table-cell>
          <table:table-cell office:value-type="string" table:style-name="ce9">
            <text:p>DHF053</text:p>
          </table:table-cell>
          <table:table-cell office:value-type="float" office:value="113.06860142946201" table:style-name="ce14">
            <text:p>113<text:s/></text:p>
          </table:table-cell>
          <table:table-cell office:value-type="currency" office:value="39.721549070383425" table:style-name="ce10">
            <text:p>£39.72</text:p>
          </table:table-cell>
          <table:table-cell office:value-type="currency" office:value="0.20245470731682799" table:style-name="ce10">
            <text:p>£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nazepam 2mg tablets <text:s/>/ <text:s/>Packsize 100</text:p>
          </table:table-cell>
          <table:table-cell office:value-type="string" table:style-name="ce9">
            <text:p>DDH025</text:p>
          </table:table-cell>
          <table:table-cell office:value-type="float" office:value="5620.8090705853501" table:style-name="ce14">
            <text:p>5,621<text:s/></text:p>
          </table:table-cell>
          <table:table-cell office:value-type="currency" office:value="19.885553591372918" table:style-name="ce10">
            <text:p>£19.89</text:p>
          </table:table-cell>
          <table:table-cell office:value-type="currency" office:value="4.4923959316765503" table:style-name="ce10">
            <text:p>£4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nazepam 2mg/5ml oral solution sugar free 150 ml <text:s/>/ <text:s/>Packsize 1</text:p>
          </table:table-cell>
          <table:table-cell office:value-type="string" table:style-name="ce9">
            <text:p>DHL008</text:p>
          </table:table-cell>
          <table:table-cell office:value-type="float" office:value="2740.3875429373602" table:style-name="ce14">
            <text:p>2,740<text:s/></text:p>
          </table:table-cell>
          <table:table-cell office:value-type="currency" office:value="20.843267276998279" table:style-name="ce10">
            <text:p>£20.84</text:p>
          </table:table-cell>
          <table:table-cell office:value-type="currency" office:value="9.2065081523222805" table:style-name="ce10">
            <text:p>£9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nazepam 500microgram tablets <text:s/>/ <text:s/>Packsize 100</text:p>
          </table:table-cell>
          <table:table-cell office:value-type="string" table:style-name="ce9">
            <text:p>DDH024</text:p>
          </table:table-cell>
          <table:table-cell office:value-type="float" office:value="36427.598972355001" table:style-name="ce14">
            <text:p>36,428<text:s/></text:p>
          </table:table-cell>
          <table:table-cell office:value-type="currency" office:value="16.551661844569299" table:style-name="ce10">
            <text:p>£16.55</text:p>
          </table:table-cell>
          <table:table-cell office:value-type="currency" office:value="2.51859059140194" table:style-name="ce10">
            <text:p>£2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nazepam 500micrograms/5ml oral solution sugar free 150ml <text:s/>/ <text:s/>Packsize 1</text:p>
          </table:table-cell>
          <table:table-cell office:value-type="string" table:style-name="ce9">
            <text:p>DHL009</text:p>
          </table:table-cell>
          <table:table-cell office:value-type="float" office:value="3307.3205787278698" table:style-name="ce14">
            <text:p>3,307<text:s/></text:p>
          </table:table-cell>
          <table:table-cell office:value-type="currency" office:value="18.73817143660062" table:style-name="ce10">
            <text:p>£18.74</text:p>
          </table:table-cell>
          <table:table-cell office:value-type="currency" office:value="6.5110718442539204" table:style-name="ce10">
            <text:p>£6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nidine 25microgram tablets <text:s/>/ <text:s/>Packsize 112</text:p>
          </table:table-cell>
          <table:table-cell office:value-type="string" table:style-name="ce9">
            <text:p>DDG065</text:p>
          </table:table-cell>
          <table:table-cell office:value-type="float" office:value="8931.8684863057006" table:style-name="ce14">
            <text:p>8,932<text:s/></text:p>
          </table:table-cell>
          <table:table-cell office:value-type="currency" office:value="3.7883092492772641" table:style-name="ce10">
            <text:p>£3.79</text:p>
          </table:table-cell>
          <table:table-cell office:value-type="currency" office:value="2.1917872489644301" table:style-name="ce10">
            <text:p>£2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nidine 50micrograms/5ml oral solution 100ml <text:s/>/ <text:s/>Packsize 1</text:p>
          </table:table-cell>
          <table:table-cell office:value-type="string" table:style-name="ce9">
            <text:p>DDG288</text:p>
          </table:table-cell>
          <table:table-cell office:value-type="float" office:value="8595.4036476891506" table:style-name="ce14">
            <text:p>8,595<text:s/></text:p>
          </table:table-cell>
          <table:table-cell office:value-type="currency" office:value="75.698804462188178" table:style-name="ce10">
            <text:p>£75.70</text:p>
          </table:table-cell>
          <table:table-cell office:value-type="currency" office:value="9.9978372675071991" table:style-name="ce10">
            <text:p>£10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pidogrel 300mg tablets <text:s/>/ <text:s/>Packsize 30</text:p>
          </table:table-cell>
          <table:table-cell office:value-type="string" table:style-name="ce9">
            <text:p>DBI058</text:p>
          </table:table-cell>
          <table:table-cell office:value-type="float" office:value="413.35358583417798" table:style-name="ce14">
            <text:p>413<text:s/></text:p>
          </table:table-cell>
          <table:table-cell office:value-type="currency" office:value="136.43033938170106" table:style-name="ce10">
            <text:p>£136.43</text:p>
          </table:table-cell>
          <table:table-cell office:value-type="currency" office:value="0.265145924977365" table:style-name="ce10">
            <text:p>£0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pidogrel 75mg tablets <text:s/>/ <text:s/>Packsize 28</text:p>
          </table:table-cell>
          <table:table-cell office:value-type="string" table:style-name="ce9">
            <text:p>DBI040</text:p>
          </table:table-cell>
          <table:table-cell office:value-type="float" office:value="399574.46003833401" table:style-name="ce14">
            <text:p>399,574<text:s/></text:p>
          </table:table-cell>
          <table:table-cell office:value-type="currency" office:value="0.78769373790758435" table:style-name="ce10">
            <text:p>£0.79</text:p>
          </table:table-cell>
          <table:table-cell office:value-type="currency" office:value="0.127649738632479" table:style-name="ce10">
            <text:p>£0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trimazole 1% cream 20 gram <text:s/>/ <text:s/>Packsize 1</text:p>
          </table:table-cell>
          <table:table-cell office:value-type="string" table:style-name="ce9">
            <text:p>DMJ101</text:p>
          </table:table-cell>
          <table:table-cell office:value-type="float" office:value="244644.786529481" table:style-name="ce14">
            <text:p>244,645<text:s/></text:p>
          </table:table-cell>
          <table:table-cell office:value-type="currency" office:value="0.74966420744837392" table:style-name="ce10">
            <text:p>£0.75</text:p>
          </table:table-cell>
          <table:table-cell office:value-type="currency" office:value="0.24363900946490399" table:style-name="ce10">
            <text:p>£0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trimazole 500mg pessaries <text:s/>/ <text:s/>Packsize 1</text:p>
          </table:table-cell>
          <table:table-cell office:value-type="string" table:style-name="ce9">
            <text:p>DGB011</text:p>
          </table:table-cell>
          <table:table-cell office:value-type="float" office:value="118108.657104678" table:style-name="ce14">
            <text:p>118,109<text:s/></text:p>
          </table:table-cell>
          <table:table-cell office:value-type="currency" office:value="3.4207754105773982" table:style-name="ce10">
            <text:p>£3.42</text:p>
          </table:table-cell>
          <table:table-cell office:value-type="currency" office:value="0.94493012888289996" table:style-name="ce10">
            <text:p>£0.9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zapine 100mg tablets <text:s/>/ <text:s/>Packsize 84</text:p>
          </table:table-cell>
          <table:table-cell office:value-type="string" table:style-name="ce9">
            <text:p>DDB128</text:p>
          </table:table-cell>
          <table:table-cell office:value-type="float" office:value="184177.637660451" table:style-name="ce14">
            <text:p>184,178<text:s/></text:p>
          </table:table-cell>
          <table:table-cell office:value-type="currency" office:value="25.754627001704506" table:style-name="ce10">
            <text:p>£25.75</text:p>
          </table:table-cell>
          <table:table-cell office:value-type="currency" office:value="1.99834670574243" table:style-name="ce10">
            <text:p>£2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zapine 100mg tablets <text:s/>/ <text:s/>Packsize 100</text:p>
          </table:table-cell>
          <table:table-cell office:value-type="string" table:style-name="ce9">
            <text:p>DDB263</text:p>
          </table:table-cell>
          <table:table-cell office:value-type="float" office:value="69847.737717013806" table:style-name="ce14">
            <text:p>69,848<text:s/></text:p>
          </table:table-cell>
          <table:table-cell office:value-type="currency" office:value="33.164976786867896" table:style-name="ce10">
            <text:p>£33.16</text:p>
          </table:table-cell>
          <table:table-cell office:value-type="currency" office:value="1.4724764242800701" table:style-name="ce10">
            <text:p>£1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zapine 100mg tablets <text:s/>/ <text:s/>Packsize 500</text:p>
          </table:table-cell>
          <table:table-cell office:value-type="string" table:style-name="ce9">
            <text:p>DDB289</text:p>
          </table:table-cell>
          <table:table-cell office:value-type="float" office:value="6131.88198660954" table:style-name="ce14">
            <text:p>6,132<text:s/></text:p>
          </table:table-cell>
          <table:table-cell office:value-type="currency" office:value="132.57422301590765" table:style-name="ce10">
            <text:p>£132.57</text:p>
          </table:table-cell>
          <table:table-cell office:value-type="currency" office:value="18.0644889700704" table:style-name="ce10">
            <text:p>£18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zapine 200mg tablets <text:s/>/ <text:s/>Packsize 100</text:p>
          </table:table-cell>
          <table:table-cell office:value-type="string" table:style-name="ce9">
            <text:p>DDB105</text:p>
          </table:table-cell>
          <table:table-cell office:value-type="float" office:value="4118.19126987457" table:style-name="ce14">
            <text:p>4,118<text:s/></text:p>
          </table:table-cell>
          <table:table-cell office:value-type="currency" office:value="84.161004258201046" table:style-name="ce10">
            <text:p>£84.16</text:p>
          </table:table-cell>
          <table:table-cell office:value-type="currency" office:value="7.6510003871091854" table:style-name="ce10">
            <text:p>£7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zapine 250mg/5ml oral suspension sugar free 100 ml <text:s/>/ <text:s/>Packsize 1</text:p>
          </table:table-cell>
          <table:table-cell office:value-type="string" table:style-name="ce9">
            <text:p>DDB298</text:p>
          </table:table-cell>
          <table:table-cell office:value-type="float" office:value="11543.760658375901" table:style-name="ce14">
            <text:p>11,544<text:s/></text:p>
          </table:table-cell>
          <table:table-cell office:value-type="currency" office:value="53.575370999333572" table:style-name="ce10">
            <text:p>£53.58</text:p>
          </table:table-cell>
          <table:table-cell office:value-type="currency" office:value="0.29072829748666201" table:style-name="ce10">
            <text:p>£0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zapine 25mg tablets <text:s/>/ <text:s/>Packsize 84</text:p>
          </table:table-cell>
          <table:table-cell office:value-type="string" table:style-name="ce9">
            <text:p>DDB130</text:p>
          </table:table-cell>
          <table:table-cell office:value-type="float" office:value="114184.79053355" table:style-name="ce14">
            <text:p>114,185<text:s/></text:p>
          </table:table-cell>
          <table:table-cell office:value-type="currency" office:value="6.6755148950948637" table:style-name="ce10">
            <text:p>£6.68</text:p>
          </table:table-cell>
          <table:table-cell office:value-type="currency" office:value="1.4184924106975001" table:style-name="ce10">
            <text:p>£1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zapine 25mg tablets <text:s/>/ <text:s/>Packsize 100</text:p>
          </table:table-cell>
          <table:table-cell office:value-type="string" table:style-name="ce9">
            <text:p>DDB264</text:p>
          </table:table-cell>
          <table:table-cell office:value-type="float" office:value="33593.111859165103" table:style-name="ce14">
            <text:p>33,593<text:s/></text:p>
          </table:table-cell>
          <table:table-cell office:value-type="currency" office:value="8.1896238476918963" table:style-name="ce10">
            <text:p>£8.19</text:p>
          </table:table-cell>
          <table:table-cell office:value-type="currency" office:value="0.44232626432456601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zapine 25mg tablets <text:s/>/ <text:s/>Packsize 500</text:p>
          </table:table-cell>
          <table:table-cell office:value-type="string" table:style-name="ce9">
            <text:p>DDB288</text:p>
          </table:table-cell>
          <table:table-cell office:value-type="float" office:value="3638.2408688170299" table:style-name="ce14">
            <text:p>3,638<text:s/></text:p>
          </table:table-cell>
          <table:table-cell office:value-type="currency" office:value="33.81899231977097" table:style-name="ce10">
            <text:p>£33.82</text:p>
          </table:table-cell>
          <table:table-cell office:value-type="currency" office:value="1.65112563456533" table:style-name="ce10">
            <text:p>£1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lozapine 50mg tablets <text:s/>/ <text:s/>Packsize 100</text:p>
          </table:table-cell>
          <table:table-cell office:value-type="string" table:style-name="ce9">
            <text:p>DDB104</text:p>
          </table:table-cell>
          <table:table-cell office:value-type="float" office:value="1990" table:style-name="ce14">
            <text:p>1,990<text:s/></text:p>
          </table:table-cell>
          <table:table-cell office:value-type="currency" office:value="21.042999999999999" table:style-name="ce10">
            <text:p>£21.04</text:p>
          </table:table-cell>
          <table:table-cell office:value-type="currency" office:value="1.913" table:style-name="ce10">
            <text:p>£1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al tar 12%/Salicylic acid 2%/Sulfur 4%/Coconut oil (Cocois, Sebco or eqv) <text:s/>scalp ointment 100 gram <text:s/>/ <text:s/>Packsize 1</text:p>
          </table:table-cell>
          <table:table-cell office:value-type="string" table:style-name="ce9">
            <text:p>DMB073</text:p>
          </table:table-cell>
          <table:table-cell office:value-type="float" office:value="2132.6603967912401" table:style-name="ce14">
            <text:p>2,133<text:s/></text:p>
          </table:table-cell>
          <table:table-cell office:value-type="currency" office:value="8.9205670197767812" table:style-name="ce10">
            <text:p>£8.92</text:p>
          </table:table-cell>
          <table:table-cell office:value-type="currency" office:value="2.2119350581720698" table:style-name="ce10">
            <text:p>£2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al tar 12%/Salicylic acid 2%/Sulfur 4%/Coconut oil (Cocois, Sebco or eqv) scalp ointment 40 gram <text:s/>/ <text:s/>Packsize 1</text:p>
          </table:table-cell>
          <table:table-cell office:value-type="string" table:style-name="ce9">
            <text:p>DMB074</text:p>
          </table:table-cell>
          <table:table-cell office:value-type="float" office:value="1590.83466196072" table:style-name="ce14">
            <text:p>1,591<text:s/></text:p>
          </table:table-cell>
          <table:table-cell office:value-type="currency" office:value="4.52981706541288" table:style-name="ce10">
            <text:p>£4.53</text:p>
          </table:table-cell>
          <table:table-cell office:value-type="currency" office:value="1.2916462331974901" table:style-name="ce10">
            <text:p>£1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amilofruse 2.5mg/20mg tablets (amiloride 2.5mg/furosemide 20mg) <text:s/>/ <text:s/>Packsize 28</text:p>
          </table:table-cell>
          <table:table-cell office:value-type="string" table:style-name="ce9">
            <text:p>DBE017</text:p>
          </table:table-cell>
          <table:table-cell office:value-type="float" office:value="2295.1032470639898" table:style-name="ce14">
            <text:p>2,295<text:s/></text:p>
          </table:table-cell>
          <table:table-cell office:value-type="currency" office:value="2.7773957481670868" table:style-name="ce10">
            <text:p>£2.78</text:p>
          </table:table-cell>
          <table:table-cell office:value-type="currency" office:value="1.1895859020483399" table:style-name="ce10">
            <text:p>£1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amilofruse 5mg/40mg tablets (amiloride 5mg/furosemide 40mg) <text:s/>/ <text:s/>Packsize 28</text:p>
          </table:table-cell>
          <table:table-cell office:value-type="string" table:style-name="ce9">
            <text:p>DBB016</text:p>
          </table:table-cell>
          <table:table-cell office:value-type="float" office:value="6133.0585290386798" table:style-name="ce14">
            <text:p>6,133<text:s/></text:p>
          </table:table-cell>
          <table:table-cell office:value-type="currency" office:value="4.7305385824432298" table:style-name="ce10">
            <text:p>£4.73</text:p>
          </table:table-cell>
          <table:table-cell office:value-type="currency" office:value="1.0523554718483801" table:style-name="ce10">
            <text:p>£1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amilozide 2.5mg/25mg tablets (Amiloride 2.5mg/Hydrochlorothiazide 25mg) <text:s/>/ <text:s/>Packsize 28</text:p>
          </table:table-cell>
          <table:table-cell office:value-type="string" table:style-name="ce9">
            <text:p>DBB048</text:p>
          </table:table-cell>
          <table:table-cell office:value-type="float" office:value="232.135523846171" table:style-name="ce14">
            <text:p>232<text:s/></text:p>
          </table:table-cell>
          <table:table-cell office:value-type="currency" office:value="8.1902587268801614" table:style-name="ce10">
            <text:p>£8.19</text:p>
          </table:table-cell>
          <table:table-cell office:value-type="currency" office:value="3.0105799767882302" table:style-name="ce10">
            <text:p>£3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amoxiclav 1000mg/200mg powder for solution for injection vials <text:s/>/ <text:s/>Packsize 10</text:p>
          </table:table-cell>
          <table:table-cell office:value-type="string" table:style-name="ce9">
            <text:p>DEA287</text:p>
          </table:table-cell>
          <table:table-cell office:value-type="float" office:value="789066.86659711599" table:style-name="ce14">
            <text:p>789,067<text:s/></text:p>
          </table:table-cell>
          <table:table-cell office:value-type="currency" office:value="7.4978340752213564" table:style-name="ce10">
            <text:p>£7.50</text:p>
          </table:table-cell>
          <table:table-cell office:value-type="currency" office:value="0.93038409891146701" table:style-name="ce10">
            <text:p>£0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amoxiclav 125mg/31.25mg/5ml oral suspension sugar free 100 ml <text:s/>/ <text:s/>Packsize 1</text:p>
          </table:table-cell>
          <table:table-cell office:value-type="string" table:style-name="ce9">
            <text:p>DEC035</text:p>
          </table:table-cell>
          <table:table-cell office:value-type="float" office:value="66141.503937965303" table:style-name="ce14">
            <text:p>66,142<text:s/></text:p>
          </table:table-cell>
          <table:table-cell office:value-type="currency" office:value="1.287014430150236" table:style-name="ce10">
            <text:p>£1.29</text:p>
          </table:table-cell>
          <table:table-cell office:value-type="currency" office:value="0.30799932184026702" table:style-name="ce10">
            <text:p>£0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amoxiclav 250mg/125mg tablets <text:s/>/ <text:s/>Packsize 21</text:p>
          </table:table-cell>
          <table:table-cell office:value-type="string" table:style-name="ce9">
            <text:p>DEC033</text:p>
          </table:table-cell>
          <table:table-cell office:value-type="float" office:value="32449.9301575795" table:style-name="ce14">
            <text:p>32,450<text:s/></text:p>
          </table:table-cell>
          <table:table-cell office:value-type="currency" office:value="1.8010621198933103" table:style-name="ce10">
            <text:p>£1.80</text:p>
          </table:table-cell>
          <table:table-cell office:value-type="currency" office:value="0.60350673817748501" table:style-name="ce10">
            <text:p>£0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amoxiclav 250mg/62.5mg/5ml oral suspension sugar free 100 ml <text:s/>/ <text:s/>Packsize 1</text:p>
          </table:table-cell>
          <table:table-cell office:value-type="string" table:style-name="ce9">
            <text:p>DEC006</text:p>
          </table:table-cell>
          <table:table-cell office:value-type="float" office:value="103322.984358519" table:style-name="ce14">
            <text:p>103,323<text:s/></text:p>
          </table:table-cell>
          <table:table-cell office:value-type="currency" office:value="1.6573057878954056" table:style-name="ce10">
            <text:p>£1.66</text:p>
          </table:table-cell>
          <table:table-cell office:value-type="currency" office:value="0.313054116058473" table:style-name="ce10">
            <text:p>£0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amoxiclav 400mg/57mg/5ml oral suspension 35 ml <text:s/>/ <text:s/>Packsize 1</text:p>
          </table:table-cell>
          <table:table-cell office:value-type="string" table:style-name="ce9">
            <text:p>DEC141</text:p>
          </table:table-cell>
          <table:table-cell office:value-type="float" office:value="1553.82544436225" table:style-name="ce14">
            <text:p>1,554<text:s/></text:p>
          </table:table-cell>
          <table:table-cell office:value-type="currency" office:value="2.1129078635647565" table:style-name="ce10">
            <text:p>£2.11</text:p>
          </table:table-cell>
          <table:table-cell office:value-type="currency" office:value="0.47328722395880701" table:style-name="ce10">
            <text:p>£0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amoxiclav 400mg/57mg/5ml oral suspension 70 ml <text:s/>/ <text:s/>Packsize 1</text:p>
          </table:table-cell>
          <table:table-cell office:value-type="string" table:style-name="ce9">
            <text:p>DEC105</text:p>
          </table:table-cell>
          <table:table-cell office:value-type="float" office:value="11817.9698842792" table:style-name="ce14">
            <text:p>11,818<text:s/></text:p>
          </table:table-cell>
          <table:table-cell office:value-type="currency" office:value="3.7152920873835837" table:style-name="ce10">
            <text:p>£3.72</text:p>
          </table:table-cell>
          <table:table-cell office:value-type="currency" office:value="0.74441545177326796" table:style-name="ce10">
            <text:p>£0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amoxiclav 500mg/100mg powder for solution for injection vials <text:s/>/ <text:s/>Packsize 10</text:p>
          </table:table-cell>
          <table:table-cell office:value-type="string" table:style-name="ce9">
            <text:p>DEC041</text:p>
          </table:table-cell>
          <table:table-cell office:value-type="float" office:value="22547.628448559899" table:style-name="ce14">
            <text:p>22,548<text:s/></text:p>
          </table:table-cell>
          <table:table-cell office:value-type="currency" office:value="8.1647934912533184" table:style-name="ce10">
            <text:p>£8.16</text:p>
          </table:table-cell>
          <table:table-cell office:value-type="currency" office:value="0.39410968199718699" table:style-name="ce10">
            <text:p>£0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amoxiclav 500mg/125mg tablets <text:s/>/ <text:s/>Packsize 21</text:p>
          </table:table-cell>
          <table:table-cell office:value-type="string" table:style-name="ce9">
            <text:p>DEC026</text:p>
          </table:table-cell>
          <table:table-cell office:value-type="float" office:value="1037766.35787594" table:style-name="ce14">
            <text:p>1,037,766<text:s/></text:p>
          </table:table-cell>
          <table:table-cell office:value-type="currency" office:value="1.537094142524412" table:style-name="ce10">
            <text:p>£1.54</text:p>
          </table:table-cell>
          <table:table-cell office:value-type="currency" office:value="0.81953184957403802" table:style-name="ce10">
            <text:p>£0.8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amoxiclav 500mg/125mg tablets pre-labelled TTA <text:s/>/ <text:s/>Packsize 21</text:p>
          </table:table-cell>
          <table:table-cell office:value-type="string" table:style-name="ce9">
            <text:p>DEF004</text:p>
          </table:table-cell>
          <table:table-cell office:value-type="float" office:value="443790.71833930898" table:style-name="ce14">
            <text:p>443,791<text:s/></text:p>
          </table:table-cell>
          <table:table-cell office:value-type="currency" office:value="2.269335293375816" table:style-name="ce10">
            <text:p>£2.27</text:p>
          </table:table-cell>
          <table:table-cell office:value-type="currency" office:value="1.3313775459063899" table:style-name="ce10">
            <text:p>£1.3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beneldopa 12.5mg/50mg capsules (benserazide/levodopa) <text:s/>/ <text:s/>Packsize 100</text:p>
          </table:table-cell>
          <table:table-cell office:value-type="string" table:style-name="ce9">
            <text:p>DDI009</text:p>
          </table:table-cell>
          <table:table-cell office:value-type="float" office:value="18754.655358292199" table:style-name="ce14">
            <text:p>18,755<text:s/></text:p>
          </table:table-cell>
          <table:table-cell office:value-type="currency" office:value="4.5578080944156483" table:style-name="ce10">
            <text:p>£4.56</text:p>
          </table:table-cell>
          <table:table-cell office:value-type="currency" office:value="0.115871564001579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beneldopa 25mg/100mg capsules (benserazide/levodopa) <text:s/>/ <text:s/>Packsize 100</text:p>
          </table:table-cell>
          <table:table-cell office:value-type="string" table:style-name="ce9">
            <text:p>DDI020</text:p>
          </table:table-cell>
          <table:table-cell office:value-type="float" office:value="13924.408039080001" table:style-name="ce14">
            <text:p>13,924<text:s/></text:p>
          </table:table-cell>
          <table:table-cell office:value-type="currency" office:value="6.6005211670077202" table:style-name="ce10">
            <text:p>£6.60</text:p>
          </table:table-cell>
          <table:table-cell office:value-type="currency" office:value="0.67192513877592097" table:style-name="ce10">
            <text:p>£0.6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beneldopa 50mg/200mg capsules (benserazide/levodopa) <text:s/>/ <text:s/>Packsize 100</text:p>
          </table:table-cell>
          <table:table-cell office:value-type="string" table:style-name="ce9">
            <text:p>DDI021</text:p>
          </table:table-cell>
          <table:table-cell office:value-type="float" office:value="1102.8331058782101" table:style-name="ce14">
            <text:p>1,103<text:s/></text:p>
          </table:table-cell>
          <table:table-cell office:value-type="currency" office:value="10.98256838268833" table:style-name="ce10">
            <text:p>£10.98</text:p>
          </table:table-cell>
          <table:table-cell office:value-type="currency" office:value="0.27549167449671103" table:style-name="ce10">
            <text:p>£0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careldopa 10mg/100mg tablets (carbidopa/levodopa. e.g. Sinemet or eqv) <text:s/>/ <text:s/>Packsize 100</text:p>
          </table:table-cell>
          <table:table-cell office:value-type="string" table:style-name="ce9">
            <text:p>DDI022</text:p>
          </table:table-cell>
          <table:table-cell office:value-type="float" office:value="842.08022688297206" table:style-name="ce14">
            <text:p>842<text:s/></text:p>
          </table:table-cell>
          <table:table-cell office:value-type="currency" office:value="5.6305680250332424" table:style-name="ce10">
            <text:p>£5.63</text:p>
          </table:table-cell>
          <table:table-cell office:value-type="currency" office:value="2.2926105137505801" table:style-name="ce10">
            <text:p>£2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careldopa 12.5mg/50mg tablets (carbidopa/levodopa. e.g. Sinemet or eqv) <text:s/>/ <text:s/>Packsize 90</text:p>
          </table:table-cell>
          <table:table-cell office:value-type="string" table:style-name="ce9">
            <text:p>DDI061</text:p>
          </table:table-cell>
          <table:table-cell office:value-type="float" office:value="26448.2552643614" table:style-name="ce14">
            <text:p>26,448<text:s/></text:p>
          </table:table-cell>
          <table:table-cell office:value-type="currency" office:value="4.0052872653094376" table:style-name="ce10">
            <text:p>£4.01</text:p>
          </table:table-cell>
          <table:table-cell office:value-type="currency" office:value="0.70594313869675296" table:style-name="ce10">
            <text:p>£0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careldopa 25mg/100mg tablets (carbidopa/levodopa. e.g. Sinemet or eqv) <text:s/>/ <text:s/>Packsize 100</text:p>
          </table:table-cell>
          <table:table-cell office:value-type="string" table:style-name="ce9">
            <text:p>DDI019</text:p>
          </table:table-cell>
          <table:table-cell office:value-type="float" office:value="24137.9097538153" table:style-name="ce14">
            <text:p>24,138<text:s/></text:p>
          </table:table-cell>
          <table:table-cell office:value-type="currency" office:value="6.1931804172219653" table:style-name="ce10">
            <text:p>£6.19</text:p>
          </table:table-cell>
          <table:table-cell office:value-type="currency" office:value="1.3207862271852699" table:style-name="ce10">
            <text:p>£1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careldopa 25mg/250mg tablets (carbidopa/levodopa. e.g. Sinemet or eqv) <text:s/>/ <text:s/>Packsize 100</text:p>
          </table:table-cell>
          <table:table-cell office:value-type="string" table:style-name="ce9">
            <text:p>DDI035</text:p>
          </table:table-cell>
          <table:table-cell office:value-type="float" office:value="791.46838983928296" table:style-name="ce14">
            <text:p>791<text:s/></text:p>
          </table:table-cell>
          <table:table-cell office:value-type="currency" office:value="11.13858760902651" table:style-name="ce10">
            <text:p>£11.14</text:p>
          </table:table-cell>
          <table:table-cell office:value-type="currency" office:value="3.1947980490577002" table:style-name="ce10">
            <text:p>£3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codamol 30mg/500mg capsules <text:s/>/ <text:s/>Packsize 100</text:p>
          </table:table-cell>
          <table:table-cell office:value-type="string" table:style-name="ce9">
            <text:p>DDG068</text:p>
          </table:table-cell>
          <table:table-cell office:value-type="float" office:value="1718.56443436374" table:style-name="ce14">
            <text:p>1,719<text:s/></text:p>
          </table:table-cell>
          <table:table-cell office:value-type="currency" office:value="2.7352247643483403" table:style-name="ce10">
            <text:p>£2.74</text:p>
          </table:table-cell>
          <table:table-cell office:value-type="currency" office:value="0.89529750316798995" table:style-name="ce10">
            <text:p>£0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codamol 30mg/500mg effervescent tablets <text:s/>/ <text:s/>Packsize 32</text:p>
          </table:table-cell>
          <table:table-cell office:value-type="string" table:style-name="ce9">
            <text:p>DDG548</text:p>
          </table:table-cell>
          <table:table-cell office:value-type="float" office:value="12569.228201011199" table:style-name="ce14">
            <text:p>12,569<text:s/></text:p>
          </table:table-cell>
          <table:table-cell office:value-type="currency" office:value="2.664956786869793" table:style-name="ce10">
            <text:p>£2.66</text:p>
          </table:table-cell>
          <table:table-cell office:value-type="currency" office:value="0.25049657488958499" table:style-name="ce10">
            <text:p>£0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codamol 30mg/500mg effervescent tablets <text:s/>/ <text:s/>Packsize 100</text:p>
          </table:table-cell>
          <table:table-cell office:value-type="string" table:style-name="ce9">
            <text:p>DDG147</text:p>
          </table:table-cell>
          <table:table-cell office:value-type="float" office:value="7926.3718742299798" table:style-name="ce14">
            <text:p>7,926<text:s/></text:p>
          </table:table-cell>
          <table:table-cell office:value-type="currency" office:value="4.3806889899892845" table:style-name="ce10">
            <text:p>£4.38</text:p>
          </table:table-cell>
          <table:table-cell office:value-type="currency" office:value="1.6491152666975" table:style-name="ce10">
            <text:p>£1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codamol 30mg/500mg tablets <text:s/>/ <text:s/>Packsize 30</text:p>
          </table:table-cell>
          <table:table-cell office:value-type="string" table:style-name="ce9">
            <text:p>DDG132</text:p>
          </table:table-cell>
          <table:table-cell office:value-type="float" office:value="283035.41627081501" table:style-name="ce14">
            <text:p>283,035<text:s/></text:p>
          </table:table-cell>
          <table:table-cell office:value-type="currency" office:value="1.0608997063204713" table:style-name="ce10">
            <text:p>£1.06</text:p>
          </table:table-cell>
          <table:table-cell office:value-type="currency" office:value="0.342979942727347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codamol 30mg/500mg tablets <text:s/>/ <text:s/>Packsize 100</text:p>
          </table:table-cell>
          <table:table-cell office:value-type="string" table:style-name="ce9">
            <text:p>DDG059</text:p>
          </table:table-cell>
          <table:table-cell office:value-type="float" office:value="71468.553275285303" table:style-name="ce14">
            <text:p>71,469<text:s/></text:p>
          </table:table-cell>
          <table:table-cell office:value-type="currency" office:value="1.9283297853974901" table:style-name="ce10">
            <text:p>£1.93</text:p>
          </table:table-cell>
          <table:table-cell office:value-type="currency" office:value="0.34999864189005497" table:style-name="ce10">
            <text:p>£0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codamol 8mg/500mg effervescent tablets <text:s/>/ <text:s/>Packsize 32</text:p>
          </table:table-cell>
          <table:table-cell office:value-type="string" table:style-name="ce9">
            <text:p>DDG523</text:p>
          </table:table-cell>
          <table:table-cell office:value-type="float" office:value="5223.1740033975802" table:style-name="ce14">
            <text:p>5,223<text:s/></text:p>
          </table:table-cell>
          <table:table-cell office:value-type="currency" office:value="2.0752726202399336" table:style-name="ce10">
            <text:p>£2.08</text:p>
          </table:table-cell>
          <table:table-cell office:value-type="currency" office:value="0.53226810010937897" table:style-name="ce10">
            <text:p>£0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codamol 8mg/500mg effervescent tablets <text:s/>/ <text:s/>Packsize 100</text:p>
          </table:table-cell>
          <table:table-cell office:value-type="string" table:style-name="ce9">
            <text:p>DDG070</text:p>
          </table:table-cell>
          <table:table-cell office:value-type="float" office:value="1779.51771849225" table:style-name="ce14">
            <text:p>1,780<text:s/></text:p>
          </table:table-cell>
          <table:table-cell office:value-type="currency" office:value="7.7075265154544361" table:style-name="ce10">
            <text:p>£7.71</text:p>
          </table:table-cell>
          <table:table-cell office:value-type="currency" office:value="1.4780067438845801" table:style-name="ce10">
            <text:p>£1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codamol 8mg/500mg tablets <text:s/>/ <text:s/>Packsize 32</text:p>
          </table:table-cell>
          <table:table-cell office:value-type="string" table:style-name="ce9">
            <text:p>DDG204</text:p>
          </table:table-cell>
          <table:table-cell office:value-type="float" office:value="69597.495757069395" table:style-name="ce14">
            <text:p>69,597<text:s/></text:p>
          </table:table-cell>
          <table:table-cell office:value-type="currency" office:value="0.59826189932660978" table:style-name="ce10">
            <text:p>£0.60</text:p>
          </table:table-cell>
          <table:table-cell office:value-type="currency" office:value="0.172657458457116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codamol 8mg/500mg tablets <text:s/>/ <text:s/>Packsize 100</text:p>
          </table:table-cell>
          <table:table-cell office:value-type="string" table:style-name="ce9">
            <text:p>DDG142</text:p>
          </table:table-cell>
          <table:table-cell office:value-type="float" office:value="9666.0169724114203" table:style-name="ce14">
            <text:p>9,666<text:s/></text:p>
          </table:table-cell>
          <table:table-cell office:value-type="currency" office:value="1.1658318035405528" table:style-name="ce10">
            <text:p>£1.17</text:p>
          </table:table-cell>
          <table:table-cell office:value-type="currency" office:value="0.22466505487823199" table:style-name="ce10">
            <text:p>£0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cyprindiol 2000microgram/35microgram tablets (Cyproterone acetate 2mg/Ethinylestradiol) <text:s/>/ <text:s/>Packsize 63</text:p>
          </table:table-cell>
          <table:table-cell office:value-type="string" table:style-name="ce9">
            <text:p>DMF022</text:p>
          </table:table-cell>
          <table:table-cell office:value-type="float" office:value="250.04454821569399" table:style-name="ce14">
            <text:p>250<text:s/></text:p>
          </table:table-cell>
          <table:table-cell office:value-type="currency" office:value="6.3307119123209334" table:style-name="ce10">
            <text:p>£6.33</text:p>
          </table:table-cell>
          <table:table-cell office:value-type="currency" office:value="1.44048122565932" table:style-name="ce10">
            <text:p>£1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deine 15mg tablets <text:s/>/ <text:s/>Packsize 28</text:p>
          </table:table-cell>
          <table:table-cell office:value-type="string" table:style-name="ce9">
            <text:p>DDG175</text:p>
          </table:table-cell>
          <table:table-cell office:value-type="float" office:value="181133.39813645199" table:style-name="ce14">
            <text:p>181,133<text:s/></text:p>
          </table:table-cell>
          <table:table-cell office:value-type="currency" office:value="0.66035022381622799" table:style-name="ce10">
            <text:p>£0.66</text:p>
          </table:table-cell>
          <table:table-cell office:value-type="currency" office:value="0.59399771202912799" table:style-name="ce10">
            <text:p>£0.5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deine 15mg/5ml linctus sugar free <text:s/>/ <text:s/>Packsize 1</text:p>
          </table:table-cell>
          <table:table-cell office:value-type="string" table:style-name="ce9">
            <text:p>DCI017</text:p>
          </table:table-cell>
          <table:table-cell office:value-type="float" office:value="16264.3663698006" table:style-name="ce14">
            <text:p>16,264<text:s/></text:p>
          </table:table-cell>
          <table:table-cell office:value-type="currency" office:value="1.8810975665678571" table:style-name="ce10">
            <text:p>£1.88</text:p>
          </table:table-cell>
          <table:table-cell office:value-type="currency" office:value="0.19879092373270199" table:style-name="ce10">
            <text:p>£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deine 30mg tablets <text:s/>/ <text:s/>Packsize 100</text:p>
          </table:table-cell>
          <table:table-cell office:value-type="string" table:style-name="ce9">
            <text:p>DDG155</text:p>
          </table:table-cell>
          <table:table-cell office:value-type="float" office:value="5876.2866904439898" table:style-name="ce14">
            <text:p>5,876<text:s/></text:p>
          </table:table-cell>
          <table:table-cell office:value-type="currency" office:value="2.3374353096721023" table:style-name="ce10">
            <text:p>£2.34</text:p>
          </table:table-cell>
          <table:table-cell office:value-type="currency" office:value="0.158133505514397" table:style-name="ce10">
            <text:p>£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deine 30mg tablets pre-labelled TTA <text:s/>/ <text:s/>Packsize 28</text:p>
          </table:table-cell>
          <table:table-cell office:value-type="string" table:style-name="ce9">
            <text:p>DDG294</text:p>
          </table:table-cell>
          <table:table-cell office:value-type="float" office:value="340714.883117244" table:style-name="ce14">
            <text:p>340,715<text:s/></text:p>
          </table:table-cell>
          <table:table-cell office:value-type="currency" office:value="1.5365706223635858" table:style-name="ce10">
            <text:p>£1.54</text:p>
          </table:table-cell>
          <table:table-cell office:value-type="currency" office:value="0.27771853757334303" table:style-name="ce10">
            <text:p>£0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deine 60mg tablets <text:s/>/ <text:s/>Packsize 28</text:p>
          </table:table-cell>
          <table:table-cell office:value-type="string" table:style-name="ce9">
            <text:p>DDG199</text:p>
          </table:table-cell>
          <table:table-cell office:value-type="float" office:value="4118.0012717620702" table:style-name="ce14">
            <text:p>4,118<text:s/></text:p>
          </table:table-cell>
          <table:table-cell office:value-type="currency" office:value="1.2024012799494073" table:style-name="ce10">
            <text:p>£1.20</text:p>
          </table:table-cell>
          <table:table-cell office:value-type="currency" office:value="0.14115488308792101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dydramol 10mg/500mg tablets <text:s/>/ <text:s/>Packsize 100</text:p>
          </table:table-cell>
          <table:table-cell office:value-type="string" table:style-name="ce9">
            <text:p>DDG261</text:p>
          </table:table-cell>
          <table:table-cell office:value-type="float" office:value="15606.001470797801" table:style-name="ce14">
            <text:p>15,606<text:s/></text:p>
          </table:table-cell>
          <table:table-cell office:value-type="currency" office:value="3.6608089590984383" table:style-name="ce10">
            <text:p>£3.66</text:p>
          </table:table-cell>
          <table:table-cell office:value-type="currency" office:value="0.31593677927428598" table:style-name="ce10">
            <text:p>£0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lchicine 500microgram tablets <text:s/>/ <text:s/>Packsize 100</text:p>
          </table:table-cell>
          <table:table-cell office:value-type="string" table:style-name="ce9">
            <text:p>DJA245</text:p>
          </table:table-cell>
          <table:table-cell office:value-type="float" office:value="21847.802627487999" table:style-name="ce14">
            <text:p>21,848<text:s/></text:p>
          </table:table-cell>
          <table:table-cell office:value-type="currency" office:value="2.2884553129885448" table:style-name="ce10">
            <text:p>£2.29</text:p>
          </table:table-cell>
          <table:table-cell office:value-type="currency" office:value="1.55620845700129" table:style-name="ce10">
            <text:p>£1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lecalciferol 1000unit capsules <text:s/>/ <text:s/>Packsize 30</text:p>
          </table:table-cell>
          <table:table-cell office:value-type="string" table:style-name="ce9">
            <text:p>DJW057</text:p>
          </table:table-cell>
          <table:table-cell office:value-type="float" office:value="9979.9778369879405" table:style-name="ce14">
            <text:p>9,980<text:s/></text:p>
          </table:table-cell>
          <table:table-cell office:value-type="currency" office:value="3.8187669975329679" table:style-name="ce10">
            <text:p>£3.82</text:p>
          </table:table-cell>
          <table:table-cell office:value-type="currency" office:value="1.5827328923897801" table:style-name="ce10">
            <text:p>£1.5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lecalciferol 15000units/5ml oral solution 100ml bottle <text:s/>/ <text:s/>Packsize 1</text:p>
          </table:table-cell>
          <table:table-cell office:value-type="string" table:style-name="ce9">
            <text:p>DJW019</text:p>
          </table:table-cell>
          <table:table-cell office:value-type="float" office:value="4598.2611745122404" table:style-name="ce14">
            <text:p>4,598<text:s/></text:p>
          </table:table-cell>
          <table:table-cell office:value-type="currency" office:value="55.268404806727339" table:style-name="ce10">
            <text:p>£55.27</text:p>
          </table:table-cell>
          <table:table-cell office:value-type="currency" office:value="35.635305471867298" table:style-name="ce10">
            <text:p>£35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lecalciferol 20000unit capsules <text:s/>/ <text:s/>Packsize 10</text:p>
          </table:table-cell>
          <table:table-cell office:value-type="string" table:style-name="ce9">
            <text:p>DJW017</text:p>
          </table:table-cell>
          <table:table-cell office:value-type="float" office:value="106608.036321048" table:style-name="ce14">
            <text:p>106,608<text:s/></text:p>
          </table:table-cell>
          <table:table-cell office:value-type="currency" office:value="1.5986489000393644" table:style-name="ce10">
            <text:p>£1.60</text:p>
          </table:table-cell>
          <table:table-cell office:value-type="currency" office:value="0.33343945633181099" table:style-name="ce10">
            <text:p>£0.3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lecalciferol 25,000units/1ml oral solution unit dose ampoules sugar free <text:s/>/ <text:s/>Packsize 3</text:p>
          </table:table-cell>
          <table:table-cell office:value-type="string" table:style-name="ce9">
            <text:p>DJW014</text:p>
          </table:table-cell>
          <table:table-cell office:value-type="float" office:value="41343.972838681198" table:style-name="ce14">
            <text:p>41,344<text:s/></text:p>
          </table:table-cell>
          <table:table-cell office:value-type="currency" office:value="3.2274755142823959" table:style-name="ce10">
            <text:p>£3.23</text:p>
          </table:table-cell>
          <table:table-cell office:value-type="currency" office:value="0.35855062098581503" table:style-name="ce10">
            <text:p>£0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lecalciferol 800unit capsules <text:s/>/ <text:s/>Packsize 30</text:p>
          </table:table-cell>
          <table:table-cell office:value-type="string" table:style-name="ce9">
            <text:p>DJW011</text:p>
          </table:table-cell>
          <table:table-cell office:value-type="float" office:value="202916.061380856" table:style-name="ce14">
            <text:p>202,916<text:s/></text:p>
          </table:table-cell>
          <table:table-cell office:value-type="currency" office:value="1.116437942163671" table:style-name="ce10">
            <text:p>£1.12</text:p>
          </table:table-cell>
          <table:table-cell office:value-type="currency" office:value="0.76875461765499997" table:style-name="ce10">
            <text:p>£0.7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lecalciferol 800unit tablets <text:s/>/ <text:s/>Packsize 30</text:p>
          </table:table-cell>
          <table:table-cell office:value-type="string" table:style-name="ce9">
            <text:p>DJW013</text:p>
          </table:table-cell>
          <table:table-cell office:value-type="float" office:value="47700.557455569498" table:style-name="ce14">
            <text:p>47,701<text:s/></text:p>
          </table:table-cell>
          <table:table-cell office:value-type="currency" office:value="2.9453291008362417" table:style-name="ce10">
            <text:p>£2.95</text:p>
          </table:table-cell>
          <table:table-cell office:value-type="currency" office:value="0.25112500798110099" table:style-name="ce10">
            <text:p>£0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lesevelam 625mg tablets <text:s/>/ <text:s/>Packsize 180</text:p>
          </table:table-cell>
          <table:table-cell office:value-type="string" table:style-name="ce9">
            <text:p>DIA025</text:p>
          </table:table-cell>
          <table:table-cell office:value-type="float" office:value="12410.2087816284" table:style-name="ce14">
            <text:p>12,410<text:s/></text:p>
          </table:table-cell>
          <table:table-cell office:value-type="currency" office:value="82.671653479255767" table:style-name="ce10">
            <text:p>£82.67</text:p>
          </table:table-cell>
          <table:table-cell office:value-type="currency" office:value="7.5444694174143496" table:style-name="ce10">
            <text:p>£7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o-trimoxazole 80mg/400mg tablets (480mg) <text:s/>/ <text:s/>Packsize 28</text:p>
          </table:table-cell>
          <table:table-cell office:value-type="string" table:style-name="ce9">
            <text:p>DEA224</text:p>
          </table:table-cell>
          <table:table-cell office:value-type="float" office:value="362477.40675093199" table:style-name="ce14">
            <text:p>362,477<text:s/></text:p>
          </table:table-cell>
          <table:table-cell office:value-type="currency" office:value="0.83631604164587159" table:style-name="ce10">
            <text:p>£0.84</text:p>
          </table:table-cell>
          <table:table-cell office:value-type="currency" office:value="0.33586008663658701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anocobalamin 50microgram tablets <text:s/>/ <text:s/>Packsize 50</text:p>
          </table:table-cell>
          <table:table-cell office:value-type="string" table:style-name="ce9">
            <text:p>DJC030</text:p>
          </table:table-cell>
          <table:table-cell office:value-type="float" office:value="59398.556730475299" table:style-name="ce14">
            <text:p>59,399<text:s/></text:p>
          </table:table-cell>
          <table:table-cell office:value-type="currency" office:value="5.9370168133911516" table:style-name="ce10">
            <text:p>£5.94</text:p>
          </table:table-cell>
          <table:table-cell office:value-type="currency" office:value="2.5634885968474701" table:style-name="ce10">
            <text:p>£2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clizine 50mg tablets <text:s/>/ <text:s/>Packsize 100</text:p>
          </table:table-cell>
          <table:table-cell office:value-type="string" table:style-name="ce9">
            <text:p>DDF016</text:p>
          </table:table-cell>
          <table:table-cell office:value-type="float" office:value="94876.175645858006" table:style-name="ce14">
            <text:p>94,876<text:s/></text:p>
          </table:table-cell>
          <table:table-cell office:value-type="currency" office:value="2.2893288912776955" table:style-name="ce10">
            <text:p>£2.29</text:p>
          </table:table-cell>
          <table:table-cell office:value-type="currency" office:value="0.49661554740956898" table:style-name="ce10">
            <text:p>£0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clizine 50mg/1ml solution for injection ampoules <text:s/>/ <text:s/>Packsize 5</text:p>
          </table:table-cell>
          <table:table-cell office:value-type="string" table:style-name="ce9">
            <text:p>DDF036</text:p>
          </table:table-cell>
          <table:table-cell office:value-type="float" office:value="120586.152272376" table:style-name="ce14">
            <text:p>120,586<text:s/></text:p>
          </table:table-cell>
          <table:table-cell office:value-type="currency" office:value="2.835990564053692" table:style-name="ce10">
            <text:p>£2.84</text:p>
          </table:table-cell>
          <table:table-cell office:value-type="currency" office:value="3.3142058982115001" table:style-name="ce10">
            <text:p>£3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clizine 50mg/1ml solution for injection ampoules <text:s/>/ <text:s/>Packsize 10</text:p>
          </table:table-cell>
          <table:table-cell office:value-type="string" table:style-name="ce9">
            <text:p>DDF090</text:p>
          </table:table-cell>
          <table:table-cell office:value-type="float" office:value="133438.825712249" table:style-name="ce14">
            <text:p>133,439<text:s/></text:p>
          </table:table-cell>
          <table:table-cell office:value-type="currency" office:value="6.0176654411781856" table:style-name="ce10">
            <text:p>£6.02</text:p>
          </table:table-cell>
          <table:table-cell office:value-type="currency" office:value="3.83074523599557" table:style-name="ce10">
            <text:p>£3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clopentolate 0.5% eye drops 5 ml <text:s/>/ <text:s/>Packsize 1</text:p>
          </table:table-cell>
          <table:table-cell office:value-type="string" table:style-name="ce9">
            <text:p>DKD006</text:p>
          </table:table-cell>
          <table:table-cell office:value-type="float" office:value="3094.21751799906" table:style-name="ce14">
            <text:p>3,094<text:s/></text:p>
          </table:table-cell>
          <table:table-cell office:value-type="currency" office:value="8.0751918230228288" table:style-name="ce10">
            <text:p>£8.08</text:p>
          </table:table-cell>
          <table:table-cell office:value-type="currency" office:value="9.97011655040492E-2" table:style-name="ce10">
            <text:p>£0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clopentolate 1% eye drops 5 ml <text:s/>/ <text:s/>Packsize 1</text:p>
          </table:table-cell>
          <table:table-cell office:value-type="string" table:style-name="ce9">
            <text:p>DKD005</text:p>
          </table:table-cell>
          <table:table-cell office:value-type="float" office:value="45175.222909308999" table:style-name="ce14">
            <text:p>45,175<text:s/></text:p>
          </table:table-cell>
          <table:table-cell office:value-type="currency" office:value="8.0758384022234022" table:style-name="ce10">
            <text:p>£8.08</text:p>
          </table:table-cell>
          <table:table-cell office:value-type="currency" office:value="0.223528758977076" table:style-name="ce10">
            <text:p>£0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clophosphamide 1g powder for solution for injection vials <text:s/>/ <text:s/>Packsize 1</text:p>
          </table:table-cell>
          <table:table-cell office:value-type="string" table:style-name="ce9">
            <text:p>DHA014</text:p>
          </table:table-cell>
          <table:table-cell office:value-type="float" office:value="43073.492858912803" table:style-name="ce14">
            <text:p>43,073<text:s/></text:p>
          </table:table-cell>
          <table:table-cell office:value-type="currency" office:value="13.106670077794327" table:style-name="ce10">
            <text:p>£13.11</text:p>
          </table:table-cell>
          <table:table-cell office:value-type="currency" office:value="0.68278179602747002" table:style-name="ce10">
            <text:p>£0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clophosphamide 2g powder for solution for injection vials <text:s/>/ <text:s/>Packsize 1</text:p>
          </table:table-cell>
          <table:table-cell office:value-type="string" table:style-name="ce9">
            <text:p>DOU014</text:p>
          </table:table-cell>
          <table:table-cell office:value-type="float" office:value="716.528204478323" table:style-name="ce14">
            <text:p>717<text:s/></text:p>
          </table:table-cell>
          <table:table-cell office:value-type="currency" office:value="27.500007504025778" table:style-name="ce10">
            <text:p>£27.50</text:p>
          </table:table-cell>
          <table:table-cell office:value-type="currency" office:value="2.5000006821841616" table:style-name="ce10">
            <text:p>£2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clophosphamide 500mg powder for solution for injection vials <text:s/>/ <text:s/>Packsize 1</text:p>
          </table:table-cell>
          <table:table-cell office:value-type="string" table:style-name="ce9">
            <text:p>DHA016</text:p>
          </table:table-cell>
          <table:table-cell office:value-type="float" office:value="8327.5209807953797" table:style-name="ce14">
            <text:p>8,328<text:s/></text:p>
          </table:table-cell>
          <table:table-cell office:value-type="currency" office:value="11.183454261451155" table:style-name="ce10">
            <text:p>£11.18</text:p>
          </table:table-cell>
          <table:table-cell office:value-type="currency" office:value="3.0138522010139002" table:style-name="ce10">
            <text:p>£3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clophosphamide 50mg tablets <text:s/>/ <text:s/>Packsize 100</text:p>
          </table:table-cell>
          <table:table-cell office:value-type="string" table:style-name="ce9">
            <text:p>DHA017</text:p>
          </table:table-cell>
          <table:table-cell office:value-type="float" office:value="5282.5750910616498" table:style-name="ce14">
            <text:p>5,283<text:s/></text:p>
          </table:table-cell>
          <table:table-cell office:value-type="currency" office:value="46.739377243831882" table:style-name="ce10">
            <text:p>£46.74</text:p>
          </table:table-cell>
          <table:table-cell office:value-type="currency" office:value="10.7679894204406" table:style-name="ce10">
            <text:p>£10.7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proterone 100mg tablets <text:s/>/ <text:s/>Packsize 84</text:p>
          </table:table-cell>
          <table:table-cell office:value-type="string" table:style-name="ce9">
            <text:p>DHR001</text:p>
          </table:table-cell>
          <table:table-cell office:value-type="float" office:value="289.43072895325201" table:style-name="ce14">
            <text:p>289<text:s/></text:p>
          </table:table-cell>
          <table:table-cell office:value-type="currency" office:value="52.535161193806459" table:style-name="ce10">
            <text:p>£52.54</text:p>
          </table:table-cell>
          <table:table-cell office:value-type="currency" office:value="7.3700980316320504" table:style-name="ce10">
            <text:p>£7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proterone 50mg tablets <text:s/>/ <text:s/>Packsize 56</text:p>
          </table:table-cell>
          <table:table-cell office:value-type="string" table:style-name="ce9">
            <text:p>DFQ001</text:p>
          </table:table-cell>
          <table:table-cell office:value-type="float" office:value="1416.79082270246" table:style-name="ce14">
            <text:p>1,417<text:s/></text:p>
          </table:table-cell>
          <table:table-cell office:value-type="currency" office:value="26.950273384159818" table:style-name="ce10">
            <text:p>£26.95</text:p>
          </table:table-cell>
          <table:table-cell office:value-type="currency" office:value="3.2092485988627999" table:style-name="ce10">
            <text:p>£3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proterone 50mg tablets <text:s/>/ <text:s/>Packsize 160</text:p>
          </table:table-cell>
          <table:table-cell office:value-type="string" table:style-name="ce9">
            <text:p>DFQ005</text:p>
          </table:table-cell>
          <table:table-cell office:value-type="float" office:value="150.348863585532" table:style-name="ce14">
            <text:p>150<text:s/></text:p>
          </table:table-cell>
          <table:table-cell office:value-type="currency" office:value="39.690888628533983" table:style-name="ce10">
            <text:p>£39.69</text:p>
          </table:table-cell>
          <table:table-cell office:value-type="currency" office:value="1.17500186968889" table:style-name="ce10">
            <text:p>£1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tarabine 100mg/1ml solution for injection vials <text:s/>/ <text:s/>Packsize 5</text:p>
          </table:table-cell>
          <table:table-cell office:value-type="string" table:style-name="ce9">
            <text:p>DHA023</text:p>
          </table:table-cell>
          <table:table-cell office:value-type="float" office:value="97.052824814833002" table:style-name="ce14">
            <text:p>97<text:s/></text:p>
          </table:table-cell>
          <table:table-cell office:value-type="currency" office:value="13.847201279963203" table:style-name="ce10">
            <text:p>£13.85</text:p>
          </table:table-cell>
          <table:table-cell office:value-type="currency" office:value="1.9139887887587199" table:style-name="ce10">
            <text:p>£1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tarabine 100mg/5ml (for iv, sc, or intrathecal use) solution for injection vial (e.g. Hospira, Faulding, Generics UK/Mylan or eqv) <text:s/>/ <text:s/>Packsize 5</text:p>
          </table:table-cell>
          <table:table-cell office:value-type="string" table:style-name="ce9">
            <text:p>DEI014</text:p>
          </table:table-cell>
          <table:table-cell office:value-type="float" office:value="3273.9161990592302" table:style-name="ce14">
            <text:p>3,274<text:s/></text:p>
          </table:table-cell>
          <table:table-cell office:value-type="currency" office:value="20.700077790468193" table:style-name="ce10">
            <text:p>£20.70</text:p>
          </table:table-cell>
          <table:table-cell office:value-type="currency" office:value="3.1709015006480099" table:style-name="ce10">
            <text:p>£3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tarabine 1g/10ml solution for injection vials <text:s/>/ <text:s/>Packsize 1</text:p>
          </table:table-cell>
          <table:table-cell office:value-type="string" table:style-name="ce9">
            <text:p>DHA020</text:p>
          </table:table-cell>
          <table:table-cell office:value-type="float" office:value="26353.7328329142" table:style-name="ce14">
            <text:p>26,354<text:s/></text:p>
          </table:table-cell>
          <table:table-cell office:value-type="currency" office:value="7.7591368667369283" table:style-name="ce10">
            <text:p>£7.76</text:p>
          </table:table-cell>
          <table:table-cell office:value-type="currency" office:value="7.7728681268279001" table:style-name="ce10">
            <text:p>£7.7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tarabine 2g/20ml solution for injection vials <text:s/>/ <text:s/>Packsize 1</text:p>
          </table:table-cell>
          <table:table-cell office:value-type="string" table:style-name="ce9">
            <text:p>DHA064</text:p>
          </table:table-cell>
          <table:table-cell office:value-type="float" office:value="14605.897631424499" table:style-name="ce14">
            <text:p>14,606<text:s/></text:p>
          </table:table-cell>
          <table:table-cell office:value-type="currency" office:value="14.810478989979234" table:style-name="ce10">
            <text:p>£14.81</text:p>
          </table:table-cell>
          <table:table-cell office:value-type="currency" office:value="14.030196696560299" table:style-name="ce10">
            <text:p>£14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ytarabine 500mg/5ml solution for injection vials <text:s/>/ <text:s/>Packsize 5</text:p>
          </table:table-cell>
          <table:table-cell office:value-type="string" table:style-name="ce9">
            <text:p>DHA315</text:p>
          </table:table-cell>
          <table:table-cell office:value-type="float" office:value="677.03979703423101" table:style-name="ce14">
            <text:p>677<text:s/></text:p>
          </table:table-cell>
          <table:table-cell office:value-type="currency" office:value="30.786905129221129" table:style-name="ce10">
            <text:p>£30.79</text:p>
          </table:table-cell>
          <table:table-cell office:value-type="currency" office:value="18.122892692844399" table:style-name="ce10">
            <text:p>£18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acarbazine 100mg powder for solution for injection vials <text:s/>/ <text:s/>Packsize 10</text:p>
          </table:table-cell>
          <table:table-cell office:value-type="string" table:style-name="ce9">
            <text:p>DHA155</text:p>
          </table:table-cell>
          <table:table-cell office:value-type="float" office:value="70.887414662913201" table:style-name="ce14">
            <text:p>71<text:s/></text:p>
          </table:table-cell>
          <table:table-cell office:value-type="currency" office:value="59.689579879878103" table:style-name="ce10">
            <text:p>£59.69</text:p>
          </table:table-cell>
          <table:table-cell office:value-type="currency" office:value="0.30129099461061398" table:style-name="ce10">
            <text:p>£0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acarbazine 1g powder for solution for injection vials <text:s/>/ <text:s/>Packsize 1</text:p>
          </table:table-cell>
          <table:table-cell office:value-type="string" table:style-name="ce9">
            <text:p>DHA157</text:p>
          </table:table-cell>
          <table:table-cell office:value-type="float" office:value="4987.8773289794299" table:style-name="ce14">
            <text:p>4,988<text:s/></text:p>
          </table:table-cell>
          <table:table-cell office:value-type="currency" office:value="57.200368048822291" table:style-name="ce10">
            <text:p>£57.20</text:p>
          </table:table-cell>
          <table:table-cell office:value-type="currency" office:value="5.2000334589838442" table:style-name="ce10">
            <text:p>£5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acarbazine 200mg powder for solution for injection vials <text:s/>/ <text:s/>Packsize 10</text:p>
          </table:table-cell>
          <table:table-cell office:value-type="string" table:style-name="ce9">
            <text:p>DHA153</text:p>
          </table:table-cell>
          <table:table-cell office:value-type="float" office:value="1230.6610290557101" table:style-name="ce14">
            <text:p>1,231<text:s/></text:p>
          </table:table-cell>
          <table:table-cell office:value-type="currency" office:value="107.11151721538167" table:style-name="ce10">
            <text:p>£107.11</text:p>
          </table:table-cell>
          <table:table-cell office:value-type="currency" office:value="3.1031189214251902" table:style-name="ce10">
            <text:p>£3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acarbazine 500mg powder for solution for injection vials <text:s/>/ <text:s/>Packsize 1</text:p>
          </table:table-cell>
          <table:table-cell office:value-type="string" table:style-name="ce9">
            <text:p>DHA156</text:p>
          </table:table-cell>
          <table:table-cell office:value-type="float" office:value="5787.5662728138304" table:style-name="ce14">
            <text:p>5,788<text:s/></text:p>
          </table:table-cell>
          <table:table-cell office:value-type="currency" office:value="27.316718729016884" table:style-name="ce10">
            <text:p>£27.32</text:p>
          </table:table-cell>
          <table:table-cell office:value-type="currency" office:value="1.6439163219333499" table:style-name="ce10">
            <text:p>£1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anazol 200mg capsules <text:s/>/ <text:s/>Packsize 30</text:p>
          </table:table-cell>
          <table:table-cell office:value-type="string" table:style-name="ce9">
            <text:p>DFG046</text:p>
          </table:table-cell>
          <table:table-cell office:value-type="float" office:value="462.78301977920597" table:style-name="ce14">
            <text:p>463<text:s/></text:p>
          </table:table-cell>
          <table:table-cell office:value-type="currency" office:value="99.931367451779565" table:style-name="ce10">
            <text:p>£99.93</text:p>
          </table:table-cell>
          <table:table-cell office:value-type="currency" office:value="11.45903537101" table:style-name="ce10">
            <text:p>£11.4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apsone 100mg tablets <text:s/>/ <text:s/>Packsize 28</text:p>
          </table:table-cell>
          <table:table-cell office:value-type="string" table:style-name="ce9">
            <text:p>DEA582</text:p>
          </table:table-cell>
          <table:table-cell office:value-type="float" office:value="8097.4716201243" table:style-name="ce14">
            <text:p>8,097<text:s/></text:p>
          </table:table-cell>
          <table:table-cell office:value-type="currency" office:value="5.2511045416108892" table:style-name="ce10">
            <text:p>£5.25</text:p>
          </table:table-cell>
          <table:table-cell office:value-type="currency" office:value="7.8397683034340604" table:style-name="ce10">
            <text:p>£7.8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apsone 50mg tablets <text:s/>/ <text:s/>Packsize 28</text:p>
          </table:table-cell>
          <table:table-cell office:value-type="string" table:style-name="ce9">
            <text:p>DEA581</text:p>
          </table:table-cell>
          <table:table-cell office:value-type="float" office:value="16815.399393022999" table:style-name="ce14">
            <text:p>16,815<text:s/></text:p>
          </table:table-cell>
          <table:table-cell office:value-type="currency" office:value="3.2290758447598491" table:style-name="ce10">
            <text:p>£3.23</text:p>
          </table:table-cell>
          <table:table-cell office:value-type="currency" office:value="0.62608074429278504" table:style-name="ce10">
            <text:p>£0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aptomycin 350mg powder for solution for injection vials <text:s/>/ <text:s/>Packsize 1</text:p>
          </table:table-cell>
          <table:table-cell office:value-type="string" table:style-name="ce9">
            <text:p>DEA690</text:p>
          </table:table-cell>
          <table:table-cell office:value-type="float" office:value="54761.009719740599" table:style-name="ce14">
            <text:p>54,761<text:s/></text:p>
          </table:table-cell>
          <table:table-cell office:value-type="currency" office:value="14.101401781158719" table:style-name="ce10">
            <text:p>£14.10</text:p>
          </table:table-cell>
          <table:table-cell office:value-type="currency" office:value="6.8262093188622197" table:style-name="ce10">
            <text:p>£6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aptomycin 500mg powder for solution for injection vials <text:s/>/ <text:s/>Packsize 1</text:p>
          </table:table-cell>
          <table:table-cell office:value-type="string" table:style-name="ce9">
            <text:p>DEA694</text:p>
          </table:table-cell>
          <table:table-cell office:value-type="float" office:value="56734.196630133301" table:style-name="ce14">
            <text:p>56,734<text:s/></text:p>
          </table:table-cell>
          <table:table-cell office:value-type="currency" office:value="20.025243459542942" table:style-name="ce10">
            <text:p>£20.03</text:p>
          </table:table-cell>
          <table:table-cell office:value-type="currency" office:value="9.9450307742676092" table:style-name="ce10">
            <text:p>£9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asatinib 100mg tablets (Sprycel or equiv) <text:s/>/ <text:s/>Packsize 30</text:p>
          </table:table-cell>
          <table:table-cell office:value-type="string" table:style-name="ce9">
            <text:p>DHB021</text:p>
          </table:table-cell>
          <table:table-cell office:value-type="float" office:value="4439.5530655283901" table:style-name="ce14">
            <text:p>4,440<text:s/></text:p>
          </table:table-cell>
          <table:table-cell office:value-type="currency" office:value="167.74300228155201" table:style-name="ce10">
            <text:p>£167.74</text:p>
          </table:table-cell>
          <table:table-cell office:value-type="currency" office:value="271.158835238846" table:style-name="ce10">
            <text:p>£271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asatinib 140mg tablets (Spryce or equivl) <text:s/>/ <text:s/>Packsize 30</text:p>
          </table:table-cell>
          <table:table-cell office:value-type="string" table:style-name="ce9">
            <text:p>DXA014</text:p>
          </table:table-cell>
          <table:table-cell office:value-type="float" office:value="200.88065413592301" table:style-name="ce14">
            <text:p>201<text:s/></text:p>
          </table:table-cell>
          <table:table-cell office:value-type="currency" office:value="208.48035456745737" table:style-name="ce10">
            <text:p>£208.48</text:p>
          </table:table-cell>
          <table:table-cell office:value-type="currency" office:value="204.91416477597701" table:style-name="ce10">
            <text:p>£204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asatinib 20mg tablets (Sprycel or equiv) <text:s/>/ <text:s/>Packsize 60</text:p>
          </table:table-cell>
          <table:table-cell office:value-type="string" table:style-name="ce9">
            <text:p>DHA106</text:p>
          </table:table-cell>
          <table:table-cell office:value-type="float" office:value="1866.01884624333" table:style-name="ce14">
            <text:p>1,866<text:s/></text:p>
          </table:table-cell>
          <table:table-cell office:value-type="currency" office:value="96.434411882962621" table:style-name="ce10">
            <text:p>£96.43</text:p>
          </table:table-cell>
          <table:table-cell office:value-type="currency" office:value="156.11949586071501" table:style-name="ce10">
            <text:p>£156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asatinib 50mg tablets (Sprycel or equiv) <text:s/>/ <text:s/>Packsize 60</text:p>
          </table:table-cell>
          <table:table-cell office:value-type="string" table:style-name="ce9">
            <text:p>DHA079</text:p>
          </table:table-cell>
          <table:table-cell office:value-type="float" office:value="3465.9590544858902" table:style-name="ce14">
            <text:p>3,466<text:s/></text:p>
          </table:table-cell>
          <table:table-cell office:value-type="currency" office:value="133.12643708321062" table:style-name="ce10">
            <text:p>£133.13</text:p>
          </table:table-cell>
          <table:table-cell office:value-type="currency" office:value="251.14562657530601" table:style-name="ce10">
            <text:p>£251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asatinib 80mg tablets (Spryce or equivl) <text:s/>/ <text:s/>Packsize 30</text:p>
          </table:table-cell>
          <table:table-cell office:value-type="string" table:style-name="ce9">
            <text:p>DXA013</text:p>
          </table:table-cell>
          <table:table-cell office:value-type="float" office:value="510.39243066141398" table:style-name="ce14">
            <text:p>510<text:s/></text:p>
          </table:table-cell>
          <table:table-cell office:value-type="currency" office:value="255.32625911227493" table:style-name="ce10">
            <text:p>£255.33</text:p>
          </table:table-cell>
          <table:table-cell office:value-type="currency" office:value="215.471133703319" table:style-name="ce10">
            <text:p>£215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ferasirox 180mg tablets (e.g. Exjade or eqv) <text:s/>/ <text:s/>Packsize 30</text:p>
          </table:table-cell>
          <table:table-cell office:value-type="string" table:style-name="ce9">
            <text:p>DBC104</text:p>
          </table:table-cell>
          <table:table-cell office:value-type="float" office:value="10916.3471396607" table:style-name="ce14">
            <text:p>10,916<text:s/></text:p>
          </table:table-cell>
          <table:table-cell office:value-type="currency" office:value="11.903893155603605" table:style-name="ce10">
            <text:p>£11.90</text:p>
          </table:table-cell>
          <table:table-cell office:value-type="currency" office:value="20.9304639032114" table:style-name="ce10">
            <text:p>£20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ferasirox 360mg tablets (e.g. Exjade or eqv) <text:s/>/ <text:s/>Packsize 30</text:p>
          </table:table-cell>
          <table:table-cell office:value-type="string" table:style-name="ce9">
            <text:p>DBC064</text:p>
          </table:table-cell>
          <table:table-cell office:value-type="float" office:value="26456.908342595201" table:style-name="ce14">
            <text:p>26,457<text:s/></text:p>
          </table:table-cell>
          <table:table-cell office:value-type="currency" office:value="27.649492545667712" table:style-name="ce10">
            <text:p>£27.65</text:p>
          </table:table-cell>
          <table:table-cell office:value-type="currency" office:value="66.321430820939597" table:style-name="ce10">
            <text:p>£66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ferasirox 90mg tablets (e.g. Exjade or eqv) <text:s/>/ <text:s/>Packsize 30</text:p>
          </table:table-cell>
          <table:table-cell office:value-type="string" table:style-name="ce9">
            <text:p>DBC065</text:p>
          </table:table-cell>
          <table:table-cell office:value-type="float" office:value="5462.2084451485398" table:style-name="ce14">
            <text:p>5,462<text:s/></text:p>
          </table:table-cell>
          <table:table-cell office:value-type="currency" office:value="10.988765918172083" table:style-name="ce10">
            <text:p>£10.99</text:p>
          </table:table-cell>
          <table:table-cell office:value-type="currency" office:value="19.508744377850899" table:style-name="ce10">
            <text:p>£19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feriprone 100mg/ml oral solution sugar free 500 ml <text:s/>/ <text:s/>Packsize 1</text:p>
          </table:table-cell>
          <table:table-cell office:value-type="string" table:style-name="ce9">
            <text:p>DIA250</text:p>
          </table:table-cell>
          <table:table-cell office:value-type="float" office:value="153.406938559434" table:style-name="ce14">
            <text:p>153<text:s/></text:p>
          </table:table-cell>
          <table:table-cell office:value-type="currency" office:value="167.6264661916664" table:style-name="ce10">
            <text:p>£167.63</text:p>
          </table:table-cell>
          <table:table-cell office:value-type="currency" office:value="15.238769653787854" table:style-name="ce10">
            <text:p>£15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feriprone 1g film-coated tablets <text:s/>/ <text:s/>Packsize 50</text:p>
          </table:table-cell>
          <table:table-cell office:value-type="string" table:style-name="ce9">
            <text:p>DIA265</text:p>
          </table:table-cell>
          <table:table-cell office:value-type="float" office:value="1390.89529223622" table:style-name="ce14">
            <text:p>1,391<text:s/></text:p>
          </table:table-cell>
          <table:table-cell office:value-type="currency" office:value="78.910907681294859" table:style-name="ce10">
            <text:p>£78.91</text:p>
          </table:table-cell>
          <table:table-cell office:value-type="currency" office:value="1.8558785542287799" table:style-name="ce10">
            <text:p>£1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feriprone 500mg film-coated tablets <text:s/>/ <text:s/>Packsize 100</text:p>
          </table:table-cell>
          <table:table-cell office:value-type="string" table:style-name="ce9">
            <text:p>DIA109</text:p>
          </table:table-cell>
          <table:table-cell office:value-type="float" office:value="5684.8086462526098" table:style-name="ce14">
            <text:p>5,685<text:s/></text:p>
          </table:table-cell>
          <table:table-cell office:value-type="currency" office:value="78.884060643907389" table:style-name="ce10">
            <text:p>£78.88</text:p>
          </table:table-cell>
          <table:table-cell office:value-type="currency" office:value="8.8038097922796297" table:style-name="ce10">
            <text:p>£8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sferrioxamine 2g powder for solution for injection vials <text:s/>/ <text:s/>Packsize 10</text:p>
          </table:table-cell>
          <table:table-cell office:value-type="string" table:style-name="ce9">
            <text:p>DIA112</text:p>
          </table:table-cell>
          <table:table-cell office:value-type="float" office:value="1346.46586851092" table:style-name="ce14">
            <text:p>1,346<text:s/></text:p>
          </table:table-cell>
          <table:table-cell office:value-type="currency" office:value="181.38030507233711" table:style-name="ce10">
            <text:p>£181.38</text:p>
          </table:table-cell>
          <table:table-cell office:value-type="currency" office:value="19.819252249168599" table:style-name="ce10">
            <text:p>£19.8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sferrioxamine 500mg powder for solution for injection vials <text:s/>/ <text:s/>Packsize 10</text:p>
          </table:table-cell>
          <table:table-cell office:value-type="string" table:style-name="ce9">
            <text:p>DIA066</text:p>
          </table:table-cell>
          <table:table-cell office:value-type="float" office:value="1671.0294427828601" table:style-name="ce14">
            <text:p>1,671<text:s/></text:p>
          </table:table-cell>
          <table:table-cell office:value-type="currency" office:value="45.151951287194819" table:style-name="ce10">
            <text:p>£45.15</text:p>
          </table:table-cell>
          <table:table-cell office:value-type="currency" office:value="3.13654087196374" table:style-name="ce10">
            <text:p>£3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sflurane volatile liquid 240 ml <text:s/>/ <text:s/>Packsize 6</text:p>
          </table:table-cell>
          <table:table-cell office:value-type="string" table:style-name="ce9">
            <text:p>DOA130</text:p>
          </table:table-cell>
          <table:table-cell office:value-type="float" office:value="4.3071773181979998" table:style-name="ce14">
            <text:p>4<text:s/></text:p>
          </table:table-cell>
          <table:table-cell office:value-type="currency" office:value="334.79466793888582" table:style-name="ce10">
            <text:p>£334.79</text:p>
          </table:table-cell>
          <table:table-cell office:value-type="currency" office:value="112.98479604688799" table:style-name="ce10">
            <text:p>£112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sloratadine 5mg tablets <text:s/>/ <text:s/>Packsize 30</text:p>
          </table:table-cell>
          <table:table-cell office:value-type="string" table:style-name="ce9">
            <text:p>DCD058</text:p>
          </table:table-cell>
          <table:table-cell office:value-type="float" office:value="1291.3884395459299" table:style-name="ce14">
            <text:p>1,291<text:s/></text:p>
          </table:table-cell>
          <table:table-cell office:value-type="currency" office:value="0.90490201415376526" table:style-name="ce10">
            <text:p>£0.90</text:p>
          </table:table-cell>
          <table:table-cell office:value-type="currency" office:value="0.78737054686188401" table:style-name="ce10">
            <text:p>£0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smopressin 100microgram tablets <text:s/>/ <text:s/>Packsize 90</text:p>
          </table:table-cell>
          <table:table-cell office:value-type="string" table:style-name="ce9">
            <text:p>DFE030</text:p>
          </table:table-cell>
          <table:table-cell office:value-type="float" office:value="2587.8426029437701" table:style-name="ce14">
            <text:p>2,588<text:s/></text:p>
          </table:table-cell>
          <table:table-cell office:value-type="currency" office:value="25.054267182341768" table:style-name="ce10">
            <text:p>£25.05</text:p>
          </table:table-cell>
          <table:table-cell office:value-type="currency" office:value="5.3819874596897703" table:style-name="ce10">
            <text:p>£5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smopressin 10micrograms/dose nasal spray 6ml <text:s/>/ <text:s/>Packsize 1</text:p>
          </table:table-cell>
          <table:table-cell office:value-type="string" table:style-name="ce9">
            <text:p>DFE003</text:p>
          </table:table-cell>
          <table:table-cell office:value-type="float" office:value="1786.1980288667801" table:style-name="ce14">
            <text:p>1,786<text:s/></text:p>
          </table:table-cell>
          <table:table-cell office:value-type="currency" office:value="25.775451129127745" table:style-name="ce10">
            <text:p>£25.78</text:p>
          </table:table-cell>
          <table:table-cell office:value-type="currency" office:value="2.91846608897256" table:style-name="ce10">
            <text:p>£2.9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smopressin 120microgram oral lyophilisates sugar free <text:s/>/ <text:s/>Packsize 30</text:p>
          </table:table-cell>
          <table:table-cell office:value-type="string" table:style-name="ce9">
            <text:p>DFE081</text:p>
          </table:table-cell>
          <table:table-cell office:value-type="float" office:value="3005.2766805673" table:style-name="ce14">
            <text:p>3,005<text:s/></text:p>
          </table:table-cell>
          <table:table-cell office:value-type="currency" office:value="30.421565039642822" table:style-name="ce10">
            <text:p>£30.42</text:p>
          </table:table-cell>
          <table:table-cell office:value-type="currency" office:value="5.1806663064070397" table:style-name="ce10">
            <text:p>£5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smopressin 200microgram tablets <text:s/>/ <text:s/>Packsize 30</text:p>
          </table:table-cell>
          <table:table-cell office:value-type="string" table:style-name="ce9">
            <text:p>DFE053</text:p>
          </table:table-cell>
          <table:table-cell office:value-type="float" office:value="3132.27658413583" table:style-name="ce14">
            <text:p>3,132<text:s/></text:p>
          </table:table-cell>
          <table:table-cell office:value-type="currency" office:value="17.97152597733653" table:style-name="ce10">
            <text:p>£17.97</text:p>
          </table:table-cell>
          <table:table-cell office:value-type="currency" office:value="1.6236712692972199" table:style-name="ce10">
            <text:p>£1.6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smopressin 4micrograms/1ml solution for injection ampoules <text:s/>/ <text:s/>Packsize 10</text:p>
          </table:table-cell>
          <table:table-cell office:value-type="string" table:style-name="ce9">
            <text:p>DFT001</text:p>
          </table:table-cell>
          <table:table-cell office:value-type="float" office:value="3130.3785041129399" table:style-name="ce14">
            <text:p>3,130<text:s/></text:p>
          </table:table-cell>
          <table:table-cell office:value-type="currency" office:value="13.158290585589167" table:style-name="ce10">
            <text:p>£13.16</text:p>
          </table:table-cell>
          <table:table-cell office:value-type="currency" office:value="0.190282888997241" table:style-name="ce10">
            <text:p>£0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sogestrel 75microgram tablets <text:s/>/ <text:s/>Packsize 84</text:p>
          </table:table-cell>
          <table:table-cell office:value-type="string" table:style-name="ce9">
            <text:p>DGC137</text:p>
          </table:table-cell>
          <table:table-cell office:value-type="float" office:value="197802.29236132701" table:style-name="ce14">
            <text:p>197,802<text:s/></text:p>
          </table:table-cell>
          <table:table-cell office:value-type="currency" office:value="2.5583589753125602" table:style-name="ce10">
            <text:p>£2.56</text:p>
          </table:table-cell>
          <table:table-cell office:value-type="currency" office:value="3.9447505613037901" table:style-name="ce10">
            <text:p>£3.9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0.1% <text:s/>preservative free eye drops (0.5ml) unit dose <text:s/>/ <text:s/>Packsize 30</text:p>
          </table:table-cell>
          <table:table-cell office:value-type="string" table:style-name="ce9">
            <text:p>DMA012</text:p>
          </table:table-cell>
          <table:table-cell office:value-type="float" office:value="198223.47835601101" table:style-name="ce14">
            <text:p>198,223<text:s/></text:p>
          </table:table-cell>
          <table:table-cell office:value-type="currency" office:value="5.7052646305038746" table:style-name="ce10">
            <text:p>£5.71</text:p>
          </table:table-cell>
          <table:table-cell office:value-type="currency" office:value="1.3132486784631701" table:style-name="ce10">
            <text:p>£1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10mg/5ml oral solution sugar free 150 ml <text:s/>/ <text:s/>Packsize 1</text:p>
          </table:table-cell>
          <table:table-cell office:value-type="string" table:style-name="ce9">
            <text:p>DFC055</text:p>
          </table:table-cell>
          <table:table-cell office:value-type="float" office:value="1697.37019372749" table:style-name="ce14">
            <text:p>1,697<text:s/></text:p>
          </table:table-cell>
          <table:table-cell office:value-type="currency" office:value="36.422967852542378" table:style-name="ce10">
            <text:p>£36.42</text:p>
          </table:table-cell>
          <table:table-cell office:value-type="currency" office:value="8.5236647004442503" table:style-name="ce10">
            <text:p>£8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10mg/5ml oral solution sugar free 50 ml <text:s/>/ <text:s/>Packsize 1</text:p>
          </table:table-cell>
          <table:table-cell office:value-type="string" table:style-name="ce9">
            <text:p>DFN033</text:p>
          </table:table-cell>
          <table:table-cell office:value-type="float" office:value="91.144533157348604" table:style-name="ce14">
            <text:p>91<text:s/></text:p>
          </table:table-cell>
          <table:table-cell office:value-type="currency" office:value="30.800037070283281" table:style-name="ce10">
            <text:p>£30.80</text:p>
          </table:table-cell>
          <table:table-cell office:value-type="currency" office:value="2.8000033700257525" table:style-name="ce10">
            <text:p>£2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20mg/5ml oral solution sugar free 50 ml <text:s/>/ <text:s/>Packsize 1</text:p>
          </table:table-cell>
          <table:table-cell office:value-type="string" table:style-name="ce9">
            <text:p>DFN034</text:p>
          </table:table-cell>
          <table:table-cell office:value-type="float" office:value="356.40367871522898" table:style-name="ce14">
            <text:p>356<text:s/></text:p>
          </table:table-cell>
          <table:table-cell office:value-type="currency" office:value="52.078362566034023" table:style-name="ce10">
            <text:p>£52.08</text:p>
          </table:table-cell>
          <table:table-cell office:value-type="currency" office:value="14.1479339046249" table:style-name="ce10">
            <text:p>£14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2mg soluble tablets <text:s/>/ <text:s/>Packsize 50</text:p>
          </table:table-cell>
          <table:table-cell office:value-type="string" table:style-name="ce9">
            <text:p>DFN044</text:p>
          </table:table-cell>
          <table:table-cell office:value-type="float" office:value="15245.986045047201" table:style-name="ce14">
            <text:p>15,246<text:s/></text:p>
          </table:table-cell>
          <table:table-cell office:value-type="currency" office:value="18.020381180215715" table:style-name="ce10">
            <text:p>£18.02</text:p>
          </table:table-cell>
          <table:table-cell office:value-type="currency" office:value="1.51444510053158" table:style-name="ce10">
            <text:p>£1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2mg tablets <text:s/>/ <text:s/>Packsize 50</text:p>
          </table:table-cell>
          <table:table-cell office:value-type="string" table:style-name="ce9">
            <text:p>DFN018</text:p>
          </table:table-cell>
          <table:table-cell office:value-type="float" office:value="318399.78419104201" table:style-name="ce14">
            <text:p>318,400<text:s/></text:p>
          </table:table-cell>
          <table:table-cell office:value-type="currency" office:value="2.3761021444225121" table:style-name="ce10">
            <text:p>£2.38</text:p>
          </table:table-cell>
          <table:table-cell office:value-type="currency" office:value="0.49583537010418" table:style-name="ce10">
            <text:p>£0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2mg tablets <text:s/>/ <text:s/>Packsize 100</text:p>
          </table:table-cell>
          <table:table-cell office:value-type="string" table:style-name="ce9">
            <text:p>DFN010</text:p>
          </table:table-cell>
          <table:table-cell office:value-type="float" office:value="9497.74547049799" table:style-name="ce14">
            <text:p>9,498<text:s/></text:p>
          </table:table-cell>
          <table:table-cell office:value-type="currency" office:value="5.2309750934392039" table:style-name="ce10">
            <text:p>£5.23</text:p>
          </table:table-cell>
          <table:table-cell office:value-type="currency" office:value="2.5307670905646402" table:style-name="ce10">
            <text:p>£2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2mg/5ml oral solution sugar free 150 ml <text:s/>/ <text:s/>Packsize 1</text:p>
          </table:table-cell>
          <table:table-cell office:value-type="string" table:style-name="ce9">
            <text:p>DFC031</text:p>
          </table:table-cell>
          <table:table-cell office:value-type="float" office:value="24708.220191315701" table:style-name="ce14">
            <text:p>24,708<text:s/></text:p>
          </table:table-cell>
          <table:table-cell office:value-type="currency" office:value="4.4235501041234624" table:style-name="ce10">
            <text:p>£4.42</text:p>
          </table:table-cell>
          <table:table-cell office:value-type="currency" office:value="3.7725382192360302" table:style-name="ce10">
            <text:p>£3.7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2mg/5ml oral solution sugar free 75 ml <text:s/>/ <text:s/>Packsize 1</text:p>
          </table:table-cell>
          <table:table-cell office:value-type="string" table:style-name="ce9">
            <text:p>DFN022</text:p>
          </table:table-cell>
          <table:table-cell office:value-type="float" office:value="4751.1570191645997" table:style-name="ce14">
            <text:p>4,751<text:s/></text:p>
          </table:table-cell>
          <table:table-cell office:value-type="currency" office:value="8.3532537106042248" table:style-name="ce10">
            <text:p>£8.35</text:p>
          </table:table-cell>
          <table:table-cell office:value-type="currency" office:value="0.81760757156823005" table:style-name="ce10">
            <text:p>£0.8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3.3mg/1ml solution for injection ampoules <text:s/>/ <text:s/>Packsize 10</text:p>
          </table:table-cell>
          <table:table-cell office:value-type="string" table:style-name="ce9">
            <text:p>DJA304</text:p>
          </table:table-cell>
          <table:table-cell office:value-type="float" office:value="374472.074184075" table:style-name="ce14">
            <text:p>374,472<text:s/></text:p>
          </table:table-cell>
          <table:table-cell office:value-type="currency" office:value="3.0844886164521386" table:style-name="ce10">
            <text:p>£3.08</text:p>
          </table:table-cell>
          <table:table-cell office:value-type="currency" office:value="4.0523766885090797" table:style-name="ce10">
            <text:p>£4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3.8mg/1ml solution for injection ampoules <text:s/>/ <text:s/>Packsize 10</text:p>
          </table:table-cell>
          <table:table-cell office:value-type="string" table:style-name="ce9">
            <text:p>DFN051</text:p>
          </table:table-cell>
          <table:table-cell office:value-type="float" office:value="9956.8314996939207" table:style-name="ce14">
            <text:p>9,957<text:s/></text:p>
          </table:table-cell>
          <table:table-cell office:value-type="currency" office:value="17.317591445160094" table:style-name="ce10">
            <text:p>£17.32</text:p>
          </table:table-cell>
          <table:table-cell office:value-type="currency" office:value="0.857463684823358" table:style-name="ce10">
            <text:p>£0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4mg soluble tablets <text:s/>/ <text:s/>Packsize 50</text:p>
          </table:table-cell>
          <table:table-cell office:value-type="string" table:style-name="ce9">
            <text:p>DFC044</text:p>
          </table:table-cell>
          <table:table-cell office:value-type="float" office:value="5441.8796852901596" table:style-name="ce14">
            <text:p>5,442<text:s/></text:p>
          </table:table-cell>
          <table:table-cell office:value-type="currency" office:value="35.971936411813999" table:style-name="ce10">
            <text:p>£35.97</text:p>
          </table:table-cell>
          <table:table-cell office:value-type="currency" office:value="0.70028156955630105" table:style-name="ce10">
            <text:p>£0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500microgram tablets <text:s/>/ <text:s/>Packsize 30</text:p>
          </table:table-cell>
          <table:table-cell office:value-type="string" table:style-name="ce9">
            <text:p>DFC048</text:p>
          </table:table-cell>
          <table:table-cell office:value-type="float" office:value="38904.186591589802" table:style-name="ce14">
            <text:p>38,904<text:s/></text:p>
          </table:table-cell>
          <table:table-cell office:value-type="currency" office:value="2.0375280129140654" table:style-name="ce10">
            <text:p>£2.04</text:p>
          </table:table-cell>
          <table:table-cell office:value-type="currency" office:value="0.79448991453901796" table:style-name="ce10">
            <text:p>£0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6.6mg/2ml solution for injection amp <text:s/>/ <text:s/>Packsize 10</text:p>
          </table:table-cell>
          <table:table-cell office:value-type="string" table:style-name="ce9">
            <text:p>DFN046</text:p>
          </table:table-cell>
          <table:table-cell office:value-type="float" office:value="79072.366329740704" table:style-name="ce14">
            <text:p>79,072<text:s/></text:p>
          </table:table-cell>
          <table:table-cell office:value-type="currency" office:value="3.2131926966809061" table:style-name="ce10">
            <text:p>£3.21</text:p>
          </table:table-cell>
          <table:table-cell office:value-type="currency" office:value="4.34400523413996" table:style-name="ce10">
            <text:p>£4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ethasone 8mg soluble tablets <text:s/>/ <text:s/>Packsize 50</text:p>
          </table:table-cell>
          <table:table-cell office:value-type="string" table:style-name="ce9">
            <text:p>DKD045</text:p>
          </table:table-cell>
          <table:table-cell office:value-type="float" office:value="707.88514128804695" table:style-name="ce14">
            <text:p>708<text:s/></text:p>
          </table:table-cell>
          <table:table-cell office:value-type="currency" office:value="71.945909059950452" table:style-name="ce10">
            <text:p>£71.95</text:p>
          </table:table-cell>
          <table:table-cell office:value-type="currency" office:value="11.3457091013475" table:style-name="ce10">
            <text:p>£11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amfetamine 5mg tablets <text:s/>/ <text:s/>Packsize 28</text:p>
          </table:table-cell>
          <table:table-cell office:value-type="string" table:style-name="ce9">
            <text:p>DDD064</text:p>
          </table:table-cell>
          <table:table-cell office:value-type="float" office:value="3991.78161874646" table:style-name="ce14">
            <text:p>3,992<text:s/></text:p>
          </table:table-cell>
          <table:table-cell office:value-type="currency" office:value="13.975854725619808" table:style-name="ce10">
            <text:p>£13.98</text:p>
          </table:table-cell>
          <table:table-cell office:value-type="currency" office:value="5.0410309415814796" table:style-name="ce10">
            <text:p>£5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medetomidine 1mg/10ml solution for infusion vials <text:s/>/ <text:s/>Packsize 4</text:p>
          </table:table-cell>
          <table:table-cell office:value-type="string" table:style-name="ce9">
            <text:p>DQA004</text:p>
          </table:table-cell>
          <table:table-cell office:value-type="float" office:value="3559.0407585931298" table:style-name="ce14">
            <text:p>3,559<text:s/></text:p>
          </table:table-cell>
          <table:table-cell office:value-type="currency" office:value="37.37565232396571" table:style-name="ce10">
            <text:p>£37.38</text:p>
          </table:table-cell>
          <table:table-cell office:value-type="currency" office:value="18.496099940652499" table:style-name="ce10">
            <text:p>£18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medetomidine 200micrograms/2ml solution for infusion ampoules <text:s/>/ <text:s/>Packsize 5</text:p>
          </table:table-cell>
          <table:table-cell office:value-type="string" table:style-name="ce9">
            <text:p>DQA006</text:p>
          </table:table-cell>
          <table:table-cell office:value-type="float" office:value="5201.9735362704396" table:style-name="ce14">
            <text:p>5,202<text:s/></text:p>
          </table:table-cell>
          <table:table-cell office:value-type="currency" office:value="14.305893615397878" table:style-name="ce10">
            <text:p>£14.31</text:p>
          </table:table-cell>
          <table:table-cell office:value-type="currency" office:value="6.41258899868249" table:style-name="ce10">
            <text:p>£6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medetomidine 400micrograms/100ml solution for infusion <text:s/>/ <text:s/>Packsize 4</text:p>
          </table:table-cell>
          <table:table-cell office:value-type="string" table:style-name="ce9">
            <text:p>DAQ013</text:p>
          </table:table-cell>
          <table:table-cell office:value-type="float" office:value="39.248868748545597" table:style-name="ce14">
            <text:p>39<text:s/></text:p>
          </table:table-cell>
          <table:table-cell office:value-type="currency" office:value="106.6069452041226" table:style-name="ce10">
            <text:p>£106.61</text:p>
          </table:table-cell>
          <table:table-cell office:value-type="currency" office:value="9.6915404731020551" table:style-name="ce10">
            <text:p>£9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medetomidine 400micrograms/4ml solution for infusion vials <text:s/>/ <text:s/>Packsize 4</text:p>
          </table:table-cell>
          <table:table-cell office:value-type="string" table:style-name="ce9">
            <text:p>DAQ007</text:p>
          </table:table-cell>
          <table:table-cell office:value-type="float" office:value="13450.415261439" table:style-name="ce14">
            <text:p>13,450<text:s/></text:p>
          </table:table-cell>
          <table:table-cell office:value-type="currency" office:value="17.202906787819501" table:style-name="ce10">
            <text:p>£17.20</text:p>
          </table:table-cell>
          <table:table-cell office:value-type="currency" office:value="26.409722337227599" table:style-name="ce10">
            <text:p>£26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exmedetomidine 400micrograms/4ml solution for infusion vials <text:s/>/ <text:s/>Packsize 10</text:p>
          </table:table-cell>
          <table:table-cell office:value-type="string" table:style-name="ce9">
            <text:p>DAQ012</text:p>
          </table:table-cell>
          <table:table-cell office:value-type="float" office:value="844.20555496215798" table:style-name="ce14">
            <text:p>844<text:s/></text:p>
          </table:table-cell>
          <table:table-cell office:value-type="currency" office:value="38.940004370705154" table:style-name="ce10">
            <text:p>£38.94</text:p>
          </table:table-cell>
          <table:table-cell office:value-type="currency" office:value="3.5400003973368324" table:style-name="ce10">
            <text:p>£3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amorphine 100mg powder for solution for injection ampoules <text:s/>/ <text:s/>Packsize 5</text:p>
          </table:table-cell>
          <table:table-cell office:value-type="string" table:style-name="ce9">
            <text:p>DDG004</text:p>
          </table:table-cell>
          <table:table-cell office:value-type="float" office:value="1208.87376145442" table:style-name="ce14">
            <text:p>1,209<text:s/></text:p>
          </table:table-cell>
          <table:table-cell office:value-type="currency" office:value="38.1631742461634" table:style-name="ce10">
            <text:p>£38.16</text:p>
          </table:table-cell>
          <table:table-cell office:value-type="currency" office:value="1.80974916926703" table:style-name="ce10">
            <text:p>£1.8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amorphine 10mg powder for solution for injection ampoules <text:s/>/ <text:s/>Packsize 5</text:p>
          </table:table-cell>
          <table:table-cell office:value-type="string" table:style-name="ce9">
            <text:p>DDG005</text:p>
          </table:table-cell>
          <table:table-cell office:value-type="float" office:value="10693.0014540963" table:style-name="ce14">
            <text:p>10,693<text:s/></text:p>
          </table:table-cell>
          <table:table-cell office:value-type="currency" office:value="14.792459411796456" table:style-name="ce10">
            <text:p>£14.79</text:p>
          </table:table-cell>
          <table:table-cell office:value-type="currency" office:value="0.86041185258924302" table:style-name="ce10">
            <text:p>£0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amorphine 30mg powder for solution for injection ampoules <text:s/>/ <text:s/>Packsize 5</text:p>
          </table:table-cell>
          <table:table-cell office:value-type="string" table:style-name="ce9">
            <text:p>DDG006</text:p>
          </table:table-cell>
          <table:table-cell office:value-type="float" office:value="2814.4645316319102" table:style-name="ce14">
            <text:p>2,814<text:s/></text:p>
          </table:table-cell>
          <table:table-cell office:value-type="currency" office:value="14.766762747548986" table:style-name="ce10">
            <text:p>£14.77</text:p>
          </table:table-cell>
          <table:table-cell office:value-type="currency" office:value="0.80180820724937396" table:style-name="ce10">
            <text:p>£0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amorphine 5mg powder for solution for injection ampoules <text:s/>/ <text:s/>Packsize 5</text:p>
          </table:table-cell>
          <table:table-cell office:value-type="string" table:style-name="ce9">
            <text:p>DDG008</text:p>
          </table:table-cell>
          <table:table-cell office:value-type="float" office:value="43333.685684432297" table:style-name="ce14">
            <text:p>43,334<text:s/></text:p>
          </table:table-cell>
          <table:table-cell office:value-type="currency" office:value="11.528224338865041" table:style-name="ce10">
            <text:p>£11.53</text:p>
          </table:table-cell>
          <table:table-cell office:value-type="currency" office:value="0.75625660009781903" table:style-name="ce10">
            <text:p>£0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azepam 10mg tablets <text:s/>/ <text:s/>Packsize 28</text:p>
          </table:table-cell>
          <table:table-cell office:value-type="string" table:style-name="ce9">
            <text:p>DDA012</text:p>
          </table:table-cell>
          <table:table-cell office:value-type="float" office:value="10019.7505045568" table:style-name="ce14">
            <text:p>10,020<text:s/></text:p>
          </table:table-cell>
          <table:table-cell office:value-type="currency" office:value="0.45419294601500643" table:style-name="ce10">
            <text:p>£0.45</text:p>
          </table:table-cell>
          <table:table-cell office:value-type="currency" office:value="6.81113760548476E-2" table:style-name="ce10">
            <text:p>£0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azepam 10mg/2.5ml rectal solution tube <text:s/>/ <text:s/>Packsize 5</text:p>
          </table:table-cell>
          <table:table-cell office:value-type="string" table:style-name="ce9">
            <text:p>DDB050</text:p>
          </table:table-cell>
          <table:table-cell office:value-type="float" office:value="2925.9718889648798" table:style-name="ce14">
            <text:p>2,926<text:s/></text:p>
          </table:table-cell>
          <table:table-cell office:value-type="currency" office:value="2.982205684514263" table:style-name="ce10">
            <text:p>£2.98</text:p>
          </table:table-cell>
          <table:table-cell office:value-type="currency" office:value="0.72636299412100902" table:style-name="ce10">
            <text:p>£0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azepam 10mg/2ml solution for injection ampoules <text:s/>/ <text:s/>Packsize 10</text:p>
          </table:table-cell>
          <table:table-cell office:value-type="string" table:style-name="ce9">
            <text:p>DDB002</text:p>
          </table:table-cell>
          <table:table-cell office:value-type="float" office:value="12031.902595636901" table:style-name="ce14">
            <text:p>12,032<text:s/></text:p>
          </table:table-cell>
          <table:table-cell office:value-type="currency" office:value="9.1107087286221002" table:style-name="ce10">
            <text:p>£9.11</text:p>
          </table:table-cell>
          <table:table-cell office:value-type="currency" office:value="0.48197170988189902" table:style-name="ce10">
            <text:p>£0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azepam 2mg tablets <text:s/>/ <text:s/>Packsize 28</text:p>
          </table:table-cell>
          <table:table-cell office:value-type="string" table:style-name="ce9">
            <text:p>DDA062</text:p>
          </table:table-cell>
          <table:table-cell office:value-type="float" office:value="100972.172755718" table:style-name="ce14">
            <text:p>100,972<text:s/></text:p>
          </table:table-cell>
          <table:table-cell office:value-type="currency" office:value="0.32656591514351357" table:style-name="ce10">
            <text:p>£0.33</text:p>
          </table:table-cell>
          <table:table-cell office:value-type="currency" office:value="9.5046173750803598E-2" table:style-name="ce10">
            <text:p>£0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azepam 2mg/5ml oral solution sugar free 100 ml <text:s/>/ <text:s/>Packsize 1</text:p>
          </table:table-cell>
          <table:table-cell office:value-type="string" table:style-name="ce9">
            <text:p>DDB009</text:p>
          </table:table-cell>
          <table:table-cell office:value-type="float" office:value="1626.0451987327001" table:style-name="ce14">
            <text:p>1,626<text:s/></text:p>
          </table:table-cell>
          <table:table-cell office:value-type="currency" office:value="39.134625562435353" table:style-name="ce10">
            <text:p>£39.13</text:p>
          </table:table-cell>
          <table:table-cell office:value-type="currency" office:value="1.6112672144537801" table:style-name="ce10">
            <text:p>£1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azepam 5mg tablets <text:s/>/ <text:s/>Packsize 28</text:p>
          </table:table-cell>
          <table:table-cell office:value-type="string" table:style-name="ce9">
            <text:p>DDA063</text:p>
          </table:table-cell>
          <table:table-cell office:value-type="float" office:value="93214.098248980896" table:style-name="ce14">
            <text:p>93,214<text:s/></text:p>
          </table:table-cell>
          <table:table-cell office:value-type="currency" office:value="0.42303826074325745" table:style-name="ce10">
            <text:p>£0.42</text:p>
          </table:table-cell>
          <table:table-cell office:value-type="currency" office:value="0.73089232861753595" table:style-name="ce10">
            <text:p>£0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azepam 5mg/2.5ml rectal solution tube <text:s/>/ <text:s/>Packsize 5</text:p>
          </table:table-cell>
          <table:table-cell office:value-type="string" table:style-name="ce9">
            <text:p>DDB003</text:p>
          </table:table-cell>
          <table:table-cell office:value-type="float" office:value="6317.9400509060397" table:style-name="ce14">
            <text:p>6,318<text:s/></text:p>
          </table:table-cell>
          <table:table-cell office:value-type="currency" office:value="2.7177149294947238" table:style-name="ce10">
            <text:p>£2.72</text:p>
          </table:table-cell>
          <table:table-cell office:value-type="currency" office:value="0.37478213015202499" table:style-name="ce10">
            <text:p>£0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clofenac 100mg suppositories <text:s/>/ <text:s/>Packsize 10</text:p>
          </table:table-cell>
          <table:table-cell office:value-type="string" table:style-name="ce9">
            <text:p>DKA001</text:p>
          </table:table-cell>
          <table:table-cell office:value-type="float" office:value="83984.590881383003" table:style-name="ce14">
            <text:p>83,985<text:s/></text:p>
          </table:table-cell>
          <table:table-cell office:value-type="currency" office:value="3.1320556216260553" table:style-name="ce10">
            <text:p>£3.13</text:p>
          </table:table-cell>
          <table:table-cell office:value-type="currency" office:value="0.19141522358562901" table:style-name="ce10">
            <text:p>£0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clofenac 75mg/ml solution for injection ampoules <text:s/>/ <text:s/>Packsize 5</text:p>
          </table:table-cell>
          <table:table-cell office:value-type="string" table:style-name="ce9">
            <text:p>DKA038</text:p>
          </table:table-cell>
          <table:table-cell office:value-type="float" office:value="20797.465086930901" table:style-name="ce14">
            <text:p>20,797<text:s/></text:p>
          </table:table-cell>
          <table:table-cell office:value-type="currency" office:value="17.153924216667459" table:style-name="ce10">
            <text:p>£17.15</text:p>
          </table:table-cell>
          <table:table-cell office:value-type="currency" office:value="1.56810015493086" table:style-name="ce10">
            <text:p>£1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clofenac sodium 1% gel 100 gram (Typharm) <text:s/>/ <text:s/>Packsize 1</text:p>
          </table:table-cell>
          <table:table-cell office:value-type="string" table:style-name="ce9">
            <text:p>DJC049</text:p>
          </table:table-cell>
          <table:table-cell office:value-type="float" office:value="513.54240626096703" table:style-name="ce14">
            <text:p>514<text:s/></text:p>
          </table:table-cell>
          <table:table-cell office:value-type="currency" office:value="3.4710083885344831" table:style-name="ce10">
            <text:p>£3.47</text:p>
          </table:table-cell>
          <table:table-cell office:value-type="currency" office:value="3.7694329766631E-2" table:style-name="ce10">
            <text:p>£0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clofenac sodium 25mg gastro-resistant tablets <text:s/>/ <text:s/>Packsize 84</text:p>
          </table:table-cell>
          <table:table-cell office:value-type="string" table:style-name="ce9">
            <text:p>DJA209</text:p>
          </table:table-cell>
          <table:table-cell office:value-type="float" office:value="1274.8287662396001" table:style-name="ce14">
            <text:p>1,275<text:s/></text:p>
          </table:table-cell>
          <table:table-cell office:value-type="currency" office:value="1.2081073480503322" table:style-name="ce10">
            <text:p>£1.21</text:p>
          </table:table-cell>
          <table:table-cell office:value-type="currency" office:value="0.50931361750986603" table:style-name="ce10">
            <text:p>£0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clofenac sodium 3% gel 50 gram (Solaraze or eqv) <text:s/>/ <text:s/>Packsize 1</text:p>
          </table:table-cell>
          <table:table-cell office:value-type="string" table:style-name="ce9">
            <text:p>DKA002</text:p>
          </table:table-cell>
          <table:table-cell office:value-type="float" office:value="3259.8131533591099" table:style-name="ce14">
            <text:p>3,260<text:s/></text:p>
          </table:table-cell>
          <table:table-cell office:value-type="currency" office:value="37.683288649049622" table:style-name="ce10">
            <text:p>£37.68</text:p>
          </table:table-cell>
          <table:table-cell office:value-type="currency" office:value="3.39511300348317" table:style-name="ce10">
            <text:p>£3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clofenac sodium 50mg gastro-resistant / Misoprostol 200microgram tablets <text:s/>/ <text:s/>Packsize 60</text:p>
          </table:table-cell>
          <table:table-cell office:value-type="string" table:style-name="ce9">
            <text:p>DKA051</text:p>
          </table:table-cell>
          <table:table-cell office:value-type="float" office:value="49.9674282031283" table:style-name="ce14">
            <text:p>50<text:s/></text:p>
          </table:table-cell>
          <table:table-cell office:value-type="currency" office:value="9.8890620904332245" table:style-name="ce10">
            <text:p>£9.89</text:p>
          </table:table-cell>
          <table:table-cell office:value-type="currency" office:value="0.89900564458483856" table:style-name="ce10">
            <text:p>£0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clofenac sodium 50mg gastro-resistant tablets <text:s/>/ <text:s/>Packsize 28</text:p>
          </table:table-cell>
          <table:table-cell office:value-type="string" table:style-name="ce9">
            <text:p>DJA111</text:p>
          </table:table-cell>
          <table:table-cell office:value-type="float" office:value="8843.7276153080202" table:style-name="ce14">
            <text:p>8,844<text:s/></text:p>
          </table:table-cell>
          <table:table-cell office:value-type="currency" office:value="0.7898603737985781" table:style-name="ce10">
            <text:p>£0.79</text:p>
          </table:table-cell>
          <table:table-cell office:value-type="currency" office:value="0.27193832880031499" table:style-name="ce10">
            <text:p>£0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clofenac sodium 50mg gastro-resistant tablets <text:s/>/ <text:s/>Packsize 84</text:p>
          </table:table-cell>
          <table:table-cell office:value-type="string" table:style-name="ce9">
            <text:p>DJA138</text:p>
          </table:table-cell>
          <table:table-cell office:value-type="float" office:value="6022.4382012195401" table:style-name="ce14">
            <text:p>6,022<text:s/></text:p>
          </table:table-cell>
          <table:table-cell office:value-type="currency" office:value="0.92261469762775394" table:style-name="ce10">
            <text:p>£0.92</text:p>
          </table:table-cell>
          <table:table-cell office:value-type="currency" office:value="0.176687853033973" table:style-name="ce10">
            <text:p>£0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clofenac sodium 75mg gastro-resistant / Misoprostol 200microgram tablets <text:s/>/ <text:s/>Packsize 60</text:p>
          </table:table-cell>
          <table:table-cell office:value-type="string" table:style-name="ce9">
            <text:p>DKA050</text:p>
          </table:table-cell>
          <table:table-cell office:value-type="float" office:value="52.669315997603903" table:style-name="ce14">
            <text:p>53<text:s/></text:p>
          </table:table-cell>
          <table:table-cell office:value-type="currency" office:value="8.6137439115525893" table:style-name="ce10">
            <text:p>£8.61</text:p>
          </table:table-cell>
          <table:table-cell office:value-type="currency" office:value="1.4938614404645101" table:style-name="ce10">
            <text:p>£1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clofenac sodium 75mg modified-release capsules <text:s/>/ <text:s/>Packsize 56</text:p>
          </table:table-cell>
          <table:table-cell office:value-type="string" table:style-name="ce9">
            <text:p>DKA005</text:p>
          </table:table-cell>
          <table:table-cell office:value-type="float" office:value="52.788770458038897" table:style-name="ce14">
            <text:p>53<text:s/></text:p>
          </table:table-cell>
          <table:table-cell office:value-type="currency" office:value="10.104421742953695" table:style-name="ce10">
            <text:p>£10.10</text:p>
          </table:table-cell>
          <table:table-cell office:value-type="currency" office:value="1.08297866236406" table:style-name="ce10">
            <text:p>£1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clofenac sodium 75mg modified-release tablets <text:s/>/ <text:s/>Packsize 56</text:p>
          </table:table-cell>
          <table:table-cell office:value-type="string" table:style-name="ce9">
            <text:p>DKA052</text:p>
          </table:table-cell>
          <table:table-cell office:value-type="float" office:value="1816.34784051107" table:style-name="ce14">
            <text:p>1,816<text:s/></text:p>
          </table:table-cell>
          <table:table-cell office:value-type="currency" office:value="12.219911574731617" table:style-name="ce10">
            <text:p>£12.22</text:p>
          </table:table-cell>
          <table:table-cell office:value-type="currency" office:value="1.45367100697784" table:style-name="ce10">
            <text:p>£1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cycloverine 10mg tablets <text:s/>/ <text:s/>Packsize 100</text:p>
          </table:table-cell>
          <table:table-cell office:value-type="string" table:style-name="ce9">
            <text:p>DAB031</text:p>
          </table:table-cell>
          <table:table-cell office:value-type="float" office:value="420.95589258341403" table:style-name="ce14">
            <text:p>421<text:s/></text:p>
          </table:table-cell>
          <table:table-cell office:value-type="currency" office:value="17.402250756113144" table:style-name="ce10">
            <text:p>£17.40</text:p>
          </table:table-cell>
          <table:table-cell office:value-type="currency" office:value="15.3472428896034" table:style-name="ce10">
            <text:p>£15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cycloverine hydrochloride 10mg/5ml oral solution 120ml <text:s/>/ <text:s/>Packsize 1</text:p>
          </table:table-cell>
          <table:table-cell office:value-type="string" table:style-name="ce9">
            <text:p>DAB030</text:p>
          </table:table-cell>
          <table:table-cell office:value-type="float" office:value="412.55089261426502" table:style-name="ce14">
            <text:p>413<text:s/></text:p>
          </table:table-cell>
          <table:table-cell office:value-type="currency" office:value="42.425165751283131" table:style-name="ce10">
            <text:p>£42.43</text:p>
          </table:table-cell>
          <table:table-cell office:value-type="currency" office:value="16.288470500918699" table:style-name="ce10">
            <text:p>£16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goxin 125microgram tablets <text:s/>/ <text:s/>Packsize 28</text:p>
          </table:table-cell>
          <table:table-cell office:value-type="string" table:style-name="ce9">
            <text:p>DBA013</text:p>
          </table:table-cell>
          <table:table-cell office:value-type="float" office:value="73499.563431341201" table:style-name="ce14">
            <text:p>73,500<text:s/></text:p>
          </table:table-cell>
          <table:table-cell office:value-type="currency" office:value="0.81264890853121186" table:style-name="ce10">
            <text:p>£0.81</text:p>
          </table:table-cell>
          <table:table-cell office:value-type="currency" office:value="0.56513230721879804" table:style-name="ce10">
            <text:p>£0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goxin 250microgram tablets <text:s/>/ <text:s/>Packsize 28</text:p>
          </table:table-cell>
          <table:table-cell office:value-type="string" table:style-name="ce9">
            <text:p>DBA015</text:p>
          </table:table-cell>
          <table:table-cell office:value-type="float" office:value="10669.4965632032" table:style-name="ce14">
            <text:p>10,669<text:s/></text:p>
          </table:table-cell>
          <table:table-cell office:value-type="currency" office:value="1.5720432450249022" table:style-name="ce10">
            <text:p>£1.57</text:p>
          </table:table-cell>
          <table:table-cell office:value-type="currency" office:value="0.35090230501668701" table:style-name="ce10">
            <text:p>£0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goxin 62.5microgram tablets <text:s/>/ <text:s/>Packsize 28</text:p>
          </table:table-cell>
          <table:table-cell office:value-type="string" table:style-name="ce9">
            <text:p>DBA014</text:p>
          </table:table-cell>
          <table:table-cell office:value-type="float" office:value="70690.825412075996" table:style-name="ce14">
            <text:p>70,691<text:s/></text:p>
          </table:table-cell>
          <table:table-cell office:value-type="currency" office:value="1.6149890644861165" table:style-name="ce10">
            <text:p>£1.61</text:p>
          </table:table-cell>
          <table:table-cell office:value-type="currency" office:value="0.44516343316416801" table:style-name="ce10">
            <text:p>£0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hydrocodeine 30mg tablets <text:s/>/ <text:s/>Packsize 28</text:p>
          </table:table-cell>
          <table:table-cell office:value-type="string" table:style-name="ce9">
            <text:p>DDG267</text:p>
          </table:table-cell>
          <table:table-cell office:value-type="float" office:value="513419.12079680001" table:style-name="ce14">
            <text:p>513,419<text:s/></text:p>
          </table:table-cell>
          <table:table-cell office:value-type="currency" office:value="1.301864759073784" table:style-name="ce10">
            <text:p>£1.30</text:p>
          </table:table-cell>
          <table:table-cell office:value-type="currency" office:value="0.22584034309141801" table:style-name="ce10">
            <text:p>£0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hydrocodeine 30mg tablets <text:s/>/ <text:s/>Packsize 100</text:p>
          </table:table-cell>
          <table:table-cell office:value-type="string" table:style-name="ce9">
            <text:p>DDG163</text:p>
          </table:table-cell>
          <table:table-cell office:value-type="float" office:value="4757.6550266129198" table:style-name="ce14">
            <text:p>4,758<text:s/></text:p>
          </table:table-cell>
          <table:table-cell office:value-type="currency" office:value="5.0385746477852678" table:style-name="ce10">
            <text:p>£5.04</text:p>
          </table:table-cell>
          <table:table-cell office:value-type="currency" office:value="1.3303721791376399" table:style-name="ce10">
            <text:p>£1.3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ltiazem 60mg modified-release tablets <text:s/>/ <text:s/>Packsize 84</text:p>
          </table:table-cell>
          <table:table-cell office:value-type="string" table:style-name="ce9">
            <text:p>DBF228</text:p>
          </table:table-cell>
          <table:table-cell office:value-type="float" office:value="4192.2062168007296" table:style-name="ce14">
            <text:p>4,192<text:s/></text:p>
          </table:table-cell>
          <table:table-cell office:value-type="currency" office:value="5.1104881038867012" table:style-name="ce10">
            <text:p>£5.11</text:p>
          </table:table-cell>
          <table:table-cell office:value-type="currency" office:value="0.90374576595367495" table:style-name="ce10">
            <text:p>£0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pyridamole 200mg modified-release capsules <text:s/>/ <text:s/>Packsize 60</text:p>
          </table:table-cell>
          <table:table-cell office:value-type="string" table:style-name="ce9">
            <text:p>DBI033</text:p>
          </table:table-cell>
          <table:table-cell office:value-type="float" office:value="2507.4831332171998" table:style-name="ce14">
            <text:p>2,507<text:s/></text:p>
          </table:table-cell>
          <table:table-cell office:value-type="currency" office:value="12.59393117411833" table:style-name="ce10">
            <text:p>£12.59</text:p>
          </table:table-cell>
          <table:table-cell office:value-type="currency" office:value="0.81883391673217898" table:style-name="ce10">
            <text:p>£0.8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pyridamole 50mg/5ml oral suspension sugar free 150ml <text:s/>/ <text:s/>Packsize 1</text:p>
          </table:table-cell>
          <table:table-cell office:value-type="string" table:style-name="ce9">
            <text:p>DBI099</text:p>
          </table:table-cell>
          <table:table-cell office:value-type="float" office:value="643.82021463950502" table:style-name="ce14">
            <text:p>644<text:s/></text:p>
          </table:table-cell>
          <table:table-cell office:value-type="currency" office:value="46.724659021220702" table:style-name="ce10">
            <text:p>£46.72</text:p>
          </table:table-cell>
          <table:table-cell office:value-type="currency" office:value="17.492068628128401" table:style-name="ce10">
            <text:p>£17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sodium pamidronate 30mg injection <text:s/>/ <text:s/>Packsize 1</text:p>
          </table:table-cell>
          <table:table-cell office:value-type="string" table:style-name="ce9">
            <text:p>DFF036</text:p>
          </table:table-cell>
          <table:table-cell office:value-type="float" office:value="8577.1748096165193" table:style-name="ce14">
            <text:p>8,577<text:s/></text:p>
          </table:table-cell>
          <table:table-cell office:value-type="currency" office:value="20.052572533226684" table:style-name="ce10">
            <text:p>£20.05</text:p>
          </table:table-cell>
          <table:table-cell office:value-type="currency" office:value="11.191041773282" table:style-name="ce10">
            <text:p>£11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sodium pamidronate 90mg injection <text:s/>/ <text:s/>Packsize 1</text:p>
          </table:table-cell>
          <table:table-cell office:value-type="string" table:style-name="ce9">
            <text:p>DFF065</text:p>
          </table:table-cell>
          <table:table-cell office:value-type="float" office:value="5506.5193254482001" table:style-name="ce14">
            <text:p>5,507<text:s/></text:p>
          </table:table-cell>
          <table:table-cell office:value-type="currency" office:value="48.741728510714701" table:style-name="ce10">
            <text:p>£48.74</text:p>
          </table:table-cell>
          <table:table-cell office:value-type="currency" office:value="24.9632580503485" table:style-name="ce10">
            <text:p>£24.9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sopyramide 100mg capsules <text:s/>/ <text:s/>Packsize 84</text:p>
          </table:table-cell>
          <table:table-cell office:value-type="string" table:style-name="ce9">
            <text:p>DBH010</text:p>
          </table:table-cell>
          <table:table-cell office:value-type="float" office:value="1492.9185188004601" table:style-name="ce14">
            <text:p>1,493<text:s/></text:p>
          </table:table-cell>
          <table:table-cell office:value-type="currency" office:value="19.712033596880673" table:style-name="ce10">
            <text:p>£19.71</text:p>
          </table:table-cell>
          <table:table-cell office:value-type="currency" office:value="7.2379833536961398" table:style-name="ce10">
            <text:p>£7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sopyramide 100mg capsules <text:s/>/ <text:s/>Packsize 100</text:p>
          </table:table-cell>
          <table:table-cell office:value-type="string" table:style-name="ce9">
            <text:p>DBC030</text:p>
          </table:table-cell>
          <table:table-cell office:value-type="float" office:value="806.441338713601" table:style-name="ce14">
            <text:p>806<text:s/></text:p>
          </table:table-cell>
          <table:table-cell office:value-type="currency" office:value="38.07017141379859" table:style-name="ce10">
            <text:p>£38.07</text:p>
          </table:table-cell>
          <table:table-cell office:value-type="currency" office:value="8.7157863126123303" table:style-name="ce10">
            <text:p>£8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isulfiram 200mg tablets <text:s/>/ <text:s/>Packsize 50</text:p>
          </table:table-cell>
          <table:table-cell office:value-type="string" table:style-name="ce9">
            <text:p>DDJ010</text:p>
          </table:table-cell>
          <table:table-cell office:value-type="float" office:value="264.50589478259599" table:style-name="ce14">
            <text:p>265<text:s/></text:p>
          </table:table-cell>
          <table:table-cell office:value-type="currency" office:value="153.23295548219619" table:style-name="ce10">
            <text:p>£153.23</text:p>
          </table:table-cell>
          <table:table-cell office:value-type="currency" office:value="13.0727441081625" table:style-name="ce10">
            <text:p>£13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butamine 250mg/20ml solution for injection ampoules <text:s/>/ <text:s/>Packsize 10</text:p>
          </table:table-cell>
          <table:table-cell office:value-type="string" table:style-name="ce9">
            <text:p>DBG020</text:p>
          </table:table-cell>
          <table:table-cell office:value-type="float" office:value="2476.3863372595501" table:style-name="ce14">
            <text:p>2,476<text:s/></text:p>
          </table:table-cell>
          <table:table-cell office:value-type="currency" office:value="26.228940542403045" table:style-name="ce10">
            <text:p>£26.23</text:p>
          </table:table-cell>
          <table:table-cell office:value-type="currency" office:value="10.618326933510099" table:style-name="ce10">
            <text:p>£10.6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butamine 250mg/20ml solution for injection vials <text:s/>/ <text:s/>Packsize 10</text:p>
          </table:table-cell>
          <table:table-cell office:value-type="string" table:style-name="ce9">
            <text:p>DBG021</text:p>
          </table:table-cell>
          <table:table-cell office:value-type="float" office:value="992.69611801242002" table:style-name="ce14">
            <text:p>993<text:s/></text:p>
          </table:table-cell>
          <table:table-cell office:value-type="currency" office:value="25.897451932695432" table:style-name="ce10">
            <text:p>£25.90</text:p>
          </table:table-cell>
          <table:table-cell office:value-type="currency" office:value="8.0755439138175404" table:style-name="ce10">
            <text:p>£8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butamine 250mg/50ml solution for injection vials <text:s/>/ <text:s/>Packsize 1</text:p>
          </table:table-cell>
          <table:table-cell office:value-type="string" table:style-name="ce9">
            <text:p>DBG054</text:p>
          </table:table-cell>
          <table:table-cell office:value-type="float" office:value="30945.0877831699" table:style-name="ce14">
            <text:p>30,945<text:s/></text:p>
          </table:table-cell>
          <table:table-cell office:value-type="currency" office:value="3.1253929760251213" table:style-name="ce10">
            <text:p>£3.13</text:p>
          </table:table-cell>
          <table:table-cell office:value-type="currency" office:value="0.34850104559675799" table:style-name="ce10">
            <text:p>£0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cetaxel 160mg/8ml solution for infusion vials (20mg/ml) <text:s/>/ <text:s/>Packsize 1</text:p>
          </table:table-cell>
          <table:table-cell office:value-type="string" table:style-name="ce9">
            <text:p>DHC046</text:p>
          </table:table-cell>
          <table:table-cell office:value-type="float" office:value="15598.2826732509" table:style-name="ce14">
            <text:p>15,598<text:s/></text:p>
          </table:table-cell>
          <table:table-cell office:value-type="currency" office:value="19.702298415646663" table:style-name="ce10">
            <text:p>£19.70</text:p>
          </table:table-cell>
          <table:table-cell office:value-type="currency" office:value="10.114775251345399" table:style-name="ce10">
            <text:p>£10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cetaxel 20mg/1ml solution for infusion vials (20mg/ml) <text:s/>/ <text:s/>Packsize 1</text:p>
          </table:table-cell>
          <table:table-cell office:value-type="string" table:style-name="ce9">
            <text:p>DHC025</text:p>
          </table:table-cell>
          <table:table-cell office:value-type="float" office:value="12809.358613132499" table:style-name="ce14">
            <text:p>12,809<text:s/></text:p>
          </table:table-cell>
          <table:table-cell office:value-type="currency" office:value="4.4863276714794535" table:style-name="ce10">
            <text:p>£4.49</text:p>
          </table:table-cell>
          <table:table-cell office:value-type="currency" office:value="3.2325528849133098" table:style-name="ce10">
            <text:p>£3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cetaxel 80mg/4ml solution for infusion vials (20mg/ml) <text:s/>/ <text:s/>Packsize 1</text:p>
          </table:table-cell>
          <table:table-cell office:value-type="string" table:style-name="ce9">
            <text:p>DHC029</text:p>
          </table:table-cell>
          <table:table-cell office:value-type="float" office:value="24386.885209973902" table:style-name="ce14">
            <text:p>24,387<text:s/></text:p>
          </table:table-cell>
          <table:table-cell office:value-type="currency" office:value="9.7321329869110418" table:style-name="ce10">
            <text:p>£9.73</text:p>
          </table:table-cell>
          <table:table-cell office:value-type="currency" office:value="2.1581319397282601" table:style-name="ce10">
            <text:p>£2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mperidone 10mg tablets <text:s/>/ <text:s/>Packsize 30</text:p>
          </table:table-cell>
          <table:table-cell office:value-type="string" table:style-name="ce9">
            <text:p>DDF066</text:p>
          </table:table-cell>
          <table:table-cell office:value-type="float" office:value="145097.87146925699" table:style-name="ce14">
            <text:p>145,098<text:s/></text:p>
          </table:table-cell>
          <table:table-cell office:value-type="currency" office:value="0.22884298483341514" table:style-name="ce10">
            <text:p>£0.23</text:p>
          </table:table-cell>
          <table:table-cell office:value-type="currency" office:value="0.16860116136021799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mperidone 10mg tablets <text:s/>/ <text:s/>Packsize 100</text:p>
          </table:table-cell>
          <table:table-cell office:value-type="string" table:style-name="ce9">
            <text:p>DDL027</text:p>
          </table:table-cell>
          <table:table-cell office:value-type="float" office:value="2639.8585162477102" table:style-name="ce14">
            <text:p>2,640<text:s/></text:p>
          </table:table-cell>
          <table:table-cell office:value-type="currency" office:value="0.75941948693885386" table:style-name="ce10">
            <text:p>£0.76</text:p>
          </table:table-cell>
          <table:table-cell office:value-type="currency" office:value="0.28213843587221099" table:style-name="ce10">
            <text:p>£0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mperidone 5mg/5ml oral suspension sugar free 200 ml <text:s/>/ <text:s/>Packsize 1</text:p>
          </table:table-cell>
          <table:table-cell office:value-type="string" table:style-name="ce9">
            <text:p>DDL006</text:p>
          </table:table-cell>
          <table:table-cell office:value-type="float" office:value="11044.826296441999" table:style-name="ce14">
            <text:p>11,045<text:s/></text:p>
          </table:table-cell>
          <table:table-cell office:value-type="currency" office:value="6.7365034091996971" table:style-name="ce10">
            <text:p>£6.74</text:p>
          </table:table-cell>
          <table:table-cell office:value-type="currency" office:value="4.5958972604430404" table:style-name="ce10">
            <text:p>£4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nepezil 10mg tablets <text:s/>/ <text:s/>Packsize 28</text:p>
          </table:table-cell>
          <table:table-cell office:value-type="string" table:style-name="ce9">
            <text:p>DDK002</text:p>
          </table:table-cell>
          <table:table-cell office:value-type="float" office:value="38208.7559561487" table:style-name="ce14">
            <text:p>38,209<text:s/></text:p>
          </table:table-cell>
          <table:table-cell office:value-type="currency" office:value="0.65451437436752213" table:style-name="ce10">
            <text:p>£0.65</text:p>
          </table:table-cell>
          <table:table-cell office:value-type="currency" office:value="0.16218965319741799" table:style-name="ce10">
            <text:p>£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nepezil 5mg tablets <text:s/>/ <text:s/>Packsize 28</text:p>
          </table:table-cell>
          <table:table-cell office:value-type="string" table:style-name="ce9">
            <text:p>DDK001</text:p>
          </table:table-cell>
          <table:table-cell office:value-type="float" office:value="27149.1556774378" table:style-name="ce14">
            <text:p>27,149<text:s/></text:p>
          </table:table-cell>
          <table:table-cell office:value-type="currency" office:value="0.6681879987551802" table:style-name="ce10">
            <text:p>£0.67</text:p>
          </table:table-cell>
          <table:table-cell office:value-type="currency" office:value="0.64424289366256904" table:style-name="ce10">
            <text:p>£0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pamine 200mg/5ml solution for infusion ampoules <text:s/>/ <text:s/>Packsize 10</text:p>
          </table:table-cell>
          <table:table-cell office:value-type="string" table:style-name="ce9">
            <text:p>DBG008</text:p>
          </table:table-cell>
          <table:table-cell office:value-type="float" office:value="9173.61533646309" table:style-name="ce14">
            <text:p>9,174<text:s/></text:p>
          </table:table-cell>
          <table:table-cell office:value-type="currency" office:value="10.472759809115914" table:style-name="ce10">
            <text:p>£10.47</text:p>
          </table:table-cell>
          <table:table-cell office:value-type="currency" office:value="3.7202490564692501" table:style-name="ce10">
            <text:p>£3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rzolamide 20mg/ml / Timolol 5mg/ml eye drops 0.2ml unit dose preservative free (e.g. Cosopt 2%/0.5%) <text:s/>/ <text:s/>Packsize 60</text:p>
          </table:table-cell>
          <table:table-cell office:value-type="string" table:style-name="ce9">
            <text:p>DKF076</text:p>
          </table:table-cell>
          <table:table-cell office:value-type="float" office:value="15046.261516287501" table:style-name="ce14">
            <text:p>15,046<text:s/></text:p>
          </table:table-cell>
          <table:table-cell office:value-type="currency" office:value="19.820954173710607" table:style-name="ce10">
            <text:p>£19.82</text:p>
          </table:table-cell>
          <table:table-cell office:value-type="currency" office:value="4.9900462471440097" table:style-name="ce10">
            <text:p>£4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rzolamide 20mg/ml / Timolol 5mg/ml eye drops 5 ml (2%/0.5% e.g. Cosopt,tidomat) <text:s/>/ <text:s/>Packsize 1</text:p>
          </table:table-cell>
          <table:table-cell office:value-type="string" table:style-name="ce9">
            <text:p>DKF043</text:p>
          </table:table-cell>
          <table:table-cell office:value-type="float" office:value="47874.446894697801" table:style-name="ce14">
            <text:p>47,874<text:s/></text:p>
          </table:table-cell>
          <table:table-cell office:value-type="currency" office:value="2.8626816368541377" table:style-name="ce10">
            <text:p>£2.86</text:p>
          </table:table-cell>
          <table:table-cell office:value-type="currency" office:value="2.2631180338309802" table:style-name="ce10">
            <text:p>£2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rzolamide 20mg/ml eye drops 5 ml (2%) <text:s/>/ <text:s/>Packsize 1</text:p>
          </table:table-cell>
          <table:table-cell office:value-type="string" table:style-name="ce9">
            <text:p>DKF012</text:p>
          </table:table-cell>
          <table:table-cell office:value-type="float" office:value="23782.339031979402" table:style-name="ce14">
            <text:p>23,782<text:s/></text:p>
          </table:table-cell>
          <table:table-cell office:value-type="currency" office:value="1.765570238635406" table:style-name="ce10">
            <text:p>£1.77</text:p>
          </table:table-cell>
          <table:table-cell office:value-type="currency" office:value="1.0093563642474599" table:style-name="ce10">
            <text:p>£1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sulepin 25mg capsules <text:s/>/ <text:s/>Packsize 28</text:p>
          </table:table-cell>
          <table:table-cell office:value-type="string" table:style-name="ce9">
            <text:p>DDC086</text:p>
          </table:table-cell>
          <table:table-cell office:value-type="float" office:value="4497.3203995199901" table:style-name="ce14">
            <text:p>4,497<text:s/></text:p>
          </table:table-cell>
          <table:table-cell office:value-type="currency" office:value="4.8027754487550807" table:style-name="ce10">
            <text:p>£4.80</text:p>
          </table:table-cell>
          <table:table-cell office:value-type="currency" office:value="0.84417487893985699" table:style-name="ce10">
            <text:p>£0.8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sulepin 75mg tablets <text:s/>/ <text:s/>Packsize 28</text:p>
          </table:table-cell>
          <table:table-cell office:value-type="string" table:style-name="ce9">
            <text:p>DDC008</text:p>
          </table:table-cell>
          <table:table-cell office:value-type="float" office:value="2913.5563958623702" table:style-name="ce14">
            <text:p>2,914<text:s/></text:p>
          </table:table-cell>
          <table:table-cell office:value-type="currency" office:value="6.1974842929565037" table:style-name="ce10">
            <text:p>£6.20</text:p>
          </table:table-cell>
          <table:table-cell office:value-type="currency" office:value="1.3432726033296001" table:style-name="ce10">
            <text:p>£1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apram 100mg/5ml solution for injection ampoules (glass) <text:s/>/ <text:s/>Packsize 5</text:p>
          </table:table-cell>
          <table:table-cell office:value-type="string" table:style-name="ce9">
            <text:p>DQJ001</text:p>
          </table:table-cell>
          <table:table-cell office:value-type="float" office:value="6709.3656624099203" table:style-name="ce14">
            <text:p>6,709<text:s/></text:p>
          </table:table-cell>
          <table:table-cell office:value-type="currency" office:value="49.027959802960943" table:style-name="ce10">
            <text:p>£49.03</text:p>
          </table:table-cell>
          <table:table-cell office:value-type="currency" office:value="15.243824580995399" table:style-name="ce10">
            <text:p>£15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azosin 1mg tablets <text:s/>/ <text:s/>Packsize 28</text:p>
          </table:table-cell>
          <table:table-cell office:value-type="string" table:style-name="ce9">
            <text:p>DBE071</text:p>
          </table:table-cell>
          <table:table-cell office:value-type="float" office:value="34161.178161576398" table:style-name="ce14">
            <text:p>34,161<text:s/></text:p>
          </table:table-cell>
          <table:table-cell office:value-type="currency" office:value="0.31924894242279661" table:style-name="ce10">
            <text:p>£0.32</text:p>
          </table:table-cell>
          <table:table-cell office:value-type="currency" office:value="0.13154939706754401" table:style-name="ce10">
            <text:p>£0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azosin 2mg tablets <text:s/>/ <text:s/>Packsize 28</text:p>
          </table:table-cell>
          <table:table-cell office:value-type="string" table:style-name="ce9">
            <text:p>DBE072</text:p>
          </table:table-cell>
          <table:table-cell office:value-type="float" office:value="73728.079263983294" table:style-name="ce14">
            <text:p>73,728<text:s/></text:p>
          </table:table-cell>
          <table:table-cell office:value-type="currency" office:value="0.3083475146368781" table:style-name="ce10">
            <text:p>£0.31</text:p>
          </table:table-cell>
          <table:table-cell office:value-type="currency" office:value="8.7194935273748705E-2" table:style-name="ce10">
            <text:p>£0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azosin 4mg modified-release tablets <text:s/>/ <text:s/>Packsize 28</text:p>
          </table:table-cell>
          <table:table-cell office:value-type="string" table:style-name="ce9">
            <text:p>DBE117</text:p>
          </table:table-cell>
          <table:table-cell office:value-type="float" office:value="3547.0599785434301" table:style-name="ce14">
            <text:p>3,547<text:s/></text:p>
          </table:table-cell>
          <table:table-cell office:value-type="currency" office:value="4.3110378996972383" table:style-name="ce10">
            <text:p>£4.31</text:p>
          </table:table-cell>
          <table:table-cell office:value-type="currency" office:value="0.98583378706444702" table:style-name="ce10">
            <text:p>£0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azosin 4mg tablets <text:s/>/ <text:s/>Packsize 28</text:p>
          </table:table-cell>
          <table:table-cell office:value-type="string" table:style-name="ce9">
            <text:p>DBE073</text:p>
          </table:table-cell>
          <table:table-cell office:value-type="float" office:value="111188.84700066601" table:style-name="ce14">
            <text:p>111,189<text:s/></text:p>
          </table:table-cell>
          <table:table-cell office:value-type="currency" office:value="0.34602643194752747" table:style-name="ce10">
            <text:p>£0.35</text:p>
          </table:table-cell>
          <table:table-cell office:value-type="currency" office:value="0.108456263494598" table:style-name="ce10">
            <text:p>£0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orubicin 10mg/5ml solution for injection vials <text:s/>/ <text:s/>Packsize 1</text:p>
          </table:table-cell>
          <table:table-cell office:value-type="string" table:style-name="ce9">
            <text:p>DHB015</text:p>
          </table:table-cell>
          <table:table-cell office:value-type="float" office:value="5863.04471563897" table:style-name="ce14">
            <text:p>5,863<text:s/></text:p>
          </table:table-cell>
          <table:table-cell office:value-type="currency" office:value="4.2010578453034455" table:style-name="ce10">
            <text:p>£4.20</text:p>
          </table:table-cell>
          <table:table-cell office:value-type="currency" office:value="1.56497210632634" table:style-name="ce10">
            <text:p>£1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orubicin 200mg/100ml solution for infusion vials <text:s/>/ <text:s/>Packsize 1</text:p>
          </table:table-cell>
          <table:table-cell office:value-type="string" table:style-name="ce9">
            <text:p>DHA209</text:p>
          </table:table-cell>
          <table:table-cell office:value-type="float" office:value="1029.31947973865" table:style-name="ce14">
            <text:p>1,029<text:s/></text:p>
          </table:table-cell>
          <table:table-cell office:value-type="currency" office:value="17.669246874272559" table:style-name="ce10">
            <text:p>£17.67</text:p>
          </table:table-cell>
          <table:table-cell office:value-type="currency" office:value="0.80293482068015798" table:style-name="ce10">
            <text:p>£0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orubicin 50mg/25ml solution for injection vials <text:s/>/ <text:s/>Packsize 1</text:p>
          </table:table-cell>
          <table:table-cell office:value-type="string" table:style-name="ce9">
            <text:p>DHB010</text:p>
          </table:table-cell>
          <table:table-cell office:value-type="float" office:value="34024.324694043004" table:style-name="ce14">
            <text:p>34,024<text:s/></text:p>
          </table:table-cell>
          <table:table-cell office:value-type="currency" office:value="10.060207897672944" table:style-name="ce10">
            <text:p>£10.06</text:p>
          </table:table-cell>
          <table:table-cell office:value-type="currency" office:value="37.019594353021702" table:style-name="ce10">
            <text:p>£37.0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orubicin liposomal pegylated 20mg/10ml solution for infusion vials (e.g. Caelyx or eqv) <text:s/>/ <text:s/>Packsize 1</text:p>
          </table:table-cell>
          <table:table-cell office:value-type="string" table:style-name="ce9">
            <text:p>DHA186</text:p>
          </table:table-cell>
          <table:table-cell office:value-type="float" office:value="8900.7810638705305" table:style-name="ce14">
            <text:p>8,901<text:s/></text:p>
          </table:table-cell>
          <table:table-cell office:value-type="currency" office:value="189.45601266892692" table:style-name="ce10">
            <text:p>£189.46</text:p>
          </table:table-cell>
          <table:table-cell office:value-type="currency" office:value="57.663594621076697" table:style-name="ce10">
            <text:p>£57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orubicin liposomal pegylated 50mg/25ml solution for infusion vials (e.g. Caelyx or eqv) <text:s/>/ <text:s/>Packsize 1</text:p>
          </table:table-cell>
          <table:table-cell office:value-type="string" table:style-name="ce9">
            <text:p>DHA268</text:p>
          </table:table-cell>
          <table:table-cell office:value-type="float" office:value="2163.76112112182" table:style-name="ce14">
            <text:p>2,164<text:s/></text:p>
          </table:table-cell>
          <table:table-cell office:value-type="currency" office:value="396.09575273062114" table:style-name="ce10">
            <text:p>£396.10</text:p>
          </table:table-cell>
          <table:table-cell office:value-type="currency" office:value="129.87409015371099" table:style-name="ce10">
            <text:p>£129.8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ycycline 100mg capsules <text:s/>/ <text:s/>Packsize 8</text:p>
          </table:table-cell>
          <table:table-cell office:value-type="string" table:style-name="ce9">
            <text:p>DEA319</text:p>
          </table:table-cell>
          <table:table-cell office:value-type="float" office:value="117864.272123232" table:style-name="ce14">
            <text:p>117,864<text:s/></text:p>
          </table:table-cell>
          <table:table-cell office:value-type="currency" office:value="0.80447762746002116" table:style-name="ce10">
            <text:p>£0.80</text:p>
          </table:table-cell>
          <table:table-cell office:value-type="currency" office:value="0.27126966406520697" table:style-name="ce10">
            <text:p>£0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ycycline 100mg capsules <text:s/>/ <text:s/>Packsize 14</text:p>
          </table:table-cell>
          <table:table-cell office:value-type="string" table:style-name="ce9">
            <text:p>DEA097</text:p>
          </table:table-cell>
          <table:table-cell office:value-type="float" office:value="121738.03000391601" table:style-name="ce14">
            <text:p>121,738<text:s/></text:p>
          </table:table-cell>
          <table:table-cell office:value-type="currency" office:value="2.5242606602892703" table:style-name="ce10">
            <text:p>£2.52</text:p>
          </table:table-cell>
          <table:table-cell office:value-type="currency" office:value="1.20500726567661" table:style-name="ce10">
            <text:p>£1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ycycline 100mg capsules <text:s/>/ <text:s/>Packsize 50</text:p>
          </table:table-cell>
          <table:table-cell office:value-type="string" table:style-name="ce9">
            <text:p>DEF001</text:p>
          </table:table-cell>
          <table:table-cell office:value-type="float" office:value="123227.66962358401" table:style-name="ce14">
            <text:p>123,228<text:s/></text:p>
          </table:table-cell>
          <table:table-cell office:value-type="currency" office:value="1.8805281371291114" table:style-name="ce10">
            <text:p>£1.88</text:p>
          </table:table-cell>
          <table:table-cell office:value-type="currency" office:value="0.46251729540993403" table:style-name="ce10">
            <text:p>£0.4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ycycline 100mg dispersible tablets <text:s/>/ <text:s/>Packsize 8</text:p>
          </table:table-cell>
          <table:table-cell office:value-type="string" table:style-name="ce9">
            <text:p>DEA100</text:p>
          </table:table-cell>
          <table:table-cell office:value-type="float" office:value="31821.638985304198" table:style-name="ce14">
            <text:p>31,822<text:s/></text:p>
          </table:table-cell>
          <table:table-cell office:value-type="currency" office:value="3.886641101582395" table:style-name="ce10">
            <text:p>£3.89</text:p>
          </table:table-cell>
          <table:table-cell office:value-type="currency" office:value="0.498417216482753" table:style-name="ce10">
            <text:p>£0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oxycycline 50mg capsules <text:s/>/ <text:s/>Packsize 28</text:p>
          </table:table-cell>
          <table:table-cell office:value-type="string" table:style-name="ce9">
            <text:p>DEA099</text:p>
          </table:table-cell>
          <table:table-cell office:value-type="float" office:value="12352.927726363299" table:style-name="ce14">
            <text:p>12,353<text:s/></text:p>
          </table:table-cell>
          <table:table-cell office:value-type="currency" office:value="1.1806933807985476" table:style-name="ce10">
            <text:p>£1.18</text:p>
          </table:table-cell>
          <table:table-cell office:value-type="currency" office:value="0.21296769322522699" table:style-name="ce10">
            <text:p>£0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ronedarone 400mg tablets <text:s/>/ <text:s/>Packsize 20</text:p>
          </table:table-cell>
          <table:table-cell office:value-type="string" table:style-name="ce9">
            <text:p>DOB020</text:p>
          </table:table-cell>
          <table:table-cell office:value-type="float" office:value="944.48647031070004" table:style-name="ce14">
            <text:p>944<text:s/></text:p>
          </table:table-cell>
          <table:table-cell office:value-type="currency" office:value="18.81900965098307" table:style-name="ce10">
            <text:p>£18.82</text:p>
          </table:table-cell>
          <table:table-cell office:value-type="currency" office:value="11.739936941057" table:style-name="ce10">
            <text:p>£11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ronedarone 400mg tablets <text:s/>/ <text:s/>Packsize 60</text:p>
          </table:table-cell>
          <table:table-cell office:value-type="string" table:style-name="ce9">
            <text:p>DOB058</text:p>
          </table:table-cell>
          <table:table-cell office:value-type="float" office:value="3266.5910232067099" table:style-name="ce14">
            <text:p>3,267<text:s/></text:p>
          </table:table-cell>
          <table:table-cell office:value-type="currency" office:value="37.202052273046355" table:style-name="ce10">
            <text:p>£37.20</text:p>
          </table:table-cell>
          <table:table-cell office:value-type="currency" office:value="14.9300088500604" table:style-name="ce10">
            <text:p>£14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roperidol 2.5mg/1ml solution for injection ampoules <text:s/>/ <text:s/>Packsize 10</text:p>
          </table:table-cell>
          <table:table-cell office:value-type="string" table:style-name="ce9">
            <text:p>DDL003</text:p>
          </table:table-cell>
          <table:table-cell office:value-type="float" office:value="1403.6135992381001" table:style-name="ce14">
            <text:p>1,404<text:s/></text:p>
          </table:table-cell>
          <table:table-cell office:value-type="currency" office:value="38.292454582354445" table:style-name="ce10">
            <text:p>£38.29</text:p>
          </table:table-cell>
          <table:table-cell office:value-type="currency" office:value="3.4629784891814599" table:style-name="ce10">
            <text:p>£3.4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roperidol 2.5mg/1ml solution for injection vials <text:s/>/ <text:s/>Packsize 10</text:p>
          </table:table-cell>
          <table:table-cell office:value-type="string" table:style-name="ce9">
            <text:p>DDL023</text:p>
          </table:table-cell>
          <table:table-cell office:value-type="float" office:value="118.70912566554399" table:style-name="ce14">
            <text:p>119<text:s/></text:p>
          </table:table-cell>
          <table:table-cell office:value-type="currency" office:value="39.534871255160908" table:style-name="ce10">
            <text:p>£39.53</text:p>
          </table:table-cell>
          <table:table-cell office:value-type="currency" office:value="2.8732738669062399" table:style-name="ce10">
            <text:p>£2.8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rospirenone 3mg / Ethinylestradiol 30microgram tablets (e.g. Acondro/cleosensa/Dretine/Lucette/Yacella/Yasmin/Yiznell) <text:s/>/ <text:s/>Packsize 63</text:p>
          </table:table-cell>
          <table:table-cell office:value-type="string" table:style-name="ce9">
            <text:p>DGC128</text:p>
          </table:table-cell>
          <table:table-cell office:value-type="float" office:value="7539.1998348822799" table:style-name="ce14">
            <text:p>7,539<text:s/></text:p>
          </table:table-cell>
          <table:table-cell office:value-type="currency" office:value="6.4267801704657375" table:style-name="ce10">
            <text:p>£6.43</text:p>
          </table:table-cell>
          <table:table-cell office:value-type="currency" office:value="2.4797776513894698" table:style-name="ce10">
            <text:p>£2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uloxetine 20mg gastro-resistant capsules <text:s/>/ <text:s/>Packsize 28</text:p>
          </table:table-cell>
          <table:table-cell office:value-type="string" table:style-name="ce9">
            <text:p>DDC187</text:p>
          </table:table-cell>
          <table:table-cell office:value-type="float" office:value="7809.6373912589597" table:style-name="ce14">
            <text:p>7,810<text:s/></text:p>
          </table:table-cell>
          <table:table-cell office:value-type="currency" office:value="1.3677062666129898" table:style-name="ce10">
            <text:p>£1.37</text:p>
          </table:table-cell>
          <table:table-cell office:value-type="currency" office:value="0.93967745678432002" table:style-name="ce10">
            <text:p>£0.9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uloxetine 30mg gastro-resistant capsules <text:s/>/ <text:s/>Packsize 28</text:p>
          </table:table-cell>
          <table:table-cell office:value-type="string" table:style-name="ce9">
            <text:p>DDC189</text:p>
          </table:table-cell>
          <table:table-cell office:value-type="float" office:value="46602.3896424454" table:style-name="ce14">
            <text:p>46,602<text:s/></text:p>
          </table:table-cell>
          <table:table-cell office:value-type="currency" office:value="1.2506365112855979" table:style-name="ce10">
            <text:p>£1.25</text:p>
          </table:table-cell>
          <table:table-cell office:value-type="currency" office:value="1.3296790884904099" table:style-name="ce10">
            <text:p>£1.3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uloxetine 40mg gastro-resistant capsules <text:s/>/ <text:s/>Packsize 56</text:p>
          </table:table-cell>
          <table:table-cell office:value-type="string" table:style-name="ce9">
            <text:p>DDC190</text:p>
          </table:table-cell>
          <table:table-cell office:value-type="float" office:value="1002.22248129849" table:style-name="ce14">
            <text:p>1,002<text:s/></text:p>
          </table:table-cell>
          <table:table-cell office:value-type="currency" office:value="2.8795602312381976" table:style-name="ce10">
            <text:p>£2.88</text:p>
          </table:table-cell>
          <table:table-cell office:value-type="currency" office:value="1.22261426487358" table:style-name="ce10">
            <text:p>£1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uloxetine 60mg gastro-resistant capsules <text:s/>/ <text:s/>Packsize 28</text:p>
          </table:table-cell>
          <table:table-cell office:value-type="string" table:style-name="ce9">
            <text:p>DDC191</text:p>
          </table:table-cell>
          <table:table-cell office:value-type="float" office:value="50493.146991193302" table:style-name="ce14">
            <text:p>50,493<text:s/></text:p>
          </table:table-cell>
          <table:table-cell office:value-type="currency" office:value="1.2899578236104055" table:style-name="ce10">
            <text:p>£1.29</text:p>
          </table:table-cell>
          <table:table-cell office:value-type="currency" office:value="0.32988115464783402" table:style-name="ce10">
            <text:p>£0.3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Dutasteride 500microgram capsules <text:s/>/ <text:s/>Packsize 30</text:p>
          </table:table-cell>
          <table:table-cell office:value-type="string" table:style-name="ce9">
            <text:p>DFD034</text:p>
          </table:table-cell>
          <table:table-cell office:value-type="float" office:value="7873.6764989984204" table:style-name="ce14">
            <text:p>7,874<text:s/></text:p>
          </table:table-cell>
          <table:table-cell office:value-type="currency" office:value="1.77922473723451" table:style-name="ce10">
            <text:p>£1.78</text:p>
          </table:table-cell>
          <table:table-cell office:value-type="currency" office:value="1.82544156074789" table:style-name="ce10">
            <text:p>£1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mulsifying ointment 500 gram <text:s/>/ <text:s/>Packsize 1</text:p>
          </table:table-cell>
          <table:table-cell office:value-type="string" table:style-name="ce9">
            <text:p>DMB005</text:p>
          </table:table-cell>
          <table:table-cell office:value-type="float" office:value="3956.29277259018" table:style-name="ce14">
            <text:p>3,956<text:s/></text:p>
          </table:table-cell>
          <table:table-cell office:value-type="currency" office:value="2.4095183415252945" table:style-name="ce10">
            <text:p>£2.41</text:p>
          </table:table-cell>
          <table:table-cell office:value-type="currency" office:value="0.43980084234956401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mulsifying wax 30% / Yellow soft paraffin 30%/Liquid paraffin 40% ointment 125 gram (e.g. Epaderm/Epimax/Emelpin/Hydromol/Thirty:30) <text:s/>/ <text:s/>Packsize 1</text:p>
          </table:table-cell>
          <table:table-cell office:value-type="string" table:style-name="ce9">
            <text:p>DMB020</text:p>
          </table:table-cell>
          <table:table-cell office:value-type="float" office:value="37912.044434980999" table:style-name="ce14">
            <text:p>37,912<text:s/></text:p>
          </table:table-cell>
          <table:table-cell office:value-type="currency" office:value="2.470956694531711" table:style-name="ce10">
            <text:p>£2.47</text:p>
          </table:table-cell>
          <table:table-cell office:value-type="currency" office:value="0.52689068808369399" table:style-name="ce10">
            <text:p>£0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mulsifying wax 30% / Yellow soft paraffin 30%/Liquid paraffin 40% ointment 500 gram (e.g. Epaderm/Epimax/Emelpin/Hydromol/Thirty:30) <text:s/>/ <text:s/>Packsize 1</text:p>
          </table:table-cell>
          <table:table-cell office:value-type="string" table:style-name="ce9">
            <text:p>DMB149</text:p>
          </table:table-cell>
          <table:table-cell office:value-type="float" office:value="65154.062623731799" table:style-name="ce14">
            <text:p>65,154<text:s/></text:p>
          </table:table-cell>
          <table:table-cell office:value-type="currency" office:value="3.5200339129192426" table:style-name="ce10">
            <text:p>£3.52</text:p>
          </table:table-cell>
          <table:table-cell office:value-type="currency" office:value="1.2745763056352299" table:style-name="ce10">
            <text:p>£1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nalapril 10mg tablets <text:s/>/ <text:s/>Packsize 28</text:p>
          </table:table-cell>
          <table:table-cell office:value-type="string" table:style-name="ce9">
            <text:p>DBK049</text:p>
          </table:table-cell>
          <table:table-cell office:value-type="float" office:value="7175.6151284207599" table:style-name="ce14">
            <text:p>7,176<text:s/></text:p>
          </table:table-cell>
          <table:table-cell office:value-type="currency" office:value="1.6685370920437064" table:style-name="ce10">
            <text:p>£1.67</text:p>
          </table:table-cell>
          <table:table-cell office:value-type="currency" office:value="0.42110586412602102" table:style-name="ce10">
            <text:p>£0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nalapril 2.5mg tablets <text:s/>/ <text:s/>Packsize 28</text:p>
          </table:table-cell>
          <table:table-cell office:value-type="string" table:style-name="ce9">
            <text:p>DBK047</text:p>
          </table:table-cell>
          <table:table-cell office:value-type="float" office:value="6701.6148822754603" table:style-name="ce14">
            <text:p>6,702<text:s/></text:p>
          </table:table-cell>
          <table:table-cell office:value-type="currency" office:value="6.0024248940938429" table:style-name="ce10">
            <text:p>£6.00</text:p>
          </table:table-cell>
          <table:table-cell office:value-type="currency" office:value="1.4692987672548401" table:style-name="ce10">
            <text:p>£1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nalapril 20mg tablets <text:s/>/ <text:s/>Packsize 28</text:p>
          </table:table-cell>
          <table:table-cell office:value-type="string" table:style-name="ce9">
            <text:p>DBK050</text:p>
          </table:table-cell>
          <table:table-cell office:value-type="float" office:value="4668.1513902000197" table:style-name="ce14">
            <text:p>4,668<text:s/></text:p>
          </table:table-cell>
          <table:table-cell office:value-type="currency" office:value="0.60890698745702132" table:style-name="ce10">
            <text:p>£0.61</text:p>
          </table:table-cell>
          <table:table-cell office:value-type="currency" office:value="0.49586900264814798" table:style-name="ce10">
            <text:p>£0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nalapril 5mg tablets <text:s/>/ <text:s/>Packsize 28</text:p>
          </table:table-cell>
          <table:table-cell office:value-type="string" table:style-name="ce9">
            <text:p>DBK048</text:p>
          </table:table-cell>
          <table:table-cell office:value-type="float" office:value="11246.6479554041" table:style-name="ce14">
            <text:p>11,247<text:s/></text:p>
          </table:table-cell>
          <table:table-cell office:value-type="currency" office:value="1.9965495576137819" table:style-name="ce10">
            <text:p>£2.00</text:p>
          </table:table-cell>
          <table:table-cell office:value-type="currency" office:value="0.63950241791458495" table:style-name="ce10">
            <text:p>£0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ntacapone 200mg tablets <text:s/>/ <text:s/>Packsize 30</text:p>
          </table:table-cell>
          <table:table-cell office:value-type="string" table:style-name="ce9">
            <text:p>DDI075</text:p>
          </table:table-cell>
          <table:table-cell office:value-type="float" office:value="3198.07577406685" table:style-name="ce14">
            <text:p>3,198<text:s/></text:p>
          </table:table-cell>
          <table:table-cell office:value-type="currency" office:value="3.6231255350354918" table:style-name="ce10">
            <text:p>£3.62</text:p>
          </table:table-cell>
          <table:table-cell office:value-type="currency" office:value="1.5977597907246399" table:style-name="ce10">
            <text:p>£1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ntacapone 200mg tablets <text:s/>/ <text:s/>Packsize 100</text:p>
          </table:table-cell>
          <table:table-cell office:value-type="string" table:style-name="ce9">
            <text:p>DDI115</text:p>
          </table:table-cell>
          <table:table-cell office:value-type="float" office:value="906.713067404198" table:style-name="ce14">
            <text:p>907<text:s/></text:p>
          </table:table-cell>
          <table:table-cell office:value-type="currency" office:value="9.0292401138963623" table:style-name="ce10">
            <text:p>£9.03</text:p>
          </table:table-cell>
          <table:table-cell office:value-type="currency" office:value="1.34243528579799" table:style-name="ce10">
            <text:p>£1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ntecavir 1mg tablets <text:s/>/ <text:s/>Packsize 30</text:p>
          </table:table-cell>
          <table:table-cell office:value-type="string" table:style-name="ce9">
            <text:p>DEC224</text:p>
          </table:table-cell>
          <table:table-cell office:value-type="float" office:value="3546.8090481223799" table:style-name="ce14">
            <text:p>3,547<text:s/></text:p>
          </table:table-cell>
          <table:table-cell office:value-type="currency" office:value="7.972842523047575" table:style-name="ce10">
            <text:p>£7.97</text:p>
          </table:table-cell>
          <table:table-cell office:value-type="currency" office:value="5.6741436386440496" table:style-name="ce10">
            <text:p>£5.6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ntecavir 500microgram tablets <text:s/>/ <text:s/>Packsize 30</text:p>
          </table:table-cell>
          <table:table-cell office:value-type="string" table:style-name="ce9">
            <text:p>DEC225</text:p>
          </table:table-cell>
          <table:table-cell office:value-type="float" office:value="77298.255838379293" table:style-name="ce14">
            <text:p>77,298<text:s/></text:p>
          </table:table-cell>
          <table:table-cell office:value-type="currency" office:value="12.39655991725791" table:style-name="ce10">
            <text:p>£12.40</text:p>
          </table:table-cell>
          <table:table-cell office:value-type="currency" office:value="38.062931619915197" table:style-name="ce10">
            <text:p>£38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hedrine 30mg/10ml solution for injection ampoules <text:s/>/ <text:s/>Packsize 10</text:p>
          </table:table-cell>
          <table:table-cell office:value-type="string" table:style-name="ce9">
            <text:p>DBG049</text:p>
          </table:table-cell>
          <table:table-cell office:value-type="float" office:value="679.031675577535" table:style-name="ce14">
            <text:p>679<text:s/></text:p>
          </table:table-cell>
          <table:table-cell office:value-type="currency" office:value="68.325384026510548" table:style-name="ce10">
            <text:p>£68.33</text:p>
          </table:table-cell>
          <table:table-cell office:value-type="currency" office:value="46.5523515272833" table:style-name="ce10">
            <text:p>£46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hedrine 30mg/10ml solution for injection pre-filled syringes <text:s/>/ <text:s/>Packsize 1</text:p>
          </table:table-cell>
          <table:table-cell office:value-type="string" table:style-name="ce9">
            <text:p>DBG048</text:p>
          </table:table-cell>
          <table:table-cell office:value-type="float" office:value="85187.025677720303" table:style-name="ce14">
            <text:p>85,187<text:s/></text:p>
          </table:table-cell>
          <table:table-cell office:value-type="currency" office:value="8.6826236051277732" table:style-name="ce10">
            <text:p>£8.68</text:p>
          </table:table-cell>
          <table:table-cell office:value-type="currency" office:value="6.5357851922596604" table:style-name="ce10">
            <text:p>£6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hedrine 30mg/10ml solution for injection pre-filled syringes <text:s/>/ <text:s/>Packsize 10</text:p>
          </table:table-cell>
          <table:table-cell office:value-type="string" table:style-name="ce9">
            <text:p>DBG041</text:p>
          </table:table-cell>
          <table:table-cell office:value-type="float" office:value="23372.4547738414" table:style-name="ce14">
            <text:p>23,372<text:s/></text:p>
          </table:table-cell>
          <table:table-cell office:value-type="currency" office:value="41.861273857080356" table:style-name="ce10">
            <text:p>£41.86</text:p>
          </table:table-cell>
          <table:table-cell office:value-type="currency" office:value="7.24695395138097" table:style-name="ce10">
            <text:p>£7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hedrine 30mg/1ml solution for injection ampoules <text:s/>/ <text:s/>Packsize 10</text:p>
          </table:table-cell>
          <table:table-cell office:value-type="string" table:style-name="ce9">
            <text:p>DBP003</text:p>
          </table:table-cell>
          <table:table-cell office:value-type="float" office:value="50024.989660438201" table:style-name="ce14">
            <text:p>50,025<text:s/></text:p>
          </table:table-cell>
          <table:table-cell office:value-type="currency" office:value="38.571613969287085" table:style-name="ce10">
            <text:p>£38.57</text:p>
          </table:table-cell>
          <table:table-cell office:value-type="currency" office:value="23.637364969598" table:style-name="ce10">
            <text:p>£23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hedrine hydrochloride 15mg tablets <text:s/>/ <text:s/>Packsize 28</text:p>
          </table:table-cell>
          <table:table-cell office:value-type="string" table:style-name="ce9">
            <text:p>DCA111</text:p>
          </table:table-cell>
          <table:table-cell office:value-type="float" office:value="874.13578265835497" table:style-name="ce14">
            <text:p>874<text:s/></text:p>
          </table:table-cell>
          <table:table-cell office:value-type="currency" office:value="71.636216297616272" table:style-name="ce10">
            <text:p>£71.64</text:p>
          </table:table-cell>
          <table:table-cell office:value-type="currency" office:value="22.615927751173398" table:style-name="ce10">
            <text:p>£22.6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irubicin 10mg/5ml solution for injection vials <text:s/>/ <text:s/>Packsize 1</text:p>
          </table:table-cell>
          <table:table-cell office:value-type="string" table:style-name="ce9">
            <text:p>DHA084</text:p>
          </table:table-cell>
          <table:table-cell office:value-type="float" office:value="4511.4829136256603" table:style-name="ce14">
            <text:p>4,511<text:s/></text:p>
          </table:table-cell>
          <table:table-cell office:value-type="currency" office:value="6.2546751345939757" table:style-name="ce10">
            <text:p>£6.25</text:p>
          </table:table-cell>
          <table:table-cell office:value-type="currency" office:value="2.1396742778823299" table:style-name="ce10">
            <text:p>£2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irubicin 200mg/100ml solution for injection vials <text:s/>/ <text:s/>Packsize 1</text:p>
          </table:table-cell>
          <table:table-cell office:value-type="string" table:style-name="ce9">
            <text:p>DHA291</text:p>
          </table:table-cell>
          <table:table-cell office:value-type="float" office:value="3445.5096745877499" table:style-name="ce14">
            <text:p>3,446<text:s/></text:p>
          </table:table-cell>
          <table:table-cell office:value-type="currency" office:value="23.872859973856144" table:style-name="ce10">
            <text:p>£23.87</text:p>
          </table:table-cell>
          <table:table-cell office:value-type="currency" office:value="4.6837568333389799" table:style-name="ce10">
            <text:p>£4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irubicin 50mg/25ml solution for injection vials <text:s/>/ <text:s/>Packsize 1</text:p>
          </table:table-cell>
          <table:table-cell office:value-type="string" table:style-name="ce9">
            <text:p>DHA086</text:p>
          </table:table-cell>
          <table:table-cell office:value-type="float" office:value="10085.2865098817" table:style-name="ce14">
            <text:p>10,085<text:s/></text:p>
          </table:table-cell>
          <table:table-cell office:value-type="currency" office:value="15.838399815760283" table:style-name="ce10">
            <text:p>£15.84</text:p>
          </table:table-cell>
          <table:table-cell office:value-type="currency" office:value="16.218688208455301" table:style-name="ce10">
            <text:p>£16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lerenone 25mg tablets <text:s/>/ <text:s/>Packsize 28</text:p>
          </table:table-cell>
          <table:table-cell office:value-type="string" table:style-name="ce9">
            <text:p>DBC005</text:p>
          </table:table-cell>
          <table:table-cell office:value-type="float" office:value="60801.3960382566" table:style-name="ce14">
            <text:p>60,801<text:s/></text:p>
          </table:table-cell>
          <table:table-cell office:value-type="currency" office:value="3.4504740626020594" table:style-name="ce10">
            <text:p>£3.45</text:p>
          </table:table-cell>
          <table:table-cell office:value-type="currency" office:value="2.9944572379487302" table:style-name="ce10">
            <text:p>£2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lerenone 50mg tablets <text:s/>/ <text:s/>Packsize 28</text:p>
          </table:table-cell>
          <table:table-cell office:value-type="string" table:style-name="ce9">
            <text:p>DBC009</text:p>
          </table:table-cell>
          <table:table-cell office:value-type="float" office:value="2207.0191526018298" table:style-name="ce14">
            <text:p>2,207<text:s/></text:p>
          </table:table-cell>
          <table:table-cell office:value-type="currency" office:value="4.7523239604129675" table:style-name="ce10">
            <text:p>£4.75</text:p>
          </table:table-cell>
          <table:table-cell office:value-type="currency" office:value="1.0303134704257999" table:style-name="ce10">
            <text:p>£1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rosartan 300mg tablets <text:s/>/ <text:s/>Packsize 28</text:p>
          </table:table-cell>
          <table:table-cell office:value-type="string" table:style-name="ce9">
            <text:p>DBE112</text:p>
          </table:table-cell>
          <table:table-cell office:value-type="float" office:value="122.513010366758" table:style-name="ce14">
            <text:p>123<text:s/></text:p>
          </table:table-cell>
          <table:table-cell office:value-type="currency" office:value="6.2857813851332152" table:style-name="ce10">
            <text:p>£6.29</text:p>
          </table:table-cell>
          <table:table-cell office:value-type="currency" office:value="0.26716327186387701" table:style-name="ce10">
            <text:p>£0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rosartan 400mg tablets <text:s/>/ <text:s/>Packsize 56</text:p>
          </table:table-cell>
          <table:table-cell office:value-type="string" table:style-name="ce9">
            <text:p>DBE161</text:p>
          </table:table-cell>
          <table:table-cell office:value-type="float" office:value="8.0974120932476108" table:style-name="ce14">
            <text:p>8<text:s/></text:p>
          </table:table-cell>
          <table:table-cell office:value-type="currency" office:value="16.432410561265375" table:style-name="ce10">
            <text:p>£16.43</text:p>
          </table:table-cell>
          <table:table-cell office:value-type="currency" office:value="0.615930351908204" table:style-name="ce10">
            <text:p>£0.6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rosartan 600mg tablets <text:s/>/ <text:s/>Packsize 28</text:p>
          </table:table-cell>
          <table:table-cell office:value-type="string" table:style-name="ce9">
            <text:p>DBE114</text:p>
          </table:table-cell>
          <table:table-cell office:value-type="float" office:value="96.919594351000299" table:style-name="ce14">
            <text:p>97<text:s/></text:p>
          </table:table-cell>
          <table:table-cell office:value-type="currency" office:value="8.6118808646394793" table:style-name="ce10">
            <text:p>£8.61</text:p>
          </table:table-cell>
          <table:table-cell office:value-type="currency" office:value="0.486819419161168" table:style-name="ce10">
            <text:p>£0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tifibatide 20mg/10ml solution for injection vials <text:s/>/ <text:s/>Packsize 1</text:p>
          </table:table-cell>
          <table:table-cell office:value-type="string" table:style-name="ce9">
            <text:p>DBI041</text:p>
          </table:table-cell>
          <table:table-cell office:value-type="float" office:value="1934.67176463187" table:style-name="ce14">
            <text:p>1,935<text:s/></text:p>
          </table:table-cell>
          <table:table-cell office:value-type="currency" office:value="18.26056525238133" table:style-name="ce10">
            <text:p>£18.26</text:p>
          </table:table-cell>
          <table:table-cell office:value-type="currency" office:value="5.1220581690392004" table:style-name="ce10">
            <text:p>£5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ptifibatide 75mg/100ml solution for injection vials <text:s/>/ <text:s/>Packsize 1</text:p>
          </table:table-cell>
          <table:table-cell office:value-type="string" table:style-name="ce9">
            <text:p>DBI042</text:p>
          </table:table-cell>
          <table:table-cell office:value-type="float" office:value="808.73655975883196" table:style-name="ce14">
            <text:p>809<text:s/></text:p>
          </table:table-cell>
          <table:table-cell office:value-type="currency" office:value="44.578274055955696" table:style-name="ce10">
            <text:p>£44.58</text:p>
          </table:table-cell>
          <table:table-cell office:value-type="currency" office:value="7.0773118817832898" table:style-name="ce10">
            <text:p>£7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rgometrine 500micrograms/1ml solution for injection ampoules <text:s/>/ <text:s/>Packsize 10</text:p>
          </table:table-cell>
          <table:table-cell office:value-type="string" table:style-name="ce9">
            <text:p>DGA004</text:p>
          </table:table-cell>
          <table:table-cell office:value-type="float" office:value="7774.6100671491604" table:style-name="ce14">
            <text:p>7,775<text:s/></text:p>
          </table:table-cell>
          <table:table-cell office:value-type="currency" office:value="20.463138167177192" table:style-name="ce10">
            <text:p>£20.46</text:p>
          </table:table-cell>
          <table:table-cell office:value-type="currency" office:value="1.2890942828170999" table:style-name="ce10">
            <text:p>£1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rlotinib 100mg tablets <text:s/>/ <text:s/>Packsize 30</text:p>
          </table:table-cell>
          <table:table-cell office:value-type="string" table:style-name="ce9">
            <text:p>DHA362</text:p>
          </table:table-cell>
          <table:table-cell office:value-type="float" office:value="268.11550944365399" table:style-name="ce14">
            <text:p>268<text:s/></text:p>
          </table:table-cell>
          <table:table-cell office:value-type="currency" office:value="112.16296312884479" table:style-name="ce10">
            <text:p>£112.16</text:p>
          </table:table-cell>
          <table:table-cell office:value-type="currency" office:value="74.907883320278003" table:style-name="ce10">
            <text:p>£74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rlotinib 150mg tablets <text:s/>/ <text:s/>Packsize 30</text:p>
          </table:table-cell>
          <table:table-cell office:value-type="string" table:style-name="ce9">
            <text:p>DHA363</text:p>
          </table:table-cell>
          <table:table-cell office:value-type="float" office:value="323.58134628132399" table:style-name="ce14">
            <text:p>324<text:s/></text:p>
          </table:table-cell>
          <table:table-cell office:value-type="currency" office:value="99.370128623065924" table:style-name="ce10">
            <text:p>£99.37</text:p>
          </table:table-cell>
          <table:table-cell office:value-type="currency" office:value="56.763721520428199" table:style-name="ce10">
            <text:p>£56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rlotinib 25mg tablets <text:s/>/ <text:s/>Packsize 30</text:p>
          </table:table-cell>
          <table:table-cell office:value-type="string" table:style-name="ce9">
            <text:p>DHA378</text:p>
          </table:table-cell>
          <table:table-cell office:value-type="float" office:value="733.72953435018997" table:style-name="ce14">
            <text:p>734<text:s/></text:p>
          </table:table-cell>
          <table:table-cell office:value-type="currency" office:value="18.592736643866665" table:style-name="ce10">
            <text:p>£18.59</text:p>
          </table:table-cell>
          <table:table-cell office:value-type="currency" office:value="24.7923091525135" table:style-name="ce10">
            <text:p>£24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rtapenem 1g powder for solution for injection vials <text:s/>/ <text:s/>Packsize 1</text:p>
          </table:table-cell>
          <table:table-cell office:value-type="string" table:style-name="ce9">
            <text:p>DEA566</text:p>
          </table:table-cell>
          <table:table-cell office:value-type="float" office:value="116224.29490528999" table:style-name="ce14">
            <text:p>116,224<text:s/></text:p>
          </table:table-cell>
          <table:table-cell office:value-type="currency" office:value="27.679191709629183" table:style-name="ce10">
            <text:p>£27.68</text:p>
          </table:table-cell>
          <table:table-cell office:value-type="currency" office:value="15.024290771554099" table:style-name="ce10">
            <text:p>£15.0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rtapenem 1g powder for solution for injection vials <text:s/>/ <text:s/>Packsize 10</text:p>
          </table:table-cell>
          <table:table-cell office:value-type="string" table:style-name="ce9">
            <text:p>DEA249</text:p>
          </table:table-cell>
          <table:table-cell office:value-type="float" office:value="6609.2395046761403" table:style-name="ce14">
            <text:p>6,609<text:s/></text:p>
          </table:table-cell>
          <table:table-cell office:value-type="currency" office:value="169.51882878617218" table:style-name="ce10">
            <text:p>£169.52</text:p>
          </table:table-cell>
          <table:table-cell office:value-type="currency" office:value="31.487375678960198" table:style-name="ce10">
            <text:p>£31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rythromycin 1g powder for solution for infusion vials <text:s/>/ <text:s/>Packsize 1</text:p>
          </table:table-cell>
          <table:table-cell office:value-type="string" table:style-name="ce9">
            <text:p>DEH021</text:p>
          </table:table-cell>
          <table:table-cell office:value-type="float" office:value="37386.487916158498" table:style-name="ce14">
            <text:p>37,386<text:s/></text:p>
          </table:table-cell>
          <table:table-cell office:value-type="currency" office:value="8.8976517598013611" table:style-name="ce10">
            <text:p>£8.90</text:p>
          </table:table-cell>
          <table:table-cell office:value-type="currency" office:value="2.7074354615995802" table:style-name="ce10">
            <text:p>£2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rythromycin 250mg gastro-resistant tablets <text:s/>/ <text:s/>Packsize 28</text:p>
          </table:table-cell>
          <table:table-cell office:value-type="string" table:style-name="ce9">
            <text:p>DEA470</text:p>
          </table:table-cell>
          <table:table-cell office:value-type="float" office:value="51255.660022568001" table:style-name="ce14">
            <text:p>51,256<text:s/></text:p>
          </table:table-cell>
          <table:table-cell office:value-type="currency" office:value="1.5927257587563084" table:style-name="ce10">
            <text:p>£1.59</text:p>
          </table:table-cell>
          <table:table-cell office:value-type="currency" office:value="0.62649596772452498" table:style-name="ce10">
            <text:p>£0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scitalopram 10mg tablets <text:s/>/ <text:s/>Packsize 28</text:p>
          </table:table-cell>
          <table:table-cell office:value-type="string" table:style-name="ce9">
            <text:p>DDC156</text:p>
          </table:table-cell>
          <table:table-cell office:value-type="float" office:value="15011.4404081064" table:style-name="ce14">
            <text:p>15,011<text:s/></text:p>
          </table:table-cell>
          <table:table-cell office:value-type="currency" office:value="0.5742733385761376" table:style-name="ce10">
            <text:p>£0.57</text:p>
          </table:table-cell>
          <table:table-cell office:value-type="currency" office:value="0.30626833797678998" table:style-name="ce10">
            <text:p>£0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scitalopram 20mg tablets <text:s/>/ <text:s/>Packsize 28</text:p>
          </table:table-cell>
          <table:table-cell office:value-type="string" table:style-name="ce9">
            <text:p>DDC157</text:p>
          </table:table-cell>
          <table:table-cell office:value-type="float" office:value="3760.2988579380299" table:style-name="ce14">
            <text:p>3,760<text:s/></text:p>
          </table:table-cell>
          <table:table-cell office:value-type="currency" office:value="1.0063747970487418" table:style-name="ce10">
            <text:p>£1.01</text:p>
          </table:table-cell>
          <table:table-cell office:value-type="currency" office:value="1.6987978437945499" table:style-name="ce10">
            <text:p>£1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scitalopram 5mg tablets <text:s/>/ <text:s/>Packsize 28</text:p>
          </table:table-cell>
          <table:table-cell office:value-type="string" table:style-name="ce9">
            <text:p>DDC158</text:p>
          </table:table-cell>
          <table:table-cell office:value-type="float" office:value="4770.1232609020099" table:style-name="ce14">
            <text:p>4,770<text:s/></text:p>
          </table:table-cell>
          <table:table-cell office:value-type="currency" office:value="0.37625442820540761" table:style-name="ce10">
            <text:p>£0.38</text:p>
          </table:table-cell>
          <table:table-cell office:value-type="currency" office:value="0.57956545089968103" table:style-name="ce10">
            <text:p>£0.5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smolol 100mg/10ml solution for injection vials <text:s/>/ <text:s/>Packsize 5</text:p>
          </table:table-cell>
          <table:table-cell office:value-type="string" table:style-name="ce9">
            <text:p>DBI001</text:p>
          </table:table-cell>
          <table:table-cell office:value-type="float" office:value="1244.15196655717" table:style-name="ce14">
            <text:p>1,244<text:s/></text:p>
          </table:table-cell>
          <table:table-cell office:value-type="currency" office:value="22.77499112782052" table:style-name="ce10">
            <text:p>£22.77</text:p>
          </table:table-cell>
          <table:table-cell office:value-type="currency" office:value="7.6691757363887003" table:style-name="ce10">
            <text:p>£7.6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smolol 100mg/10ml solution for injection vials <text:s/>/ <text:s/>Packsize 10</text:p>
          </table:table-cell>
          <table:table-cell office:value-type="string" table:style-name="ce9">
            <text:p>DBI046</text:p>
          </table:table-cell>
          <table:table-cell office:value-type="float" office:value="513.80698198825098" table:style-name="ce14">
            <text:p>514<text:s/></text:p>
          </table:table-cell>
          <table:table-cell office:value-type="currency" office:value="46.662717402598943" table:style-name="ce10">
            <text:p>£46.66</text:p>
          </table:table-cell>
          <table:table-cell office:value-type="currency" office:value="16.136646956155399" table:style-name="ce10">
            <text:p>£16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smolol 2.5g solution for injection <text:s/>/ <text:s/>Packsize 1</text:p>
          </table:table-cell>
          <table:table-cell office:value-type="string" table:style-name="ce9">
            <text:p>DBI027</text:p>
          </table:table-cell>
          <table:table-cell office:value-type="float" office:value="448.15845753761801" table:style-name="ce14">
            <text:p>448<text:s/></text:p>
          </table:table-cell>
          <table:table-cell office:value-type="currency" office:value="75.76030180608619" table:style-name="ce10">
            <text:p>£75.76</text:p>
          </table:table-cell>
          <table:table-cell office:value-type="currency" office:value="3.11328730969247" table:style-name="ce10">
            <text:p>£3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smolol 2.5g/250ml solution for infusion <text:s/>/ <text:s/>Packsize 1</text:p>
          </table:table-cell>
          <table:table-cell office:value-type="string" table:style-name="ce9">
            <text:p>DBD127</text:p>
          </table:table-cell>
          <table:table-cell office:value-type="float" office:value="1766.8094269112601" table:style-name="ce14">
            <text:p>1,767<text:s/></text:p>
          </table:table-cell>
          <table:table-cell office:value-type="currency" office:value="77.276483768080737" table:style-name="ce10">
            <text:p>£77.28</text:p>
          </table:table-cell>
          <table:table-cell office:value-type="currency" office:value="4.6071593393636796" table:style-name="ce10">
            <text:p>£4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someprazole 20mg gastro-resistant tablets <text:s/>/ <text:s/>Packsize 28</text:p>
          </table:table-cell>
          <table:table-cell office:value-type="string" table:style-name="ce9">
            <text:p>DAC035</text:p>
          </table:table-cell>
          <table:table-cell office:value-type="float" office:value="26931.441914592899" table:style-name="ce14">
            <text:p>26,931<text:s/></text:p>
          </table:table-cell>
          <table:table-cell office:value-type="currency" office:value="1.7409301792561944" table:style-name="ce10">
            <text:p>£1.74</text:p>
          </table:table-cell>
          <table:table-cell office:value-type="currency" office:value="1.51828937403652" table:style-name="ce10">
            <text:p>£1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someprazole 40mg gastro-resistant capsules <text:s/>/ <text:s/>Packsize 28</text:p>
          </table:table-cell>
          <table:table-cell office:value-type="string" table:style-name="ce9">
            <text:p>DAI023</text:p>
          </table:table-cell>
          <table:table-cell office:value-type="float" office:value="15941.337607993701" table:style-name="ce14">
            <text:p>15,941<text:s/></text:p>
          </table:table-cell>
          <table:table-cell office:value-type="currency" office:value="1.9582810908129871" table:style-name="ce10">
            <text:p>£1.96</text:p>
          </table:table-cell>
          <table:table-cell office:value-type="currency" office:value="0.352001097533297" table:style-name="ce10">
            <text:p>£0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someprazole 40mg gastro-resistant tablets <text:s/>/ <text:s/>Packsize 28</text:p>
          </table:table-cell>
          <table:table-cell office:value-type="string" table:style-name="ce9">
            <text:p>DAC037</text:p>
          </table:table-cell>
          <table:table-cell office:value-type="float" office:value="5526.5994953259396" table:style-name="ce14">
            <text:p>5,527<text:s/></text:p>
          </table:table-cell>
          <table:table-cell office:value-type="currency" office:value="2.3295663112350611" table:style-name="ce10">
            <text:p>£2.33</text:p>
          </table:table-cell>
          <table:table-cell office:value-type="currency" office:value="1.9054075938364901" table:style-name="ce10">
            <text:p>£1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someprazole 40mg powder for solution for injection vials <text:s/>/ <text:s/>Packsize 1</text:p>
          </table:table-cell>
          <table:table-cell office:value-type="string" table:style-name="ce9">
            <text:p>DAC063</text:p>
          </table:table-cell>
          <table:table-cell office:value-type="float" office:value="132601.616858833" table:style-name="ce14">
            <text:p>132,602<text:s/></text:p>
          </table:table-cell>
          <table:table-cell office:value-type="currency" office:value="2.7856398643558049" table:style-name="ce10">
            <text:p>£2.79</text:p>
          </table:table-cell>
          <table:table-cell office:value-type="currency" office:value="2.3023242003712898" table:style-name="ce10">
            <text:p>£2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stradiol 10microgram pessaries/vaginal tablets (e.g. vagifem) <text:s/>/ <text:s/>Packsize 24</text:p>
          </table:table-cell>
          <table:table-cell office:value-type="string" table:style-name="ce9">
            <text:p>DGB030</text:p>
          </table:table-cell>
          <table:table-cell office:value-type="float" office:value="24158.692550608001" table:style-name="ce14">
            <text:p>24,159<text:s/></text:p>
          </table:table-cell>
          <table:table-cell office:value-type="currency" office:value="9.8291589870836731" table:style-name="ce10">
            <text:p>£9.83</text:p>
          </table:table-cell>
          <table:table-cell office:value-type="currency" office:value="2.54949328006956" table:style-name="ce10">
            <text:p>£2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striol 0.01% cream 80 gram (100mcg/g) <text:s/>/ <text:s/>Packsize 1</text:p>
          </table:table-cell>
          <table:table-cell office:value-type="string" table:style-name="ce9">
            <text:p>DGB031</text:p>
          </table:table-cell>
          <table:table-cell office:value-type="float" office:value="22403.630857923999" table:style-name="ce14">
            <text:p>22,404<text:s/></text:p>
          </table:table-cell>
          <table:table-cell office:value-type="currency" office:value="21.615125381728994" table:style-name="ce10">
            <text:p>£21.62</text:p>
          </table:table-cell>
          <table:table-cell office:value-type="currency" office:value="0.73935576657850299" table:style-name="ce10">
            <text:p>£0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striol 0.1% cream 15 gram (1mg/g) <text:s/>/ <text:s/>Packsize 1</text:p>
          </table:table-cell>
          <table:table-cell office:value-type="string" table:style-name="ce9">
            <text:p>DGB028</text:p>
          </table:table-cell>
          <table:table-cell office:value-type="float" office:value="28212.4768365333" table:style-name="ce14">
            <text:p>28,212<text:s/></text:p>
          </table:table-cell>
          <table:table-cell office:value-type="currency" office:value="4.656547199354045" table:style-name="ce10">
            <text:p>£4.66</text:p>
          </table:table-cell>
          <table:table-cell office:value-type="currency" office:value="0.84513887226873796" table:style-name="ce10">
            <text:p>£0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hambutol 100mg tablets <text:s/>/ <text:s/>Packsize 56</text:p>
          </table:table-cell>
          <table:table-cell office:value-type="string" table:style-name="ce9">
            <text:p>DEA587</text:p>
          </table:table-cell>
          <table:table-cell office:value-type="float" office:value="21192.318164222401" table:style-name="ce14">
            <text:p>21,192<text:s/></text:p>
          </table:table-cell>
          <table:table-cell office:value-type="currency" office:value="8.2253186578843529" table:style-name="ce10">
            <text:p>£8.23</text:p>
          </table:table-cell>
          <table:table-cell office:value-type="currency" office:value="7.9756770904405503" table:style-name="ce10">
            <text:p>£7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hambutol 400mg tablets <text:s/>/ <text:s/>Packsize 56</text:p>
          </table:table-cell>
          <table:table-cell office:value-type="string" table:style-name="ce9">
            <text:p>DEA395</text:p>
          </table:table-cell>
          <table:table-cell office:value-type="float" office:value="26222.8315648688" table:style-name="ce14">
            <text:p>26,223<text:s/></text:p>
          </table:table-cell>
          <table:table-cell office:value-type="currency" office:value="16.450835178987212" table:style-name="ce10">
            <text:p>£16.45</text:p>
          </table:table-cell>
          <table:table-cell office:value-type="currency" office:value="12.9124328372832" table:style-name="ce10">
            <text:p>£12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hinylestradiol 20microgram / Desogestrel 150microgram tablets <text:s/>/ <text:s/>Packsize 63</text:p>
          </table:table-cell>
          <table:table-cell office:value-type="string" table:style-name="ce9">
            <text:p>DGC144</text:p>
          </table:table-cell>
          <table:table-cell office:value-type="float" office:value="7264.89073146193" table:style-name="ce14">
            <text:p>7,265<text:s/></text:p>
          </table:table-cell>
          <table:table-cell office:value-type="currency" office:value="4.1956859540909024" table:style-name="ce10">
            <text:p>£4.20</text:p>
          </table:table-cell>
          <table:table-cell office:value-type="currency" office:value="1.03736660392006" table:style-name="ce10">
            <text:p>£1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hinylestradiol 30mcg/Levonorgestrel 50mcg &amp; Ethinylestradiol 40mcg/Levonorgestrel 75mcg &amp; Ethinylestradiol 30mcg/Levonorgestrel 125mcg tablets (e.g. Logynon/Triregol) <text:s/>/ <text:s/>Packsize 63</text:p>
          </table:table-cell>
          <table:table-cell office:value-type="string" table:style-name="ce9">
            <text:p>DGC075</text:p>
          </table:table-cell>
          <table:table-cell office:value-type="float" office:value="1210.31891463343" table:style-name="ce14">
            <text:p>1,210<text:s/></text:p>
          </table:table-cell>
          <table:table-cell office:value-type="currency" office:value="1.4259712701612355" table:style-name="ce10">
            <text:p>£1.43</text:p>
          </table:table-cell>
          <table:table-cell office:value-type="currency" office:value="0.68139751721542596" table:style-name="ce10">
            <text:p>£0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hinylestradiol 30microgram / Desogestrel 150microgram tablets <text:s/>/ <text:s/>Packsize 63</text:p>
          </table:table-cell>
          <table:table-cell office:value-type="string" table:style-name="ce9">
            <text:p>DGC176</text:p>
          </table:table-cell>
          <table:table-cell office:value-type="float" office:value="12846.344072829699" table:style-name="ce14">
            <text:p>12,846<text:s/></text:p>
          </table:table-cell>
          <table:table-cell office:value-type="currency" office:value="3.3700864428476787" table:style-name="ce10">
            <text:p>£3.37</text:p>
          </table:table-cell>
          <table:table-cell office:value-type="currency" office:value="1.35340494032211" table:style-name="ce10">
            <text:p>£1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hinylestradiol 35microgram / Norgestimate 250microgram tablets (e.g. Cilest/Cilique/Lizinna) <text:s/>/ <text:s/>Packsize 63</text:p>
          </table:table-cell>
          <table:table-cell office:value-type="string" table:style-name="ce9">
            <text:p>DGI000</text:p>
          </table:table-cell>
          <table:table-cell office:value-type="float" office:value="3740.8993077949599" table:style-name="ce14">
            <text:p>3,741<text:s/></text:p>
          </table:table-cell>
          <table:table-cell office:value-type="currency" office:value="3.3857634108483246" table:style-name="ce10">
            <text:p>£3.39</text:p>
          </table:table-cell>
          <table:table-cell office:value-type="currency" office:value="0.67752483611650605" table:style-name="ce10">
            <text:p>£0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hosuximide 250mg/5ml oral solution 200ml <text:s/>/ <text:s/>Packsize 1</text:p>
          </table:table-cell>
          <table:table-cell office:value-type="string" table:style-name="ce9">
            <text:p>DDH036</text:p>
          </table:table-cell>
          <table:table-cell office:value-type="float" office:value="2084.1101046414101" table:style-name="ce14">
            <text:p>2,084<text:s/></text:p>
          </table:table-cell>
          <table:table-cell office:value-type="currency" office:value="82.828555754112358" table:style-name="ce10">
            <text:p>£82.83</text:p>
          </table:table-cell>
          <table:table-cell office:value-type="currency" office:value="35.689335522243702" table:style-name="ce10">
            <text:p>£35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hyl chloride direct stream aerosol 100ml <text:s/>/ <text:s/>Packsize 1</text:p>
          </table:table-cell>
          <table:table-cell office:value-type="string" table:style-name="ce9">
            <text:p>DNE102</text:p>
          </table:table-cell>
          <table:table-cell office:value-type="float" office:value="43241.080567045101" table:style-name="ce14">
            <text:p>43,241<text:s/></text:p>
          </table:table-cell>
          <table:table-cell office:value-type="currency" office:value="17.445708111534142" table:style-name="ce10">
            <text:p>£17.45</text:p>
          </table:table-cell>
          <table:table-cell office:value-type="currency" office:value="0.68733455886600003" table:style-name="ce10">
            <text:p>£0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hyl chloride fine spray aerosol 100ml <text:s/>/ <text:s/>Packsize 1</text:p>
          </table:table-cell>
          <table:table-cell office:value-type="string" table:style-name="ce9">
            <text:p>DNE002</text:p>
          </table:table-cell>
          <table:table-cell office:value-type="float" office:value="73053.159898052007" table:style-name="ce14">
            <text:p>73,053<text:s/></text:p>
          </table:table-cell>
          <table:table-cell office:value-type="currency" office:value="17.682229787221633" table:style-name="ce10">
            <text:p>£17.68</text:p>
          </table:table-cell>
          <table:table-cell office:value-type="currency" office:value="1.1359721947412" table:style-name="ce10">
            <text:p>£1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omidate 20mg/10ml emulsion for injection ampoules (Etomidate-Lipuro) <text:s/>/ <text:s/>Packsize 10</text:p>
          </table:table-cell>
          <table:table-cell office:value-type="string" table:style-name="ce9">
            <text:p>DOA171</text:p>
          </table:table-cell>
          <table:table-cell office:value-type="float" office:value="604.96282620285604" table:style-name="ce14">
            <text:p>605<text:s/></text:p>
          </table:table-cell>
          <table:table-cell office:value-type="currency" office:value="16.483029317005204" table:style-name="ce10">
            <text:p>£16.48</text:p>
          </table:table-cell>
          <table:table-cell office:value-type="currency" office:value="0.46210135605526798" table:style-name="ce10">
            <text:p>£0.4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omidate 20mg/10ml solution for injection ampoules <text:s/>/ <text:s/>Packsize 5</text:p>
          </table:table-cell>
          <table:table-cell office:value-type="string" table:style-name="ce9">
            <text:p>DOA092</text:p>
          </table:table-cell>
          <table:table-cell office:value-type="float" office:value="1173.7029278217799" table:style-name="ce14">
            <text:p>1,174<text:s/></text:p>
          </table:table-cell>
          <table:table-cell office:value-type="currency" office:value="8.203643163666074" table:style-name="ce10">
            <text:p>£8.20</text:p>
          </table:table-cell>
          <table:table-cell office:value-type="currency" office:value="2.3851030671541" table:style-name="ce10">
            <text:p>£2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oposide 100mg/5ml solution for injection vials <text:s/>/ <text:s/>Packsize 1</text:p>
          </table:table-cell>
          <table:table-cell office:value-type="string" table:style-name="ce9">
            <text:p>DHA320</text:p>
          </table:table-cell>
          <table:table-cell office:value-type="float" office:value="57805.594464249902" table:style-name="ce14">
            <text:p>57,806<text:s/></text:p>
          </table:table-cell>
          <table:table-cell office:value-type="currency" office:value="5.0670953687908042" table:style-name="ce10">
            <text:p>£5.07</text:p>
          </table:table-cell>
          <table:table-cell office:value-type="currency" office:value="2.0404358632377502" table:style-name="ce10">
            <text:p>£2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oposide 500mg/25ml solution for injection vials <text:s/>/ <text:s/>Packsize 1</text:p>
          </table:table-cell>
          <table:table-cell office:value-type="string" table:style-name="ce9">
            <text:p>DHA250</text:p>
          </table:table-cell>
          <table:table-cell office:value-type="float" office:value="15172.3710051295" table:style-name="ce14">
            <text:p>15,172<text:s/></text:p>
          </table:table-cell>
          <table:table-cell office:value-type="currency" office:value="13.930184671106783" table:style-name="ce10">
            <text:p>£13.93</text:p>
          </table:table-cell>
          <table:table-cell office:value-type="currency" office:value="10.662525347155199" table:style-name="ce10">
            <text:p>£10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oricoxib 120mg tablets <text:s/>/ <text:s/>Packsize 28</text:p>
          </table:table-cell>
          <table:table-cell office:value-type="string" table:style-name="ce9">
            <text:p>DJA248</text:p>
          </table:table-cell>
          <table:table-cell office:value-type="float" office:value="74.7546921944395" table:style-name="ce14">
            <text:p>75<text:s/></text:p>
          </table:table-cell>
          <table:table-cell office:value-type="currency" office:value="5.1359986741883574" table:style-name="ce10">
            <text:p>£5.14</text:p>
          </table:table-cell>
          <table:table-cell office:value-type="currency" office:value="2.1473060425943302" table:style-name="ce10">
            <text:p>£2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oricoxib 30mg tablets <text:s/>/ <text:s/>Packsize 28</text:p>
          </table:table-cell>
          <table:table-cell office:value-type="string" table:style-name="ce9">
            <text:p>DJA290</text:p>
          </table:table-cell>
          <table:table-cell office:value-type="float" office:value="4350.3350806336402" table:style-name="ce14">
            <text:p>4,350<text:s/></text:p>
          </table:table-cell>
          <table:table-cell office:value-type="currency" office:value="3.7788192622637218" table:style-name="ce10">
            <text:p>£3.78</text:p>
          </table:table-cell>
          <table:table-cell office:value-type="currency" office:value="2.0219479638398599" table:style-name="ce10">
            <text:p>£2.0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oricoxib 60mg tablets <text:s/>/ <text:s/>Packsize 28</text:p>
          </table:table-cell>
          <table:table-cell office:value-type="string" table:style-name="ce9">
            <text:p>DJA246</text:p>
          </table:table-cell>
          <table:table-cell office:value-type="float" office:value="5734.7663942419504" table:style-name="ce14">
            <text:p>5,735<text:s/></text:p>
          </table:table-cell>
          <table:table-cell office:value-type="currency" office:value="8.0637373557938474" table:style-name="ce10">
            <text:p>£8.06</text:p>
          </table:table-cell>
          <table:table-cell office:value-type="currency" office:value="4.0090499108460804" table:style-name="ce10">
            <text:p>£4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toricoxib 90mg tablets <text:s/>/ <text:s/>Packsize 28</text:p>
          </table:table-cell>
          <table:table-cell office:value-type="string" table:style-name="ce9">
            <text:p>DJA247</text:p>
          </table:table-cell>
          <table:table-cell office:value-type="float" office:value="4075.0948482605199" table:style-name="ce14">
            <text:p>4,075<text:s/></text:p>
          </table:table-cell>
          <table:table-cell office:value-type="currency" office:value="2.0837797195382319" table:style-name="ce10">
            <text:p>£2.08</text:p>
          </table:table-cell>
          <table:table-cell office:value-type="currency" office:value="1.5006654957997201" table:style-name="ce10">
            <text:p>£1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verolimus 10mg tablet (generic) <text:s/>/ <text:s/>Packsize 30</text:p>
          </table:table-cell>
          <table:table-cell office:value-type="string" table:style-name="ce9">
            <text:p>DLK044</text:p>
          </table:table-cell>
          <table:table-cell office:value-type="float" office:value="1756.94700371934" table:style-name="ce14">
            <text:p>1,757<text:s/></text:p>
          </table:table-cell>
          <table:table-cell office:value-type="currency" office:value="283.71434024177728" table:style-name="ce10">
            <text:p>£283.71</text:p>
          </table:table-cell>
          <table:table-cell office:value-type="currency" office:value="342.436138920612" table:style-name="ce10">
            <text:p>£342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verolimus 2.5mg tablet (generic) <text:s/>/ <text:s/>Packsize 30</text:p>
          </table:table-cell>
          <table:table-cell office:value-type="string" table:style-name="ce9">
            <text:p>DLK046</text:p>
          </table:table-cell>
          <table:table-cell office:value-type="float" office:value="1529.6260750562701" table:style-name="ce14">
            <text:p>1,530<text:s/></text:p>
          </table:table-cell>
          <table:table-cell office:value-type="currency" office:value="439.45641419277695" table:style-name="ce10">
            <text:p>£439.46</text:p>
          </table:table-cell>
          <table:table-cell office:value-type="currency" office:value="203.894360699206" table:style-name="ce10">
            <text:p>£203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verolimus 5mg tablet (generic) <text:s/>/ <text:s/>Packsize 30</text:p>
          </table:table-cell>
          <table:table-cell office:value-type="string" table:style-name="ce9">
            <text:p>DLK045</text:p>
          </table:table-cell>
          <table:table-cell office:value-type="float" office:value="5262.3476034686901" table:style-name="ce14">
            <text:p>5,262<text:s/></text:p>
          </table:table-cell>
          <table:table-cell office:value-type="currency" office:value="252.29235315524883" table:style-name="ce10">
            <text:p>£252.29</text:p>
          </table:table-cell>
          <table:table-cell office:value-type="currency" office:value="233.50074650117301" table:style-name="ce10">
            <text:p>£233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xemestane 25mg tablets <text:s/>/ <text:s/>Packsize 30</text:p>
          </table:table-cell>
          <table:table-cell office:value-type="string" table:style-name="ce9">
            <text:p>DHC052</text:p>
          </table:table-cell>
          <table:table-cell office:value-type="float" office:value="10735.2210791996" table:style-name="ce14">
            <text:p>10,735<text:s/></text:p>
          </table:table-cell>
          <table:table-cell office:value-type="currency" office:value="6.0212528017000473" table:style-name="ce10">
            <text:p>£6.02</text:p>
          </table:table-cell>
          <table:table-cell office:value-type="currency" office:value="5.5517036519399996" table:style-name="ce10">
            <text:p>£5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Ezetimibe 10mg tablets <text:s/>/ <text:s/>Packsize 28</text:p>
          </table:table-cell>
          <table:table-cell office:value-type="string" table:style-name="ce9">
            <text:p>DBL044</text:p>
          </table:table-cell>
          <table:table-cell office:value-type="float" office:value="70128.228027544901" table:style-name="ce14">
            <text:p>70,128<text:s/></text:p>
          </table:table-cell>
          <table:table-cell office:value-type="currency" office:value="1.562030769649192" table:style-name="ce10">
            <text:p>£1.56</text:p>
          </table:table-cell>
          <table:table-cell office:value-type="currency" office:value="2.12901996595411" table:style-name="ce10">
            <text:p>£2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amciclovir 125mg tablets <text:s/>/ <text:s/>Packsize 10</text:p>
          </table:table-cell>
          <table:table-cell office:value-type="string" table:style-name="ce9">
            <text:p>DEC062</text:p>
          </table:table-cell>
          <table:table-cell office:value-type="float" office:value="16.3838679615824" table:style-name="ce14">
            <text:p>16<text:s/></text:p>
          </table:table-cell>
          <table:table-cell office:value-type="currency" office:value="29.28795575777179" table:style-name="ce10">
            <text:p>£29.29</text:p>
          </table:table-cell>
          <table:table-cell office:value-type="currency" office:value="3.2004923334750699" table:style-name="ce10">
            <text:p>£3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amciclovir 250mg tablets <text:s/>/ <text:s/>Packsize 15</text:p>
          </table:table-cell>
          <table:table-cell office:value-type="string" table:style-name="ce9">
            <text:p>DEC063</text:p>
          </table:table-cell>
          <table:table-cell office:value-type="float" office:value="2127.7689279249998" table:style-name="ce14">
            <text:p>2,128<text:s/></text:p>
          </table:table-cell>
          <table:table-cell office:value-type="currency" office:value="26.201778430127135" table:style-name="ce10">
            <text:p>£26.20</text:p>
          </table:table-cell>
          <table:table-cell office:value-type="currency" office:value="2.3199145671312" table:style-name="ce10">
            <text:p>£2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amciclovir 250mg tablets <text:s/>/ <text:s/>Packsize 21</text:p>
          </table:table-cell>
          <table:table-cell office:value-type="string" table:style-name="ce9">
            <text:p>DEC065</text:p>
          </table:table-cell>
          <table:table-cell office:value-type="float" office:value="1915.8815499833399" table:style-name="ce14">
            <text:p>1,916<text:s/></text:p>
          </table:table-cell>
          <table:table-cell office:value-type="currency" office:value="52.502515095922661" table:style-name="ce10">
            <text:p>£52.50</text:p>
          </table:table-cell>
          <table:table-cell office:value-type="currency" office:value="22.011808815556201" table:style-name="ce10">
            <text:p>£22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buxostat 120mg tablets <text:s/>/ <text:s/>Packsize 28</text:p>
          </table:table-cell>
          <table:table-cell office:value-type="string" table:style-name="ce9">
            <text:p>DHF033</text:p>
          </table:table-cell>
          <table:table-cell office:value-type="float" office:value="651.75175461571803" table:style-name="ce14">
            <text:p>652<text:s/></text:p>
          </table:table-cell>
          <table:table-cell office:value-type="currency" office:value="7.4389519716117301" table:style-name="ce10">
            <text:p>£7.44</text:p>
          </table:table-cell>
          <table:table-cell office:value-type="currency" office:value="3.56025374969165" table:style-name="ce10">
            <text:p>£3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buxostat 80mg tablets <text:s/>/ <text:s/>Packsize 28</text:p>
          </table:table-cell>
          <table:table-cell office:value-type="string" table:style-name="ce9">
            <text:p>DHF034</text:p>
          </table:table-cell>
          <table:table-cell office:value-type="float" office:value="4336.4027169730998" table:style-name="ce14">
            <text:p>4,336<text:s/></text:p>
          </table:table-cell>
          <table:table-cell office:value-type="currency" office:value="2.3661709185447064" table:style-name="ce10">
            <text:p>£2.37</text:p>
          </table:table-cell>
          <table:table-cell office:value-type="currency" office:value="2.5702219475642498" table:style-name="ce10">
            <text:p>£2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lodipine 10mg modified-release tablets <text:s/>/ <text:s/>Packsize 28</text:p>
          </table:table-cell>
          <table:table-cell office:value-type="string" table:style-name="ce9">
            <text:p>DBF167</text:p>
          </table:table-cell>
          <table:table-cell office:value-type="float" office:value="11363.2017193888" table:style-name="ce14">
            <text:p>11,363<text:s/></text:p>
          </table:table-cell>
          <table:table-cell office:value-type="currency" office:value="0.73728428016066472" table:style-name="ce10">
            <text:p>£0.74</text:p>
          </table:table-cell>
          <table:table-cell office:value-type="currency" office:value="0.421879901000282" table:style-name="ce10">
            <text:p>£0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lodipine 2.5mg modified-release tablets <text:s/>/ <text:s/>Packsize 28</text:p>
          </table:table-cell>
          <table:table-cell office:value-type="string" table:style-name="ce9">
            <text:p>DBF165</text:p>
          </table:table-cell>
          <table:table-cell office:value-type="float" office:value="18275.175967906602" table:style-name="ce14">
            <text:p>18,275<text:s/></text:p>
          </table:table-cell>
          <table:table-cell office:value-type="currency" office:value="1.7422185184927199" table:style-name="ce10">
            <text:p>£1.74</text:p>
          </table:table-cell>
          <table:table-cell office:value-type="currency" office:value="0.73586348990723205" table:style-name="ce10">
            <text:p>£0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lodipine 5mg modified-release tablets <text:s/>/ <text:s/>Packsize 28</text:p>
          </table:table-cell>
          <table:table-cell office:value-type="string" table:style-name="ce9">
            <text:p>DBF166</text:p>
          </table:table-cell>
          <table:table-cell office:value-type="float" office:value="20664.150936409798" table:style-name="ce14">
            <text:p>20,664<text:s/></text:p>
          </table:table-cell>
          <table:table-cell office:value-type="currency" office:value="0.84239125302403317" table:style-name="ce10">
            <text:p>£0.84</text:p>
          </table:table-cell>
          <table:table-cell office:value-type="currency" office:value="0.35832655432867699" table:style-name="ce10">
            <text:p>£0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nofibrate micronised 200mg capsules <text:s/>/ <text:s/>Packsize 28</text:p>
          </table:table-cell>
          <table:table-cell office:value-type="string" table:style-name="ce9">
            <text:p>DBL041</text:p>
          </table:table-cell>
          <table:table-cell office:value-type="float" office:value="3904.30530977226" table:style-name="ce14">
            <text:p>3,904<text:s/></text:p>
          </table:table-cell>
          <table:table-cell office:value-type="currency" office:value="3.2223607023022134" table:style-name="ce10">
            <text:p>£3.22</text:p>
          </table:table-cell>
          <table:table-cell office:value-type="currency" office:value="0.76260685277809204" table:style-name="ce10">
            <text:p>£0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nofibrate micronised 267mg capsules <text:s/>/ <text:s/>Packsize 28</text:p>
          </table:table-cell>
          <table:table-cell office:value-type="string" table:style-name="ce9">
            <text:p>DBL042</text:p>
          </table:table-cell>
          <table:table-cell office:value-type="float" office:value="1846.7490174038701" table:style-name="ce14">
            <text:p>1,847<text:s/></text:p>
          </table:table-cell>
          <table:table-cell office:value-type="currency" office:value="1.9913101159624276" table:style-name="ce10">
            <text:p>£1.99</text:p>
          </table:table-cell>
          <table:table-cell office:value-type="currency" office:value="0.27697994869893" table:style-name="ce10">
            <text:p>£0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nofibrate micronised 67mg capsules <text:s/>/ <text:s/>Packsize 90</text:p>
          </table:table-cell>
          <table:table-cell office:value-type="string" table:style-name="ce9">
            <text:p>DBL043</text:p>
          </table:table-cell>
          <table:table-cell office:value-type="float" office:value="989.95285386731803" table:style-name="ce14">
            <text:p>990<text:s/></text:p>
          </table:table-cell>
          <table:table-cell office:value-type="currency" office:value="3.8296268202971637" table:style-name="ce10">
            <text:p>£3.83</text:p>
          </table:table-cell>
          <table:table-cell office:value-type="currency" office:value="2.0087945582597602" table:style-name="ce10">
            <text:p>£2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ntanyl 100micrograms/2ml solution for injection ampoules <text:s/>/ <text:s/>Packsize 10</text:p>
          </table:table-cell>
          <table:table-cell office:value-type="string" table:style-name="ce9">
            <text:p>DOA007</text:p>
          </table:table-cell>
          <table:table-cell office:value-type="float" office:value="341021.25117020297" table:style-name="ce14">
            <text:p>341,021<text:s/></text:p>
          </table:table-cell>
          <table:table-cell office:value-type="currency" office:value="1.6057126883471053" table:style-name="ce10">
            <text:p>£1.61</text:p>
          </table:table-cell>
          <table:table-cell office:value-type="currency" office:value="1.6475154912838901" table:style-name="ce10">
            <text:p>£1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ntanyl 2.5mg/50ml solution for infusion vials <text:s/>/ <text:s/>Packsize 1</text:p>
          </table:table-cell>
          <table:table-cell office:value-type="string" table:style-name="ce9">
            <text:p>DCI031</text:p>
          </table:table-cell>
          <table:table-cell office:value-type="float" office:value="91020.941447313904" table:style-name="ce14">
            <text:p>91,021<text:s/></text:p>
          </table:table-cell>
          <table:table-cell office:value-type="currency" office:value="2.73547697970276" table:style-name="ce10">
            <text:p>£2.74</text:p>
          </table:table-cell>
          <table:table-cell office:value-type="currency" office:value="0.398963703077932" table:style-name="ce10">
            <text:p>£0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ntanyl 400microgram sublingual tablets sugar free (Abstral) <text:s/>/ <text:s/>Packsize 10</text:p>
          </table:table-cell>
          <table:table-cell office:value-type="string" table:style-name="ce9">
            <text:p>DCP012</text:p>
          </table:table-cell>
          <table:table-cell office:value-type="float" office:value="633.99383838305198" table:style-name="ce14">
            <text:p>634<text:s/></text:p>
          </table:table-cell>
          <table:table-cell office:value-type="currency" office:value="33.001487921967339" table:style-name="ce10">
            <text:p>£33.00</text:p>
          </table:table-cell>
          <table:table-cell office:value-type="currency" office:value="3.7373404117822799" table:style-name="ce10">
            <text:p>£3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ntanyl 500micrograms/10ml solution for injection ampoules <text:s/>/ <text:s/>Packsize 10</text:p>
          </table:table-cell>
          <table:table-cell office:value-type="string" table:style-name="ce9">
            <text:p>DOA008</text:p>
          </table:table-cell>
          <table:table-cell office:value-type="float" office:value="50595.712506853" table:style-name="ce14">
            <text:p>50,596<text:s/></text:p>
          </table:table-cell>
          <table:table-cell office:value-type="currency" office:value="4.1264140705938601" table:style-name="ce10">
            <text:p>£4.13</text:p>
          </table:table-cell>
          <table:table-cell office:value-type="currency" office:value="2.5186058457901002" table:style-name="ce10">
            <text:p>£2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ntanyl 800microgram sublingual tablets sugar free (Abstral) <text:s/>/ <text:s/>Packsize 30</text:p>
          </table:table-cell>
          <table:table-cell office:value-type="string" table:style-name="ce9">
            <text:p>DCP015</text:p>
          </table:table-cell>
          <table:table-cell office:value-type="float" office:value="310.33792691589298" table:style-name="ce14">
            <text:p>310<text:s/></text:p>
          </table:table-cell>
          <table:table-cell office:value-type="currency" office:value="132.3145720797722" table:style-name="ce10">
            <text:p>£132.31</text:p>
          </table:table-cell>
          <table:table-cell office:value-type="currency" office:value="21.230818627072299" table:style-name="ce10">
            <text:p>£21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rrous fumarate 140mg/5ml oral solution sugar free 300 ml <text:s/>/ <text:s/>Packsize 1</text:p>
          </table:table-cell>
          <table:table-cell office:value-type="string" table:style-name="ce9">
            <text:p>DIA146</text:p>
          </table:table-cell>
          <table:table-cell office:value-type="float" office:value="21877.721086652" table:style-name="ce14">
            <text:p>21,878<text:s/></text:p>
          </table:table-cell>
          <table:table-cell office:value-type="currency" office:value="5.1894646407787404" table:style-name="ce10">
            <text:p>£5.19</text:p>
          </table:table-cell>
          <table:table-cell office:value-type="currency" office:value="0.30628057402453801" table:style-name="ce10">
            <text:p>£0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rrous fumarate 210mg tablets <text:s/>/ <text:s/>Packsize 84</text:p>
          </table:table-cell>
          <table:table-cell office:value-type="string" table:style-name="ce9">
            <text:p>DIA251</text:p>
          </table:table-cell>
          <table:table-cell office:value-type="float" office:value="114535.40033342699" table:style-name="ce14">
            <text:p>114,535<text:s/></text:p>
          </table:table-cell>
          <table:table-cell office:value-type="currency" office:value="3.8526621351601205" table:style-name="ce10">
            <text:p>£3.85</text:p>
          </table:table-cell>
          <table:table-cell office:value-type="currency" office:value="0.59160869327882204" table:style-name="ce10">
            <text:p>£0.5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rrous fumarate 322mg tablets <text:s/>/ <text:s/>Packsize 28</text:p>
          </table:table-cell>
          <table:table-cell office:value-type="string" table:style-name="ce9">
            <text:p>DIA249</text:p>
          </table:table-cell>
          <table:table-cell office:value-type="float" office:value="22139.0766384532" table:style-name="ce14">
            <text:p>22,139<text:s/></text:p>
          </table:table-cell>
          <table:table-cell office:value-type="currency" office:value="1.09411112286083" table:style-name="ce10">
            <text:p>£1.09</text:p>
          </table:table-cell>
          <table:table-cell office:value-type="currency" office:value="0.13672288349949599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rrous gluconate 300mg tablets <text:s/>/ <text:s/>Packsize 28</text:p>
          </table:table-cell>
          <table:table-cell office:value-type="string" table:style-name="ce9">
            <text:p>DIA134</text:p>
          </table:table-cell>
          <table:table-cell office:value-type="float" office:value="8476.2839106484298" table:style-name="ce14">
            <text:p>8,476<text:s/></text:p>
          </table:table-cell>
          <table:table-cell office:value-type="currency" office:value="0.42136507432379933" table:style-name="ce10">
            <text:p>£0.42</text:p>
          </table:table-cell>
          <table:table-cell office:value-type="currency" office:value="0.14110870676868201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rrous sulfate 200mg tablets <text:s/>/ <text:s/>Packsize 28</text:p>
          </table:table-cell>
          <table:table-cell office:value-type="string" table:style-name="ce9">
            <text:p>DIA035</text:p>
          </table:table-cell>
          <table:table-cell office:value-type="float" office:value="543235.42226311599" table:style-name="ce14">
            <text:p>543,235<text:s/></text:p>
          </table:table-cell>
          <table:table-cell office:value-type="currency" office:value="0.56551424559204122" table:style-name="ce10">
            <text:p>£0.57</text:p>
          </table:table-cell>
          <table:table-cell office:value-type="currency" office:value="0.202290909371452" table:style-name="ce10">
            <text:p>£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soterodine 4mg modified-release tablets <text:s/>/ <text:s/>Packsize 28</text:p>
          </table:table-cell>
          <table:table-cell office:value-type="string" table:style-name="ce9">
            <text:p>DGD024</text:p>
          </table:table-cell>
          <table:table-cell office:value-type="float" office:value="3239.0905593484599" table:style-name="ce14">
            <text:p>3,239<text:s/></text:p>
          </table:table-cell>
          <table:table-cell office:value-type="currency" office:value="3.5782296875118424" table:style-name="ce10">
            <text:p>£3.58</text:p>
          </table:table-cell>
          <table:table-cell office:value-type="currency" office:value="3.25672952520326" table:style-name="ce10">
            <text:p>£3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soterodine 8mg modified-release tablets <text:s/>/ <text:s/>Packsize 28</text:p>
          </table:table-cell>
          <table:table-cell office:value-type="string" table:style-name="ce9">
            <text:p>DGD036</text:p>
          </table:table-cell>
          <table:table-cell office:value-type="float" office:value="900.19355901394704" table:style-name="ce14">
            <text:p>900<text:s/></text:p>
          </table:table-cell>
          <table:table-cell office:value-type="currency" office:value="4.7111645684795365" table:style-name="ce10">
            <text:p>£4.71</text:p>
          </table:table-cell>
          <table:table-cell office:value-type="currency" office:value="2.3382038093983399" table:style-name="ce10">
            <text:p>£2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xofenadine 120mg tablets <text:s/>/ <text:s/>Packsize 30</text:p>
          </table:table-cell>
          <table:table-cell office:value-type="string" table:style-name="ce9">
            <text:p>DCD042</text:p>
          </table:table-cell>
          <table:table-cell office:value-type="float" office:value="37988.440293787004" table:style-name="ce14">
            <text:p>37,988<text:s/></text:p>
          </table:table-cell>
          <table:table-cell office:value-type="currency" office:value="1.1618471213522961" table:style-name="ce10">
            <text:p>£1.16</text:p>
          </table:table-cell>
          <table:table-cell office:value-type="currency" office:value="0.32268103085173" table:style-name="ce10">
            <text:p>£0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exofenadine 180mg tablets <text:s/>/ <text:s/>Packsize 30</text:p>
          </table:table-cell>
          <table:table-cell office:value-type="string" table:style-name="ce9">
            <text:p>DCD046</text:p>
          </table:table-cell>
          <table:table-cell office:value-type="float" office:value="84621.257542774096" table:style-name="ce14">
            <text:p>84,621<text:s/></text:p>
          </table:table-cell>
          <table:table-cell office:value-type="currency" office:value="1.5164563104623558" table:style-name="ce10">
            <text:p>£1.52</text:p>
          </table:table-cell>
          <table:table-cell office:value-type="currency" office:value="0.344775329099691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inasteride 5mg tablets <text:s/>/ <text:s/>Packsize 28</text:p>
          </table:table-cell>
          <table:table-cell office:value-type="string" table:style-name="ce9">
            <text:p>DFD016</text:p>
          </table:table-cell>
          <table:table-cell office:value-type="float" office:value="124719.118562452" table:style-name="ce14">
            <text:p>124,719<text:s/></text:p>
          </table:table-cell>
          <table:table-cell office:value-type="currency" office:value="0.89052722052701805" table:style-name="ce10">
            <text:p>£0.89</text:p>
          </table:table-cell>
          <table:table-cell office:value-type="currency" office:value="0.94364033354088195" table:style-name="ce10">
            <text:p>£0.9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ingolimod 500microgram capsules <text:s/>/ <text:s/>Packsize 28</text:p>
          </table:table-cell>
          <table:table-cell office:value-type="string" table:style-name="ce9">
            <text:p>DHK027</text:p>
          </table:table-cell>
          <table:table-cell office:value-type="float" office:value="24651.5441845227" table:style-name="ce14">
            <text:p>24,652<text:s/></text:p>
          </table:table-cell>
          <table:table-cell office:value-type="currency" office:value="118.921537249605" table:style-name="ce10">
            <text:p>£118.92</text:p>
          </table:table-cell>
          <table:table-cell office:value-type="currency" office:value="121.37527917033201" table:style-name="ce10">
            <text:p>£121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ecainide 100mg tablets <text:s/>/ <text:s/>Packsize 60</text:p>
          </table:table-cell>
          <table:table-cell office:value-type="string" table:style-name="ce9">
            <text:p>DBH009</text:p>
          </table:table-cell>
          <table:table-cell office:value-type="float" office:value="3414.9776056329702" table:style-name="ce14">
            <text:p>3,415<text:s/></text:p>
          </table:table-cell>
          <table:table-cell office:value-type="currency" office:value="2.7959714828730871" table:style-name="ce10">
            <text:p>£2.80</text:p>
          </table:table-cell>
          <table:table-cell office:value-type="currency" office:value="0.31673794163382502" table:style-name="ce10">
            <text:p>£0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ecainide 50mg tablets <text:s/>/ <text:s/>Packsize 60</text:p>
          </table:table-cell>
          <table:table-cell office:value-type="string" table:style-name="ce9">
            <text:p>DBC047</text:p>
          </table:table-cell>
          <table:table-cell office:value-type="float" office:value="7881.6101388197903" table:style-name="ce14">
            <text:p>7,882<text:s/></text:p>
          </table:table-cell>
          <table:table-cell office:value-type="currency" office:value="1.5872822658890517" table:style-name="ce10">
            <text:p>£1.59</text:p>
          </table:table-cell>
          <table:table-cell office:value-type="currency" office:value="0.230851933163808" table:style-name="ce10">
            <text:p>£0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125mg/5ml oral solution 100ml <text:s/>/ <text:s/>Packsize 1</text:p>
          </table:table-cell>
          <table:table-cell office:value-type="string" table:style-name="ce9">
            <text:p>DEB016</text:p>
          </table:table-cell>
          <table:table-cell office:value-type="float" office:value="21083.655206617899" table:style-name="ce14">
            <text:p>21,084<text:s/></text:p>
          </table:table-cell>
          <table:table-cell office:value-type="currency" office:value="2.101058358519134" table:style-name="ce10">
            <text:p>£2.10</text:p>
          </table:table-cell>
          <table:table-cell office:value-type="currency" office:value="1.6734429991725901" table:style-name="ce10">
            <text:p>£1.6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125mg/5ml oral solution sugar free 100ml <text:s/>/ <text:s/>Packsize 1</text:p>
          </table:table-cell>
          <table:table-cell office:value-type="string" table:style-name="ce9">
            <text:p>DEB104</text:p>
          </table:table-cell>
          <table:table-cell office:value-type="float" office:value="5259.7646898119701" table:style-name="ce14">
            <text:p>5,260<text:s/></text:p>
          </table:table-cell>
          <table:table-cell office:value-type="currency" office:value="2.598852003109033" table:style-name="ce10">
            <text:p>£2.60</text:p>
          </table:table-cell>
          <table:table-cell office:value-type="currency" office:value="1.5700175162646399" table:style-name="ce10">
            <text:p>£1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1g powder for solution for injection vials <text:s/>/ <text:s/>Packsize 10</text:p>
          </table:table-cell>
          <table:table-cell office:value-type="string" table:style-name="ce9">
            <text:p>DEA240</text:p>
          </table:table-cell>
          <table:table-cell office:value-type="float" office:value="449531.54810884601" table:style-name="ce14">
            <text:p>449,532<text:s/></text:p>
          </table:table-cell>
          <table:table-cell office:value-type="currency" office:value="5.4838269313260906" table:style-name="ce10">
            <text:p>£5.48</text:p>
          </table:table-cell>
          <table:table-cell office:value-type="currency" office:value="14.2453467418113" table:style-name="ce10">
            <text:p>£14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250mg capsules <text:s/>/ <text:s/>Packsize 28</text:p>
          </table:table-cell>
          <table:table-cell office:value-type="string" table:style-name="ce9">
            <text:p>DEA618</text:p>
          </table:table-cell>
          <table:table-cell office:value-type="float" office:value="29243.652206602499" table:style-name="ce14">
            <text:p>29,244<text:s/></text:p>
          </table:table-cell>
          <table:table-cell office:value-type="currency" office:value="1.0614512093325938" table:style-name="ce10">
            <text:p>£1.06</text:p>
          </table:table-cell>
          <table:table-cell office:value-type="currency" office:value="0.25451308068385098" table:style-name="ce10">
            <text:p>£0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250mg capsules <text:s/>/ <text:s/>Packsize 100</text:p>
          </table:table-cell>
          <table:table-cell office:value-type="string" table:style-name="ce9">
            <text:p>DEA440</text:p>
          </table:table-cell>
          <table:table-cell office:value-type="float" office:value="1000.597006417" table:style-name="ce14">
            <text:p>1,001<text:s/></text:p>
          </table:table-cell>
          <table:table-cell office:value-type="currency" office:value="4.1117652497606958" table:style-name="ce10">
            <text:p>£4.11</text:p>
          </table:table-cell>
          <table:table-cell office:value-type="currency" office:value="1.13541914405262" table:style-name="ce10">
            <text:p>£1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250mg capsules prelabelled prepack <text:s/>/ <text:s/>Packsize 20</text:p>
          </table:table-cell>
          <table:table-cell office:value-type="string" table:style-name="ce9">
            <text:p>DEB022</text:p>
          </table:table-cell>
          <table:table-cell office:value-type="float" office:value="61.185159480075498" table:style-name="ce14">
            <text:p>61<text:s/></text:p>
          </table:table-cell>
          <table:table-cell office:value-type="currency" office:value="1.4547972213586553" table:style-name="ce10">
            <text:p>£1.45</text:p>
          </table:table-cell>
          <table:table-cell office:value-type="currency" office:value="0.13225429285078683" table:style-name="ce10">
            <text:p>£0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250mg capsules prelabelled prepack <text:s/>/ <text:s/>Packsize 28</text:p>
          </table:table-cell>
          <table:table-cell office:value-type="string" table:style-name="ce9">
            <text:p>DEA755</text:p>
          </table:table-cell>
          <table:table-cell office:value-type="float" office:value="11168.098129505301" table:style-name="ce14">
            <text:p>11,168<text:s/></text:p>
          </table:table-cell>
          <table:table-cell office:value-type="currency" office:value="1.6262213842854629" table:style-name="ce10">
            <text:p>£1.63</text:p>
          </table:table-cell>
          <table:table-cell office:value-type="currency" office:value="0.21051325565717899" table:style-name="ce10">
            <text:p>£0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250mg powder for solution for injection vials <text:s/>/ <text:s/>Packsize 10</text:p>
          </table:table-cell>
          <table:table-cell office:value-type="string" table:style-name="ce9">
            <text:p>DEB008</text:p>
          </table:table-cell>
          <table:table-cell office:value-type="float" office:value="8864.7414257528708" table:style-name="ce14">
            <text:p>8,865<text:s/></text:p>
          </table:table-cell>
          <table:table-cell office:value-type="currency" office:value="4.3483569512831277" table:style-name="ce10">
            <text:p>£4.35</text:p>
          </table:table-cell>
          <table:table-cell office:value-type="currency" office:value="2.8440803600665698" table:style-name="ce10">
            <text:p>£2.8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250mg/5ml oral solution 100ml <text:s/>/ <text:s/>Packsize 1</text:p>
          </table:table-cell>
          <table:table-cell office:value-type="string" table:style-name="ce9">
            <text:p>DEB021</text:p>
          </table:table-cell>
          <table:table-cell office:value-type="float" office:value="36840.296657217703" table:style-name="ce14">
            <text:p>36,840<text:s/></text:p>
          </table:table-cell>
          <table:table-cell office:value-type="currency" office:value="2.4057987595666024" table:style-name="ce10">
            <text:p>£2.41</text:p>
          </table:table-cell>
          <table:table-cell office:value-type="currency" office:value="1.90282022640037" table:style-name="ce10">
            <text:p>£1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250mg/5ml oral solution sugar free 100ml <text:s/>/ <text:s/>Packsize 1</text:p>
          </table:table-cell>
          <table:table-cell office:value-type="string" table:style-name="ce9">
            <text:p>DEB047</text:p>
          </table:table-cell>
          <table:table-cell office:value-type="float" office:value="22479.741399349601" table:style-name="ce14">
            <text:p>22,480<text:s/></text:p>
          </table:table-cell>
          <table:table-cell office:value-type="currency" office:value="3.2408789187453846" table:style-name="ce10">
            <text:p>£3.24</text:p>
          </table:table-cell>
          <table:table-cell office:value-type="currency" office:value="1.63393400438011" table:style-name="ce10">
            <text:p>£1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500mg capsules <text:s/>/ <text:s/>Packsize 28</text:p>
          </table:table-cell>
          <table:table-cell office:value-type="string" table:style-name="ce9">
            <text:p>DEA619</text:p>
          </table:table-cell>
          <table:table-cell office:value-type="float" office:value="506599.25859940099" table:style-name="ce14">
            <text:p>506,599<text:s/></text:p>
          </table:table-cell>
          <table:table-cell office:value-type="currency" office:value="1.6445713171854712" table:style-name="ce10">
            <text:p>£1.64</text:p>
          </table:table-cell>
          <table:table-cell office:value-type="currency" office:value="0.26747672785662802" table:style-name="ce10">
            <text:p>£0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500mg capsules <text:s/>/ <text:s/>Packsize 100</text:p>
          </table:table-cell>
          <table:table-cell office:value-type="string" table:style-name="ce9">
            <text:p>DEB006</text:p>
          </table:table-cell>
          <table:table-cell office:value-type="float" office:value="10060.207523565699" table:style-name="ce14">
            <text:p>10,060<text:s/></text:p>
          </table:table-cell>
          <table:table-cell office:value-type="currency" office:value="5.1766019615410279" table:style-name="ce10">
            <text:p>£5.18</text:p>
          </table:table-cell>
          <table:table-cell office:value-type="currency" office:value="1.35418562219742" table:style-name="ce10">
            <text:p>£1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500mg capsules prelabelled prepack <text:s/>/ <text:s/>Packsize 20</text:p>
          </table:table-cell>
          <table:table-cell office:value-type="string" table:style-name="ce9">
            <text:p>DEA239</text:p>
          </table:table-cell>
          <table:table-cell office:value-type="float" office:value="24507.050012716401" table:style-name="ce14">
            <text:p>24,507<text:s/></text:p>
          </table:table-cell>
          <table:table-cell office:value-type="currency" office:value="1.9266200124250095" table:style-name="ce10">
            <text:p>£1.93</text:p>
          </table:table-cell>
          <table:table-cell office:value-type="currency" office:value="0.17514727385681905" table:style-name="ce10">
            <text:p>£0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500mg capsules prelabelled prepack <text:s/>/ <text:s/>Packsize 28</text:p>
          </table:table-cell>
          <table:table-cell office:value-type="string" table:style-name="ce9">
            <text:p>DEA758</text:p>
          </table:table-cell>
          <table:table-cell office:value-type="float" office:value="207865.462088242" table:style-name="ce14">
            <text:p>207,865<text:s/></text:p>
          </table:table-cell>
          <table:table-cell office:value-type="currency" office:value="2.1853717565025712" table:style-name="ce10">
            <text:p>£2.19</text:p>
          </table:table-cell>
          <table:table-cell office:value-type="currency" office:value="0.50824117642529099" table:style-name="ce10">
            <text:p>£0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loxacillin 500mg powder for solution for injection vials <text:s/>/ <text:s/>Packsize 10</text:p>
          </table:table-cell>
          <table:table-cell office:value-type="string" table:style-name="ce9">
            <text:p>DEB009</text:p>
          </table:table-cell>
          <table:table-cell office:value-type="float" office:value="80237.731296205893" table:style-name="ce14">
            <text:p>80,238<text:s/></text:p>
          </table:table-cell>
          <table:table-cell office:value-type="currency" office:value="3.6240592212974252" table:style-name="ce10">
            <text:p>£3.62</text:p>
          </table:table-cell>
          <table:table-cell office:value-type="currency" office:value="2.3603879222631399" table:style-name="ce10">
            <text:p>£2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onazole 150mg capsules <text:s/>/ <text:s/>Packsize 1</text:p>
          </table:table-cell>
          <table:table-cell office:value-type="string" table:style-name="ce9">
            <text:p>DEB048</text:p>
          </table:table-cell>
          <table:table-cell office:value-type="float" office:value="75027.979691464498" table:style-name="ce14">
            <text:p>75,028<text:s/></text:p>
          </table:table-cell>
          <table:table-cell office:value-type="currency" office:value="0.46239056606167339" table:style-name="ce10">
            <text:p>£0.46</text:p>
          </table:table-cell>
          <table:table-cell office:value-type="currency" office:value="0.322400142291832" table:style-name="ce10">
            <text:p>£0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onazole 200mg capsules <text:s/>/ <text:s/>Packsize 7</text:p>
          </table:table-cell>
          <table:table-cell office:value-type="string" table:style-name="ce9">
            <text:p>DEB049</text:p>
          </table:table-cell>
          <table:table-cell office:value-type="float" office:value="33399.142199717498" table:style-name="ce14">
            <text:p>33,399<text:s/></text:p>
          </table:table-cell>
          <table:table-cell office:value-type="currency" office:value="1.2864812438315687" table:style-name="ce10">
            <text:p>£1.29</text:p>
          </table:table-cell>
          <table:table-cell office:value-type="currency" office:value="0.76436455417074201" table:style-name="ce10">
            <text:p>£0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onazole 200mg/100ml solution for infusion <text:s/>/ <text:s/>Packsize 10</text:p>
          </table:table-cell>
          <table:table-cell office:value-type="string" table:style-name="ce9">
            <text:p>DEB042</text:p>
          </table:table-cell>
          <table:table-cell office:value-type="float" office:value="8885.2145984675699" table:style-name="ce14">
            <text:p>8,885<text:s/></text:p>
          </table:table-cell>
          <table:table-cell office:value-type="currency" office:value="16.694427394649878" table:style-name="ce10">
            <text:p>£16.69</text:p>
          </table:table-cell>
          <table:table-cell office:value-type="currency" office:value="52.830396703273898" table:style-name="ce10">
            <text:p>£52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onazole 200mg/100ml solution for infusion <text:s/>/ <text:s/>Packsize 20</text:p>
          </table:table-cell>
          <table:table-cell office:value-type="string" table:style-name="ce9">
            <text:p>DEB059</text:p>
          </table:table-cell>
          <table:table-cell office:value-type="float" office:value="2238.2030811804798" table:style-name="ce14">
            <text:p>2,238<text:s/></text:p>
          </table:table-cell>
          <table:table-cell office:value-type="currency" office:value="143.28454495329149" table:style-name="ce10">
            <text:p>£143.28</text:p>
          </table:table-cell>
          <table:table-cell office:value-type="currency" office:value="224.65848625280901" table:style-name="ce10">
            <text:p>£224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onazole 200mg/5ml oral suspension 35 ml <text:s/>/ <text:s/>Packsize 1</text:p>
          </table:table-cell>
          <table:table-cell office:value-type="string" table:style-name="ce9">
            <text:p>DEB024</text:p>
          </table:table-cell>
          <table:table-cell office:value-type="float" office:value="4598.4245362214297" table:style-name="ce14">
            <text:p>4,598<text:s/></text:p>
          </table:table-cell>
          <table:table-cell office:value-type="currency" office:value="29.561894281231744" table:style-name="ce10">
            <text:p>£29.56</text:p>
          </table:table-cell>
          <table:table-cell office:value-type="currency" office:value="3.70580077371724" table:style-name="ce10">
            <text:p>£3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onazole 50mg capsules <text:s/>/ <text:s/>Packsize 7</text:p>
          </table:table-cell>
          <table:table-cell office:value-type="string" table:style-name="ce9">
            <text:p>DEB020</text:p>
          </table:table-cell>
          <table:table-cell office:value-type="float" office:value="276242.49025216" table:style-name="ce14">
            <text:p>276,242<text:s/></text:p>
          </table:table-cell>
          <table:table-cell office:value-type="currency" office:value="0.34215417010512178" table:style-name="ce10">
            <text:p>£0.34</text:p>
          </table:table-cell>
          <table:table-cell office:value-type="currency" office:value="0.185963733919883" table:style-name="ce10">
            <text:p>£0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onazole 50mg/25ml solution for injection vials <text:s/>/ <text:s/>Packsize 1</text:p>
          </table:table-cell>
          <table:table-cell office:value-type="string" table:style-name="ce9">
            <text:p>DEB023</text:p>
          </table:table-cell>
          <table:table-cell office:value-type="float" office:value="14462.3822272737" table:style-name="ce14">
            <text:p>14,462<text:s/></text:p>
          </table:table-cell>
          <table:table-cell office:value-type="currency" office:value="19.703782234617265" table:style-name="ce10">
            <text:p>£19.70</text:p>
          </table:table-cell>
          <table:table-cell office:value-type="currency" office:value="0.57981085084800799" table:style-name="ce10">
            <text:p>£0.5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conazole 50mg/5ml oral suspension 35 ml <text:s/>/ <text:s/>Packsize 1</text:p>
          </table:table-cell>
          <table:table-cell office:value-type="string" table:style-name="ce9">
            <text:p>DEB037</text:p>
          </table:table-cell>
          <table:table-cell office:value-type="float" office:value="20675.325132632599" table:style-name="ce14">
            <text:p>20,675<text:s/></text:p>
          </table:table-cell>
          <table:table-cell office:value-type="currency" office:value="5.8043319381995868" table:style-name="ce10">
            <text:p>£5.80</text:p>
          </table:table-cell>
          <table:table-cell office:value-type="currency" office:value="2.5122290523044999" table:style-name="ce10">
            <text:p>£2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darabine phosphate 50mg/2ml solution for injection vials <text:s/>/ <text:s/>Packsize 1</text:p>
          </table:table-cell>
          <table:table-cell office:value-type="string" table:style-name="ce9">
            <text:p>DHA377</text:p>
          </table:table-cell>
          <table:table-cell office:value-type="float" office:value="9436.1473831268995" table:style-name="ce14">
            <text:p>9,436<text:s/></text:p>
          </table:table-cell>
          <table:table-cell office:value-type="currency" office:value="105.92998068124362" table:style-name="ce10">
            <text:p>£105.93</text:p>
          </table:table-cell>
          <table:table-cell office:value-type="currency" office:value="40.813219181147097" table:style-name="ce10">
            <text:p>£40.8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drocortisone 100microgram tablets <text:s/>/ <text:s/>Packsize 30</text:p>
          </table:table-cell>
          <table:table-cell office:value-type="string" table:style-name="ce9">
            <text:p>DFC062</text:p>
          </table:table-cell>
          <table:table-cell office:value-type="float" office:value="68359.051467262194" table:style-name="ce14">
            <text:p>68,359<text:s/></text:p>
          </table:table-cell>
          <table:table-cell office:value-type="currency" office:value="7.1906616526913991" table:style-name="ce10">
            <text:p>£7.19</text:p>
          </table:table-cell>
          <table:table-cell office:value-type="currency" office:value="0.87668724543920995" table:style-name="ce10">
            <text:p>£0.8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drocortisone 100microgram tablets <text:s/>/ <text:s/>Packsize 100</text:p>
          </table:table-cell>
          <table:table-cell office:value-type="string" table:style-name="ce9">
            <text:p>DFC017</text:p>
          </table:table-cell>
          <table:table-cell office:value-type="float" office:value="4105.5693712283801" table:style-name="ce14">
            <text:p>4,106<text:s/></text:p>
          </table:table-cell>
          <table:table-cell office:value-type="currency" office:value="10.061488740023572" table:style-name="ce10">
            <text:p>£10.06</text:p>
          </table:table-cell>
          <table:table-cell office:value-type="currency" office:value="4.8989945597372397" table:style-name="ce10">
            <text:p>£4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mazenil 500micrograms/5ml solution for injection ampoules <text:s/>/ <text:s/>Packsize 5</text:p>
          </table:table-cell>
          <table:table-cell office:value-type="string" table:style-name="ce9">
            <text:p>DQJ000</text:p>
          </table:table-cell>
          <table:table-cell office:value-type="float" office:value="3971.4920566072301" table:style-name="ce14">
            <text:p>3,971<text:s/></text:p>
          </table:table-cell>
          <table:table-cell office:value-type="currency" office:value="15.6567731003143" table:style-name="ce10">
            <text:p>£15.66</text:p>
          </table:table-cell>
          <table:table-cell office:value-type="currency" office:value="22.916620188227501" table:style-name="ce10">
            <text:p>£22.9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mazenil 500micrograms/5ml solution for injection ampoules <text:s/>/ <text:s/>Packsize 10</text:p>
          </table:table-cell>
          <table:table-cell office:value-type="string" table:style-name="ce9">
            <text:p>DQJ006</text:p>
          </table:table-cell>
          <table:table-cell office:value-type="float" office:value="9331.3475696886908" table:style-name="ce14">
            <text:p>9,331<text:s/></text:p>
          </table:table-cell>
          <table:table-cell office:value-type="currency" office:value="20.685631797384612" table:style-name="ce10">
            <text:p>£20.69</text:p>
          </table:table-cell>
          <table:table-cell office:value-type="currency" office:value="38.2602688254795" table:style-name="ce10">
            <text:p>£38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orouracil 1g/20ml (5%) solution for infusion vials <text:s/>/ <text:s/>Packsize 1</text:p>
          </table:table-cell>
          <table:table-cell office:value-type="string" table:style-name="ce9">
            <text:p>DHA265</text:p>
          </table:table-cell>
          <table:table-cell office:value-type="float" office:value="14284.377167004001" table:style-name="ce14">
            <text:p>14,284<text:s/></text:p>
          </table:table-cell>
          <table:table-cell office:value-type="currency" office:value="3.1963178699499553" table:style-name="ce10">
            <text:p>£3.20</text:p>
          </table:table-cell>
          <table:table-cell office:value-type="currency" office:value="1.0921942869425201" table:style-name="ce10">
            <text:p>£1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orouracil 2.5g/100ml (2.5%) solution for infusion vials <text:s/>/ <text:s/>Packsize 1</text:p>
          </table:table-cell>
          <table:table-cell office:value-type="string" table:style-name="ce9">
            <text:p>DHA024</text:p>
          </table:table-cell>
          <table:table-cell office:value-type="float" office:value="9601.2104840902593" table:style-name="ce14">
            <text:p>9,601<text:s/></text:p>
          </table:table-cell>
          <table:table-cell office:value-type="currency" office:value="4.0824789816816516" table:style-name="ce10">
            <text:p>£4.08</text:p>
          </table:table-cell>
          <table:table-cell office:value-type="currency" office:value="0.36255580617747801" table:style-name="ce10">
            <text:p>£0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orouracil 2.5g/50ml (5%) solution for infusion vials <text:s/>/ <text:s/>Packsize 1</text:p>
          </table:table-cell>
          <table:table-cell office:value-type="string" table:style-name="ce9">
            <text:p>DHA102</text:p>
          </table:table-cell>
          <table:table-cell office:value-type="float" office:value="30781.117133155502" table:style-name="ce14">
            <text:p>30,781<text:s/></text:p>
          </table:table-cell>
          <table:table-cell office:value-type="currency" office:value="4.621378080094952" table:style-name="ce10">
            <text:p>£4.62</text:p>
          </table:table-cell>
          <table:table-cell office:value-type="currency" office:value="2.2676873242349802" table:style-name="ce10">
            <text:p>£2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orouracil 500mg/10ml (5%) solution for infusion vials <text:s/>/ <text:s/>Packsize 1</text:p>
          </table:table-cell>
          <table:table-cell office:value-type="string" table:style-name="ce9">
            <text:p>DHA240</text:p>
          </table:table-cell>
          <table:table-cell office:value-type="float" office:value="14771.2567367633" table:style-name="ce14">
            <text:p>14,771<text:s/></text:p>
          </table:table-cell>
          <table:table-cell office:value-type="currency" office:value="3.2638692062002681" table:style-name="ce10">
            <text:p>£3.26</text:p>
          </table:table-cell>
          <table:table-cell office:value-type="currency" office:value="0.55566537287597095" table:style-name="ce10">
            <text:p>£0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orouracil 500mg/20ml (2.5%) solution for infusion vials <text:s/>/ <text:s/>Packsize 10</text:p>
          </table:table-cell>
          <table:table-cell office:value-type="string" table:style-name="ce9">
            <text:p>DHA026</text:p>
          </table:table-cell>
          <table:table-cell office:value-type="float" office:value="1031.6929444386001" table:style-name="ce14">
            <text:p>1,032<text:s/></text:p>
          </table:table-cell>
          <table:table-cell office:value-type="currency" office:value="63.343701585127299" table:style-name="ce10">
            <text:p>£63.34</text:p>
          </table:table-cell>
          <table:table-cell office:value-type="currency" office:value="1.3490553352634" table:style-name="ce10">
            <text:p>£1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orouracil 5g/100ml (5%) solution for infusion vials <text:s/>/ <text:s/>Packsize 1</text:p>
          </table:table-cell>
          <table:table-cell office:value-type="string" table:style-name="ce9">
            <text:p>DHA137</text:p>
          </table:table-cell>
          <table:table-cell office:value-type="float" office:value="35015.8988767751" table:style-name="ce14">
            <text:p>35,016<text:s/></text:p>
          </table:table-cell>
          <table:table-cell office:value-type="currency" office:value="6.2687004201280105" table:style-name="ce10">
            <text:p>£6.27</text:p>
          </table:table-cell>
          <table:table-cell office:value-type="currency" office:value="2.3961338383271999" table:style-name="ce10">
            <text:p>£2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oxetine 10mg capsules <text:s/>/ <text:s/>Packsize 30</text:p>
          </table:table-cell>
          <table:table-cell office:value-type="string" table:style-name="ce9">
            <text:p>DDC111</text:p>
          </table:table-cell>
          <table:table-cell office:value-type="float" office:value="3231.5173832749701" table:style-name="ce14">
            <text:p>3,232<text:s/></text:p>
          </table:table-cell>
          <table:table-cell office:value-type="currency" office:value="20.150078825820547" table:style-name="ce10">
            <text:p>£20.15</text:p>
          </table:table-cell>
          <table:table-cell office:value-type="currency" office:value="4.8977312660197203" table:style-name="ce10">
            <text:p>£4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oxetine 20mg capsules <text:s/>/ <text:s/>Packsize 30</text:p>
          </table:table-cell>
          <table:table-cell office:value-type="string" table:style-name="ce9">
            <text:p>DDI014</text:p>
          </table:table-cell>
          <table:table-cell office:value-type="float" office:value="101250.84084003" table:style-name="ce14">
            <text:p>101,251<text:s/></text:p>
          </table:table-cell>
          <table:table-cell office:value-type="currency" office:value="0.40469718236453373" table:style-name="ce10">
            <text:p>£0.40</text:p>
          </table:table-cell>
          <table:table-cell office:value-type="currency" office:value="0.31834525832747501" table:style-name="ce10">
            <text:p>£0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oxetine 20mg/5ml oral solution 70 ml <text:s/>/ <text:s/>Packsize 1</text:p>
          </table:table-cell>
          <table:table-cell office:value-type="string" table:style-name="ce9">
            <text:p>DDC056</text:p>
          </table:table-cell>
          <table:table-cell office:value-type="float" office:value="16060.6703753658" table:style-name="ce14">
            <text:p>16,061<text:s/></text:p>
          </table:table-cell>
          <table:table-cell office:value-type="currency" office:value="6.8057931235333289" table:style-name="ce10">
            <text:p>£6.81</text:p>
          </table:table-cell>
          <table:table-cell office:value-type="currency" office:value="5.2701753196879499" table:style-name="ce10">
            <text:p>£5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pentixol 100mg/1ml solution for injection ampoules <text:s/>/ <text:s/>Packsize 10</text:p>
          </table:table-cell>
          <table:table-cell office:value-type="string" table:style-name="ce9">
            <text:p>DDE005</text:p>
          </table:table-cell>
          <table:table-cell office:value-type="float" office:value="11439.3825548929" table:style-name="ce14">
            <text:p>11,439<text:s/></text:p>
          </table:table-cell>
          <table:table-cell office:value-type="currency" office:value="30.584792345313399" table:style-name="ce10">
            <text:p>£30.58</text:p>
          </table:table-cell>
          <table:table-cell office:value-type="currency" office:value="7.2112078642863597" table:style-name="ce10">
            <text:p>£7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pentixol 200mg/1ml solution for injection ampoules <text:s/>/ <text:s/>Packsize 5</text:p>
          </table:table-cell>
          <table:table-cell office:value-type="string" table:style-name="ce9">
            <text:p>DDE004</text:p>
          </table:table-cell>
          <table:table-cell office:value-type="float" office:value="18147.3497440065" table:style-name="ce14">
            <text:p>18,147<text:s/></text:p>
          </table:table-cell>
          <table:table-cell office:value-type="currency" office:value="39.266543051849432" table:style-name="ce10">
            <text:p>£39.27</text:p>
          </table:table-cell>
          <table:table-cell office:value-type="currency" office:value="7.1095940749996602" table:style-name="ce10">
            <text:p>£7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pentixol 20mg/1ml solution for injection ampoules <text:s/>/ <text:s/>Packsize 10</text:p>
          </table:table-cell>
          <table:table-cell office:value-type="string" table:style-name="ce9">
            <text:p>DDE007</text:p>
          </table:table-cell>
          <table:table-cell office:value-type="float" office:value="2100.81865175546" table:style-name="ce14">
            <text:p>2,101<text:s/></text:p>
          </table:table-cell>
          <table:table-cell office:value-type="currency" office:value="8.1768076390820035" table:style-name="ce10">
            <text:p>£8.18</text:p>
          </table:table-cell>
          <table:table-cell office:value-type="currency" office:value="2.6286511208885401" table:style-name="ce10">
            <text:p>£2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pentixol 40mg/2ml solution for injection ampoules <text:s/>/ <text:s/>Packsize 10</text:p>
          </table:table-cell>
          <table:table-cell office:value-type="string" table:style-name="ce9">
            <text:p>DDE015</text:p>
          </table:table-cell>
          <table:table-cell office:value-type="float" office:value="1931.2520074971301" table:style-name="ce14">
            <text:p>1,931<text:s/></text:p>
          </table:table-cell>
          <table:table-cell office:value-type="currency" office:value="11.040842892188779" table:style-name="ce10">
            <text:p>£11.04</text:p>
          </table:table-cell>
          <table:table-cell office:value-type="currency" office:value="1.81874149420996" table:style-name="ce10">
            <text:p>£1.8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luticasone 50micrograms/dose nasal spray 150 dose <text:s/>/ <text:s/>Packsize 1</text:p>
          </table:table-cell>
          <table:table-cell office:value-type="string" table:style-name="ce9">
            <text:p>DLB036</text:p>
          </table:table-cell>
          <table:table-cell office:value-type="float" office:value="42749.969338959098" table:style-name="ce14">
            <text:p>42,750<text:s/></text:p>
          </table:table-cell>
          <table:table-cell office:value-type="currency" office:value="3.9433354598074812" table:style-name="ce10">
            <text:p>£3.94</text:p>
          </table:table-cell>
          <table:table-cell office:value-type="currency" office:value="1.5266371279265201" table:style-name="ce10">
            <text:p>£1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olic acid 2.5mg/5ml oral solution sugar free 150 ml <text:s/>/ <text:s/>Packsize 1</text:p>
          </table:table-cell>
          <table:table-cell office:value-type="string" table:style-name="ce9">
            <text:p>DIA048</text:p>
          </table:table-cell>
          <table:table-cell office:value-type="float" office:value="25176.767602648601" table:style-name="ce14">
            <text:p>25,177<text:s/></text:p>
          </table:table-cell>
          <table:table-cell office:value-type="currency" office:value="5.2022655198287362" table:style-name="ce10">
            <text:p>£5.20</text:p>
          </table:table-cell>
          <table:table-cell office:value-type="currency" office:value="0.99174324004487402" table:style-name="ce10">
            <text:p>£0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olic acid 5mg tablets <text:s/>/ <text:s/>Packsize 28</text:p>
          </table:table-cell>
          <table:table-cell office:value-type="string" table:style-name="ce9">
            <text:p>DIA040</text:p>
          </table:table-cell>
          <table:table-cell office:value-type="float" office:value="664265.87580621196" table:style-name="ce14">
            <text:p>664,266<text:s/></text:p>
          </table:table-cell>
          <table:table-cell office:value-type="currency" office:value="0.24147644165119697" table:style-name="ce10">
            <text:p>£0.24</text:p>
          </table:table-cell>
          <table:table-cell office:value-type="currency" office:value="5.1101965294745699E-2" table:style-name="ce10">
            <text:p>£0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oscarnet sodium 6g/250ml solution for injection bottles <text:s/>/ <text:s/>Packsize 1</text:p>
          </table:table-cell>
          <table:table-cell office:value-type="string" table:style-name="ce9">
            <text:p>DER021</text:p>
          </table:table-cell>
          <table:table-cell office:value-type="float" office:value="5518.5507204474397" table:style-name="ce14">
            <text:p>5,519<text:s/></text:p>
          </table:table-cell>
          <table:table-cell office:value-type="currency" office:value="70.431633174966279" table:style-name="ce10">
            <text:p>£70.43</text:p>
          </table:table-cell>
          <table:table-cell office:value-type="currency" office:value="6.3069875616262001" table:style-name="ce10">
            <text:p>£6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osfomycin 3g granules sachets <text:s/>/ <text:s/>Packsize 1</text:p>
          </table:table-cell>
          <table:table-cell office:value-type="string" table:style-name="ce9">
            <text:p>DBO014</text:p>
          </table:table-cell>
          <table:table-cell office:value-type="float" office:value="49486.8044465762" table:style-name="ce14">
            <text:p>49,487<text:s/></text:p>
          </table:table-cell>
          <table:table-cell office:value-type="currency" office:value="3.2954576846047088" table:style-name="ce10">
            <text:p>£3.30</text:p>
          </table:table-cell>
          <table:table-cell office:value-type="currency" office:value="0.53640468512318196" table:style-name="ce10">
            <text:p>£0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osinopril 10mg tablets <text:s/>/ <text:s/>Packsize 28</text:p>
          </table:table-cell>
          <table:table-cell office:value-type="string" table:style-name="ce9">
            <text:p>DBE037</text:p>
          </table:table-cell>
          <table:table-cell office:value-type="float" office:value="7.2003627756455399" table:style-name="ce14">
            <text:p>7<text:s/></text:p>
          </table:table-cell>
          <table:table-cell office:value-type="currency" office:value="4.137291540470919" table:style-name="ce10">
            <text:p>£4.14</text:p>
          </table:table-cell>
          <table:table-cell office:value-type="currency" office:value="1.69082265918435" table:style-name="ce10">
            <text:p>£1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osinopril 20mg tablets <text:s/>/ <text:s/>Packsize 28</text:p>
          </table:table-cell>
          <table:table-cell office:value-type="string" table:style-name="ce9">
            <text:p>DBE038</text:p>
          </table:table-cell>
          <table:table-cell office:value-type="float" office:value="2.68373182602227" table:style-name="ce14">
            <text:p>3<text:s/></text:p>
          </table:table-cell>
          <table:table-cell office:value-type="currency" office:value="4.4341241120346027" table:style-name="ce10">
            <text:p>£4.43</text:p>
          </table:table-cell>
          <table:table-cell office:value-type="currency" office:value="1.0976994932399999" table:style-name="ce10">
            <text:p>£1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lvestrant 250mg/5ml solution for injection pre-filled syringes <text:s/>/ <text:s/>Packsize 2</text:p>
          </table:table-cell>
          <table:table-cell office:value-type="string" table:style-name="ce9">
            <text:p>DHC056</text:p>
          </table:table-cell>
          <table:table-cell office:value-type="float" office:value="37020.155269237199" table:style-name="ce14">
            <text:p>37,020<text:s/></text:p>
          </table:table-cell>
          <table:table-cell office:value-type="currency" office:value="77.238538823095482" table:style-name="ce10">
            <text:p>£77.24</text:p>
          </table:table-cell>
          <table:table-cell office:value-type="currency" office:value="49.056454227670898" table:style-name="ce10">
            <text:p>£49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rosemide 20mg tablets <text:s/>/ <text:s/>Packsize 28</text:p>
          </table:table-cell>
          <table:table-cell office:value-type="string" table:style-name="ce9">
            <text:p>DBB085</text:p>
          </table:table-cell>
          <table:table-cell office:value-type="float" office:value="149926.80774603001" table:style-name="ce14">
            <text:p>149,927<text:s/></text:p>
          </table:table-cell>
          <table:table-cell office:value-type="currency" office:value="0.2264793102079446" table:style-name="ce10">
            <text:p>£0.23</text:p>
          </table:table-cell>
          <table:table-cell office:value-type="currency" office:value="0.120954650823358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rosemide 20mg/2ml solution for injection ampoules <text:s/>/ <text:s/>Packsize 10</text:p>
          </table:table-cell>
          <table:table-cell office:value-type="string" table:style-name="ce9">
            <text:p>DBB084</text:p>
          </table:table-cell>
          <table:table-cell office:value-type="float" office:value="318606.614955172" table:style-name="ce14">
            <text:p>318,607<text:s/></text:p>
          </table:table-cell>
          <table:table-cell office:value-type="currency" office:value="1.5141403453530802" table:style-name="ce10">
            <text:p>£1.51</text:p>
          </table:table-cell>
          <table:table-cell office:value-type="currency" office:value="1.7518570259598201" table:style-name="ce10">
            <text:p>£1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rosemide 20mg/5ml oral solution sugar free 150 ml <text:s/>/ <text:s/>Packsize 1</text:p>
          </table:table-cell>
          <table:table-cell office:value-type="string" table:style-name="ce9">
            <text:p>DBB039</text:p>
          </table:table-cell>
          <table:table-cell office:value-type="float" office:value="1895.1581243319099" table:style-name="ce14">
            <text:p>1,895<text:s/></text:p>
          </table:table-cell>
          <table:table-cell office:value-type="currency" office:value="6.6734906378635257" table:style-name="ce10">
            <text:p>£6.67</text:p>
          </table:table-cell>
          <table:table-cell office:value-type="currency" office:value="3.3576187344188702" table:style-name="ce10">
            <text:p>£3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rosemide 250mg/25ml solution for injection ampoules <text:s/>/ <text:s/>Packsize 10</text:p>
          </table:table-cell>
          <table:table-cell office:value-type="string" table:style-name="ce9">
            <text:p>DBC002</text:p>
          </table:table-cell>
          <table:table-cell office:value-type="float" office:value="14067.398547491999" table:style-name="ce14">
            <text:p>14,067<text:s/></text:p>
          </table:table-cell>
          <table:table-cell office:value-type="currency" office:value="15.492315744395734" table:style-name="ce10">
            <text:p>£15.49</text:p>
          </table:table-cell>
          <table:table-cell office:value-type="currency" office:value="4.2405594777677704" table:style-name="ce10">
            <text:p>£4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rosemide 40mg tablets <text:s/>/ <text:s/>Packsize 28</text:p>
          </table:table-cell>
          <table:table-cell office:value-type="string" table:style-name="ce9">
            <text:p>DBB044</text:p>
          </table:table-cell>
          <table:table-cell office:value-type="float" office:value="499992.21472460002" table:style-name="ce14">
            <text:p>499,992<text:s/></text:p>
          </table:table-cell>
          <table:table-cell office:value-type="currency" office:value="0.24400913935669999" table:style-name="ce10">
            <text:p>£0.24</text:p>
          </table:table-cell>
          <table:table-cell office:value-type="currency" office:value="0.125927214168018" table:style-name="ce10">
            <text:p>£0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rosemide 40mg/4ml solution for injection ampoules <text:s/>/ <text:s/>Packsize 10</text:p>
          </table:table-cell>
          <table:table-cell office:value-type="string" table:style-name="ce9">
            <text:p>DBC054</text:p>
          </table:table-cell>
          <table:table-cell office:value-type="float" office:value="5464.64499832818" table:style-name="ce14">
            <text:p>5,465<text:s/></text:p>
          </table:table-cell>
          <table:table-cell office:value-type="currency" office:value="2.1902904952950779" table:style-name="ce10">
            <text:p>£2.19</text:p>
          </table:table-cell>
          <table:table-cell office:value-type="currency" office:value="1.28036085262073" table:style-name="ce10">
            <text:p>£1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rosemide 40mg/5ml oral solution sugar free 150 ml <text:s/>/ <text:s/>Packsize 1</text:p>
          </table:table-cell>
          <table:table-cell office:value-type="string" table:style-name="ce9">
            <text:p>DBB040</text:p>
          </table:table-cell>
          <table:table-cell office:value-type="float" office:value="5879.0958854001901" table:style-name="ce14">
            <text:p>5,879<text:s/></text:p>
          </table:table-cell>
          <table:table-cell office:value-type="currency" office:value="6.1902579426160731" table:style-name="ce10">
            <text:p>£6.19</text:p>
          </table:table-cell>
          <table:table-cell office:value-type="currency" office:value="2.0018952834301298" table:style-name="ce10">
            <text:p>£2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rosemide 500mg tablets <text:s/>/ <text:s/>Packsize 28</text:p>
          </table:table-cell>
          <table:table-cell office:value-type="string" table:style-name="ce9">
            <text:p>DBB046</text:p>
          </table:table-cell>
          <table:table-cell office:value-type="float" office:value="2466.1249961287199" table:style-name="ce14">
            <text:p>2,466<text:s/></text:p>
          </table:table-cell>
          <table:table-cell office:value-type="currency" office:value="4.3079973710486952" table:style-name="ce10">
            <text:p>£4.31</text:p>
          </table:table-cell>
          <table:table-cell office:value-type="currency" office:value="3.9938084617579199" table:style-name="ce10">
            <text:p>£3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rosemide 50mg/5ml oral solution sugar free 150 ml <text:s/>/ <text:s/>Packsize 1</text:p>
          </table:table-cell>
          <table:table-cell office:value-type="string" table:style-name="ce9">
            <text:p>DBB041</text:p>
          </table:table-cell>
          <table:table-cell office:value-type="float" office:value="3307.2604540191801" table:style-name="ce14">
            <text:p>3,307<text:s/></text:p>
          </table:table-cell>
          <table:table-cell office:value-type="currency" office:value="8.0786289351751943" table:style-name="ce10">
            <text:p>£8.08</text:p>
          </table:table-cell>
          <table:table-cell office:value-type="currency" office:value="9.0900351325167392" table:style-name="ce10">
            <text:p>£9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rosemide 50mg/5ml solution for injection ampoules <text:s/>/ <text:s/>Packsize 10</text:p>
          </table:table-cell>
          <table:table-cell office:value-type="string" table:style-name="ce9">
            <text:p>DBC003</text:p>
          </table:table-cell>
          <table:table-cell office:value-type="float" office:value="142266.47372235401" table:style-name="ce14">
            <text:p>142,266<text:s/></text:p>
          </table:table-cell>
          <table:table-cell office:value-type="currency" office:value="5.5950531363660847" table:style-name="ce10">
            <text:p>£5.60</text:p>
          </table:table-cell>
          <table:table-cell office:value-type="currency" office:value="4.7345813415201699" table:style-name="ce10">
            <text:p>£4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sidic acid 2% / Betamethasone valerate 0.1% cream 30 gram <text:s/>/ <text:s/>Packsize 1</text:p>
          </table:table-cell>
          <table:table-cell office:value-type="string" table:style-name="ce9">
            <text:p>DMD025</text:p>
          </table:table-cell>
          <table:table-cell office:value-type="float" office:value="35477.854011507698" table:style-name="ce14">
            <text:p>35,478<text:s/></text:p>
          </table:table-cell>
          <table:table-cell office:value-type="currency" office:value="5.8348213489140193" table:style-name="ce10">
            <text:p>£5.83</text:p>
          </table:table-cell>
          <table:table-cell office:value-type="currency" office:value="0.39484505194502201" table:style-name="ce10">
            <text:p>£0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sidic acid 2% / Betamethasone valerate 0.1% cream 60 gram <text:s/>/ <text:s/>Packsize 1</text:p>
          </table:table-cell>
          <table:table-cell office:value-type="string" table:style-name="ce9">
            <text:p>DMD033</text:p>
          </table:table-cell>
          <table:table-cell office:value-type="float" office:value="2727.8458146940702" table:style-name="ce14">
            <text:p>2,728<text:s/></text:p>
          </table:table-cell>
          <table:table-cell office:value-type="currency" office:value="11.703403406464313" table:style-name="ce10">
            <text:p>£11.70</text:p>
          </table:table-cell>
          <table:table-cell office:value-type="currency" office:value="0.82486048153511804" table:style-name="ce10">
            <text:p>£0.8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sidic acid 2% cream 15 gram <text:s/>/ <text:s/>Packsize 1</text:p>
          </table:table-cell>
          <table:table-cell office:value-type="string" table:style-name="ce9">
            <text:p>DMJ069</text:p>
          </table:table-cell>
          <table:table-cell office:value-type="float" office:value="20683.882210252799" table:style-name="ce14">
            <text:p>20,684<text:s/></text:p>
          </table:table-cell>
          <table:table-cell office:value-type="currency" office:value="2.022476707939477" table:style-name="ce10">
            <text:p>£2.02</text:p>
          </table:table-cell>
          <table:table-cell office:value-type="currency" office:value="0.25278000198203798" table:style-name="ce10">
            <text:p>£0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Fusidic acid 2% cream 30 gram <text:s/>/ <text:s/>Packsize 1</text:p>
          </table:table-cell>
          <table:table-cell office:value-type="string" table:style-name="ce9">
            <text:p>DMJ070</text:p>
          </table:table-cell>
          <table:table-cell office:value-type="float" office:value="9031.0339288336709" table:style-name="ce14">
            <text:p>9,031<text:s/></text:p>
          </table:table-cell>
          <table:table-cell office:value-type="currency" office:value="3.7813577347959657" table:style-name="ce10">
            <text:p>£3.78</text:p>
          </table:table-cell>
          <table:table-cell office:value-type="currency" office:value="0.52288625514784803" table:style-name="ce10">
            <text:p>£0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bapentin 100mg capsules <text:s/>/ <text:s/>Packsize 100</text:p>
          </table:table-cell>
          <table:table-cell office:value-type="string" table:style-name="ce9">
            <text:p>DDH065</text:p>
          </table:table-cell>
          <table:table-cell office:value-type="float" office:value="51804.378186622598" table:style-name="ce14">
            <text:p>51,804<text:s/></text:p>
          </table:table-cell>
          <table:table-cell office:value-type="currency" office:value="1.0124692513642448" table:style-name="ce10">
            <text:p>£1.01</text:p>
          </table:table-cell>
          <table:table-cell office:value-type="currency" office:value="0.21673640835859601" table:style-name="ce10">
            <text:p>£0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bapentin 250mg/5ml oral solution Alcohol free and sugar free 150 ml <text:s/>/ <text:s/>Packsize 1</text:p>
          </table:table-cell>
          <table:table-cell office:value-type="string" table:style-name="ce9">
            <text:p>DHF030</text:p>
          </table:table-cell>
          <table:table-cell office:value-type="float" office:value="207.140257060528" table:style-name="ce14">
            <text:p>207<text:s/></text:p>
          </table:table-cell>
          <table:table-cell office:value-type="currency" office:value="7.6237232801084698" table:style-name="ce10">
            <text:p>£7.62</text:p>
          </table:table-cell>
          <table:table-cell office:value-type="currency" office:value="0.16469503033595201" table:style-name="ce10">
            <text:p>£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bapentin 300mg capsules <text:s/>/ <text:s/>Packsize 100</text:p>
          </table:table-cell>
          <table:table-cell office:value-type="string" table:style-name="ce9">
            <text:p>DDH066</text:p>
          </table:table-cell>
          <table:table-cell office:value-type="float" office:value="73554.650200080097" table:style-name="ce14">
            <text:p>73,555<text:s/></text:p>
          </table:table-cell>
          <table:table-cell office:value-type="currency" office:value="1.7920151838320679" table:style-name="ce10">
            <text:p>£1.79</text:p>
          </table:table-cell>
          <table:table-cell office:value-type="currency" office:value="0.14027327381749799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bapentin 400mg capsules <text:s/>/ <text:s/>Packsize 100</text:p>
          </table:table-cell>
          <table:table-cell office:value-type="string" table:style-name="ce9">
            <text:p>DDH034</text:p>
          </table:table-cell>
          <table:table-cell office:value-type="float" office:value="3329.5566231340599" table:style-name="ce14">
            <text:p>3,330<text:s/></text:p>
          </table:table-cell>
          <table:table-cell office:value-type="currency" office:value="2.5217711997030454" table:style-name="ce10">
            <text:p>£2.52</text:p>
          </table:table-cell>
          <table:table-cell office:value-type="currency" office:value="0.24461929075556299" table:style-name="ce10">
            <text:p>£0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bapentin 600mg tablets <text:s/>/ <text:s/>Packsize 100</text:p>
          </table:table-cell>
          <table:table-cell office:value-type="string" table:style-name="ce9">
            <text:p>DDH094</text:p>
          </table:table-cell>
          <table:table-cell office:value-type="float" office:value="2497.7633740567799" table:style-name="ce14">
            <text:p>2,498<text:s/></text:p>
          </table:table-cell>
          <table:table-cell office:value-type="currency" office:value="3.8574470664733891" table:style-name="ce10">
            <text:p>£3.86</text:p>
          </table:table-cell>
          <table:table-cell office:value-type="currency" office:value="2.08899737243603" table:style-name="ce10">
            <text:p>£2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bapentin 800mg tablets <text:s/>/ <text:s/>Packsize 100</text:p>
          </table:table-cell>
          <table:table-cell office:value-type="string" table:style-name="ce9">
            <text:p>DDH095</text:p>
          </table:table-cell>
          <table:table-cell office:value-type="float" office:value="32.9801304257007" table:style-name="ce14">
            <text:p>33<text:s/></text:p>
          </table:table-cell>
          <table:table-cell office:value-type="currency" office:value="6.0860887270349684" table:style-name="ce10">
            <text:p>£6.09</text:p>
          </table:table-cell>
          <table:table-cell office:value-type="currency" office:value="0.40042421360408798" table:style-name="ce10">
            <text:p>£0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lantamine 16mg modified-release capsules <text:s/>/ <text:s/>Packsize 28</text:p>
          </table:table-cell>
          <table:table-cell office:value-type="string" table:style-name="ce9">
            <text:p>DDK028</text:p>
          </table:table-cell>
          <table:table-cell office:value-type="float" office:value="931.81377343961503" table:style-name="ce14">
            <text:p>932<text:s/></text:p>
          </table:table-cell>
          <table:table-cell office:value-type="currency" office:value="7.0284644707759449" table:style-name="ce10">
            <text:p>£7.03</text:p>
          </table:table-cell>
          <table:table-cell office:value-type="currency" office:value="5.0225615756236799" table:style-name="ce10">
            <text:p>£5.0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lantamine 20mg/5ml oral solution sugar free 100 ml <text:s/>/ <text:s/>Packsize 1</text:p>
          </table:table-cell>
          <table:table-cell office:value-type="string" table:style-name="ce9">
            <text:p>DDK018</text:p>
          </table:table-cell>
          <table:table-cell office:value-type="float" office:value="251.24044552333399" table:style-name="ce14">
            <text:p>251<text:s/></text:p>
          </table:table-cell>
          <table:table-cell office:value-type="currency" office:value="20.587767981487698" table:style-name="ce10">
            <text:p>£20.59</text:p>
          </table:table-cell>
          <table:table-cell office:value-type="currency" office:value="14.764564303379" table:style-name="ce10">
            <text:p>£14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lantamine 24mg modified-release capsules <text:s/>/ <text:s/>Packsize 28</text:p>
          </table:table-cell>
          <table:table-cell office:value-type="string" table:style-name="ce9">
            <text:p>DDK027</text:p>
          </table:table-cell>
          <table:table-cell office:value-type="float" office:value="1291.7264020084399" table:style-name="ce14">
            <text:p>1,292<text:s/></text:p>
          </table:table-cell>
          <table:table-cell office:value-type="currency" office:value="7.6269246991327106" table:style-name="ce10">
            <text:p>£7.63</text:p>
          </table:table-cell>
          <table:table-cell office:value-type="currency" office:value="2.8769466032688298" table:style-name="ce10">
            <text:p>£2.8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lantamine 8mg modified-release capsules <text:s/>/ <text:s/>Packsize 28</text:p>
          </table:table-cell>
          <table:table-cell office:value-type="string" table:style-name="ce9">
            <text:p>DDK029</text:p>
          </table:table-cell>
          <table:table-cell office:value-type="float" office:value="2125.8899348487598" table:style-name="ce14">
            <text:p>2,126<text:s/></text:p>
          </table:table-cell>
          <table:table-cell office:value-type="currency" office:value="4.1690163985985116" table:style-name="ce10">
            <text:p>£4.17</text:p>
          </table:table-cell>
          <table:table-cell office:value-type="currency" office:value="1.6661450028645199" table:style-name="ce10">
            <text:p>£1.6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nciclovir 0.15% eye gel 5 gram <text:s/>/ <text:s/>Packsize 1</text:p>
          </table:table-cell>
          <table:table-cell office:value-type="string" table:style-name="ce9">
            <text:p>DLD011</text:p>
          </table:table-cell>
          <table:table-cell office:value-type="float" office:value="26060.0919875912" table:style-name="ce14">
            <text:p>26,060<text:s/></text:p>
          </table:table-cell>
          <table:table-cell office:value-type="currency" office:value="10.731325128597508" table:style-name="ce10">
            <text:p>£10.73</text:p>
          </table:table-cell>
          <table:table-cell office:value-type="currency" office:value="3.0549555746303398" table:style-name="ce10">
            <text:p>£3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nciclovir 500mg powder for solution for infusion vials <text:s/>/ <text:s/>Packsize 5</text:p>
          </table:table-cell>
          <table:table-cell office:value-type="string" table:style-name="ce9">
            <text:p>DER014</text:p>
          </table:table-cell>
          <table:table-cell office:value-type="float" office:value="2410.3674540919001" table:style-name="ce14">
            <text:p>2,410<text:s/></text:p>
          </table:table-cell>
          <table:table-cell office:value-type="currency" office:value="109.17743249198658" table:style-name="ce10">
            <text:p>£109.18</text:p>
          </table:table-cell>
          <table:table-cell office:value-type="currency" office:value="25.248723140506701" table:style-name="ce10">
            <text:p>£25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viscon Advance or eqv - 150ml - Sodium alginate 500mg/5ml / Potassium bicarbonate 100mg/5ml oral suspension sugar free 150 ml <text:s/>/ <text:s/>Packsize 1</text:p>
          </table:table-cell>
          <table:table-cell office:value-type="string" table:style-name="ce9">
            <text:p>DAA048</text:p>
          </table:table-cell>
          <table:table-cell office:value-type="float" office:value="72940.458501867906" table:style-name="ce14">
            <text:p>72,940<text:s/></text:p>
          </table:table-cell>
          <table:table-cell office:value-type="currency" office:value="1.6294892086119293" table:style-name="ce10">
            <text:p>£1.63</text:p>
          </table:table-cell>
          <table:table-cell office:value-type="currency" office:value="0.43451711430427198" table:style-name="ce10">
            <text:p>£0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viscon Advance or eqv - 250ml - Sodium alginate 500mg/5ml / Potassium bicarbonate 100mg/5ml oral suspension sugar free 250 ml <text:s/>/ <text:s/>Packsize 1</text:p>
          </table:table-cell>
          <table:table-cell office:value-type="string" table:style-name="ce9">
            <text:p>DAA054</text:p>
          </table:table-cell>
          <table:table-cell office:value-type="float" office:value="1026.5620502989" table:style-name="ce14">
            <text:p>1,027<text:s/></text:p>
          </table:table-cell>
          <table:table-cell office:value-type="currency" office:value="2.2287693172895109" table:style-name="ce10">
            <text:p>£2.23</text:p>
          </table:table-cell>
          <table:table-cell office:value-type="currency" office:value="0.25783788464631602" table:style-name="ce10">
            <text:p>£0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viscon Advance or eqv - 500ml - Sodium alginate 500mg/5ml / Potassium bicarbonate 100mg/5ml oral suspension sugar free 500 ml <text:s/>/ <text:s/>Packsize 1</text:p>
          </table:table-cell>
          <table:table-cell office:value-type="string" table:style-name="ce9">
            <text:p>DAA025</text:p>
          </table:table-cell>
          <table:table-cell office:value-type="float" office:value="61247.876682374597" table:style-name="ce14">
            <text:p>61,248<text:s/></text:p>
          </table:table-cell>
          <table:table-cell office:value-type="currency" office:value="2.1330796605002371" table:style-name="ce10">
            <text:p>£2.13</text:p>
          </table:table-cell>
          <table:table-cell office:value-type="currency" office:value="0.254610184597659" table:style-name="ce10">
            <text:p>£0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aviscon advance or eqv - Sodium alginate 500mg / Potassium bicarbonate 100mg chewable tablets sugar free <text:s/>/ <text:s/>Packsize 60</text:p>
          </table:table-cell>
          <table:table-cell office:value-type="string" table:style-name="ce9">
            <text:p>DAA052</text:p>
          </table:table-cell>
          <table:table-cell office:value-type="float" office:value="2772.8042438653101" table:style-name="ce14">
            <text:p>2,773<text:s/></text:p>
          </table:table-cell>
          <table:table-cell office:value-type="currency" office:value="4.4078156714598888" table:style-name="ce10">
            <text:p>£4.41</text:p>
          </table:table-cell>
          <table:table-cell office:value-type="currency" office:value="0.488533729941663" table:style-name="ce10">
            <text:p>£0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fitinib 250mg tablets <text:s/>/ <text:s/>Packsize 30</text:p>
          </table:table-cell>
          <table:table-cell office:value-type="string" table:style-name="ce9">
            <text:p>DXA008</text:p>
          </table:table-cell>
          <table:table-cell office:value-type="float" office:value="580.70131311140699" table:style-name="ce14">
            <text:p>581<text:s/></text:p>
          </table:table-cell>
          <table:table-cell office:value-type="currency" office:value="60.679215294352041" table:style-name="ce10">
            <text:p>£60.68</text:p>
          </table:table-cell>
          <table:table-cell office:value-type="currency" office:value="28.853680050045998" table:style-name="ce10">
            <text:p>£28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1200mg/120ml solution for infusion bags <text:s/>/ <text:s/>Packsize 1</text:p>
          </table:table-cell>
          <table:table-cell office:value-type="string" table:style-name="ce9">
            <text:p>DHB246</text:p>
          </table:table-cell>
          <table:table-cell office:value-type="float" office:value="3851.8458326333198" table:style-name="ce14">
            <text:p>3,852<text:s/></text:p>
          </table:table-cell>
          <table:table-cell office:value-type="currency" office:value="36.042771707996387" table:style-name="ce10">
            <text:p>£36.04</text:p>
          </table:table-cell>
          <table:table-cell office:value-type="currency" office:value="1.5649475933602901" table:style-name="ce10">
            <text:p>£1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1300mg/130ml solution for infusion bags <text:s/>/ <text:s/>Packsize 1</text:p>
          </table:table-cell>
          <table:table-cell office:value-type="string" table:style-name="ce9">
            <text:p>DQC034</text:p>
          </table:table-cell>
          <table:table-cell office:value-type="float" office:value="430.48955811744997" table:style-name="ce14">
            <text:p>430<text:s/></text:p>
          </table:table-cell>
          <table:table-cell office:value-type="currency" office:value="41.799991801637603" table:style-name="ce10">
            <text:p>£41.80</text:p>
          </table:table-cell>
          <table:table-cell office:value-type="currency" office:value="3.7999992546943271" table:style-name="ce10">
            <text:p>£3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1400mg/140ml solution for infusion bags <text:s/>/ <text:s/>Packsize 1</text:p>
          </table:table-cell>
          <table:table-cell office:value-type="string" table:style-name="ce9">
            <text:p>DYC085</text:p>
          </table:table-cell>
          <table:table-cell office:value-type="float" office:value="5026.4586227254504" table:style-name="ce14">
            <text:p>5,026<text:s/></text:p>
          </table:table-cell>
          <table:table-cell office:value-type="currency" office:value="37.9201331009168" table:style-name="ce10">
            <text:p>£37.92</text:p>
          </table:table-cell>
          <table:table-cell office:value-type="currency" office:value="3.6064055486018902" table:style-name="ce10">
            <text:p>£3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1500mg/150ml solution for infusion bags <text:s/>/ <text:s/>Packsize 1</text:p>
          </table:table-cell>
          <table:table-cell office:value-type="string" table:style-name="ce9">
            <text:p>DQC035</text:p>
          </table:table-cell>
          <table:table-cell office:value-type="float" office:value="659.82532183671697" table:style-name="ce14">
            <text:p>660<text:s/></text:p>
          </table:table-cell>
          <table:table-cell office:value-type="currency" office:value="43.999995209617694" table:style-name="ce10">
            <text:p>£44.00</text:p>
          </table:table-cell>
          <table:table-cell office:value-type="currency" office:value="3.9999995645106994" table:style-name="ce10">
            <text:p>£4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1600mg/160ml solution for infusion bags <text:s/>/ <text:s/>Packsize 1</text:p>
          </table:table-cell>
          <table:table-cell office:value-type="string" table:style-name="ce9">
            <text:p>DHK055</text:p>
          </table:table-cell>
          <table:table-cell office:value-type="float" office:value="7054.4975582084198" table:style-name="ce14">
            <text:p>7,054<text:s/></text:p>
          </table:table-cell>
          <table:table-cell office:value-type="currency" office:value="39.866375695709195" table:style-name="ce10">
            <text:p>£39.87</text:p>
          </table:table-cell>
          <table:table-cell office:value-type="currency" office:value="2.0072478481607599" table:style-name="ce10">
            <text:p>£2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1800mg/180ml solution for infusion bags <text:s/>/ <text:s/>Packsize 1</text:p>
          </table:table-cell>
          <table:table-cell office:value-type="string" table:style-name="ce9">
            <text:p>DHB247</text:p>
          </table:table-cell>
          <table:table-cell office:value-type="float" office:value="9773.4485138370692" table:style-name="ce14">
            <text:p>9,773<text:s/></text:p>
          </table:table-cell>
          <table:table-cell office:value-type="currency" office:value="41.958952300143707" table:style-name="ce10">
            <text:p>£41.96</text:p>
          </table:table-cell>
          <table:table-cell office:value-type="currency" office:value="1.5476034468714099" table:style-name="ce10">
            <text:p>£1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1g powder for solution for infusion vials <text:s/>/ <text:s/>Packsize 1</text:p>
          </table:table-cell>
          <table:table-cell office:value-type="string" table:style-name="ce9">
            <text:p>DHA151</text:p>
          </table:table-cell>
          <table:table-cell office:value-type="float" office:value="4438.59169015102" table:style-name="ce14">
            <text:p>4,439<text:s/></text:p>
          </table:table-cell>
          <table:table-cell office:value-type="currency" office:value="17.748375047608768" table:style-name="ce10">
            <text:p>£17.75</text:p>
          </table:table-cell>
          <table:table-cell office:value-type="currency" office:value="25.764420149620701" table:style-name="ce10">
            <text:p>£25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1g/10ml (100mg/ml) concentrate for solution for infusion vials <text:s/>/ <text:s/>Packsize 1</text:p>
          </table:table-cell>
          <table:table-cell office:value-type="string" table:style-name="ce9">
            <text:p>DKE033</text:p>
          </table:table-cell>
          <table:table-cell office:value-type="float" office:value="8270.5122592451498" table:style-name="ce14">
            <text:p>8,271<text:s/></text:p>
          </table:table-cell>
          <table:table-cell office:value-type="currency" office:value="20.362515007670233" table:style-name="ce10">
            <text:p>£20.36</text:p>
          </table:table-cell>
          <table:table-cell office:value-type="currency" office:value="21.208845515914799" table:style-name="ce10">
            <text:p>£21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1g/26.3ml (38mg/ml) concentrate for solution for infusion vials <text:s/>/ <text:s/>Packsize 1</text:p>
          </table:table-cell>
          <table:table-cell office:value-type="string" table:style-name="ce9">
            <text:p>DYC035</text:p>
          </table:table-cell>
          <table:table-cell office:value-type="float" office:value="4067.4690947486101" table:style-name="ce14">
            <text:p>4,067<text:s/></text:p>
          </table:table-cell>
          <table:table-cell office:value-type="currency" office:value="16.397105533292827" table:style-name="ce10">
            <text:p>£16.40</text:p>
          </table:table-cell>
          <table:table-cell office:value-type="currency" office:value="38.607325042838099" table:style-name="ce10">
            <text:p>£38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2000mg/200ml solution for infusion bags <text:s/>/ <text:s/>Packsize 1</text:p>
          </table:table-cell>
          <table:table-cell office:value-type="string" table:style-name="ce9">
            <text:p>DHB248</text:p>
          </table:table-cell>
          <table:table-cell office:value-type="float" office:value="7539.3863983247402" table:style-name="ce14">
            <text:p>7,539<text:s/></text:p>
          </table:table-cell>
          <table:table-cell office:value-type="currency" office:value="46.690293002918423" table:style-name="ce10">
            <text:p>£46.69</text:p>
          </table:table-cell>
          <table:table-cell office:value-type="currency" office:value="3.8984611779972398" table:style-name="ce10">
            <text:p>£3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200mg powder for solution for infusion vials <text:s/>/ <text:s/>Packsize 1</text:p>
          </table:table-cell>
          <table:table-cell office:value-type="string" table:style-name="ce9">
            <text:p>DHA150</text:p>
          </table:table-cell>
          <table:table-cell office:value-type="float" office:value="2912.0595171833402" table:style-name="ce14">
            <text:p>2,912<text:s/></text:p>
          </table:table-cell>
          <table:table-cell office:value-type="currency" office:value="4.4368598662767456" table:style-name="ce10">
            <text:p>£4.44</text:p>
          </table:table-cell>
          <table:table-cell office:value-type="currency" office:value="1.08382611200236" table:style-name="ce10">
            <text:p>£1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200mg/2ml (100mg/ml) concentrate for solution for infusion vials <text:s/>/ <text:s/>Packsize 1</text:p>
          </table:table-cell>
          <table:table-cell office:value-type="string" table:style-name="ce9">
            <text:p>DKE032</text:p>
          </table:table-cell>
          <table:table-cell office:value-type="float" office:value="8099.8148847143202" table:style-name="ce14">
            <text:p>8,100<text:s/></text:p>
          </table:table-cell>
          <table:table-cell office:value-type="currency" office:value="3.5911907141104904" table:style-name="ce10">
            <text:p>£3.59</text:p>
          </table:table-cell>
          <table:table-cell office:value-type="currency" office:value="0.169431171916754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200mg/5.26ml (38mg/ml) concentrate for solution for infusion vials <text:s/>/ <text:s/>Packsize 1</text:p>
          </table:table-cell>
          <table:table-cell office:value-type="string" table:style-name="ce9">
            <text:p>DQC036</text:p>
          </table:table-cell>
          <table:table-cell office:value-type="float" office:value="111.270021438599" table:style-name="ce14">
            <text:p>111<text:s/></text:p>
          </table:table-cell>
          <table:table-cell office:value-type="currency" office:value="5.499998940304919" table:style-name="ce10">
            <text:p>£5.50</text:p>
          </table:table-cell>
          <table:table-cell office:value-type="currency" office:value="0.49999990366408342" table:style-name="ce10">
            <text:p>£0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200mg/5.3ml (38mg/ml) concentrate for solution for infusion vials <text:s/>/ <text:s/>Packsize 1</text:p>
          </table:table-cell>
          <table:table-cell office:value-type="string" table:style-name="ce9">
            <text:p>DYC036</text:p>
          </table:table-cell>
          <table:table-cell office:value-type="float" office:value="1279.3257778023799" table:style-name="ce14">
            <text:p>1,279<text:s/></text:p>
          </table:table-cell>
          <table:table-cell office:value-type="currency" office:value="4.5009176707838305" table:style-name="ce10">
            <text:p>£4.50</text:p>
          </table:table-cell>
          <table:table-cell office:value-type="currency" office:value="8.5224599528767495" table:style-name="ce10">
            <text:p>£8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2200mg/220ml solution for infusion bags <text:s/>/ <text:s/>Packsize 1</text:p>
          </table:table-cell>
          <table:table-cell office:value-type="string" table:style-name="ce9">
            <text:p>DHB249</text:p>
          </table:table-cell>
          <table:table-cell office:value-type="float" office:value="2360.0832345425201" table:style-name="ce14">
            <text:p>2,360<text:s/></text:p>
          </table:table-cell>
          <table:table-cell office:value-type="currency" office:value="47.754442873217862" table:style-name="ce10">
            <text:p>£47.75</text:p>
          </table:table-cell>
          <table:table-cell office:value-type="currency" office:value="1.9525930742015001" table:style-name="ce10">
            <text:p>£1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2g/20ml (100mg/ml) concentrate for solution for infusion vials <text:s/>/ <text:s/>Packsize 1</text:p>
          </table:table-cell>
          <table:table-cell office:value-type="string" table:style-name="ce9">
            <text:p>DKE031</text:p>
          </table:table-cell>
          <table:table-cell office:value-type="float" office:value="5980.6969938622797" table:style-name="ce14">
            <text:p>5,981<text:s/></text:p>
          </table:table-cell>
          <table:table-cell office:value-type="currency" office:value="19.743349332223179" table:style-name="ce10">
            <text:p>£19.74</text:p>
          </table:table-cell>
          <table:table-cell office:value-type="currency" office:value="23.327548719459301" table:style-name="ce10">
            <text:p>£23.3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mcitabine 2g/52.6ml (38mg/ml) concentrate for solution for infusion vials <text:s/>/ <text:s/>Packsize 1</text:p>
          </table:table-cell>
          <table:table-cell office:value-type="string" table:style-name="ce9">
            <text:p>DYC037</text:p>
          </table:table-cell>
          <table:table-cell office:value-type="float" office:value="3337.2700402625501" table:style-name="ce14">
            <text:p>3,337<text:s/></text:p>
          </table:table-cell>
          <table:table-cell office:value-type="currency" office:value="53.7920539345617" table:style-name="ce10">
            <text:p>£53.79</text:p>
          </table:table-cell>
          <table:table-cell office:value-type="currency" office:value="43.402607068172003" table:style-name="ce10">
            <text:p>£43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ntamicin 20mg/2ml solution for injection ampoules <text:s/>/ <text:s/>Packsize 5</text:p>
          </table:table-cell>
          <table:table-cell office:value-type="string" table:style-name="ce9">
            <text:p>DEG003</text:p>
          </table:table-cell>
          <table:table-cell office:value-type="float" office:value="9340.2875422705001" table:style-name="ce14">
            <text:p>9,340<text:s/></text:p>
          </table:table-cell>
          <table:table-cell office:value-type="currency" office:value="4.5932108412982666" table:style-name="ce10">
            <text:p>£4.59</text:p>
          </table:table-cell>
          <table:table-cell office:value-type="currency" office:value="1.88774598162851" table:style-name="ce10">
            <text:p>£1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ntamicin 20mg/2ml solution for injection vials <text:s/>/ <text:s/>Packsize 5</text:p>
          </table:table-cell>
          <table:table-cell office:value-type="string" table:style-name="ce9">
            <text:p>DEA141</text:p>
          </table:table-cell>
          <table:table-cell office:value-type="float" office:value="30993.727645131799" table:style-name="ce14">
            <text:p>30,994<text:s/></text:p>
          </table:table-cell>
          <table:table-cell office:value-type="currency" office:value="5.1971589814657486" table:style-name="ce10">
            <text:p>£5.20</text:p>
          </table:table-cell>
          <table:table-cell office:value-type="currency" office:value="2.3457403377521602" table:style-name="ce10">
            <text:p>£2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ntamicin 240mg/80ml solution for infusion bags <text:s/>/ <text:s/>Packsize 20</text:p>
          </table:table-cell>
          <table:table-cell office:value-type="string" table:style-name="ce9">
            <text:p>DEA748</text:p>
          </table:table-cell>
          <table:table-cell office:value-type="float" office:value="85.410622811876195" table:style-name="ce14">
            <text:p>85<text:s/></text:p>
          </table:table-cell>
          <table:table-cell office:value-type="currency" office:value="139.30948643481304" table:style-name="ce10">
            <text:p>£139.31</text:p>
          </table:table-cell>
          <table:table-cell office:value-type="currency" office:value="21.958497895807401" table:style-name="ce10">
            <text:p>£21.9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ntamicin 360mg/120ml solution for infusion bags <text:s/>/ <text:s/>Packsize 20</text:p>
          </table:table-cell>
          <table:table-cell office:value-type="string" table:style-name="ce9">
            <text:p>DEA749</text:p>
          </table:table-cell>
          <table:table-cell office:value-type="float" office:value="39.619146562181399" table:style-name="ce14">
            <text:p>40<text:s/></text:p>
          </table:table-cell>
          <table:table-cell office:value-type="currency" office:value="217.79997169946338" table:style-name="ce10">
            <text:p>£217.80</text:p>
          </table:table-cell>
          <table:table-cell office:value-type="currency" office:value="19.799997427223943" table:style-name="ce10">
            <text:p>£19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ntamicin 5mg/1ml solution for injection ampoules <text:s/>/ <text:s/>Packsize 5</text:p>
          </table:table-cell>
          <table:table-cell office:value-type="string" table:style-name="ce9">
            <text:p>DEG012</text:p>
          </table:table-cell>
          <table:table-cell office:value-type="float" office:value="1224.79977347364" table:style-name="ce14">
            <text:p>1,225<text:s/></text:p>
          </table:table-cell>
          <table:table-cell office:value-type="currency" office:value="18.978783719133567" table:style-name="ce10">
            <text:p>£18.98</text:p>
          </table:table-cell>
          <table:table-cell office:value-type="currency" office:value="1.27955204944177" table:style-name="ce10">
            <text:p>£1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ntamicin 80mg/2ml solution for injection ampoules <text:s/>/ <text:s/>Packsize 5</text:p>
          </table:table-cell>
          <table:table-cell office:value-type="string" table:style-name="ce9">
            <text:p>DEG002</text:p>
          </table:table-cell>
          <table:table-cell office:value-type="float" office:value="430043.60178858001" table:style-name="ce14">
            <text:p>430,044<text:s/></text:p>
          </table:table-cell>
          <table:table-cell office:value-type="currency" office:value="3.378894637559021" table:style-name="ce10">
            <text:p>£3.38</text:p>
          </table:table-cell>
          <table:table-cell office:value-type="currency" office:value="2.55377656684675" table:style-name="ce10">
            <text:p>£2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ntamicin 80mg/2ml solution for injection ampoules <text:s/>/ <text:s/>Packsize 10</text:p>
          </table:table-cell>
          <table:table-cell office:value-type="string" table:style-name="ce9">
            <text:p>DEA661</text:p>
          </table:table-cell>
          <table:table-cell office:value-type="float" office:value="312504.005955895" table:style-name="ce14">
            <text:p>312,504<text:s/></text:p>
          </table:table-cell>
          <table:table-cell office:value-type="currency" office:value="3.7246431975796024" table:style-name="ce10">
            <text:p>£3.72</text:p>
          </table:table-cell>
          <table:table-cell office:value-type="currency" office:value="3.35312645839941" table:style-name="ce10">
            <text:p>£3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ntamicin 80mg/80ml solution for infusion bags <text:s/>/ <text:s/>Packsize 20</text:p>
          </table:table-cell>
          <table:table-cell office:value-type="string" table:style-name="ce9">
            <text:p>DEA747</text:p>
          </table:table-cell>
          <table:table-cell office:value-type="float" office:value="16.532789468765301" table:style-name="ce14">
            <text:p>17<text:s/></text:p>
          </table:table-cell>
          <table:table-cell office:value-type="currency" office:value="49.500297668831202" table:style-name="ce10">
            <text:p>£49.50</text:p>
          </table:table-cell>
          <table:table-cell office:value-type="currency" office:value="4.5000270608028359" table:style-name="ce10">
            <text:p>£4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stodene 75microgram / Ethinylestradiol 20microgram tablets <text:s/>/ <text:s/>Packsize 63</text:p>
          </table:table-cell>
          <table:table-cell office:value-type="string" table:style-name="ce9">
            <text:p>DGC110</text:p>
          </table:table-cell>
          <table:table-cell office:value-type="float" office:value="3587.0080383551499" table:style-name="ce14">
            <text:p>3,587<text:s/></text:p>
          </table:table-cell>
          <table:table-cell office:value-type="currency" office:value="6.1629747588012567" table:style-name="ce10">
            <text:p>£6.16</text:p>
          </table:table-cell>
          <table:table-cell office:value-type="currency" office:value="1.19971547444372" table:style-name="ce10">
            <text:p>£1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estodene 75microgram / Ethinylestradiol 30microgram tablets <text:s/>/ <text:s/>Packsize 63</text:p>
          </table:table-cell>
          <table:table-cell office:value-type="string" table:style-name="ce9">
            <text:p>DGC058</text:p>
          </table:table-cell>
          <table:table-cell office:value-type="float" office:value="3433.8699088704302" table:style-name="ce14">
            <text:p>3,434<text:s/></text:p>
          </table:table-cell>
          <table:table-cell office:value-type="currency" office:value="4.6466437062109636" table:style-name="ce10">
            <text:p>£4.65</text:p>
          </table:table-cell>
          <table:table-cell office:value-type="currency" office:value="0.99773204240296198" table:style-name="ce10">
            <text:p>£1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iclazide 40mg tablets <text:s/>/ <text:s/>Packsize 28</text:p>
          </table:table-cell>
          <table:table-cell office:value-type="string" table:style-name="ce9">
            <text:p>DAH031</text:p>
          </table:table-cell>
          <table:table-cell office:value-type="float" office:value="25496.938202519901" table:style-name="ce14">
            <text:p>25,497<text:s/></text:p>
          </table:table-cell>
          <table:table-cell office:value-type="currency" office:value="0.53639067920117356" table:style-name="ce10">
            <text:p>£0.54</text:p>
          </table:table-cell>
          <table:table-cell office:value-type="currency" office:value="9.3450231220008395E-2" table:style-name="ce10">
            <text:p>£0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iclazide 80mg tablets <text:s/>/ <text:s/>Packsize 28</text:p>
          </table:table-cell>
          <table:table-cell office:value-type="string" table:style-name="ce9">
            <text:p>DFA024</text:p>
          </table:table-cell>
          <table:table-cell office:value-type="float" office:value="97718.162422277004" table:style-name="ce14">
            <text:p>97,718<text:s/></text:p>
          </table:table-cell>
          <table:table-cell office:value-type="currency" office:value="0.33736665920443548" table:style-name="ce10">
            <text:p>£0.34</text:p>
          </table:table-cell>
          <table:table-cell office:value-type="currency" office:value="0.120130635240494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iclazide 80mg tablets <text:s/>/ <text:s/>Packsize 60</text:p>
          </table:table-cell>
          <table:table-cell office:value-type="string" table:style-name="ce9">
            <text:p>DFD001</text:p>
          </table:table-cell>
          <table:table-cell office:value-type="float" office:value="9368.2900452794293" table:style-name="ce14">
            <text:p>9,368<text:s/></text:p>
          </table:table-cell>
          <table:table-cell office:value-type="currency" office:value="1.2286735300002842" table:style-name="ce10">
            <text:p>£1.23</text:p>
          </table:table-cell>
          <table:table-cell office:value-type="currency" office:value="0.296000919766506" table:style-name="ce10">
            <text:p>£0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imepiride 1mg tablets <text:s/>/ <text:s/>Packsize 30</text:p>
          </table:table-cell>
          <table:table-cell office:value-type="string" table:style-name="ce9">
            <text:p>DFA078</text:p>
          </table:table-cell>
          <table:table-cell office:value-type="float" office:value="2287.2070616881801" table:style-name="ce14">
            <text:p>2,287<text:s/></text:p>
          </table:table-cell>
          <table:table-cell office:value-type="currency" office:value="0.52607829879288892" table:style-name="ce10">
            <text:p>£0.53</text:p>
          </table:table-cell>
          <table:table-cell office:value-type="currency" office:value="0.12506699224380299" table:style-name="ce10">
            <text:p>£0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imepiride 2mg tablets <text:s/>/ <text:s/>Packsize 30</text:p>
          </table:table-cell>
          <table:table-cell office:value-type="string" table:style-name="ce9">
            <text:p>DFA079</text:p>
          </table:table-cell>
          <table:table-cell office:value-type="float" office:value="2380.8323006290002" table:style-name="ce14">
            <text:p>2,381<text:s/></text:p>
          </table:table-cell>
          <table:table-cell office:value-type="currency" office:value="0.4617838894866883" table:style-name="ce10">
            <text:p>£0.46</text:p>
          </table:table-cell>
          <table:table-cell office:value-type="currency" office:value="9.3583565408259101E-2" table:style-name="ce10">
            <text:p>£0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imepiride 3mg tablets <text:s/>/ <text:s/>Packsize 30</text:p>
          </table:table-cell>
          <table:table-cell office:value-type="string" table:style-name="ce9">
            <text:p>DFA080</text:p>
          </table:table-cell>
          <table:table-cell office:value-type="float" office:value="445.03046872367798" table:style-name="ce14">
            <text:p>445<text:s/></text:p>
          </table:table-cell>
          <table:table-cell office:value-type="currency" office:value="0.61171092572771513" table:style-name="ce10">
            <text:p>£0.61</text:p>
          </table:table-cell>
          <table:table-cell office:value-type="currency" office:value="0.14344888760912899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imepiride 4mg tablets <text:s/>/ <text:s/>Packsize 30</text:p>
          </table:table-cell>
          <table:table-cell office:value-type="string" table:style-name="ce9">
            <text:p>DFA081</text:p>
          </table:table-cell>
          <table:table-cell office:value-type="float" office:value="887.22825902642205" table:style-name="ce14">
            <text:p>887<text:s/></text:p>
          </table:table-cell>
          <table:table-cell office:value-type="currency" office:value="0.62531822488250766" table:style-name="ce10">
            <text:p>£0.63</text:p>
          </table:table-cell>
          <table:table-cell office:value-type="currency" office:value="0.21222913133799901" table:style-name="ce10">
            <text:p>£0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ucose 20% solution for injection 100ml vials <text:s/>/ <text:s/>Packsize 1</text:p>
          </table:table-cell>
          <table:table-cell office:value-type="string" table:style-name="ce9">
            <text:p>DNT008</text:p>
          </table:table-cell>
          <table:table-cell office:value-type="float" office:value="64730.939440751397" table:style-name="ce14">
            <text:p>64,731<text:s/></text:p>
          </table:table-cell>
          <table:table-cell office:value-type="currency" office:value="6.1182479880814586" table:style-name="ce10">
            <text:p>£6.12</text:p>
          </table:table-cell>
          <table:table-cell office:value-type="currency" office:value="0.24631395594628899" table:style-name="ce10">
            <text:p>£0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ucose 40% oral gel tube 25g (Glucogel, dextrogel, Glucoboost, Rapilose or eqv) <text:s/>/ <text:s/>Packsize 3</text:p>
          </table:table-cell>
          <table:table-cell office:value-type="string" table:style-name="ce9">
            <text:p>DYT001</text:p>
          </table:table-cell>
          <table:table-cell office:value-type="float" office:value="110880.918509699" table:style-name="ce14">
            <text:p>110,881<text:s/></text:p>
          </table:table-cell>
          <table:table-cell office:value-type="currency" office:value="1.9843639731461429" table:style-name="ce10">
            <text:p>£1.98</text:p>
          </table:table-cell>
          <table:table-cell office:value-type="currency" office:value="1.0898257107959199" table:style-name="ce10">
            <text:p>£1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ucose 50% solution for infusion 20ml ampoules <text:s/>/ <text:s/>Packsize 10</text:p>
          </table:table-cell>
          <table:table-cell office:value-type="string" table:style-name="ce9">
            <text:p>DIB214</text:p>
          </table:table-cell>
          <table:table-cell office:value-type="float" office:value="2354.3713108792399" table:style-name="ce14">
            <text:p>2,354<text:s/></text:p>
          </table:table-cell>
          <table:table-cell office:value-type="currency" office:value="16.912264355247373" table:style-name="ce10">
            <text:p>£16.91</text:p>
          </table:table-cell>
          <table:table-cell office:value-type="currency" office:value="1.38183835882896" table:style-name="ce10">
            <text:p>£1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ucose 50% solution for infusion 50ml vials <text:s/>/ <text:s/>Packsize 25</text:p>
          </table:table-cell>
          <table:table-cell office:value-type="string" table:style-name="ce9">
            <text:p>DIB459</text:p>
          </table:table-cell>
          <table:table-cell office:value-type="float" office:value="1839.20664966703" table:style-name="ce14">
            <text:p>1,839<text:s/></text:p>
          </table:table-cell>
          <table:table-cell office:value-type="currency" office:value="46.438087865473136" table:style-name="ce10">
            <text:p>£46.44</text:p>
          </table:table-cell>
          <table:table-cell office:value-type="currency" office:value="11.854044791759801" table:style-name="ce10">
            <text:p>£11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erol 1g suppositories <text:s/>/ <text:s/>Packsize 12</text:p>
          </table:table-cell>
          <table:table-cell office:value-type="string" table:style-name="ce9">
            <text:p>DAF004</text:p>
          </table:table-cell>
          <table:table-cell office:value-type="float" office:value="5272.6052751202396" table:style-name="ce14">
            <text:p>5,273<text:s/></text:p>
          </table:table-cell>
          <table:table-cell office:value-type="currency" office:value="1.0400740646899538" table:style-name="ce10">
            <text:p>£1.04</text:p>
          </table:table-cell>
          <table:table-cell office:value-type="currency" office:value="0.67382267840204502" table:style-name="ce10">
            <text:p>£0.6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erol 2g suppositories <text:s/>/ <text:s/>Packsize 12</text:p>
          </table:table-cell>
          <table:table-cell office:value-type="string" table:style-name="ce9">
            <text:p>DAF005</text:p>
          </table:table-cell>
          <table:table-cell office:value-type="float" office:value="3935.7656249870802" table:style-name="ce14">
            <text:p>3,936<text:s/></text:p>
          </table:table-cell>
          <table:table-cell office:value-type="currency" office:value="0.93847559838173156" table:style-name="ce10">
            <text:p>£0.94</text:p>
          </table:table-cell>
          <table:table-cell office:value-type="currency" office:value="0.53374645895495698" table:style-name="ce10">
            <text:p>£0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erol 4g suppositories <text:s/>/ <text:s/>Packsize 12</text:p>
          </table:table-cell>
          <table:table-cell office:value-type="string" table:style-name="ce9">
            <text:p>DAF047</text:p>
          </table:table-cell>
          <table:table-cell office:value-type="float" office:value="96620.135895587504" table:style-name="ce14">
            <text:p>96,620<text:s/></text:p>
          </table:table-cell>
          <table:table-cell office:value-type="currency" office:value="0.96549677906487241" table:style-name="ce10">
            <text:p>£0.97</text:p>
          </table:table-cell>
          <table:table-cell office:value-type="currency" office:value="0.35912991130469402" table:style-name="ce10">
            <text:p>£0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eryl trinitrate 0.4% rectal ointment 30 gram <text:s/>/ <text:s/>Packsize 1</text:p>
          </table:table-cell>
          <table:table-cell office:value-type="string" table:style-name="ce9">
            <text:p>DAG028</text:p>
          </table:table-cell>
          <table:table-cell office:value-type="float" office:value="7491.5150405466602" table:style-name="ce14">
            <text:p>7,492<text:s/></text:p>
          </table:table-cell>
          <table:table-cell office:value-type="currency" office:value="28.638715778957355" table:style-name="ce10">
            <text:p>£28.64</text:p>
          </table:table-cell>
          <table:table-cell office:value-type="currency" office:value="1.6855273506266999" table:style-name="ce10">
            <text:p>£1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eryl trinitrate 10mg/10ml solution for infusion ampoules <text:s/>/ <text:s/>Packsize 10</text:p>
          </table:table-cell>
          <table:table-cell office:value-type="string" table:style-name="ce9">
            <text:p>DBF038</text:p>
          </table:table-cell>
          <table:table-cell office:value-type="float" office:value="728.73863981309103" table:style-name="ce14">
            <text:p>729<text:s/></text:p>
          </table:table-cell>
          <table:table-cell office:value-type="currency" office:value="21.200975433335952" table:style-name="ce10">
            <text:p>£21.20</text:p>
          </table:table-cell>
          <table:table-cell office:value-type="currency" office:value="0.78253410836351001" table:style-name="ce10">
            <text:p>£0.7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eryl trinitrate 10mg/24hours transdermal patches <text:s/>/ <text:s/>Packsize 28</text:p>
          </table:table-cell>
          <table:table-cell office:value-type="string" table:style-name="ce9">
            <text:p>DBM007</text:p>
          </table:table-cell>
          <table:table-cell office:value-type="float" office:value="1025.6362917024501" table:style-name="ce14">
            <text:p>1,026<text:s/></text:p>
          </table:table-cell>
          <table:table-cell office:value-type="currency" office:value="15.483422465131618" table:style-name="ce10">
            <text:p>£15.48</text:p>
          </table:table-cell>
          <table:table-cell office:value-type="currency" office:value="1.72843640724446" table:style-name="ce10">
            <text:p>£1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eryl trinitrate 25mg/5ml solution for injection ampoules <text:s/>/ <text:s/>Packsize 5</text:p>
          </table:table-cell>
          <table:table-cell office:value-type="string" table:style-name="ce9">
            <text:p>DBF071</text:p>
          </table:table-cell>
          <table:table-cell office:value-type="float" office:value="1423.9281119387599" table:style-name="ce14">
            <text:p>1,424<text:s/></text:p>
          </table:table-cell>
          <table:table-cell office:value-type="currency" office:value="32.184644446412186" table:style-name="ce10">
            <text:p>£32.18</text:p>
          </table:table-cell>
          <table:table-cell office:value-type="currency" office:value="0.241241381698069" table:style-name="ce10">
            <text:p>£0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besartan 300mg / Hydrochlorothiazide 25mg tablets <text:s/>(Co-aprovel or eqv) <text:s/>/ <text:s/>Packsize 28</text:p>
          </table:table-cell>
          <table:table-cell office:value-type="string" table:style-name="ce9">
            <text:p>DBF092</text:p>
          </table:table-cell>
          <table:table-cell office:value-type="float" office:value="2839.5784266697001" table:style-name="ce14">
            <text:p>2,840<text:s/></text:p>
          </table:table-cell>
          <table:table-cell office:value-type="currency" office:value="5.91" table:style-name="ce10">
            <text:p>£5.91</text:p>
          </table:table-cell>
          <table:table-cell office:value-type="currency" office:value="0.31972897295631397" table:style-name="ce10">
            <text:p>£0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eryl trinitrate 400micrograms/dose pump sublingual spray 200 dose (Coro-nitro/Nitrolingual/Nitromin or eqv) <text:s/>/ <text:s/>Packsize 1</text:p>
          </table:table-cell>
          <table:table-cell office:value-type="string" table:style-name="ce9">
            <text:p>DBM021</text:p>
          </table:table-cell>
          <table:table-cell office:value-type="float" office:value="63942.169018313303" table:style-name="ce14">
            <text:p>63,942<text:s/></text:p>
          </table:table-cell>
          <table:table-cell office:value-type="currency" office:value="1.8145246209394315" table:style-name="ce10">
            <text:p>£1.81</text:p>
          </table:table-cell>
          <table:table-cell office:value-type="currency" office:value="0.301264337679294" table:style-name="ce10">
            <text:p>£0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eryl trinitrate 400micrograms/dose pump sublingual spray 75 dose (Coro-nitro/Nitrolingual/Nitromin or eqv) <text:s/>/ <text:s/>Packsize 1</text:p>
          </table:table-cell>
          <table:table-cell office:value-type="string" table:style-name="ce9">
            <text:p>DBM028</text:p>
          </table:table-cell>
          <table:table-cell office:value-type="float" office:value="140414.556024224" table:style-name="ce14">
            <text:p>140,415<text:s/></text:p>
          </table:table-cell>
          <table:table-cell office:value-type="currency" office:value="1.2375471241743745" table:style-name="ce10">
            <text:p>£1.24</text:p>
          </table:table-cell>
          <table:table-cell office:value-type="currency" office:value="0.176835677919914" table:style-name="ce10">
            <text:p>£0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eryl trinitrate 500microgram sublingual tablets <text:s/>/ <text:s/>Packsize 100</text:p>
          </table:table-cell>
          <table:table-cell office:value-type="string" table:style-name="ce9">
            <text:p>DBM009</text:p>
          </table:table-cell>
          <table:table-cell office:value-type="float" office:value="8965.4679515643493" table:style-name="ce14">
            <text:p>8,965<text:s/></text:p>
          </table:table-cell>
          <table:table-cell office:value-type="currency" office:value="4.1412026902089041" table:style-name="ce10">
            <text:p>£4.14</text:p>
          </table:table-cell>
          <table:table-cell office:value-type="currency" office:value="0.92861718633378598" table:style-name="ce10">
            <text:p>£0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eryl trinitrate 50mg/10ml solution for infusion ampoules <text:s/>/ <text:s/>Packsize 5</text:p>
          </table:table-cell>
          <table:table-cell office:value-type="string" table:style-name="ce9">
            <text:p>DBF070</text:p>
          </table:table-cell>
          <table:table-cell office:value-type="float" office:value="1604.98850454239" table:style-name="ce14">
            <text:p>1,605<text:s/></text:p>
          </table:table-cell>
          <table:table-cell office:value-type="currency" office:value="64.995854926539025" table:style-name="ce10">
            <text:p>£65.00</text:p>
          </table:table-cell>
          <table:table-cell office:value-type="currency" office:value="1.32650596553695" table:style-name="ce10">
            <text:p>£1.3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eryl trinitrate 50mg/50ml solution for infusion vials <text:s/>/ <text:s/>Packsize 1</text:p>
          </table:table-cell>
          <table:table-cell office:value-type="string" table:style-name="ce9">
            <text:p>DBM023</text:p>
          </table:table-cell>
          <table:table-cell office:value-type="float" office:value="90856.443354848801" table:style-name="ce14">
            <text:p>90,856<text:s/></text:p>
          </table:table-cell>
          <table:table-cell office:value-type="currency" office:value="7.3702657211076383" table:style-name="ce10">
            <text:p>£7.37</text:p>
          </table:table-cell>
          <table:table-cell office:value-type="currency" office:value="2.3465050405247498" table:style-name="ce10">
            <text:p>£2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eryl trinitrate 5mg/24hours patches <text:s/>/ <text:s/>Packsize 28</text:p>
          </table:table-cell>
          <table:table-cell office:value-type="string" table:style-name="ce9">
            <text:p>DBM004</text:p>
          </table:table-cell>
          <table:table-cell office:value-type="float" office:value="3903.11551811453" table:style-name="ce14">
            <text:p>3,903<text:s/></text:p>
          </table:table-cell>
          <table:table-cell office:value-type="currency" office:value="13.857773296478914" table:style-name="ce10">
            <text:p>£13.86</text:p>
          </table:table-cell>
          <table:table-cell office:value-type="currency" office:value="1.7117487372047699" table:style-name="ce10">
            <text:p>£1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opyrronium bromide 1mg tablets <text:s/>/ <text:s/>Packsize 30</text:p>
          </table:table-cell>
          <table:table-cell office:value-type="string" table:style-name="ce9">
            <text:p>DOA196</text:p>
          </table:table-cell>
          <table:table-cell office:value-type="float" office:value="2851.4834364422099" table:style-name="ce14">
            <text:p>2,851<text:s/></text:p>
          </table:table-cell>
          <table:table-cell office:value-type="currency" office:value="71.936886386384316" table:style-name="ce10">
            <text:p>£71.94</text:p>
          </table:table-cell>
          <table:table-cell office:value-type="currency" office:value="21.240189254963401" table:style-name="ce10">
            <text:p>£21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opyrronium bromide 1mg/5ml oral solution 150ml <text:s/>/ <text:s/>Packsize 1</text:p>
          </table:table-cell>
          <table:table-cell office:value-type="string" table:style-name="ce9">
            <text:p>DLD012</text:p>
          </table:table-cell>
          <table:table-cell office:value-type="float" office:value="9234.7424998637307" table:style-name="ce14">
            <text:p>9,235<text:s/></text:p>
          </table:table-cell>
          <table:table-cell office:value-type="currency" office:value="73.471878615999529" table:style-name="ce10">
            <text:p>£73.47</text:p>
          </table:table-cell>
          <table:table-cell office:value-type="currency" office:value="8.4021622804191107" table:style-name="ce10">
            <text:p>£8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opyrronium bromide 200micrograms/1ml solution for injection ampoules <text:s/>/ <text:s/>Packsize 10</text:p>
          </table:table-cell>
          <table:table-cell office:value-type="string" table:style-name="ce9">
            <text:p>DOA012</text:p>
          </table:table-cell>
          <table:table-cell office:value-type="float" office:value="90670.687136866196" table:style-name="ce14">
            <text:p>90,671<text:s/></text:p>
          </table:table-cell>
          <table:table-cell office:value-type="currency" office:value="3.8095499318164578" table:style-name="ce10">
            <text:p>£3.81</text:p>
          </table:table-cell>
          <table:table-cell office:value-type="currency" office:value="3.7665711675779998" table:style-name="ce10">
            <text:p>£3.7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opyrronium bromide 2mg tablets <text:s/>/ <text:s/>Packsize 30</text:p>
          </table:table-cell>
          <table:table-cell office:value-type="string" table:style-name="ce9">
            <text:p>DOA077</text:p>
          </table:table-cell>
          <table:table-cell office:value-type="float" office:value="4497.2882393890804" table:style-name="ce14">
            <text:p>4,497<text:s/></text:p>
          </table:table-cell>
          <table:table-cell office:value-type="currency" office:value="71.349200433634778" table:style-name="ce10">
            <text:p>£71.35</text:p>
          </table:table-cell>
          <table:table-cell office:value-type="currency" office:value="17.110181769237801" table:style-name="ce10">
            <text:p>£17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opyrronium bromide 600micrograms/3ml solution for injection ampoules <text:s/>/ <text:s/>Packsize 3</text:p>
          </table:table-cell>
          <table:table-cell office:value-type="string" table:style-name="ce9">
            <text:p>DOA139</text:p>
          </table:table-cell>
          <table:table-cell office:value-type="float" office:value="15058.9717805156" table:style-name="ce14">
            <text:p>15,059<text:s/></text:p>
          </table:table-cell>
          <table:table-cell office:value-type="currency" office:value="3.2235115854860812" table:style-name="ce10">
            <text:p>£3.22</text:p>
          </table:table-cell>
          <table:table-cell office:value-type="currency" office:value="2.7172811057895601" table:style-name="ce10">
            <text:p>£2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lycopyrronium bromide 600micrograms/3ml solution for injection ampoules <text:s/>/ <text:s/>Packsize 10</text:p>
          </table:table-cell>
          <table:table-cell office:value-type="string" table:style-name="ce9">
            <text:p>DOA043</text:p>
          </table:table-cell>
          <table:table-cell office:value-type="float" office:value="32452.178561897901" table:style-name="ce14">
            <text:p>32,452<text:s/></text:p>
          </table:table-cell>
          <table:table-cell office:value-type="currency" office:value="10.942959632822609" table:style-name="ce10">
            <text:p>£10.94</text:p>
          </table:table-cell>
          <table:table-cell office:value-type="currency" office:value="5.30729852599032" table:style-name="ce10">
            <text:p>£5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ranisetron 1mg tablets <text:s/>/ <text:s/>Packsize 10</text:p>
          </table:table-cell>
          <table:table-cell office:value-type="string" table:style-name="ce9">
            <text:p>DDL020</text:p>
          </table:table-cell>
          <table:table-cell office:value-type="float" office:value="2106.6886945678302" table:style-name="ce14">
            <text:p>2,107<text:s/></text:p>
          </table:table-cell>
          <table:table-cell office:value-type="currency" office:value="5.809909186658861" table:style-name="ce10">
            <text:p>£5.81</text:p>
          </table:table-cell>
          <table:table-cell office:value-type="currency" office:value="3.7658065909966201" table:style-name="ce10">
            <text:p>£3.7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ranisetron 1mg/1ml solution for injection ampoules <text:s/>/ <text:s/>Packsize 10</text:p>
          </table:table-cell>
          <table:table-cell office:value-type="string" table:style-name="ce9">
            <text:p>DDF113</text:p>
          </table:table-cell>
          <table:table-cell office:value-type="float" office:value="2382.4188440121902" table:style-name="ce14">
            <text:p>2,382<text:s/></text:p>
          </table:table-cell>
          <table:table-cell office:value-type="currency" office:value="14.616955405437439" table:style-name="ce10">
            <text:p>£14.62</text:p>
          </table:table-cell>
          <table:table-cell office:value-type="currency" office:value="1.64066127478301" table:style-name="ce10">
            <text:p>£1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Granisetron 3mg/3ml solution for injection ampoules <text:s/>/ <text:s/>Packsize 10</text:p>
          </table:table-cell>
          <table:table-cell office:value-type="string" table:style-name="ce9">
            <text:p>DDF035</text:p>
          </table:table-cell>
          <table:table-cell office:value-type="float" office:value="1708.9226110069999" table:style-name="ce14">
            <text:p>1,709<text:s/></text:p>
          </table:table-cell>
          <table:table-cell office:value-type="currency" office:value="14.777614759932835" table:style-name="ce10">
            <text:p>£14.78</text:p>
          </table:table-cell>
          <table:table-cell office:value-type="currency" office:value="2.3242193171049599" table:style-name="ce10">
            <text:p>£2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aloperidol 1.5mg tablets <text:s/>/ <text:s/>Packsize 28</text:p>
          </table:table-cell>
          <table:table-cell office:value-type="string" table:style-name="ce9">
            <text:p>DDB094</text:p>
          </table:table-cell>
          <table:table-cell office:value-type="float" office:value="14814.024779686701" table:style-name="ce14">
            <text:p>14,814<text:s/></text:p>
          </table:table-cell>
          <table:table-cell office:value-type="currency" office:value="1.0896161063625125" table:style-name="ce10">
            <text:p>£1.09</text:p>
          </table:table-cell>
          <table:table-cell office:value-type="currency" office:value="0.96895080652868104" table:style-name="ce10">
            <text:p>£0.9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aloperidol 10mg tablets <text:s/>/ <text:s/>Packsize 28</text:p>
          </table:table-cell>
          <table:table-cell office:value-type="string" table:style-name="ce9">
            <text:p>DDB095</text:p>
          </table:table-cell>
          <table:table-cell office:value-type="float" office:value="2221.9904984740401" table:style-name="ce14">
            <text:p>2,222<text:s/></text:p>
          </table:table-cell>
          <table:table-cell office:value-type="currency" office:value="2.6802004797454706" table:style-name="ce10">
            <text:p>£2.68</text:p>
          </table:table-cell>
          <table:table-cell office:value-type="currency" office:value="0.50741212026920202" table:style-name="ce10">
            <text:p>£0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aloperidol 500microgram tablets <text:s/>/ <text:s/>Packsize 28</text:p>
          </table:table-cell>
          <table:table-cell office:value-type="string" table:style-name="ce9">
            <text:p>DDE029</text:p>
          </table:table-cell>
          <table:table-cell office:value-type="float" office:value="13622.071368302701" table:style-name="ce14">
            <text:p>13,622<text:s/></text:p>
          </table:table-cell>
          <table:table-cell office:value-type="currency" office:value="94.507776034387931" table:style-name="ce10">
            <text:p>£94.51</text:p>
          </table:table-cell>
          <table:table-cell office:value-type="currency" office:value="27.756311947590198" table:style-name="ce10">
            <text:p>£27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aloperidol 5mg tablets <text:s/>/ <text:s/>Packsize 28</text:p>
          </table:table-cell>
          <table:table-cell office:value-type="string" table:style-name="ce9">
            <text:p>DDB096</text:p>
          </table:table-cell>
          <table:table-cell office:value-type="float" office:value="15787.5231270641" table:style-name="ce14">
            <text:p>15,788<text:s/></text:p>
          </table:table-cell>
          <table:table-cell office:value-type="currency" office:value="1.2839670819072682" table:style-name="ce10">
            <text:p>£1.28</text:p>
          </table:table-cell>
          <table:table-cell office:value-type="currency" office:value="1.02832133190084" table:style-name="ce10">
            <text:p>£1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aloperidol 5mg/1ml solution for injection ampoules <text:s/>/ <text:s/>Packsize 5</text:p>
          </table:table-cell>
          <table:table-cell office:value-type="string" table:style-name="ce9">
            <text:p>DDB079</text:p>
          </table:table-cell>
          <table:table-cell office:value-type="float" office:value="46805.622801735997" table:style-name="ce14">
            <text:p>46,806<text:s/></text:p>
          </table:table-cell>
          <table:table-cell office:value-type="currency" office:value="12.578593227866708" table:style-name="ce10">
            <text:p>£12.58</text:p>
          </table:table-cell>
          <table:table-cell office:value-type="currency" office:value="5.2756832668586897" table:style-name="ce10">
            <text:p>£5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aloperidol 5mg/1ml solution for injection ampoules <text:s/>/ <text:s/>Packsize 10</text:p>
          </table:table-cell>
          <table:table-cell office:value-type="string" table:style-name="ce9">
            <text:p>DDD002</text:p>
          </table:table-cell>
          <table:table-cell office:value-type="float" office:value="35351.435260878898" table:style-name="ce14">
            <text:p>35,351<text:s/></text:p>
          </table:table-cell>
          <table:table-cell office:value-type="currency" office:value="20.195557117593822" table:style-name="ce10">
            <text:p>£20.20</text:p>
          </table:table-cell>
          <table:table-cell office:value-type="currency" office:value="9.7469234173460997" table:style-name="ce10">
            <text:p>£9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aloperidol 5mg/5ml oral solution sugar free 100 ml <text:s/>/ <text:s/>Packsize 1</text:p>
          </table:table-cell>
          <table:table-cell office:value-type="string" table:style-name="ce9">
            <text:p>DDB059</text:p>
          </table:table-cell>
          <table:table-cell office:value-type="float" office:value="3851.5930242752702" table:style-name="ce14">
            <text:p>3,852<text:s/></text:p>
          </table:table-cell>
          <table:table-cell office:value-type="currency" office:value="7.0367013932111133" table:style-name="ce10">
            <text:p>£7.04</text:p>
          </table:table-cell>
          <table:table-cell office:value-type="currency" office:value="2.1670696887959302" table:style-name="ce10">
            <text:p>£2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aloperidol decanoate 100mg/1ml solution for injection ampoules <text:s/>/ <text:s/>Packsize 5</text:p>
          </table:table-cell>
          <table:table-cell office:value-type="string" table:style-name="ce9">
            <text:p>DDE022</text:p>
          </table:table-cell>
          <table:table-cell office:value-type="float" office:value="11723.8021715796" table:style-name="ce14">
            <text:p>11,724<text:s/></text:p>
          </table:table-cell>
          <table:table-cell office:value-type="currency" office:value="24.102529696808045" table:style-name="ce10">
            <text:p>£24.10</text:p>
          </table:table-cell>
          <table:table-cell office:value-type="currency" office:value="1.2493104132600801" table:style-name="ce10">
            <text:p>£1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aloperidol decanoate 50mg/1ml solution for injection ampoules <text:s/>/ <text:s/>Packsize 5</text:p>
          </table:table-cell>
          <table:table-cell office:value-type="string" table:style-name="ce9">
            <text:p>DDE027</text:p>
          </table:table-cell>
          <table:table-cell office:value-type="float" office:value="3520.4880395403602" table:style-name="ce14">
            <text:p>3,520<text:s/></text:p>
          </table:table-cell>
          <table:table-cell office:value-type="currency" office:value="16.813577928737455" table:style-name="ce10">
            <text:p>£16.81</text:p>
          </table:table-cell>
          <table:table-cell office:value-type="currency" office:value="1.44159575344151" table:style-name="ce10">
            <text:p>£1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eparin calcium 5000units/0.2ml solution for injection ampoules <text:s/>/ <text:s/>Packsize 10</text:p>
          </table:table-cell>
          <table:table-cell office:value-type="string" table:style-name="ce9">
            <text:p>DBH114</text:p>
          </table:table-cell>
          <table:table-cell office:value-type="float" office:value="9734.3470140893496" table:style-name="ce14">
            <text:p>9,734<text:s/></text:p>
          </table:table-cell>
          <table:table-cell office:value-type="currency" office:value="36.330630034878055" table:style-name="ce10">
            <text:p>£36.33</text:p>
          </table:table-cell>
          <table:table-cell office:value-type="currency" office:value="2.9379085215718099" table:style-name="ce10">
            <text:p>£2.9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eparin sodium 10000units/10ml solution for injection ampoules <text:s/>(preservative free) <text:s/>/ <text:s/>Packsize 10</text:p>
          </table:table-cell>
          <table:table-cell office:value-type="string" table:style-name="ce9">
            <text:p>DBH074</text:p>
          </table:table-cell>
          <table:table-cell office:value-type="float" office:value="31195.095913952198" table:style-name="ce14">
            <text:p>31,195<text:s/></text:p>
          </table:table-cell>
          <table:table-cell office:value-type="currency" office:value="19.644034167752714" table:style-name="ce10">
            <text:p>£19.64</text:p>
          </table:table-cell>
          <table:table-cell office:value-type="currency" office:value="7.5641612045603202" table:style-name="ce10">
            <text:p>£7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eparin sodium 1000units/1ml solution for injection ampoules <text:s/>(preservative free) <text:s/>/ <text:s/>Packsize 10</text:p>
          </table:table-cell>
          <table:table-cell office:value-type="string" table:style-name="ce9">
            <text:p>DBH079</text:p>
          </table:table-cell>
          <table:table-cell office:value-type="float" office:value="8396.7920600783491" table:style-name="ce14">
            <text:p>8,397<text:s/></text:p>
          </table:table-cell>
          <table:table-cell office:value-type="currency" office:value="12.227667335975683" table:style-name="ce10">
            <text:p>£12.23</text:p>
          </table:table-cell>
          <table:table-cell office:value-type="currency" office:value="1.13829080051705" table:style-name="ce10">
            <text:p>£1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eparin sodium 20000units/20ml solution for injection ampoules <text:s/>(preservative free) <text:s/>/ <text:s/>Packsize 10</text:p>
          </table:table-cell>
          <table:table-cell office:value-type="string" table:style-name="ce9">
            <text:p>DBH031</text:p>
          </table:table-cell>
          <table:table-cell office:value-type="float" office:value="21540.509660094998" table:style-name="ce14">
            <text:p>21,541<text:s/></text:p>
          </table:table-cell>
          <table:table-cell office:value-type="currency" office:value="39.058624112252765" table:style-name="ce10">
            <text:p>£39.06</text:p>
          </table:table-cell>
          <table:table-cell office:value-type="currency" office:value="7.8488363971130797" table:style-name="ce10">
            <text:p>£7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eparin sodium 200units/2ml patency solution ampoules (preservative free) <text:s/>/ <text:s/>Packsize 10</text:p>
          </table:table-cell>
          <table:table-cell office:value-type="string" table:style-name="ce9">
            <text:p>DBH032</text:p>
          </table:table-cell>
          <table:table-cell office:value-type="float" office:value="32537.649327220399" table:style-name="ce14">
            <text:p>32,538<text:s/></text:p>
          </table:table-cell>
          <table:table-cell office:value-type="currency" office:value="6.2057805088911628" table:style-name="ce10">
            <text:p>£6.21</text:p>
          </table:table-cell>
          <table:table-cell office:value-type="currency" office:value="1.33573913557347" table:style-name="ce10">
            <text:p>£1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eparin sodium 200units/2ml patency solution ampoules (with preservative) <text:s/>/ <text:s/>Packsize 10</text:p>
          </table:table-cell>
          <table:table-cell office:value-type="string" table:style-name="ce9">
            <text:p>DBQ003</text:p>
          </table:table-cell>
          <table:table-cell office:value-type="float" office:value="1949.2343142582099" table:style-name="ce14">
            <text:p>1,949<text:s/></text:p>
          </table:table-cell>
          <table:table-cell office:value-type="currency" office:value="5.7698707219198697" table:style-name="ce10">
            <text:p>£5.77</text:p>
          </table:table-cell>
          <table:table-cell office:value-type="currency" office:value="4.27671813195116" table:style-name="ce10">
            <text:p>£4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eparin sodium 25000units/1ml solution for injection ampoules <text:s/>(preservative free) <text:s/>/ <text:s/>Packsize 10</text:p>
          </table:table-cell>
          <table:table-cell office:value-type="string" table:style-name="ce9">
            <text:p>DBH023</text:p>
          </table:table-cell>
          <table:table-cell office:value-type="float" office:value="2689.9269996978101" table:style-name="ce14">
            <text:p>2,690<text:s/></text:p>
          </table:table-cell>
          <table:table-cell office:value-type="currency" office:value="62.570378310975777" table:style-name="ce10">
            <text:p>£62.57</text:p>
          </table:table-cell>
          <table:table-cell office:value-type="currency" office:value="5.4348573737922301" table:style-name="ce10">
            <text:p>£5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eparin sodium 25000units/5ml solution for injection ampoules <text:s/>(preservative free) <text:s/>/ <text:s/>Packsize 10</text:p>
          </table:table-cell>
          <table:table-cell office:value-type="string" table:style-name="ce9">
            <text:p>DBH029</text:p>
          </table:table-cell>
          <table:table-cell office:value-type="float" office:value="9274.9041765171605" table:style-name="ce14">
            <text:p>9,275<text:s/></text:p>
          </table:table-cell>
          <table:table-cell office:value-type="currency" office:value="45.423951771564752" table:style-name="ce10">
            <text:p>£45.42</text:p>
          </table:table-cell>
          <table:table-cell office:value-type="currency" office:value="11.7589711444203" table:style-name="ce10">
            <text:p>£11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eparin sodium 25000units/5ml solution for injection vials <text:s/>/ <text:s/>Packsize 10</text:p>
          </table:table-cell>
          <table:table-cell office:value-type="string" table:style-name="ce9">
            <text:p>DBH198</text:p>
          </table:table-cell>
          <table:table-cell office:value-type="float" office:value="26926.216399024001" table:style-name="ce14">
            <text:p>26,926<text:s/></text:p>
          </table:table-cell>
          <table:table-cell office:value-type="currency" office:value="28.16233884339897" table:style-name="ce10">
            <text:p>£28.16</text:p>
          </table:table-cell>
          <table:table-cell office:value-type="currency" office:value="10.2638196972753" table:style-name="ce10">
            <text:p>£10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eparin sodium 5000units/0.2ml solution for injection ampoules <text:s/>(preservative free) <text:s/>/ <text:s/>Packsize 10</text:p>
          </table:table-cell>
          <table:table-cell office:value-type="string" table:style-name="ce9">
            <text:p>DBH072</text:p>
          </table:table-cell>
          <table:table-cell office:value-type="float" office:value="38752.494125933801" table:style-name="ce14">
            <text:p>38,752<text:s/></text:p>
          </table:table-cell>
          <table:table-cell office:value-type="currency" office:value="32.904890091878016" table:style-name="ce10">
            <text:p>£32.90</text:p>
          </table:table-cell>
          <table:table-cell office:value-type="currency" office:value="1.05130125118803" table:style-name="ce10">
            <text:p>£1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eparin sodium 5000units/1ml solution for injection ampoules <text:s/>(preservative free) <text:s/>/ <text:s/>Packsize 10</text:p>
          </table:table-cell>
          <table:table-cell office:value-type="string" table:style-name="ce9">
            <text:p>DBH109</text:p>
          </table:table-cell>
          <table:table-cell office:value-type="float" office:value="42500.611993312799" table:style-name="ce14">
            <text:p>42,501<text:s/></text:p>
          </table:table-cell>
          <table:table-cell office:value-type="currency" office:value="11.643268809349401" table:style-name="ce10">
            <text:p>£11.64</text:p>
          </table:table-cell>
          <table:table-cell office:value-type="currency" office:value="5.0968312361472004" table:style-name="ce10">
            <text:p>£5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eparin sodium 5000units/5ml solution for injection ampoules <text:s/>/ <text:s/>Packsize 10</text:p>
          </table:table-cell>
          <table:table-cell office:value-type="string" table:style-name="ce9">
            <text:p>DBH028</text:p>
          </table:table-cell>
          <table:table-cell office:value-type="float" office:value="35216.712963813901" table:style-name="ce14">
            <text:p>35,217<text:s/></text:p>
          </table:table-cell>
          <table:table-cell office:value-type="currency" office:value="12.251080912727966" table:style-name="ce10">
            <text:p>£12.25</text:p>
          </table:table-cell>
          <table:table-cell office:value-type="currency" office:value="5.23111152871427" table:style-name="ce10">
            <text:p>£5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eparin sodium 5000units/5ml solution for injection vials <text:s/>/ <text:s/>Packsize 10</text:p>
          </table:table-cell>
          <table:table-cell office:value-type="string" table:style-name="ce9">
            <text:p>DBH199</text:p>
          </table:table-cell>
          <table:table-cell office:value-type="float" office:value="19349.774501297601" table:style-name="ce14">
            <text:p>19,350<text:s/></text:p>
          </table:table-cell>
          <table:table-cell office:value-type="currency" office:value="12.990074379582257" table:style-name="ce10">
            <text:p>£12.99</text:p>
          </table:table-cell>
          <table:table-cell office:value-type="currency" office:value="1.8310133858847299" table:style-name="ce10">
            <text:p>£1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eparin sodium 50units/5ml patency solution ampoules <text:s/>(preservative free) <text:s/>/ <text:s/>Packsize 10</text:p>
          </table:table-cell>
          <table:table-cell office:value-type="string" table:style-name="ce9">
            <text:p>DBQ000</text:p>
          </table:table-cell>
          <table:table-cell office:value-type="float" office:value="48898.317097500003" table:style-name="ce14">
            <text:p>48,898<text:s/></text:p>
          </table:table-cell>
          <table:table-cell office:value-type="currency" office:value="4.5494532982889426" table:style-name="ce10">
            <text:p>£4.55</text:p>
          </table:table-cell>
          <table:table-cell office:value-type="currency" office:value="3.3706691503030402" table:style-name="ce10">
            <text:p>£3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aluronidase 1500unit powder for solution for injection ampoules <text:s/>/ <text:s/>Packsize 10</text:p>
          </table:table-cell>
          <table:table-cell office:value-type="string" table:style-name="ce9">
            <text:p>DKE000</text:p>
          </table:table-cell>
          <table:table-cell office:value-type="float" office:value="5854.3306368247104" table:style-name="ce14">
            <text:p>5,854<text:s/></text:p>
          </table:table-cell>
          <table:table-cell office:value-type="currency" office:value="144.72428917331214" table:style-name="ce10">
            <text:p>£144.72</text:p>
          </table:table-cell>
          <table:table-cell office:value-type="currency" office:value="9.2471281316326905" table:style-name="ce10">
            <text:p>£9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dralazine 20mg powder for solution for injection ampoules <text:s/>/ <text:s/>Packsize 5</text:p>
          </table:table-cell>
          <table:table-cell office:value-type="string" table:style-name="ce9">
            <text:p>DBJ001</text:p>
          </table:table-cell>
          <table:table-cell office:value-type="float" office:value="4262.9760977496599" table:style-name="ce14">
            <text:p>4,263<text:s/></text:p>
          </table:table-cell>
          <table:table-cell office:value-type="currency" office:value="72.093571006000957" table:style-name="ce10">
            <text:p>£72.09</text:p>
          </table:table-cell>
          <table:table-cell office:value-type="currency" office:value="1.8975533426873401" table:style-name="ce10">
            <text:p>£1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dralazine 25mg tablets <text:s/>/ <text:s/>Packsize 56</text:p>
          </table:table-cell>
          <table:table-cell office:value-type="string" table:style-name="ce9">
            <text:p>DBE005</text:p>
          </table:table-cell>
          <table:table-cell office:value-type="float" office:value="14681.0819372032" table:style-name="ce14">
            <text:p>14,681<text:s/></text:p>
          </table:table-cell>
          <table:table-cell office:value-type="currency" office:value="2.497806371277965" table:style-name="ce10">
            <text:p>£2.50</text:p>
          </table:table-cell>
          <table:table-cell office:value-type="currency" office:value="0.34417996920023902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dralazine 50mg tablets <text:s/>/ <text:s/>Packsize 56</text:p>
          </table:table-cell>
          <table:table-cell office:value-type="string" table:style-name="ce9">
            <text:p>DBE053</text:p>
          </table:table-cell>
          <table:table-cell office:value-type="float" office:value="3499.9303245015899" table:style-name="ce14">
            <text:p>3,500<text:s/></text:p>
          </table:table-cell>
          <table:table-cell office:value-type="currency" office:value="4.0330517156824008" table:style-name="ce10">
            <text:p>£4.03</text:p>
          </table:table-cell>
          <table:table-cell office:value-type="currency" office:value="0.34466769871957098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drocortisone 1% cream 15 gram <text:s/>/ <text:s/>Packsize 1</text:p>
          </table:table-cell>
          <table:table-cell office:value-type="string" table:style-name="ce9">
            <text:p>DMD002</text:p>
          </table:table-cell>
          <table:table-cell office:value-type="float" office:value="73285.582609903096" table:style-name="ce14">
            <text:p>73,286<text:s/></text:p>
          </table:table-cell>
          <table:table-cell office:value-type="currency" office:value="0.99330042018610165" table:style-name="ce10">
            <text:p>£0.99</text:p>
          </table:table-cell>
          <table:table-cell office:value-type="currency" office:value="0.52317685647099499" table:style-name="ce10">
            <text:p>£0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drocortisone 1% cream 30 gram <text:s/>/ <text:s/>Packsize 1</text:p>
          </table:table-cell>
          <table:table-cell office:value-type="string" table:style-name="ce9">
            <text:p>DMD115</text:p>
          </table:table-cell>
          <table:table-cell office:value-type="float" office:value="9774.0153250801395" table:style-name="ce14">
            <text:p>9,774<text:s/></text:p>
          </table:table-cell>
          <table:table-cell office:value-type="currency" office:value="2.6131747445147964" table:style-name="ce10">
            <text:p>£2.61</text:p>
          </table:table-cell>
          <table:table-cell office:value-type="currency" office:value="1.2000689104858" table:style-name="ce10">
            <text:p>£1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drocortisone 10mg soluble tablets s/f <text:s/>/ <text:s/>Packsize 30</text:p>
          </table:table-cell>
          <table:table-cell office:value-type="string" table:style-name="ce9">
            <text:p>DFN058</text:p>
          </table:table-cell>
          <table:table-cell office:value-type="float" office:value="144.58314030910901" table:style-name="ce14">
            <text:p>145<text:s/></text:p>
          </table:table-cell>
          <table:table-cell office:value-type="currency" office:value="27.008889083826158" table:style-name="ce10">
            <text:p>£27.01</text:p>
          </table:table-cell>
          <table:table-cell office:value-type="currency" office:value="15.2786360725354" table:style-name="ce10">
            <text:p>£15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drocortisone 10mg tablets <text:s/>/ <text:s/>Packsize 30</text:p>
          </table:table-cell>
          <table:table-cell office:value-type="string" table:style-name="ce9">
            <text:p>DFC057</text:p>
          </table:table-cell>
          <table:table-cell office:value-type="float" office:value="59345.5958047323" table:style-name="ce14">
            <text:p>59,346<text:s/></text:p>
          </table:table-cell>
          <table:table-cell office:value-type="currency" office:value="1.7534093067728935" table:style-name="ce10">
            <text:p>£1.75</text:p>
          </table:table-cell>
          <table:table-cell office:value-type="currency" office:value="2.6151709655082098" table:style-name="ce10">
            <text:p>£2.6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drocortisone 20mg tablets <text:s/>/ <text:s/>Packsize 30</text:p>
          </table:table-cell>
          <table:table-cell office:value-type="string" table:style-name="ce9">
            <text:p>DFC058</text:p>
          </table:table-cell>
          <table:table-cell office:value-type="float" office:value="4482.5369451926099" table:style-name="ce14">
            <text:p>4,483<text:s/></text:p>
          </table:table-cell>
          <table:table-cell office:value-type="currency" office:value="1.5982913442985918" table:style-name="ce10">
            <text:p>£1.60</text:p>
          </table:table-cell>
          <table:table-cell office:value-type="currency" office:value="1.40544870594116" table:style-name="ce10">
            <text:p>£1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drocortisone sodium succinate 100mg powder for solution for injection vials (e.g. Solu-Cortef or eqv) <text:s/>/ <text:s/>Packsize 10</text:p>
          </table:table-cell>
          <table:table-cell office:value-type="string" table:style-name="ce9">
            <text:p>DFN017</text:p>
          </table:table-cell>
          <table:table-cell office:value-type="float" office:value="139622.30518768699" table:style-name="ce14">
            <text:p>139,622<text:s/></text:p>
          </table:table-cell>
          <table:table-cell office:value-type="currency" office:value="9.2562855788888143" table:style-name="ce10">
            <text:p>£9.26</text:p>
          </table:table-cell>
          <table:table-cell office:value-type="currency" office:value="0.25492922850446198" table:style-name="ce10">
            <text:p>£0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droxocobalamin 1mg/1ml solution for injection ampoules <text:s/>/ <text:s/>Packsize 5</text:p>
          </table:table-cell>
          <table:table-cell office:value-type="string" table:style-name="ce9">
            <text:p>DJC001</text:p>
          </table:table-cell>
          <table:table-cell office:value-type="float" office:value="47659.9090439063" table:style-name="ce14">
            <text:p>47,660<text:s/></text:p>
          </table:table-cell>
          <table:table-cell office:value-type="currency" office:value="11.034064490461681" table:style-name="ce10">
            <text:p>£11.03</text:p>
          </table:table-cell>
          <table:table-cell office:value-type="currency" office:value="1.7565729601536" table:style-name="ce10">
            <text:p>£1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droxycarbamide 500mg capsules <text:s/>/ <text:s/>Packsize 100</text:p>
          </table:table-cell>
          <table:table-cell office:value-type="string" table:style-name="ce9">
            <text:p>DHA031</text:p>
          </table:table-cell>
          <table:table-cell office:value-type="float" office:value="119522.22878584301" table:style-name="ce14">
            <text:p>119,522<text:s/></text:p>
          </table:table-cell>
          <table:table-cell office:value-type="currency" office:value="9.6245310323083118" table:style-name="ce10">
            <text:p>£9.62</text:p>
          </table:table-cell>
          <table:table-cell office:value-type="currency" office:value="0.63428144915123696" table:style-name="ce10">
            <text:p>£0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droxychloroquine 200mg tablets <text:s/>/ <text:s/>Packsize 60</text:p>
          </table:table-cell>
          <table:table-cell office:value-type="string" table:style-name="ce9">
            <text:p>DKE040</text:p>
          </table:table-cell>
          <table:table-cell office:value-type="float" office:value="86036.140723072007" table:style-name="ce14">
            <text:p>86,036<text:s/></text:p>
          </table:table-cell>
          <table:table-cell office:value-type="currency" office:value="2.9783982387680763" table:style-name="ce10">
            <text:p>£2.98</text:p>
          </table:table-cell>
          <table:table-cell office:value-type="currency" office:value="0.28141818935444002" table:style-name="ce10">
            <text:p>£0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droxyzine 25mg tablets <text:s/>/ <text:s/>Packsize 28</text:p>
          </table:table-cell>
          <table:table-cell office:value-type="string" table:style-name="ce9">
            <text:p>DCD012</text:p>
          </table:table-cell>
          <table:table-cell office:value-type="float" office:value="8357.0384185202402" table:style-name="ce14">
            <text:p>8,357<text:s/></text:p>
          </table:table-cell>
          <table:table-cell office:value-type="currency" office:value="0.88781930014314325" table:style-name="ce10">
            <text:p>£0.89</text:p>
          </table:table-cell>
          <table:table-cell office:value-type="currency" office:value="0.13666121700641001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oscine butylbromide 20mg/1ml solution for injection ampoules <text:s/>/ <text:s/>Packsize 10</text:p>
          </table:table-cell>
          <table:table-cell office:value-type="string" table:style-name="ce9">
            <text:p>DAD000</text:p>
          </table:table-cell>
          <table:table-cell office:value-type="float" office:value="185168.55561634901" table:style-name="ce14">
            <text:p>185,169<text:s/></text:p>
          </table:table-cell>
          <table:table-cell office:value-type="currency" office:value="2.9135531581171246" table:style-name="ce10">
            <text:p>£2.91</text:p>
          </table:table-cell>
          <table:table-cell office:value-type="currency" office:value="0.30591251854038998" table:style-name="ce10">
            <text:p>£0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oscine hydrobromide 400micrograms/1ml solution for injection ampoules <text:s/>/ <text:s/>Packsize 10</text:p>
          </table:table-cell>
          <table:table-cell office:value-type="string" table:style-name="ce9">
            <text:p>DAD006</text:p>
          </table:table-cell>
          <table:table-cell office:value-type="float" office:value="7200.8497477115598" table:style-name="ce14">
            <text:p>7,201<text:s/></text:p>
          </table:table-cell>
          <table:table-cell office:value-type="currency" office:value="9.2448825253097873" table:style-name="ce10">
            <text:p>£9.24</text:p>
          </table:table-cell>
          <table:table-cell office:value-type="currency" office:value="4.5732288013920197" table:style-name="ce10">
            <text:p>£4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Hyoscine hydrobromide 600micrograms/1ml solution for injection ampoules <text:s/>/ <text:s/>Packsize 10</text:p>
          </table:table-cell>
          <table:table-cell office:value-type="string" table:style-name="ce9">
            <text:p>DQC004</text:p>
          </table:table-cell>
          <table:table-cell office:value-type="float" office:value="234.15266069474799" table:style-name="ce14">
            <text:p>234<text:s/></text:p>
          </table:table-cell>
          <table:table-cell office:value-type="currency" office:value="92.169270833675711" table:style-name="ce10">
            <text:p>£92.17</text:p>
          </table:table-cell>
          <table:table-cell office:value-type="currency" office:value="22.612915746999001" table:style-name="ce10">
            <text:p>£22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bandronic acid 150mg tablets <text:s/>/ <text:s/>Packsize 1</text:p>
          </table:table-cell>
          <table:table-cell office:value-type="string" table:style-name="ce9">
            <text:p>DFF011</text:p>
          </table:table-cell>
          <table:table-cell office:value-type="float" office:value="555.21142814379698" table:style-name="ce14">
            <text:p>555<text:s/></text:p>
          </table:table-cell>
          <table:table-cell office:value-type="currency" office:value="1.829177045932437" table:style-name="ce10">
            <text:p>£1.83</text:p>
          </table:table-cell>
          <table:table-cell office:value-type="currency" office:value="2.1229891203631901" table:style-name="ce10">
            <text:p>£2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bandronic acid 3mg/3ml solution for injection pre-filled syringes <text:s/>/ <text:s/>Packsize 1</text:p>
          </table:table-cell>
          <table:table-cell office:value-type="string" table:style-name="ce9">
            <text:p>DFF088</text:p>
          </table:table-cell>
          <table:table-cell office:value-type="float" office:value="1152.8918251822199" table:style-name="ce14">
            <text:p>1,153<text:s/></text:p>
          </table:table-cell>
          <table:table-cell office:value-type="currency" office:value="12.085834677332125" table:style-name="ce10">
            <text:p>£12.09</text:p>
          </table:table-cell>
          <table:table-cell office:value-type="currency" office:value="4.2900350503211904" table:style-name="ce10">
            <text:p>£4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bandronic acid 50mg tablets <text:s/>/ <text:s/>Packsize 28</text:p>
          </table:table-cell>
          <table:table-cell office:value-type="string" table:style-name="ce9">
            <text:p>DFF061</text:p>
          </table:table-cell>
          <table:table-cell office:value-type="float" office:value="2615.4824512386699" table:style-name="ce14">
            <text:p>2,615<text:s/></text:p>
          </table:table-cell>
          <table:table-cell office:value-type="currency" office:value="28.95861142716895" table:style-name="ce10">
            <text:p>£28.96</text:p>
          </table:table-cell>
          <table:table-cell office:value-type="currency" office:value="11.733542288451799" table:style-name="ce10">
            <text:p>£11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buprofen 200mg tablets <text:s/>/ <text:s/>Packsize 16</text:p>
          </table:table-cell>
          <table:table-cell office:value-type="string" table:style-name="ce9">
            <text:p>DJA282</text:p>
          </table:table-cell>
          <table:table-cell office:value-type="float" office:value="40305.585517067499" table:style-name="ce14">
            <text:p>40,306<text:s/></text:p>
          </table:table-cell>
          <table:table-cell office:value-type="currency" office:value="0.24775573588358937" table:style-name="ce10">
            <text:p>£0.25</text:p>
          </table:table-cell>
          <table:table-cell office:value-type="currency" office:value="0.24137797898876301" table:style-name="ce10">
            <text:p>£0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buprofen 200mg tablets <text:s/>/ <text:s/>Packsize 24</text:p>
          </table:table-cell>
          <table:table-cell office:value-type="string" table:style-name="ce9">
            <text:p>DJA067</text:p>
          </table:table-cell>
          <table:table-cell office:value-type="float" office:value="91213.395730866105" table:style-name="ce14">
            <text:p>91,213<text:s/></text:p>
          </table:table-cell>
          <table:table-cell office:value-type="currency" office:value="0.39022612539306262" table:style-name="ce10">
            <text:p>£0.39</text:p>
          </table:table-cell>
          <table:table-cell office:value-type="currency" office:value="0.20126351365537201" table:style-name="ce10">
            <text:p>£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buprofen 200mg tablets <text:s/>/ <text:s/>Packsize 48</text:p>
          </table:table-cell>
          <table:table-cell office:value-type="string" table:style-name="ce9">
            <text:p>DJA255</text:p>
          </table:table-cell>
          <table:table-cell office:value-type="float" office:value="19736.598739056401" table:style-name="ce14">
            <text:p>19,737<text:s/></text:p>
          </table:table-cell>
          <table:table-cell office:value-type="currency" office:value="0.53842407906743794" table:style-name="ce10">
            <text:p>£0.54</text:p>
          </table:table-cell>
          <table:table-cell office:value-type="currency" office:value="0.16184772005216599" table:style-name="ce10">
            <text:p>£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buprofen 200mg tablets <text:s/>/ <text:s/>Packsize 84</text:p>
          </table:table-cell>
          <table:table-cell office:value-type="string" table:style-name="ce9">
            <text:p>DJA157</text:p>
          </table:table-cell>
          <table:table-cell office:value-type="float" office:value="41416.241028862998" table:style-name="ce14">
            <text:p>41,416<text:s/></text:p>
          </table:table-cell>
          <table:table-cell office:value-type="currency" office:value="1.0543438736887898" table:style-name="ce10">
            <text:p>£1.05</text:p>
          </table:table-cell>
          <table:table-cell office:value-type="currency" office:value="0.49766914689785902" table:style-name="ce10">
            <text:p>£0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buprofen 400mg tablets <text:s/>/ <text:s/>Packsize 48</text:p>
          </table:table-cell>
          <table:table-cell office:value-type="string" table:style-name="ce9">
            <text:p>DJA283</text:p>
          </table:table-cell>
          <table:table-cell office:value-type="float" office:value="18436.499015286601" table:style-name="ce14">
            <text:p>18,436<text:s/></text:p>
          </table:table-cell>
          <table:table-cell office:value-type="currency" office:value="0.74762404665719717" table:style-name="ce10">
            <text:p>£0.75</text:p>
          </table:table-cell>
          <table:table-cell office:value-type="currency" office:value="0.170203394121931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buprofen 400mg tablets <text:s/>/ <text:s/>Packsize 84</text:p>
          </table:table-cell>
          <table:table-cell office:value-type="string" table:style-name="ce9">
            <text:p>DJA158</text:p>
          </table:table-cell>
          <table:table-cell office:value-type="float" office:value="54762.009253747798" table:style-name="ce14">
            <text:p>54,762<text:s/></text:p>
          </table:table-cell>
          <table:table-cell office:value-type="currency" office:value="1.110253455425195" table:style-name="ce10">
            <text:p>£1.11</text:p>
          </table:table-cell>
          <table:table-cell office:value-type="currency" office:value="0.552727523852521" table:style-name="ce10">
            <text:p>£0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buprofen 400mg/100ml solution for Infusion <text:s/>/ <text:s/>Packsize 10</text:p>
          </table:table-cell>
          <table:table-cell office:value-type="string" table:style-name="ce9">
            <text:p>DKA048</text:p>
          </table:table-cell>
          <table:table-cell office:value-type="float" office:value="4650.2011780366302" table:style-name="ce14">
            <text:p>4,650<text:s/></text:p>
          </table:table-cell>
          <table:table-cell office:value-type="currency" office:value="19.773148833707449" table:style-name="ce10">
            <text:p>£19.77</text:p>
          </table:table-cell>
          <table:table-cell office:value-type="currency" office:value="1.2887971026864899" table:style-name="ce10">
            <text:p>£1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buprofen 5% gel 100 gram <text:s/>/ <text:s/>Packsize 1</text:p>
          </table:table-cell>
          <table:table-cell office:value-type="string" table:style-name="ce9">
            <text:p>DJC021</text:p>
          </table:table-cell>
          <table:table-cell office:value-type="float" office:value="49082.586319576898" table:style-name="ce14">
            <text:p>49,083<text:s/></text:p>
          </table:table-cell>
          <table:table-cell office:value-type="currency" office:value="0.84864354394027097" table:style-name="ce10">
            <text:p>£0.85</text:p>
          </table:table-cell>
          <table:table-cell office:value-type="currency" office:value="0.26645873276915599" table:style-name="ce10">
            <text:p>£0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buprofen 5% gel 50 gram <text:s/>/ <text:s/>Packsize 1</text:p>
          </table:table-cell>
          <table:table-cell office:value-type="string" table:style-name="ce9">
            <text:p>DJC029</text:p>
          </table:table-cell>
          <table:table-cell office:value-type="float" office:value="85391.097497954994" table:style-name="ce14">
            <text:p>85,391<text:s/></text:p>
          </table:table-cell>
          <table:table-cell office:value-type="currency" office:value="0.63821863867372319" table:style-name="ce10">
            <text:p>£0.64</text:p>
          </table:table-cell>
          <table:table-cell office:value-type="currency" office:value="2.1498073705577099" table:style-name="ce10">
            <text:p>£2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buprofen 600mg tablets <text:s/>/ <text:s/>Packsize 84</text:p>
          </table:table-cell>
          <table:table-cell office:value-type="string" table:style-name="ce9">
            <text:p>DJA139</text:p>
          </table:table-cell>
          <table:table-cell office:value-type="float" office:value="511.14714097580901" table:style-name="ce14">
            <text:p>511<text:s/></text:p>
          </table:table-cell>
          <table:table-cell office:value-type="currency" office:value="2.3261208068779382" table:style-name="ce10">
            <text:p>£2.33</text:p>
          </table:table-cell>
          <table:table-cell office:value-type="currency" office:value="0.48280560947911799" table:style-name="ce10">
            <text:p>£0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buprofen 600mg/100ml solution for Infusion <text:s/>/ <text:s/>Packsize 10</text:p>
          </table:table-cell>
          <table:table-cell office:value-type="string" table:style-name="ce9">
            <text:p>DJC050</text:p>
          </table:table-cell>
          <table:table-cell office:value-type="float" office:value="865.40029930527101" table:style-name="ce14">
            <text:p>865<text:s/></text:p>
          </table:table-cell>
          <table:table-cell office:value-type="currency" office:value="12.979946978314597" table:style-name="ce10">
            <text:p>£12.98</text:p>
          </table:table-cell>
          <table:table-cell office:value-type="currency" office:value="5.8635861743876099" table:style-name="ce10">
            <text:p>£5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catibant 30mg/3ml solution for injection pre-filled syringes <text:s/>/ <text:s/>Packsize 1</text:p>
          </table:table-cell>
          <table:table-cell office:value-type="string" table:style-name="ce9">
            <text:p>DBP009</text:p>
          </table:table-cell>
          <table:table-cell office:value-type="float" office:value="12662.8836804368" table:style-name="ce14">
            <text:p>12,663<text:s/></text:p>
          </table:table-cell>
          <table:table-cell office:value-type="currency" office:value="172.3239093928666" table:style-name="ce10">
            <text:p>£172.32</text:p>
          </table:table-cell>
          <table:table-cell office:value-type="currency" office:value="193.379516726806" table:style-name="ce10">
            <text:p>£193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darubicin 10mg/10ml solution for injection vial <text:s/>/ <text:s/>Packsize 1</text:p>
          </table:table-cell>
          <table:table-cell office:value-type="string" table:style-name="ce9">
            <text:p>DHB020</text:p>
          </table:table-cell>
          <table:table-cell office:value-type="float" office:value="2866.7378513563899" table:style-name="ce14">
            <text:p>2,867<text:s/></text:p>
          </table:table-cell>
          <table:table-cell office:value-type="currency" office:value="149.96995968661113" table:style-name="ce10">
            <text:p>£149.97</text:p>
          </table:table-cell>
          <table:table-cell office:value-type="currency" office:value="12.992233649686501" table:style-name="ce10">
            <text:p>£12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darubicin 5mg/5ml solution for injection vial <text:s/>/ <text:s/>Packsize 1</text:p>
          </table:table-cell>
          <table:table-cell office:value-type="string" table:style-name="ce9">
            <text:p>DHB018</text:p>
          </table:table-cell>
          <table:table-cell office:value-type="float" office:value="198.64098123742599" table:style-name="ce14">
            <text:p>199<text:s/></text:p>
          </table:table-cell>
          <table:table-cell office:value-type="currency" office:value="73.159475499318233" table:style-name="ce10">
            <text:p>£73.16</text:p>
          </table:table-cell>
          <table:table-cell office:value-type="currency" office:value="27.450328306627501" table:style-name="ce10">
            <text:p>£27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loprost 100micrograms/1ml solution for injection ampoules <text:s/>/ <text:s/>Packsize 1</text:p>
          </table:table-cell>
          <table:table-cell office:value-type="string" table:style-name="ce9">
            <text:p>DBE151</text:p>
          </table:table-cell>
          <table:table-cell office:value-type="float" office:value="673.05335033358995" table:style-name="ce14">
            <text:p>673<text:s/></text:p>
          </table:table-cell>
          <table:table-cell office:value-type="currency" office:value="64.519892781867611" table:style-name="ce10">
            <text:p>£64.52</text:p>
          </table:table-cell>
          <table:table-cell office:value-type="currency" office:value="5.1635586973571499" table:style-name="ce10">
            <text:p>£5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loprost 10micrograms/1ml nebuliser liquid ampoules <text:s/>/ <text:s/>Packsize 30</text:p>
          </table:table-cell>
          <table:table-cell office:value-type="string" table:style-name="ce9">
            <text:p>DBE164</text:p>
          </table:table-cell>
          <table:table-cell office:value-type="float" office:value="129.23183748987501" table:style-name="ce14">
            <text:p>129<text:s/></text:p>
          </table:table-cell>
          <table:table-cell office:value-type="currency" office:value="323.38849939570275" table:style-name="ce10">
            <text:p>£323.39</text:p>
          </table:table-cell>
          <table:table-cell office:value-type="currency" office:value="43.087024390841698" table:style-name="ce10">
            <text:p>£43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loprost 10micrograms/1ml nebuliser liquid ampoules <text:s/>/ <text:s/>Packsize 42</text:p>
          </table:table-cell>
          <table:table-cell office:value-type="string" table:style-name="ce9">
            <text:p>DBE087</text:p>
          </table:table-cell>
          <table:table-cell office:value-type="float" office:value="207.54600319961901" table:style-name="ce14">
            <text:p>208<text:s/></text:p>
          </table:table-cell>
          <table:table-cell office:value-type="currency" office:value="616.29700417297568" table:style-name="ce10">
            <text:p>£616.30</text:p>
          </table:table-cell>
          <table:table-cell office:value-type="currency" office:value="56.027000379361418" table:style-name="ce10">
            <text:p>£56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loprost 10micrograms/1ml nebuliser liquid ampoules <text:s/>/ <text:s/>Packsize 168</text:p>
          </table:table-cell>
          <table:table-cell office:value-type="string" table:style-name="ce9">
            <text:p>DBE163</text:p>
          </table:table-cell>
          <table:table-cell office:value-type="float" office:value="34.013741438895501" table:style-name="ce14">
            <text:p>34<text:s/></text:p>
          </table:table-cell>
          <table:table-cell office:value-type="currency" office:value="2465.1881402295626" table:style-name="ce10">
            <text:p>£2,465.19</text:p>
          </table:table-cell>
          <table:table-cell office:value-type="currency" office:value="224.10801274814204" table:style-name="ce10">
            <text:p>£224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loprost 20micrograms/1ml nebuliser liquid ampoules <text:s/>/ <text:s/>Packsize 42</text:p>
          </table:table-cell>
          <table:table-cell office:value-type="string" table:style-name="ce9">
            <text:p>DBJ039</text:p>
          </table:table-cell>
          <table:table-cell office:value-type="float" office:value="184.15151663014001" table:style-name="ce14">
            <text:p>184<text:s/></text:p>
          </table:table-cell>
          <table:table-cell office:value-type="currency" office:value="616.2962818706693" table:style-name="ce10">
            <text:p>£616.30</text:p>
          </table:table-cell>
          <table:table-cell office:value-type="currency" office:value="56.026934715515381" table:style-name="ce10">
            <text:p>£56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loprost 50micrograms/0.5ml solution for injection ampoules <text:s/>/ <text:s/>Packsize 1</text:p>
          </table:table-cell>
          <table:table-cell office:value-type="string" table:style-name="ce9">
            <text:p>DBE150</text:p>
          </table:table-cell>
          <table:table-cell office:value-type="float" office:value="8473.5350560871902" table:style-name="ce14">
            <text:p>8,474<text:s/></text:p>
          </table:table-cell>
          <table:table-cell office:value-type="currency" office:value="59.332209835944866" table:style-name="ce10">
            <text:p>£59.33</text:p>
          </table:table-cell>
          <table:table-cell office:value-type="currency" office:value="13.7538479286256" table:style-name="ce10">
            <text:p>£13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matinib 100mg tablets (generic) <text:s/>/ <text:s/>Packsize 30</text:p>
          </table:table-cell>
          <table:table-cell office:value-type="string" table:style-name="ce9">
            <text:p>DHA077</text:p>
          </table:table-cell>
          <table:table-cell office:value-type="float" office:value="3451.69837079442" table:style-name="ce14">
            <text:p>3,452<text:s/></text:p>
          </table:table-cell>
          <table:table-cell office:value-type="currency" office:value="6.1121997734536544" table:style-name="ce10">
            <text:p>£6.11</text:p>
          </table:table-cell>
          <table:table-cell office:value-type="currency" office:value="19.686625309275001" table:style-name="ce10">
            <text:p>£19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matinib 100mg tablets (generic) <text:s/>/ <text:s/>Packsize 60</text:p>
          </table:table-cell>
          <table:table-cell office:value-type="string" table:style-name="ce9">
            <text:p>DHA999</text:p>
          </table:table-cell>
          <table:table-cell office:value-type="float" office:value="25508.7651664" table:style-name="ce14">
            <text:p>25,509<text:s/></text:p>
          </table:table-cell>
          <table:table-cell office:value-type="currency" office:value="32.767884080135751" table:style-name="ce10">
            <text:p>£32.77</text:p>
          </table:table-cell>
          <table:table-cell office:value-type="currency" office:value="40.161014717251803" table:style-name="ce10">
            <text:p>£4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matinib 400mg tablets (generic) <text:s/>/ <text:s/>Packsize 30</text:p>
          </table:table-cell>
          <table:table-cell office:value-type="string" table:style-name="ce9">
            <text:p>DHA325</text:p>
          </table:table-cell>
          <table:table-cell office:value-type="float" office:value="39896.119771171398" table:style-name="ce14">
            <text:p>39,896<text:s/></text:p>
          </table:table-cell>
          <table:table-cell office:value-type="currency" office:value="39.461203220509958" table:style-name="ce10">
            <text:p>£39.46</text:p>
          </table:table-cell>
          <table:table-cell office:value-type="currency" office:value="41.882542248989097" table:style-name="ce10">
            <text:p>£41.8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mipenem 500mg / Cilastatin 500mg powder for solution for injection 20ml vials <text:s/>/ <text:s/>Packsize 10</text:p>
          </table:table-cell>
          <table:table-cell office:value-type="string" table:style-name="ce9">
            <text:p>DEA148</text:p>
          </table:table-cell>
          <table:table-cell office:value-type="float" office:value="927.28884784685204" table:style-name="ce14">
            <text:p>927<text:s/></text:p>
          </table:table-cell>
          <table:table-cell office:value-type="currency" office:value="30.765451419201867" table:style-name="ce10">
            <text:p>£30.77</text:p>
          </table:table-cell>
          <table:table-cell office:value-type="currency" office:value="3.6566762565917901" table:style-name="ce10">
            <text:p>£3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mipramine 10mg tablets <text:s/>/ <text:s/>Packsize 28</text:p>
          </table:table-cell>
          <table:table-cell office:value-type="string" table:style-name="ce9">
            <text:p>DDC090</text:p>
          </table:table-cell>
          <table:table-cell office:value-type="float" office:value="963.313986347173" table:style-name="ce14">
            <text:p>963<text:s/></text:p>
          </table:table-cell>
          <table:table-cell office:value-type="currency" office:value="0.7222048157300085" table:style-name="ce10">
            <text:p>£0.72</text:p>
          </table:table-cell>
          <table:table-cell office:value-type="currency" office:value="0.129637304844651" table:style-name="ce10">
            <text:p>£0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mipramine 25mg tablets <text:s/>/ <text:s/>Packsize 28</text:p>
          </table:table-cell>
          <table:table-cell office:value-type="string" table:style-name="ce9">
            <text:p>DDC091</text:p>
          </table:table-cell>
          <table:table-cell office:value-type="float" office:value="2633.10593783902" table:style-name="ce14">
            <text:p>2,633<text:s/></text:p>
          </table:table-cell>
          <table:table-cell office:value-type="currency" office:value="0.83471005416659838" table:style-name="ce10">
            <text:p>£0.83</text:p>
          </table:table-cell>
          <table:table-cell office:value-type="currency" office:value="0.54551689004244097" table:style-name="ce10">
            <text:p>£0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miquimod 5% cream 250mg sachets <text:s/>/ <text:s/>Packsize 12</text:p>
          </table:table-cell>
          <table:table-cell office:value-type="string" table:style-name="ce9">
            <text:p>DMG042</text:p>
          </table:table-cell>
          <table:table-cell office:value-type="float" office:value="32198.9279110469" table:style-name="ce14">
            <text:p>32,199<text:s/></text:p>
          </table:table-cell>
          <table:table-cell office:value-type="currency" office:value="33.070778721010477" table:style-name="ce10">
            <text:p>£33.07</text:p>
          </table:table-cell>
          <table:table-cell office:value-type="currency" office:value="6.60954244385852" table:style-name="ce10">
            <text:p>£6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ndapamide 1.5mg modified-release tablets <text:s/>/ <text:s/>Packsize 30</text:p>
          </table:table-cell>
          <table:table-cell office:value-type="string" table:style-name="ce9">
            <text:p>DBB114</text:p>
          </table:table-cell>
          <table:table-cell office:value-type="float" office:value="14011.622803214001" table:style-name="ce14">
            <text:p>14,012<text:s/></text:p>
          </table:table-cell>
          <table:table-cell office:value-type="currency" office:value="0.57223992628183085" table:style-name="ce10">
            <text:p>£0.57</text:p>
          </table:table-cell>
          <table:table-cell office:value-type="currency" office:value="0.37502828771786301" table:style-name="ce10">
            <text:p>£0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ndapamide 2.5mg tablets <text:s/>/ <text:s/>Packsize 28</text:p>
          </table:table-cell>
          <table:table-cell office:value-type="string" table:style-name="ce9">
            <text:p>DBB061</text:p>
          </table:table-cell>
          <table:table-cell office:value-type="float" office:value="29891.142673116199" table:style-name="ce14">
            <text:p>29,891<text:s/></text:p>
          </table:table-cell>
          <table:table-cell office:value-type="currency" office:value="0.52321050991690221" table:style-name="ce10">
            <text:p>£0.52</text:p>
          </table:table-cell>
          <table:table-cell office:value-type="currency" office:value="0.153492132258292" table:style-name="ce10">
            <text:p>£0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ndometacin 25mg capsules <text:s/>/ <text:s/>Packsize 28</text:p>
          </table:table-cell>
          <table:table-cell office:value-type="string" table:style-name="ce9">
            <text:p>DJA238</text:p>
          </table:table-cell>
          <table:table-cell office:value-type="float" office:value="5020.8017794042798" table:style-name="ce14">
            <text:p>5,021<text:s/></text:p>
          </table:table-cell>
          <table:table-cell office:value-type="currency" office:value="0.5699269012646655" table:style-name="ce10">
            <text:p>£0.57</text:p>
          </table:table-cell>
          <table:table-cell office:value-type="currency" office:value="0.213893849074279" table:style-name="ce10">
            <text:p>£0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ndometacin 50mg capsules <text:s/>/ <text:s/>Packsize 28</text:p>
          </table:table-cell>
          <table:table-cell office:value-type="string" table:style-name="ce9">
            <text:p>DJA086</text:p>
          </table:table-cell>
          <table:table-cell office:value-type="float" office:value="681.80541985761397" table:style-name="ce14">
            <text:p>682<text:s/></text:p>
          </table:table-cell>
          <table:table-cell office:value-type="currency" office:value="1.2940935555840269" table:style-name="ce10">
            <text:p>£1.29</text:p>
          </table:table-cell>
          <table:table-cell office:value-type="currency" office:value="0.30896413123474198" table:style-name="ce10">
            <text:p>£0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pratropium bromide 250micrograms/1ml nebuliser liquid unit dose vials <text:s/>/ <text:s/>Packsize 20</text:p>
          </table:table-cell>
          <table:table-cell office:value-type="string" table:style-name="ce9">
            <text:p>DCA057</text:p>
          </table:table-cell>
          <table:table-cell office:value-type="float" office:value="70073.365075759604" table:style-name="ce14">
            <text:p>70,073<text:s/></text:p>
          </table:table-cell>
          <table:table-cell office:value-type="currency" office:value="2.390924851673164" table:style-name="ce10">
            <text:p>£2.39</text:p>
          </table:table-cell>
          <table:table-cell office:value-type="currency" office:value="0.44064017846529602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pratropium bromide 500micrograms/2ml nebuliser liquid unit dose vials <text:s/>/ <text:s/>Packsize 20</text:p>
          </table:table-cell>
          <table:table-cell office:value-type="string" table:style-name="ce9">
            <text:p>DCA059</text:p>
          </table:table-cell>
          <table:table-cell office:value-type="float" office:value="195756.44058246899" table:style-name="ce14">
            <text:p>195,756<text:s/></text:p>
          </table:table-cell>
          <table:table-cell office:value-type="currency" office:value="2.8355989634279801" table:style-name="ce10">
            <text:p>£2.84</text:p>
          </table:table-cell>
          <table:table-cell office:value-type="currency" office:value="0.44260731410569998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besartan 150mg / Hydrochlorothiazide 12.5mg tablets (Co-aprovel or eqv) <text:s/>/ <text:s/>Packsize 28</text:p>
          </table:table-cell>
          <table:table-cell office:value-type="string" table:style-name="ce9">
            <text:p>DBE135</text:p>
          </table:table-cell>
          <table:table-cell office:value-type="float" office:value="96.294126264456096" table:style-name="ce14">
            <text:p>96<text:s/></text:p>
          </table:table-cell>
          <table:table-cell office:value-type="currency" office:value="6.4953079098747546" table:style-name="ce10">
            <text:p>£6.50</text:p>
          </table:table-cell>
          <table:table-cell office:value-type="currency" office:value="3.3730648608535398" table:style-name="ce10">
            <text:p>£3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besartan 150mg tablets <text:s/>/ <text:s/>Packsize 28</text:p>
          </table:table-cell>
          <table:table-cell office:value-type="string" table:style-name="ce9">
            <text:p>DBE054</text:p>
          </table:table-cell>
          <table:table-cell office:value-type="float" office:value="11165.540690313999" table:style-name="ce14">
            <text:p>11,166<text:s/></text:p>
          </table:table-cell>
          <table:table-cell office:value-type="currency" office:value="0.91224243254390547" table:style-name="ce10">
            <text:p>£0.91</text:p>
          </table:table-cell>
          <table:table-cell office:value-type="currency" office:value="6.34214602503054E-2" table:style-name="ce10">
            <text:p>£0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besartan 300mg / Hydrochlorothiazide 12.5mg tablets <text:s/>(Co-aprovel or eqv) <text:s/>/ <text:s/>Packsize 28</text:p>
          </table:table-cell>
          <table:table-cell office:value-type="string" table:style-name="ce9">
            <text:p>DBE136</text:p>
          </table:table-cell>
          <table:table-cell office:value-type="float" office:value="72.484924707313397" table:style-name="ce14">
            <text:p>72<text:s/></text:p>
          </table:table-cell>
          <table:table-cell office:value-type="currency" office:value="7.5651592688303229" table:style-name="ce10">
            <text:p>£7.57</text:p>
          </table:table-cell>
          <table:table-cell office:value-type="currency" office:value="4.4447277504274902" table:style-name="ce10">
            <text:p>£4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besartan 300mg / Hydrochlorothiazide 25mg tablets <text:s/>(Co-aprovel or eqv) <text:s/>/ <text:s/>Packsize 28</text:p>
          </table:table-cell>
          <table:table-cell office:value-type="string" table:style-name="ce9">
            <text:p>DBE060</text:p>
          </table:table-cell>
          <table:table-cell office:value-type="float" office:value="5.0019538460764998" table:style-name="ce14">
            <text:p>5<text:s/></text:p>
          </table:table-cell>
          <table:table-cell office:value-type="currency" office:value="4.1383828473821174" table:style-name="ce10">
            <text:p>£4.14</text:p>
          </table:table-cell>
          <table:table-cell office:value-type="currency" office:value="8.2887906658735799E-2" table:style-name="ce10">
            <text:p>£0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besartan 300mg tablets <text:s/>/ <text:s/>Packsize 28</text:p>
          </table:table-cell>
          <table:table-cell office:value-type="string" table:style-name="ce9">
            <text:p>DBE055</text:p>
          </table:table-cell>
          <table:table-cell office:value-type="float" office:value="5119.3028368658897" table:style-name="ce14">
            <text:p>5,119<text:s/></text:p>
          </table:table-cell>
          <table:table-cell office:value-type="currency" office:value="1.4375707463529359" table:style-name="ce10">
            <text:p>£1.44</text:p>
          </table:table-cell>
          <table:table-cell office:value-type="currency" office:value="0.55270945638729496" table:style-name="ce10">
            <text:p>£0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besartan 75mg tablets <text:s/>/ <text:s/>Packsize 28</text:p>
          </table:table-cell>
          <table:table-cell office:value-type="string" table:style-name="ce9">
            <text:p>DBE056</text:p>
          </table:table-cell>
          <table:table-cell office:value-type="float" office:value="9630.5890284860507" table:style-name="ce14">
            <text:p>9,631<text:s/></text:p>
          </table:table-cell>
          <table:table-cell office:value-type="currency" office:value="0.54018918101604629" table:style-name="ce10">
            <text:p>£0.54</text:p>
          </table:table-cell>
          <table:table-cell office:value-type="currency" office:value="6.1682906314359499E-2" table:style-name="ce10">
            <text:p>£0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inotecan 100mg/5ml solution for infusion vials <text:s/>/ <text:s/>Packsize 1</text:p>
          </table:table-cell>
          <table:table-cell office:value-type="string" table:style-name="ce9">
            <text:p>DHA208</text:p>
          </table:table-cell>
          <table:table-cell office:value-type="float" office:value="28624.5541534033" table:style-name="ce14">
            <text:p>28,625<text:s/></text:p>
          </table:table-cell>
          <table:table-cell office:value-type="currency" office:value="8.986879537804608" table:style-name="ce10">
            <text:p>£8.99</text:p>
          </table:table-cell>
          <table:table-cell office:value-type="currency" office:value="12.009068726055601" table:style-name="ce10">
            <text:p>£12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inotecan 270mg/180ml solution for infusion bags <text:s/>/ <text:s/>Packsize 1</text:p>
          </table:table-cell>
          <table:table-cell office:value-type="string" table:style-name="ce9">
            <text:p>DLK052</text:p>
          </table:table-cell>
          <table:table-cell office:value-type="float" office:value="5723.7410041366202" table:style-name="ce14">
            <text:p>5,724<text:s/></text:p>
          </table:table-cell>
          <table:table-cell office:value-type="currency" office:value="55.030557771981549" table:style-name="ce10">
            <text:p>£55.03</text:p>
          </table:table-cell>
          <table:table-cell office:value-type="currency" office:value="3.4513831712785601" table:style-name="ce10">
            <text:p>£3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inotecan 300mg/15ml solution for infusion vials <text:s/>/ <text:s/>Packsize 1</text:p>
          </table:table-cell>
          <table:table-cell office:value-type="string" table:style-name="ce9">
            <text:p>DHA396</text:p>
          </table:table-cell>
          <table:table-cell office:value-type="float" office:value="17842.9736759486" table:style-name="ce14">
            <text:p>17,843<text:s/></text:p>
          </table:table-cell>
          <table:table-cell office:value-type="currency" office:value="27.220635350412156" table:style-name="ce10">
            <text:p>£27.22</text:p>
          </table:table-cell>
          <table:table-cell office:value-type="currency" office:value="47.349160106737301" table:style-name="ce10">
            <text:p>£47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inotecan 300mg/200ml solution for infusion bags <text:s/>/ <text:s/>Packsize 1</text:p>
          </table:table-cell>
          <table:table-cell office:value-type="string" table:style-name="ce9">
            <text:p>DLK051</text:p>
          </table:table-cell>
          <table:table-cell office:value-type="float" office:value="5396.1388235576496" table:style-name="ce14">
            <text:p>5,396<text:s/></text:p>
          </table:table-cell>
          <table:table-cell office:value-type="currency" office:value="59.968946422814881" table:style-name="ce10">
            <text:p>£59.97</text:p>
          </table:table-cell>
          <table:table-cell office:value-type="currency" office:value="9.9074221143154201E-2" table:style-name="ce10">
            <text:p>£0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inotecan 330mg/220ml solution for infusion bags <text:s/>/ <text:s/>Packsize 1</text:p>
          </table:table-cell>
          <table:table-cell office:value-type="string" table:style-name="ce9">
            <text:p>DLK053</text:p>
          </table:table-cell>
          <table:table-cell office:value-type="float" office:value="6475.2384114086199" table:style-name="ce14">
            <text:p>6,475<text:s/></text:p>
          </table:table-cell>
          <table:table-cell office:value-type="currency" office:value="64.296061943676193" table:style-name="ce10">
            <text:p>£64.30</text:p>
          </table:table-cell>
          <table:table-cell office:value-type="currency" office:value="2.0067185835797199" table:style-name="ce10">
            <text:p>£2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inotecan 360mg/240ml solution for infusion bags <text:s/>/ <text:s/>Packsize 1</text:p>
          </table:table-cell>
          <table:table-cell office:value-type="string" table:style-name="ce9">
            <text:p>DLK054</text:p>
          </table:table-cell>
          <table:table-cell office:value-type="float" office:value="5410.3901220427397" table:style-name="ce14">
            <text:p>5,410<text:s/></text:p>
          </table:table-cell>
          <table:table-cell office:value-type="currency" office:value="69.830611375091422" table:style-name="ce10">
            <text:p>£69.83</text:p>
          </table:table-cell>
          <table:table-cell office:value-type="currency" office:value="0.80010953369740201" table:style-name="ce10">
            <text:p>£0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inotecan 40mg/2ml solution for infusion vials <text:s/>/ <text:s/>Packsize 1</text:p>
          </table:table-cell>
          <table:table-cell office:value-type="string" table:style-name="ce9">
            <text:p>DHA207</text:p>
          </table:table-cell>
          <table:table-cell office:value-type="float" office:value="4541.1818722239695" table:style-name="ce14">
            <text:p>4,541<text:s/></text:p>
          </table:table-cell>
          <table:table-cell office:value-type="currency" office:value="8.1586095960203213" table:style-name="ce10">
            <text:p>£8.16</text:p>
          </table:table-cell>
          <table:table-cell office:value-type="currency" office:value="7.8609107875633804" table:style-name="ce10">
            <text:p>£7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rinotecan 500mg/25ml solution for infusion vials <text:s/>/ <text:s/>Packsize 1</text:p>
          </table:table-cell>
          <table:table-cell office:value-type="string" table:style-name="ce9">
            <text:p>DHA409</text:p>
          </table:table-cell>
          <table:table-cell office:value-type="float" office:value="6868.3464136929297" table:style-name="ce14">
            <text:p>6,868<text:s/></text:p>
          </table:table-cell>
          <table:table-cell office:value-type="currency" office:value="17.885848004854608" table:style-name="ce10">
            <text:p>£17.89</text:p>
          </table:table-cell>
          <table:table-cell office:value-type="currency" office:value="1.64523296444676" table:style-name="ce10">
            <text:p>£1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flurane volatile liquid 250 ml <text:s/>/ <text:s/>Packsize 6</text:p>
          </table:table-cell>
          <table:table-cell office:value-type="string" table:style-name="ce9">
            <text:p>DOA003</text:p>
          </table:table-cell>
          <table:table-cell office:value-type="float" office:value="390.579452221689" table:style-name="ce14">
            <text:p>391<text:s/></text:p>
          </table:table-cell>
          <table:table-cell office:value-type="currency" office:value="133.82851991489733" table:style-name="ce10">
            <text:p>£133.83</text:p>
          </table:table-cell>
          <table:table-cell office:value-type="currency" office:value="46.070690742867498" table:style-name="ce10">
            <text:p>£46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niazid 100mg tablets <text:s/>/ <text:s/>Packsize 28</text:p>
          </table:table-cell>
          <table:table-cell office:value-type="string" table:style-name="ce9">
            <text:p>DEA698</text:p>
          </table:table-cell>
          <table:table-cell office:value-type="float" office:value="46985.643825361498" table:style-name="ce14">
            <text:p>46,986<text:s/></text:p>
          </table:table-cell>
          <table:table-cell office:value-type="currency" office:value="8.5768821535755446" table:style-name="ce10">
            <text:p>£8.58</text:p>
          </table:table-cell>
          <table:table-cell office:value-type="currency" office:value="5.3381329092424599" table:style-name="ce10">
            <text:p>£5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niazid 50mg tablets <text:s/>/ <text:s/>Packsize 56</text:p>
          </table:table-cell>
          <table:table-cell office:value-type="string" table:style-name="ce9">
            <text:p>DEA701</text:p>
          </table:table-cell>
          <table:table-cell office:value-type="float" office:value="673.32819133237399" table:style-name="ce14">
            <text:p>673<text:s/></text:p>
          </table:table-cell>
          <table:table-cell office:value-type="currency" office:value="16.933718425539194" table:style-name="ce10">
            <text:p>£16.93</text:p>
          </table:table-cell>
          <table:table-cell office:value-type="currency" office:value="1.1471620427269" table:style-name="ce10">
            <text:p>£1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prenaline hydrochloride 1mg/5ml solution for injection ampoules <text:s/>/ <text:s/>Packsize 5</text:p>
          </table:table-cell>
          <table:table-cell office:value-type="string" table:style-name="ce9">
            <text:p>DBP035</text:p>
          </table:table-cell>
          <table:table-cell office:value-type="float" office:value="8990.1116576907207" table:style-name="ce14">
            <text:p>8,990<text:s/></text:p>
          </table:table-cell>
          <table:table-cell office:value-type="currency" office:value="204.61514495499753" table:style-name="ce10">
            <text:p>£204.62</text:p>
          </table:table-cell>
          <table:table-cell office:value-type="currency" office:value="99.490821497491893" table:style-name="ce10">
            <text:p>£99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sorbide dinitrate 10mg tablets <text:s/>/ <text:s/>Packsize 56</text:p>
          </table:table-cell>
          <table:table-cell office:value-type="string" table:style-name="ce9">
            <text:p>DBF072</text:p>
          </table:table-cell>
          <table:table-cell office:value-type="float" office:value="1350.37526024008" table:style-name="ce14">
            <text:p>1,350<text:s/></text:p>
          </table:table-cell>
          <table:table-cell office:value-type="currency" office:value="12.063498554545346" table:style-name="ce10">
            <text:p>£12.06</text:p>
          </table:table-cell>
          <table:table-cell office:value-type="currency" office:value="1.8842934921950401" table:style-name="ce10">
            <text:p>£1.8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sorbide dinitrate 10mg/10ml solution for injection ampoules <text:s/>/ <text:s/>Packsize 10</text:p>
          </table:table-cell>
          <table:table-cell office:value-type="string" table:style-name="ce9">
            <text:p>DBF055</text:p>
          </table:table-cell>
          <table:table-cell office:value-type="float" office:value="7820.2755179058304" table:style-name="ce14">
            <text:p>7,820<text:s/></text:p>
          </table:table-cell>
          <table:table-cell office:value-type="currency" office:value="40.338104364445059" table:style-name="ce10">
            <text:p>£40.34</text:p>
          </table:table-cell>
          <table:table-cell office:value-type="currency" office:value="8.7263719872620396" table:style-name="ce10">
            <text:p>£8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sorbide dinitrate 25mg/50ml solution for injection bottles <text:s/>/ <text:s/>Packsize 10</text:p>
          </table:table-cell>
          <table:table-cell office:value-type="string" table:style-name="ce9">
            <text:p>DBF142</text:p>
          </table:table-cell>
          <table:table-cell office:value-type="float" office:value="590.793134787236" table:style-name="ce14">
            <text:p>591<text:s/></text:p>
          </table:table-cell>
          <table:table-cell office:value-type="currency" office:value="90.797382097742926" table:style-name="ce10">
            <text:p>£90.80</text:p>
          </table:table-cell>
          <table:table-cell office:value-type="currency" office:value="6.1397687466043998" table:style-name="ce10">
            <text:p>£6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sorbide dinitrate 50mg/50ml solution for injection bottles <text:s/>/ <text:s/>Packsize 10</text:p>
          </table:table-cell>
          <table:table-cell office:value-type="string" table:style-name="ce9">
            <text:p>DBF148</text:p>
          </table:table-cell>
          <table:table-cell office:value-type="float" office:value="31.1113495174795" table:style-name="ce14">
            <text:p>31<text:s/></text:p>
          </table:table-cell>
          <table:table-cell office:value-type="currency" office:value="88.816783677208448" table:style-name="ce10">
            <text:p>£88.82</text:p>
          </table:table-cell>
          <table:table-cell office:value-type="currency" office:value="4.0155557433316504" table:style-name="ce10">
            <text:p>£4.0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sorbide mononitrate 10mg tablets <text:s/>/ <text:s/>Packsize 56</text:p>
          </table:table-cell>
          <table:table-cell office:value-type="string" table:style-name="ce9">
            <text:p>DBF073</text:p>
          </table:table-cell>
          <table:table-cell office:value-type="float" office:value="36235.091585397699" table:style-name="ce14">
            <text:p>36,235<text:s/></text:p>
          </table:table-cell>
          <table:table-cell office:value-type="currency" office:value="0.54870704419614014" table:style-name="ce10">
            <text:p>£0.55</text:p>
          </table:table-cell>
          <table:table-cell office:value-type="currency" office:value="0.76103621654877296" table:style-name="ce10">
            <text:p>£0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sorbide mononitrate 20mg tablets <text:s/>/ <text:s/>Packsize 56</text:p>
          </table:table-cell>
          <table:table-cell office:value-type="string" table:style-name="ce9">
            <text:p>DBF051</text:p>
          </table:table-cell>
          <table:table-cell office:value-type="float" office:value="14002.785353029099" table:style-name="ce14">
            <text:p>14,003<text:s/></text:p>
          </table:table-cell>
          <table:table-cell office:value-type="currency" office:value="0.60959871802601506" table:style-name="ce10">
            <text:p>£0.61</text:p>
          </table:table-cell>
          <table:table-cell office:value-type="currency" office:value="0.16879292826294301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sorbide mononitrate 40mg modified-release tablets <text:s/>/ <text:s/>Packsize 28</text:p>
          </table:table-cell>
          <table:table-cell office:value-type="string" table:style-name="ce9">
            <text:p>DBF093</text:p>
          </table:table-cell>
          <table:table-cell office:value-type="float" office:value="3582.10407204391" table:style-name="ce14">
            <text:p>3,582<text:s/></text:p>
          </table:table-cell>
          <table:table-cell office:value-type="currency" office:value="1.7762772582901114" table:style-name="ce10">
            <text:p>£1.78</text:p>
          </table:table-cell>
          <table:table-cell office:value-type="currency" office:value="1.3090400753933999" table:style-name="ce10">
            <text:p>£1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sorbide mononitrate 40mg tablets <text:s/>/ <text:s/>Packsize 56</text:p>
          </table:table-cell>
          <table:table-cell office:value-type="string" table:style-name="ce9">
            <text:p>DBF114</text:p>
          </table:table-cell>
          <table:table-cell office:value-type="float" office:value="624.02236827666604" table:style-name="ce14">
            <text:p>624<text:s/></text:p>
          </table:table-cell>
          <table:table-cell office:value-type="currency" office:value="1.2000851861579058" table:style-name="ce10">
            <text:p>£1.20</text:p>
          </table:table-cell>
          <table:table-cell office:value-type="currency" office:value="8.2263681594319904E-2" table:style-name="ce10">
            <text:p>£0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sorbide mononitrate 50mg modified-release capsules <text:s/>/ <text:s/>Packsize 28</text:p>
          </table:table-cell>
          <table:table-cell office:value-type="string" table:style-name="ce9">
            <text:p>DBF141</text:p>
          </table:table-cell>
          <table:table-cell office:value-type="float" office:value="2416.4299070513798" table:style-name="ce14">
            <text:p>2,416<text:s/></text:p>
          </table:table-cell>
          <table:table-cell office:value-type="currency" office:value="3.7977637891422074" table:style-name="ce10">
            <text:p>£3.80</text:p>
          </table:table-cell>
          <table:table-cell office:value-type="currency" office:value="0.50599754012147402" table:style-name="ce10">
            <text:p>£0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sorbide mononitrate 50mg modified-release tablets <text:s/>/ <text:s/>Packsize 28</text:p>
          </table:table-cell>
          <table:table-cell office:value-type="string" table:style-name="ce9">
            <text:p>DBF074</text:p>
          </table:table-cell>
          <table:table-cell office:value-type="float" office:value="405.33756855811203" table:style-name="ce14">
            <text:p>405<text:s/></text:p>
          </table:table-cell>
          <table:table-cell office:value-type="currency" office:value="4.1208368766354058" table:style-name="ce10">
            <text:p>£4.12</text:p>
          </table:table-cell>
          <table:table-cell office:value-type="currency" office:value="0.14159304058821001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sorbide mononitrate 60mg modified-release tablets <text:s/>/ <text:s/>Packsize 28</text:p>
          </table:table-cell>
          <table:table-cell office:value-type="string" table:style-name="ce9">
            <text:p>DBF054</text:p>
          </table:table-cell>
          <table:table-cell office:value-type="float" office:value="85313.5796825625" table:style-name="ce14">
            <text:p>85,314<text:s/></text:p>
          </table:table-cell>
          <table:table-cell office:value-type="currency" office:value="1.5355691378494165" table:style-name="ce10">
            <text:p>£1.54</text:p>
          </table:table-cell>
          <table:table-cell office:value-type="currency" office:value="1.1530781715787" table:style-name="ce10">
            <text:p>£1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tretinoin 10mg capsules <text:s/>/ <text:s/>Packsize 30</text:p>
          </table:table-cell>
          <table:table-cell office:value-type="string" table:style-name="ce9">
            <text:p>DMF031</text:p>
          </table:table-cell>
          <table:table-cell office:value-type="float" office:value="20406.0093466584" table:style-name="ce14">
            <text:p>20,406<text:s/></text:p>
          </table:table-cell>
          <table:table-cell office:value-type="currency" office:value="3.7621692069141224" table:style-name="ce10">
            <text:p>£3.76</text:p>
          </table:table-cell>
          <table:table-cell office:value-type="currency" office:value="2.0508265383054001" table:style-name="ce10">
            <text:p>£2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tretinoin 20mg capsules <text:s/>/ <text:s/>Packsize 30</text:p>
          </table:table-cell>
          <table:table-cell office:value-type="string" table:style-name="ce9">
            <text:p>DMF012</text:p>
          </table:table-cell>
          <table:table-cell office:value-type="float" office:value="99208.911147635401" table:style-name="ce14">
            <text:p>99,209<text:s/></text:p>
          </table:table-cell>
          <table:table-cell office:value-type="currency" office:value="3.7683957587605348" table:style-name="ce10">
            <text:p>£3.77</text:p>
          </table:table-cell>
          <table:table-cell office:value-type="currency" office:value="2.1103454783582198" table:style-name="ce10">
            <text:p>£2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tretinoin 20mg capsules <text:s/>/ <text:s/>Packsize 56</text:p>
          </table:table-cell>
          <table:table-cell office:value-type="string" table:style-name="ce9">
            <text:p>DMF000</text:p>
          </table:table-cell>
          <table:table-cell office:value-type="float" office:value="28993.961327023801" table:style-name="ce14">
            <text:p>28,994<text:s/></text:p>
          </table:table-cell>
          <table:table-cell office:value-type="currency" office:value="7.091144175886388" table:style-name="ce10">
            <text:p>£7.09</text:p>
          </table:table-cell>
          <table:table-cell office:value-type="currency" office:value="1.46654440191139" table:style-name="ce10">
            <text:p>£1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sotretinoin 5mg capsules <text:s/>/ <text:s/>Packsize 56</text:p>
          </table:table-cell>
          <table:table-cell office:value-type="string" table:style-name="ce9">
            <text:p>DMF001</text:p>
          </table:table-cell>
          <table:table-cell office:value-type="float" office:value="16601.646110363301" table:style-name="ce14">
            <text:p>16,602<text:s/></text:p>
          </table:table-cell>
          <table:table-cell office:value-type="currency" office:value="4.6275278661700625" table:style-name="ce10">
            <text:p>£4.63</text:p>
          </table:table-cell>
          <table:table-cell office:value-type="currency" office:value="1.8991565741213601" table:style-name="ce10">
            <text:p>£1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traconazole 100mg capsules <text:s/>/ <text:s/>Packsize 15</text:p>
          </table:table-cell>
          <table:table-cell office:value-type="string" table:style-name="ce9">
            <text:p>DEQ018</text:p>
          </table:table-cell>
          <table:table-cell office:value-type="float" office:value="8296.4562147366796" table:style-name="ce14">
            <text:p>8,296<text:s/></text:p>
          </table:table-cell>
          <table:table-cell office:value-type="currency" office:value="5.3413914149616835" table:style-name="ce10">
            <text:p>£5.34</text:p>
          </table:table-cell>
          <table:table-cell office:value-type="currency" office:value="3.9717741599888798" table:style-name="ce10">
            <text:p>£3.9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traconazole 250mg/25ml solution for injection ampoules and diluent <text:s/>/ <text:s/>Packsize 1</text:p>
          </table:table-cell>
          <table:table-cell office:value-type="string" table:style-name="ce9">
            <text:p>DEB054</text:p>
          </table:table-cell>
          <table:table-cell office:value-type="float" office:value="62.855658914598997" table:style-name="ce14">
            <text:p>63<text:s/></text:p>
          </table:table-cell>
          <table:table-cell office:value-type="currency" office:value="71.148247862235152" table:style-name="ce10">
            <text:p>£71.15</text:p>
          </table:table-cell>
          <table:table-cell office:value-type="currency" office:value="7.8481972815676002" table:style-name="ce10">
            <text:p>£7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traconazole 50mg/5ml oral solution sugar free 150 ml <text:s/>/ <text:s/>Packsize 1</text:p>
          </table:table-cell>
          <table:table-cell office:value-type="string" table:style-name="ce9">
            <text:p>DEB019</text:p>
          </table:table-cell>
          <table:table-cell office:value-type="float" office:value="11673.393389434599" table:style-name="ce14">
            <text:p>11,673<text:s/></text:p>
          </table:table-cell>
          <table:table-cell office:value-type="currency" office:value="14.714954278459373" table:style-name="ce10">
            <text:p>£14.71</text:p>
          </table:table-cell>
          <table:table-cell office:value-type="currency" office:value="5.0734945291577098" table:style-name="ce10">
            <text:p>£5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vabradine 5mg tablets <text:s/>/ <text:s/>Packsize 56</text:p>
          </table:table-cell>
          <table:table-cell office:value-type="string" table:style-name="ce9">
            <text:p>DBO004</text:p>
          </table:table-cell>
          <table:table-cell office:value-type="float" office:value="19658.6639017425" table:style-name="ce14">
            <text:p>19,659<text:s/></text:p>
          </table:table-cell>
          <table:table-cell office:value-type="currency" office:value="6.3992670421945244" table:style-name="ce10">
            <text:p>£6.40</text:p>
          </table:table-cell>
          <table:table-cell office:value-type="currency" office:value="6.7196867537772498" table:style-name="ce10">
            <text:p>£6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Ivabradine 7.5mg tablets <text:s/>/ <text:s/>Packsize 56</text:p>
          </table:table-cell>
          <table:table-cell office:value-type="string" table:style-name="ce9">
            <text:p>DBF004</text:p>
          </table:table-cell>
          <table:table-cell office:value-type="float" office:value="2279.3092176830401" table:style-name="ce14">
            <text:p>2,279<text:s/></text:p>
          </table:table-cell>
          <table:table-cell office:value-type="currency" office:value="5.4956606601772204" table:style-name="ce10">
            <text:p>£5.50</text:p>
          </table:table-cell>
          <table:table-cell office:value-type="currency" office:value="2.56811149362786" table:style-name="ce10">
            <text:p>£2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Ketamine 200mg/20ml solution for injection vials <text:s/>/ <text:s/>Packsize 1</text:p>
          </table:table-cell>
          <table:table-cell office:value-type="string" table:style-name="ce9">
            <text:p>DQA000</text:p>
          </table:table-cell>
          <table:table-cell office:value-type="float" office:value="58840.445715980597" table:style-name="ce14">
            <text:p>58,840<text:s/></text:p>
          </table:table-cell>
          <table:table-cell office:value-type="currency" office:value="5.102889285531921" table:style-name="ce10">
            <text:p>£5.10</text:p>
          </table:table-cell>
          <table:table-cell office:value-type="currency" office:value="8.7870042045399899" table:style-name="ce10">
            <text:p>£8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Ketamine 500mg/10ml solution for injection vials <text:s/>/ <text:s/>Packsize 10</text:p>
          </table:table-cell>
          <table:table-cell office:value-type="string" table:style-name="ce9">
            <text:p>DQA011</text:p>
          </table:table-cell>
          <table:table-cell office:value-type="float" office:value="7173.5122469705502" table:style-name="ce14">
            <text:p>7,174<text:s/></text:p>
          </table:table-cell>
          <table:table-cell office:value-type="currency" office:value="26.406301889286738" table:style-name="ce10">
            <text:p>£26.41</text:p>
          </table:table-cell>
          <table:table-cell office:value-type="currency" office:value="11.3508052937072" table:style-name="ce10">
            <text:p>£11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Ketoconazole 2% w/w shampoo 120 ml <text:s/>/ <text:s/>Packsize 1</text:p>
          </table:table-cell>
          <table:table-cell office:value-type="string" table:style-name="ce9">
            <text:p>DNP011</text:p>
          </table:table-cell>
          <table:table-cell office:value-type="float" office:value="5583.3663555081002" table:style-name="ce14">
            <text:p>5,583<text:s/></text:p>
          </table:table-cell>
          <table:table-cell office:value-type="currency" office:value="12.481487970290667" table:style-name="ce10">
            <text:p>£12.48</text:p>
          </table:table-cell>
          <table:table-cell office:value-type="currency" office:value="5.4149548750895402" table:style-name="ce10">
            <text:p>£5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Ketorolac 30mg/1ml solution for injection ampoules <text:s/>/ <text:s/>Packsize 5</text:p>
          </table:table-cell>
          <table:table-cell office:value-type="string" table:style-name="ce9">
            <text:p>DOA049</text:p>
          </table:table-cell>
          <table:table-cell office:value-type="float" office:value="27507.229352001999" table:style-name="ce14">
            <text:p>27,507<text:s/></text:p>
          </table:table-cell>
          <table:table-cell office:value-type="currency" office:value="3.3633507328598538" table:style-name="ce10">
            <text:p>£3.36</text:p>
          </table:table-cell>
          <table:table-cell office:value-type="currency" office:value="0.74948162300621401" table:style-name="ce10">
            <text:p>£0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betalol 100mg tablets <text:s/>/ <text:s/>Packsize 56</text:p>
          </table:table-cell>
          <table:table-cell office:value-type="string" table:style-name="ce9">
            <text:p>DBD053</text:p>
          </table:table-cell>
          <table:table-cell office:value-type="float" office:value="29647.458755468899" table:style-name="ce14">
            <text:p>29,647<text:s/></text:p>
          </table:table-cell>
          <table:table-cell office:value-type="currency" office:value="3.2079049602339453" table:style-name="ce10">
            <text:p>£3.21</text:p>
          </table:table-cell>
          <table:table-cell office:value-type="currency" office:value="0.42468099320623098" table:style-name="ce10">
            <text:p>£0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betalol 100mg/20ml solution for injection ampoules <text:s/>/ <text:s/>Packsize 5</text:p>
          </table:table-cell>
          <table:table-cell office:value-type="string" table:style-name="ce9">
            <text:p>DBI003</text:p>
          </table:table-cell>
          <table:table-cell office:value-type="float" office:value="33687.163549462297" table:style-name="ce14">
            <text:p>33,687<text:s/></text:p>
          </table:table-cell>
          <table:table-cell office:value-type="currency" office:value="52.211988623425512" table:style-name="ce10">
            <text:p>£52.21</text:p>
          </table:table-cell>
          <table:table-cell office:value-type="currency" office:value="9.6846883622843496" table:style-name="ce10">
            <text:p>£9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betalol 200mg tablets <text:s/>/ <text:s/>Packsize 56</text:p>
          </table:table-cell>
          <table:table-cell office:value-type="string" table:style-name="ce9">
            <text:p>DBD057</text:p>
          </table:table-cell>
          <table:table-cell office:value-type="float" office:value="32624.961369631801" table:style-name="ce14">
            <text:p>32,625<text:s/></text:p>
          </table:table-cell>
          <table:table-cell office:value-type="currency" office:value="4.772915996306585" table:style-name="ce10">
            <text:p>£4.77</text:p>
          </table:table-cell>
          <table:table-cell office:value-type="currency" office:value="0.431935492285282" table:style-name="ce10">
            <text:p>£0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betalol 400mg tablets <text:s/>/ <text:s/>Packsize 56</text:p>
          </table:table-cell>
          <table:table-cell office:value-type="string" table:style-name="ce9">
            <text:p>DBD054</text:p>
          </table:table-cell>
          <table:table-cell office:value-type="float" office:value="129.92152583234599" table:style-name="ce14">
            <text:p>130<text:s/></text:p>
          </table:table-cell>
          <table:table-cell office:value-type="currency" office:value="14.737434676304449" table:style-name="ce10">
            <text:p>£14.74</text:p>
          </table:table-cell>
          <table:table-cell office:value-type="currency" office:value="1.2062374758593499" table:style-name="ce10">
            <text:p>£1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betalol 50mg/10ml solution for injection ampoules <text:s/>/ <text:s/>Packsize 10</text:p>
          </table:table-cell>
          <table:table-cell office:value-type="string" table:style-name="ce9">
            <text:p>DBI051</text:p>
          </table:table-cell>
          <table:table-cell office:value-type="float" office:value="16320.7996300951" table:style-name="ce14">
            <text:p>16,321<text:s/></text:p>
          </table:table-cell>
          <table:table-cell office:value-type="currency" office:value="61.197377128401165" table:style-name="ce10">
            <text:p>£61.20</text:p>
          </table:table-cell>
          <table:table-cell office:value-type="currency" office:value="6.0209146146506498" table:style-name="ce10">
            <text:p>£6.0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cidipine 2mg tablets <text:s/>/ <text:s/>Packsize 28</text:p>
          </table:table-cell>
          <table:table-cell office:value-type="string" table:style-name="ce9">
            <text:p>DBF075</text:p>
          </table:table-cell>
          <table:table-cell office:value-type="float" office:value="3648.4182548943199" table:style-name="ce14">
            <text:p>3,648<text:s/></text:p>
          </table:table-cell>
          <table:table-cell office:value-type="currency" office:value="2.2214667929389487" table:style-name="ce10">
            <text:p>£2.22</text:p>
          </table:table-cell>
          <table:table-cell office:value-type="currency" office:value="0.641986634868424" table:style-name="ce10">
            <text:p>£0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cidipine 4mg tablets <text:s/>/ <text:s/>Packsize 28</text:p>
          </table:table-cell>
          <table:table-cell office:value-type="string" table:style-name="ce9">
            <text:p>DBF026</text:p>
          </table:table-cell>
          <table:table-cell office:value-type="float" office:value="2341.8733233411299" table:style-name="ce14">
            <text:p>2,342<text:s/></text:p>
          </table:table-cell>
          <table:table-cell office:value-type="currency" office:value="2.0802534242328714" table:style-name="ce10">
            <text:p>£2.08</text:p>
          </table:table-cell>
          <table:table-cell office:value-type="currency" office:value="1.2019918001727601" table:style-name="ce10">
            <text:p>£1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cosamide 100mg tablets <text:s/>/ <text:s/>Packsize 14</text:p>
          </table:table-cell>
          <table:table-cell office:value-type="string" table:style-name="ce9">
            <text:p>DZA034</text:p>
          </table:table-cell>
          <table:table-cell office:value-type="float" office:value="4597.7706703798603" table:style-name="ce14">
            <text:p>4,598<text:s/></text:p>
          </table:table-cell>
          <table:table-cell office:value-type="currency" office:value="3.3171728416676203" table:style-name="ce10">
            <text:p>£3.32</text:p>
          </table:table-cell>
          <table:table-cell office:value-type="currency" office:value="3.5265398447181502" table:style-name="ce10">
            <text:p>£3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cosamide 100mg tablets <text:s/>/ <text:s/>Packsize 56</text:p>
          </table:table-cell>
          <table:table-cell office:value-type="string" table:style-name="ce9">
            <text:p>DZA012</text:p>
          </table:table-cell>
          <table:table-cell office:value-type="float" office:value="4125.0591658633202" table:style-name="ce14">
            <text:p>4,125<text:s/></text:p>
          </table:table-cell>
          <table:table-cell office:value-type="currency" office:value="10.217322541403883" table:style-name="ce10">
            <text:p>£10.22</text:p>
          </table:table-cell>
          <table:table-cell office:value-type="currency" office:value="16.303671825484901" table:style-name="ce10">
            <text:p>£16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cosamide 10mg/ml (50mg/5ml) oral solution sugar-free 200ml <text:s/>/ <text:s/>Packsize 1</text:p>
          </table:table-cell>
          <table:table-cell office:value-type="string" table:style-name="ce9">
            <text:p>DBN025</text:p>
          </table:table-cell>
          <table:table-cell office:value-type="float" office:value="7384.6406116785902" table:style-name="ce14">
            <text:p>7,385<text:s/></text:p>
          </table:table-cell>
          <table:table-cell office:value-type="currency" office:value="18.898172211562468" table:style-name="ce10">
            <text:p>£18.90</text:p>
          </table:table-cell>
          <table:table-cell office:value-type="currency" office:value="3.8546570495913399" table:style-name="ce10">
            <text:p>£3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cosamide 150mg tablets <text:s/>/ <text:s/>Packsize 14</text:p>
          </table:table-cell>
          <table:table-cell office:value-type="string" table:style-name="ce9">
            <text:p>DZV044</text:p>
          </table:table-cell>
          <table:table-cell office:value-type="float" office:value="372.68432665769097" table:style-name="ce14">
            <text:p>373<text:s/></text:p>
          </table:table-cell>
          <table:table-cell office:value-type="currency" office:value="9.7032521663340852" table:style-name="ce10">
            <text:p>£9.70</text:p>
          </table:table-cell>
          <table:table-cell office:value-type="currency" office:value="6.74556951564381" table:style-name="ce10">
            <text:p>£6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cosamide 150mg tablets <text:s/>/ <text:s/>Packsize 56</text:p>
          </table:table-cell>
          <table:table-cell office:value-type="string" table:style-name="ce9">
            <text:p>DZV022</text:p>
          </table:table-cell>
          <table:table-cell office:value-type="float" office:value="373.13405999793002" table:style-name="ce14">
            <text:p>373<text:s/></text:p>
          </table:table-cell>
          <table:table-cell office:value-type="currency" office:value="14.745102604759591" table:style-name="ce10">
            <text:p>£14.75</text:p>
          </table:table-cell>
          <table:table-cell office:value-type="currency" office:value="16.862703954658102" table:style-name="ce10">
            <text:p>£16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cosamide 200mg tablets <text:s/>/ <text:s/>Packsize 56</text:p>
          </table:table-cell>
          <table:table-cell office:value-type="string" table:style-name="ce9">
            <text:p>DZV023</text:p>
          </table:table-cell>
          <table:table-cell office:value-type="float" office:value="638.33184687834" table:style-name="ce14">
            <text:p>638<text:s/></text:p>
          </table:table-cell>
          <table:table-cell office:value-type="currency" office:value="18.672952098960138" table:style-name="ce10">
            <text:p>£18.67</text:p>
          </table:table-cell>
          <table:table-cell office:value-type="currency" office:value="22.042063810825599" table:style-name="ce10">
            <text:p>£22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cosamide 50mg tablets <text:s/>/ <text:s/>Packsize 14</text:p>
          </table:table-cell>
          <table:table-cell office:value-type="string" table:style-name="ce9">
            <text:p>DDP024</text:p>
          </table:table-cell>
          <table:table-cell office:value-type="float" office:value="17264.7399480073" table:style-name="ce14">
            <text:p>17,265<text:s/></text:p>
          </table:table-cell>
          <table:table-cell office:value-type="currency" office:value="1.5110010390287385" table:style-name="ce10">
            <text:p>£1.51</text:p>
          </table:table-cell>
          <table:table-cell office:value-type="currency" office:value="2.4065165331229301" table:style-name="ce10">
            <text:p>£2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ctulose 10g/15ml oral solution 15ml sachets sugar free <text:s/>/ <text:s/>Packsize 10</text:p>
          </table:table-cell>
          <table:table-cell office:value-type="string" table:style-name="ce9">
            <text:p>DKH065</text:p>
          </table:table-cell>
          <table:table-cell office:value-type="float" office:value="2828.9764214708698" table:style-name="ce14">
            <text:p>2,829<text:s/></text:p>
          </table:table-cell>
          <table:table-cell office:value-type="currency" office:value="1.3649177033410493" table:style-name="ce10">
            <text:p>£1.36</text:p>
          </table:table-cell>
          <table:table-cell office:value-type="currency" office:value="0.39825047264743102" table:style-name="ce10">
            <text:p>£0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ctulose 3.1-3.7g/5ml oral solution 300 ml <text:s/>/ <text:s/>Packsize 1</text:p>
          </table:table-cell>
          <table:table-cell office:value-type="string" table:style-name="ce9">
            <text:p>DAF010</text:p>
          </table:table-cell>
          <table:table-cell office:value-type="float" office:value="535868.84155161702" table:style-name="ce14">
            <text:p>535,869<text:s/></text:p>
          </table:table-cell>
          <table:table-cell office:value-type="currency" office:value="1.5357812139572358" table:style-name="ce10">
            <text:p>£1.54</text:p>
          </table:table-cell>
          <table:table-cell office:value-type="currency" office:value="2.0107954265541501" table:style-name="ce10">
            <text:p>£2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ctulose 3.1-3.7g/5ml oral solution 500 ml <text:s/>/ <text:s/>Packsize 1</text:p>
          </table:table-cell>
          <table:table-cell office:value-type="string" table:style-name="ce9">
            <text:p>DAF025</text:p>
          </table:table-cell>
          <table:table-cell office:value-type="float" office:value="166233.81951700899" table:style-name="ce14">
            <text:p>166,234<text:s/></text:p>
          </table:table-cell>
          <table:table-cell office:value-type="currency" office:value="2.0012982374261092" table:style-name="ce10">
            <text:p>£2.00</text:p>
          </table:table-cell>
          <table:table-cell office:value-type="currency" office:value="0.404701772156836" table:style-name="ce10">
            <text:p>£0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nsoprazole 15mg gastro-resistant capsules <text:s/>/ <text:s/>Packsize 28</text:p>
          </table:table-cell>
          <table:table-cell office:value-type="string" table:style-name="ce9">
            <text:p>DAC024</text:p>
          </table:table-cell>
          <table:table-cell office:value-type="float" office:value="351839.86950476503" table:style-name="ce14">
            <text:p>351,840<text:s/></text:p>
          </table:table-cell>
          <table:table-cell office:value-type="currency" office:value="0.46908046615724658" table:style-name="ce10">
            <text:p>£0.47</text:p>
          </table:table-cell>
          <table:table-cell office:value-type="currency" office:value="0.19828322832058301" table:style-name="ce10">
            <text:p>£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nsoprazole 15mg orodispersible tablets <text:s/>/ <text:s/>Packsize 28</text:p>
          </table:table-cell>
          <table:table-cell office:value-type="string" table:style-name="ce9">
            <text:p>DAC053</text:p>
          </table:table-cell>
          <table:table-cell office:value-type="float" office:value="61640.242076944603" table:style-name="ce14">
            <text:p>61,640<text:s/></text:p>
          </table:table-cell>
          <table:table-cell office:value-type="currency" office:value="1.8431929559617279" table:style-name="ce10">
            <text:p>£1.84</text:p>
          </table:table-cell>
          <table:table-cell office:value-type="currency" office:value="0.300675458936214" table:style-name="ce10">
            <text:p>£0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nsoprazole 30mg gastro-resistant capsules <text:s/>/ <text:s/>Packsize 28</text:p>
          </table:table-cell>
          <table:table-cell office:value-type="string" table:style-name="ce9">
            <text:p>DAI006</text:p>
          </table:table-cell>
          <table:table-cell office:value-type="float" office:value="721991.23060202599" table:style-name="ce14">
            <text:p>721,991<text:s/></text:p>
          </table:table-cell>
          <table:table-cell office:value-type="currency" office:value="0.68823646179976972" table:style-name="ce10">
            <text:p>£0.69</text:p>
          </table:table-cell>
          <table:table-cell office:value-type="currency" office:value="0.155075035837974" table:style-name="ce10">
            <text:p>£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nsoprazole 30mg orodispersible tablets <text:s/>/ <text:s/>Packsize 28</text:p>
          </table:table-cell>
          <table:table-cell office:value-type="string" table:style-name="ce9">
            <text:p>DAC056</text:p>
          </table:table-cell>
          <table:table-cell office:value-type="float" office:value="122911.36464268" table:style-name="ce14">
            <text:p>122,911<text:s/></text:p>
          </table:table-cell>
          <table:table-cell office:value-type="currency" office:value="2.9128715724605883" table:style-name="ce10">
            <text:p>£2.91</text:p>
          </table:table-cell>
          <table:table-cell office:value-type="currency" office:value="0.59372485980336498" table:style-name="ce10">
            <text:p>£0.5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nthanum carbonate 1g chewable tablets sugar free <text:s/>/ <text:s/>Packsize 90</text:p>
          </table:table-cell>
          <table:table-cell office:value-type="string" table:style-name="ce9">
            <text:p>DIE081</text:p>
          </table:table-cell>
          <table:table-cell office:value-type="float" office:value="1003.84337687318" table:style-name="ce14">
            <text:p>1,004<text:s/></text:p>
          </table:table-cell>
          <table:table-cell office:value-type="currency" office:value="116.06793717454565" table:style-name="ce10">
            <text:p>£116.07</text:p>
          </table:table-cell>
          <table:table-cell office:value-type="currency" office:value="28.558238948712301" table:style-name="ce10">
            <text:p>£28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nthanum carbonate 500mg chewable tablets sugar free <text:s/>/ <text:s/>Packsize 90</text:p>
          </table:table-cell>
          <table:table-cell office:value-type="string" table:style-name="ce9">
            <text:p>DIE080</text:p>
          </table:table-cell>
          <table:table-cell office:value-type="float" office:value="1498.83347533387" table:style-name="ce14">
            <text:p>1,499<text:s/></text:p>
          </table:table-cell>
          <table:table-cell office:value-type="currency" office:value="71.349167042175026" table:style-name="ce10">
            <text:p>£71.35</text:p>
          </table:table-cell>
          <table:table-cell office:value-type="currency" office:value="14.5031196638332" table:style-name="ce10">
            <text:p>£14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nthanum carbonate 750mg chewable tablets sugar free <text:s/>/ <text:s/>Packsize 90</text:p>
          </table:table-cell>
          <table:table-cell office:value-type="string" table:style-name="ce9">
            <text:p>DIE079</text:p>
          </table:table-cell>
          <table:table-cell office:value-type="float" office:value="1074.5936629754101" table:style-name="ce14">
            <text:p>1,075<text:s/></text:p>
          </table:table-cell>
          <table:table-cell office:value-type="currency" office:value="103.4573474890704" table:style-name="ce10">
            <text:p>£103.46</text:p>
          </table:table-cell>
          <table:table-cell office:value-type="currency" office:value="20.4219574138436" table:style-name="ce10">
            <text:p>£20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atanoprost 50micrograms/ml eye drops 2.5 ml <text:s/>/ <text:s/>Packsize 1</text:p>
          </table:table-cell>
          <table:table-cell office:value-type="string" table:style-name="ce9">
            <text:p>DKF005</text:p>
          </table:table-cell>
          <table:table-cell office:value-type="float" office:value="101501.050597336" table:style-name="ce14">
            <text:p>101,501<text:s/></text:p>
          </table:table-cell>
          <table:table-cell office:value-type="currency" office:value="1.3419318243349778" table:style-name="ce10">
            <text:p>£1.34</text:p>
          </table:table-cell>
          <table:table-cell office:value-type="currency" office:value="0.76313390095404599" table:style-name="ce10">
            <text:p>£0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flunomide 10mg tablets <text:s/>/ <text:s/>Packsize 30</text:p>
          </table:table-cell>
          <table:table-cell office:value-type="string" table:style-name="ce9">
            <text:p>DJA176</text:p>
          </table:table-cell>
          <table:table-cell office:value-type="float" office:value="17847.886637452099" table:style-name="ce14">
            <text:p>17,848<text:s/></text:p>
          </table:table-cell>
          <table:table-cell office:value-type="currency" office:value="2.5703978813790314" table:style-name="ce10">
            <text:p>£2.57</text:p>
          </table:table-cell>
          <table:table-cell office:value-type="currency" office:value="4.7545392210749098" table:style-name="ce10">
            <text:p>£4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flunomide 20mg tablets <text:s/>/ <text:s/>Packsize 30</text:p>
          </table:table-cell>
          <table:table-cell office:value-type="string" table:style-name="ce9">
            <text:p>DJA177</text:p>
          </table:table-cell>
          <table:table-cell office:value-type="float" office:value="13283.066113466401" table:style-name="ce14">
            <text:p>13,283<text:s/></text:p>
          </table:table-cell>
          <table:table-cell office:value-type="currency" office:value="2.4860668250775042" table:style-name="ce10">
            <text:p>£2.49</text:p>
          </table:table-cell>
          <table:table-cell office:value-type="currency" office:value="2.4968975453325202" table:style-name="ce10">
            <text:p>£2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nalidomide 10mg capsules <text:s/>/ <text:s/>Packsize 21</text:p>
          </table:table-cell>
          <table:table-cell office:value-type="string" table:style-name="ce9">
            <text:p>DHA385</text:p>
          </table:table-cell>
          <table:table-cell office:value-type="float" office:value="43002.774824788801" table:style-name="ce14">
            <text:p>43,003<text:s/></text:p>
          </table:table-cell>
          <table:table-cell office:value-type="currency" office:value="27.554603972136103" table:style-name="ce10">
            <text:p>£27.55</text:p>
          </table:table-cell>
          <table:table-cell office:value-type="currency" office:value="68.226724503210903" table:style-name="ce10">
            <text:p>£68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nalidomide 15mg capsules <text:s/>/ <text:s/>Packsize 21</text:p>
          </table:table-cell>
          <table:table-cell office:value-type="string" table:style-name="ce9">
            <text:p>DHA386</text:p>
          </table:table-cell>
          <table:table-cell office:value-type="float" office:value="11494.9043791681" table:style-name="ce14">
            <text:p>11,495<text:s/></text:p>
          </table:table-cell>
          <table:table-cell office:value-type="currency" office:value="30.75820975429356" table:style-name="ce10">
            <text:p>£30.76</text:p>
          </table:table-cell>
          <table:table-cell office:value-type="currency" office:value="38.407995633078301" table:style-name="ce10">
            <text:p>£38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nalidomide 2.5mg capsules <text:s/>/ <text:s/>Packsize 21</text:p>
          </table:table-cell>
          <table:table-cell office:value-type="string" table:style-name="ce9">
            <text:p>DHK054</text:p>
          </table:table-cell>
          <table:table-cell office:value-type="float" office:value="2360.9522370805498" table:style-name="ce14">
            <text:p>2,361<text:s/></text:p>
          </table:table-cell>
          <table:table-cell office:value-type="currency" office:value="26.233643793060299" table:style-name="ce10">
            <text:p>£26.23</text:p>
          </table:table-cell>
          <table:table-cell office:value-type="currency" office:value="55.749987395085697" table:style-name="ce10">
            <text:p>£55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nalidomide 20mg capsules <text:s/>/ <text:s/>Packsize 21</text:p>
          </table:table-cell>
          <table:table-cell office:value-type="string" table:style-name="ce9">
            <text:p>DHK053</text:p>
          </table:table-cell>
          <table:table-cell office:value-type="float" office:value="2744.6690519604599" table:style-name="ce14">
            <text:p>2,745<text:s/></text:p>
          </table:table-cell>
          <table:table-cell office:value-type="currency" office:value="43.267916004363073" table:style-name="ce10">
            <text:p>£43.27</text:p>
          </table:table-cell>
          <table:table-cell office:value-type="currency" office:value="101.54214317569701" table:style-name="ce10">
            <text:p>£101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nalidomide 25mg capsules <text:s/>/ <text:s/>Packsize 21</text:p>
          </table:table-cell>
          <table:table-cell office:value-type="string" table:style-name="ce9">
            <text:p>DHB148</text:p>
          </table:table-cell>
          <table:table-cell office:value-type="float" office:value="12346.3976083244" table:style-name="ce14">
            <text:p>12,346<text:s/></text:p>
          </table:table-cell>
          <table:table-cell office:value-type="currency" office:value="28.268989147464165" table:style-name="ce10">
            <text:p>£28.27</text:p>
          </table:table-cell>
          <table:table-cell office:value-type="currency" office:value="320.008161299525" table:style-name="ce10">
            <text:p>£320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nalidomide 5mg capsules <text:s/>/ <text:s/>Packsize 21</text:p>
          </table:table-cell>
          <table:table-cell office:value-type="string" table:style-name="ce9">
            <text:p>DHA384</text:p>
          </table:table-cell>
          <table:table-cell office:value-type="float" office:value="18381.042799436502" table:style-name="ce14">
            <text:p>18,381<text:s/></text:p>
          </table:table-cell>
          <table:table-cell office:value-type="currency" office:value="31.48070467567484" table:style-name="ce10">
            <text:p>£31.48</text:p>
          </table:table-cell>
          <table:table-cell office:value-type="currency" office:value="174.871206492581" table:style-name="ce10">
            <text:p>£174.8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nalidomide 7.5mg capsules <text:s/>/ <text:s/>Packsize 21</text:p>
          </table:table-cell>
          <table:table-cell office:value-type="string" table:style-name="ce9">
            <text:p>DND054</text:p>
          </table:table-cell>
          <table:table-cell office:value-type="float" office:value="2032.70489240764" table:style-name="ce14">
            <text:p>2,033<text:s/></text:p>
          </table:table-cell>
          <table:table-cell office:value-type="currency" office:value="45.162000811276727" table:style-name="ce10">
            <text:p>£45.16</text:p>
          </table:table-cell>
          <table:table-cell office:value-type="currency" office:value="75.971689110406302" table:style-name="ce10">
            <text:p>£75.9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rcanidipine 10mg tablets <text:s/>/ <text:s/>Packsize 28</text:p>
          </table:table-cell>
          <table:table-cell office:value-type="string" table:style-name="ce9">
            <text:p>DBF161</text:p>
          </table:table-cell>
          <table:table-cell office:value-type="float" office:value="39648.529565837198" table:style-name="ce14">
            <text:p>39,649<text:s/></text:p>
          </table:table-cell>
          <table:table-cell office:value-type="currency" office:value="0.92018343175672379" table:style-name="ce10">
            <text:p>£0.92</text:p>
          </table:table-cell>
          <table:table-cell office:value-type="currency" office:value="0.50274185944568905" table:style-name="ce10">
            <text:p>£0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rcanidipine 20mg tablets <text:s/>/ <text:s/>Packsize 28</text:p>
          </table:table-cell>
          <table:table-cell office:value-type="string" table:style-name="ce9">
            <text:p>DBF231</text:p>
          </table:table-cell>
          <table:table-cell office:value-type="float" office:value="6512.6375109152896" table:style-name="ce14">
            <text:p>6,513<text:s/></text:p>
          </table:table-cell>
          <table:table-cell office:value-type="currency" office:value="1.6541101791624222" table:style-name="ce10">
            <text:p>£1.65</text:p>
          </table:table-cell>
          <table:table-cell office:value-type="currency" office:value="1.23642370549035" table:style-name="ce10">
            <text:p>£1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trozole 2.5mg tablets <text:s/>/ <text:s/>Packsize 28</text:p>
          </table:table-cell>
          <table:table-cell office:value-type="string" table:style-name="ce9">
            <text:p>DHC055</text:p>
          </table:table-cell>
          <table:table-cell office:value-type="float" office:value="83868.038102150007" table:style-name="ce14">
            <text:p>83,868<text:s/></text:p>
          </table:table-cell>
          <table:table-cell office:value-type="currency" office:value="0.82679697259094909" table:style-name="ce10">
            <text:p>£0.83</text:p>
          </table:table-cell>
          <table:table-cell office:value-type="currency" office:value="0.933476044410951" table:style-name="ce10">
            <text:p>£0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etiracetam 1.5g granules sachets sugar free <text:s/>/ <text:s/>Packsize 60</text:p>
          </table:table-cell>
          <table:table-cell office:value-type="string" table:style-name="ce9">
            <text:p>DHF055</text:p>
          </table:table-cell>
          <table:table-cell office:value-type="float" office:value="3" table:style-name="ce14">
            <text:p>3<text:s/></text:p>
          </table:table-cell>
          <table:table-cell office:value-type="currency" office:value="122.81866666666667" table:style-name="ce10">
            <text:p>£122.82</text:p>
          </table:table-cell>
          <table:table-cell office:value-type="currency" office:value="11.165333333333333" table:style-name="ce10">
            <text:p>£11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etiracetam 1g granules sachets sugar free <text:s/>/ <text:s/>Packsize 60</text:p>
          </table:table-cell>
          <table:table-cell office:value-type="string" table:style-name="ce9">
            <text:p>DDP035</text:p>
          </table:table-cell>
          <table:table-cell office:value-type="float" office:value="111.933536713987" table:style-name="ce14">
            <text:p>112<text:s/></text:p>
          </table:table-cell>
          <table:table-cell office:value-type="currency" office:value="68.200024980056639" table:style-name="ce10">
            <text:p>£68.20</text:p>
          </table:table-cell>
          <table:table-cell office:value-type="currency" office:value="4.1907009395611601" table:style-name="ce10">
            <text:p>£4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etiracetam 1g tablets <text:s/>/ <text:s/>Packsize 60</text:p>
          </table:table-cell>
          <table:table-cell office:value-type="string" table:style-name="ce9">
            <text:p>DDH125</text:p>
          </table:table-cell>
          <table:table-cell office:value-type="float" office:value="10543.590132269101" table:style-name="ce14">
            <text:p>10,544<text:s/></text:p>
          </table:table-cell>
          <table:table-cell office:value-type="currency" office:value="4.2165466830824379" table:style-name="ce10">
            <text:p>£4.22</text:p>
          </table:table-cell>
          <table:table-cell office:value-type="currency" office:value="10.947004825083299" table:style-name="ce10">
            <text:p>£10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etiracetam 250mg granules sachets sugar free <text:s/>/ <text:s/>Packsize 60</text:p>
          </table:table-cell>
          <table:table-cell office:value-type="string" table:style-name="ce9">
            <text:p>DZA036</text:p>
          </table:table-cell>
          <table:table-cell office:value-type="float" office:value="558.76211408975405" table:style-name="ce14">
            <text:p>559<text:s/></text:p>
          </table:table-cell>
          <table:table-cell office:value-type="currency" office:value="19.805351366793612" table:style-name="ce10">
            <text:p>£19.81</text:p>
          </table:table-cell>
          <table:table-cell office:value-type="currency" office:value="2.7169736564965898" table:style-name="ce10">
            <text:p>£2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etiracetam 250mg tablets <text:s/>/ <text:s/>Packsize 60</text:p>
          </table:table-cell>
          <table:table-cell office:value-type="string" table:style-name="ce9">
            <text:p>DDH124</text:p>
          </table:table-cell>
          <table:table-cell office:value-type="float" office:value="71882.414405144795" table:style-name="ce14">
            <text:p>71,882<text:s/></text:p>
          </table:table-cell>
          <table:table-cell office:value-type="currency" office:value="1.3885860794466582" table:style-name="ce10">
            <text:p>£1.39</text:p>
          </table:table-cell>
          <table:table-cell office:value-type="currency" office:value="2.1250198222536798" table:style-name="ce10">
            <text:p>£2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etiracetam 500mg granules sachets sugar free <text:s/>/ <text:s/>Packsize 60</text:p>
          </table:table-cell>
          <table:table-cell office:value-type="string" table:style-name="ce9">
            <text:p>DDP036</text:p>
          </table:table-cell>
          <table:table-cell office:value-type="float" office:value="485.87625208415602" table:style-name="ce14">
            <text:p>486<text:s/></text:p>
          </table:table-cell>
          <table:table-cell office:value-type="currency" office:value="33.430590464805455" table:style-name="ce10">
            <text:p>£33.43</text:p>
          </table:table-cell>
          <table:table-cell office:value-type="currency" office:value="4.0226898232605102" table:style-name="ce10">
            <text:p>£4.0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etiracetam 500mg tablets <text:s/>/ <text:s/>Packsize 60</text:p>
          </table:table-cell>
          <table:table-cell office:value-type="string" table:style-name="ce9">
            <text:p>DDH108</text:p>
          </table:table-cell>
          <table:table-cell office:value-type="float" office:value="78755.718945663393" table:style-name="ce14">
            <text:p>78,756<text:s/></text:p>
          </table:table-cell>
          <table:table-cell office:value-type="currency" office:value="2.3145277884614774" table:style-name="ce10">
            <text:p>£2.31</text:p>
          </table:table-cell>
          <table:table-cell office:value-type="currency" office:value="4.0934309788105701" table:style-name="ce10">
            <text:p>£4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etiracetam 500mg/5ml oral solution sugar free 150 ml <text:s/>/ <text:s/>Packsize 1</text:p>
          </table:table-cell>
          <table:table-cell office:value-type="string" table:style-name="ce9">
            <text:p>DZV034</text:p>
          </table:table-cell>
          <table:table-cell office:value-type="float" office:value="2753.9506321349199" table:style-name="ce14">
            <text:p>2,754<text:s/></text:p>
          </table:table-cell>
          <table:table-cell office:value-type="currency" office:value="11.734948921341712" table:style-name="ce10">
            <text:p>£11.73</text:p>
          </table:table-cell>
          <table:table-cell office:value-type="currency" office:value="6.9853069637877097" table:style-name="ce10">
            <text:p>£6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etiracetam 500mg/5ml oral solution sugar free 300 ml <text:s/>/ <text:s/>Packsize 1</text:p>
          </table:table-cell>
          <table:table-cell office:value-type="string" table:style-name="ce9">
            <text:p>DDH126</text:p>
          </table:table-cell>
          <table:table-cell office:value-type="float" office:value="44276.704446747899" table:style-name="ce14">
            <text:p>44,277<text:s/></text:p>
          </table:table-cell>
          <table:table-cell office:value-type="currency" office:value="6.0013536084101444" table:style-name="ce10">
            <text:p>£6.00</text:p>
          </table:table-cell>
          <table:table-cell office:value-type="currency" office:value="8.5419618186465307" table:style-name="ce10">
            <text:p>£8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etiracetam 500mg/5ml solution for infusion vials (e.g. Keppra, Matever or eqv) <text:s/>/ <text:s/>Packsize 10</text:p>
          </table:table-cell>
          <table:table-cell office:value-type="string" table:style-name="ce9">
            <text:p>DDH067</text:p>
          </table:table-cell>
          <table:table-cell office:value-type="float" office:value="103364.985158604" table:style-name="ce14">
            <text:p>103,365<text:s/></text:p>
          </table:table-cell>
          <table:table-cell office:value-type="currency" office:value="8.0775370762049672" table:style-name="ce10">
            <text:p>£8.08</text:p>
          </table:table-cell>
          <table:table-cell office:value-type="currency" office:value="15.983092241142399" table:style-name="ce10">
            <text:p>£15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etiracetam 750mg tablets <text:s/>/ <text:s/>Packsize 60</text:p>
          </table:table-cell>
          <table:table-cell office:value-type="string" table:style-name="ce9">
            <text:p>DDH149</text:p>
          </table:table-cell>
          <table:table-cell office:value-type="float" office:value="3893.1281420805599" table:style-name="ce14">
            <text:p>3,893<text:s/></text:p>
          </table:table-cell>
          <table:table-cell office:value-type="currency" office:value="3.8775528184727355" table:style-name="ce10">
            <text:p>£3.88</text:p>
          </table:table-cell>
          <table:table-cell office:value-type="currency" office:value="10.2887279886091" table:style-name="ce10">
            <text:p>£10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bupivacaine 125mg/100ml solution for infusion bags (generic) <text:s/>/ <text:s/>Packsize 5</text:p>
          </table:table-cell>
          <table:table-cell office:value-type="string" table:style-name="ce9">
            <text:p>DOB077</text:p>
          </table:table-cell>
          <table:table-cell office:value-type="float" office:value="5826.52216419671" table:style-name="ce14">
            <text:p>5,827<text:s/></text:p>
          </table:table-cell>
          <table:table-cell office:value-type="currency" office:value="29.911194892713045" table:style-name="ce10">
            <text:p>£29.91</text:p>
          </table:table-cell>
          <table:table-cell office:value-type="currency" office:value="6.8270641638864902" table:style-name="ce10">
            <text:p>£6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bupivacaine 250mg/200ml solution for infusion bags (generic) <text:s/>/ <text:s/>Packsize 12</text:p>
          </table:table-cell>
          <table:table-cell office:value-type="string" table:style-name="ce9">
            <text:p>DOB083</text:p>
          </table:table-cell>
          <table:table-cell office:value-type="float" office:value="5350.5790351348696" table:style-name="ce14">
            <text:p>5,351<text:s/></text:p>
          </table:table-cell>
          <table:table-cell office:value-type="currency" office:value="114.44434816849032" table:style-name="ce10">
            <text:p>£114.44</text:p>
          </table:table-cell>
          <table:table-cell office:value-type="currency" office:value="20.622213816603502" table:style-name="ce10">
            <text:p>£20.6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bupivacaine 25mg/10ml solution for injection ampoules (generic) <text:s/>/ <text:s/>Packsize 5</text:p>
          </table:table-cell>
          <table:table-cell office:value-type="string" table:style-name="ce9">
            <text:p>DOB071</text:p>
          </table:table-cell>
          <table:table-cell office:value-type="float" office:value="331853.30320924497" table:style-name="ce14">
            <text:p>331,853<text:s/></text:p>
          </table:table-cell>
          <table:table-cell office:value-type="currency" office:value="6.0751266312657748" table:style-name="ce10">
            <text:p>£6.08</text:p>
          </table:table-cell>
          <table:table-cell office:value-type="currency" office:value="1.47067393443904" table:style-name="ce10">
            <text:p>£1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bupivacaine 25mg/10ml solution for injection wrapped ampoules (generic) <text:s/>/ <text:s/>Packsize 5</text:p>
          </table:table-cell>
          <table:table-cell office:value-type="string" table:style-name="ce9">
            <text:p>DOY042</text:p>
          </table:table-cell>
          <table:table-cell office:value-type="float" office:value="19300.2741889022" table:style-name="ce14">
            <text:p>19,300<text:s/></text:p>
          </table:table-cell>
          <table:table-cell office:value-type="currency" office:value="5.0934100229791373" table:style-name="ce10">
            <text:p>£5.09</text:p>
          </table:table-cell>
          <table:table-cell office:value-type="currency" office:value="0.21809439230987299" table:style-name="ce10">
            <text:p>£0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bupivacaine 50mg/10ml solution for injection ampoules (generic) <text:s/>/ <text:s/>Packsize 5</text:p>
          </table:table-cell>
          <table:table-cell office:value-type="string" table:style-name="ce9">
            <text:p>DOB075</text:p>
          </table:table-cell>
          <table:table-cell office:value-type="float" office:value="202053.78061129199" table:style-name="ce14">
            <text:p>202,054<text:s/></text:p>
          </table:table-cell>
          <table:table-cell office:value-type="currency" office:value="6.9109360674935161" table:style-name="ce10">
            <text:p>£6.91</text:p>
          </table:table-cell>
          <table:table-cell office:value-type="currency" office:value="2.8313909242625201" table:style-name="ce10">
            <text:p>£2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bupivacaine 50mg/10ml solution for injection wrapped ampoules (generic) <text:s/>/ <text:s/>Packsize 5</text:p>
          </table:table-cell>
          <table:table-cell office:value-type="string" table:style-name="ce9">
            <text:p>DOY043</text:p>
          </table:table-cell>
          <table:table-cell office:value-type="float" office:value="28461.214612131898" table:style-name="ce14">
            <text:p>28,461<text:s/></text:p>
          </table:table-cell>
          <table:table-cell office:value-type="currency" office:value="6.0436707408361547" table:style-name="ce10">
            <text:p>£6.04</text:p>
          </table:table-cell>
          <table:table-cell office:value-type="currency" office:value="0.54427846417923098" table:style-name="ce10">
            <text:p>£0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bupivacaine 75mg/10ml solution for injection ampoules (generic) <text:s/>/ <text:s/>Packsize 5</text:p>
          </table:table-cell>
          <table:table-cell office:value-type="string" table:style-name="ce9">
            <text:p>DOB076</text:p>
          </table:table-cell>
          <table:table-cell office:value-type="float" office:value="12907.8816958312" table:style-name="ce14">
            <text:p>12,908<text:s/></text:p>
          </table:table-cell>
          <table:table-cell office:value-type="currency" office:value="9.5415493341387538" table:style-name="ce10">
            <text:p>£9.54</text:p>
          </table:table-cell>
          <table:table-cell office:value-type="currency" office:value="2.9482054099327599" table:style-name="ce10">
            <text:p>£2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bupivacaine 75mg/10ml solution for injection wrapped ampoules (generic) <text:s/>/ <text:s/>Packsize 5</text:p>
          </table:table-cell>
          <table:table-cell office:value-type="string" table:style-name="ce9">
            <text:p>DOY044</text:p>
          </table:table-cell>
          <table:table-cell office:value-type="float" office:value="937.73423734377104" table:style-name="ce14">
            <text:p>938<text:s/></text:p>
          </table:table-cell>
          <table:table-cell office:value-type="currency" office:value="8.2699454612714884" table:style-name="ce10">
            <text:p>£8.27</text:p>
          </table:table-cell>
          <table:table-cell office:value-type="currency" office:value="0.75181322375195359" table:style-name="ce10">
            <text:p>£0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cetirizine 5mg tablets <text:s/>/ <text:s/>Packsize 30</text:p>
          </table:table-cell>
          <table:table-cell office:value-type="string" table:style-name="ce9">
            <text:p>DCD085</text:p>
          </table:table-cell>
          <table:table-cell office:value-type="float" office:value="574.98031226493902" table:style-name="ce14">
            <text:p>575<text:s/></text:p>
          </table:table-cell>
          <table:table-cell office:value-type="currency" office:value="0.65508329931554754" table:style-name="ce10">
            <text:p>£0.66</text:p>
          </table:table-cell>
          <table:table-cell office:value-type="currency" office:value="0.51542990374151099" table:style-name="ce10">
            <text:p>£0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dopa 100mg / Carbidopa 25mg / Entacapone 200mg tablets (Co-careldopa/stanek/stalevo/sastravi) <text:s/>/ <text:s/>Packsize 30</text:p>
          </table:table-cell>
          <table:table-cell office:value-type="string" table:style-name="ce9">
            <text:p>DDI122</text:p>
          </table:table-cell>
          <table:table-cell office:value-type="float" office:value="1408.15265466284" table:style-name="ce14">
            <text:p>1,408<text:s/></text:p>
          </table:table-cell>
          <table:table-cell office:value-type="currency" office:value="7.6589636530439211" table:style-name="ce10">
            <text:p>£7.66</text:p>
          </table:table-cell>
          <table:table-cell office:value-type="currency" office:value="3.5262390523765399" table:style-name="ce10">
            <text:p>£3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dopa 100mg / Carbidopa 25mg / Entacapone 200mg tablets (Co-careldopa/stanek/stalevo/sastravi) <text:s/>/ <text:s/>Packsize 100</text:p>
          </table:table-cell>
          <table:table-cell office:value-type="string" table:style-name="ce9">
            <text:p>DDI121</text:p>
          </table:table-cell>
          <table:table-cell office:value-type="float" office:value="549.08698222934595" table:style-name="ce14">
            <text:p>549<text:s/></text:p>
          </table:table-cell>
          <table:table-cell office:value-type="currency" office:value="29.185940513348982" table:style-name="ce10">
            <text:p>£29.19</text:p>
          </table:table-cell>
          <table:table-cell office:value-type="currency" office:value="13.6584517493192" table:style-name="ce10">
            <text:p>£13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dopa 125mg / Carbidopa 31.25mg / Entacapone 200mg tablets (Co-careldopa/stanek/stalevo/sastravi) <text:s/>/ <text:s/>Packsize 30</text:p>
          </table:table-cell>
          <table:table-cell office:value-type="string" table:style-name="ce9">
            <text:p>DDI176</text:p>
          </table:table-cell>
          <table:table-cell office:value-type="float" office:value="1076.6390630491101" table:style-name="ce14">
            <text:p>1,077<text:s/></text:p>
          </table:table-cell>
          <table:table-cell office:value-type="currency" office:value="9.1635259564699432" table:style-name="ce10">
            <text:p>£9.16</text:p>
          </table:table-cell>
          <table:table-cell office:value-type="currency" office:value="3.5728419100011402" table:style-name="ce10">
            <text:p>£3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dopa 125mg / Carbidopa 31.25mg / Entacapone 200mg tablets (Co-careldopa/stanek/stalevo/sastravi) <text:s/>/ <text:s/>Packsize 100</text:p>
          </table:table-cell>
          <table:table-cell office:value-type="string" table:style-name="ce9">
            <text:p>DDI111</text:p>
          </table:table-cell>
          <table:table-cell office:value-type="float" office:value="488.10612468246802" table:style-name="ce14">
            <text:p>488<text:s/></text:p>
          </table:table-cell>
          <table:table-cell office:value-type="currency" office:value="29.252552422464728" table:style-name="ce10">
            <text:p>£29.25</text:p>
          </table:table-cell>
          <table:table-cell office:value-type="currency" office:value="12.8307342102765" table:style-name="ce10">
            <text:p>£12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dopa 150mg / Carbidopa 37.5mg / Entacapone 200mg tablets (Co-careldopa/stanek/stalevo/sastravi) <text:s/>/ <text:s/>Packsize 30</text:p>
          </table:table-cell>
          <table:table-cell office:value-type="string" table:style-name="ce9">
            <text:p>DDI177</text:p>
          </table:table-cell>
          <table:table-cell office:value-type="float" office:value="1153.41807457752" table:style-name="ce14">
            <text:p>1,153<text:s/></text:p>
          </table:table-cell>
          <table:table-cell office:value-type="currency" office:value="9.6073490126803449" table:style-name="ce10">
            <text:p>£9.61</text:p>
          </table:table-cell>
          <table:table-cell office:value-type="currency" office:value="4.8022521032488399" table:style-name="ce10">
            <text:p>£4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dopa 150mg / Carbidopa 37.5mg / Entacapone 200mg tablets (Co-careldopa/stanek/stalevo/sastravi) <text:s/>/ <text:s/>Packsize 100</text:p>
          </table:table-cell>
          <table:table-cell office:value-type="string" table:style-name="ce9">
            <text:p>DDI117</text:p>
          </table:table-cell>
          <table:table-cell office:value-type="float" office:value="586.30028995726002" table:style-name="ce14">
            <text:p>586<text:s/></text:p>
          </table:table-cell>
          <table:table-cell office:value-type="currency" office:value="32.144807571856852" table:style-name="ce10">
            <text:p>£32.14</text:p>
          </table:table-cell>
          <table:table-cell office:value-type="currency" office:value="14.140777170117801" table:style-name="ce10">
            <text:p>£14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dopa 175mg / Carbidopa 43.75mg / Entacapone 200mg tablets (Co-careldopa/stanek/stalevo/sastravi) <text:s/>/ <text:s/>Packsize 30</text:p>
          </table:table-cell>
          <table:table-cell office:value-type="string" table:style-name="ce9">
            <text:p>DDI178</text:p>
          </table:table-cell>
          <table:table-cell office:value-type="float" office:value="587.03008714062196" table:style-name="ce14">
            <text:p>587<text:s/></text:p>
          </table:table-cell>
          <table:table-cell office:value-type="currency" office:value="9.4419351263545312" table:style-name="ce10">
            <text:p>£9.44</text:p>
          </table:table-cell>
          <table:table-cell office:value-type="currency" office:value="3.9977158958055998" table:style-name="ce10">
            <text:p>£4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dopa 175mg / Carbidopa 43.75mg / Entacapone 200mg tablets (Co-careldopa/stanek/stalevo/sastravi) <text:s/>/ <text:s/>Packsize 100</text:p>
          </table:table-cell>
          <table:table-cell office:value-type="string" table:style-name="ce9">
            <text:p>DDI179</text:p>
          </table:table-cell>
          <table:table-cell office:value-type="float" office:value="197.844880469202" table:style-name="ce14">
            <text:p>198<text:s/></text:p>
          </table:table-cell>
          <table:table-cell office:value-type="currency" office:value="36.537008098752736" table:style-name="ce10">
            <text:p>£36.54</text:p>
          </table:table-cell>
          <table:table-cell office:value-type="currency" office:value="10.885207501110999" table:style-name="ce10">
            <text:p>£10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dopa 200mg / Carbidopa 50mg / Entacapone 200mg tablets (Co-careldopa/stanek/stalevo/sastravi) <text:s/>/ <text:s/>Packsize 30</text:p>
          </table:table-cell>
          <table:table-cell office:value-type="string" table:style-name="ce9">
            <text:p>DDI180</text:p>
          </table:table-cell>
          <table:table-cell office:value-type="float" office:value="687.03798278784996" table:style-name="ce14">
            <text:p>687<text:s/></text:p>
          </table:table-cell>
          <table:table-cell office:value-type="currency" office:value="10.879223838062572" table:style-name="ce10">
            <text:p>£10.88</text:p>
          </table:table-cell>
          <table:table-cell office:value-type="currency" office:value="2.8799951614652701" table:style-name="ce10">
            <text:p>£2.8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dopa 200mg / Carbidopa 50mg / Entacapone 200mg tablets (Co-careldopa/stanek/stalevo/sastravi) <text:s/>/ <text:s/>Packsize 100</text:p>
          </table:table-cell>
          <table:table-cell office:value-type="string" table:style-name="ce9">
            <text:p>DDI116</text:p>
          </table:table-cell>
          <table:table-cell office:value-type="float" office:value="288.55074849503598" table:style-name="ce14">
            <text:p>289<text:s/></text:p>
          </table:table-cell>
          <table:table-cell office:value-type="currency" office:value="30.498482661712437" table:style-name="ce10">
            <text:p>£30.50</text:p>
          </table:table-cell>
          <table:table-cell office:value-type="currency" office:value="11.235704376472899" table:style-name="ce10">
            <text:p>£11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dopa 50mg / Carbidopa 12.5mg / Entacapone 200mg tablets (Co-careldopa/stanek/stalevo/sastravi) <text:s/>/ <text:s/>Packsize 30</text:p>
          </table:table-cell>
          <table:table-cell office:value-type="string" table:style-name="ce9">
            <text:p>DDI120</text:p>
          </table:table-cell>
          <table:table-cell office:value-type="float" office:value="324.40734838978102" table:style-name="ce14">
            <text:p>324<text:s/></text:p>
          </table:table-cell>
          <table:table-cell office:value-type="currency" office:value="8.6521776215363193" table:style-name="ce10">
            <text:p>£8.65</text:p>
          </table:table-cell>
          <table:table-cell office:value-type="currency" office:value="3.7097048849504399" table:style-name="ce10">
            <text:p>£3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dopa 50mg / Carbidopa 12.5mg / Entacapone 200mg tablets (Co-careldopa/stanek/stalevo/sastravi) <text:s/>/ <text:s/>Packsize 100</text:p>
          </table:table-cell>
          <table:table-cell office:value-type="string" table:style-name="ce9">
            <text:p>DDI119</text:p>
          </table:table-cell>
          <table:table-cell office:value-type="float" office:value="146.87917498193599" table:style-name="ce14">
            <text:p>147<text:s/></text:p>
          </table:table-cell>
          <table:table-cell office:value-type="currency" office:value="29.742541790129675" table:style-name="ce10">
            <text:p>£29.74</text:p>
          </table:table-cell>
          <table:table-cell office:value-type="currency" office:value="12.2832032882354" table:style-name="ce10">
            <text:p>£12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dopa 75mg / Carbidopa 18.75mg / Entacapone 200mg tablets (Co-careldopa/stanek/stalevo/sastravi) <text:s/>/ <text:s/>Packsize 30</text:p>
          </table:table-cell>
          <table:table-cell office:value-type="string" table:style-name="ce9">
            <text:p>DDI175</text:p>
          </table:table-cell>
          <table:table-cell office:value-type="float" office:value="335.67734819944599" table:style-name="ce14">
            <text:p>336<text:s/></text:p>
          </table:table-cell>
          <table:table-cell office:value-type="currency" office:value="7.1104291451380668" table:style-name="ce10">
            <text:p>£7.11</text:p>
          </table:table-cell>
          <table:table-cell office:value-type="currency" office:value="2.9799363514316299" table:style-name="ce10">
            <text:p>£2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dopa 75mg / Carbidopa 18.75mg / Entacapone 200mg tablets (Co-careldopa/stanek/stalevo/sastravi) <text:s/>/ <text:s/>Packsize 100</text:p>
          </table:table-cell>
          <table:table-cell office:value-type="string" table:style-name="ce9">
            <text:p>DDI112</text:p>
          </table:table-cell>
          <table:table-cell office:value-type="float" office:value="265.986291870635" table:style-name="ce14">
            <text:p>266<text:s/></text:p>
          </table:table-cell>
          <table:table-cell office:value-type="currency" office:value="28.26123085943096" table:style-name="ce10">
            <text:p>£28.26</text:p>
          </table:table-cell>
          <table:table-cell office:value-type="currency" office:value="14.5120653326014" table:style-name="ce10">
            <text:p>£14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floxacin 250mg tablets <text:s/>/ <text:s/>Packsize 5</text:p>
          </table:table-cell>
          <table:table-cell office:value-type="string" table:style-name="ce9">
            <text:p>DEA181</text:p>
          </table:table-cell>
          <table:table-cell office:value-type="float" office:value="8550.2420923425798" table:style-name="ce14">
            <text:p>8,550<text:s/></text:p>
          </table:table-cell>
          <table:table-cell office:value-type="currency" office:value="1.4217328432006393" table:style-name="ce10">
            <text:p>£1.42</text:p>
          </table:table-cell>
          <table:table-cell office:value-type="currency" office:value="0.19540883511500501" table:style-name="ce10">
            <text:p>£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floxacin 250mg tablets <text:s/>/ <text:s/>Packsize 10</text:p>
          </table:table-cell>
          <table:table-cell office:value-type="string" table:style-name="ce9">
            <text:p>DEA180</text:p>
          </table:table-cell>
          <table:table-cell office:value-type="float" office:value="20933.9199162" table:style-name="ce14">
            <text:p>20,934<text:s/></text:p>
          </table:table-cell>
          <table:table-cell office:value-type="currency" office:value="1.9756667726618269" table:style-name="ce10">
            <text:p>£1.98</text:p>
          </table:table-cell>
          <table:table-cell office:value-type="currency" office:value="0.43522867995780301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floxacin 500mg tablets <text:s/>/ <text:s/>Packsize 5</text:p>
          </table:table-cell>
          <table:table-cell office:value-type="string" table:style-name="ce9">
            <text:p>DEA183</text:p>
          </table:table-cell>
          <table:table-cell office:value-type="float" office:value="26006.625117170599" table:style-name="ce14">
            <text:p>26,007<text:s/></text:p>
          </table:table-cell>
          <table:table-cell office:value-type="currency" office:value="1.653790901596202" table:style-name="ce10">
            <text:p>£1.65</text:p>
          </table:table-cell>
          <table:table-cell office:value-type="currency" office:value="1.19275207008368" table:style-name="ce10">
            <text:p>£1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floxacin 500mg tablets <text:s/>/ <text:s/>Packsize 10</text:p>
          </table:table-cell>
          <table:table-cell office:value-type="string" table:style-name="ce9">
            <text:p>DEA182</text:p>
          </table:table-cell>
          <table:table-cell office:value-type="float" office:value="87440.7702776566" table:style-name="ce14">
            <text:p>87,441<text:s/></text:p>
          </table:table-cell>
          <table:table-cell office:value-type="currency" office:value="2.2968847296547685" table:style-name="ce10">
            <text:p>£2.30</text:p>
          </table:table-cell>
          <table:table-cell office:value-type="currency" office:value="1.1488594437499799" table:style-name="ce10">
            <text:p>£1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floxacin 500mg/100ml solution for infusion bottles <text:s/>/ <text:s/>Packsize 10</text:p>
          </table:table-cell>
          <table:table-cell office:value-type="string" table:style-name="ce9">
            <text:p>DEA179</text:p>
          </table:table-cell>
          <table:table-cell office:value-type="float" office:value="12396.674062619" table:style-name="ce14">
            <text:p>12,397<text:s/></text:p>
          </table:table-cell>
          <table:table-cell office:value-type="currency" office:value="42.653712385198418" table:style-name="ce10">
            <text:p>£42.65</text:p>
          </table:table-cell>
          <table:table-cell office:value-type="currency" office:value="32.935026414087901" table:style-name="ce10">
            <text:p>£32.9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mepromazine 25mg tablets <text:s/>/ <text:s/>Packsize 84</text:p>
          </table:table-cell>
          <table:table-cell office:value-type="string" table:style-name="ce9">
            <text:p>DDB225</text:p>
          </table:table-cell>
          <table:table-cell office:value-type="float" office:value="3726.90140293271" table:style-name="ce14">
            <text:p>3,727<text:s/></text:p>
          </table:table-cell>
          <table:table-cell office:value-type="currency" office:value="14.30513830015658" table:style-name="ce10">
            <text:p>£14.31</text:p>
          </table:table-cell>
          <table:table-cell office:value-type="currency" office:value="5.1701466829883396" table:style-name="ce10">
            <text:p>£5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mepromazine 25mg/1ml solution for injection ampoules <text:s/>/ <text:s/>Packsize 10</text:p>
          </table:table-cell>
          <table:table-cell office:value-type="string" table:style-name="ce9">
            <text:p>DDB226</text:p>
          </table:table-cell>
          <table:table-cell office:value-type="float" office:value="66609.050125241294" table:style-name="ce14">
            <text:p>66,609<text:s/></text:p>
          </table:table-cell>
          <table:table-cell office:value-type="currency" office:value="11.102643088431536" table:style-name="ce10">
            <text:p>£11.10</text:p>
          </table:table-cell>
          <table:table-cell office:value-type="currency" office:value="3.55272410046592" table:style-name="ce10">
            <text:p>£3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mepromazine 50mg tablets <text:s/>/ <text:s/>Packsize 84</text:p>
          </table:table-cell>
          <table:table-cell office:value-type="string" table:style-name="ce9">
            <text:p>DXA133</text:p>
          </table:table-cell>
          <table:table-cell office:value-type="float" office:value="8.1796879797475395" table:style-name="ce14">
            <text:p>8<text:s/></text:p>
          </table:table-cell>
          <table:table-cell office:value-type="currency" office:value="33.410809883781766" table:style-name="ce10">
            <text:p>£33.41</text:p>
          </table:table-cell>
          <table:table-cell office:value-type="currency" office:value="0.19990176700272799" table:style-name="ce10">
            <text:p>£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mepromazine 6mg tablets <text:s/>/ <text:s/>Packsize 28</text:p>
          </table:table-cell>
          <table:table-cell office:value-type="string" table:style-name="ce9">
            <text:p>DXA125</text:p>
          </table:table-cell>
          <table:table-cell office:value-type="float" office:value="3553.0233940510102" table:style-name="ce14">
            <text:p>3,553<text:s/></text:p>
          </table:table-cell>
          <table:table-cell office:value-type="currency" office:value="221.3430711761616" table:style-name="ce10">
            <text:p>£221.34</text:p>
          </table:table-cell>
          <table:table-cell office:value-type="currency" office:value="21.433396005638699" table:style-name="ce10">
            <text:p>£21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norgestrel 1.5mg tablets <text:s/>/ <text:s/>Packsize 1</text:p>
          </table:table-cell>
          <table:table-cell office:value-type="string" table:style-name="ce9">
            <text:p>DGC164</text:p>
          </table:table-cell>
          <table:table-cell office:value-type="float" office:value="19321.1438699602" table:style-name="ce14">
            <text:p>19,321<text:s/></text:p>
          </table:table-cell>
          <table:table-cell office:value-type="currency" office:value="0.82927854105529242" table:style-name="ce10">
            <text:p>£0.83</text:p>
          </table:table-cell>
          <table:table-cell office:value-type="currency" office:value="1.21222374222437" table:style-name="ce10">
            <text:p>£1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norgestrel 150microgram / Ethinylestradiol 30microgram tablets (e.g. Elevin/Erlibelle/Levest/Maexeni/Microgynon/Ovranette/Rigevidon) <text:s/>/ <text:s/>Packsize 63</text:p>
          </table:table-cell>
          <table:table-cell office:value-type="string" table:style-name="ce9">
            <text:p>DGC175</text:p>
          </table:table-cell>
          <table:table-cell office:value-type="float" office:value="74941.829906344399" table:style-name="ce14">
            <text:p>74,942<text:s/></text:p>
          </table:table-cell>
          <table:table-cell office:value-type="currency" office:value="1.1226960978287663" table:style-name="ce10">
            <text:p>£1.12</text:p>
          </table:table-cell>
          <table:table-cell office:value-type="currency" office:value="1.8998761094327099" table:style-name="ce10">
            <text:p>£1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thyroxine sodium 100mcg/5ml oral solution sugar free 100ml <text:s/>/ <text:s/>Packsize 1</text:p>
          </table:table-cell>
          <table:table-cell office:value-type="string" table:style-name="ce9">
            <text:p>DFB042</text:p>
          </table:table-cell>
          <table:table-cell office:value-type="float" office:value="609.72036491698202" table:style-name="ce14">
            <text:p>610<text:s/></text:p>
          </table:table-cell>
          <table:table-cell office:value-type="currency" office:value="88.740155509430991" table:style-name="ce10">
            <text:p>£88.74</text:p>
          </table:table-cell>
          <table:table-cell office:value-type="currency" office:value="21.185825345346299" table:style-name="ce10">
            <text:p>£21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thyroxine sodium 100microgram tablets <text:s/>/ <text:s/>Packsize 28</text:p>
          </table:table-cell>
          <table:table-cell office:value-type="string" table:style-name="ce9">
            <text:p>DFB027</text:p>
          </table:table-cell>
          <table:table-cell office:value-type="float" office:value="153134.262209587" table:style-name="ce14">
            <text:p>153,134<text:s/></text:p>
          </table:table-cell>
          <table:table-cell office:value-type="currency" office:value="0.31513457082486146" table:style-name="ce10">
            <text:p>£0.32</text:p>
          </table:table-cell>
          <table:table-cell office:value-type="currency" office:value="6.3324734856455595E-2" table:style-name="ce10">
            <text:p>£0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thyroxine sodium 12.5microgram tablets <text:s/>/ <text:s/>Packsize 28</text:p>
          </table:table-cell>
          <table:table-cell office:value-type="string" table:style-name="ce9">
            <text:p>DFJ016</text:p>
          </table:table-cell>
          <table:table-cell office:value-type="float" office:value="280.872450325405" table:style-name="ce14">
            <text:p>281<text:s/></text:p>
          </table:table-cell>
          <table:table-cell office:value-type="currency" office:value="7.427357142301072" table:style-name="ce10">
            <text:p>£7.43</text:p>
          </table:table-cell>
          <table:table-cell office:value-type="currency" office:value="0.57945366511376695" table:style-name="ce10">
            <text:p>£0.5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thyroxine sodium 125mcg/5ml oral solution sugar free 100ml <text:s/>/ <text:s/>Packsize 1</text:p>
          </table:table-cell>
          <table:table-cell office:value-type="string" table:style-name="ce9">
            <text:p>DFJ020</text:p>
          </table:table-cell>
          <table:table-cell office:value-type="float" office:value="100.243420502229" table:style-name="ce14">
            <text:p>100<text:s/></text:p>
          </table:table-cell>
          <table:table-cell office:value-type="currency" office:value="48.454551686930863" table:style-name="ce10">
            <text:p>£48.45</text:p>
          </table:table-cell>
          <table:table-cell office:value-type="currency" office:value="32.491301830750501" table:style-name="ce10">
            <text:p>£32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thyroxine sodium 25mcg/5ml oral solution sugar free 100 ml <text:s/>/ <text:s/>Packsize 1</text:p>
          </table:table-cell>
          <table:table-cell office:value-type="string" table:style-name="ce9">
            <text:p>DFB039</text:p>
          </table:table-cell>
          <table:table-cell office:value-type="float" office:value="358.333617917102" table:style-name="ce14">
            <text:p>358<text:s/></text:p>
          </table:table-cell>
          <table:table-cell office:value-type="currency" office:value="44.775955137181228" table:style-name="ce10">
            <text:p>£44.78</text:p>
          </table:table-cell>
          <table:table-cell office:value-type="currency" office:value="6.4803742643637197" table:style-name="ce10">
            <text:p>£6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thyroxine sodium 25microgram tablets <text:s/>/ <text:s/>Packsize 28</text:p>
          </table:table-cell>
          <table:table-cell office:value-type="string" table:style-name="ce9">
            <text:p>DFB026</text:p>
          </table:table-cell>
          <table:table-cell office:value-type="float" office:value="200369.13073509201" table:style-name="ce14">
            <text:p>200,369<text:s/></text:p>
          </table:table-cell>
          <table:table-cell office:value-type="currency" office:value="0.4283414799731356" table:style-name="ce10">
            <text:p>£0.43</text:p>
          </table:table-cell>
          <table:table-cell office:value-type="currency" office:value="0.23242886478188801" table:style-name="ce10">
            <text:p>£0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thyroxine sodium 50mcg/5ml oral solution sugar free 100ml <text:s/>/ <text:s/>Packsize 1</text:p>
          </table:table-cell>
          <table:table-cell office:value-type="string" table:style-name="ce9">
            <text:p>DFB040</text:p>
          </table:table-cell>
          <table:table-cell office:value-type="float" office:value="1522.81878971984" table:style-name="ce14">
            <text:p>1,523<text:s/></text:p>
          </table:table-cell>
          <table:table-cell office:value-type="currency" office:value="47.468024749877586" table:style-name="ce10">
            <text:p>£47.47</text:p>
          </table:table-cell>
          <table:table-cell office:value-type="currency" office:value="6.2444510489937501" table:style-name="ce10">
            <text:p>£6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thyroxine sodium 50microgram tablets <text:s/>/ <text:s/>Packsize 28</text:p>
          </table:table-cell>
          <table:table-cell office:value-type="string" table:style-name="ce9">
            <text:p>DFB028</text:p>
          </table:table-cell>
          <table:table-cell office:value-type="float" office:value="189816.30203718701" table:style-name="ce14">
            <text:p>189,816<text:s/></text:p>
          </table:table-cell>
          <table:table-cell office:value-type="currency" office:value="0.33338817225299383" table:style-name="ce10">
            <text:p>£0.33</text:p>
          </table:table-cell>
          <table:table-cell office:value-type="currency" office:value="0.26849954573942197" table:style-name="ce10">
            <text:p>£0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evothyroxine sodium 75microgram tablets <text:s/>/ <text:s/>Packsize 28</text:p>
          </table:table-cell>
          <table:table-cell office:value-type="string" table:style-name="ce9">
            <text:p>DFJ017</text:p>
          </table:table-cell>
          <table:table-cell office:value-type="float" office:value="6348.0490105668996" table:style-name="ce14">
            <text:p>6,348<text:s/></text:p>
          </table:table-cell>
          <table:table-cell office:value-type="currency" office:value="2.1250985897469121" table:style-name="ce10">
            <text:p>£2.13</text:p>
          </table:table-cell>
          <table:table-cell office:value-type="currency" office:value="8.6202802270672202E-2" table:style-name="ce10">
            <text:p>£0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0.5% solution for injection 10ml glass ampoules <text:s/>/ <text:s/>Packsize 10</text:p>
          </table:table-cell>
          <table:table-cell office:value-type="string" table:style-name="ce9">
            <text:p>DBH004</text:p>
          </table:table-cell>
          <table:table-cell office:value-type="float" office:value="1637.9684884241999" table:style-name="ce14">
            <text:p>1,638<text:s/></text:p>
          </table:table-cell>
          <table:table-cell office:value-type="currency" office:value="13.793085861947898" table:style-name="ce10">
            <text:p>£13.79</text:p>
          </table:table-cell>
          <table:table-cell office:value-type="currency" office:value="21.664211672935501" table:style-name="ce10">
            <text:p>£21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1% solution for injection 10ml glass ampoules <text:s/>/ <text:s/>Packsize 10</text:p>
          </table:table-cell>
          <table:table-cell office:value-type="string" table:style-name="ce9">
            <text:p>DOB007</text:p>
          </table:table-cell>
          <table:table-cell office:value-type="float" office:value="45646.040429089197" table:style-name="ce14">
            <text:p>45,646<text:s/></text:p>
          </table:table-cell>
          <table:table-cell office:value-type="currency" office:value="3.3270721528612186" table:style-name="ce10">
            <text:p>£3.33</text:p>
          </table:table-cell>
          <table:table-cell office:value-type="currency" office:value="2.11378220449655" table:style-name="ce10">
            <text:p>£2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1% solution for injection 10ml plastic ampoules <text:s/>/ <text:s/>Packsize 20</text:p>
          </table:table-cell>
          <table:table-cell office:value-type="string" table:style-name="ce9">
            <text:p>DBC026</text:p>
          </table:table-cell>
          <table:table-cell office:value-type="float" office:value="54009.834720426203" table:style-name="ce14">
            <text:p>54,010<text:s/></text:p>
          </table:table-cell>
          <table:table-cell office:value-type="currency" office:value="4.465877210114459" table:style-name="ce10">
            <text:p>£4.47</text:p>
          </table:table-cell>
          <table:table-cell office:value-type="currency" office:value="1.6967310115791601" table:style-name="ce10">
            <text:p>£1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1% solution for injection 20ml glass ampoules <text:s/>/ <text:s/>Packsize 10</text:p>
          </table:table-cell>
          <table:table-cell office:value-type="string" table:style-name="ce9">
            <text:p>DOB009</text:p>
          </table:table-cell>
          <table:table-cell office:value-type="float" office:value="4664.7025928236499" table:style-name="ce14">
            <text:p>4,665<text:s/></text:p>
          </table:table-cell>
          <table:table-cell office:value-type="currency" office:value="8.157626181472315" table:style-name="ce10">
            <text:p>£8.16</text:p>
          </table:table-cell>
          <table:table-cell office:value-type="currency" office:value="1.49805131251009" table:style-name="ce10">
            <text:p>£1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1% solution for injection 20ml glass vials <text:s/>/ <text:s/>Packsize 10</text:p>
          </table:table-cell>
          <table:table-cell office:value-type="string" table:style-name="ce9">
            <text:p>DOB039</text:p>
          </table:table-cell>
          <table:table-cell office:value-type="float" office:value="2275.1494706717799" table:style-name="ce14">
            <text:p>2,275<text:s/></text:p>
          </table:table-cell>
          <table:table-cell office:value-type="currency" office:value="17.210179157345014" table:style-name="ce10">
            <text:p>£17.21</text:p>
          </table:table-cell>
          <table:table-cell office:value-type="currency" office:value="2.5146777778197902" table:style-name="ce10">
            <text:p>£2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1% solution for injection 20ml plastic ampoules <text:s/>/ <text:s/>Packsize 20</text:p>
          </table:table-cell>
          <table:table-cell office:value-type="string" table:style-name="ce9">
            <text:p>DOB057</text:p>
          </table:table-cell>
          <table:table-cell office:value-type="float" office:value="4506.4354373975702" table:style-name="ce14">
            <text:p>4,506<text:s/></text:p>
          </table:table-cell>
          <table:table-cell office:value-type="currency" office:value="14.807958735238572" table:style-name="ce10">
            <text:p>£14.81</text:p>
          </table:table-cell>
          <table:table-cell office:value-type="currency" office:value="9.5176012102269603" table:style-name="ce10">
            <text:p>£9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1% solution for injection 2ml glass ampoules <text:s/>/ <text:s/>Packsize 10</text:p>
          </table:table-cell>
          <table:table-cell office:value-type="string" table:style-name="ce9">
            <text:p>DOB006</text:p>
          </table:table-cell>
          <table:table-cell office:value-type="float" office:value="34456.213211417198" table:style-name="ce14">
            <text:p>34,456<text:s/></text:p>
          </table:table-cell>
          <table:table-cell office:value-type="currency" office:value="1.8229176727751204" table:style-name="ce10">
            <text:p>£1.82</text:p>
          </table:table-cell>
          <table:table-cell office:value-type="currency" office:value="0.49401847877501198" table:style-name="ce10">
            <text:p>£0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1% solution for injection 5ml glass ampoules <text:s/>/ <text:s/>Packsize 10</text:p>
          </table:table-cell>
          <table:table-cell office:value-type="string" table:style-name="ce9">
            <text:p>DOB005</text:p>
          </table:table-cell>
          <table:table-cell office:value-type="float" office:value="72980.732473239303" table:style-name="ce14">
            <text:p>72,981<text:s/></text:p>
          </table:table-cell>
          <table:table-cell office:value-type="currency" office:value="2.1093534523848163" table:style-name="ce10">
            <text:p>£2.11</text:p>
          </table:table-cell>
          <table:table-cell office:value-type="currency" office:value="0.54698635265583495" table:style-name="ce10">
            <text:p>£0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1% solution for injection 5ml plastic ampoules <text:s/>/ <text:s/>Packsize 20</text:p>
          </table:table-cell>
          <table:table-cell office:value-type="string" table:style-name="ce9">
            <text:p>DOB040</text:p>
          </table:table-cell>
          <table:table-cell office:value-type="float" office:value="89471.108265232295" table:style-name="ce14">
            <text:p>89,471<text:s/></text:p>
          </table:table-cell>
          <table:table-cell office:value-type="currency" office:value="4.5037400096292837" table:style-name="ce10">
            <text:p>£4.50</text:p>
          </table:table-cell>
          <table:table-cell office:value-type="currency" office:value="3.03478856224375" table:style-name="ce10">
            <text:p>£3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2% solution for injection 10ml plastic ampoules <text:s/>/ <text:s/>Packsize 20</text:p>
          </table:table-cell>
          <table:table-cell office:value-type="string" table:style-name="ce9">
            <text:p>DOB013</text:p>
          </table:table-cell>
          <table:table-cell office:value-type="float" office:value="1311.98194198427" table:style-name="ce14">
            <text:p>1,312<text:s/></text:p>
          </table:table-cell>
          <table:table-cell office:value-type="currency" office:value="8.8810826026900447" table:style-name="ce10">
            <text:p>£8.88</text:p>
          </table:table-cell>
          <table:table-cell office:value-type="currency" office:value="1.3588794224107701" table:style-name="ce10">
            <text:p>£1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2% solution for injection 20ml glass ampoules <text:s/>/ <text:s/>Packsize 10</text:p>
          </table:table-cell>
          <table:table-cell office:value-type="string" table:style-name="ce9">
            <text:p>DOB028</text:p>
          </table:table-cell>
          <table:table-cell office:value-type="float" office:value="3022.7401496082298" table:style-name="ce14">
            <text:p>3,023<text:s/></text:p>
          </table:table-cell>
          <table:table-cell office:value-type="currency" office:value="10.933579588137423" table:style-name="ce10">
            <text:p>£10.93</text:p>
          </table:table-cell>
          <table:table-cell office:value-type="currency" office:value="4.0364406668617896" table:style-name="ce10">
            <text:p>£4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2% solution for injection 20ml glass vials <text:s/>/ <text:s/>Packsize 10</text:p>
          </table:table-cell>
          <table:table-cell office:value-type="string" table:style-name="ce9">
            <text:p>DOB011</text:p>
          </table:table-cell>
          <table:table-cell office:value-type="float" office:value="432.03858470444902" table:style-name="ce14">
            <text:p>432<text:s/></text:p>
          </table:table-cell>
          <table:table-cell office:value-type="currency" office:value="22.944339582033447" table:style-name="ce10">
            <text:p>£22.94</text:p>
          </table:table-cell>
          <table:table-cell office:value-type="currency" office:value="3.7860374198060902" table:style-name="ce10">
            <text:p>£3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2% solution for injection 20ml plastic ampoules <text:s/>/ <text:s/>Packsize 20</text:p>
          </table:table-cell>
          <table:table-cell office:value-type="string" table:style-name="ce9">
            <text:p>DOB090</text:p>
          </table:table-cell>
          <table:table-cell office:value-type="float" office:value="2250.1230544219702" table:style-name="ce14">
            <text:p>2,250<text:s/></text:p>
          </table:table-cell>
          <table:table-cell office:value-type="currency" office:value="13.040629019081747" table:style-name="ce10">
            <text:p>£13.04</text:p>
          </table:table-cell>
          <table:table-cell office:value-type="currency" office:value="2.3579166506443898" table:style-name="ce10">
            <text:p>£2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2% solution for injection 2ml glass ampoules <text:s/>/ <text:s/>Packsize 10</text:p>
          </table:table-cell>
          <table:table-cell office:value-type="string" table:style-name="ce9">
            <text:p>DOB010</text:p>
          </table:table-cell>
          <table:table-cell office:value-type="float" office:value="4582.55708460603" table:style-name="ce14">
            <text:p>4,583<text:s/></text:p>
          </table:table-cell>
          <table:table-cell office:value-type="currency" office:value="1.9295842554158162" table:style-name="ce10">
            <text:p>£1.93</text:p>
          </table:table-cell>
          <table:table-cell office:value-type="currency" office:value="0.44438009990120603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2% solution for injection 5ml glass ampoules <text:s/>/ <text:s/>Packsize 10</text:p>
          </table:table-cell>
          <table:table-cell office:value-type="string" table:style-name="ce9">
            <text:p>DBH007</text:p>
          </table:table-cell>
          <table:table-cell office:value-type="float" office:value="19377.9418433746" table:style-name="ce14">
            <text:p>19,378<text:s/></text:p>
          </table:table-cell>
          <table:table-cell office:value-type="currency" office:value="2.5846888387233236" table:style-name="ce10">
            <text:p>£2.58</text:p>
          </table:table-cell>
          <table:table-cell office:value-type="currency" office:value="0.55337232120417501" table:style-name="ce10">
            <text:p>£0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2% solution for injection 5ml plastic ampoules <text:s/>/ <text:s/>Packsize 20</text:p>
          </table:table-cell>
          <table:table-cell office:value-type="string" table:style-name="ce9">
            <text:p>DBC035</text:p>
          </table:table-cell>
          <table:table-cell office:value-type="float" office:value="42741.974353145801" table:style-name="ce14">
            <text:p>42,742<text:s/></text:p>
          </table:table-cell>
          <table:table-cell office:value-type="currency" office:value="6.2680478394953214" table:style-name="ce10">
            <text:p>£6.27</text:p>
          </table:table-cell>
          <table:table-cell office:value-type="currency" office:value="3.2119803550219799" table:style-name="ce10">
            <text:p>£3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2.5% / Prilocaine 2.5% cream 30 gram <text:s/>/ <text:s/>Packsize 1</text:p>
          </table:table-cell>
          <table:table-cell office:value-type="string" table:style-name="ce9">
            <text:p>DOB047</text:p>
          </table:table-cell>
          <table:table-cell office:value-type="float" office:value="6322.2500938326102" table:style-name="ce14">
            <text:p>6,322<text:s/></text:p>
          </table:table-cell>
          <table:table-cell office:value-type="currency" office:value="8.9638070558586875" table:style-name="ce10">
            <text:p>£8.96</text:p>
          </table:table-cell>
          <table:table-cell office:value-type="currency" office:value="0.89257212979621403" table:style-name="ce10">
            <text:p>£0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2.5% / Prilocaine 2.5% cream with dressings 5 gram <text:s/>/ <text:s/>Packsize 1</text:p>
          </table:table-cell>
          <table:table-cell office:value-type="string" table:style-name="ce9">
            <text:p>DOB097</text:p>
          </table:table-cell>
          <table:table-cell office:value-type="float" office:value="8016.2958381408798" table:style-name="ce14">
            <text:p>8,016<text:s/></text:p>
          </table:table-cell>
          <table:table-cell office:value-type="currency" office:value="3.440893469619883" table:style-name="ce10">
            <text:p>£3.44</text:p>
          </table:table-cell>
          <table:table-cell office:value-type="currency" office:value="1.6113356028185" table:style-name="ce10">
            <text:p>£1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2.5% / Prilocaine 2.5% cream with dressings 5 gram <text:s/>/ <text:s/>Packsize 5</text:p>
          </table:table-cell>
          <table:table-cell office:value-type="string" table:style-name="ce9">
            <text:p>DOB502</text:p>
          </table:table-cell>
          <table:table-cell office:value-type="float" office:value="6111.1185896480501" table:style-name="ce14">
            <text:p>6,111<text:s/></text:p>
          </table:table-cell>
          <table:table-cell office:value-type="currency" office:value="9.6062151533833848" table:style-name="ce10">
            <text:p>£9.61</text:p>
          </table:table-cell>
          <table:table-cell office:value-type="currency" office:value="0.89042010358637103" table:style-name="ce10">
            <text:p>£0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2.5% / Prilocaine2.5% <text:s/>cream 5 gram <text:s/>/ <text:s/>Packsize 1</text:p>
          </table:table-cell>
          <table:table-cell office:value-type="string" table:style-name="ce9">
            <text:p>DOB074</text:p>
          </table:table-cell>
          <table:table-cell office:value-type="float" office:value="24333.632181915498" table:style-name="ce14">
            <text:p>24,334<text:s/></text:p>
          </table:table-cell>
          <table:table-cell office:value-type="currency" office:value="3.2613696716834673" table:style-name="ce10">
            <text:p>£3.26</text:p>
          </table:table-cell>
          <table:table-cell office:value-type="currency" office:value="1.8533174919844" table:style-name="ce10">
            <text:p>£1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2.5% / Prilocaine2.5% <text:s/>cream 5 gram <text:s/>/ <text:s/>Packsize 5</text:p>
          </table:table-cell>
          <table:table-cell office:value-type="string" table:style-name="ce9">
            <text:p>DOB129</text:p>
          </table:table-cell>
          <table:table-cell office:value-type="float" office:value="47774.402942795299" table:style-name="ce14">
            <text:p>47,774<text:s/></text:p>
          </table:table-cell>
          <table:table-cell office:value-type="currency" office:value="9.0696292012026909" table:style-name="ce10">
            <text:p>£9.07</text:p>
          </table:table-cell>
          <table:table-cell office:value-type="currency" office:value="1.1796488331377599" table:style-name="ce10">
            <text:p>£1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44mg/2.2ml (2%) / Adrenaline 27.5micrograms/2.2ml (1 in 80,000) solution for injection cartridges <text:s/>/ <text:s/>Packsize 50</text:p>
          </table:table-cell>
          <table:table-cell office:value-type="string" table:style-name="ce9">
            <text:p>DOB161</text:p>
          </table:table-cell>
          <table:table-cell office:value-type="float" office:value="35555.835306866102" table:style-name="ce14">
            <text:p>35,556<text:s/></text:p>
          </table:table-cell>
          <table:table-cell office:value-type="currency" office:value="23.615430287412035" table:style-name="ce10">
            <text:p>£23.62</text:p>
          </table:table-cell>
          <table:table-cell office:value-type="currency" office:value="2.1407766249026099" table:style-name="ce10">
            <text:p>£2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docaine 5% / Phenylephrine 0.5%nasal spray 2.5 ml (Co-Phenylcaine Forte) <text:s/>/ <text:s/>Packsize 1</text:p>
          </table:table-cell>
          <table:table-cell office:value-type="string" table:style-name="ce9">
            <text:p>DKG006</text:p>
          </table:table-cell>
          <table:table-cell office:value-type="float" office:value="293540.76864552498" table:style-name="ce14">
            <text:p>293,541<text:s/></text:p>
          </table:table-cell>
          <table:table-cell office:value-type="currency" office:value="16.707125393959359" table:style-name="ce10">
            <text:p>£16.71</text:p>
          </table:table-cell>
          <table:table-cell office:value-type="currency" office:value="0.52841451398939998" table:style-name="ce10">
            <text:p>£0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nezolid 600mg tablets <text:s/>/ <text:s/>Packsize 10</text:p>
          </table:table-cell>
          <table:table-cell office:value-type="string" table:style-name="ce9">
            <text:p>DEA502</text:p>
          </table:table-cell>
          <table:table-cell office:value-type="float" office:value="44918.776075562499" table:style-name="ce14">
            <text:p>44,919<text:s/></text:p>
          </table:table-cell>
          <table:table-cell office:value-type="currency" office:value="6.4436063331980593" table:style-name="ce10">
            <text:p>£6.44</text:p>
          </table:table-cell>
          <table:table-cell office:value-type="currency" office:value="6.8533116518921604" table:style-name="ce10">
            <text:p>£6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nezolid 600mg/300ml infusion bags <text:s/>/ <text:s/>Packsize 10</text:p>
          </table:table-cell>
          <table:table-cell office:value-type="string" table:style-name="ce9">
            <text:p>DEA578</text:p>
          </table:table-cell>
          <table:table-cell office:value-type="float" office:value="7660.4363097508904" table:style-name="ce14">
            <text:p>7,660<text:s/></text:p>
          </table:table-cell>
          <table:table-cell office:value-type="currency" office:value="71.62791358261984" table:style-name="ce10">
            <text:p>£71.63</text:p>
          </table:table-cell>
          <table:table-cell office:value-type="currency" office:value="74.118011789612098" table:style-name="ce10">
            <text:p>£74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nezolid 600mg/300ml solution for infusion bottles <text:s/>/ <text:s/>Packsize 10</text:p>
          </table:table-cell>
          <table:table-cell office:value-type="string" table:style-name="ce9">
            <text:p>DKC041</text:p>
          </table:table-cell>
          <table:table-cell office:value-type="float" office:value="1482.6062337189201" table:style-name="ce14">
            <text:p>1,483<text:s/></text:p>
          </table:table-cell>
          <table:table-cell office:value-type="currency" office:value="4.9382498423974939" table:style-name="ce10">
            <text:p>£4.94</text:p>
          </table:table-cell>
          <table:table-cell office:value-type="currency" office:value="8.92264039262996" table:style-name="ce10">
            <text:p>£8.9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othyronine 10microgram capsules <text:s/>/ <text:s/>Packsize 28</text:p>
          </table:table-cell>
          <table:table-cell office:value-type="string" table:style-name="ce9">
            <text:p>DFJ027</text:p>
          </table:table-cell>
          <table:table-cell office:value-type="float" office:value="3763.49187076406" table:style-name="ce14">
            <text:p>3,763<text:s/></text:p>
          </table:table-cell>
          <table:table-cell office:value-type="currency" office:value="59.33409654334266" table:style-name="ce10">
            <text:p>£59.33</text:p>
          </table:table-cell>
          <table:table-cell office:value-type="currency" office:value="6.22213542926242" table:style-name="ce10">
            <text:p>£6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othyronine 10microgram tablets <text:s/>/ <text:s/>Packsize 28</text:p>
          </table:table-cell>
          <table:table-cell office:value-type="string" table:style-name="ce9">
            <text:p>DFJ022</text:p>
          </table:table-cell>
          <table:table-cell office:value-type="float" office:value="1064.42284577643" table:style-name="ce14">
            <text:p>1,064<text:s/></text:p>
          </table:table-cell>
          <table:table-cell office:value-type="currency" office:value="145.23322250494968" table:style-name="ce10">
            <text:p>£145.23</text:p>
          </table:table-cell>
          <table:table-cell office:value-type="currency" office:value="4.9577611676022499" table:style-name="ce10">
            <text:p>£4.9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othyronine 20microgram solution for injection ampoules <text:s/>/ <text:s/>Packsize 5</text:p>
          </table:table-cell>
          <table:table-cell office:value-type="string" table:style-name="ce9">
            <text:p>DFJ001</text:p>
          </table:table-cell>
          <table:table-cell office:value-type="float" office:value="1314.1958848607601" table:style-name="ce14">
            <text:p>1,314<text:s/></text:p>
          </table:table-cell>
          <table:table-cell office:value-type="currency" office:value="1566.9313788927132" table:style-name="ce10">
            <text:p>£1,566.93</text:p>
          </table:table-cell>
          <table:table-cell office:value-type="currency" office:value="23.270212261292102" table:style-name="ce10">
            <text:p>£23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othyronine 20microgram tablets <text:s/>/ <text:s/>Packsize 28</text:p>
          </table:table-cell>
          <table:table-cell office:value-type="string" table:style-name="ce9">
            <text:p>DFB043</text:p>
          </table:table-cell>
          <table:table-cell office:value-type="float" office:value="5248.2093082466199" table:style-name="ce14">
            <text:p>5,248<text:s/></text:p>
          </table:table-cell>
          <table:table-cell office:value-type="currency" office:value="31.236951571729566" table:style-name="ce10">
            <text:p>£31.24</text:p>
          </table:table-cell>
          <table:table-cell office:value-type="currency" office:value="6.3727168389208897" table:style-name="ce10">
            <text:p>£6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othyronine 5microgram capsules <text:s/>/ <text:s/>Packsize 28</text:p>
          </table:table-cell>
          <table:table-cell office:value-type="string" table:style-name="ce9">
            <text:p>DFJ018</text:p>
          </table:table-cell>
          <table:table-cell office:value-type="float" office:value="3809.1179449743399" table:style-name="ce14">
            <text:p>3,809<text:s/></text:p>
          </table:table-cell>
          <table:table-cell office:value-type="currency" office:value="54.11515814887391" table:style-name="ce10">
            <text:p>£54.12</text:p>
          </table:table-cell>
          <table:table-cell office:value-type="currency" office:value="12.6417529051232" table:style-name="ce10">
            <text:p>£12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othyronine 5microgram tablets <text:s/>/ <text:s/>Packsize 28</text:p>
          </table:table-cell>
          <table:table-cell office:value-type="string" table:style-name="ce9">
            <text:p>DFJ023</text:p>
          </table:table-cell>
          <table:table-cell office:value-type="float" office:value="2917.2220165965" table:style-name="ce14">
            <text:p>2,917<text:s/></text:p>
          </table:table-cell>
          <table:table-cell office:value-type="currency" office:value="87.503926183108831" table:style-name="ce10">
            <text:p>£87.50</text:p>
          </table:table-cell>
          <table:table-cell office:value-type="currency" office:value="15.8286950298771" table:style-name="ce10">
            <text:p>£15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sinopril 10mg / Hydrochlorothiazide 12.5mg tablets <text:s/>/ <text:s/>Packsize 28</text:p>
          </table:table-cell>
          <table:table-cell office:value-type="string" table:style-name="ce9">
            <text:p>DYP006</text:p>
          </table:table-cell>
          <table:table-cell office:value-type="float" office:value="71.346018410955395" table:style-name="ce14">
            <text:p>71<text:s/></text:p>
          </table:table-cell>
          <table:table-cell office:value-type="currency" office:value="1.026686585060397" table:style-name="ce10">
            <text:p>£1.03</text:p>
          </table:table-cell>
          <table:table-cell office:value-type="currency" office:value="3.8708603548850999" table:style-name="ce10">
            <text:p>£3.8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sinopril 10mg tablets <text:s/>/ <text:s/>Packsize 28</text:p>
          </table:table-cell>
          <table:table-cell office:value-type="string" table:style-name="ce9">
            <text:p>DBK006</text:p>
          </table:table-cell>
          <table:table-cell office:value-type="float" office:value="22005.821379411998" table:style-name="ce14">
            <text:p>22,006<text:s/></text:p>
          </table:table-cell>
          <table:table-cell office:value-type="currency" office:value="0.29521779205560328" table:style-name="ce10">
            <text:p>£0.30</text:p>
          </table:table-cell>
          <table:table-cell office:value-type="currency" office:value="0.16783935653010901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sinopril 2.5mg tablets <text:s/>/ <text:s/>Packsize 28</text:p>
          </table:table-cell>
          <table:table-cell office:value-type="string" table:style-name="ce9">
            <text:p>DBK008</text:p>
          </table:table-cell>
          <table:table-cell office:value-type="float" office:value="13959.9468172323" table:style-name="ce14">
            <text:p>13,960<text:s/></text:p>
          </table:table-cell>
          <table:table-cell office:value-type="currency" office:value="0.3306789102019817" table:style-name="ce10">
            <text:p>£0.33</text:p>
          </table:table-cell>
          <table:table-cell office:value-type="currency" office:value="0.22734763429009999" table:style-name="ce10">
            <text:p>£0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sinopril 20mg / Hydrochlorothiazide 12.5mg tablets <text:s/>/ <text:s/>Packsize 28</text:p>
          </table:table-cell>
          <table:table-cell office:value-type="string" table:style-name="ce9">
            <text:p>DYP007</text:p>
          </table:table-cell>
          <table:table-cell office:value-type="float" office:value="128.46389261249701" table:style-name="ce14">
            <text:p>128<text:s/></text:p>
          </table:table-cell>
          <table:table-cell office:value-type="currency" office:value="1.0362444831214002" table:style-name="ce10">
            <text:p>£1.04</text:p>
          </table:table-cell>
          <table:table-cell office:value-type="currency" office:value="1.58167564734466" table:style-name="ce10">
            <text:p>£1.5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sinopril 20mg tablets <text:s/>/ <text:s/>Packsize 28</text:p>
          </table:table-cell>
          <table:table-cell office:value-type="string" table:style-name="ce9">
            <text:p>DBK020</text:p>
          </table:table-cell>
          <table:table-cell office:value-type="float" office:value="17213.493469100398" table:style-name="ce14">
            <text:p>17,213<text:s/></text:p>
          </table:table-cell>
          <table:table-cell office:value-type="currency" office:value="0.46100055251682254" table:style-name="ce10">
            <text:p>£0.46</text:p>
          </table:table-cell>
          <table:table-cell office:value-type="currency" office:value="0.65369024326636305" table:style-name="ce10">
            <text:p>£0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isinopril 5mg tablets <text:s/>/ <text:s/>Packsize 28</text:p>
          </table:table-cell>
          <table:table-cell office:value-type="string" table:style-name="ce9">
            <text:p>DBK023</text:p>
          </table:table-cell>
          <table:table-cell office:value-type="float" office:value="22182.970083756401" table:style-name="ce14">
            <text:p>22,183<text:s/></text:p>
          </table:table-cell>
          <table:table-cell office:value-type="currency" office:value="0.40809999588959522" table:style-name="ce10">
            <text:p>£0.41</text:p>
          </table:table-cell>
          <table:table-cell office:value-type="currency" office:value="0.66552558287451102" table:style-name="ce10">
            <text:p>£0.6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ofepramine 70mg tablets <text:s/>/ <text:s/>Packsize 56</text:p>
          </table:table-cell>
          <table:table-cell office:value-type="string" table:style-name="ce9">
            <text:p>DDG019</text:p>
          </table:table-cell>
          <table:table-cell office:value-type="float" office:value="2413.3718102613898" table:style-name="ce14">
            <text:p>2,413<text:s/></text:p>
          </table:table-cell>
          <table:table-cell office:value-type="currency" office:value="10.90136210597011" table:style-name="ce10">
            <text:p>£10.90</text:p>
          </table:table-cell>
          <table:table-cell office:value-type="currency" office:value="1.9455367600360101" table:style-name="ce10">
            <text:p>£1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operamide 2mg capsules (OTC pack) <text:s/>/ <text:s/>Packsize 30</text:p>
          </table:table-cell>
          <table:table-cell office:value-type="string" table:style-name="ce9">
            <text:p>DAK003</text:p>
          </table:table-cell>
          <table:table-cell office:value-type="float" office:value="3098.5096000465601" table:style-name="ce14">
            <text:p>3,099<text:s/></text:p>
          </table:table-cell>
          <table:table-cell office:value-type="currency" office:value="1.2019359242727659" table:style-name="ce10">
            <text:p>£1.20</text:p>
          </table:table-cell>
          <table:table-cell office:value-type="currency" office:value="0.441852705913168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operamide 2mg capsules (standard pack) <text:s/>/ <text:s/>Packsize 10</text:p>
          </table:table-cell>
          <table:table-cell office:value-type="string" table:style-name="ce9">
            <text:p>DAD014</text:p>
          </table:table-cell>
          <table:table-cell office:value-type="float" office:value="9034.7822471157397" table:style-name="ce14">
            <text:p>9,035<text:s/></text:p>
          </table:table-cell>
          <table:table-cell office:value-type="currency" office:value="0.45754948895638203" table:style-name="ce10">
            <text:p>£0.46</text:p>
          </table:table-cell>
          <table:table-cell office:value-type="currency" office:value="4.7677269974236103E-2" table:style-name="ce10">
            <text:p>£0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operamide 2mg capsules (standard pack) <text:s/>/ <text:s/>Packsize 30</text:p>
          </table:table-cell>
          <table:table-cell office:value-type="string" table:style-name="ce9">
            <text:p>DAK002</text:p>
          </table:table-cell>
          <table:table-cell office:value-type="float" office:value="330523.04832614999" table:style-name="ce14">
            <text:p>330,523<text:s/></text:p>
          </table:table-cell>
          <table:table-cell office:value-type="currency" office:value="0.41499257221133384" table:style-name="ce10">
            <text:p>£0.41</text:p>
          </table:table-cell>
          <table:table-cell office:value-type="currency" office:value="0.141115912440825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oratadine 10mg tablets <text:s/>/ <text:s/>Packsize 30</text:p>
          </table:table-cell>
          <table:table-cell office:value-type="string" table:style-name="ce9">
            <text:p>DCD031</text:p>
          </table:table-cell>
          <table:table-cell office:value-type="float" office:value="42524.612321369299" table:style-name="ce14">
            <text:p>42,525<text:s/></text:p>
          </table:table-cell>
          <table:table-cell office:value-type="currency" office:value="0.32446715553162997" table:style-name="ce10">
            <text:p>£0.32</text:p>
          </table:table-cell>
          <table:table-cell office:value-type="currency" office:value="0.22045425809410299" table:style-name="ce10">
            <text:p>£0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oratadine 5mg/5ml oral solution 100 ml <text:s/>/ <text:s/>Packsize 1</text:p>
          </table:table-cell>
          <table:table-cell office:value-type="string" table:style-name="ce9">
            <text:p>DCD032</text:p>
          </table:table-cell>
          <table:table-cell office:value-type="float" office:value="6182.4820080616" table:style-name="ce14">
            <text:p>6,182<text:s/></text:p>
          </table:table-cell>
          <table:table-cell office:value-type="currency" office:value="1.4787054759042191" table:style-name="ce10">
            <text:p>£1.48</text:p>
          </table:table-cell>
          <table:table-cell office:value-type="currency" office:value="0.42067539090567202" table:style-name="ce10">
            <text:p>£0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orazepam 1mg tablets (scored) <text:s/>/ <text:s/>Packsize 28</text:p>
          </table:table-cell>
          <table:table-cell office:value-type="string" table:style-name="ce9">
            <text:p>DDA111</text:p>
          </table:table-cell>
          <table:table-cell office:value-type="float" office:value="4025.2183506558599" table:style-name="ce14">
            <text:p>4,025<text:s/></text:p>
          </table:table-cell>
          <table:table-cell office:value-type="currency" office:value="3.1577417403776278" table:style-name="ce10">
            <text:p>£3.16</text:p>
          </table:table-cell>
          <table:table-cell office:value-type="currency" office:value="1.23780748884605" table:style-name="ce10">
            <text:p>£1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orazepam 2.5mg tablets <text:s/>/ <text:s/>Packsize 28</text:p>
          </table:table-cell>
          <table:table-cell office:value-type="string" table:style-name="ce9">
            <text:p>DDA078</text:p>
          </table:table-cell>
          <table:table-cell office:value-type="float" office:value="280.48794906417601" table:style-name="ce14">
            <text:p>280<text:s/></text:p>
          </table:table-cell>
          <table:table-cell office:value-type="currency" office:value="2.8091402950781337" table:style-name="ce10">
            <text:p>£2.81</text:p>
          </table:table-cell>
          <table:table-cell office:value-type="currency" office:value="1.00688876488136" table:style-name="ce10">
            <text:p>£1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orazepam 4mg/1ml solution for injection ampoules <text:s/>/ <text:s/>Packsize 10</text:p>
          </table:table-cell>
          <table:table-cell office:value-type="string" table:style-name="ce9">
            <text:p>DDA038</text:p>
          </table:table-cell>
          <table:table-cell office:value-type="float" office:value="46221.591238787398" table:style-name="ce14">
            <text:p>46,222<text:s/></text:p>
          </table:table-cell>
          <table:table-cell office:value-type="currency" office:value="113.66846811606727" table:style-name="ce10">
            <text:p>£113.67</text:p>
          </table:table-cell>
          <table:table-cell office:value-type="currency" office:value="13.2866374637194" table:style-name="ce10">
            <text:p>£13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orazepam 5mg/5ml sugar free oral solution 150 ml <text:s/>/ <text:s/>Packsize 1</text:p>
          </table:table-cell>
          <table:table-cell office:value-type="string" table:style-name="ce9">
            <text:p>DDA086</text:p>
          </table:table-cell>
          <table:table-cell office:value-type="float" office:value="467.100025525055" table:style-name="ce14">
            <text:p>467<text:s/></text:p>
          </table:table-cell>
          <table:table-cell office:value-type="currency" office:value="81.89136782213302" table:style-name="ce10">
            <text:p>£81.89</text:p>
          </table:table-cell>
          <table:table-cell office:value-type="currency" office:value="6.9413864735551796" table:style-name="ce10">
            <text:p>£6.9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osartan 100mg tablets <text:s/>/ <text:s/>Packsize 28</text:p>
          </table:table-cell>
          <table:table-cell office:value-type="string" table:style-name="ce9">
            <text:p>DBE120</text:p>
          </table:table-cell>
          <table:table-cell office:value-type="float" office:value="23371.309415116" table:style-name="ce14">
            <text:p>23,371<text:s/></text:p>
          </table:table-cell>
          <table:table-cell office:value-type="currency" office:value="0.74823407150177446" table:style-name="ce10">
            <text:p>£0.75</text:p>
          </table:table-cell>
          <table:table-cell office:value-type="currency" office:value="0.69591589746613802" table:style-name="ce10">
            <text:p>£0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osartan 25mg tablets <text:s/>/ <text:s/>Packsize 28</text:p>
          </table:table-cell>
          <table:table-cell office:value-type="string" table:style-name="ce9">
            <text:p>DBE152</text:p>
          </table:table-cell>
          <table:table-cell office:value-type="float" office:value="59651.154764814302" table:style-name="ce14">
            <text:p>59,651<text:s/></text:p>
          </table:table-cell>
          <table:table-cell office:value-type="currency" office:value="0.37995878016713791" table:style-name="ce10">
            <text:p>£0.38</text:p>
          </table:table-cell>
          <table:table-cell office:value-type="currency" office:value="0.61016141046226902" table:style-name="ce10">
            <text:p>£0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osartan 50mg tablets <text:s/>/ <text:s/>Packsize 28</text:p>
          </table:table-cell>
          <table:table-cell office:value-type="string" table:style-name="ce9">
            <text:p>DBE077</text:p>
          </table:table-cell>
          <table:table-cell office:value-type="float" office:value="63773.611044801801" table:style-name="ce14">
            <text:p>63,774<text:s/></text:p>
          </table:table-cell>
          <table:table-cell office:value-type="currency" office:value="0.39162483652453839" table:style-name="ce10">
            <text:p>£0.39</text:p>
          </table:table-cell>
          <table:table-cell office:value-type="currency" office:value="0.166241747299088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Lymecycline 408mg capsules <text:s/>/ <text:s/>Packsize 28</text:p>
          </table:table-cell>
          <table:table-cell office:value-type="string" table:style-name="ce9">
            <text:p>DEA455</text:p>
          </table:table-cell>
          <table:table-cell office:value-type="float" office:value="30316.820731658499" table:style-name="ce14">
            <text:p>30,317<text:s/></text:p>
          </table:table-cell>
          <table:table-cell office:value-type="currency" office:value="4.1441726727236183" table:style-name="ce10">
            <text:p>£4.14</text:p>
          </table:table-cell>
          <table:table-cell office:value-type="currency" office:value="0.37453181575675698" table:style-name="ce10">
            <text:p>£0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crogol 3350 13.9g/25ml oral liquid 500ml <text:s/>/ <text:s/>Packsize 1</text:p>
          </table:table-cell>
          <table:table-cell office:value-type="string" table:style-name="ce9">
            <text:p>DAF034</text:p>
          </table:table-cell>
          <table:table-cell office:value-type="float" office:value="8280.8366863394094" table:style-name="ce14">
            <text:p>8,281<text:s/></text:p>
          </table:table-cell>
          <table:table-cell office:value-type="currency" office:value="3.4811735929480272" table:style-name="ce10">
            <text:p>£3.48</text:p>
          </table:table-cell>
          <table:table-cell office:value-type="currency" office:value="0.73883936858118604" table:style-name="ce10">
            <text:p>£0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crogol compound oral powder sachets NPF sugar free (lemon and lime) <text:s text:c="2"/>(e.g. Movicol,Cosmocol) <text:s/>/ <text:s/>Packsize 20</text:p>
          </table:table-cell>
          <table:table-cell office:value-type="string" table:style-name="ce9">
            <text:p>DAF061</text:p>
          </table:table-cell>
          <table:table-cell office:value-type="float" office:value="46968.979832955098" table:style-name="ce14">
            <text:p>46,969<text:s/></text:p>
          </table:table-cell>
          <table:table-cell office:value-type="currency" office:value="2.4554056828605391" table:style-name="ce10">
            <text:p>£2.46</text:p>
          </table:table-cell>
          <table:table-cell office:value-type="currency" office:value="0.44505831694689701" table:style-name="ce10">
            <text:p>£0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crogol compound oral powder sachets NPF sugar free (lemon and lime) <text:s text:c="2"/>(e.g. Movicol,Cosmocol) <text:s/>/ <text:s/>Packsize 30</text:p>
          </table:table-cell>
          <table:table-cell office:value-type="string" table:style-name="ce9">
            <text:p>DAF066</text:p>
          </table:table-cell>
          <table:table-cell office:value-type="float" office:value="15803.6663319087" table:style-name="ce14">
            <text:p>15,804<text:s/></text:p>
          </table:table-cell>
          <table:table-cell office:value-type="currency" office:value="3.1684287018196251" table:style-name="ce10">
            <text:p>£3.17</text:p>
          </table:table-cell>
          <table:table-cell office:value-type="currency" office:value="1.79687414739338" table:style-name="ce10">
            <text:p>£1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crogol compound oral powder sachets NPF sugar free (orange) <text:s text:c="2"/>(e.g. Laxido, Macroherm,Movicol,cosmocol,laxagol,macilax) <text:s/>/ <text:s/>Packsize 20</text:p>
          </table:table-cell>
          <table:table-cell office:value-type="string" table:style-name="ce9">
            <text:p>DAF091</text:p>
          </table:table-cell>
          <table:table-cell office:value-type="float" office:value="318596.01899033802" table:style-name="ce14">
            <text:p>318,596<text:s/></text:p>
          </table:table-cell>
          <table:table-cell office:value-type="currency" office:value="2.0308834744718589" table:style-name="ce10">
            <text:p>£2.03</text:p>
          </table:table-cell>
          <table:table-cell office:value-type="currency" office:value="0.16378240509695799" table:style-name="ce10">
            <text:p>£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crogol compound oral powder sachets NPF sugar free (orange) <text:s text:c="2"/>(e.g. Laxido, Macroherm,Movicol,cosmocol,laxagol,macilax) <text:s/>/ <text:s/>Packsize 30</text:p>
          </table:table-cell>
          <table:table-cell office:value-type="string" table:style-name="ce9">
            <text:p>DAF092</text:p>
          </table:table-cell>
          <table:table-cell office:value-type="float" office:value="147345.09742426901" table:style-name="ce14">
            <text:p>147,345<text:s/></text:p>
          </table:table-cell>
          <table:table-cell office:value-type="currency" office:value="3.1409160405751857" table:style-name="ce10">
            <text:p>£3.14</text:p>
          </table:table-cell>
          <table:table-cell office:value-type="currency" office:value="0.36423330015431898" table:style-name="ce10">
            <text:p>£0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gnesium glycerophosphate (magnesium 97.2mg (4mmol)) tablets <text:s/>/ <text:s/>Packsize 50</text:p>
          </table:table-cell>
          <table:table-cell office:value-type="string" table:style-name="ce9">
            <text:p>DIE056</text:p>
          </table:table-cell>
          <table:table-cell office:value-type="float" office:value="32714.5070018433" table:style-name="ce14">
            <text:p>32,715<text:s/></text:p>
          </table:table-cell>
          <table:table-cell office:value-type="currency" office:value="16.914356678791513" table:style-name="ce10">
            <text:p>£16.91</text:p>
          </table:table-cell>
          <table:table-cell office:value-type="currency" office:value="3.2475294800649399" table:style-name="ce10">
            <text:p>£3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gnesium sulfate 10% (magnesium 0.4mmol/ml) solution for infusion 10ml ampoules <text:s/>/ <text:s/>Packsize 10</text:p>
          </table:table-cell>
          <table:table-cell office:value-type="string" table:style-name="ce9">
            <text:p>DIE051</text:p>
          </table:table-cell>
          <table:table-cell office:value-type="float" office:value="8144.1358462153003" table:style-name="ce14">
            <text:p>8,144<text:s/></text:p>
          </table:table-cell>
          <table:table-cell office:value-type="currency" office:value="16.689823520461779" table:style-name="ce10">
            <text:p>£16.69</text:p>
          </table:table-cell>
          <table:table-cell office:value-type="currency" office:value="13.161978608792801" table:style-name="ce10">
            <text:p>£13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gnesium sulfate 20% (magnesium 0.8mmol/ml) solution for injection 10ml ampoules <text:s/>/ <text:s/>Packsize 10</text:p>
          </table:table-cell>
          <table:table-cell office:value-type="string" table:style-name="ce9">
            <text:p>DJP006</text:p>
          </table:table-cell>
          <table:table-cell office:value-type="float" office:value="10390.410393628301" table:style-name="ce14">
            <text:p>10,390<text:s/></text:p>
          </table:table-cell>
          <table:table-cell office:value-type="currency" office:value="81.319397212466484" table:style-name="ce10">
            <text:p>£81.32</text:p>
          </table:table-cell>
          <table:table-cell office:value-type="currency" office:value="13.6810708962423" table:style-name="ce10">
            <text:p>£13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gnesium sulfate 50% (magnesium 2mmol/ml) solution for injection 10ml glass ampoules <text:s/>/ <text:s/>Packsize 10</text:p>
          </table:table-cell>
          <table:table-cell office:value-type="string" table:style-name="ce9">
            <text:p>DJP002</text:p>
          </table:table-cell>
          <table:table-cell office:value-type="float" office:value="86362.952239137099" table:style-name="ce14">
            <text:p>86,363<text:s/></text:p>
          </table:table-cell>
          <table:table-cell office:value-type="currency" office:value="5.2205240593394606" table:style-name="ce10">
            <text:p>£5.22</text:p>
          </table:table-cell>
          <table:table-cell office:value-type="currency" office:value="4.2483803673146303" table:style-name="ce10">
            <text:p>£4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gnesium sulfate 50% (magnesium 2mmol/ml) solution for injection 10ml plastic ampoules <text:s/>/ <text:s/>Packsize 10</text:p>
          </table:table-cell>
          <table:table-cell office:value-type="string" table:style-name="ce9">
            <text:p>DJP007</text:p>
          </table:table-cell>
          <table:table-cell office:value-type="float" office:value="7344.7694672346097" table:style-name="ce14">
            <text:p>7,345<text:s/></text:p>
          </table:table-cell>
          <table:table-cell office:value-type="currency" office:value="4.2715772278435553" table:style-name="ce10">
            <text:p>£4.27</text:p>
          </table:table-cell>
          <table:table-cell office:value-type="currency" office:value="0.65711182613989505" table:style-name="ce10">
            <text:p>£0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gnesium sulfate 50% (magnesium 2mmol/ml) solution for injection 20ml vials <text:s/>/ <text:s/>Packsize 10</text:p>
          </table:table-cell>
          <table:table-cell office:value-type="string" table:style-name="ce9">
            <text:p>DIE031</text:p>
          </table:table-cell>
          <table:table-cell office:value-type="float" office:value="764.54313985828799" table:style-name="ce14">
            <text:p>765<text:s/></text:p>
          </table:table-cell>
          <table:table-cell office:value-type="currency" office:value="56.505418396674777" table:style-name="ce10">
            <text:p>£56.51</text:p>
          </table:table-cell>
          <table:table-cell office:value-type="currency" office:value="1.47614426754117" table:style-name="ce10">
            <text:p>£1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gnesium sulfate 50% (magnesium 2mmol/ml) solution for injection 2ml ampoules <text:s/>/ <text:s/>Packsize 10</text:p>
          </table:table-cell>
          <table:table-cell office:value-type="string" table:style-name="ce9">
            <text:p>DIE005</text:p>
          </table:table-cell>
          <table:table-cell office:value-type="float" office:value="72161.663549773395" table:style-name="ce14">
            <text:p>72,162<text:s/></text:p>
          </table:table-cell>
          <table:table-cell office:value-type="currency" office:value="2.269237874304995" table:style-name="ce10">
            <text:p>£2.27</text:p>
          </table:table-cell>
          <table:table-cell office:value-type="currency" office:value="2.9890688094712998" table:style-name="ce10">
            <text:p>£2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gnesium sulfate 50% (magnesium 2mmol/ml) solution for injection 50ml vials <text:s/>/ <text:s/>Packsize 10</text:p>
          </table:table-cell>
          <table:table-cell office:value-type="string" table:style-name="ce9">
            <text:p>DIE032</text:p>
          </table:table-cell>
          <table:table-cell office:value-type="float" office:value="255.357428565032" table:style-name="ce14">
            <text:p>255<text:s/></text:p>
          </table:table-cell>
          <table:table-cell office:value-type="currency" office:value="85.686013220593139" table:style-name="ce10">
            <text:p>£85.69</text:p>
          </table:table-cell>
          <table:table-cell office:value-type="currency" office:value="3.6444826069046998" table:style-name="ce10">
            <text:p>£3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gnesium sulfate 50% (magnesium 2mmol/ml) solution for injection 5ml ampoules <text:s/>/ <text:s/>Packsize 10</text:p>
          </table:table-cell>
          <table:table-cell office:value-type="string" table:style-name="ce9">
            <text:p>DIE052</text:p>
          </table:table-cell>
          <table:table-cell office:value-type="float" office:value="2312.73416120606" table:style-name="ce14">
            <text:p>2,313<text:s/></text:p>
          </table:table-cell>
          <table:table-cell office:value-type="currency" office:value="21.571151945100294" table:style-name="ce10">
            <text:p>£21.57</text:p>
          </table:table-cell>
          <table:table-cell office:value-type="currency" office:value="5.8590326222097397" table:style-name="ce10">
            <text:p>£5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agnesium sulfate paste 50 gram <text:s/>/ <text:s/>Packsize 1</text:p>
          </table:table-cell>
          <table:table-cell office:value-type="string" table:style-name="ce9">
            <text:p>DMJ108</text:p>
          </table:table-cell>
          <table:table-cell office:value-type="float" office:value="1042.93205049582" table:style-name="ce14">
            <text:p>1,043<text:s/></text:p>
          </table:table-cell>
          <table:table-cell office:value-type="currency" office:value="1.5424590693470566" table:style-name="ce10">
            <text:p>£1.54</text:p>
          </table:table-cell>
          <table:table-cell office:value-type="currency" office:value="0.38957563589316702" table:style-name="ce10">
            <text:p>£0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beverine 135mg tablets <text:s/>/ <text:s/>Packsize 100</text:p>
          </table:table-cell>
          <table:table-cell office:value-type="string" table:style-name="ce9">
            <text:p>DAB002</text:p>
          </table:table-cell>
          <table:table-cell office:value-type="float" office:value="33683.806320421398" table:style-name="ce14">
            <text:p>33,684<text:s/></text:p>
          </table:table-cell>
          <table:table-cell office:value-type="currency" office:value="3.6964584351179202" table:style-name="ce10">
            <text:p>£3.70</text:p>
          </table:table-cell>
          <table:table-cell office:value-type="currency" office:value="1.1922043917282401" table:style-name="ce10">
            <text:p>£1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fenamic acid 250mg capsules <text:s/>/ <text:s/>Packsize 100</text:p>
          </table:table-cell>
          <table:table-cell office:value-type="string" table:style-name="ce9">
            <text:p>DJA122</text:p>
          </table:table-cell>
          <table:table-cell office:value-type="float" office:value="3295.1944218599201" table:style-name="ce14">
            <text:p>3,295<text:s/></text:p>
          </table:table-cell>
          <table:table-cell office:value-type="currency" office:value="17.754478950282419" table:style-name="ce10">
            <text:p>£17.75</text:p>
          </table:table-cell>
          <table:table-cell office:value-type="currency" office:value="2.16395823969824" table:style-name="ce10">
            <text:p>£2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fenamic acid 500mg tablets <text:s/>/ <text:s/>Packsize 28</text:p>
          </table:table-cell>
          <table:table-cell office:value-type="string" table:style-name="ce9">
            <text:p>DJA090</text:p>
          </table:table-cell>
          <table:table-cell office:value-type="float" office:value="13963.1394312796" table:style-name="ce14">
            <text:p>13,963<text:s/></text:p>
          </table:table-cell>
          <table:table-cell office:value-type="currency" office:value="11.831372222060564" table:style-name="ce10">
            <text:p>£11.83</text:p>
          </table:table-cell>
          <table:table-cell office:value-type="currency" office:value="3.4376230369022802" table:style-name="ce10">
            <text:p>£3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latonin 1mg caps/tabs <text:s/>/ <text:s/>Packsize 30</text:p>
          </table:table-cell>
          <table:table-cell office:value-type="string" table:style-name="ce9">
            <text:p>DLD019</text:p>
          </table:table-cell>
          <table:table-cell office:value-type="float" office:value="3859.8626688893401" table:style-name="ce14">
            <text:p>3,860<text:s/></text:p>
          </table:table-cell>
          <table:table-cell office:value-type="currency" office:value="10.115359884354312" table:style-name="ce10">
            <text:p>£10.12</text:p>
          </table:table-cell>
          <table:table-cell office:value-type="currency" office:value="0.43574475478188202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latonin 1mg modified-release tablets <text:s/>/ <text:s/>Packsize 60</text:p>
          </table:table-cell>
          <table:table-cell office:value-type="string" table:style-name="ce9">
            <text:p>DDA094</text:p>
          </table:table-cell>
          <table:table-cell office:value-type="float" office:value="11035.351068103701" table:style-name="ce14">
            <text:p>11,035<text:s/></text:p>
          </table:table-cell>
          <table:table-cell office:value-type="currency" office:value="28.988814948047818" table:style-name="ce10">
            <text:p>£28.99</text:p>
          </table:table-cell>
          <table:table-cell office:value-type="currency" office:value="5.4925533734260501" table:style-name="ce10">
            <text:p>£5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latonin 2mg modified-release tablets <text:s/>/ <text:s/>Packsize 30</text:p>
          </table:table-cell>
          <table:table-cell office:value-type="string" table:style-name="ce9">
            <text:p>DDA036</text:p>
          </table:table-cell>
          <table:table-cell office:value-type="float" office:value="209834.62994326701" table:style-name="ce14">
            <text:p>209,835<text:s/></text:p>
          </table:table-cell>
          <table:table-cell office:value-type="currency" office:value="5.7784549686952484" table:style-name="ce10">
            <text:p>£5.78</text:p>
          </table:table-cell>
          <table:table-cell office:value-type="currency" office:value="2.9572262740874602" table:style-name="ce10">
            <text:p>£2.9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latonin 3mg caps/tabs <text:s/>/ <text:s/>Packsize 30</text:p>
          </table:table-cell>
          <table:table-cell office:value-type="string" table:style-name="ce9">
            <text:p>DLD014</text:p>
          </table:table-cell>
          <table:table-cell office:value-type="float" office:value="21316.610928134502" table:style-name="ce14">
            <text:p>21,317<text:s/></text:p>
          </table:table-cell>
          <table:table-cell office:value-type="currency" office:value="12.533078588369227" table:style-name="ce10">
            <text:p>£12.53</text:p>
          </table:table-cell>
          <table:table-cell office:value-type="currency" office:value="9.6413647996421901" table:style-name="ce10">
            <text:p>£9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latonin 5mg caps/tabs <text:s/>/ <text:s/>Packsize 30</text:p>
          </table:table-cell>
          <table:table-cell office:value-type="string" table:style-name="ce9">
            <text:p>DLD018</text:p>
          </table:table-cell>
          <table:table-cell office:value-type="float" office:value="4698.00053453073" table:style-name="ce14">
            <text:p>4,698<text:s/></text:p>
          </table:table-cell>
          <table:table-cell office:value-type="currency" office:value="22.119305699563935" table:style-name="ce10">
            <text:p>£22.12</text:p>
          </table:table-cell>
          <table:table-cell office:value-type="currency" office:value="18.442416499114501" table:style-name="ce10">
            <text:p>£18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latonin 5mg modified-release tablets <text:s/>/ <text:s/>Packsize 30</text:p>
          </table:table-cell>
          <table:table-cell office:value-type="string" table:style-name="ce9">
            <text:p>DDA093</text:p>
          </table:table-cell>
          <table:table-cell office:value-type="float" office:value="8624.2518217307497" table:style-name="ce14">
            <text:p>8,624<text:s/></text:p>
          </table:table-cell>
          <table:table-cell office:value-type="currency" office:value="70.69584383699538" table:style-name="ce10">
            <text:p>£70.70</text:p>
          </table:table-cell>
          <table:table-cell office:value-type="currency" office:value="15.186886682938599" table:style-name="ce10">
            <text:p>£15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latonin 5mg/5ml oral solution sugar free 150ml <text:s/>/ <text:s/>Packsize 1</text:p>
          </table:table-cell>
          <table:table-cell office:value-type="string" table:style-name="ce9">
            <text:p>DDA095</text:p>
          </table:table-cell>
          <table:table-cell office:value-type="float" office:value="19433.367126427602" table:style-name="ce14">
            <text:p>19,433<text:s/></text:p>
          </table:table-cell>
          <table:table-cell office:value-type="currency" office:value="62.156025363065645" table:style-name="ce10">
            <text:p>£62.16</text:p>
          </table:table-cell>
          <table:table-cell office:value-type="currency" office:value="29.986112227169698" table:style-name="ce10">
            <text:p>£29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loxicam 15mg tablets <text:s/>/ <text:s/>Packsize 30</text:p>
          </table:table-cell>
          <table:table-cell office:value-type="string" table:style-name="ce9">
            <text:p>DJA075</text:p>
          </table:table-cell>
          <table:table-cell office:value-type="float" office:value="1758.47172528441" table:style-name="ce14">
            <text:p>1,758<text:s/></text:p>
          </table:table-cell>
          <table:table-cell office:value-type="currency" office:value="3.1977540037446586" table:style-name="ce10">
            <text:p>£3.20</text:p>
          </table:table-cell>
          <table:table-cell office:value-type="currency" office:value="0.85012197105207898" table:style-name="ce10">
            <text:p>£0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loxicam 7.5mg tablets <text:s/>/ <text:s/>Packsize 30</text:p>
          </table:table-cell>
          <table:table-cell office:value-type="string" table:style-name="ce9">
            <text:p>DJA097</text:p>
          </table:table-cell>
          <table:table-cell office:value-type="float" office:value="3165.3492507762298" table:style-name="ce14">
            <text:p>3,165<text:s/></text:p>
          </table:table-cell>
          <table:table-cell office:value-type="currency" office:value="1.4555929330294675" table:style-name="ce10">
            <text:p>£1.46</text:p>
          </table:table-cell>
          <table:table-cell office:value-type="currency" office:value="0.29425432001896101" table:style-name="ce10">
            <text:p>£0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lphalan 2mg tablets <text:s/>/ <text:s/>Packsize 25</text:p>
          </table:table-cell>
          <table:table-cell office:value-type="string" table:style-name="ce9">
            <text:p>DHA070</text:p>
          </table:table-cell>
          <table:table-cell office:value-type="float" office:value="1511.86142896151" table:style-name="ce14">
            <text:p>1,512<text:s/></text:p>
          </table:table-cell>
          <table:table-cell office:value-type="currency" office:value="19.885691521775968" table:style-name="ce10">
            <text:p>£19.89</text:p>
          </table:table-cell>
          <table:table-cell office:value-type="currency" office:value="3.6613712073776901" table:style-name="ce10">
            <text:p>£3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lphalan 50mg powder and solvent for solution for injection vials <text:s/>/ <text:s/>Packsize 1</text:p>
          </table:table-cell>
          <table:table-cell office:value-type="string" table:style-name="ce9">
            <text:p>DHA179</text:p>
          </table:table-cell>
          <table:table-cell office:value-type="float" office:value="17020.034420548898" table:style-name="ce14">
            <text:p>17,020<text:s/></text:p>
          </table:table-cell>
          <table:table-cell office:value-type="currency" office:value="24.04316406704439" table:style-name="ce10">
            <text:p>£24.04</text:p>
          </table:table-cell>
          <table:table-cell office:value-type="currency" office:value="6.8797341536829304" table:style-name="ce10">
            <text:p>£6.8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mantine 10mg orodispersible tablets sugar free <text:s/>/ <text:s/>Packsize 28</text:p>
          </table:table-cell>
          <table:table-cell office:value-type="string" table:style-name="ce9">
            <text:p>DDK051</text:p>
          </table:table-cell>
          <table:table-cell office:value-type="float" office:value="184.099315131905" table:style-name="ce14">
            <text:p>184<text:s/></text:p>
          </table:table-cell>
          <table:table-cell office:value-type="currency" office:value="31.776924296586678" table:style-name="ce10">
            <text:p>£31.78</text:p>
          </table:table-cell>
          <table:table-cell office:value-type="currency" office:value="6.9007534858021398" table:style-name="ce10">
            <text:p>£6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mantine 10mg tablets <text:s/>/ <text:s/>Packsize 28</text:p>
          </table:table-cell>
          <table:table-cell office:value-type="string" table:style-name="ce9">
            <text:p>DDK020</text:p>
          </table:table-cell>
          <table:table-cell office:value-type="float" office:value="78947.154480017707" table:style-name="ce14">
            <text:p>78,947<text:s/></text:p>
          </table:table-cell>
          <table:table-cell office:value-type="currency" office:value="0.85392235406107431" table:style-name="ce10">
            <text:p>£0.85</text:p>
          </table:table-cell>
          <table:table-cell office:value-type="currency" office:value="1.0646720788283901" table:style-name="ce10">
            <text:p>£1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mantine 10mg/ml oral solution sugar free 100 ml <text:s/>/ <text:s/>Packsize 1</text:p>
          </table:table-cell>
          <table:table-cell office:value-type="string" table:style-name="ce9">
            <text:p>DDK019</text:p>
          </table:table-cell>
          <table:table-cell office:value-type="float" office:value="2022.0241465336901" table:style-name="ce14">
            <text:p>2,022<text:s/></text:p>
          </table:table-cell>
          <table:table-cell office:value-type="currency" office:value="11.613204540734573" table:style-name="ce10">
            <text:p>£11.61</text:p>
          </table:table-cell>
          <table:table-cell office:value-type="currency" office:value="13.7684707972924" table:style-name="ce10">
            <text:p>£13.7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mantine 10mg/ml oral solution sugar free 50 ml <text:s/>/ <text:s/>Packsize 1</text:p>
          </table:table-cell>
          <table:table-cell office:value-type="string" table:style-name="ce9">
            <text:p>DDK022</text:p>
          </table:table-cell>
          <table:table-cell office:value-type="float" office:value="4600.3581700902396" table:style-name="ce14">
            <text:p>4,600<text:s/></text:p>
          </table:table-cell>
          <table:table-cell office:value-type="currency" office:value="8.8837800208061477" table:style-name="ce10">
            <text:p>£8.88</text:p>
          </table:table-cell>
          <table:table-cell office:value-type="currency" office:value="10.467104202094999" table:style-name="ce10">
            <text:p>£10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mantine 20mg orodispersible tablets sugar free <text:s/>/ <text:s/>Packsize 28</text:p>
          </table:table-cell>
          <table:table-cell office:value-type="string" table:style-name="ce9">
            <text:p>DDK052</text:p>
          </table:table-cell>
          <table:table-cell office:value-type="float" office:value="21.847622289586099" table:style-name="ce14">
            <text:p>22<text:s/></text:p>
          </table:table-cell>
          <table:table-cell office:value-type="currency" office:value="38.489085395842899" table:style-name="ce10">
            <text:p>£38.49</text:p>
          </table:table-cell>
          <table:table-cell office:value-type="currency" office:value="3.4990077632584455" table:style-name="ce10">
            <text:p>£3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mantine 20mg tablets <text:s/>/ <text:s/>Packsize 28</text:p>
          </table:table-cell>
          <table:table-cell office:value-type="string" table:style-name="ce9">
            <text:p>DDK030</text:p>
          </table:table-cell>
          <table:table-cell office:value-type="float" office:value="19521.7184771635" table:style-name="ce14">
            <text:p>19,522<text:s/></text:p>
          </table:table-cell>
          <table:table-cell office:value-type="currency" office:value="1.4386387157899789" table:style-name="ce10">
            <text:p>£1.44</text:p>
          </table:table-cell>
          <table:table-cell office:value-type="currency" office:value="2.1246866632327799" table:style-name="ce10">
            <text:p>£2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ropenem 1g powder for solution for injection vials <text:s/>/ <text:s/>Packsize 10</text:p>
          </table:table-cell>
          <table:table-cell office:value-type="string" table:style-name="ce9">
            <text:p>DEA073</text:p>
          </table:table-cell>
          <table:table-cell office:value-type="float" office:value="240712.885349922" table:style-name="ce14">
            <text:p>240,713<text:s/></text:p>
          </table:table-cell>
          <table:table-cell office:value-type="currency" office:value="18.462129617779684" table:style-name="ce10">
            <text:p>£18.46</text:p>
          </table:table-cell>
          <table:table-cell office:value-type="currency" office:value="1.28511260661611" table:style-name="ce10">
            <text:p>£1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ropenem 2g powder for solution for infusion amps <text:s/>/ <text:s/>Packsize 10</text:p>
          </table:table-cell>
          <table:table-cell office:value-type="string" table:style-name="ce9">
            <text:p>DQC033</text:p>
          </table:table-cell>
          <table:table-cell office:value-type="float" office:value="262.459126379341" table:style-name="ce14">
            <text:p>262<text:s/></text:p>
          </table:table-cell>
          <table:table-cell office:value-type="currency" office:value="51.046310276275328" table:style-name="ce10">
            <text:p>£51.05</text:p>
          </table:table-cell>
          <table:table-cell office:value-type="currency" office:value="1.3704903250499001" table:style-name="ce10">
            <text:p>£1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ropenem 500mg powder for solution for injection vials <text:s/>/ <text:s/>Packsize 10</text:p>
          </table:table-cell>
          <table:table-cell office:value-type="string" table:style-name="ce9">
            <text:p>DEA072</text:p>
          </table:table-cell>
          <table:table-cell office:value-type="float" office:value="50578.615995101602" table:style-name="ce14">
            <text:p>50,579<text:s/></text:p>
          </table:table-cell>
          <table:table-cell office:value-type="currency" office:value="12.17449900289157" table:style-name="ce10">
            <text:p>£12.17</text:p>
          </table:table-cell>
          <table:table-cell office:value-type="currency" office:value="5.5985108504027803" table:style-name="ce10">
            <text:p>£5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salazine 1g suppositories <text:s/>/ <text:s/>Packsize 28</text:p>
          </table:table-cell>
          <table:table-cell office:value-type="string" table:style-name="ce9">
            <text:p>DAE070</text:p>
          </table:table-cell>
          <table:table-cell office:value-type="float" office:value="11132.0981886261" table:style-name="ce14">
            <text:p>11,132<text:s/></text:p>
          </table:table-cell>
          <table:table-cell office:value-type="currency" office:value="12.34653231323707" table:style-name="ce10">
            <text:p>£12.35</text:p>
          </table:table-cell>
          <table:table-cell office:value-type="currency" office:value="1.17433661086297" table:style-name="ce10">
            <text:p>£1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salazine 1g suppositories <text:s/>/ <text:s/>Packsize 30</text:p>
          </table:table-cell>
          <table:table-cell office:value-type="string" table:style-name="ce9">
            <text:p>DAE037</text:p>
          </table:table-cell>
          <table:table-cell office:value-type="float" office:value="5437.0844683141904" table:style-name="ce14">
            <text:p>5,437<text:s/></text:p>
          </table:table-cell>
          <table:table-cell office:value-type="currency" office:value="13.806607279595072" table:style-name="ce10">
            <text:p>£13.81</text:p>
          </table:table-cell>
          <table:table-cell office:value-type="currency" office:value="3.7748339846957899" table:style-name="ce10">
            <text:p>£3.7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salazine 1g/100ml enema <text:s/>/ <text:s/>Packsize 7</text:p>
          </table:table-cell>
          <table:table-cell office:value-type="string" table:style-name="ce9">
            <text:p>DAE040</text:p>
          </table:table-cell>
          <table:table-cell office:value-type="float" office:value="5545.1327207288696" table:style-name="ce14">
            <text:p>5,545<text:s/></text:p>
          </table:table-cell>
          <table:table-cell office:value-type="currency" office:value="13.024535865483633" table:style-name="ce10">
            <text:p>£13.02</text:p>
          </table:table-cell>
          <table:table-cell office:value-type="currency" office:value="0.64858625958746197" table:style-name="ce10">
            <text:p>£0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salazine 1g/application foam enema 14 dose <text:s/>/ <text:s/>Packsize 1</text:p>
          </table:table-cell>
          <table:table-cell office:value-type="string" table:style-name="ce9">
            <text:p>DAE050</text:p>
          </table:table-cell>
          <table:table-cell office:value-type="float" office:value="11049.880711759901" table:style-name="ce14">
            <text:p>11,050<text:s/></text:p>
          </table:table-cell>
          <table:table-cell office:value-type="currency" office:value="14.087700497466008" table:style-name="ce10">
            <text:p>£14.09</text:p>
          </table:table-cell>
          <table:table-cell office:value-type="currency" office:value="1.1764119123843899" table:style-name="ce10">
            <text:p>£1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salazine 500mg suppositories <text:s/>/ <text:s/>Packsize 30</text:p>
          </table:table-cell>
          <table:table-cell office:value-type="string" table:style-name="ce9">
            <text:p>DAE062</text:p>
          </table:table-cell>
          <table:table-cell office:value-type="float" office:value="1937.3028959665101" table:style-name="ce14">
            <text:p>1,937<text:s/></text:p>
          </table:table-cell>
          <table:table-cell office:value-type="currency" office:value="6.3894138731592447" table:style-name="ce10">
            <text:p>£6.39</text:p>
          </table:table-cell>
          <table:table-cell office:value-type="currency" office:value="0.94768176923473302" table:style-name="ce10">
            <text:p>£0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sna 1g/10ml solution for injection ampoules <text:s/>/ <text:s/>Packsize 15</text:p>
          </table:table-cell>
          <table:table-cell office:value-type="string" table:style-name="ce9">
            <text:p>DHA067</text:p>
          </table:table-cell>
          <table:table-cell office:value-type="float" office:value="6040.1348342625397" table:style-name="ce14">
            <text:p>6,040<text:s/></text:p>
          </table:table-cell>
          <table:table-cell office:value-type="currency" office:value="465.50178384275904" table:style-name="ce10">
            <text:p>£465.50</text:p>
          </table:table-cell>
          <table:table-cell office:value-type="currency" office:value="88.8490135447516" table:style-name="ce10">
            <text:p>£88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sna 400mg/4ml solution for injection ampoules <text:s/>/ <text:s/>Packsize 15</text:p>
          </table:table-cell>
          <table:table-cell office:value-type="string" table:style-name="ce9">
            <text:p>DHA296</text:p>
          </table:table-cell>
          <table:table-cell office:value-type="float" office:value="1100.6999948466901" table:style-name="ce14">
            <text:p>1,101<text:s/></text:p>
          </table:table-cell>
          <table:table-cell office:value-type="currency" office:value="217.11543664837205" table:style-name="ce10">
            <text:p>£217.12</text:p>
          </table:table-cell>
          <table:table-cell office:value-type="currency" office:value="9.7142268003410894" table:style-name="ce10">
            <text:p>£9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araminol 10mg/1ml solution for injection ampoules <text:s/>/ <text:s/>Packsize 5</text:p>
          </table:table-cell>
          <table:table-cell office:value-type="string" table:style-name="ce9">
            <text:p>DBP027</text:p>
          </table:table-cell>
          <table:table-cell office:value-type="float" office:value="46524.326686626497" table:style-name="ce14">
            <text:p>46,524<text:s/></text:p>
          </table:table-cell>
          <table:table-cell office:value-type="currency" office:value="6.0927555579537591" table:style-name="ce10">
            <text:p>£6.09</text:p>
          </table:table-cell>
          <table:table-cell office:value-type="currency" office:value="17.8052387377614" table:style-name="ce10">
            <text:p>£17.8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araminol 10mg/1ml solution for injection ampoules <text:s/>/ <text:s/>Packsize 10</text:p>
          </table:table-cell>
          <table:table-cell office:value-type="string" table:style-name="ce9">
            <text:p>DBP024</text:p>
          </table:table-cell>
          <table:table-cell office:value-type="float" office:value="92914.753234304502" table:style-name="ce14">
            <text:p>92,915<text:s/></text:p>
          </table:table-cell>
          <table:table-cell office:value-type="currency" office:value="13.145805778764526" table:style-name="ce10">
            <text:p>£13.15</text:p>
          </table:table-cell>
          <table:table-cell office:value-type="currency" office:value="11.4635916007632" table:style-name="ce10">
            <text:p>£11.4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araminol 2.5mg/5ml solution for injection ampoules <text:s/>/ <text:s/>Packsize 10</text:p>
          </table:table-cell>
          <table:table-cell office:value-type="string" table:style-name="ce9">
            <text:p>DBP028</text:p>
          </table:table-cell>
          <table:table-cell office:value-type="float" office:value="35851.703000055597" table:style-name="ce14">
            <text:p>35,852<text:s/></text:p>
          </table:table-cell>
          <table:table-cell office:value-type="currency" office:value="25.020241018916423" table:style-name="ce10">
            <text:p>£25.02</text:p>
          </table:table-cell>
          <table:table-cell office:value-type="currency" office:value="3.6252567682078398" table:style-name="ce10">
            <text:p>£3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araminol 2.5mg/5ml solution for injection pre-filled syringe <text:s/>/ <text:s/>Packsize 10</text:p>
          </table:table-cell>
          <table:table-cell office:value-type="string" table:style-name="ce9">
            <text:p>DBG034</text:p>
          </table:table-cell>
          <table:table-cell office:value-type="float" office:value="27331.458683556401" table:style-name="ce14">
            <text:p>27,331<text:s/></text:p>
          </table:table-cell>
          <table:table-cell office:value-type="currency" office:value="56.577522550244936" table:style-name="ce10">
            <text:p>£56.58</text:p>
          </table:table-cell>
          <table:table-cell office:value-type="currency" office:value="1.002869333449" table:style-name="ce10">
            <text:p>£1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araminol 5mg/10ml solution for injection ampoules <text:s/>/ <text:s/>Packsize 10</text:p>
          </table:table-cell>
          <table:table-cell office:value-type="string" table:style-name="ce9">
            <text:p>DBP033</text:p>
          </table:table-cell>
          <table:table-cell office:value-type="float" office:value="13980.4952519418" table:style-name="ce14">
            <text:p>13,980<text:s/></text:p>
          </table:table-cell>
          <table:table-cell office:value-type="currency" office:value="47.522839357763104" table:style-name="ce10">
            <text:p>£47.52</text:p>
          </table:table-cell>
          <table:table-cell office:value-type="currency" office:value="4.08724923111025" table:style-name="ce10">
            <text:p>£4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formin 1g / Sitagliptin 50mg tablets <text:s/>/ <text:s/>Packsize 56</text:p>
          </table:table-cell>
          <table:table-cell office:value-type="string" table:style-name="ce9">
            <text:p>DAH009</text:p>
          </table:table-cell>
          <table:table-cell office:value-type="float" office:value="68.684090024543394" table:style-name="ce14">
            <text:p>69<text:s/></text:p>
          </table:table-cell>
          <table:table-cell office:value-type="currency" office:value="29.185652736808262" table:style-name="ce10">
            <text:p>£29.19</text:p>
          </table:table-cell>
          <table:table-cell office:value-type="currency" office:value="2.7123403717254" table:style-name="ce10">
            <text:p>£2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formin 1g modified-release tablets <text:s/>/ <text:s/>Packsize 28</text:p>
          </table:table-cell>
          <table:table-cell office:value-type="string" table:style-name="ce9">
            <text:p>DFA104</text:p>
          </table:table-cell>
          <table:table-cell office:value-type="float" office:value="38026.557081926599" table:style-name="ce14">
            <text:p>38,027<text:s/></text:p>
          </table:table-cell>
          <table:table-cell office:value-type="currency" office:value="1.1724653353166814" table:style-name="ce10">
            <text:p>£1.17</text:p>
          </table:table-cell>
          <table:table-cell office:value-type="currency" office:value="3.6009064919916001" table:style-name="ce10">
            <text:p>£3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formin 500mg modified-release tablets <text:s/>/ <text:s/>Packsize 28</text:p>
          </table:table-cell>
          <table:table-cell office:value-type="string" table:style-name="ce9">
            <text:p>DFA046</text:p>
          </table:table-cell>
          <table:table-cell office:value-type="float" office:value="146505.82288924599" table:style-name="ce14">
            <text:p>146,506<text:s/></text:p>
          </table:table-cell>
          <table:table-cell office:value-type="currency" office:value="0.49355792537108589" table:style-name="ce10">
            <text:p>£0.49</text:p>
          </table:table-cell>
          <table:table-cell office:value-type="currency" office:value="0.189140643359684" table:style-name="ce10">
            <text:p>£0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formin 500mg modified-release tablets <text:s/>/ <text:s/>Packsize 56</text:p>
          </table:table-cell>
          <table:table-cell office:value-type="string" table:style-name="ce9">
            <text:p>DFA049</text:p>
          </table:table-cell>
          <table:table-cell office:value-type="float" office:value="30157.307773175598" table:style-name="ce14">
            <text:p>30,157<text:s/></text:p>
          </table:table-cell>
          <table:table-cell office:value-type="currency" office:value="1.2253776191809143" table:style-name="ce10">
            <text:p>£1.23</text:p>
          </table:table-cell>
          <table:table-cell office:value-type="currency" office:value="0.53722057531497003" table:style-name="ce10">
            <text:p>£0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formin 500mg tablets <text:s/>/ <text:s/>Packsize 28</text:p>
          </table:table-cell>
          <table:table-cell office:value-type="string" table:style-name="ce9">
            <text:p>DFA040</text:p>
          </table:table-cell>
          <table:table-cell office:value-type="float" office:value="259613.173027329" table:style-name="ce14">
            <text:p>259,613<text:s/></text:p>
          </table:table-cell>
          <table:table-cell office:value-type="currency" office:value="0.27780177392003125" table:style-name="ce10">
            <text:p>£0.28</text:p>
          </table:table-cell>
          <table:table-cell office:value-type="currency" office:value="0.14907410575024599" table:style-name="ce10">
            <text:p>£0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formin 500mg tablets <text:s/>/ <text:s/>Packsize 84</text:p>
          </table:table-cell>
          <table:table-cell office:value-type="string" table:style-name="ce9">
            <text:p>DFA107</text:p>
          </table:table-cell>
          <table:table-cell office:value-type="float" office:value="94267.180720944001" table:style-name="ce14">
            <text:p>94,267<text:s/></text:p>
          </table:table-cell>
          <table:table-cell office:value-type="currency" office:value="1.102662869569683" table:style-name="ce10">
            <text:p>£1.10</text:p>
          </table:table-cell>
          <table:table-cell office:value-type="currency" office:value="0.447427705212326" table:style-name="ce10">
            <text:p>£0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formin 500mg/5ml oral solution sugar free 150 ml <text:s/>/ <text:s/>Packsize 1</text:p>
          </table:table-cell>
          <table:table-cell office:value-type="string" table:style-name="ce9">
            <text:p>DFA137</text:p>
          </table:table-cell>
          <table:table-cell office:value-type="float" office:value="22817.691857915401" table:style-name="ce14">
            <text:p>22,818<text:s/></text:p>
          </table:table-cell>
          <table:table-cell office:value-type="currency" office:value="6.3777037969560419" table:style-name="ce10">
            <text:p>£6.38</text:p>
          </table:table-cell>
          <table:table-cell office:value-type="currency" office:value="6.3763736097080601" table:style-name="ce10">
            <text:p>£6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formin 750mg modified-release tablets <text:s/>/ <text:s/>Packsize 56</text:p>
          </table:table-cell>
          <table:table-cell office:value-type="string" table:style-name="ce9">
            <text:p>DFA053</text:p>
          </table:table-cell>
          <table:table-cell office:value-type="float" office:value="1205.2615227536301" table:style-name="ce14">
            <text:p>1,205<text:s/></text:p>
          </table:table-cell>
          <table:table-cell office:value-type="currency" office:value="1.599146710994757" table:style-name="ce10">
            <text:p>£1.60</text:p>
          </table:table-cell>
          <table:table-cell office:value-type="currency" office:value="3.3745895481305799" table:style-name="ce10">
            <text:p>£3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formin 850mg tablets <text:s/>/ <text:s/>Packsize 56</text:p>
          </table:table-cell>
          <table:table-cell office:value-type="string" table:style-name="ce9">
            <text:p>DFA071</text:p>
          </table:table-cell>
          <table:table-cell office:value-type="float" office:value="13086.408361489401" table:style-name="ce14">
            <text:p>13,086<text:s/></text:p>
          </table:table-cell>
          <table:table-cell office:value-type="currency" office:value="0.85055423096495708" table:style-name="ce10">
            <text:p>£0.85</text:p>
          </table:table-cell>
          <table:table-cell office:value-type="currency" office:value="0.376033595322602" table:style-name="ce10">
            <text:p>£0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adone 10mg/1ml solution for injection ampoules <text:s/>/ <text:s/>Packsize 10</text:p>
          </table:table-cell>
          <table:table-cell office:value-type="string" table:style-name="ce9">
            <text:p>DDG050</text:p>
          </table:table-cell>
          <table:table-cell office:value-type="float" office:value="1282.07121774147" table:style-name="ce14">
            <text:p>1,282<text:s/></text:p>
          </table:table-cell>
          <table:table-cell office:value-type="currency" office:value="7.6606664778746421" table:style-name="ce10">
            <text:p>£7.66</text:p>
          </table:table-cell>
          <table:table-cell office:value-type="currency" office:value="2.29823131702463" table:style-name="ce10">
            <text:p>£2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adone 10mg/ml oral solution sugar free 150 ml <text:s/>/ <text:s/>Packsize 1</text:p>
          </table:table-cell>
          <table:table-cell office:value-type="string" table:style-name="ce9">
            <text:p>DDK026</text:p>
          </table:table-cell>
          <table:table-cell office:value-type="float" office:value="204.093176759485" table:style-name="ce14">
            <text:p>204<text:s/></text:p>
          </table:table-cell>
          <table:table-cell office:value-type="currency" office:value="13.034389695129134" table:style-name="ce10">
            <text:p>£13.03</text:p>
          </table:table-cell>
          <table:table-cell office:value-type="currency" office:value="1.98347512285005" table:style-name="ce10">
            <text:p>£1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adone 1mg/ml oral solution 100 ml <text:s/>/ <text:s/>Packsize 1</text:p>
          </table:table-cell>
          <table:table-cell office:value-type="string" table:style-name="ce9">
            <text:p>DDJ001</text:p>
          </table:table-cell>
          <table:table-cell office:value-type="float" office:value="20729.3913019914" table:style-name="ce14">
            <text:p>20,729<text:s/></text:p>
          </table:table-cell>
          <table:table-cell office:value-type="currency" office:value="1.2956597523160185" table:style-name="ce10">
            <text:p>£1.30</text:p>
          </table:table-cell>
          <table:table-cell office:value-type="currency" office:value="0.11778725021054713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adone 1mg/ml oral solution 500 ml (plastic) <text:s/>/ <text:s/>Packsize 1</text:p>
          </table:table-cell>
          <table:table-cell office:value-type="string" table:style-name="ce9">
            <text:p>DDJ002</text:p>
          </table:table-cell>
          <table:table-cell office:value-type="float" office:value="3191.2516628051599" table:style-name="ce14">
            <text:p>3,191<text:s/></text:p>
          </table:table-cell>
          <table:table-cell office:value-type="currency" office:value="2.3035068295235277" table:style-name="ce10">
            <text:p>£2.30</text:p>
          </table:table-cell>
          <table:table-cell office:value-type="currency" office:value="0.75864338464443004" table:style-name="ce10">
            <text:p>£0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adone 1mg/ml oral solution sugar free 100 ml <text:s/>/ <text:s/>Packsize 1</text:p>
          </table:table-cell>
          <table:table-cell office:value-type="string" table:style-name="ce9">
            <text:p>DDJ006</text:p>
          </table:table-cell>
          <table:table-cell office:value-type="float" office:value="60307.888035740703" table:style-name="ce14">
            <text:p>60,308<text:s/></text:p>
          </table:table-cell>
          <table:table-cell office:value-type="currency" office:value="1.1413477115830593" table:style-name="ce10">
            <text:p>£1.14</text:p>
          </table:table-cell>
          <table:table-cell office:value-type="currency" office:value="0.27812279146348501" table:style-name="ce10">
            <text:p>£0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adone 1mg/ml oral solution sugar free 2500 ml <text:s/>/ <text:s/>Packsize 1</text:p>
          </table:table-cell>
          <table:table-cell office:value-type="string" table:style-name="ce9">
            <text:p>DDJ035</text:p>
          </table:table-cell>
          <table:table-cell office:value-type="float" office:value="867.97148132324196" table:style-name="ce14">
            <text:p>868<text:s/></text:p>
          </table:table-cell>
          <table:table-cell office:value-type="currency" office:value="11.824995660401965" table:style-name="ce10">
            <text:p>£11.82</text:p>
          </table:table-cell>
          <table:table-cell office:value-type="currency" office:value="1.0749996054910878" table:style-name="ce10">
            <text:p>£1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adone 1mg/ml oral solution sugar free 50 ml <text:s/>/ <text:s/>Packsize 1</text:p>
          </table:table-cell>
          <table:table-cell office:value-type="string" table:style-name="ce9">
            <text:p>DDJ007</text:p>
          </table:table-cell>
          <table:table-cell office:value-type="float" office:value="68.998532779514804" table:style-name="ce14">
            <text:p>69<text:s/></text:p>
          </table:table-cell>
          <table:table-cell office:value-type="currency" office:value="1.2588673483472701" table:style-name="ce10">
            <text:p>£1.26</text:p>
          </table:table-cell>
          <table:table-cell office:value-type="currency" office:value="0.19693054504096" table:style-name="ce10">
            <text:p>£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adone 1mg/ml oral solution sugar free 500 ml (green/glass) <text:s/>/ <text:s/>Packsize 1</text:p>
          </table:table-cell>
          <table:table-cell office:value-type="string" table:style-name="ce9">
            <text:p>DDK039</text:p>
          </table:table-cell>
          <table:table-cell office:value-type="float" office:value="1671.86150835233" table:style-name="ce14">
            <text:p>1,672<text:s/></text:p>
          </table:table-cell>
          <table:table-cell office:value-type="currency" office:value="2.3787137751136669" table:style-name="ce10">
            <text:p>£2.38</text:p>
          </table:table-cell>
          <table:table-cell office:value-type="currency" office:value="0.33812442007341897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adone 1mg/ml oral solution sugar free 500 ml (green/plastic) <text:s/>/ <text:s/>Packsize 1</text:p>
          </table:table-cell>
          <table:table-cell office:value-type="string" table:style-name="ce9">
            <text:p>DDJ005</text:p>
          </table:table-cell>
          <table:table-cell office:value-type="float" office:value="7309.1588950268897" table:style-name="ce14">
            <text:p>7,309<text:s/></text:p>
          </table:table-cell>
          <table:table-cell office:value-type="currency" office:value="2.8672464644679065" table:style-name="ce10">
            <text:p>£2.87</text:p>
          </table:table-cell>
          <table:table-cell office:value-type="currency" office:value="0.80139559483524003" table:style-name="ce10">
            <text:p>£0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adone 50mg/1ml solution for injection ampoules <text:s/>/ <text:s/>Packsize 10</text:p>
          </table:table-cell>
          <table:table-cell office:value-type="string" table:style-name="ce9">
            <text:p>DDJ033</text:p>
          </table:table-cell>
          <table:table-cell office:value-type="float" office:value="254.941021590101" table:style-name="ce14">
            <text:p>255<text:s/></text:p>
          </table:table-cell>
          <table:table-cell office:value-type="currency" office:value="18.998590222124015" table:style-name="ce10">
            <text:p>£19.00</text:p>
          </table:table-cell>
          <table:table-cell office:value-type="currency" office:value="8.4821740161488908" table:style-name="ce10">
            <text:p>£8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adone 5mg tablets <text:s/>/ <text:s/>Packsize 50</text:p>
          </table:table-cell>
          <table:table-cell office:value-type="string" table:style-name="ce9">
            <text:p>DDG449</text:p>
          </table:table-cell>
          <table:table-cell office:value-type="float" office:value="1609.9468709584301" table:style-name="ce14">
            <text:p>1,610<text:s/></text:p>
          </table:table-cell>
          <table:table-cell office:value-type="currency" office:value="6.6129325085504007" table:style-name="ce10">
            <text:p>£6.61</text:p>
          </table:table-cell>
          <table:table-cell office:value-type="currency" office:value="1.5000642449730499" table:style-name="ce10">
            <text:p>£1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otrexate 10mg/5ml (2mg/ml) oral solution 65 ml <text:s/>/ <text:s/>Packsize 1</text:p>
          </table:table-cell>
          <table:table-cell office:value-type="string" table:style-name="ce9">
            <text:p>DYC060</text:p>
          </table:table-cell>
          <table:table-cell office:value-type="float" office:value="630.52195173886105" table:style-name="ce14">
            <text:p>631<text:s/></text:p>
          </table:table-cell>
          <table:table-cell office:value-type="currency" office:value="60.156605008590141" table:style-name="ce10">
            <text:p>£60.16</text:p>
          </table:table-cell>
          <table:table-cell office:value-type="currency" office:value="7.7957954685940196" table:style-name="ce10">
            <text:p>£7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otrexate 1g/10ml solution for injection vials <text:s/>/ <text:s/>Packsize 1</text:p>
          </table:table-cell>
          <table:table-cell office:value-type="string" table:style-name="ce9">
            <text:p>DHA049</text:p>
          </table:table-cell>
          <table:table-cell office:value-type="float" office:value="5187.5191246161703" table:style-name="ce14">
            <text:p>5,188<text:s/></text:p>
          </table:table-cell>
          <table:table-cell office:value-type="currency" office:value="44.724486681707724" table:style-name="ce10">
            <text:p>£44.72</text:p>
          </table:table-cell>
          <table:table-cell office:value-type="currency" office:value="7.5545976467876699" table:style-name="ce10">
            <text:p>£7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otrexate 2.5mg tablets <text:s/>/ <text:s/>Packsize 24</text:p>
          </table:table-cell>
          <table:table-cell office:value-type="string" table:style-name="ce9">
            <text:p>DHA350</text:p>
          </table:table-cell>
          <table:table-cell office:value-type="float" office:value="265438.56704762601" table:style-name="ce14">
            <text:p>265,439<text:s/></text:p>
          </table:table-cell>
          <table:table-cell office:value-type="currency" office:value="1.0303592015358043" table:style-name="ce10">
            <text:p>£1.03</text:p>
          </table:table-cell>
          <table:table-cell office:value-type="currency" office:value="0.39187690536141001" table:style-name="ce10">
            <text:p>£0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otrexate 2.5mg tablets <text:s/>/ <text:s/>Packsize 100</text:p>
          </table:table-cell>
          <table:table-cell office:value-type="string" table:style-name="ce9">
            <text:p>DHA040</text:p>
          </table:table-cell>
          <table:table-cell office:value-type="float" office:value="14774.945272997" table:style-name="ce14">
            <text:p>14,775<text:s/></text:p>
          </table:table-cell>
          <table:table-cell office:value-type="currency" office:value="3.028729323402962" table:style-name="ce10">
            <text:p>£3.03</text:p>
          </table:table-cell>
          <table:table-cell office:value-type="currency" office:value="0.19821245813920799" table:style-name="ce10">
            <text:p>£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otrexate 2mg/ml oral solution sugar free 35ml (10mg/5ml) <text:s/>/ <text:s/>Packsize 1</text:p>
          </table:table-cell>
          <table:table-cell office:value-type="string" table:style-name="ce9">
            <text:p>DYC059</text:p>
          </table:table-cell>
          <table:table-cell office:value-type="float" office:value="5352.8841966763102" table:style-name="ce14">
            <text:p>5,353<text:s/></text:p>
          </table:table-cell>
          <table:table-cell office:value-type="currency" office:value="41.16095396511777" table:style-name="ce10">
            <text:p>£41.16</text:p>
          </table:table-cell>
          <table:table-cell office:value-type="currency" office:value="9.5993166308625106" table:style-name="ce10">
            <text:p>£9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otrexate 500mg/20ml solution for injection vials <text:s/>/ <text:s/>Packsize 1</text:p>
          </table:table-cell>
          <table:table-cell office:value-type="string" table:style-name="ce9">
            <text:p>DHA035</text:p>
          </table:table-cell>
          <table:table-cell office:value-type="float" office:value="3063.4447762046502" table:style-name="ce14">
            <text:p>3,063<text:s/></text:p>
          </table:table-cell>
          <table:table-cell office:value-type="currency" office:value="12.225387671717597" table:style-name="ce10">
            <text:p>£12.23</text:p>
          </table:table-cell>
          <table:table-cell office:value-type="currency" office:value="3.51939994752387" table:style-name="ce10">
            <text:p>£3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otrexate 50mg/2ml solution for injection vials <text:s/>/ <text:s/>Packsize 5</text:p>
          </table:table-cell>
          <table:table-cell office:value-type="string" table:style-name="ce9">
            <text:p>DHA036</text:p>
          </table:table-cell>
          <table:table-cell office:value-type="float" office:value="1242.8389836531701" table:style-name="ce14">
            <text:p>1,243<text:s/></text:p>
          </table:table-cell>
          <table:table-cell office:value-type="currency" office:value="16.778416411356513" table:style-name="ce10">
            <text:p>£16.78</text:p>
          </table:table-cell>
          <table:table-cell office:value-type="currency" office:value="3.2642203784326398" table:style-name="ce10">
            <text:p>£3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otrexate 5g/50ml solution for injection vials <text:s/>/ <text:s/>Packsize 1</text:p>
          </table:table-cell>
          <table:table-cell office:value-type="string" table:style-name="ce9">
            <text:p>DHA037</text:p>
          </table:table-cell>
          <table:table-cell office:value-type="float" office:value="4307.9650871781596" table:style-name="ce14">
            <text:p>4,308<text:s/></text:p>
          </table:table-cell>
          <table:table-cell office:value-type="currency" office:value="204.47118121307361" table:style-name="ce10">
            <text:p>£204.47</text:p>
          </table:table-cell>
          <table:table-cell office:value-type="currency" office:value="70.151779705213201" table:style-name="ce10">
            <text:p>£70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otrexate 5mg/2ml solution for injection vials <text:s/>/ <text:s/>Packsize 5</text:p>
          </table:table-cell>
          <table:table-cell office:value-type="string" table:style-name="ce9">
            <text:p>DHA038</text:p>
          </table:table-cell>
          <table:table-cell office:value-type="float" office:value="5962.2078257477797" table:style-name="ce14">
            <text:p>5,962<text:s/></text:p>
          </table:table-cell>
          <table:table-cell office:value-type="currency" office:value="35.992643375037908" table:style-name="ce10">
            <text:p>£35.99</text:p>
          </table:table-cell>
          <table:table-cell office:value-type="currency" office:value="1.5850867345072099" table:style-name="ce10">
            <text:p>£1.5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yldopa 125mg tablets <text:s/>/ <text:s/>Packsize 56</text:p>
          </table:table-cell>
          <table:table-cell office:value-type="string" table:style-name="ce9">
            <text:p>DBE057</text:p>
          </table:table-cell>
          <table:table-cell office:value-type="float" office:value="346.109195385448" table:style-name="ce14">
            <text:p>346<text:s/></text:p>
          </table:table-cell>
          <table:table-cell office:value-type="currency" office:value="41.19237567243043" table:style-name="ce10">
            <text:p>£41.19</text:p>
          </table:table-cell>
          <table:table-cell office:value-type="currency" office:value="8.9746573312456803" table:style-name="ce10">
            <text:p>£8.9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yldopa 250mg tablets <text:s/>/ <text:s/>Packsize 56</text:p>
          </table:table-cell>
          <table:table-cell office:value-type="string" table:style-name="ce9">
            <text:p>DBE058</text:p>
          </table:table-cell>
          <table:table-cell office:value-type="float" office:value="3238.9193649170902" table:style-name="ce14">
            <text:p>3,239<text:s/></text:p>
          </table:table-cell>
          <table:table-cell office:value-type="currency" office:value="2.9225642671231831" table:style-name="ce10">
            <text:p>£2.92</text:p>
          </table:table-cell>
          <table:table-cell office:value-type="currency" office:value="1.08629041554526" table:style-name="ce10">
            <text:p>£1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yldopa 500mg tablets <text:s/>/ <text:s/>Packsize 30</text:p>
          </table:table-cell>
          <table:table-cell office:value-type="string" table:style-name="ce9">
            <text:p>DBE144</text:p>
          </table:table-cell>
          <table:table-cell office:value-type="float" office:value="25.824032430536999" table:style-name="ce14">
            <text:p>26<text:s/></text:p>
          </table:table-cell>
          <table:table-cell office:value-type="currency" office:value="2.0015851567347633" table:style-name="ce10">
            <text:p>£2.00</text:p>
          </table:table-cell>
          <table:table-cell office:value-type="currency" office:value="0.18196228697588757" table:style-name="ce10">
            <text:p>£0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yldopa 500mg tablets <text:s/>/ <text:s/>Packsize 56</text:p>
          </table:table-cell>
          <table:table-cell office:value-type="string" table:style-name="ce9">
            <text:p>DBE059</text:p>
          </table:table-cell>
          <table:table-cell office:value-type="float" office:value="730.97097610845196" table:style-name="ce14">
            <text:p>731<text:s/></text:p>
          </table:table-cell>
          <table:table-cell office:value-type="currency" office:value="4.0838283564860731" table:style-name="ce10">
            <text:p>£4.08</text:p>
          </table:table-cell>
          <table:table-cell office:value-type="currency" office:value="0.52275570503100499" table:style-name="ce10">
            <text:p>£0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ylphenidate 10mg tablets <text:s/>/ <text:s/>Packsize 30</text:p>
          </table:table-cell>
          <table:table-cell office:value-type="string" table:style-name="ce9">
            <text:p>DDD024</text:p>
          </table:table-cell>
          <table:table-cell office:value-type="float" office:value="10363.8430174483" table:style-name="ce14">
            <text:p>10,364<text:s/></text:p>
          </table:table-cell>
          <table:table-cell office:value-type="currency" office:value="3.0985639155220053" table:style-name="ce10">
            <text:p>£3.10</text:p>
          </table:table-cell>
          <table:table-cell office:value-type="currency" office:value="0.76257523694965201" table:style-name="ce10">
            <text:p>£0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ylphenidate 20mg tablets <text:s/>/ <text:s/>Packsize 30</text:p>
          </table:table-cell>
          <table:table-cell office:value-type="string" table:style-name="ce9">
            <text:p>DDD066</text:p>
          </table:table-cell>
          <table:table-cell office:value-type="float" office:value="1817.74217452109" table:style-name="ce14">
            <text:p>1,818<text:s/></text:p>
          </table:table-cell>
          <table:table-cell office:value-type="currency" office:value="5.1279109494479362" table:style-name="ce10">
            <text:p>£5.13</text:p>
          </table:table-cell>
          <table:table-cell office:value-type="currency" office:value="1.1004307055279701" table:style-name="ce10">
            <text:p>£1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ylphenidate 5mg tablets <text:s/>/ <text:s/>Packsize 30</text:p>
          </table:table-cell>
          <table:table-cell office:value-type="string" table:style-name="ce9">
            <text:p>DDD026</text:p>
          </table:table-cell>
          <table:table-cell office:value-type="float" office:value="13436.2446955983" table:style-name="ce14">
            <text:p>13,436<text:s/></text:p>
          </table:table-cell>
          <table:table-cell office:value-type="currency" office:value="2.1430578746033926" table:style-name="ce10">
            <text:p>£2.14</text:p>
          </table:table-cell>
          <table:table-cell office:value-type="currency" office:value="0.39436164937625501" table:style-name="ce10">
            <text:p>£0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ylprednisolone sodium succinate 125mg powder and solvent for solution for injection vials <text:s/>/ <text:s/>Packsize 1</text:p>
          </table:table-cell>
          <table:table-cell office:value-type="string" table:style-name="ce9">
            <text:p>DFN012</text:p>
          </table:table-cell>
          <table:table-cell office:value-type="float" office:value="58482.197302000597" table:style-name="ce14">
            <text:p>58,482<text:s/></text:p>
          </table:table-cell>
          <table:table-cell office:value-type="currency" office:value="4.7724703050863688" table:style-name="ce10">
            <text:p>£4.77</text:p>
          </table:table-cell>
          <table:table-cell office:value-type="currency" office:value="0.30495276073059502" table:style-name="ce10">
            <text:p>£0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ylprednisolone sodium succinate 1g powder and solvent for solution for injection vials <text:s/>/ <text:s/>Packsize 1</text:p>
          </table:table-cell>
          <table:table-cell office:value-type="string" table:style-name="ce9">
            <text:p>DFN009</text:p>
          </table:table-cell>
          <table:table-cell office:value-type="float" office:value="38956.484570316999" table:style-name="ce14">
            <text:p>38,956<text:s/></text:p>
          </table:table-cell>
          <table:table-cell office:value-type="currency" office:value="13.780004431124462" table:style-name="ce10">
            <text:p>£13.78</text:p>
          </table:table-cell>
          <table:table-cell office:value-type="currency" office:value="1.75559296620616" table:style-name="ce10">
            <text:p>£1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ylprednisolone sodium succinate 40mg powder and solvent for solution for injection vials <text:s/>/ <text:s/>Packsize 1</text:p>
          </table:table-cell>
          <table:table-cell office:value-type="string" table:style-name="ce9">
            <text:p>DFN013</text:p>
          </table:table-cell>
          <table:table-cell office:value-type="float" office:value="47597.921045983203" table:style-name="ce14">
            <text:p>47,598<text:s/></text:p>
          </table:table-cell>
          <table:table-cell office:value-type="currency" office:value="1.6113705875074673" table:style-name="ce10">
            <text:p>£1.61</text:p>
          </table:table-cell>
          <table:table-cell office:value-type="currency" office:value="0.14809263111467" table:style-name="ce10">
            <text:p>£0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ylprednisolone sodium succinate 500mg powder and solvent for solution for injection vials <text:s/>/ <text:s/>Packsize 1</text:p>
          </table:table-cell>
          <table:table-cell office:value-type="string" table:style-name="ce9">
            <text:p>DFN008</text:p>
          </table:table-cell>
          <table:table-cell office:value-type="float" office:value="70598.704992447005" table:style-name="ce14">
            <text:p>70,599<text:s/></text:p>
          </table:table-cell>
          <table:table-cell office:value-type="currency" office:value="6.9309459720592521" table:style-name="ce10">
            <text:p>£6.93</text:p>
          </table:table-cell>
          <table:table-cell office:value-type="currency" office:value="0.69334124586564005" table:style-name="ce10">
            <text:p>£0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hylthioninium chloride (methylene blue) 50mg/5ml sterile solution vials <text:s/>/ <text:s/>Packsize 5</text:p>
          </table:table-cell>
          <table:table-cell office:value-type="string" table:style-name="ce9">
            <text:p>DOY051</text:p>
          </table:table-cell>
          <table:table-cell office:value-type="float" office:value="1149.51235999502" table:style-name="ce14">
            <text:p>1,150<text:s/></text:p>
          </table:table-cell>
          <table:table-cell office:value-type="currency" office:value="91.481774063269384" table:style-name="ce10">
            <text:p>£91.48</text:p>
          </table:table-cell>
          <table:table-cell office:value-type="currency" office:value="27.351928323210998" table:style-name="ce10">
            <text:p>£27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oclopramide 10mg tablets <text:s/>/ <text:s/>Packsize 28</text:p>
          </table:table-cell>
          <table:table-cell office:value-type="string" table:style-name="ce9">
            <text:p>DDB099</text:p>
          </table:table-cell>
          <table:table-cell office:value-type="float" office:value="379169.798821509" table:style-name="ce14">
            <text:p>379,170<text:s/></text:p>
          </table:table-cell>
          <table:table-cell office:value-type="currency" office:value="0.42914660003445793" table:style-name="ce10">
            <text:p>£0.43</text:p>
          </table:table-cell>
          <table:table-cell office:value-type="currency" office:value="0.34380935796035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oclopramide 10mg/2ml solution for injection ampoules <text:s/>/ <text:s/>Packsize 10</text:p>
          </table:table-cell>
          <table:table-cell office:value-type="string" table:style-name="ce9">
            <text:p>DDF012</text:p>
          </table:table-cell>
          <table:table-cell office:value-type="float" office:value="115913.458175194" table:style-name="ce14">
            <text:p>115,913<text:s/></text:p>
          </table:table-cell>
          <table:table-cell office:value-type="currency" office:value="1.6029835786554387" table:style-name="ce10">
            <text:p>£1.60</text:p>
          </table:table-cell>
          <table:table-cell office:value-type="currency" office:value="0.80771409959529405" table:style-name="ce10">
            <text:p>£0.8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oclopramide 5mg tablets <text:s/>/ <text:s/>Packsize 28</text:p>
          </table:table-cell>
          <table:table-cell office:value-type="string" table:style-name="ce9">
            <text:p>DDF070</text:p>
          </table:table-cell>
          <table:table-cell office:value-type="float" office:value="892.50871637719695" table:style-name="ce14">
            <text:p>893<text:s/></text:p>
          </table:table-cell>
          <table:table-cell office:value-type="currency" office:value="3.3922693912609887" table:style-name="ce10">
            <text:p>£3.39</text:p>
          </table:table-cell>
          <table:table-cell office:value-type="currency" office:value="0.136690612351755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oclopramide 5mg/5ml oral solution sugar free 150 ml <text:s/>/ <text:s/>Packsize 1</text:p>
          </table:table-cell>
          <table:table-cell office:value-type="string" table:style-name="ce9">
            <text:p>DDF014</text:p>
          </table:table-cell>
          <table:table-cell office:value-type="float" office:value="26703.686967043199" table:style-name="ce14">
            <text:p>26,704<text:s/></text:p>
          </table:table-cell>
          <table:table-cell office:value-type="currency" office:value="5.1604948848476768" table:style-name="ce10">
            <text:p>£5.16</text:p>
          </table:table-cell>
          <table:table-cell office:value-type="currency" office:value="1.88529914929614" table:style-name="ce10">
            <text:p>£1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oprolol 100mg tablets <text:s/>/ <text:s/>Packsize 28</text:p>
          </table:table-cell>
          <table:table-cell office:value-type="string" table:style-name="ce9">
            <text:p>DBD051</text:p>
          </table:table-cell>
          <table:table-cell office:value-type="float" office:value="1554.2085375772999" table:style-name="ce14">
            <text:p>1,554<text:s/></text:p>
          </table:table-cell>
          <table:table-cell office:value-type="currency" office:value="0.87592492711570302" table:style-name="ce10">
            <text:p>£0.88</text:p>
          </table:table-cell>
          <table:table-cell office:value-type="currency" office:value="0.38087863787169002" table:style-name="ce10">
            <text:p>£0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oprolol 50mg tablets <text:s/>/ <text:s/>Packsize 28</text:p>
          </table:table-cell>
          <table:table-cell office:value-type="string" table:style-name="ce9">
            <text:p>DBD052</text:p>
          </table:table-cell>
          <table:table-cell office:value-type="float" office:value="11646.060354854901" table:style-name="ce14">
            <text:p>11,646<text:s/></text:p>
          </table:table-cell>
          <table:table-cell office:value-type="currency" office:value="1.2052736781626343" table:style-name="ce10">
            <text:p>£1.21</text:p>
          </table:table-cell>
          <table:table-cell office:value-type="currency" office:value="1.0400877760931999" table:style-name="ce10">
            <text:p>£1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ronidazole 0.75% gel 40 gram <text:s/>/ <text:s/>Packsize 1</text:p>
          </table:table-cell>
          <table:table-cell office:value-type="string" table:style-name="ce9">
            <text:p>DMJ073</text:p>
          </table:table-cell>
          <table:table-cell office:value-type="float" office:value="5031.1971777429599" table:style-name="ce14">
            <text:p>5,031<text:s/></text:p>
          </table:table-cell>
          <table:table-cell office:value-type="currency" office:value="7.6221003958352886" table:style-name="ce10">
            <text:p>£7.62</text:p>
          </table:table-cell>
          <table:table-cell office:value-type="currency" office:value="7.1856072720601203" table:style-name="ce10">
            <text:p>£7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ronidazole 1g suppositories <text:s/>/ <text:s/>Packsize 10</text:p>
          </table:table-cell>
          <table:table-cell office:value-type="string" table:style-name="ce9">
            <text:p>DEN000</text:p>
          </table:table-cell>
          <table:table-cell office:value-type="float" office:value="2479.4700552162199" table:style-name="ce14">
            <text:p>2,479<text:s/></text:p>
          </table:table-cell>
          <table:table-cell office:value-type="currency" office:value="20.921627946612297" table:style-name="ce10">
            <text:p>£20.92</text:p>
          </table:table-cell>
          <table:table-cell office:value-type="currency" office:value="0.503124735887852" table:style-name="ce10">
            <text:p>£0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ronidazole 200mg tablets <text:s/>/ <text:s/>Packsize 21</text:p>
          </table:table-cell>
          <table:table-cell office:value-type="string" table:style-name="ce9">
            <text:p>DEA060</text:p>
          </table:table-cell>
          <table:table-cell office:value-type="float" office:value="30926.4699683785" table:style-name="ce14">
            <text:p>30,926<text:s/></text:p>
          </table:table-cell>
          <table:table-cell office:value-type="currency" office:value="0.55553705345507953" table:style-name="ce10">
            <text:p>£0.56</text:p>
          </table:table-cell>
          <table:table-cell office:value-type="currency" office:value="0.31618554430795798" table:style-name="ce10">
            <text:p>£0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ronidazole 400mg tablets <text:s/>/ <text:s/>Packsize 21</text:p>
          </table:table-cell>
          <table:table-cell office:value-type="string" table:style-name="ce9">
            <text:p>DEA079</text:p>
          </table:table-cell>
          <table:table-cell office:value-type="float" office:value="383165.57031901198" table:style-name="ce14">
            <text:p>383,166<text:s/></text:p>
          </table:table-cell>
          <table:table-cell office:value-type="currency" office:value="0.74981486400461306" table:style-name="ce10">
            <text:p>£0.75</text:p>
          </table:table-cell>
          <table:table-cell office:value-type="currency" office:value="0.40521352668002603" table:style-name="ce10">
            <text:p>£0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ronidazole 500mg/100ml solution for infusion bags <text:s/>/ <text:s/>Packsize 20</text:p>
          </table:table-cell>
          <table:table-cell office:value-type="string" table:style-name="ce9">
            <text:p>DEA144</text:p>
          </table:table-cell>
          <table:table-cell office:value-type="float" office:value="104109.703959659" table:style-name="ce14">
            <text:p>104,110<text:s/></text:p>
          </table:table-cell>
          <table:table-cell office:value-type="currency" office:value="8.9747476408351918" table:style-name="ce10">
            <text:p>£8.97</text:p>
          </table:table-cell>
          <table:table-cell office:value-type="currency" office:value="5.30516314094608" table:style-name="ce10">
            <text:p>£5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etronidazole 500mg/100ml solution for infusion bags <text:s/>/ <text:s/>Packsize 60</text:p>
          </table:table-cell>
          <table:table-cell office:value-type="string" table:style-name="ce9">
            <text:p>DEA604</text:p>
          </table:table-cell>
          <table:table-cell office:value-type="float" office:value="12257.491337998799" table:style-name="ce14">
            <text:p>12,257<text:s/></text:p>
          </table:table-cell>
          <table:table-cell office:value-type="currency" office:value="27.601071921722877" table:style-name="ce10">
            <text:p>£27.60</text:p>
          </table:table-cell>
          <table:table-cell office:value-type="currency" office:value="19.661249510373899" table:style-name="ce10">
            <text:p>£19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cafungin 100mg powder for solution for injection vials <text:s/>/ <text:s/>Packsize 1</text:p>
          </table:table-cell>
          <table:table-cell office:value-type="string" table:style-name="ce9">
            <text:p>DEB073</text:p>
          </table:table-cell>
          <table:table-cell office:value-type="float" office:value="3016.93211130393" table:style-name="ce14">
            <text:p>3,017<text:s/></text:p>
          </table:table-cell>
          <table:table-cell office:value-type="currency" office:value="29.331607982969704" table:style-name="ce10">
            <text:p>£29.33</text:p>
          </table:table-cell>
          <table:table-cell office:value-type="currency" office:value="31.088714283800599" table:style-name="ce10">
            <text:p>£31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cafungin 50mg powder for solution for injection vials <text:s/>/ <text:s/>Packsize 1</text:p>
          </table:table-cell>
          <table:table-cell office:value-type="string" table:style-name="ce9">
            <text:p>DEB074</text:p>
          </table:table-cell>
          <table:table-cell office:value-type="float" office:value="619.85302692651703" table:style-name="ce14">
            <text:p>620<text:s/></text:p>
          </table:table-cell>
          <table:table-cell office:value-type="currency" office:value="23.765633722954085" table:style-name="ce10">
            <text:p>£23.77</text:p>
          </table:table-cell>
          <table:table-cell office:value-type="currency" office:value="5.7329693770508996" table:style-name="ce10">
            <text:p>£5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dazolam 100mg/50ml solution for infusion pre-filled syringes <text:s/>/ <text:s/>Packsize 1</text:p>
          </table:table-cell>
          <table:table-cell office:value-type="string" table:style-name="ce9">
            <text:p>DQD003</text:p>
          </table:table-cell>
          <table:table-cell office:value-type="float" office:value="634.70694537460804" table:style-name="ce14">
            <text:p>635<text:s/></text:p>
          </table:table-cell>
          <table:table-cell office:value-type="currency" office:value="7.1555700360572949" table:style-name="ce10">
            <text:p>£7.16</text:p>
          </table:table-cell>
          <table:table-cell office:value-type="currency" office:value="0.246202886089431" table:style-name="ce10">
            <text:p>£0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dazolam 100mg/50ml solution for infusion vials <text:s/>/ <text:s/>Packsize 1</text:p>
          </table:table-cell>
          <table:table-cell office:value-type="string" table:style-name="ce9">
            <text:p>DOA152</text:p>
          </table:table-cell>
          <table:table-cell office:value-type="float" office:value="14702.0918481564" table:style-name="ce14">
            <text:p>14,702<text:s/></text:p>
          </table:table-cell>
          <table:table-cell office:value-type="currency" office:value="4.7168206209170114" table:style-name="ce10">
            <text:p>£4.72</text:p>
          </table:table-cell>
          <table:table-cell office:value-type="currency" office:value="0.564097965065677" table:style-name="ce10">
            <text:p>£0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dazolam 10mg/2ml solution for injection ampoules <text:s/>/ <text:s/>Packsize 10</text:p>
          </table:table-cell>
          <table:table-cell office:value-type="string" table:style-name="ce9">
            <text:p>DQD000</text:p>
          </table:table-cell>
          <table:table-cell office:value-type="float" office:value="187311.168013096" table:style-name="ce14">
            <text:p>187,311<text:s/></text:p>
          </table:table-cell>
          <table:table-cell office:value-type="currency" office:value="2.9309647461149573" table:style-name="ce10">
            <text:p>£2.93</text:p>
          </table:table-cell>
          <table:table-cell office:value-type="currency" office:value="1.7993480831642601" table:style-name="ce10">
            <text:p>£1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dazolam 10mg/5ml solution for injection ampoules <text:s/>/ <text:s/>Packsize 10</text:p>
          </table:table-cell>
          <table:table-cell office:value-type="string" table:style-name="ce9">
            <text:p>DOA017</text:p>
          </table:table-cell>
          <table:table-cell office:value-type="float" office:value="3549.98618862071" table:style-name="ce14">
            <text:p>3,550<text:s/></text:p>
          </table:table-cell>
          <table:table-cell office:value-type="currency" office:value="3.0169723009996496" table:style-name="ce10">
            <text:p>£3.02</text:p>
          </table:table-cell>
          <table:table-cell office:value-type="currency" office:value="0.75578282034911204" table:style-name="ce10">
            <text:p>£0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dazolam 2mg/2ml solution for injection ampoules <text:s/>/ <text:s/>Packsize 10</text:p>
          </table:table-cell>
          <table:table-cell office:value-type="string" table:style-name="ce9">
            <text:p>DOA153</text:p>
          </table:table-cell>
          <table:table-cell office:value-type="float" office:value="38615.2819195669" table:style-name="ce14">
            <text:p>38,615<text:s/></text:p>
          </table:table-cell>
          <table:table-cell office:value-type="currency" office:value="2.2878473394035721" table:style-name="ce10">
            <text:p>£2.29</text:p>
          </table:table-cell>
          <table:table-cell office:value-type="currency" office:value="0.50759915827708402" table:style-name="ce10">
            <text:p>£0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dazolam 50mg/10ml solution for injection ampoules <text:s/>/ <text:s/>Packsize 10</text:p>
          </table:table-cell>
          <table:table-cell office:value-type="string" table:style-name="ce9">
            <text:p>DOA140</text:p>
          </table:table-cell>
          <table:table-cell office:value-type="float" office:value="4950.13093726023" table:style-name="ce14">
            <text:p>4,950<text:s/></text:p>
          </table:table-cell>
          <table:table-cell office:value-type="currency" office:value="6.1121817550842348" table:style-name="ce10">
            <text:p>£6.11</text:p>
          </table:table-cell>
          <table:table-cell office:value-type="currency" office:value="2.9826964882704399" table:style-name="ce10">
            <text:p>£2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dazolam 50mg/50ml solution for infusion pre-filled syringes <text:s/>/ <text:s/>Packsize 1</text:p>
          </table:table-cell>
          <table:table-cell office:value-type="string" table:style-name="ce9">
            <text:p>DQD001</text:p>
          </table:table-cell>
          <table:table-cell office:value-type="float" office:value="2265.8193526268001" table:style-name="ce14">
            <text:p>2,266<text:s/></text:p>
          </table:table-cell>
          <table:table-cell office:value-type="currency" office:value="7.6867098781765426" table:style-name="ce10">
            <text:p>£7.69</text:p>
          </table:table-cell>
          <table:table-cell office:value-type="currency" office:value="0.69879180710695843" table:style-name="ce10">
            <text:p>£0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dazolam 50mg/50ml solution for injection vials <text:s/>/ <text:s/>Packsize 1</text:p>
          </table:table-cell>
          <table:table-cell office:value-type="string" table:style-name="ce9">
            <text:p>DOA064</text:p>
          </table:table-cell>
          <table:table-cell office:value-type="float" office:value="35245.624677203603" table:style-name="ce14">
            <text:p>35,246<text:s/></text:p>
          </table:table-cell>
          <table:table-cell office:value-type="currency" office:value="4.8274482736022675" table:style-name="ce10">
            <text:p>£4.83</text:p>
          </table:table-cell>
          <table:table-cell office:value-type="currency" office:value="1.0250343292478901" table:style-name="ce10">
            <text:p>£1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dazolam 5mg/5ml solution for injection ampoules <text:s/>/ <text:s/>Packsize 10</text:p>
          </table:table-cell>
          <table:table-cell office:value-type="string" table:style-name="ce9">
            <text:p>DOA160</text:p>
          </table:table-cell>
          <table:table-cell office:value-type="float" office:value="146807.346199155" table:style-name="ce14">
            <text:p>146,807<text:s/></text:p>
          </table:table-cell>
          <table:table-cell office:value-type="currency" office:value="2.0208822492951488" table:style-name="ce10">
            <text:p>£2.02</text:p>
          </table:table-cell>
          <table:table-cell office:value-type="currency" office:value="1.75087294922297" table:style-name="ce10">
            <text:p>£1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dodrine 2.5mg tablets <text:s/>/ <text:s/>Packsize 100</text:p>
          </table:table-cell>
          <table:table-cell office:value-type="string" table:style-name="ce9">
            <text:p>DEI005</text:p>
          </table:table-cell>
          <table:table-cell office:value-type="float" office:value="17098.880231409301" table:style-name="ce14">
            <text:p>17,099<text:s/></text:p>
          </table:table-cell>
          <table:table-cell office:value-type="currency" office:value="19.274864525607352" table:style-name="ce10">
            <text:p>£19.27</text:p>
          </table:table-cell>
          <table:table-cell office:value-type="currency" office:value="1.8114657412484301" table:style-name="ce10">
            <text:p>£1.8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dodrine 5mg tablets <text:s/>/ <text:s/>Packsize 100</text:p>
          </table:table-cell>
          <table:table-cell office:value-type="string" table:style-name="ce9">
            <text:p>DEI006</text:p>
          </table:table-cell>
          <table:table-cell office:value-type="float" office:value="17411.572715582301" table:style-name="ce14">
            <text:p>17,412<text:s/></text:p>
          </table:table-cell>
          <table:table-cell office:value-type="currency" office:value="30.787795494214905" table:style-name="ce10">
            <text:p>£30.79</text:p>
          </table:table-cell>
          <table:table-cell office:value-type="currency" office:value="2.4018250059178099" table:style-name="ce10">
            <text:p>£2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fepristone 200mg tablets and Misoprostol 200microgram vaginal tablets <text:s/>/ <text:s/>Packsize 5</text:p>
          </table:table-cell>
          <table:table-cell office:value-type="string" table:style-name="ce9">
            <text:p>DGA030</text:p>
          </table:table-cell>
          <table:table-cell office:value-type="float" office:value="707.96891891956295" table:style-name="ce14">
            <text:p>708<text:s/></text:p>
          </table:table-cell>
          <table:table-cell office:value-type="currency" office:value="10.35035550880243" table:style-name="ce10">
            <text:p>£10.35</text:p>
          </table:table-cell>
          <table:table-cell office:value-type="currency" office:value="0.24849838365576199" table:style-name="ce10">
            <text:p>£0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glustat 100mg capsules <text:s/>/ <text:s/>Packsize 84</text:p>
          </table:table-cell>
          <table:table-cell office:value-type="string" table:style-name="ce9">
            <text:p>DIH016</text:p>
          </table:table-cell>
          <table:table-cell office:value-type="float" office:value="355.04673852026502" table:style-name="ce14">
            <text:p>355<text:s/></text:p>
          </table:table-cell>
          <table:table-cell office:value-type="currency" office:value="1389.6800518612231" table:style-name="ce10">
            <text:p>£1,389.68</text:p>
          </table:table-cell>
          <table:table-cell office:value-type="currency" office:value="1043.68378957662" table:style-name="ce10">
            <text:p>£1,043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lrinone 10mg/10ml solution for injection ampoules <text:s/>/ <text:s/>Packsize 10</text:p>
          </table:table-cell>
          <table:table-cell office:value-type="string" table:style-name="ce9">
            <text:p>DBA006</text:p>
          </table:table-cell>
          <table:table-cell office:value-type="float" office:value="6851.3893348560696" table:style-name="ce14">
            <text:p>6,851<text:s/></text:p>
          </table:table-cell>
          <table:table-cell office:value-type="currency" office:value="29.594879241271379" table:style-name="ce10">
            <text:p>£29.59</text:p>
          </table:table-cell>
          <table:table-cell office:value-type="currency" office:value="36.755366502670903" table:style-name="ce10">
            <text:p>£36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lrinone 10mg/10ml solution for injection vials <text:s/>/ <text:s/>Packsize 10</text:p>
          </table:table-cell>
          <table:table-cell office:value-type="string" table:style-name="ce9">
            <text:p>DBA036</text:p>
          </table:table-cell>
          <table:table-cell office:value-type="float" office:value="154.42066249996401" table:style-name="ce14">
            <text:p>154<text:s/></text:p>
          </table:table-cell>
          <table:table-cell office:value-type="currency" office:value="23.833792320382369" table:style-name="ce10">
            <text:p>£23.83</text:p>
          </table:table-cell>
          <table:table-cell office:value-type="currency" office:value="0.16043791683528499" table:style-name="ce10">
            <text:p>£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nocycline 100mg modified-release capsules <text:s/>/ <text:s/>Packsize 56</text:p>
          </table:table-cell>
          <table:table-cell office:value-type="string" table:style-name="ce9">
            <text:p>DEA546</text:p>
          </table:table-cell>
          <table:table-cell office:value-type="float" office:value="341.58348546420899" table:style-name="ce14">
            <text:p>342<text:s/></text:p>
          </table:table-cell>
          <table:table-cell office:value-type="currency" office:value="20.070378960748496" table:style-name="ce10">
            <text:p>£20.07</text:p>
          </table:table-cell>
          <table:table-cell office:value-type="currency" office:value="0.43333391341787297" table:style-name="ce10">
            <text:p>£0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nocycline 100mg tablets <text:s/>/ <text:s/>Packsize 28</text:p>
          </table:table-cell>
          <table:table-cell office:value-type="string" table:style-name="ce9">
            <text:p>DEA078</text:p>
          </table:table-cell>
          <table:table-cell office:value-type="float" office:value="957.39416901621701" table:style-name="ce14">
            <text:p>957<text:s/></text:p>
          </table:table-cell>
          <table:table-cell office:value-type="currency" office:value="9.5543719567452854" table:style-name="ce10">
            <text:p>£9.55</text:p>
          </table:table-cell>
          <table:table-cell office:value-type="currency" office:value="1.0811595519871799" table:style-name="ce10">
            <text:p>£1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nocycline 50mg tablets <text:s/>/ <text:s/>Packsize 28</text:p>
          </table:table-cell>
          <table:table-cell office:value-type="string" table:style-name="ce9">
            <text:p>DEA405</text:p>
          </table:table-cell>
          <table:table-cell office:value-type="float" office:value="1250.9757239231301" table:style-name="ce14">
            <text:p>1,251<text:s/></text:p>
          </table:table-cell>
          <table:table-cell office:value-type="currency" office:value="4.1870916436119918" table:style-name="ce10">
            <text:p>£4.19</text:p>
          </table:table-cell>
          <table:table-cell office:value-type="currency" office:value="0.72125169244710396" table:style-name="ce10">
            <text:p>£0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noxidil 10mg tablets <text:s/>/ <text:s/>Packsize 60</text:p>
          </table:table-cell>
          <table:table-cell office:value-type="string" table:style-name="ce9">
            <text:p>DBE187</text:p>
          </table:table-cell>
          <table:table-cell office:value-type="float" office:value="82.402167751417394" table:style-name="ce14">
            <text:p>82<text:s/></text:p>
          </table:table-cell>
          <table:table-cell office:value-type="currency" office:value="28.136759787610313" table:style-name="ce10">
            <text:p>£28.14</text:p>
          </table:table-cell>
          <table:table-cell office:value-type="currency" office:value="1.7583852400772" table:style-name="ce10">
            <text:p>£1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noxidil 2.5mg tablets <text:s/>/ <text:s/>Packsize 60</text:p>
          </table:table-cell>
          <table:table-cell office:value-type="string" table:style-name="ce9">
            <text:p>DBE188</text:p>
          </table:table-cell>
          <table:table-cell office:value-type="float" office:value="2978.4556698728302" table:style-name="ce14">
            <text:p>2,978<text:s/></text:p>
          </table:table-cell>
          <table:table-cell office:value-type="currency" office:value="8.5670907437375003" table:style-name="ce10">
            <text:p>£8.57</text:p>
          </table:table-cell>
          <table:table-cell office:value-type="currency" office:value="0.34734975024348802" table:style-name="ce10">
            <text:p>£0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noxidil 5mg tablets <text:s/>/ <text:s/>Packsize 60</text:p>
          </table:table-cell>
          <table:table-cell office:value-type="string" table:style-name="ce9">
            <text:p>DBE189</text:p>
          </table:table-cell>
          <table:table-cell office:value-type="float" office:value="1004.43644524179" table:style-name="ce14">
            <text:p>1,004<text:s/></text:p>
          </table:table-cell>
          <table:table-cell office:value-type="currency" office:value="12.591339213060454" table:style-name="ce10">
            <text:p>£12.59</text:p>
          </table:table-cell>
          <table:table-cell office:value-type="currency" office:value="1.1913303879019499" table:style-name="ce10">
            <text:p>£1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rtazapine 15mg orodispersible tablets <text:s/>/ <text:s/>Packsize 30</text:p>
          </table:table-cell>
          <table:table-cell office:value-type="string" table:style-name="ce9">
            <text:p>DDC161</text:p>
          </table:table-cell>
          <table:table-cell office:value-type="float" office:value="26941.386513486501" table:style-name="ce14">
            <text:p>26,941<text:s/></text:p>
          </table:table-cell>
          <table:table-cell office:value-type="currency" office:value="0.73191890068942722" table:style-name="ce10">
            <text:p>£0.73</text:p>
          </table:table-cell>
          <table:table-cell office:value-type="currency" office:value="0.182682855317335" table:style-name="ce10">
            <text:p>£0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rtazapine 15mg tablets <text:s/>/ <text:s/>Packsize 28</text:p>
          </table:table-cell>
          <table:table-cell office:value-type="string" table:style-name="ce9">
            <text:p>DDC177</text:p>
          </table:table-cell>
          <table:table-cell office:value-type="float" office:value="139197.46938827299" table:style-name="ce14">
            <text:p>139,197<text:s/></text:p>
          </table:table-cell>
          <table:table-cell office:value-type="currency" office:value="0.5675788528857838" table:style-name="ce10">
            <text:p>£0.57</text:p>
          </table:table-cell>
          <table:table-cell office:value-type="currency" office:value="0.11841154978558199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rtazapine 30mg orodispersible tablets <text:s/>/ <text:s/>Packsize 30</text:p>
          </table:table-cell>
          <table:table-cell office:value-type="string" table:style-name="ce9">
            <text:p>DDC154</text:p>
          </table:table-cell>
          <table:table-cell office:value-type="float" office:value="11805.2051197561" table:style-name="ce14">
            <text:p>11,805<text:s/></text:p>
          </table:table-cell>
          <table:table-cell office:value-type="currency" office:value="0.9430721353048388" table:style-name="ce10">
            <text:p>£0.94</text:p>
          </table:table-cell>
          <table:table-cell office:value-type="currency" office:value="0.16570751472212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rtazapine 30mg tablets <text:s/>/ <text:s/>Packsize 28</text:p>
          </table:table-cell>
          <table:table-cell office:value-type="string" table:style-name="ce9">
            <text:p>DDC080</text:p>
          </table:table-cell>
          <table:table-cell office:value-type="float" office:value="65169.517693575501" table:style-name="ce14">
            <text:p>65,170<text:s/></text:p>
          </table:table-cell>
          <table:table-cell office:value-type="currency" office:value="0.82083099420073558" table:style-name="ce10">
            <text:p>£0.82</text:p>
          </table:table-cell>
          <table:table-cell office:value-type="currency" office:value="0.11822752932840799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rtazapine 45mg orodispersible tablets <text:s/>/ <text:s/>Packsize 30</text:p>
          </table:table-cell>
          <table:table-cell office:value-type="string" table:style-name="ce9">
            <text:p>DDC162</text:p>
          </table:table-cell>
          <table:table-cell office:value-type="float" office:value="8988.5847630286607" table:style-name="ce14">
            <text:p>8,989<text:s/></text:p>
          </table:table-cell>
          <table:table-cell office:value-type="currency" office:value="1.2477681743773126" table:style-name="ce10">
            <text:p>£1.25</text:p>
          </table:table-cell>
          <table:table-cell office:value-type="currency" office:value="0.28669280396757402" table:style-name="ce10">
            <text:p>£0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rtazapine 45mg tablets <text:s/>/ <text:s/>Packsize 28</text:p>
          </table:table-cell>
          <table:table-cell office:value-type="string" table:style-name="ce9">
            <text:p>DDC178</text:p>
          </table:table-cell>
          <table:table-cell office:value-type="float" office:value="43483.625997500501" table:style-name="ce14">
            <text:p>43,484<text:s/></text:p>
          </table:table-cell>
          <table:table-cell office:value-type="currency" office:value="0.89410735899151605" table:style-name="ce10">
            <text:p>£0.89</text:p>
          </table:table-cell>
          <table:table-cell office:value-type="currency" office:value="0.13182967459105399" table:style-name="ce10">
            <text:p>£0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tomycin 10mg powder for solution for injection vials <text:s/>/ <text:s/>Packsize 1</text:p>
          </table:table-cell>
          <table:table-cell office:value-type="string" table:style-name="ce9">
            <text:p>DHA083</text:p>
          </table:table-cell>
          <table:table-cell office:value-type="float" office:value="4224.6941156047396" table:style-name="ce14">
            <text:p>4,225<text:s/></text:p>
          </table:table-cell>
          <table:table-cell office:value-type="currency" office:value="20.47564098912699" table:style-name="ce10">
            <text:p>£20.48</text:p>
          </table:table-cell>
          <table:table-cell office:value-type="currency" office:value="2.4103621983537402" table:style-name="ce10">
            <text:p>£2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tomycin 40mg powder for solution for injection vials <text:s/>/ <text:s/>Packsize 1</text:p>
          </table:table-cell>
          <table:table-cell office:value-type="string" table:style-name="ce9">
            <text:p>DHA173</text:p>
          </table:table-cell>
          <table:table-cell office:value-type="float" office:value="11619.450842550001" table:style-name="ce14">
            <text:p>11,619<text:s/></text:p>
          </table:table-cell>
          <table:table-cell office:value-type="currency" office:value="109.45268991050661" table:style-name="ce10">
            <text:p>£109.45</text:p>
          </table:table-cell>
          <table:table-cell office:value-type="currency" office:value="17.888029175373202" table:style-name="ce10">
            <text:p>£17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toxantrone 20mg/10ml solution for infusion vials <text:s/>/ <text:s/>Packsize 1</text:p>
          </table:table-cell>
          <table:table-cell office:value-type="string" table:style-name="ce9">
            <text:p>DHA044</text:p>
          </table:table-cell>
          <table:table-cell office:value-type="float" office:value="402.74308640635002" table:style-name="ce14">
            <text:p>403<text:s/></text:p>
          </table:table-cell>
          <table:table-cell office:value-type="currency" office:value="67.355296504407718" table:style-name="ce10">
            <text:p>£67.36</text:p>
          </table:table-cell>
          <table:table-cell office:value-type="currency" office:value="5.9510127469403296" table:style-name="ce10">
            <text:p>£5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itoxantrone 25mg/12.5ml solution for infusion vials <text:s/>/ <text:s/>Packsize 1</text:p>
          </table:table-cell>
          <table:table-cell office:value-type="string" table:style-name="ce9">
            <text:p>DHA042</text:p>
          </table:table-cell>
          <table:table-cell office:value-type="float" office:value="89.678211521357298" table:style-name="ce14">
            <text:p>90<text:s/></text:p>
          </table:table-cell>
          <table:table-cell office:value-type="currency" office:value="150.637036252477" table:style-name="ce10">
            <text:p>£150.64</text:p>
          </table:table-cell>
          <table:table-cell office:value-type="currency" office:value="0.57416541562262902" table:style-name="ce10">
            <text:p>£0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clobemide 150mg tablets <text:s/>/ <text:s/>Packsize 30</text:p>
          </table:table-cell>
          <table:table-cell office:value-type="string" table:style-name="ce9">
            <text:p>DDC037</text:p>
          </table:table-cell>
          <table:table-cell office:value-type="float" office:value="178.28699628269499" table:style-name="ce14">
            <text:p>178<text:s/></text:p>
          </table:table-cell>
          <table:table-cell office:value-type="currency" office:value="11.513234519612784" table:style-name="ce10">
            <text:p>£11.51</text:p>
          </table:table-cell>
          <table:table-cell office:value-type="currency" office:value="2.5853608217561801" table:style-name="ce10">
            <text:p>£2.5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dafinil 100mg tablets <text:s/>/ <text:s/>Packsize 30</text:p>
          </table:table-cell>
          <table:table-cell office:value-type="string" table:style-name="ce9">
            <text:p>DDD060</text:p>
          </table:table-cell>
          <table:table-cell office:value-type="float" office:value="11886.0584482253" table:style-name="ce14">
            <text:p>11,886<text:s/></text:p>
          </table:table-cell>
          <table:table-cell office:value-type="currency" office:value="1.7060340135739194" table:style-name="ce10">
            <text:p>£1.71</text:p>
          </table:table-cell>
          <table:table-cell office:value-type="currency" office:value="0.64871530205848205" table:style-name="ce10">
            <text:p>£0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dafinil 200mg tablets <text:s/>/ <text:s/>Packsize 30</text:p>
          </table:table-cell>
          <table:table-cell office:value-type="string" table:style-name="ce9">
            <text:p>DDD067</text:p>
          </table:table-cell>
          <table:table-cell office:value-type="float" office:value="1019.61006570072" table:style-name="ce14">
            <text:p>1,020<text:s/></text:p>
          </table:table-cell>
          <table:table-cell office:value-type="currency" office:value="4.7576619368368149" table:style-name="ce10">
            <text:p>£4.76</text:p>
          </table:table-cell>
          <table:table-cell office:value-type="currency" office:value="1.24937199986551" table:style-name="ce10">
            <text:p>£1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metasone 0.1% cream 100 gram <text:s/>/ <text:s/>Packsize 1</text:p>
          </table:table-cell>
          <table:table-cell office:value-type="string" table:style-name="ce9">
            <text:p>DMD071</text:p>
          </table:table-cell>
          <table:table-cell office:value-type="float" office:value="5323.15791466064" table:style-name="ce14">
            <text:p>5,323<text:s/></text:p>
          </table:table-cell>
          <table:table-cell office:value-type="currency" office:value="3.897235500540766" table:style-name="ce10">
            <text:p>£3.90</text:p>
          </table:table-cell>
          <table:table-cell office:value-type="currency" office:value="1.48318302657761" table:style-name="ce10">
            <text:p>£1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metasone 0.1% cream 30 gram <text:s/>/ <text:s/>Packsize 1</text:p>
          </table:table-cell>
          <table:table-cell office:value-type="string" table:style-name="ce9">
            <text:p>DME008</text:p>
          </table:table-cell>
          <table:table-cell office:value-type="float" office:value="15748.933348742299" table:style-name="ce14">
            <text:p>15,749<text:s/></text:p>
          </table:table-cell>
          <table:table-cell office:value-type="currency" office:value="1.7467614720838796" table:style-name="ce10">
            <text:p>£1.75</text:p>
          </table:table-cell>
          <table:table-cell office:value-type="currency" office:value="0.86117641602026396" table:style-name="ce10">
            <text:p>£0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metasone 0.1% ointment 100 gram <text:s/>/ <text:s/>Packsize 1</text:p>
          </table:table-cell>
          <table:table-cell office:value-type="string" table:style-name="ce9">
            <text:p>DMD072</text:p>
          </table:table-cell>
          <table:table-cell office:value-type="float" office:value="23103.8369293539" table:style-name="ce14">
            <text:p>23,104<text:s/></text:p>
          </table:table-cell>
          <table:table-cell office:value-type="currency" office:value="2.5056149840830302" table:style-name="ce10">
            <text:p>£2.51</text:p>
          </table:table-cell>
          <table:table-cell office:value-type="currency" office:value="2.1027803885234402" table:style-name="ce10">
            <text:p>£2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metasone 0.1% ointment 30 gram <text:s/>/ <text:s/>Packsize 1</text:p>
          </table:table-cell>
          <table:table-cell office:value-type="string" table:style-name="ce9">
            <text:p>DME009</text:p>
          </table:table-cell>
          <table:table-cell office:value-type="float" office:value="28077.608850166202" table:style-name="ce14">
            <text:p>28,078<text:s/></text:p>
          </table:table-cell>
          <table:table-cell office:value-type="currency" office:value="1.3475303471141575" table:style-name="ce10">
            <text:p>£1.35</text:p>
          </table:table-cell>
          <table:table-cell office:value-type="currency" office:value="20.910106105508401" table:style-name="ce10">
            <text:p>£20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metasone 50micrograms/dose nasal spray 140 dose <text:s/>/ <text:s/>Packsize 1</text:p>
          </table:table-cell>
          <table:table-cell office:value-type="string" table:style-name="ce9">
            <text:p>DLB041</text:p>
          </table:table-cell>
          <table:table-cell office:value-type="float" office:value="63720.065774574898" table:style-name="ce14">
            <text:p>63,720<text:s/></text:p>
          </table:table-cell>
          <table:table-cell office:value-type="currency" office:value="1.9290279836629693" table:style-name="ce10">
            <text:p>£1.93</text:p>
          </table:table-cell>
          <table:table-cell office:value-type="currency" office:value="6.1190205751957798" table:style-name="ce10">
            <text:p>£6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ntelukast 10mg tablets <text:s/>/ <text:s/>Packsize 28</text:p>
          </table:table-cell>
          <table:table-cell office:value-type="string" table:style-name="ce9">
            <text:p>DCD052</text:p>
          </table:table-cell>
          <table:table-cell office:value-type="float" office:value="66829.419771809102" table:style-name="ce14">
            <text:p>66,829<text:s/></text:p>
          </table:table-cell>
          <table:table-cell office:value-type="currency" office:value="0.78275137175538467" table:style-name="ce10">
            <text:p>£0.78</text:p>
          </table:table-cell>
          <table:table-cell office:value-type="currency" office:value="0.78433896429547401" table:style-name="ce10">
            <text:p>£0.7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ntelukast 4mg chewable tablets sugar free <text:s/>/ <text:s/>Packsize 28</text:p>
          </table:table-cell>
          <table:table-cell office:value-type="string" table:style-name="ce9">
            <text:p>DCC003</text:p>
          </table:table-cell>
          <table:table-cell office:value-type="float" office:value="2536.2838232961899" table:style-name="ce14">
            <text:p>2,536<text:s/></text:p>
          </table:table-cell>
          <table:table-cell office:value-type="currency" office:value="0.54998970824453297" table:style-name="ce10">
            <text:p>£0.55</text:p>
          </table:table-cell>
          <table:table-cell office:value-type="currency" office:value="0.21330787140235699" table:style-name="ce10">
            <text:p>£0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ntelukast 4mg granules sachets sugar free <text:s/>/ <text:s/>Packsize 28</text:p>
          </table:table-cell>
          <table:table-cell office:value-type="string" table:style-name="ce9">
            <text:p>DCC002</text:p>
          </table:table-cell>
          <table:table-cell office:value-type="float" office:value="5014.7736613694597" table:style-name="ce14">
            <text:p>5,015<text:s/></text:p>
          </table:table-cell>
          <table:table-cell office:value-type="currency" office:value="3.2141510441766079" table:style-name="ce10">
            <text:p>£3.21</text:p>
          </table:table-cell>
          <table:table-cell office:value-type="currency" office:value="1.01780887446145" table:style-name="ce10">
            <text:p>£1.0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ntelukast 5mg chewable tablets sugar free <text:s/>/ <text:s/>Packsize 28</text:p>
          </table:table-cell>
          <table:table-cell office:value-type="string" table:style-name="ce9">
            <text:p>DCD053</text:p>
          </table:table-cell>
          <table:table-cell office:value-type="float" office:value="6011.08642215701" table:style-name="ce14">
            <text:p>6,011<text:s/></text:p>
          </table:table-cell>
          <table:table-cell office:value-type="currency" office:value="0.72139871155669333" table:style-name="ce10">
            <text:p>£0.72</text:p>
          </table:table-cell>
          <table:table-cell office:value-type="currency" office:value="0.391716246185283" table:style-name="ce10">
            <text:p>£0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rphine sulfate 100mg/50ml solution for infusion vials <text:s/>/ <text:s/>Packsize 1</text:p>
          </table:table-cell>
          <table:table-cell office:value-type="string" table:style-name="ce9">
            <text:p>DDG210</text:p>
          </table:table-cell>
          <table:table-cell office:value-type="float" office:value="9810.0255776762497" table:style-name="ce14">
            <text:p>9,810<text:s/></text:p>
          </table:table-cell>
          <table:table-cell office:value-type="currency" office:value="7.4993453806495181" table:style-name="ce10">
            <text:p>£7.50</text:p>
          </table:table-cell>
          <table:table-cell office:value-type="currency" office:value="1.7027112657318799" table:style-name="ce10">
            <text:p>£1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rphine sulfate 100mg/50ml solution for infusion vials <text:s/>/ <text:s/>Packsize 10</text:p>
          </table:table-cell>
          <table:table-cell office:value-type="string" table:style-name="ce9">
            <text:p>DDG570</text:p>
          </table:table-cell>
          <table:table-cell office:value-type="float" office:value="553.78331521810003" table:style-name="ce14">
            <text:p>554<text:s/></text:p>
          </table:table-cell>
          <table:table-cell office:value-type="currency" office:value="56.621983975177628" table:style-name="ce10">
            <text:p>£56.62</text:p>
          </table:table-cell>
          <table:table-cell office:value-type="currency" office:value="18.272958290373499" table:style-name="ce10">
            <text:p>£18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rphine sulfate 10mg/10ml solution for injection ampoules <text:s/>/ <text:s/>Packsize 10</text:p>
          </table:table-cell>
          <table:table-cell office:value-type="string" table:style-name="ce9">
            <text:p>DCI030</text:p>
          </table:table-cell>
          <table:table-cell office:value-type="float" office:value="13727.5195112196" table:style-name="ce14">
            <text:p>13,728<text:s/></text:p>
          </table:table-cell>
          <table:table-cell office:value-type="currency" office:value="4.5147559214427808" table:style-name="ce10">
            <text:p>£4.51</text:p>
          </table:table-cell>
          <table:table-cell office:value-type="currency" office:value="0.65567336900534301" table:style-name="ce10">
            <text:p>£0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rphine sulfate 10mg/1ml solution for injection ampoules <text:s/>/ <text:s/>Packsize 10</text:p>
          </table:table-cell>
          <table:table-cell office:value-type="string" table:style-name="ce9">
            <text:p>DDG037</text:p>
          </table:table-cell>
          <table:table-cell office:value-type="float" office:value="333817.17261946201" table:style-name="ce14">
            <text:p>333,817<text:s/></text:p>
          </table:table-cell>
          <table:table-cell office:value-type="currency" office:value="2.1081728794169612" table:style-name="ce10">
            <text:p>£2.11</text:p>
          </table:table-cell>
          <table:table-cell office:value-type="currency" office:value="2.33058667310137" table:style-name="ce10">
            <text:p>£2.3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rphine sulfate 10mg/5ml oral solution 100 ml <text:s/>/ <text:s/>Packsize 1</text:p>
          </table:table-cell>
          <table:table-cell office:value-type="string" table:style-name="ce9">
            <text:p>DDG040</text:p>
          </table:table-cell>
          <table:table-cell office:value-type="float" office:value="853661.38373470295" table:style-name="ce14">
            <text:p>853,661<text:s/></text:p>
          </table:table-cell>
          <table:table-cell office:value-type="currency" office:value="1.2840649007741209" table:style-name="ce10">
            <text:p>£1.28</text:p>
          </table:table-cell>
          <table:table-cell office:value-type="currency" office:value="0.19539828682270699" table:style-name="ce10">
            <text:p>£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rphine sulfate 10mg/5ml oral solution 300 ml <text:s/>/ <text:s/>Packsize 1</text:p>
          </table:table-cell>
          <table:table-cell office:value-type="string" table:style-name="ce9">
            <text:p>DDG160</text:p>
          </table:table-cell>
          <table:table-cell office:value-type="float" office:value="60340.091208457001" table:style-name="ce14">
            <text:p>60,340<text:s/></text:p>
          </table:table-cell>
          <table:table-cell office:value-type="currency" office:value="3.126747179552773" table:style-name="ce10">
            <text:p>£3.13</text:p>
          </table:table-cell>
          <table:table-cell office:value-type="currency" office:value="0.51353409206109302" table:style-name="ce10">
            <text:p>£0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rphine sulfate 10mg/5ml oral solution 500 ml <text:s/>/ <text:s/>Packsize 1</text:p>
          </table:table-cell>
          <table:table-cell office:value-type="string" table:style-name="ce9">
            <text:p>DDG042</text:p>
          </table:table-cell>
          <table:table-cell office:value-type="float" office:value="4033.2334094374701" table:style-name="ce14">
            <text:p>4,033<text:s/></text:p>
          </table:table-cell>
          <table:table-cell office:value-type="currency" office:value="4.8205243848537123" table:style-name="ce10">
            <text:p>£4.82</text:p>
          </table:table-cell>
          <table:table-cell office:value-type="currency" office:value="0.37611136683771701" table:style-name="ce10">
            <text:p>£0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rphine sulfate 15mg/1ml solution for injection ampoules <text:s/>/ <text:s/>Packsize 10</text:p>
          </table:table-cell>
          <table:table-cell office:value-type="string" table:style-name="ce9">
            <text:p>DDG038</text:p>
          </table:table-cell>
          <table:table-cell office:value-type="float" office:value="1488.8154260890999" table:style-name="ce14">
            <text:p>1,489<text:s/></text:p>
          </table:table-cell>
          <table:table-cell office:value-type="currency" office:value="4.3553417612237579" table:style-name="ce10">
            <text:p>£4.36</text:p>
          </table:table-cell>
          <table:table-cell office:value-type="currency" office:value="2.7485507887635601" table:style-name="ce10">
            <text:p>£2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rphine sulfate 30mg/1ml solution for injection ampoules <text:s/>/ <text:s/>Packsize 10</text:p>
          </table:table-cell>
          <table:table-cell office:value-type="string" table:style-name="ce9">
            <text:p>DDG039</text:p>
          </table:table-cell>
          <table:table-cell office:value-type="float" office:value="17896.733799261001" table:style-name="ce14">
            <text:p>17,897<text:s/></text:p>
          </table:table-cell>
          <table:table-cell office:value-type="currency" office:value="4.6954595705876754" table:style-name="ce10">
            <text:p>£4.70</text:p>
          </table:table-cell>
          <table:table-cell office:value-type="currency" office:value="7.1631827951657003" table:style-name="ce10">
            <text:p>£7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rphine sulfate 50mg/50ml solution for infusion vials <text:s/>/ <text:s/>Packsize 1</text:p>
          </table:table-cell>
          <table:table-cell office:value-type="string" table:style-name="ce9">
            <text:p>DDG209</text:p>
          </table:table-cell>
          <table:table-cell office:value-type="float" office:value="70393.4264569394" table:style-name="ce14">
            <text:p>70,393<text:s/></text:p>
          </table:table-cell>
          <table:table-cell office:value-type="currency" office:value="4.1546735926955165" table:style-name="ce10">
            <text:p>£4.15</text:p>
          </table:table-cell>
          <table:table-cell office:value-type="currency" office:value="0.99603286943298497" table:style-name="ce10">
            <text:p>£1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rphine sulfate 60mg/2ml solution for injection ampoules <text:s/>/ <text:s/>Packsize 5</text:p>
          </table:table-cell>
          <table:table-cell office:value-type="string" table:style-name="ce9">
            <text:p>DDG109</text:p>
          </table:table-cell>
          <table:table-cell office:value-type="float" office:value="11313.010309265601" table:style-name="ce14">
            <text:p>11,313<text:s/></text:p>
          </table:table-cell>
          <table:table-cell office:value-type="currency" office:value="8.7847290228847577" table:style-name="ce10">
            <text:p>£8.78</text:p>
          </table:table-cell>
          <table:table-cell office:value-type="currency" office:value="0.57318788220383599" table:style-name="ce10">
            <text:p>£0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xifloxacin 400mg tablets <text:s/>/ <text:s/>Packsize 5</text:p>
          </table:table-cell>
          <table:table-cell office:value-type="string" table:style-name="ce9">
            <text:p>DEA608</text:p>
          </table:table-cell>
          <table:table-cell office:value-type="float" office:value="38535.841387738503" table:style-name="ce14">
            <text:p>38,536<text:s/></text:p>
          </table:table-cell>
          <table:table-cell office:value-type="currency" office:value="2.2308128460211356" table:style-name="ce10">
            <text:p>£2.23</text:p>
          </table:table-cell>
          <table:table-cell office:value-type="currency" office:value="0.743629242473546" table:style-name="ce10">
            <text:p>£0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xifloxacin 400mg/250ml solution for infusion bottles (Contract) <text:s/>/ <text:s/>Packsize 10</text:p>
          </table:table-cell>
          <table:table-cell office:value-type="string" table:style-name="ce9">
            <text:p>DEO015</text:p>
          </table:table-cell>
          <table:table-cell office:value-type="float" office:value="653.56583260184595" table:style-name="ce14">
            <text:p>654<text:s/></text:p>
          </table:table-cell>
          <table:table-cell office:value-type="currency" office:value="82.213768406607855" table:style-name="ce10">
            <text:p>£82.21</text:p>
          </table:table-cell>
          <table:table-cell office:value-type="currency" office:value="16.9063849598645" table:style-name="ce10">
            <text:p>£16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xonidine 300microgram tablets <text:s/>/ <text:s/>Packsize 28</text:p>
          </table:table-cell>
          <table:table-cell office:value-type="string" table:style-name="ce9">
            <text:p>DBE147</text:p>
          </table:table-cell>
          <table:table-cell office:value-type="float" office:value="1675.1531166046" table:style-name="ce14">
            <text:p>1,675<text:s/></text:p>
          </table:table-cell>
          <table:table-cell office:value-type="currency" office:value="4.1916168321569414" table:style-name="ce10">
            <text:p>£4.19</text:p>
          </table:table-cell>
          <table:table-cell office:value-type="currency" office:value="0.90384175153698099" table:style-name="ce10">
            <text:p>£0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oxonidine 400microgram tablets <text:s/>/ <text:s/>Packsize 28</text:p>
          </table:table-cell>
          <table:table-cell office:value-type="string" table:style-name="ce9">
            <text:p>DBE079</text:p>
          </table:table-cell>
          <table:table-cell office:value-type="float" office:value="594.57171131441999" table:style-name="ce14">
            <text:p>595<text:s/></text:p>
          </table:table-cell>
          <table:table-cell office:value-type="currency" office:value="4.2018648927595041" table:style-name="ce10">
            <text:p>£4.20</text:p>
          </table:table-cell>
          <table:table-cell office:value-type="currency" office:value="0.56832881677692304" table:style-name="ce10">
            <text:p>£0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upirocin 2% ointment 15 gram <text:s/>/ <text:s/>Packsize 1</text:p>
          </table:table-cell>
          <table:table-cell office:value-type="string" table:style-name="ce9">
            <text:p>DNN010</text:p>
          </table:table-cell>
          <table:table-cell office:value-type="float" office:value="27903.4344305759" table:style-name="ce14">
            <text:p>27,903<text:s/></text:p>
          </table:table-cell>
          <table:table-cell office:value-type="currency" office:value="3.6265299259762656" table:style-name="ce10">
            <text:p>£3.63</text:p>
          </table:table-cell>
          <table:table-cell office:value-type="currency" office:value="1.5509041985280201" table:style-name="ce10">
            <text:p>£1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ycophenolate mofetil 1g/5ml oral suspension sugar free 175 ml <text:s/>/ <text:s/>Packsize 1</text:p>
          </table:table-cell>
          <table:table-cell office:value-type="string" table:style-name="ce9">
            <text:p>DHB080</text:p>
          </table:table-cell>
          <table:table-cell office:value-type="float" office:value="8505.08858066844" table:style-name="ce14">
            <text:p>8,505<text:s/></text:p>
          </table:table-cell>
          <table:table-cell office:value-type="currency" office:value="110.1778389621843" table:style-name="ce10">
            <text:p>£110.18</text:p>
          </table:table-cell>
          <table:table-cell office:value-type="currency" office:value="4.8989640102993004" table:style-name="ce10">
            <text:p>£4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ycophenolate mofetil 250mg capsules <text:s/>/ <text:s/>Packsize 100</text:p>
          </table:table-cell>
          <table:table-cell office:value-type="string" table:style-name="ce9">
            <text:p>DHB037</text:p>
          </table:table-cell>
          <table:table-cell office:value-type="float" office:value="52032.932697998403" table:style-name="ce14">
            <text:p>52,033<text:s/></text:p>
          </table:table-cell>
          <table:table-cell office:value-type="currency" office:value="9.3899988846639619" table:style-name="ce10">
            <text:p>£9.39</text:p>
          </table:table-cell>
          <table:table-cell office:value-type="currency" office:value="9.3617850282038404" table:style-name="ce10">
            <text:p>£9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ycophenolate mofetil 500mg tablets <text:s/>/ <text:s/>Packsize 50</text:p>
          </table:table-cell>
          <table:table-cell office:value-type="string" table:style-name="ce9">
            <text:p>DHB049</text:p>
          </table:table-cell>
          <table:table-cell office:value-type="float" office:value="374216.79302281101" table:style-name="ce14">
            <text:p>374,217<text:s/></text:p>
          </table:table-cell>
          <table:table-cell office:value-type="currency" office:value="6.4499731572785661" table:style-name="ce10">
            <text:p>£6.45</text:p>
          </table:table-cell>
          <table:table-cell office:value-type="currency" office:value="2.8693742965459701" table:style-name="ce10">
            <text:p>£2.8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ycophenolic acid 180mg gastro-resistant tablets (Mycophenolate) <text:s/>/ <text:s/>Packsize 120</text:p>
          </table:table-cell>
          <table:table-cell office:value-type="string" table:style-name="ce9">
            <text:p>DHB167</text:p>
          </table:table-cell>
          <table:table-cell office:value-type="float" office:value="8530.1863708849996" table:style-name="ce14">
            <text:p>8,530<text:s/></text:p>
          </table:table-cell>
          <table:table-cell office:value-type="currency" office:value="40.322461320890767" table:style-name="ce10">
            <text:p>£40.32</text:p>
          </table:table-cell>
          <table:table-cell office:value-type="currency" office:value="13.0496935242722" table:style-name="ce10">
            <text:p>£13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Mycophenolic acid 360mg gastro-resistant tablets (Mycophenolate) <text:s/>/ <text:s/>Packsize 120</text:p>
          </table:table-cell>
          <table:table-cell office:value-type="string" table:style-name="ce9">
            <text:p>DHB168</text:p>
          </table:table-cell>
          <table:table-cell office:value-type="float" office:value="16291.386086533799" table:style-name="ce14">
            <text:p>16,291<text:s/></text:p>
          </table:table-cell>
          <table:table-cell office:value-type="currency" office:value="91.597697217026422" table:style-name="ce10">
            <text:p>£91.60</text:p>
          </table:table-cell>
          <table:table-cell office:value-type="currency" office:value="32.2828665344041" table:style-name="ce10">
            <text:p>£32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abumetone 500mg tablets <text:s/>/ <text:s/>Packsize 56</text:p>
          </table:table-cell>
          <table:table-cell office:value-type="string" table:style-name="ce9">
            <text:p>DKA019</text:p>
          </table:table-cell>
          <table:table-cell office:value-type="float" office:value="247.858367644076" table:style-name="ce14">
            <text:p>248<text:s/></text:p>
          </table:table-cell>
          <table:table-cell office:value-type="currency" office:value="5.8850948380917547" table:style-name="ce10">
            <text:p>£5.89</text:p>
          </table:table-cell>
          <table:table-cell office:value-type="currency" office:value="1.4969726702683801" table:style-name="ce10">
            <text:p>£1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aloxone 400micrograms/1ml solution for injection ampoules <text:s/>/ <text:s/>Packsize 10</text:p>
          </table:table-cell>
          <table:table-cell office:value-type="string" table:style-name="ce9">
            <text:p>DQJ004</text:p>
          </table:table-cell>
          <table:table-cell office:value-type="float" office:value="32881.102202193797" table:style-name="ce14">
            <text:p>32,881<text:s/></text:p>
          </table:table-cell>
          <table:table-cell office:value-type="currency" office:value="5.9477723343152347" table:style-name="ce10">
            <text:p>£5.95</text:p>
          </table:table-cell>
          <table:table-cell office:value-type="currency" office:value="9.1611652898620406" table:style-name="ce10">
            <text:p>£9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aproxen 250mg gastro-resistant tablets <text:s/>/ <text:s/>Packsize 56</text:p>
          </table:table-cell>
          <table:table-cell office:value-type="string" table:style-name="ce9">
            <text:p>DKA011</text:p>
          </table:table-cell>
          <table:table-cell office:value-type="float" office:value="18637.832892306102" table:style-name="ce14">
            <text:p>18,638<text:s/></text:p>
          </table:table-cell>
          <table:table-cell office:value-type="currency" office:value="1.5659739074089694" table:style-name="ce10">
            <text:p>£1.57</text:p>
          </table:table-cell>
          <table:table-cell office:value-type="currency" office:value="1.2210791612315499" table:style-name="ce10">
            <text:p>£1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aproxen 250mg tablets <text:s/>/ <text:s/>Packsize 28</text:p>
          </table:table-cell>
          <table:table-cell office:value-type="string" table:style-name="ce9">
            <text:p>DJA123</text:p>
          </table:table-cell>
          <table:table-cell office:value-type="float" office:value="184272.310652941" table:style-name="ce14">
            <text:p>184,272<text:s/></text:p>
          </table:table-cell>
          <table:table-cell office:value-type="currency" office:value="0.55662795802882581" table:style-name="ce10">
            <text:p>£0.56</text:p>
          </table:table-cell>
          <table:table-cell office:value-type="currency" office:value="0.35694485287883498" table:style-name="ce10">
            <text:p>£0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aproxen 250mg tablets <text:s/>/ <text:s/>Packsize 56</text:p>
          </table:table-cell>
          <table:table-cell office:value-type="string" table:style-name="ce9">
            <text:p>DKA054</text:p>
          </table:table-cell>
          <table:table-cell office:value-type="float" office:value="1491.1093599640301" table:style-name="ce14">
            <text:p>1,491<text:s/></text:p>
          </table:table-cell>
          <table:table-cell office:value-type="currency" office:value="1.8457734046189558" table:style-name="ce10">
            <text:p>£1.85</text:p>
          </table:table-cell>
          <table:table-cell office:value-type="currency" office:value="0.33967776862440902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aproxen 500mg gastro-resistant tablets <text:s/>/ <text:s/>Packsize 56</text:p>
          </table:table-cell>
          <table:table-cell office:value-type="string" table:style-name="ce9">
            <text:p>DJA011</text:p>
          </table:table-cell>
          <table:table-cell office:value-type="float" office:value="4734.6090341671397" table:style-name="ce14">
            <text:p>4,735<text:s/></text:p>
          </table:table-cell>
          <table:table-cell office:value-type="currency" office:value="3.7607645893262633" table:style-name="ce10">
            <text:p>£3.76</text:p>
          </table:table-cell>
          <table:table-cell office:value-type="currency" office:value="1.48204660929001" table:style-name="ce10">
            <text:p>£1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aproxen 500mg tablets <text:s/>/ <text:s/>Packsize 28</text:p>
          </table:table-cell>
          <table:table-cell office:value-type="string" table:style-name="ce9">
            <text:p>DJA125</text:p>
          </table:table-cell>
          <table:table-cell office:value-type="float" office:value="67901.787603326098" table:style-name="ce14">
            <text:p>67,902<text:s/></text:p>
          </table:table-cell>
          <table:table-cell office:value-type="currency" office:value="0.93148976238295345" table:style-name="ce10">
            <text:p>£0.93</text:p>
          </table:table-cell>
          <table:table-cell office:value-type="currency" office:value="0.358409244513544" table:style-name="ce10">
            <text:p>£0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aproxen 500mg tablets <text:s/>/ <text:s/>Packsize 56</text:p>
          </table:table-cell>
          <table:table-cell office:value-type="string" table:style-name="ce9">
            <text:p>DKA056</text:p>
          </table:table-cell>
          <table:table-cell office:value-type="float" office:value="941.77442783839103" table:style-name="ce14">
            <text:p>942<text:s/></text:p>
          </table:table-cell>
          <table:table-cell office:value-type="currency" office:value="3.321803934706999" table:style-name="ce10">
            <text:p>£3.32</text:p>
          </table:table-cell>
          <table:table-cell office:value-type="currency" office:value="0.98838338131497905" table:style-name="ce10">
            <text:p>£0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ebivolol 5mg tablets <text:s/>/ <text:s/>Packsize 28</text:p>
          </table:table-cell>
          <table:table-cell office:value-type="string" table:style-name="ce9">
            <text:p>DBE168</text:p>
          </table:table-cell>
          <table:table-cell office:value-type="float" office:value="15761.5573188709" table:style-name="ce14">
            <text:p>15,762<text:s/></text:p>
          </table:table-cell>
          <table:table-cell office:value-type="currency" office:value="0.80403603169511151" table:style-name="ce10">
            <text:p>£0.80</text:p>
          </table:table-cell>
          <table:table-cell office:value-type="currency" office:value="0.82524701413245205" table:style-name="ce10">
            <text:p>£0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efopam 30mg tablets <text:s/>/ <text:s/>Packsize 90</text:p>
          </table:table-cell>
          <table:table-cell office:value-type="string" table:style-name="ce9">
            <text:p>DDG128</text:p>
          </table:table-cell>
          <table:table-cell office:value-type="float" office:value="27757.536070390601" table:style-name="ce14">
            <text:p>27,758<text:s/></text:p>
          </table:table-cell>
          <table:table-cell office:value-type="currency" office:value="3.5790096695928399" table:style-name="ce10">
            <text:p>£3.58</text:p>
          </table:table-cell>
          <table:table-cell office:value-type="currency" office:value="0.82861091169924195" table:style-name="ce10">
            <text:p>£0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eostigmine 2.5mg/1ml / Glycopyrronium bromide 500micrograms/1ml solution for injection ampoules <text:s/>/ <text:s/>Packsize 10</text:p>
          </table:table-cell>
          <table:table-cell office:value-type="string" table:style-name="ce9">
            <text:p>DOA021</text:p>
          </table:table-cell>
          <table:table-cell office:value-type="float" office:value="56568.579720195397" table:style-name="ce14">
            <text:p>56,569<text:s/></text:p>
          </table:table-cell>
          <table:table-cell office:value-type="currency" office:value="5.9497831068903748" table:style-name="ce10">
            <text:p>£5.95</text:p>
          </table:table-cell>
          <table:table-cell office:value-type="currency" office:value="3.4277440210910002" table:style-name="ce10">
            <text:p>£3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eostigmine 2.5mg/1ml solution for injection ampoules <text:s/>/ <text:s/>Packsize 10</text:p>
          </table:table-cell>
          <table:table-cell office:value-type="string" table:style-name="ce9">
            <text:p>DQI000</text:p>
          </table:table-cell>
          <table:table-cell office:value-type="float" office:value="5104.6302590277" table:style-name="ce14">
            <text:p>5,105<text:s/></text:p>
          </table:table-cell>
          <table:table-cell office:value-type="currency" office:value="9.4570610505284876" table:style-name="ce10">
            <text:p>£9.46</text:p>
          </table:table-cell>
          <table:table-cell office:value-type="currency" office:value="0.91659145344715998" table:style-name="ce10">
            <text:p>£0.9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cardipine 10mg/10ml solution for injection ampoules <text:s/>/ <text:s/>Packsize 5</text:p>
          </table:table-cell>
          <table:table-cell office:value-type="string" table:style-name="ce9">
            <text:p>DBN014</text:p>
          </table:table-cell>
          <table:table-cell office:value-type="float" office:value="4644.5257415873903" table:style-name="ce14">
            <text:p>4,645<text:s/></text:p>
          </table:table-cell>
          <table:table-cell office:value-type="currency" office:value="49.429447218767308" table:style-name="ce10">
            <text:p>£49.43</text:p>
          </table:table-cell>
          <table:table-cell office:value-type="currency" office:value="1.0729218700408301" table:style-name="ce10">
            <text:p>£1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corandil 10mg tablets <text:s/>/ <text:s/>Packsize 60</text:p>
          </table:table-cell>
          <table:table-cell office:value-type="string" table:style-name="ce9">
            <text:p>DBO000</text:p>
          </table:table-cell>
          <table:table-cell office:value-type="float" office:value="23385.1197339231" table:style-name="ce14">
            <text:p>23,385<text:s/></text:p>
          </table:table-cell>
          <table:table-cell office:value-type="currency" office:value="1.4565570066587716" table:style-name="ce10">
            <text:p>£1.46</text:p>
          </table:table-cell>
          <table:table-cell office:value-type="currency" office:value="0.34052418947164498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corandil 20mg tablets <text:s/>/ <text:s/>Packsize 60</text:p>
          </table:table-cell>
          <table:table-cell office:value-type="string" table:style-name="ce9">
            <text:p>DBF095</text:p>
          </table:table-cell>
          <table:table-cell office:value-type="float" office:value="8076.1760993651096" table:style-name="ce14">
            <text:p>8,076<text:s/></text:p>
          </table:table-cell>
          <table:table-cell office:value-type="currency" office:value="2.8942013785258474" table:style-name="ce10">
            <text:p>£2.89</text:p>
          </table:table-cell>
          <table:table-cell office:value-type="currency" office:value="0.13937997964887899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fedipine 10mg capsules <text:s/>/ <text:s/>Packsize 90</text:p>
          </table:table-cell>
          <table:table-cell office:value-type="string" table:style-name="ce9">
            <text:p>DBF078</text:p>
          </table:table-cell>
          <table:table-cell office:value-type="float" office:value="1940.8168126329001" table:style-name="ce14">
            <text:p>1,941<text:s/></text:p>
          </table:table-cell>
          <table:table-cell office:value-type="currency" office:value="52.202278618226011" table:style-name="ce10">
            <text:p>£52.20</text:p>
          </table:table-cell>
          <table:table-cell office:value-type="currency" office:value="4.8518546714735802" table:style-name="ce10">
            <text:p>£4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fedipine 5mg capsules <text:s/>/ <text:s/>Packsize 90</text:p>
          </table:table-cell>
          <table:table-cell office:value-type="string" table:style-name="ce9">
            <text:p>DBF079</text:p>
          </table:table-cell>
          <table:table-cell office:value-type="float" office:value="3225.0540754096601" table:style-name="ce14">
            <text:p>3,225<text:s/></text:p>
          </table:table-cell>
          <table:table-cell office:value-type="currency" office:value="42.128896701597625" table:style-name="ce10">
            <text:p>£42.13</text:p>
          </table:table-cell>
          <table:table-cell office:value-type="currency" office:value="4.76358534975531" table:style-name="ce10">
            <text:p>£4.7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tisinone 10mg capsules (NTBC - e.g. Orfadin) <text:s/>/ <text:s/>Packsize 60</text:p>
          </table:table-cell>
          <table:table-cell office:value-type="string" table:style-name="ce9">
            <text:p>DFG037</text:p>
          </table:table-cell>
          <table:table-cell office:value-type="float" office:value="86.019048101905099" table:style-name="ce14">
            <text:p>86<text:s/></text:p>
          </table:table-cell>
          <table:table-cell office:value-type="currency" office:value="1471.7091480717775" table:style-name="ce10">
            <text:p>£1,471.71</text:p>
          </table:table-cell>
          <table:table-cell office:value-type="currency" office:value="88.944799930420004" table:style-name="ce10">
            <text:p>£88.9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tisinone 20mg capsules (NTBC - e.g. Orfadin) <text:s/>/ <text:s/>Packsize 60</text:p>
          </table:table-cell>
          <table:table-cell office:value-type="string" table:style-name="ce9">
            <text:p>DZV038</text:p>
          </table:table-cell>
          <table:table-cell office:value-type="float" office:value="124.24893951416" table:style-name="ce14">
            <text:p>124<text:s/></text:p>
          </table:table-cell>
          <table:table-cell office:value-type="currency" office:value="2662.5020003675681" table:style-name="ce10">
            <text:p>£2,662.50</text:p>
          </table:table-cell>
          <table:table-cell office:value-type="currency" office:value="373.74010710265799" table:style-name="ce10">
            <text:p>£373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tisinone 2mg capsules (NTBC - e.g. Orfadin) <text:s/>/ <text:s/>Packsize 60</text:p>
          </table:table-cell>
          <table:table-cell office:value-type="string" table:style-name="ce9">
            <text:p>DZV037</text:p>
          </table:table-cell>
          <table:table-cell office:value-type="float" office:value="407.99008178710898" table:style-name="ce14">
            <text:p>408<text:s/></text:p>
          </table:table-cell>
          <table:table-cell office:value-type="currency" office:value="419.75263038222965" table:style-name="ce10">
            <text:p>£419.75</text:p>
          </table:table-cell>
          <table:table-cell office:value-type="currency" office:value="5.0739798367062097" table:style-name="ce10">
            <text:p>£5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tisinone 4mg/1ml oral suspension sugar free 90ml (NTBC - e.g. Orfadin) <text:s/>/ <text:s/>Packsize 1</text:p>
          </table:table-cell>
          <table:table-cell office:value-type="string" table:style-name="ce9">
            <text:p>DDP039</text:p>
          </table:table-cell>
          <table:table-cell office:value-type="float" office:value="126.000406451611" table:style-name="ce14">
            <text:p>126<text:s/></text:p>
          </table:table-cell>
          <table:table-cell office:value-type="currency" office:value="1861.2000199385202" table:style-name="ce10">
            <text:p>£1,861.20</text:p>
          </table:table-cell>
          <table:table-cell office:value-type="currency" office:value="169.20000181259275" table:style-name="ce10">
            <text:p>£169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tisinone 5mg capsules (NTBC - e.g. Orfadin) <text:s/>/ <text:s/>Packsize 60</text:p>
          </table:table-cell>
          <table:table-cell office:value-type="string" table:style-name="ce9">
            <text:p>DIH038</text:p>
          </table:table-cell>
          <table:table-cell office:value-type="float" office:value="74.875814914703398" table:style-name="ce14">
            <text:p>75<text:s/></text:p>
          </table:table-cell>
          <table:table-cell office:value-type="currency" office:value="797.23993746180736" table:style-name="ce10">
            <text:p>£797.24</text:p>
          </table:table-cell>
          <table:table-cell office:value-type="currency" office:value="19.080862922296401" table:style-name="ce10">
            <text:p>£19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trazepam 5mg tablets <text:s/>/ <text:s/>Packsize 28</text:p>
          </table:table-cell>
          <table:table-cell office:value-type="string" table:style-name="ce9">
            <text:p>DDA010</text:p>
          </table:table-cell>
          <table:table-cell office:value-type="float" office:value="6455.61530983588" table:style-name="ce14">
            <text:p>6,456<text:s/></text:p>
          </table:table-cell>
          <table:table-cell office:value-type="currency" office:value="0.55298214479430552" table:style-name="ce10">
            <text:p>£0.55</text:p>
          </table:table-cell>
          <table:table-cell office:value-type="currency" office:value="0.142103765951514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trofurantoin 100mg capsules <text:s/>/ <text:s/>Packsize 30</text:p>
          </table:table-cell>
          <table:table-cell office:value-type="string" table:style-name="ce9">
            <text:p>DEA317</text:p>
          </table:table-cell>
          <table:table-cell office:value-type="float" office:value="7384.5883208073201" table:style-name="ce14">
            <text:p>7,385<text:s/></text:p>
          </table:table-cell>
          <table:table-cell office:value-type="currency" office:value="2.6196274131480792" table:style-name="ce10">
            <text:p>£2.62</text:p>
          </table:table-cell>
          <table:table-cell office:value-type="currency" office:value="0.71366238979884" table:style-name="ce10">
            <text:p>£0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trofurantoin 100mg modified-release capsules <text:s/>/ <text:s/>Packsize 14</text:p>
          </table:table-cell>
          <table:table-cell office:value-type="string" table:style-name="ce9">
            <text:p>DEA200</text:p>
          </table:table-cell>
          <table:table-cell office:value-type="float" office:value="154706.04902870199" table:style-name="ce14">
            <text:p>154,706<text:s/></text:p>
          </table:table-cell>
          <table:table-cell office:value-type="currency" office:value="9.8664431002100859" table:style-name="ce10">
            <text:p>£9.87</text:p>
          </table:table-cell>
          <table:table-cell office:value-type="currency" office:value="1.3008373482331601" table:style-name="ce10">
            <text:p>£1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trofurantoin 100mg tablets <text:s/>/ <text:s/>Packsize 28</text:p>
          </table:table-cell>
          <table:table-cell office:value-type="string" table:style-name="ce9">
            <text:p>DEA547</text:p>
          </table:table-cell>
          <table:table-cell office:value-type="float" office:value="4271.7240035067098" table:style-name="ce14">
            <text:p>4,272<text:s/></text:p>
          </table:table-cell>
          <table:table-cell office:value-type="currency" office:value="6.7361140318003701" table:style-name="ce10">
            <text:p>£6.74</text:p>
          </table:table-cell>
          <table:table-cell office:value-type="currency" office:value="3.13954026450876" table:style-name="ce10">
            <text:p>£3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trofurantoin 25mg/5ml oral suspension sugar free 300 ml <text:s/>/ <text:s/>Packsize 1</text:p>
          </table:table-cell>
          <table:table-cell office:value-type="string" table:style-name="ce9">
            <text:p>DHF020</text:p>
          </table:table-cell>
          <table:table-cell office:value-type="float" office:value="2805.6071737218899" table:style-name="ce14">
            <text:p>2,806<text:s/></text:p>
          </table:table-cell>
          <table:table-cell office:value-type="currency" office:value="157.87294249480203" table:style-name="ce10">
            <text:p>£157.87</text:p>
          </table:table-cell>
          <table:table-cell office:value-type="currency" office:value="29.5160880283373" table:style-name="ce10">
            <text:p>£29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trofurantoin 50mg capsules <text:s/>/ <text:s/>Packsize 30</text:p>
          </table:table-cell>
          <table:table-cell office:value-type="string" table:style-name="ce9">
            <text:p>DEA223</text:p>
          </table:table-cell>
          <table:table-cell office:value-type="float" office:value="101301.20901817799" table:style-name="ce14">
            <text:p>101,301<text:s/></text:p>
          </table:table-cell>
          <table:table-cell office:value-type="currency" office:value="2.1007447202511935" table:style-name="ce10">
            <text:p>£2.10</text:p>
          </table:table-cell>
          <table:table-cell office:value-type="currency" office:value="0.70469839783386501" table:style-name="ce10">
            <text:p>£0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trofurantoin 50mg tablets <text:s/>/ <text:s/>Packsize 28</text:p>
          </table:table-cell>
          <table:table-cell office:value-type="string" table:style-name="ce9">
            <text:p>DEA655</text:p>
          </table:table-cell>
          <table:table-cell office:value-type="float" office:value="31678.806695548799" table:style-name="ce14">
            <text:p>31,679<text:s/></text:p>
          </table:table-cell>
          <table:table-cell office:value-type="currency" office:value="11.228540058927804" table:style-name="ce10">
            <text:p>£11.23</text:p>
          </table:table-cell>
          <table:table-cell office:value-type="currency" office:value="3.6890602073641299" table:style-name="ce10">
            <text:p>£3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trofurantoin 50mg tablets <text:s/>/ <text:s/>Packsize 100</text:p>
          </table:table-cell>
          <table:table-cell office:value-type="string" table:style-name="ce9">
            <text:p>DEA096</text:p>
          </table:table-cell>
          <table:table-cell office:value-type="float" office:value="506.634474057006" table:style-name="ce14">
            <text:p>507<text:s/></text:p>
          </table:table-cell>
          <table:table-cell office:value-type="currency" office:value="17.792906842311915" table:style-name="ce10">
            <text:p>£17.79</text:p>
          </table:table-cell>
          <table:table-cell office:value-type="currency" office:value="10.0743537007735" table:style-name="ce10">
            <text:p>£10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izatidine 150mg capsules <text:s/>/ <text:s/>Packsize 30</text:p>
          </table:table-cell>
          <table:table-cell office:value-type="string" table:style-name="ce9">
            <text:p>DAE010</text:p>
          </table:table-cell>
          <table:table-cell office:value-type="float" office:value="5179.0553761993096" table:style-name="ce14">
            <text:p>5,179<text:s/></text:p>
          </table:table-cell>
          <table:table-cell office:value-type="currency" office:value="21.792709635560477" table:style-name="ce10">
            <text:p>£21.79</text:p>
          </table:table-cell>
          <table:table-cell office:value-type="currency" office:value="2.2193144672006899" table:style-name="ce10">
            <text:p>£2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oradrenaline (norepinephrine) 2mg/2ml solution for infusion ampoules <text:s/>/ <text:s/>Packsize 5</text:p>
          </table:table-cell>
          <table:table-cell office:value-type="string" table:style-name="ce9">
            <text:p>DBG050</text:p>
          </table:table-cell>
          <table:table-cell office:value-type="float" office:value="408.51038263848397" table:style-name="ce14">
            <text:p>409<text:s/></text:p>
          </table:table-cell>
          <table:table-cell office:value-type="currency" office:value="12.11442893577459" table:style-name="ce10">
            <text:p>£12.11</text:p>
          </table:table-cell>
          <table:table-cell office:value-type="currency" office:value="2.9254458068672302" table:style-name="ce10">
            <text:p>£2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oradrenaline (norepinephrine) 2mg/2ml solution for infusion ampoules <text:s/>/ <text:s/>Packsize 10</text:p>
          </table:table-cell>
          <table:table-cell office:value-type="string" table:style-name="ce9">
            <text:p>DBG040</text:p>
          </table:table-cell>
          <table:table-cell office:value-type="float" office:value="1574.84296590127" table:style-name="ce14">
            <text:p>1,575<text:s/></text:p>
          </table:table-cell>
          <table:table-cell office:value-type="currency" office:value="5.9926228864342859" table:style-name="ce10">
            <text:p>£5.99</text:p>
          </table:table-cell>
          <table:table-cell office:value-type="currency" office:value="2.1127723054199299" table:style-name="ce10">
            <text:p>£2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oradrenaline (norepinephrine) 4mg/4ml solution for infusion ampoules <text:s/>/ <text:s/>Packsize 10</text:p>
          </table:table-cell>
          <table:table-cell office:value-type="string" table:style-name="ce9">
            <text:p>DBP010</text:p>
          </table:table-cell>
          <table:table-cell office:value-type="float" office:value="78333.692382577807" table:style-name="ce14">
            <text:p>78,334<text:s/></text:p>
          </table:table-cell>
          <table:table-cell office:value-type="currency" office:value="5.8124868897571114" table:style-name="ce10">
            <text:p>£5.81</text:p>
          </table:table-cell>
          <table:table-cell office:value-type="currency" office:value="4.33620088119961" table:style-name="ce10">
            <text:p>£4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oradrenaline (norepinephrine) 4mg/50ml solution for infusion vials <text:s/>/ <text:s/>Packsize 10</text:p>
          </table:table-cell>
          <table:table-cell office:value-type="string" table:style-name="ce9">
            <text:p>DBG022</text:p>
          </table:table-cell>
          <table:table-cell office:value-type="float" office:value="5151.2819879224999" table:style-name="ce14">
            <text:p>5,151<text:s/></text:p>
          </table:table-cell>
          <table:table-cell office:value-type="currency" office:value="31.956456739497877" table:style-name="ce10">
            <text:p>£31.96</text:p>
          </table:table-cell>
          <table:table-cell office:value-type="currency" office:value="1.2940756948903001" table:style-name="ce10">
            <text:p>£1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oradrenaline (norepinephrine) 8mg/50ml solution for infusion vial <text:s/>/ <text:s/>Packsize 1</text:p>
          </table:table-cell>
          <table:table-cell office:value-type="string" table:style-name="ce9">
            <text:p>DBP031</text:p>
          </table:table-cell>
          <table:table-cell office:value-type="float" office:value="25556.083650127501" table:style-name="ce14">
            <text:p>25,556<text:s/></text:p>
          </table:table-cell>
          <table:table-cell office:value-type="currency" office:value="7.4247675268919124" table:style-name="ce10">
            <text:p>£7.42</text:p>
          </table:table-cell>
          <table:table-cell office:value-type="currency" office:value="0.45981183027571698" table:style-name="ce10">
            <text:p>£0.4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oradrenaline (norepinephrine) 8mg/8ml solution for infusion ampoules <text:s/>/ <text:s/>Packsize 10</text:p>
          </table:table-cell>
          <table:table-cell office:value-type="string" table:style-name="ce9">
            <text:p>DBP012</text:p>
          </table:table-cell>
          <table:table-cell office:value-type="float" office:value="14533.7549651917" table:style-name="ce14">
            <text:p>14,534<text:s/></text:p>
          </table:table-cell>
          <table:table-cell office:value-type="currency" office:value="19.748709173053971" table:style-name="ce10">
            <text:p>£19.75</text:p>
          </table:table-cell>
          <table:table-cell office:value-type="currency" office:value="8.9117837389776202" table:style-name="ce10">
            <text:p>£8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orethisterone 5mg tablets <text:s/>/ <text:s/>Packsize 30</text:p>
          </table:table-cell>
          <table:table-cell office:value-type="string" table:style-name="ce9">
            <text:p>DFP000</text:p>
          </table:table-cell>
          <table:table-cell office:value-type="float" office:value="49369.104670368099" table:style-name="ce14">
            <text:p>49,369<text:s/></text:p>
          </table:table-cell>
          <table:table-cell office:value-type="currency" office:value="2.0843969257105983" table:style-name="ce10">
            <text:p>£2.08</text:p>
          </table:table-cell>
          <table:table-cell office:value-type="currency" office:value="0.72648036072691402" table:style-name="ce10">
            <text:p>£0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ortriptyline 10mg tablets <text:s/>/ <text:s/>Packsize 100</text:p>
          </table:table-cell>
          <table:table-cell office:value-type="string" table:style-name="ce9">
            <text:p>DDC152</text:p>
          </table:table-cell>
          <table:table-cell office:value-type="float" office:value="6754.5743264593202" table:style-name="ce14">
            <text:p>6,755<text:s/></text:p>
          </table:table-cell>
          <table:table-cell office:value-type="currency" office:value="1.0610868507175002" table:style-name="ce10">
            <text:p>£1.06</text:p>
          </table:table-cell>
          <table:table-cell office:value-type="currency" office:value="0.52322494473615999" table:style-name="ce10">
            <text:p>£0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Nortriptyline 25mg tablets <text:s/>/ <text:s/>Packsize 100</text:p>
          </table:table-cell>
          <table:table-cell office:value-type="string" table:style-name="ce9">
            <text:p>DDC107</text:p>
          </table:table-cell>
          <table:table-cell office:value-type="float" office:value="2170.14147344802" table:style-name="ce14">
            <text:p>2,170<text:s/></text:p>
          </table:table-cell>
          <table:table-cell office:value-type="currency" office:value="1.3937985320349435" table:style-name="ce10">
            <text:p>£1.39</text:p>
          </table:table-cell>
          <table:table-cell office:value-type="currency" office:value="0.93756992868619304" table:style-name="ce10">
            <text:p>£0.9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ctreotide 100micrograms/1ml solution for injection ampoules <text:s/>/ <text:s/>Packsize 5</text:p>
          </table:table-cell>
          <table:table-cell office:value-type="string" table:style-name="ce9">
            <text:p>DHC015</text:p>
          </table:table-cell>
          <table:table-cell office:value-type="float" office:value="27417.306325158101" table:style-name="ce14">
            <text:p>27,417<text:s/></text:p>
          </table:table-cell>
          <table:table-cell office:value-type="currency" office:value="20.646831358504571" table:style-name="ce10">
            <text:p>£20.65</text:p>
          </table:table-cell>
          <table:table-cell office:value-type="currency" office:value="6.5570522744731603" table:style-name="ce10">
            <text:p>£6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ctreotide 100micrograms/1ml solution for injection pre-filled syringes <text:s/>/ <text:s/>Packsize 5</text:p>
          </table:table-cell>
          <table:table-cell office:value-type="string" table:style-name="ce9">
            <text:p>DHC030</text:p>
          </table:table-cell>
          <table:table-cell office:value-type="float" office:value="12282.7164133387" table:style-name="ce14">
            <text:p>12,283<text:s/></text:p>
          </table:table-cell>
          <table:table-cell office:value-type="currency" office:value="11.883434013138205" table:style-name="ce10">
            <text:p>£11.88</text:p>
          </table:table-cell>
          <table:table-cell office:value-type="currency" office:value="4.343709607598" table:style-name="ce10">
            <text:p>£4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ctreotide 100micrograms/1ml solution for injection vials <text:s/>/ <text:s/>Packsize 5</text:p>
          </table:table-cell>
          <table:table-cell office:value-type="string" table:style-name="ce9">
            <text:p>DHC065</text:p>
          </table:table-cell>
          <table:table-cell office:value-type="float" office:value="843.31440926913604" table:style-name="ce14">
            <text:p>843<text:s/></text:p>
          </table:table-cell>
          <table:table-cell office:value-type="currency" office:value="17.130502978740832" table:style-name="ce10">
            <text:p>£17.13</text:p>
          </table:table-cell>
          <table:table-cell office:value-type="currency" office:value="8.8046733915945801" table:style-name="ce10">
            <text:p>£8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ctreotide 1mg/5ml solution for injection vials <text:s/>/ <text:s/>Packsize 1</text:p>
          </table:table-cell>
          <table:table-cell office:value-type="string" table:style-name="ce9">
            <text:p>DHC013</text:p>
          </table:table-cell>
          <table:table-cell office:value-type="float" office:value="10783.5608403552" table:style-name="ce14">
            <text:p>10,784<text:s/></text:p>
          </table:table-cell>
          <table:table-cell office:value-type="currency" office:value="55.419263529681636" table:style-name="ce10">
            <text:p>£55.42</text:p>
          </table:table-cell>
          <table:table-cell office:value-type="currency" office:value="16.899198193521102" table:style-name="ce10">
            <text:p>£16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ctreotide 500micrograms/1ml solution for injection ampoules <text:s/>/ <text:s/>Packsize 5</text:p>
          </table:table-cell>
          <table:table-cell office:value-type="string" table:style-name="ce9">
            <text:p>DHC012</text:p>
          </table:table-cell>
          <table:table-cell office:value-type="float" office:value="7282.7374910004401" table:style-name="ce14">
            <text:p>7,283<text:s/></text:p>
          </table:table-cell>
          <table:table-cell office:value-type="currency" office:value="111.46106955016579" table:style-name="ce10">
            <text:p>£111.46</text:p>
          </table:table-cell>
          <table:table-cell office:value-type="currency" office:value="44.679146051520298" table:style-name="ce10">
            <text:p>£44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ctreotide 500micrograms/1ml solution for injection pre-filled syringes <text:s/>/ <text:s/>Packsize 5</text:p>
          </table:table-cell>
          <table:table-cell office:value-type="string" table:style-name="ce9">
            <text:p>DHC034</text:p>
          </table:table-cell>
          <table:table-cell office:value-type="float" office:value="748.68956259447395" table:style-name="ce14">
            <text:p>749<text:s/></text:p>
          </table:table-cell>
          <table:table-cell office:value-type="currency" office:value="24.21981139574369" table:style-name="ce10">
            <text:p>£24.22</text:p>
          </table:table-cell>
          <table:table-cell office:value-type="currency" office:value="15.4345467529589" table:style-name="ce10">
            <text:p>£15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ctreotide 500micrograms/1ml solution for injection vials <text:s/>/ <text:s/>Packsize 5</text:p>
          </table:table-cell>
          <table:table-cell office:value-type="string" table:style-name="ce9">
            <text:p>DHC064</text:p>
          </table:table-cell>
          <table:table-cell office:value-type="float" office:value="1477.2791241407399" table:style-name="ce14">
            <text:p>1,477<text:s/></text:p>
          </table:table-cell>
          <table:table-cell office:value-type="currency" office:value="112.10443395138807" table:style-name="ce10">
            <text:p>£112.10</text:p>
          </table:table-cell>
          <table:table-cell office:value-type="currency" office:value="28.748612702340498" table:style-name="ce10">
            <text:p>£28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ctreotide 50micrograms/1ml solution for injection ampoules <text:s/>/ <text:s/>Packsize 5</text:p>
          </table:table-cell>
          <table:table-cell office:value-type="string" table:style-name="ce9">
            <text:p>DHC014</text:p>
          </table:table-cell>
          <table:table-cell office:value-type="float" office:value="8658.4522466976196" table:style-name="ce14">
            <text:p>8,658<text:s/></text:p>
          </table:table-cell>
          <table:table-cell office:value-type="currency" office:value="13.327972103098915" table:style-name="ce10">
            <text:p>£13.33</text:p>
          </table:table-cell>
          <table:table-cell office:value-type="currency" office:value="2.36297383869538" table:style-name="ce10">
            <text:p>£2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ctreotide 50micrograms/1ml solution for injection pre-filled syringes <text:s/>/ <text:s/>Packsize 5</text:p>
          </table:table-cell>
          <table:table-cell office:value-type="string" table:style-name="ce9">
            <text:p>DHC031</text:p>
          </table:table-cell>
          <table:table-cell office:value-type="float" office:value="9207.7978453133292" table:style-name="ce14">
            <text:p>9,208<text:s/></text:p>
          </table:table-cell>
          <table:table-cell office:value-type="currency" office:value="11.013797403427796" table:style-name="ce10">
            <text:p>£11.01</text:p>
          </table:table-cell>
          <table:table-cell office:value-type="currency" office:value="1.41746140470862" table:style-name="ce10">
            <text:p>£1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floxacin 200mg tablets <text:s/>/ <text:s/>Packsize 10</text:p>
          </table:table-cell>
          <table:table-cell office:value-type="string" table:style-name="ce9">
            <text:p>DEA081</text:p>
          </table:table-cell>
          <table:table-cell office:value-type="float" office:value="12240.332431246499" table:style-name="ce14">
            <text:p>12,240<text:s/></text:p>
          </table:table-cell>
          <table:table-cell office:value-type="currency" office:value="3.7203736300291443" table:style-name="ce10">
            <text:p>£3.72</text:p>
          </table:table-cell>
          <table:table-cell office:value-type="currency" office:value="2.1204566992495102" table:style-name="ce10">
            <text:p>£2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floxacin 400mg tablets <text:s/>/ <text:s/>Packsize 5</text:p>
          </table:table-cell>
          <table:table-cell office:value-type="string" table:style-name="ce9">
            <text:p>DEA083</text:p>
          </table:table-cell>
          <table:table-cell office:value-type="float" office:value="6467.7970755307497" table:style-name="ce14">
            <text:p>6,468<text:s/></text:p>
          </table:table-cell>
          <table:table-cell office:value-type="currency" office:value="2.1624781725008377" table:style-name="ce10">
            <text:p>£2.16</text:p>
          </table:table-cell>
          <table:table-cell office:value-type="currency" office:value="0.99217840554336001" table:style-name="ce10">
            <text:p>£0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ily phenol 5% solution for injection 5ml ampoules <text:s/>/ <text:s/>Packsize 10</text:p>
          </table:table-cell>
          <table:table-cell office:value-type="string" table:style-name="ce9">
            <text:p>DAG006</text:p>
          </table:table-cell>
          <table:table-cell office:value-type="float" office:value="853.907023649444" table:style-name="ce14">
            <text:p>854<text:s/></text:p>
          </table:table-cell>
          <table:table-cell office:value-type="currency" office:value="98.171496050856476" table:style-name="ce10">
            <text:p>£98.17</text:p>
          </table:table-cell>
          <table:table-cell office:value-type="currency" office:value="3.8365581387701" table:style-name="ce10">
            <text:p>£3.8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lanzapine 10mg orodispersible tablets <text:s/>/ <text:s/>Packsize 28</text:p>
          </table:table-cell>
          <table:table-cell office:value-type="string" table:style-name="ce9">
            <text:p>DDB192</text:p>
          </table:table-cell>
          <table:table-cell office:value-type="float" office:value="13584.1164297084" table:style-name="ce14">
            <text:p>13,584<text:s/></text:p>
          </table:table-cell>
          <table:table-cell office:value-type="currency" office:value="4.1661929425331685" table:style-name="ce10">
            <text:p>£4.17</text:p>
          </table:table-cell>
          <table:table-cell office:value-type="currency" office:value="10.079264264713901" table:style-name="ce10">
            <text:p>£10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lanzapine 10mg tablets <text:s/>/ <text:s/>Packsize 28</text:p>
          </table:table-cell>
          <table:table-cell office:value-type="string" table:style-name="ce9">
            <text:p>DDE002</text:p>
          </table:table-cell>
          <table:table-cell office:value-type="float" office:value="35884.671705255299" table:style-name="ce14">
            <text:p>35,885<text:s/></text:p>
          </table:table-cell>
          <table:table-cell office:value-type="currency" office:value="0.74585912948676325" table:style-name="ce10">
            <text:p>£0.75</text:p>
          </table:table-cell>
          <table:table-cell office:value-type="currency" office:value="0.28722228490825602" table:style-name="ce10">
            <text:p>£0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lanzapine 15mg orodispersible tablets <text:s/>/ <text:s/>Packsize 28</text:p>
          </table:table-cell>
          <table:table-cell office:value-type="string" table:style-name="ce9">
            <text:p>DJB014</text:p>
          </table:table-cell>
          <table:table-cell office:value-type="float" office:value="3846.8668996749898" table:style-name="ce14">
            <text:p>3,847<text:s/></text:p>
          </table:table-cell>
          <table:table-cell office:value-type="currency" office:value="4.6812485250065325" table:style-name="ce10">
            <text:p>£4.68</text:p>
          </table:table-cell>
          <table:table-cell office:value-type="currency" office:value="14.739263948711701" table:style-name="ce10">
            <text:p>£14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lanzapine 15mg tablets <text:s/>/ <text:s/>Packsize 28</text:p>
          </table:table-cell>
          <table:table-cell office:value-type="string" table:style-name="ce9">
            <text:p>DDB223</text:p>
          </table:table-cell>
          <table:table-cell office:value-type="float" office:value="7678.00366001367" table:style-name="ce14">
            <text:p>7,678<text:s/></text:p>
          </table:table-cell>
          <table:table-cell office:value-type="currency" office:value="1.0173425731326224" table:style-name="ce10">
            <text:p>£1.02</text:p>
          </table:table-cell>
          <table:table-cell office:value-type="currency" office:value="2.2193102797803701" table:style-name="ce10">
            <text:p>£2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lanzapine 2.5mg tablets <text:s/>/ <text:s/>Packsize 28</text:p>
          </table:table-cell>
          <table:table-cell office:value-type="string" table:style-name="ce9">
            <text:p>DDB106</text:p>
          </table:table-cell>
          <table:table-cell office:value-type="float" office:value="27702.206875510499" table:style-name="ce14">
            <text:p>27,702<text:s/></text:p>
          </table:table-cell>
          <table:table-cell office:value-type="currency" office:value="0.52613353389129247" table:style-name="ce10">
            <text:p>£0.53</text:p>
          </table:table-cell>
          <table:table-cell office:value-type="currency" office:value="8.5549155650513894E-2" table:style-name="ce10">
            <text:p>£0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lanzapine 20mg orodispersible tablets <text:s/>/ <text:s/>Packsize 28</text:p>
          </table:table-cell>
          <table:table-cell office:value-type="string" table:style-name="ce9">
            <text:p>DDB266</text:p>
          </table:table-cell>
          <table:table-cell office:value-type="float" office:value="7421.3567340681302" table:style-name="ce14">
            <text:p>7,421<text:s/></text:p>
          </table:table-cell>
          <table:table-cell office:value-type="currency" office:value="8.7670748532168172" table:style-name="ce10">
            <text:p>£8.77</text:p>
          </table:table-cell>
          <table:table-cell office:value-type="currency" office:value="19.8730492222486" table:style-name="ce10">
            <text:p>£19.8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lanzapine 20mg tablets <text:s/>/ <text:s/>Packsize 28</text:p>
          </table:table-cell>
          <table:table-cell office:value-type="string" table:style-name="ce9">
            <text:p>DDB270</text:p>
          </table:table-cell>
          <table:table-cell office:value-type="float" office:value="10558.002828582001" table:style-name="ce14">
            <text:p>10,558<text:s/></text:p>
          </table:table-cell>
          <table:table-cell office:value-type="currency" office:value="1.5306720657670529" table:style-name="ce10">
            <text:p>£1.53</text:p>
          </table:table-cell>
          <table:table-cell office:value-type="currency" office:value="1.8187788729232299" table:style-name="ce10">
            <text:p>£1.8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lanzapine 5mg orodispersible tablets <text:s/>/ <text:s/>Packsize 28</text:p>
          </table:table-cell>
          <table:table-cell office:value-type="string" table:style-name="ce9">
            <text:p>DDB191</text:p>
          </table:table-cell>
          <table:table-cell office:value-type="float" office:value="18738.3257215964" table:style-name="ce14">
            <text:p>18,738<text:s/></text:p>
          </table:table-cell>
          <table:table-cell office:value-type="currency" office:value="1.8474729553933005" table:style-name="ce10">
            <text:p>£1.85</text:p>
          </table:table-cell>
          <table:table-cell office:value-type="currency" office:value="3.8287735453268001" table:style-name="ce10">
            <text:p>£3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lanzapine 5mg tablets <text:s/>/ <text:s/>Packsize 28</text:p>
          </table:table-cell>
          <table:table-cell office:value-type="string" table:style-name="ce9">
            <text:p>DDE000</text:p>
          </table:table-cell>
          <table:table-cell office:value-type="float" office:value="36214.768444781199" table:style-name="ce14">
            <text:p>36,215<text:s/></text:p>
          </table:table-cell>
          <table:table-cell office:value-type="currency" office:value="0.53702510978784479" table:style-name="ce10">
            <text:p>£0.54</text:p>
          </table:table-cell>
          <table:table-cell office:value-type="currency" office:value="0.221724627446057" table:style-name="ce10">
            <text:p>£0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lanzapine 7.5mg tablets <text:s/>/ <text:s/>Packsize 56</text:p>
          </table:table-cell>
          <table:table-cell office:value-type="string" table:style-name="ce9">
            <text:p>DDE001</text:p>
          </table:table-cell>
          <table:table-cell office:value-type="float" office:value="2867.51740731159" table:style-name="ce14">
            <text:p>2,868<text:s/></text:p>
          </table:table-cell>
          <table:table-cell office:value-type="currency" office:value="1.2465277423899503" table:style-name="ce10">
            <text:p>£1.25</text:p>
          </table:table-cell>
          <table:table-cell office:value-type="currency" office:value="0.16545345891007299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lmesartan medoxomil 10mg tablets <text:s/>/ <text:s/>Packsize 28</text:p>
          </table:table-cell>
          <table:table-cell office:value-type="string" table:style-name="ce9">
            <text:p>DEC039</text:p>
          </table:table-cell>
          <table:table-cell office:value-type="float" office:value="1548.55417901947" table:style-name="ce14">
            <text:p>1,549<text:s/></text:p>
          </table:table-cell>
          <table:table-cell office:value-type="currency" office:value="0.76632772432373497" table:style-name="ce10">
            <text:p>£0.77</text:p>
          </table:table-cell>
          <table:table-cell office:value-type="currency" office:value="1.00857738617143" table:style-name="ce10">
            <text:p>£1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lmesartan medoxomil 20mg tablets <text:s/>/ <text:s/>Packsize 28</text:p>
          </table:table-cell>
          <table:table-cell office:value-type="string" table:style-name="ce9">
            <text:p>DEC042</text:p>
          </table:table-cell>
          <table:table-cell office:value-type="float" office:value="850.22669649281295" table:style-name="ce14">
            <text:p>850<text:s/></text:p>
          </table:table-cell>
          <table:table-cell office:value-type="currency" office:value="1.1728754273577784" table:style-name="ce10">
            <text:p>£1.17</text:p>
          </table:table-cell>
          <table:table-cell office:value-type="currency" office:value="1.3671341187094801" table:style-name="ce10">
            <text:p>£1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lmesartan medoxomil 40mg tablets <text:s/>/ <text:s/>Packsize 28</text:p>
          </table:table-cell>
          <table:table-cell office:value-type="string" table:style-name="ce9">
            <text:p>DEC046</text:p>
          </table:table-cell>
          <table:table-cell office:value-type="float" office:value="219.770907133599" table:style-name="ce14">
            <text:p>220<text:s/></text:p>
          </table:table-cell>
          <table:table-cell office:value-type="currency" office:value="2.6959437339894339" table:style-name="ce10">
            <text:p>£2.70</text:p>
          </table:table-cell>
          <table:table-cell office:value-type="currency" office:value="1.22985117511172" table:style-name="ce10">
            <text:p>£1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lopatadine 0.1% eye drops 5 ml <text:s/>/ <text:s/>Packsize 1</text:p>
          </table:table-cell>
          <table:table-cell office:value-type="string" table:style-name="ce9">
            <text:p>DKD058</text:p>
          </table:table-cell>
          <table:table-cell office:value-type="float" office:value="32819.029235246599" table:style-name="ce14">
            <text:p>32,819<text:s/></text:p>
          </table:table-cell>
          <table:table-cell office:value-type="currency" office:value="3.2885905681843988" table:style-name="ce10">
            <text:p>£3.29</text:p>
          </table:table-cell>
          <table:table-cell office:value-type="currency" office:value="0.65500842760339295" table:style-name="ce10">
            <text:p>£0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mega-3 Ethyl Ester 1g capsules <text:s/>/ <text:s/>Packsize 28</text:p>
          </table:table-cell>
          <table:table-cell office:value-type="string" table:style-name="ce9">
            <text:p>DBL045</text:p>
          </table:table-cell>
          <table:table-cell office:value-type="float" office:value="6449.5959416837404" table:style-name="ce14">
            <text:p>6,450<text:s/></text:p>
          </table:table-cell>
          <table:table-cell office:value-type="currency" office:value="7.0768634830299773" table:style-name="ce10">
            <text:p>£7.08</text:p>
          </table:table-cell>
          <table:table-cell office:value-type="currency" office:value="2.9259567314227599" table:style-name="ce10">
            <text:p>£2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meprazole 10mg gastro-resistant capsules <text:s/>/ <text:s/>Packsize 28</text:p>
          </table:table-cell>
          <table:table-cell office:value-type="string" table:style-name="ce9">
            <text:p>DAI008</text:p>
          </table:table-cell>
          <table:table-cell office:value-type="float" office:value="34301.598072571702" table:style-name="ce14">
            <text:p>34,302<text:s/></text:p>
          </table:table-cell>
          <table:table-cell office:value-type="currency" office:value="0.46704471220570454" table:style-name="ce10">
            <text:p>£0.47</text:p>
          </table:table-cell>
          <table:table-cell office:value-type="currency" office:value="0.318885433246899" table:style-name="ce10">
            <text:p>£0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meprazole 10mg/5ml oral suspension 75 ml <text:s/>/ <text:s/>Packsize 1</text:p>
          </table:table-cell>
          <table:table-cell office:value-type="string" table:style-name="ce9">
            <text:p>DAI035</text:p>
          </table:table-cell>
          <table:table-cell office:value-type="float" office:value="7784.5642999121901" table:style-name="ce14">
            <text:p>7,785<text:s/></text:p>
          </table:table-cell>
          <table:table-cell office:value-type="currency" office:value="104.79429015817905" table:style-name="ce10">
            <text:p>£104.79</text:p>
          </table:table-cell>
          <table:table-cell office:value-type="currency" office:value="5.1658202911825697" table:style-name="ce10">
            <text:p>£5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meprazole 20mg gastro-resistant capsules <text:s/>/ <text:s/>Packsize 28</text:p>
          </table:table-cell>
          <table:table-cell office:value-type="string" table:style-name="ce9">
            <text:p>DAI012</text:p>
          </table:table-cell>
          <table:table-cell office:value-type="float" office:value="1247650.2514492001" table:style-name="ce14">
            <text:p>1,247,650<text:s/></text:p>
          </table:table-cell>
          <table:table-cell office:value-type="currency" office:value="0.32930535582609838" table:style-name="ce10">
            <text:p>£0.33</text:p>
          </table:table-cell>
          <table:table-cell office:value-type="currency" office:value="0.12763190649167" table:style-name="ce10">
            <text:p>£0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meprazole 20mg/5ml oral suspension 75 ml <text:s/>/ <text:s/>Packsize 1</text:p>
          </table:table-cell>
          <table:table-cell office:value-type="string" table:style-name="ce9">
            <text:p>DAI034</text:p>
          </table:table-cell>
          <table:table-cell office:value-type="float" office:value="10981.6826057443" table:style-name="ce14">
            <text:p>10,982<text:s/></text:p>
          </table:table-cell>
          <table:table-cell office:value-type="currency" office:value="201.23619570320116" table:style-name="ce10">
            <text:p>£201.24</text:p>
          </table:table-cell>
          <table:table-cell office:value-type="currency" office:value="9.3169681937879396" table:style-name="ce10">
            <text:p>£9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meprazole 40mg gastro-resistant capsules <text:s/>/ <text:s/>Packsize 7</text:p>
          </table:table-cell>
          <table:table-cell office:value-type="string" table:style-name="ce9">
            <text:p>DAI009</text:p>
          </table:table-cell>
          <table:table-cell office:value-type="float" office:value="1608.2833193793799" table:style-name="ce14">
            <text:p>1,608<text:s/></text:p>
          </table:table-cell>
          <table:table-cell office:value-type="currency" office:value="0.90637637189603848" table:style-name="ce10">
            <text:p>£0.91</text:p>
          </table:table-cell>
          <table:table-cell office:value-type="currency" office:value="0.88187078194824498" table:style-name="ce10">
            <text:p>£0.8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meprazole 40mg gastro-resistant capsules <text:s/>/ <text:s/>Packsize 28</text:p>
          </table:table-cell>
          <table:table-cell office:value-type="string" table:style-name="ce9">
            <text:p>DAC084</text:p>
          </table:table-cell>
          <table:table-cell office:value-type="float" office:value="52336.885744376101" table:style-name="ce14">
            <text:p>52,337<text:s/></text:p>
          </table:table-cell>
          <table:table-cell office:value-type="currency" office:value="0.93999364502283989" table:style-name="ce10">
            <text:p>£0.94</text:p>
          </table:table-cell>
          <table:table-cell office:value-type="currency" office:value="0.38088005588947998" table:style-name="ce10">
            <text:p>£0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meprazole 40mg powder for solution for injection vials <text:s/>/ <text:s/>Packsize 5</text:p>
          </table:table-cell>
          <table:table-cell office:value-type="string" table:style-name="ce9">
            <text:p>DAC040</text:p>
          </table:table-cell>
          <table:table-cell office:value-type="float" office:value="290368.15778049798" table:style-name="ce14">
            <text:p>290,368<text:s/></text:p>
          </table:table-cell>
          <table:table-cell office:value-type="currency" office:value="6.0156796232473049" table:style-name="ce10">
            <text:p>£6.02</text:p>
          </table:table-cell>
          <table:table-cell office:value-type="currency" office:value="1.42553010545732" table:style-name="ce10">
            <text:p>£1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ndansetron 4mg orodispersible films sugar free (Setofilm or eqv) <text:s/>/ <text:s/>Packsize 10</text:p>
          </table:table-cell>
          <table:table-cell office:value-type="string" table:style-name="ce9">
            <text:p>DDL008</text:p>
          </table:table-cell>
          <table:table-cell office:value-type="float" office:value="5044.4153140424796" table:style-name="ce14">
            <text:p>5,044<text:s/></text:p>
          </table:table-cell>
          <table:table-cell office:value-type="currency" office:value="7.9340969187421191" table:style-name="ce10">
            <text:p>£7.93</text:p>
          </table:table-cell>
          <table:table-cell office:value-type="currency" office:value="3.14851771210063" table:style-name="ce10">
            <text:p>£3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ndansetron 4mg orodispersible tablets <text:s/>/ <text:s/>Packsize 10</text:p>
          </table:table-cell>
          <table:table-cell office:value-type="string" table:style-name="ce9">
            <text:p>DDF062</text:p>
          </table:table-cell>
          <table:table-cell office:value-type="float" office:value="20109.849745401199" table:style-name="ce14">
            <text:p>20,110<text:s/></text:p>
          </table:table-cell>
          <table:table-cell office:value-type="currency" office:value="5.2238913432967662" table:style-name="ce10">
            <text:p>£5.22</text:p>
          </table:table-cell>
          <table:table-cell office:value-type="currency" office:value="4.1810426981242603" table:style-name="ce10">
            <text:p>£4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ndansetron 4mg tablets <text:s/>/ <text:s/>Packsize 10</text:p>
          </table:table-cell>
          <table:table-cell office:value-type="string" table:style-name="ce9">
            <text:p>DDF092</text:p>
          </table:table-cell>
          <table:table-cell office:value-type="float" office:value="15380.7553961556" table:style-name="ce14">
            <text:p>15,381<text:s/></text:p>
          </table:table-cell>
          <table:table-cell office:value-type="currency" office:value="5.756443537365536" table:style-name="ce10">
            <text:p>£5.76</text:p>
          </table:table-cell>
          <table:table-cell office:value-type="currency" office:value="1.01404690573575" table:style-name="ce10">
            <text:p>£1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ndansetron 4mg tablets <text:s/>/ <text:s/>Packsize 30</text:p>
          </table:table-cell>
          <table:table-cell office:value-type="string" table:style-name="ce9">
            <text:p>DDF028</text:p>
          </table:table-cell>
          <table:table-cell office:value-type="float" office:value="221535.54913412" table:style-name="ce14">
            <text:p>221,536<text:s/></text:p>
          </table:table-cell>
          <table:table-cell office:value-type="currency" office:value="1.9347441603627782" table:style-name="ce10">
            <text:p>£1.93</text:p>
          </table:table-cell>
          <table:table-cell office:value-type="currency" office:value="1.4538239502286601" table:style-name="ce10">
            <text:p>£1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ndansetron 4mg/2ml solution for injection ampoules <text:s/>/ <text:s/>Packsize 5</text:p>
          </table:table-cell>
          <table:table-cell office:value-type="string" table:style-name="ce9">
            <text:p>DDF026</text:p>
          </table:table-cell>
          <table:table-cell office:value-type="float" office:value="724827.83362782001" table:style-name="ce14">
            <text:p>724,828<text:s/></text:p>
          </table:table-cell>
          <table:table-cell office:value-type="currency" office:value="1.45147261348163" table:style-name="ce10">
            <text:p>£1.45</text:p>
          </table:table-cell>
          <table:table-cell office:value-type="currency" office:value="7.4761387297099704" table:style-name="ce10">
            <text:p>£7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ndansetron 4mg/2ml solution for injection ampoules <text:s/>/ <text:s/>Packsize 10</text:p>
          </table:table-cell>
          <table:table-cell office:value-type="string" table:style-name="ce9">
            <text:p>DDF068</text:p>
          </table:table-cell>
          <table:table-cell office:value-type="float" office:value="148695.36329669601" table:style-name="ce14">
            <text:p>148,695<text:s/></text:p>
          </table:table-cell>
          <table:table-cell office:value-type="currency" office:value="5.2218016270669594" table:style-name="ce10">
            <text:p>£5.22</text:p>
          </table:table-cell>
          <table:table-cell office:value-type="currency" office:value="8.1189334648233" table:style-name="ce10">
            <text:p>£8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ndansetron 4mg/5ml oral solution sugar free 50 ml <text:s/>/ <text:s/>Packsize 1</text:p>
          </table:table-cell>
          <table:table-cell office:value-type="string" table:style-name="ce9">
            <text:p>DDF050</text:p>
          </table:table-cell>
          <table:table-cell office:value-type="float" office:value="60201.884629119202" table:style-name="ce14">
            <text:p>60,202<text:s/></text:p>
          </table:table-cell>
          <table:table-cell office:value-type="currency" office:value="2.1831979315881256" table:style-name="ce10">
            <text:p>£2.18</text:p>
          </table:table-cell>
          <table:table-cell office:value-type="currency" office:value="5.2540136526908503" table:style-name="ce10">
            <text:p>£5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ndansetron 8mg orodispersible films sugar free (Setofilm or eqv) <text:s/>/ <text:s/>Packsize 10</text:p>
          </table:table-cell>
          <table:table-cell office:value-type="string" table:style-name="ce9">
            <text:p>DDL007</text:p>
          </table:table-cell>
          <table:table-cell office:value-type="float" office:value="944.86451626825101" table:style-name="ce14">
            <text:p>945<text:s/></text:p>
          </table:table-cell>
          <table:table-cell office:value-type="currency" office:value="8.940964397060263" table:style-name="ce10">
            <text:p>£8.94</text:p>
          </table:table-cell>
          <table:table-cell office:value-type="currency" office:value="1.3860533039413601" table:style-name="ce10">
            <text:p>£1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ndansetron 8mg orodispersible tablets <text:s/>/ <text:s/>Packsize 10</text:p>
          </table:table-cell>
          <table:table-cell office:value-type="string" table:style-name="ce9">
            <text:p>DDF063</text:p>
          </table:table-cell>
          <table:table-cell office:value-type="float" office:value="3749.26924983552" table:style-name="ce14">
            <text:p>3,749<text:s/></text:p>
          </table:table-cell>
          <table:table-cell office:value-type="currency" office:value="10.520007332556958" table:style-name="ce10">
            <text:p>£10.52</text:p>
          </table:table-cell>
          <table:table-cell office:value-type="currency" office:value="3.3453114057982098" table:style-name="ce10">
            <text:p>£3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ndansetron 8mg tablets <text:s/>/ <text:s/>Packsize 10</text:p>
          </table:table-cell>
          <table:table-cell office:value-type="string" table:style-name="ce9">
            <text:p>DDF029</text:p>
          </table:table-cell>
          <table:table-cell office:value-type="float" office:value="291701.84613277001" table:style-name="ce14">
            <text:p>291,702<text:s/></text:p>
          </table:table-cell>
          <table:table-cell office:value-type="currency" office:value="0.67388534767972719" table:style-name="ce10">
            <text:p>£0.67</text:p>
          </table:table-cell>
          <table:table-cell office:value-type="currency" office:value="0.37634666438522202" table:style-name="ce10">
            <text:p>£0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ndansetron 8mg/4ml solution for injection ampoules <text:s/>/ <text:s/>Packsize 5</text:p>
          </table:table-cell>
          <table:table-cell office:value-type="string" table:style-name="ce9">
            <text:p>DDF027</text:p>
          </table:table-cell>
          <table:table-cell office:value-type="float" office:value="150412.948208585" table:style-name="ce14">
            <text:p>150,413<text:s/></text:p>
          </table:table-cell>
          <table:table-cell office:value-type="currency" office:value="3.0579157278545237" table:style-name="ce10">
            <text:p>£3.06</text:p>
          </table:table-cell>
          <table:table-cell office:value-type="currency" office:value="6.16344059557645" table:style-name="ce10">
            <text:p>£6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rlistat 120mg capsules <text:s/>/ <text:s/>Packsize 84</text:p>
          </table:table-cell>
          <table:table-cell office:value-type="string" table:style-name="ce9">
            <text:p>DDE013</text:p>
          </table:table-cell>
          <table:table-cell office:value-type="float" office:value="2508.1658600893602" table:style-name="ce14">
            <text:p>2,508<text:s/></text:p>
          </table:table-cell>
          <table:table-cell office:value-type="currency" office:value="22.257890073510143" table:style-name="ce10">
            <text:p>£22.26</text:p>
          </table:table-cell>
          <table:table-cell office:value-type="currency" office:value="1.7790325230596999" table:style-name="ce10">
            <text:p>£1.7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seltamivir 30mg capsules (e.g. Tamiflu) <text:s/>/ <text:s/>Packsize 10</text:p>
          </table:table-cell>
          <table:table-cell office:value-type="string" table:style-name="ce9">
            <text:p>DEC126</text:p>
          </table:table-cell>
          <table:table-cell office:value-type="float" office:value="13758.9284472908" table:style-name="ce14">
            <text:p>13,759<text:s/></text:p>
          </table:table-cell>
          <table:table-cell office:value-type="currency" office:value="6.8332799578235122" table:style-name="ce10">
            <text:p>£6.83</text:p>
          </table:table-cell>
          <table:table-cell office:value-type="currency" office:value="1.0282067675290301" table:style-name="ce10">
            <text:p>£1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seltamivir 30mg/5ml oral suspension sugar free 65 ml (e.g. Tamiflu) <text:s/>/ <text:s/>Packsize 1</text:p>
          </table:table-cell>
          <table:table-cell office:value-type="string" table:style-name="ce9">
            <text:p>DEC149</text:p>
          </table:table-cell>
          <table:table-cell office:value-type="float" office:value="3807.11294246442" table:style-name="ce14">
            <text:p>3,807<text:s/></text:p>
          </table:table-cell>
          <table:table-cell office:value-type="currency" office:value="9.5368171495582885" table:style-name="ce10">
            <text:p>£9.54</text:p>
          </table:table-cell>
          <table:table-cell office:value-type="currency" office:value="0.24737586130002001" table:style-name="ce10">
            <text:p>£0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seltamivir 45mg capsules (e.g. Tamiflu) <text:s/>/ <text:s/>Packsize 10</text:p>
          </table:table-cell>
          <table:table-cell office:value-type="string" table:style-name="ce9">
            <text:p>DEC118</text:p>
          </table:table-cell>
          <table:table-cell office:value-type="float" office:value="1828.31723286642" table:style-name="ce14">
            <text:p>1,828<text:s/></text:p>
          </table:table-cell>
          <table:table-cell office:value-type="currency" office:value="14.27780667968316" table:style-name="ce10">
            <text:p>£14.28</text:p>
          </table:table-cell>
          <table:table-cell office:value-type="currency" office:value="0.13570281828744199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seltamivir 75mg capsules <text:s/>(e.g. Tamiflu) <text:s/>/ <text:s/>Packsize 10</text:p>
          </table:table-cell>
          <table:table-cell office:value-type="string" table:style-name="ce9">
            <text:p>DEC184</text:p>
          </table:table-cell>
          <table:table-cell office:value-type="float" office:value="43586.9694264196" table:style-name="ce14">
            <text:p>43,587<text:s/></text:p>
          </table:table-cell>
          <table:table-cell office:value-type="currency" office:value="13.451841174454486" table:style-name="ce10">
            <text:p>£13.45</text:p>
          </table:table-cell>
          <table:table-cell office:value-type="currency" office:value="1.6286419730006201" table:style-name="ce10">
            <text:p>£1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aliplatin 100mg/20ml solution for infusion vials <text:s/>/ <text:s/>Packsize 1</text:p>
          </table:table-cell>
          <table:table-cell office:value-type="string" table:style-name="ce9">
            <text:p>DHA355</text:p>
          </table:table-cell>
          <table:table-cell office:value-type="float" office:value="48317.460167083897" table:style-name="ce14">
            <text:p>48,317<text:s/></text:p>
          </table:table-cell>
          <table:table-cell office:value-type="currency" office:value="14.269483280284168" table:style-name="ce10">
            <text:p>£14.27</text:p>
          </table:table-cell>
          <table:table-cell office:value-type="currency" office:value="35.846437797375202" table:style-name="ce10">
            <text:p>£35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aliplatin 200mg/40ml solution for infusion vials <text:s/>/ <text:s/>Packsize 1</text:p>
          </table:table-cell>
          <table:table-cell office:value-type="string" table:style-name="ce9">
            <text:p>DHC072</text:p>
          </table:table-cell>
          <table:table-cell office:value-type="float" office:value="10893.8482969126" table:style-name="ce14">
            <text:p>10,894<text:s/></text:p>
          </table:table-cell>
          <table:table-cell office:value-type="currency" office:value="11.311724437628145" table:style-name="ce10">
            <text:p>£11.31</text:p>
          </table:table-cell>
          <table:table-cell office:value-type="currency" office:value="17.133355698853801" table:style-name="ce10">
            <text:p>£17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aliplatin 50mg/10ml solution for infusion vials <text:s/>/ <text:s/>Packsize 1</text:p>
          </table:table-cell>
          <table:table-cell office:value-type="string" table:style-name="ce9">
            <text:p>DHA354</text:p>
          </table:table-cell>
          <table:table-cell office:value-type="float" office:value="19442.537532122798" table:style-name="ce14">
            <text:p>19,443<text:s/></text:p>
          </table:table-cell>
          <table:table-cell office:value-type="currency" office:value="6.4816575404208949" table:style-name="ce10">
            <text:p>£6.48</text:p>
          </table:table-cell>
          <table:table-cell office:value-type="currency" office:value="12.702524165549001" table:style-name="ce10">
            <text:p>£12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azepam 10mg tablets <text:s/>/ <text:s/>Packsize 28</text:p>
          </table:table-cell>
          <table:table-cell office:value-type="string" table:style-name="ce9">
            <text:p>DDA071</text:p>
          </table:table-cell>
          <table:table-cell office:value-type="float" office:value="9705.4082755761901" table:style-name="ce14">
            <text:p>9,705<text:s/></text:p>
          </table:table-cell>
          <table:table-cell office:value-type="currency" office:value="2.546070118676484" table:style-name="ce10">
            <text:p>£2.55</text:p>
          </table:table-cell>
          <table:table-cell office:value-type="currency" office:value="1.3601614674057101" table:style-name="ce10">
            <text:p>£1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azepam 15mg tablets <text:s/>/ <text:s/>Packsize 28</text:p>
          </table:table-cell>
          <table:table-cell office:value-type="string" table:style-name="ce9">
            <text:p>DDA067</text:p>
          </table:table-cell>
          <table:table-cell office:value-type="float" office:value="1586.8057436658901" table:style-name="ce14">
            <text:p>1,587<text:s/></text:p>
          </table:table-cell>
          <table:table-cell office:value-type="currency" office:value="2.4404688572991358" table:style-name="ce10">
            <text:p>£2.44</text:p>
          </table:table-cell>
          <table:table-cell office:value-type="currency" office:value="0.65811553032411296" table:style-name="ce10">
            <text:p>£0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butynin 2.5mg tablets <text:s/>/ <text:s/>Packsize 84</text:p>
          </table:table-cell>
          <table:table-cell office:value-type="string" table:style-name="ce9">
            <text:p>DGD008</text:p>
          </table:table-cell>
          <table:table-cell office:value-type="float" office:value="10011.230891565299" table:style-name="ce14">
            <text:p>10,011<text:s/></text:p>
          </table:table-cell>
          <table:table-cell office:value-type="currency" office:value="1.1994708872529529" table:style-name="ce10">
            <text:p>£1.20</text:p>
          </table:table-cell>
          <table:table-cell office:value-type="currency" office:value="0.90738625326845002" table:style-name="ce10">
            <text:p>£0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butynin 2.5mg/5ml oral solution 150 ml <text:s/>/ <text:s/>Packsize 1</text:p>
          </table:table-cell>
          <table:table-cell office:value-type="string" table:style-name="ce9">
            <text:p>DGD082</text:p>
          </table:table-cell>
          <table:table-cell office:value-type="float" office:value="2963.8709380063201" table:style-name="ce14">
            <text:p>2,964<text:s/></text:p>
          </table:table-cell>
          <table:table-cell office:value-type="currency" office:value="34.785016674629631" table:style-name="ce10">
            <text:p>£34.79</text:p>
          </table:table-cell>
          <table:table-cell office:value-type="currency" office:value="15.38490045558" table:style-name="ce10">
            <text:p>£15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butynin 5mg tablets <text:s/>/ <text:s/>Packsize 84</text:p>
          </table:table-cell>
          <table:table-cell office:value-type="string" table:style-name="ce9">
            <text:p>DGD011</text:p>
          </table:table-cell>
          <table:table-cell office:value-type="float" office:value="8353.1030261297692" table:style-name="ce14">
            <text:p>8,353<text:s/></text:p>
          </table:table-cell>
          <table:table-cell office:value-type="currency" office:value="1.4299033500050167" table:style-name="ce10">
            <text:p>£1.43</text:p>
          </table:table-cell>
          <table:table-cell office:value-type="currency" office:value="0.47407788698898101" table:style-name="ce10">
            <text:p>£0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butynin 5mg/5ml oral solution 150 ml <text:s/>/ <text:s/>Packsize 1</text:p>
          </table:table-cell>
          <table:table-cell office:value-type="string" table:style-name="ce9">
            <text:p>DGD048</text:p>
          </table:table-cell>
          <table:table-cell office:value-type="float" office:value="807.78420752059901" table:style-name="ce14">
            <text:p>808<text:s/></text:p>
          </table:table-cell>
          <table:table-cell office:value-type="currency" office:value="32.56123325403" table:style-name="ce10">
            <text:p>£32.56</text:p>
          </table:table-cell>
          <table:table-cell office:value-type="currency" office:value="11.287171090744801" table:style-name="ce10">
            <text:p>£11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10mg / Naloxone 5mg modified-release tablets (generic) <text:s/>/ <text:s/>Packsize 56</text:p>
          </table:table-cell>
          <table:table-cell office:value-type="string" table:style-name="ce9">
            <text:p>DHB283</text:p>
          </table:table-cell>
          <table:table-cell office:value-type="float" office:value="119.62827340397099" table:style-name="ce14">
            <text:p>120<text:s/></text:p>
          </table:table-cell>
          <table:table-cell office:value-type="currency" office:value="23.399986644855137" table:style-name="ce10">
            <text:p>£23.40</text:p>
          </table:table-cell>
          <table:table-cell office:value-type="currency" office:value="12.106302557315299" table:style-name="ce10">
            <text:p>£12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10mg / Naloxone 5mg modified-release tablets (Targinact or eqv) <text:s/>/ <text:s/>Packsize 56</text:p>
          </table:table-cell>
          <table:table-cell office:value-type="string" table:style-name="ce9">
            <text:p>DDG576</text:p>
          </table:table-cell>
          <table:table-cell office:value-type="float" office:value="348.03848370217003" table:style-name="ce14">
            <text:p>348<text:s/></text:p>
          </table:table-cell>
          <table:table-cell office:value-type="currency" office:value="29.699301899169697" table:style-name="ce10">
            <text:p>£29.70</text:p>
          </table:table-cell>
          <table:table-cell office:value-type="currency" office:value="10.0151460949598" table:style-name="ce10">
            <text:p>£10.0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10mg capsules <text:s/>/ <text:s/>Packsize 56</text:p>
          </table:table-cell>
          <table:table-cell office:value-type="string" table:style-name="ce9">
            <text:p>DDG308</text:p>
          </table:table-cell>
          <table:table-cell office:value-type="float" office:value="6580.4806091017099" table:style-name="ce14">
            <text:p>6,580<text:s/></text:p>
          </table:table-cell>
          <table:table-cell office:value-type="currency" office:value="7.5111200740620623" table:style-name="ce10">
            <text:p>£7.51</text:p>
          </table:table-cell>
          <table:table-cell office:value-type="currency" office:value="4.5121703555126604" table:style-name="ce10">
            <text:p>£4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10mg/1ml solution for injection ampoules <text:s/>/ <text:s/>Packsize 5</text:p>
          </table:table-cell>
          <table:table-cell office:value-type="string" table:style-name="ce9">
            <text:p>DDG425</text:p>
          </table:table-cell>
          <table:table-cell office:value-type="float" office:value="302542.72219620598" table:style-name="ce14">
            <text:p>302,543<text:s/></text:p>
          </table:table-cell>
          <table:table-cell office:value-type="currency" office:value="2.1023121144111139" table:style-name="ce10">
            <text:p>£2.10</text:p>
          </table:table-cell>
          <table:table-cell office:value-type="currency" office:value="1.45052451246318" table:style-name="ce10">
            <text:p>£1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10mg/ml oral solution sugar free 120 ml (50mg/5ml) <text:s/>/ <text:s/>Packsize 1</text:p>
          </table:table-cell>
          <table:table-cell office:value-type="string" table:style-name="ce9">
            <text:p>DDG424</text:p>
          </table:table-cell>
          <table:table-cell office:value-type="float" office:value="3109.3879660832499" table:style-name="ce14">
            <text:p>3,109<text:s/></text:p>
          </table:table-cell>
          <table:table-cell office:value-type="currency" office:value="19.552645299705983" table:style-name="ce10">
            <text:p>£19.55</text:p>
          </table:table-cell>
          <table:table-cell office:value-type="currency" office:value="9.6950394636204198" table:style-name="ce10">
            <text:p>£9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20mg / Naloxone 10mg modified-release tablets (generic) <text:s/>/ <text:s/>Packsize 56</text:p>
          </table:table-cell>
          <table:table-cell office:value-type="string" table:style-name="ce9">
            <text:p>DHB285</text:p>
          </table:table-cell>
          <table:table-cell office:value-type="float" office:value="59.170196978375301" table:style-name="ce14">
            <text:p>59<text:s/></text:p>
          </table:table-cell>
          <table:table-cell office:value-type="currency" office:value="46.6184015072336" table:style-name="ce10">
            <text:p>£46.62</text:p>
          </table:table-cell>
          <table:table-cell office:value-type="currency" office:value="8.4945915130641794" table:style-name="ce10">
            <text:p>£8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20mg / Naloxone 10mg modified-release tablets (Targinact or eqv) <text:s/>/ <text:s/>Packsize 56</text:p>
          </table:table-cell>
          <table:table-cell office:value-type="string" table:style-name="ce9">
            <text:p>DDG578</text:p>
          </table:table-cell>
          <table:table-cell office:value-type="float" office:value="139.68735504972901" table:style-name="ce14">
            <text:p>140<text:s/></text:p>
          </table:table-cell>
          <table:table-cell office:value-type="currency" office:value="34.165297197452077" table:style-name="ce10">
            <text:p>£34.17</text:p>
          </table:table-cell>
          <table:table-cell office:value-type="currency" office:value="2.8808729890151601" table:style-name="ce10">
            <text:p>£2.8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20mg capsules <text:s/>/ <text:s/>Packsize 56</text:p>
          </table:table-cell>
          <table:table-cell office:value-type="string" table:style-name="ce9">
            <text:p>DDG309</text:p>
          </table:table-cell>
          <table:table-cell office:value-type="float" office:value="1720.33228599117" table:style-name="ce14">
            <text:p>1,720<text:s/></text:p>
          </table:table-cell>
          <table:table-cell office:value-type="currency" office:value="13.016531853960064" table:style-name="ce10">
            <text:p>£13.02</text:p>
          </table:table-cell>
          <table:table-cell office:value-type="currency" office:value="7.1207574591826104" table:style-name="ce10">
            <text:p>£7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20mg/2ml solution for injection ampoules <text:s/>/ <text:s/>Packsize 5</text:p>
          </table:table-cell>
          <table:table-cell office:value-type="string" table:style-name="ce9">
            <text:p>DDG426</text:p>
          </table:table-cell>
          <table:table-cell office:value-type="float" office:value="33037.114910521297" table:style-name="ce14">
            <text:p>33,037<text:s/></text:p>
          </table:table-cell>
          <table:table-cell office:value-type="currency" office:value="3.4975423947567927" table:style-name="ce10">
            <text:p>£3.50</text:p>
          </table:table-cell>
          <table:table-cell office:value-type="currency" office:value="2.6105222832505102" table:style-name="ce10">
            <text:p>£2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40mg / Naloxone 20mg modified-release tablets (generic) <text:s/>/ <text:s/>Packsize 56</text:p>
          </table:table-cell>
          <table:table-cell office:value-type="string" table:style-name="ce9">
            <text:p>DHB286</text:p>
          </table:table-cell>
          <table:table-cell office:value-type="float" office:value="11.540729809552399" table:style-name="ce14">
            <text:p>12<text:s/></text:p>
          </table:table-cell>
          <table:table-cell office:value-type="currency" office:value="69.204462211647254" table:style-name="ce10">
            <text:p>£69.20</text:p>
          </table:table-cell>
          <table:table-cell office:value-type="currency" office:value="5.6029527907345198" table:style-name="ce10">
            <text:p>£5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40mg / Naloxone 20mg modified-release tablets (Targinact or eqv) <text:s/>/ <text:s/>Packsize 56</text:p>
          </table:table-cell>
          <table:table-cell office:value-type="string" table:style-name="ce9">
            <text:p>DCP005</text:p>
          </table:table-cell>
          <table:table-cell office:value-type="float" office:value="43.335725483197201" table:style-name="ce14">
            <text:p>43<text:s/></text:p>
          </table:table-cell>
          <table:table-cell office:value-type="currency" office:value="68.103163546767533" table:style-name="ce10">
            <text:p>£68.10</text:p>
          </table:table-cell>
          <table:table-cell office:value-type="currency" office:value="3.2713909716665199" table:style-name="ce10">
            <text:p>£3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50mg/1ml solution for injection ampoules <text:s/>/ <text:s/>Packsize 5</text:p>
          </table:table-cell>
          <table:table-cell office:value-type="string" table:style-name="ce9">
            <text:p>DCP003</text:p>
          </table:table-cell>
          <table:table-cell office:value-type="float" office:value="27055.0913485251" table:style-name="ce14">
            <text:p>27,055<text:s/></text:p>
          </table:table-cell>
          <table:table-cell office:value-type="currency" office:value="12.002835466962967" table:style-name="ce10">
            <text:p>£12.00</text:p>
          </table:table-cell>
          <table:table-cell office:value-type="currency" office:value="12.073891300459" table:style-name="ce10">
            <text:p>£12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5mg / Naloxone 2.5mg modified-release tablets (generic) <text:s/>/ <text:s/>Packsize 28</text:p>
          </table:table-cell>
          <table:table-cell office:value-type="string" table:style-name="ce9">
            <text:p>DHB284</text:p>
          </table:table-cell>
          <table:table-cell office:value-type="float" office:value="109.23935776203901" table:style-name="ce14">
            <text:p>109<text:s/></text:p>
          </table:table-cell>
          <table:table-cell office:value-type="currency" office:value="10.826134684682035" table:style-name="ce10">
            <text:p>£10.83</text:p>
          </table:table-cell>
          <table:table-cell office:value-type="currency" office:value="1.4868024161383699" table:style-name="ce10">
            <text:p>£1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5mg / Naloxone 2.5mg modified-release tablets (Targinact or eqv) <text:s/>/ <text:s/>Packsize 28</text:p>
          </table:table-cell>
          <table:table-cell office:value-type="string" table:style-name="ce9">
            <text:p>DCP006</text:p>
          </table:table-cell>
          <table:table-cell office:value-type="float" office:value="756.36565059711597" table:style-name="ce14">
            <text:p>756<text:s/></text:p>
          </table:table-cell>
          <table:table-cell office:value-type="currency" office:value="34.639106071668429" table:style-name="ce10">
            <text:p>£34.64</text:p>
          </table:table-cell>
          <table:table-cell office:value-type="currency" office:value="389.10490254798998" table:style-name="ce10">
            <text:p>£389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5mg capsules <text:s/>/ <text:s/>Packsize 56</text:p>
          </table:table-cell>
          <table:table-cell office:value-type="string" table:style-name="ce9">
            <text:p>DDG307</text:p>
          </table:table-cell>
          <table:table-cell office:value-type="float" office:value="25716.212319477501" table:style-name="ce14">
            <text:p>25,716<text:s/></text:p>
          </table:table-cell>
          <table:table-cell office:value-type="currency" office:value="3.9684320043782209" table:style-name="ce10">
            <text:p>£3.97</text:p>
          </table:table-cell>
          <table:table-cell office:value-type="currency" office:value="2.5425446675737802" table:style-name="ce10">
            <text:p>£2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codone 5mg/5ml oral solution sugar free 250 ml <text:s/>/ <text:s/>Packsize 1</text:p>
          </table:table-cell>
          <table:table-cell office:value-type="string" table:style-name="ce9">
            <text:p>DDG423</text:p>
          </table:table-cell>
          <table:table-cell office:value-type="float" office:value="145567.79685774399" table:style-name="ce14">
            <text:p>145,568<text:s/></text:p>
          </table:table-cell>
          <table:table-cell office:value-type="currency" office:value="5.8146991180142393" table:style-name="ce10">
            <text:p>£5.81</text:p>
          </table:table-cell>
          <table:table-cell office:value-type="currency" office:value="2.0134071590181799" table:style-name="ce10">
            <text:p>£2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tetracycline 250mg tablets <text:s/>/ <text:s/>Packsize 28</text:p>
          </table:table-cell>
          <table:table-cell office:value-type="string" table:style-name="ce9">
            <text:p>DEA280</text:p>
          </table:table-cell>
          <table:table-cell office:value-type="float" office:value="5328.11664176267" table:style-name="ce14">
            <text:p>5,328<text:s/></text:p>
          </table:table-cell>
          <table:table-cell office:value-type="currency" office:value="0.89988645564144354" table:style-name="ce10">
            <text:p>£0.90</text:p>
          </table:table-cell>
          <table:table-cell office:value-type="currency" office:value="1.7167877541765599" table:style-name="ce10">
            <text:p>£1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tocin 10units/1ml solution for injection ampoules <text:s/>/ <text:s/>Packsize 5</text:p>
          </table:table-cell>
          <table:table-cell office:value-type="string" table:style-name="ce9">
            <text:p>DGA033</text:p>
          </table:table-cell>
          <table:table-cell office:value-type="float" office:value="98328.160137251005" table:style-name="ce14">
            <text:p>98,328<text:s/></text:p>
          </table:table-cell>
          <table:table-cell office:value-type="currency" office:value="2.1151084258029362" table:style-name="ce10">
            <text:p>£2.12</text:p>
          </table:table-cell>
          <table:table-cell office:value-type="currency" office:value="1.1395589179230801" table:style-name="ce10">
            <text:p>£1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tocin 10units/1ml solution for injection ampoules <text:s/>/ <text:s/>Packsize 10</text:p>
          </table:table-cell>
          <table:table-cell office:value-type="string" table:style-name="ce9">
            <text:p>DGA037</text:p>
          </table:table-cell>
          <table:table-cell office:value-type="float" office:value="97686.477857959006" table:style-name="ce14">
            <text:p>97,686<text:s/></text:p>
          </table:table-cell>
          <table:table-cell office:value-type="currency" office:value="2.7305314496838284" table:style-name="ce10">
            <text:p>£2.73</text:p>
          </table:table-cell>
          <table:table-cell office:value-type="currency" office:value="8.1514652112093504" table:style-name="ce10">
            <text:p>£8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tocin 5units/1ml solution for injection ampoules <text:s/>/ <text:s/>Packsize 5</text:p>
          </table:table-cell>
          <table:table-cell office:value-type="string" table:style-name="ce9">
            <text:p>DGA010</text:p>
          </table:table-cell>
          <table:table-cell office:value-type="float" office:value="11182.013133026399" table:style-name="ce14">
            <text:p>11,182<text:s/></text:p>
          </table:table-cell>
          <table:table-cell office:value-type="currency" office:value="1.7021693476448776" table:style-name="ce10">
            <text:p>£1.70</text:p>
          </table:table-cell>
          <table:table-cell office:value-type="currency" office:value="0.97438709565534798" table:style-name="ce10">
            <text:p>£0.9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Oxytocin 5units/1ml solution for injection ampoules <text:s/>/ <text:s/>Packsize 10</text:p>
          </table:table-cell>
          <table:table-cell office:value-type="string" table:style-name="ce9">
            <text:p>DGA038</text:p>
          </table:table-cell>
          <table:table-cell office:value-type="float" office:value="17584.733488234699" table:style-name="ce14">
            <text:p>17,585<text:s/></text:p>
          </table:table-cell>
          <table:table-cell office:value-type="currency" office:value="4.2035422401741798" table:style-name="ce10">
            <text:p>£4.20</text:p>
          </table:table-cell>
          <table:table-cell office:value-type="currency" office:value="1.5859758890125299" table:style-name="ce10">
            <text:p>£1.5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clitaxel 100mg/16.7ml solution for infusion vials <text:s/>/ <text:s/>Packsize 1</text:p>
          </table:table-cell>
          <table:table-cell office:value-type="string" table:style-name="ce9">
            <text:p>DHA145</text:p>
          </table:table-cell>
          <table:table-cell office:value-type="float" office:value="51247.577904496298" table:style-name="ce14">
            <text:p>51,248<text:s/></text:p>
          </table:table-cell>
          <table:table-cell office:value-type="currency" office:value="12.885421653109255" table:style-name="ce10">
            <text:p>£12.89</text:p>
          </table:table-cell>
          <table:table-cell office:value-type="currency" office:value="30.6978083850383" table:style-name="ce10">
            <text:p>£30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clitaxel 150mg/25ml solution for infusion vials <text:s/>/ <text:s/>Packsize 1</text:p>
          </table:table-cell>
          <table:table-cell office:value-type="string" table:style-name="ce9">
            <text:p>DHA297</text:p>
          </table:table-cell>
          <table:table-cell office:value-type="float" office:value="26286.714498562698" table:style-name="ce14">
            <text:p>26,287<text:s/></text:p>
          </table:table-cell>
          <table:table-cell office:value-type="currency" office:value="22.366954989074351" table:style-name="ce10">
            <text:p>£22.37</text:p>
          </table:table-cell>
          <table:table-cell office:value-type="currency" office:value="19.418928722744901" table:style-name="ce10">
            <text:p>£19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clitaxel 300mg/50ml solution for injection vials <text:s/>/ <text:s/>Packsize 1</text:p>
          </table:table-cell>
          <table:table-cell office:value-type="string" table:style-name="ce9">
            <text:p>DHA210</text:p>
          </table:table-cell>
          <table:table-cell office:value-type="float" office:value="27912.348291242499" table:style-name="ce14">
            <text:p>27,912<text:s/></text:p>
          </table:table-cell>
          <table:table-cell office:value-type="currency" office:value="31.888312323734581" table:style-name="ce10">
            <text:p>£31.89</text:p>
          </table:table-cell>
          <table:table-cell office:value-type="currency" office:value="33.849604913331703" table:style-name="ce10">
            <text:p>£33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clitaxel 30mg/5ml solution for infusion vials <text:s/>/ <text:s/>Packsize 1</text:p>
          </table:table-cell>
          <table:table-cell office:value-type="string" table:style-name="ce9">
            <text:p>DHA144</text:p>
          </table:table-cell>
          <table:table-cell office:value-type="float" office:value="28911.173573996901" table:style-name="ce14">
            <text:p>28,911<text:s/></text:p>
          </table:table-cell>
          <table:table-cell office:value-type="currency" office:value="4.7850693312715133" table:style-name="ce10">
            <text:p>£4.79</text:p>
          </table:table-cell>
          <table:table-cell office:value-type="currency" office:value="7.85139185699175" table:style-name="ce10">
            <text:p>£7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clitaxel Albumin 100mg powder for suspension for infusion vials (e.g. Abraxane) <text:s/>/ <text:s/>Packsize 1</text:p>
          </table:table-cell>
          <table:table-cell office:value-type="string" table:style-name="ce9">
            <text:p>DHC068</text:p>
          </table:table-cell>
          <table:table-cell office:value-type="float" office:value="34485.893109481804" table:style-name="ce14">
            <text:p>34,486<text:s/></text:p>
          </table:table-cell>
          <table:table-cell office:value-type="currency" office:value="153.33028879991954" table:style-name="ce10">
            <text:p>£153.33</text:p>
          </table:table-cell>
          <table:table-cell office:value-type="currency" office:value="18.030762049568999" table:style-name="ce10">
            <text:p>£18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liperidone 100mg/1ml prolonged-release suspension for injection pre-filled syringes (e.g. Xeplion or eqv) <text:s/>/ <text:s/>Packsize 1</text:p>
          </table:table-cell>
          <table:table-cell office:value-type="string" table:style-name="ce9">
            <text:p>DDE021</text:p>
          </table:table-cell>
          <table:table-cell office:value-type="float" office:value="27705.6641665567" table:style-name="ce14">
            <text:p>27,706<text:s/></text:p>
          </table:table-cell>
          <table:table-cell office:value-type="currency" office:value="144.05061708708388" table:style-name="ce10">
            <text:p>£144.05</text:p>
          </table:table-cell>
          <table:table-cell office:value-type="currency" office:value="58.191502744155301" table:style-name="ce10">
            <text:p>£58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liperidone 150mg/1.5ml prolonged-release suspension for injection pre-filled syringes (e.g. Xeplion or eqv) <text:s/>/ <text:s/>Packsize 1</text:p>
          </table:table-cell>
          <table:table-cell office:value-type="string" table:style-name="ce9">
            <text:p>DDE023</text:p>
          </table:table-cell>
          <table:table-cell office:value-type="float" office:value="33556.141716500701" table:style-name="ce14">
            <text:p>33,556<text:s/></text:p>
          </table:table-cell>
          <table:table-cell office:value-type="currency" office:value="171.46270475937183" table:style-name="ce10">
            <text:p>£171.46</text:p>
          </table:table-cell>
          <table:table-cell office:value-type="currency" office:value="76.179476371398394" table:style-name="ce10">
            <text:p>£76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liperidone 50mg/0.5ml prolonged-release suspension for injection pre-filled syringes (e.g. Xeplion or eqv) <text:s/>/ <text:s/>Packsize 1</text:p>
          </table:table-cell>
          <table:table-cell office:value-type="string" table:style-name="ce9">
            <text:p>DDE025</text:p>
          </table:table-cell>
          <table:table-cell office:value-type="float" office:value="5167.3678999659596" table:style-name="ce14">
            <text:p>5,167<text:s/></text:p>
          </table:table-cell>
          <table:table-cell office:value-type="currency" office:value="97.368548115824012" table:style-name="ce10">
            <text:p>£97.37</text:p>
          </table:table-cell>
          <table:table-cell office:value-type="currency" office:value="23.0353980834029" table:style-name="ce10">
            <text:p>£23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liperidone 75mg/0.75ml prolonged-release suspension for injection pre-filled syringes (e.g. Xeplion or eqv) <text:s/>/ <text:s/>Packsize 1</text:p>
          </table:table-cell>
          <table:table-cell office:value-type="string" table:style-name="ce9">
            <text:p>DJB027</text:p>
          </table:table-cell>
          <table:table-cell office:value-type="float" office:value="11150.051914302599" table:style-name="ce14">
            <text:p>11,150<text:s/></text:p>
          </table:table-cell>
          <table:table-cell office:value-type="currency" office:value="119.51777805541739" table:style-name="ce10">
            <text:p>£119.52</text:p>
          </table:table-cell>
          <table:table-cell office:value-type="currency" office:value="42.009352290143902" table:style-name="ce10">
            <text:p>£42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lonosetron 250micrograms/5ml solution for injection amps <text:s/>/ <text:s/>Packsize 1</text:p>
          </table:table-cell>
          <table:table-cell office:value-type="string" table:style-name="ce9">
            <text:p>DDF106</text:p>
          </table:table-cell>
          <table:table-cell office:value-type="float" office:value="1056.21659881659" table:style-name="ce14">
            <text:p>1,056<text:s/></text:p>
          </table:table-cell>
          <table:table-cell office:value-type="currency" office:value="9.5197424574332175" table:style-name="ce10">
            <text:p>£9.52</text:p>
          </table:table-cell>
          <table:table-cell office:value-type="currency" office:value="8.5459259373549905" table:style-name="ce10">
            <text:p>£8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lonosetron 250micrograms/5ml solution for injection vials <text:s/>/ <text:s/>Packsize 1</text:p>
          </table:table-cell>
          <table:table-cell office:value-type="string" table:style-name="ce9">
            <text:p>DDL015</text:p>
          </table:table-cell>
          <table:table-cell office:value-type="float" office:value="292.79850647522801" table:style-name="ce14">
            <text:p>293<text:s/></text:p>
          </table:table-cell>
          <table:table-cell office:value-type="currency" office:value="7.3042722305721224" table:style-name="ce10">
            <text:p>£7.30</text:p>
          </table:table-cell>
          <table:table-cell office:value-type="currency" office:value="1.5599434283289499" table:style-name="ce10">
            <text:p>£1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lonosetron 250micrograms/5ml solution for injection vials <text:s/>/ <text:s/>Packsize 10</text:p>
          </table:table-cell>
          <table:table-cell office:value-type="string" table:style-name="ce9">
            <text:p>DDL016</text:p>
          </table:table-cell>
          <table:table-cell office:value-type="float" office:value="133.51608692191101" table:style-name="ce14">
            <text:p>134<text:s/></text:p>
          </table:table-cell>
          <table:table-cell office:value-type="currency" office:value="144.97151950926093" table:style-name="ce10">
            <text:p>£144.97</text:p>
          </table:table-cell>
          <table:table-cell office:value-type="currency" office:value="266.89608748528798" table:style-name="ce10">
            <text:p>£266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ntoprazole 20mg gastro-resistant tablets <text:s/>/ <text:s/>Packsize 28</text:p>
          </table:table-cell>
          <table:table-cell office:value-type="string" table:style-name="ce9">
            <text:p>DAC025</text:p>
          </table:table-cell>
          <table:table-cell office:value-type="float" office:value="22244.787079889298" table:style-name="ce14">
            <text:p>22,245<text:s/></text:p>
          </table:table-cell>
          <table:table-cell office:value-type="currency" office:value="0.4282796668623996" table:style-name="ce10">
            <text:p>£0.43</text:p>
          </table:table-cell>
          <table:table-cell office:value-type="currency" office:value="0.71817547868666998" table:style-name="ce10">
            <text:p>£0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ntoprazole 40mg gastro-resistant tablets <text:s/>/ <text:s/>Packsize 28</text:p>
          </table:table-cell>
          <table:table-cell office:value-type="string" table:style-name="ce9">
            <text:p>DAC000</text:p>
          </table:table-cell>
          <table:table-cell office:value-type="float" office:value="18110.019916977701" table:style-name="ce14">
            <text:p>18,110<text:s/></text:p>
          </table:table-cell>
          <table:table-cell office:value-type="currency" office:value="0.58668958116602399" table:style-name="ce10">
            <text:p>£0.59</text:p>
          </table:table-cell>
          <table:table-cell office:value-type="currency" office:value="1.2894694470774699" table:style-name="ce10">
            <text:p>£1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ntoprazole 40mg powder for solution for injection vials <text:s/>/ <text:s/>Packsize 1</text:p>
          </table:table-cell>
          <table:table-cell office:value-type="string" table:style-name="ce9">
            <text:p>DAC039</text:p>
          </table:table-cell>
          <table:table-cell office:value-type="float" office:value="522890.94503462297" table:style-name="ce14">
            <text:p>522,891<text:s/></text:p>
          </table:table-cell>
          <table:table-cell office:value-type="currency" office:value="1.9167493710062935" table:style-name="ce10">
            <text:p>£1.92</text:p>
          </table:table-cell>
          <table:table-cell office:value-type="currency" office:value="2.8900515155389499" table:style-name="ce10">
            <text:p>£2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ntoprazole 40mg powder for solution for injection vials <text:s/>/ <text:s/>Packsize 5</text:p>
          </table:table-cell>
          <table:table-cell office:value-type="string" table:style-name="ce9">
            <text:p>DAC079</text:p>
          </table:table-cell>
          <table:table-cell office:value-type="float" office:value="46472.6463355175" table:style-name="ce14">
            <text:p>46,473<text:s/></text:p>
          </table:table-cell>
          <table:table-cell office:value-type="currency" office:value="4.9803225822135158" table:style-name="ce10">
            <text:p>£4.98</text:p>
          </table:table-cell>
          <table:table-cell office:value-type="currency" office:value="6.7447921213733597" table:style-name="ce10">
            <text:p>£6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100mg/10ml solution for infusion <text:s/>/ <text:s/>Packsize 20</text:p>
          </table:table-cell>
          <table:table-cell office:value-type="string" table:style-name="ce9">
            <text:p>DDM049</text:p>
          </table:table-cell>
          <table:table-cell office:value-type="float" office:value="1709.7135748267201" table:style-name="ce14">
            <text:p>1,710<text:s/></text:p>
          </table:table-cell>
          <table:table-cell office:value-type="currency" office:value="76.999999846958318" table:style-name="ce10">
            <text:p>£77.00</text:p>
          </table:table-cell>
          <table:table-cell office:value-type="currency" office:value="6.9999999860871203" table:style-name="ce10">
            <text:p>£7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120mg suppositories <text:s/>/ <text:s/>Packsize 10</text:p>
          </table:table-cell>
          <table:table-cell office:value-type="string" table:style-name="ce9">
            <text:p>DDG387</text:p>
          </table:table-cell>
          <table:table-cell office:value-type="float" office:value="4036.4612112945201" table:style-name="ce14">
            <text:p>4,036<text:s/></text:p>
          </table:table-cell>
          <table:table-cell office:value-type="currency" office:value="13.830262964944099" table:style-name="ce10">
            <text:p>£13.83</text:p>
          </table:table-cell>
          <table:table-cell office:value-type="currency" office:value="3.0812389163859399" table:style-name="ce10">
            <text:p>£3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125mg suppositories <text:s/>/ <text:s/>Packsize 10</text:p>
          </table:table-cell>
          <table:table-cell office:value-type="string" table:style-name="ce9">
            <text:p>DDM014</text:p>
          </table:table-cell>
          <table:table-cell office:value-type="float" office:value="1814.21100782545" table:style-name="ce14">
            <text:p>1,814<text:s/></text:p>
          </table:table-cell>
          <table:table-cell office:value-type="currency" office:value="8.2045252375803575" table:style-name="ce10">
            <text:p>£8.20</text:p>
          </table:table-cell>
          <table:table-cell office:value-type="currency" office:value="1.3027374320076699" table:style-name="ce10">
            <text:p>£1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1g suppositories <text:s/>/ <text:s/>Packsize 10</text:p>
          </table:table-cell>
          <table:table-cell office:value-type="string" table:style-name="ce9">
            <text:p>DDG262</text:p>
          </table:table-cell>
          <table:table-cell office:value-type="float" office:value="2474.77583507606" table:style-name="ce14">
            <text:p>2,475<text:s/></text:p>
          </table:table-cell>
          <table:table-cell office:value-type="currency" office:value="55.881206709677471" table:style-name="ce10">
            <text:p>£55.88</text:p>
          </table:table-cell>
          <table:table-cell office:value-type="currency" office:value="1.08312702771665" table:style-name="ce10">
            <text:p>£1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1g/100ml infusion bags <text:s/>(Altan) <text:s/>/ <text:s/>Packsize 50</text:p>
          </table:table-cell>
          <table:table-cell office:value-type="string" table:style-name="ce9">
            <text:p>DDM019</text:p>
          </table:table-cell>
          <table:table-cell office:value-type="float" office:value="16489.939725125201" table:style-name="ce14">
            <text:p>16,490<text:s/></text:p>
          </table:table-cell>
          <table:table-cell office:value-type="currency" office:value="36.867159015366511" table:style-name="ce10">
            <text:p>£36.87</text:p>
          </table:table-cell>
          <table:table-cell office:value-type="currency" office:value="10.1965194394988" table:style-name="ce10">
            <text:p>£1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1g/100ml solution for infusion vial glass (e.g. Fresenius/Accord) <text:s/>/ <text:s/>Packsize 10</text:p>
          </table:table-cell>
          <table:table-cell office:value-type="string" table:style-name="ce9">
            <text:p>DDG152</text:p>
          </table:table-cell>
          <table:table-cell office:value-type="float" office:value="520869.21204589301" table:style-name="ce14">
            <text:p>520,869<text:s/></text:p>
          </table:table-cell>
          <table:table-cell office:value-type="currency" office:value="5.741579096705185" table:style-name="ce10">
            <text:p>£5.74</text:p>
          </table:table-cell>
          <table:table-cell office:value-type="currency" office:value="1.8253346307434299" table:style-name="ce10">
            <text:p>£1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1g/100ml solution for infusion vial plastic (e.g. kent/synchrony/Braun) <text:s/>/ <text:s/>Packsize 10</text:p>
          </table:table-cell>
          <table:table-cell office:value-type="string" table:style-name="ce9">
            <text:p>DDM034</text:p>
          </table:table-cell>
          <table:table-cell office:value-type="float" office:value="195497.222965889" table:style-name="ce14">
            <text:p>195,497<text:s/></text:p>
          </table:table-cell>
          <table:table-cell office:value-type="currency" office:value="5.6930824546505034" table:style-name="ce10">
            <text:p>£5.69</text:p>
          </table:table-cell>
          <table:table-cell office:value-type="currency" office:value="2.3233040778107101" table:style-name="ce10">
            <text:p>£2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240mg suppositories <text:s/>/ <text:s/>Packsize 10</text:p>
          </table:table-cell>
          <table:table-cell office:value-type="string" table:style-name="ce9">
            <text:p>DDG055</text:p>
          </table:table-cell>
          <table:table-cell office:value-type="float" office:value="3588.1777560110199" table:style-name="ce14">
            <text:p>3,588<text:s/></text:p>
          </table:table-cell>
          <table:table-cell office:value-type="currency" office:value="26.572510194143003" table:style-name="ce10">
            <text:p>£26.57</text:p>
          </table:table-cell>
          <table:table-cell office:value-type="currency" office:value="6.5815628602261604" table:style-name="ce10">
            <text:p>£6.5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250mg suppositories <text:s/>/ <text:s/>Packsize 10</text:p>
          </table:table-cell>
          <table:table-cell office:value-type="string" table:style-name="ce9">
            <text:p>DDM024</text:p>
          </table:table-cell>
          <table:table-cell office:value-type="float" office:value="2371.3461484115701" table:style-name="ce14">
            <text:p>2,371<text:s/></text:p>
          </table:table-cell>
          <table:table-cell office:value-type="currency" office:value="2.6962196152943574" table:style-name="ce10">
            <text:p>£2.70</text:p>
          </table:table-cell>
          <table:table-cell office:value-type="currency" office:value="2.5359352471711798" table:style-name="ce10">
            <text:p>£2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250mg/5ml oral suspension alcohol free 100 ml <text:s/>/ <text:s/>Packsize 1</text:p>
          </table:table-cell>
          <table:table-cell office:value-type="string" table:style-name="ce9">
            <text:p>DDM045</text:p>
          </table:table-cell>
          <table:table-cell office:value-type="float" office:value="1434.55215772868" table:style-name="ce14">
            <text:p>1,435<text:s/></text:p>
          </table:table-cell>
          <table:table-cell office:value-type="currency" office:value="1.8736160867483425" table:style-name="ce10">
            <text:p>£1.87</text:p>
          </table:table-cell>
          <table:table-cell office:value-type="currency" office:value="0.33543396337605302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500mg caplet shaped tablets pre-labelled pack <text:s/>/ <text:s/>Packsize 32</text:p>
          </table:table-cell>
          <table:table-cell office:value-type="string" table:style-name="ce9">
            <text:p>DDG527</text:p>
          </table:table-cell>
          <table:table-cell office:value-type="float" office:value="80160.484227299705" table:style-name="ce14">
            <text:p>80,160<text:s/></text:p>
          </table:table-cell>
          <table:table-cell office:value-type="currency" office:value="0.96277973797114857" table:style-name="ce10">
            <text:p>£0.96</text:p>
          </table:table-cell>
          <table:table-cell office:value-type="currency" office:value="0.240294918458276" table:style-name="ce10">
            <text:p>£0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500mg soluble tablets <text:s/>/ <text:s/>Packsize 24</text:p>
          </table:table-cell>
          <table:table-cell office:value-type="string" table:style-name="ce9">
            <text:p>DDG485</text:p>
          </table:table-cell>
          <table:table-cell office:value-type="float" office:value="104778.921316933" table:style-name="ce14">
            <text:p>104,779<text:s/></text:p>
          </table:table-cell>
          <table:table-cell office:value-type="currency" office:value="1.2240907654703301" table:style-name="ce10">
            <text:p>£1.22</text:p>
          </table:table-cell>
          <table:table-cell office:value-type="currency" office:value="0.322770505341201" table:style-name="ce10">
            <text:p>£0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500mg soluble tablets <text:s/>/ <text:s/>Packsize 60</text:p>
          </table:table-cell>
          <table:table-cell office:value-type="string" table:style-name="ce9">
            <text:p>DDM004</text:p>
          </table:table-cell>
          <table:table-cell office:value-type="float" office:value="53952.548852238797" table:style-name="ce14">
            <text:p>53,953<text:s/></text:p>
          </table:table-cell>
          <table:table-cell office:value-type="currency" office:value="2.6841575250988488" table:style-name="ce10">
            <text:p>£2.68</text:p>
          </table:table-cell>
          <table:table-cell office:value-type="currency" office:value="0.99996164296786905" table:style-name="ce10">
            <text:p>£1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500mg suppositories <text:s/>/ <text:s/>Packsize 10</text:p>
          </table:table-cell>
          <table:table-cell office:value-type="string" table:style-name="ce9">
            <text:p>DDM025</text:p>
          </table:table-cell>
          <table:table-cell office:value-type="float" office:value="13208.315040191201" table:style-name="ce14">
            <text:p>13,208<text:s/></text:p>
          </table:table-cell>
          <table:table-cell office:value-type="currency" office:value="4.7098104346169114" table:style-name="ce10">
            <text:p>£4.71</text:p>
          </table:table-cell>
          <table:table-cell office:value-type="currency" office:value="6.1006451260035401" table:style-name="ce10">
            <text:p>£6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500mg tablets <text:s/>/ <text:s/>Packsize 16</text:p>
          </table:table-cell>
          <table:table-cell office:value-type="string" table:style-name="ce9">
            <text:p>DDG173</text:p>
          </table:table-cell>
          <table:table-cell office:value-type="float" office:value="72791.731083922103" table:style-name="ce14">
            <text:p>72,792<text:s/></text:p>
          </table:table-cell>
          <table:table-cell office:value-type="currency" office:value="0.2633007858805177" table:style-name="ce10">
            <text:p>£0.26</text:p>
          </table:table-cell>
          <table:table-cell office:value-type="currency" office:value="0.170224132151445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500mg tablets <text:s/>/ <text:s/>Packsize 32</text:p>
          </table:table-cell>
          <table:table-cell office:value-type="string" table:style-name="ce9">
            <text:p>DDG325</text:p>
          </table:table-cell>
          <table:table-cell office:value-type="float" office:value="1315288.03781623" table:style-name="ce14">
            <text:p>1,315,288<text:s/></text:p>
          </table:table-cell>
          <table:table-cell office:value-type="currency" office:value="0.4831937353092513" table:style-name="ce10">
            <text:p>£0.48</text:p>
          </table:table-cell>
          <table:table-cell office:value-type="currency" office:value="0.18219352505827599" table:style-name="ce10">
            <text:p>£0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500mg tablets <text:s/>/ <text:s/>Packsize 100</text:p>
          </table:table-cell>
          <table:table-cell office:value-type="string" table:style-name="ce9">
            <text:p>DDM003</text:p>
          </table:table-cell>
          <table:table-cell office:value-type="float" office:value="1229184.5867057401" table:style-name="ce14">
            <text:p>1,229,185<text:s/></text:p>
          </table:table-cell>
          <table:table-cell office:value-type="currency" office:value="0.78517381395626407" table:style-name="ce10">
            <text:p>£0.79</text:p>
          </table:table-cell>
          <table:table-cell office:value-type="currency" office:value="0.42825656031746501" table:style-name="ce10">
            <text:p>£0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500mg/50ml solution for infusion vial glass (e.g. Fresenius/Accord) <text:s/>/ <text:s/>Packsize 10</text:p>
          </table:table-cell>
          <table:table-cell office:value-type="string" table:style-name="ce9">
            <text:p>DDM009</text:p>
          </table:table-cell>
          <table:table-cell office:value-type="float" office:value="25616.4904355006" table:style-name="ce14">
            <text:p>25,616<text:s/></text:p>
          </table:table-cell>
          <table:table-cell office:value-type="currency" office:value="7.4067573962846867" table:style-name="ce10">
            <text:p>£7.41</text:p>
          </table:table-cell>
          <table:table-cell office:value-type="currency" office:value="0.375907733911447" table:style-name="ce10">
            <text:p>£0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acetamol 500mg/50ml solution for infusion vial plastic (e.g. kent/synchrony/Braun/Altan) <text:s/>/ <text:s/>Packsize 10</text:p>
          </table:table-cell>
          <table:table-cell office:value-type="string" table:style-name="ce9">
            <text:p>DDM039</text:p>
          </table:table-cell>
          <table:table-cell office:value-type="float" office:value="9574.1242025126703" table:style-name="ce14">
            <text:p>9,574<text:s/></text:p>
          </table:table-cell>
          <table:table-cell office:value-type="currency" office:value="7.4588232291010419" table:style-name="ce10">
            <text:p>£7.46</text:p>
          </table:table-cell>
          <table:table-cell office:value-type="currency" office:value="0.26483174441902801" table:style-name="ce10">
            <text:p>£0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ecoxib 40mg powder and solvent for solution for injection vials <text:s/>/ <text:s/>Packsize 5</text:p>
          </table:table-cell>
          <table:table-cell office:value-type="string" table:style-name="ce9">
            <text:p>DOA179</text:p>
          </table:table-cell>
          <table:table-cell office:value-type="float" office:value="6572.8185089435401" table:style-name="ce14">
            <text:p>6,573<text:s/></text:p>
          </table:table-cell>
          <table:table-cell office:value-type="currency" office:value="19.795666018003793" table:style-name="ce10">
            <text:p>£19.80</text:p>
          </table:table-cell>
          <table:table-cell office:value-type="currency" office:value="1.90056754514597" table:style-name="ce10">
            <text:p>£1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ecoxib 40mg powder for solution for injection vials <text:s/>/ <text:s/>Packsize 10</text:p>
          </table:table-cell>
          <table:table-cell office:value-type="string" table:style-name="ce9">
            <text:p>DOA161</text:p>
          </table:table-cell>
          <table:table-cell office:value-type="float" office:value="16973.503108149402" table:style-name="ce14">
            <text:p>16,974<text:s/></text:p>
          </table:table-cell>
          <table:table-cell office:value-type="currency" office:value="34.222026902691113" table:style-name="ce10">
            <text:p>£34.22</text:p>
          </table:table-cell>
          <table:table-cell office:value-type="currency" office:value="4.3353789308386599" table:style-name="ce10">
            <text:p>£4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oxetine 20mg tablets <text:s/>/ <text:s/>Packsize 30</text:p>
          </table:table-cell>
          <table:table-cell office:value-type="string" table:style-name="ce9">
            <text:p>DDI012</text:p>
          </table:table-cell>
          <table:table-cell office:value-type="float" office:value="15296.856580914" table:style-name="ce14">
            <text:p>15,297<text:s/></text:p>
          </table:table-cell>
          <table:table-cell office:value-type="currency" office:value="0.75196756530698294" table:style-name="ce10">
            <text:p>£0.75</text:p>
          </table:table-cell>
          <table:table-cell office:value-type="currency" office:value="0.52768657038154398" table:style-name="ce10">
            <text:p>£0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aroxetine 30mg tablets <text:s/>/ <text:s/>Packsize 30</text:p>
          </table:table-cell>
          <table:table-cell office:value-type="string" table:style-name="ce9">
            <text:p>DDI013</text:p>
          </table:table-cell>
          <table:table-cell office:value-type="float" office:value="5014.0293929576901" table:style-name="ce14">
            <text:p>5,014<text:s/></text:p>
          </table:table-cell>
          <table:table-cell office:value-type="currency" office:value="2.6542504953584944" table:style-name="ce10">
            <text:p>£2.65</text:p>
          </table:table-cell>
          <table:table-cell office:value-type="currency" office:value="1.7303596128085701" table:style-name="ce10">
            <text:p>£1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metrexed 100mg powder for solution for injection vials <text:s/>(generic) <text:s/>/ <text:s/>Packsize 1</text:p>
          </table:table-cell>
          <table:table-cell office:value-type="string" table:style-name="ce9">
            <text:p>DEI019</text:p>
          </table:table-cell>
          <table:table-cell office:value-type="float" office:value="4159.16227942158" table:style-name="ce14">
            <text:p>4,159<text:s/></text:p>
          </table:table-cell>
          <table:table-cell office:value-type="currency" office:value="56.098001069688536" table:style-name="ce10">
            <text:p>£56.10</text:p>
          </table:table-cell>
          <table:table-cell office:value-type="currency" office:value="39.813469612317803" table:style-name="ce10">
            <text:p>£39.8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metrexed 100mg/4ml solution for infusion vials (generic) <text:s/>/ <text:s/>Packsize 1</text:p>
          </table:table-cell>
          <table:table-cell office:value-type="string" table:style-name="ce9">
            <text:p>DYC062</text:p>
          </table:table-cell>
          <table:table-cell office:value-type="float" office:value="3843.82302344253" table:style-name="ce14">
            <text:p>3,844<text:s/></text:p>
          </table:table-cell>
          <table:table-cell office:value-type="currency" office:value="18.339985886463641" table:style-name="ce10">
            <text:p>£18.34</text:p>
          </table:table-cell>
          <table:table-cell office:value-type="currency" office:value="20.4138988435855" table:style-name="ce10">
            <text:p>£20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metrexed 1g/100ml infusion bags <text:s/>/ <text:s/>Packsize 1</text:p>
          </table:table-cell>
          <table:table-cell office:value-type="string" table:style-name="ce9">
            <text:p>DLH024</text:p>
          </table:table-cell>
          <table:table-cell office:value-type="float" office:value="1785.67419805448" table:style-name="ce14">
            <text:p>1,786<text:s/></text:p>
          </table:table-cell>
          <table:table-cell office:value-type="currency" office:value="80.06443737371967" table:style-name="ce10">
            <text:p>£80.06</text:p>
          </table:table-cell>
          <table:table-cell office:value-type="currency" office:value="16.925368003551998" table:style-name="ce10">
            <text:p>£16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metrexed 1g/40ml solution for infusion vials (generic) <text:s/>/ <text:s/>Packsize 1</text:p>
          </table:table-cell>
          <table:table-cell office:value-type="string" table:style-name="ce9">
            <text:p>DEI018</text:p>
          </table:table-cell>
          <table:table-cell office:value-type="float" office:value="2333.3914023027801" table:style-name="ce14">
            <text:p>2,333<text:s/></text:p>
          </table:table-cell>
          <table:table-cell office:value-type="currency" office:value="215.11762214630232" table:style-name="ce10">
            <text:p>£215.12</text:p>
          </table:table-cell>
          <table:table-cell office:value-type="currency" office:value="213.53504244119" table:style-name="ce10">
            <text:p>£213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metrexed 500mg powder for solution for injection vials (generic) <text:s/>/ <text:s/>Packsize 1</text:p>
          </table:table-cell>
          <table:table-cell office:value-type="string" table:style-name="ce9">
            <text:p>DEI020</text:p>
          </table:table-cell>
          <table:table-cell office:value-type="float" office:value="9674.5390406688693" table:style-name="ce14">
            <text:p>9,675<text:s/></text:p>
          </table:table-cell>
          <table:table-cell office:value-type="currency" office:value="114.44438183004651" table:style-name="ce10">
            <text:p>£114.44</text:p>
          </table:table-cell>
          <table:table-cell office:value-type="currency" office:value="127.309889279367" table:style-name="ce10">
            <text:p>£127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metrexed 500mg/20ml solution for infusion vials <text:s/>(generic) <text:s/>/ <text:s/>Packsize 1</text:p>
          </table:table-cell>
          <table:table-cell office:value-type="string" table:style-name="ce9">
            <text:p>DYC063</text:p>
          </table:table-cell>
          <table:table-cell office:value-type="float" office:value="5826.8818315651697" table:style-name="ce14">
            <text:p>5,827<text:s/></text:p>
          </table:table-cell>
          <table:table-cell office:value-type="currency" office:value="28.762714749439404" table:style-name="ce10">
            <text:p>£28.76</text:p>
          </table:table-cell>
          <table:table-cell office:value-type="currency" office:value="95.001985960503902" table:style-name="ce10">
            <text:p>£95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metrexed 600mg/100ml infusion bags <text:s/>/ <text:s/>Packsize 1</text:p>
          </table:table-cell>
          <table:table-cell office:value-type="string" table:style-name="ce9">
            <text:p>DLH025</text:p>
          </table:table-cell>
          <table:table-cell office:value-type="float" office:value="60.0059518610433" table:style-name="ce14">
            <text:p>60<text:s/></text:p>
          </table:table-cell>
          <table:table-cell office:value-type="currency" office:value="85.459855913547045" table:style-name="ce10">
            <text:p>£85.46</text:p>
          </table:table-cell>
          <table:table-cell office:value-type="currency" office:value="26.3203391506709" table:style-name="ce10">
            <text:p>£26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metrexed 700mg/100ml infusion bags <text:s/>/ <text:s/>Packsize 1</text:p>
          </table:table-cell>
          <table:table-cell office:value-type="string" table:style-name="ce9">
            <text:p>DLH026</text:p>
          </table:table-cell>
          <table:table-cell office:value-type="float" office:value="908.20730321359599" table:style-name="ce14">
            <text:p>908<text:s/></text:p>
          </table:table-cell>
          <table:table-cell office:value-type="currency" office:value="56.169918276909442" table:style-name="ce10">
            <text:p>£56.17</text:p>
          </table:table-cell>
          <table:table-cell office:value-type="currency" office:value="0.30987612970656198" table:style-name="ce10">
            <text:p>£0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metrexed 750mg/100ml infusion bags <text:s/>/ <text:s/>Packsize 1</text:p>
          </table:table-cell>
          <table:table-cell office:value-type="string" table:style-name="ce9">
            <text:p>DLH027</text:p>
          </table:table-cell>
          <table:table-cell office:value-type="float" office:value="890.44694394187502" table:style-name="ce14">
            <text:p>890<text:s/></text:p>
          </table:table-cell>
          <table:table-cell office:value-type="currency" office:value="66.58970576900596" table:style-name="ce10">
            <text:p>£66.59</text:p>
          </table:table-cell>
          <table:table-cell office:value-type="currency" office:value="34.028830417027898" table:style-name="ce10">
            <text:p>£34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metrexed 800mg/100ml infusion bags <text:s/>/ <text:s/>Packsize 1</text:p>
          </table:table-cell>
          <table:table-cell office:value-type="string" table:style-name="ce9">
            <text:p>DLH028</text:p>
          </table:table-cell>
          <table:table-cell office:value-type="float" office:value="1731.1742346137801" table:style-name="ce14">
            <text:p>1,731<text:s/></text:p>
          </table:table-cell>
          <table:table-cell office:value-type="currency" office:value="65.176420572809903" table:style-name="ce10">
            <text:p>£65.18</text:p>
          </table:table-cell>
          <table:table-cell office:value-type="currency" office:value="17.749893722703298" table:style-name="ce10">
            <text:p>£17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metrexed 850mg/34ml solution for infusion vials <text:s/>/ <text:s/>Packsize 1</text:p>
          </table:table-cell>
          <table:table-cell office:value-type="string" table:style-name="ce9">
            <text:p>DZV051</text:p>
          </table:table-cell>
          <table:table-cell office:value-type="float" office:value="360.47211572395503" table:style-name="ce14">
            <text:p>360<text:s/></text:p>
          </table:table-cell>
          <table:table-cell office:value-type="currency" office:value="41.783009955571686" table:style-name="ce10">
            <text:p>£41.78</text:p>
          </table:table-cell>
          <table:table-cell office:value-type="currency" office:value="0.86414543486528494" table:style-name="ce10">
            <text:p>£0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metrexed 900mg/100ml infusion bags <text:s/>/ <text:s/>Packsize 1</text:p>
          </table:table-cell>
          <table:table-cell office:value-type="string" table:style-name="ce9">
            <text:p>DLH029</text:p>
          </table:table-cell>
          <table:table-cell office:value-type="float" office:value="1255.11723609414" table:style-name="ce14">
            <text:p>1,255<text:s/></text:p>
          </table:table-cell>
          <table:table-cell office:value-type="currency" office:value="74.592458224339026" table:style-name="ce10">
            <text:p>£74.59</text:p>
          </table:table-cell>
          <table:table-cell office:value-type="currency" office:value="18.331892104143002" table:style-name="ce10">
            <text:p>£18.3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nicillamine 250mg tablets <text:s/>/ <text:s/>Packsize 56</text:p>
          </table:table-cell>
          <table:table-cell office:value-type="string" table:style-name="ce9">
            <text:p>DJA149</text:p>
          </table:table-cell>
          <table:table-cell office:value-type="float" office:value="2759.6576875768401" table:style-name="ce14">
            <text:p>2,760<text:s/></text:p>
          </table:table-cell>
          <table:table-cell office:value-type="currency" office:value="72.106095221804338" table:style-name="ce10">
            <text:p>£72.11</text:p>
          </table:table-cell>
          <table:table-cell office:value-type="currency" office:value="4.4476015051402404" table:style-name="ce10">
            <text:p>£4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ntamidine 300mg powder for solution for injection vials <text:s/>/ <text:s/>Packsize 5</text:p>
          </table:table-cell>
          <table:table-cell office:value-type="string" table:style-name="ce9">
            <text:p>DET000</text:p>
          </table:table-cell>
          <table:table-cell office:value-type="float" office:value="1574.8174369386099" table:style-name="ce14">
            <text:p>1,575<text:s/></text:p>
          </table:table-cell>
          <table:table-cell office:value-type="currency" office:value="151.90688418147454" table:style-name="ce10">
            <text:p>£151.91</text:p>
          </table:table-cell>
          <table:table-cell office:value-type="currency" office:value="1.94202231510391" table:style-name="ce10">
            <text:p>£1.9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ppermint water BP 1973 100 ml <text:s/>/ <text:s/>Packsize 1</text:p>
          </table:table-cell>
          <table:table-cell office:value-type="string" table:style-name="ce9">
            <text:p>DAB010</text:p>
          </table:table-cell>
          <table:table-cell office:value-type="float" office:value="25153.5100067481" table:style-name="ce14">
            <text:p>25,154<text:s/></text:p>
          </table:table-cell>
          <table:table-cell office:value-type="currency" office:value="11.3526104278644" table:style-name="ce10">
            <text:p>£11.35</text:p>
          </table:table-cell>
          <table:table-cell office:value-type="currency" office:value="0.56236512421129203" table:style-name="ce10">
            <text:p>£0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rindopril erbumine 2mg tablets <text:s/>/ <text:s/>Packsize 30</text:p>
          </table:table-cell>
          <table:table-cell office:value-type="string" table:style-name="ce9">
            <text:p>DBE027</text:p>
          </table:table-cell>
          <table:table-cell office:value-type="float" office:value="19505.981451151001" table:style-name="ce14">
            <text:p>19,506<text:s/></text:p>
          </table:table-cell>
          <table:table-cell office:value-type="currency" office:value="0.40181930961169376" table:style-name="ce10">
            <text:p>£0.40</text:p>
          </table:table-cell>
          <table:table-cell office:value-type="currency" office:value="0.16007200777005001" table:style-name="ce10">
            <text:p>£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rindopril erbumine 4mg tablets <text:s/>/ <text:s/>Packsize 30</text:p>
          </table:table-cell>
          <table:table-cell office:value-type="string" table:style-name="ce9">
            <text:p>DBE028</text:p>
          </table:table-cell>
          <table:table-cell office:value-type="float" office:value="20277.692315159398" table:style-name="ce14">
            <text:p>20,278<text:s/></text:p>
          </table:table-cell>
          <table:table-cell office:value-type="currency" office:value="0.39838063791710604" table:style-name="ce10">
            <text:p>£0.40</text:p>
          </table:table-cell>
          <table:table-cell office:value-type="currency" office:value="0.40888949945075798" table:style-name="ce10">
            <text:p>£0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rindopril erbumine 8mg tablets <text:s/>/ <text:s/>Packsize 30</text:p>
          </table:table-cell>
          <table:table-cell office:value-type="string" table:style-name="ce9">
            <text:p>DBE121</text:p>
          </table:table-cell>
          <table:table-cell office:value-type="float" office:value="6276.8473988103196" table:style-name="ce14">
            <text:p>6,277<text:s/></text:p>
          </table:table-cell>
          <table:table-cell office:value-type="currency" office:value="0.58263643635707174" table:style-name="ce10">
            <text:p>£0.58</text:p>
          </table:table-cell>
          <table:table-cell office:value-type="currency" office:value="0.13255147125693501" table:style-name="ce10">
            <text:p>£0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thidine 100mg/2ml solution for injection ampoules <text:s/>/ <text:s/>Packsize 10</text:p>
          </table:table-cell>
          <table:table-cell office:value-type="string" table:style-name="ce9">
            <text:p>DDG057</text:p>
          </table:table-cell>
          <table:table-cell office:value-type="float" office:value="8258.12533688638" table:style-name="ce14">
            <text:p>8,258<text:s/></text:p>
          </table:table-cell>
          <table:table-cell office:value-type="currency" office:value="3.2372407670527727" table:style-name="ce10">
            <text:p>£3.24</text:p>
          </table:table-cell>
          <table:table-cell office:value-type="currency" office:value="0.45661744104021101" table:style-name="ce10">
            <text:p>£0.4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ethidine 50mg/1ml solution for injection ampoules <text:s/>/ <text:s/>Packsize 10</text:p>
          </table:table-cell>
          <table:table-cell office:value-type="string" table:style-name="ce9">
            <text:p>DDG058</text:p>
          </table:table-cell>
          <table:table-cell office:value-type="float" office:value="5966.4215959210396" table:style-name="ce14">
            <text:p>5,966<text:s/></text:p>
          </table:table-cell>
          <table:table-cell office:value-type="currency" office:value="2.8145480050354519" table:style-name="ce10">
            <text:p>£2.81</text:p>
          </table:table-cell>
          <table:table-cell office:value-type="currency" office:value="1.51055487917091" table:style-name="ce10">
            <text:p>£1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indione 10mg tablets <text:s/>/ <text:s/>Packsize 28</text:p>
          </table:table-cell>
          <table:table-cell office:value-type="string" table:style-name="ce9">
            <text:p>DBH025</text:p>
          </table:table-cell>
          <table:table-cell office:value-type="float" office:value="23.287829506878602" table:style-name="ce14">
            <text:p>23<text:s/></text:p>
          </table:table-cell>
          <table:table-cell office:value-type="currency" office:value="637.83144734946688" table:style-name="ce10">
            <text:p>£637.83</text:p>
          </table:table-cell>
          <table:table-cell office:value-type="currency" office:value="4.8231863691102701" table:style-name="ce10">
            <text:p>£4.8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indione 25mg tablets <text:s/>/ <text:s/>Packsize 28</text:p>
          </table:table-cell>
          <table:table-cell office:value-type="string" table:style-name="ce9">
            <text:p>DBH035</text:p>
          </table:table-cell>
          <table:table-cell office:value-type="float" office:value="80.579359111219702" table:style-name="ce14">
            <text:p>81<text:s/></text:p>
          </table:table-cell>
          <table:table-cell office:value-type="currency" office:value="624.57012012884707" table:style-name="ce10">
            <text:p>£624.57</text:p>
          </table:table-cell>
          <table:table-cell office:value-type="currency" office:value="31.7287021943018" table:style-name="ce10">
            <text:p>£31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barbital 15mg tablets <text:s/>/ <text:s/>Packsize 28</text:p>
          </table:table-cell>
          <table:table-cell office:value-type="string" table:style-name="ce9">
            <text:p>DDH049</text:p>
          </table:table-cell>
          <table:table-cell office:value-type="float" office:value="1105.9889558331599" table:style-name="ce14">
            <text:p>1,106<text:s/></text:p>
          </table:table-cell>
          <table:table-cell office:value-type="currency" office:value="1.2475531448327968" table:style-name="ce10">
            <text:p>£1.25</text:p>
          </table:table-cell>
          <table:table-cell office:value-type="currency" office:value="1.44412561158426" table:style-name="ce10">
            <text:p>£1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barbital 15mg/5ml elixir 500 ml <text:s/>/ <text:s/>Packsize 1</text:p>
          </table:table-cell>
          <table:table-cell office:value-type="string" table:style-name="ce9">
            <text:p>DDH141</text:p>
          </table:table-cell>
          <table:table-cell office:value-type="float" office:value="102.244657271915" table:style-name="ce14">
            <text:p>102<text:s/></text:p>
          </table:table-cell>
          <table:table-cell office:value-type="currency" office:value="91.29885364253775" table:style-name="ce10">
            <text:p>£91.30</text:p>
          </table:table-cell>
          <table:table-cell office:value-type="currency" office:value="8.2998957856852495" table:style-name="ce10">
            <text:p>£8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barbital 200mg/1ml solution for injection ampoules <text:s/>/ <text:s/>Packsize 10</text:p>
          </table:table-cell>
          <table:table-cell office:value-type="string" table:style-name="ce9">
            <text:p>DDH117</text:p>
          </table:table-cell>
          <table:table-cell office:value-type="float" office:value="1837.1448083278999" table:style-name="ce14">
            <text:p>1,837<text:s/></text:p>
          </table:table-cell>
          <table:table-cell office:value-type="currency" office:value="118.42476380401285" table:style-name="ce10">
            <text:p>£118.42</text:p>
          </table:table-cell>
          <table:table-cell office:value-type="currency" office:value="4.6596022789107403" table:style-name="ce10">
            <text:p>£4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barbital 30mg tablets <text:s/>/ <text:s/>Packsize 28</text:p>
          </table:table-cell>
          <table:table-cell office:value-type="string" table:style-name="ce9">
            <text:p>DDH028</text:p>
          </table:table-cell>
          <table:table-cell office:value-type="float" office:value="5473.1515665794705" table:style-name="ce14">
            <text:p>5,473<text:s/></text:p>
          </table:table-cell>
          <table:table-cell office:value-type="currency" office:value="0.35480106413599788" table:style-name="ce10">
            <text:p>£0.35</text:p>
          </table:table-cell>
          <table:table-cell office:value-type="currency" office:value="7.2411099417289695E-2" table:style-name="ce10">
            <text:p>£0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barbital 30mg/1ml solution for injection ampoules <text:s/>/ <text:s/>Packsize 10</text:p>
          </table:table-cell>
          <table:table-cell office:value-type="string" table:style-name="ce9">
            <text:p>DDH116</text:p>
          </table:table-cell>
          <table:table-cell office:value-type="float" office:value="897.13187154999503" table:style-name="ce14">
            <text:p>897<text:s/></text:p>
          </table:table-cell>
          <table:table-cell office:value-type="currency" office:value="136.12502673548639" table:style-name="ce10">
            <text:p>£136.13</text:p>
          </table:table-cell>
          <table:table-cell office:value-type="currency" office:value="5.2166055850769704" table:style-name="ce10">
            <text:p>£5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barbital 60mg tablets <text:s/>/ <text:s/>Packsize 28</text:p>
          </table:table-cell>
          <table:table-cell office:value-type="string" table:style-name="ce9">
            <text:p>DDH048</text:p>
          </table:table-cell>
          <table:table-cell office:value-type="float" office:value="1049.4514000071799" table:style-name="ce14">
            <text:p>1,049<text:s/></text:p>
          </table:table-cell>
          <table:table-cell office:value-type="currency" office:value="0.8545036006373089" table:style-name="ce10">
            <text:p>£0.85</text:p>
          </table:table-cell>
          <table:table-cell office:value-type="currency" office:value="0.50017157706448001" table:style-name="ce10">
            <text:p>£0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barbital 60mg/1ml solution for injection ampoules <text:s/>/ <text:s/>Packsize 10</text:p>
          </table:table-cell>
          <table:table-cell office:value-type="string" table:style-name="ce9">
            <text:p>DDH029</text:p>
          </table:table-cell>
          <table:table-cell office:value-type="float" office:value="1824.50743936002" table:style-name="ce14">
            <text:p>1,825<text:s/></text:p>
          </table:table-cell>
          <table:table-cell office:value-type="currency" office:value="145.42993592455412" table:style-name="ce10">
            <text:p>£145.43</text:p>
          </table:table-cell>
          <table:table-cell office:value-type="currency" office:value="5.8577023494327101" table:style-name="ce10">
            <text:p>£5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xymethylpenicillin 125mg/5ml oral solution 100 ml <text:s/>/ <text:s/>Packsize 1</text:p>
          </table:table-cell>
          <table:table-cell office:value-type="string" table:style-name="ce9">
            <text:p>DEA020</text:p>
          </table:table-cell>
          <table:table-cell office:value-type="float" office:value="26761.617460057099" table:style-name="ce14">
            <text:p>26,762<text:s/></text:p>
          </table:table-cell>
          <table:table-cell office:value-type="currency" office:value="2.3862488915445303" table:style-name="ce10">
            <text:p>£2.39</text:p>
          </table:table-cell>
          <table:table-cell office:value-type="currency" office:value="1.4366088460599" table:style-name="ce10">
            <text:p>£1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xymethylpenicillin 125mg/5ml oral solution 100 ml sugar free <text:s/>/ <text:s/>Packsize 1</text:p>
          </table:table-cell>
          <table:table-cell office:value-type="string" table:style-name="ce9">
            <text:p>DEA611</text:p>
          </table:table-cell>
          <table:table-cell office:value-type="float" office:value="13981.1095791925" table:style-name="ce14">
            <text:p>13,981<text:s/></text:p>
          </table:table-cell>
          <table:table-cell office:value-type="currency" office:value="3.1804149554894048" table:style-name="ce10">
            <text:p>£3.18</text:p>
          </table:table-cell>
          <table:table-cell office:value-type="currency" office:value="1.1190365989960001" table:style-name="ce10">
            <text:p>£1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xymethylpenicillin 125mg/5ml oral solution 100 ml sugar free prelabelled prepack <text:s/>/ <text:s/>Packsize 1</text:p>
          </table:table-cell>
          <table:table-cell office:value-type="string" table:style-name="ce9">
            <text:p>DEA759</text:p>
          </table:table-cell>
          <table:table-cell office:value-type="float" office:value="21406.336783383002" table:style-name="ce14">
            <text:p>21,406<text:s/></text:p>
          </table:table-cell>
          <table:table-cell office:value-type="currency" office:value="4.1334274469924788" table:style-name="ce10">
            <text:p>£4.13</text:p>
          </table:table-cell>
          <table:table-cell office:value-type="currency" office:value="1.2183125376991799" table:style-name="ce10">
            <text:p>£1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xymethylpenicillin 250mg tablets <text:s/>/ <text:s/>Packsize 28</text:p>
          </table:table-cell>
          <table:table-cell office:value-type="string" table:style-name="ce9">
            <text:p>DEA229</text:p>
          </table:table-cell>
          <table:table-cell office:value-type="float" office:value="226332.81113712501" table:style-name="ce14">
            <text:p>226,333<text:s/></text:p>
          </table:table-cell>
          <table:table-cell office:value-type="currency" office:value="0.92678931060028236" table:style-name="ce10">
            <text:p>£0.93</text:p>
          </table:table-cell>
          <table:table-cell office:value-type="currency" office:value="0.46559816725157899" table:style-name="ce10">
            <text:p>£0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xymethylpenicillin 250mg tablets prelabelled prepack <text:s/>/ <text:s/>Packsize 28</text:p>
          </table:table-cell>
          <table:table-cell office:value-type="string" table:style-name="ce9">
            <text:p>DEA254</text:p>
          </table:table-cell>
          <table:table-cell office:value-type="float" office:value="54742.563517803297" table:style-name="ce14">
            <text:p>54,743<text:s/></text:p>
          </table:table-cell>
          <table:table-cell office:value-type="currency" office:value="2.1978351445100173" table:style-name="ce10">
            <text:p>£2.20</text:p>
          </table:table-cell>
          <table:table-cell office:value-type="currency" office:value="0.987394442213263" table:style-name="ce10">
            <text:p>£0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xymethylpenicillin 250mg/5ml oral solution 100 ml <text:s/>/ <text:s/>Packsize 1</text:p>
          </table:table-cell>
          <table:table-cell office:value-type="string" table:style-name="ce9">
            <text:p>DEA123</text:p>
          </table:table-cell>
          <table:table-cell office:value-type="float" office:value="39841.299571985401" table:style-name="ce14">
            <text:p>39,841<text:s/></text:p>
          </table:table-cell>
          <table:table-cell office:value-type="currency" office:value="3.2106585722405829" table:style-name="ce10">
            <text:p>£3.21</text:p>
          </table:table-cell>
          <table:table-cell office:value-type="currency" office:value="1.2457928671059899" table:style-name="ce10">
            <text:p>£1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xymethylpenicillin 250mg/5ml oral solution 100 ml sugar free <text:s/>/ <text:s/>Packsize 1</text:p>
          </table:table-cell>
          <table:table-cell office:value-type="string" table:style-name="ce9">
            <text:p>DEA612</text:p>
          </table:table-cell>
          <table:table-cell office:value-type="float" office:value="25240.1325228643" table:style-name="ce14">
            <text:p>25,240<text:s/></text:p>
          </table:table-cell>
          <table:table-cell office:value-type="currency" office:value="3.7800823713413969" table:style-name="ce10">
            <text:p>£3.78</text:p>
          </table:table-cell>
          <table:table-cell office:value-type="currency" office:value="1.54325978298682" table:style-name="ce10">
            <text:p>£1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oxymethylpenicillin 250mg/5ml oral solution 100 ml sugar free prelabelled prepack <text:s/>/ <text:s/>Packsize 1</text:p>
          </table:table-cell>
          <table:table-cell office:value-type="string" table:style-name="ce9">
            <text:p>DEA760</text:p>
          </table:table-cell>
          <table:table-cell office:value-type="float" office:value="25421.255671843901" table:style-name="ce14">
            <text:p>25,421<text:s/></text:p>
          </table:table-cell>
          <table:table-cell office:value-type="currency" office:value="3.8682467644159191" table:style-name="ce10">
            <text:p>£3.87</text:p>
          </table:table-cell>
          <table:table-cell office:value-type="currency" office:value="1.6990104311927401" table:style-name="ce10">
            <text:p>£1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ylephrine HCl 10mg/1ml solution for injection ampoules <text:s/>/ <text:s/>Packsize 10</text:p>
          </table:table-cell>
          <table:table-cell office:value-type="string" table:style-name="ce9">
            <text:p>DBP002</text:p>
          </table:table-cell>
          <table:table-cell office:value-type="float" office:value="14328.1378972232" table:style-name="ce14">
            <text:p>14,328<text:s/></text:p>
          </table:table-cell>
          <table:table-cell office:value-type="currency" office:value="28.271602556149642" table:style-name="ce10">
            <text:p>£28.27</text:p>
          </table:table-cell>
          <table:table-cell office:value-type="currency" office:value="13.886206893247" table:style-name="ce10">
            <text:p>£13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ylephrine HCl 1mg/10ml solution for injection ampoules <text:s/>/ <text:s/>Packsize 10</text:p>
          </table:table-cell>
          <table:table-cell office:value-type="string" table:style-name="ce9">
            <text:p>DBP025</text:p>
          </table:table-cell>
          <table:table-cell office:value-type="float" office:value="12317.0438256036" table:style-name="ce14">
            <text:p>12,317<text:s/></text:p>
          </table:table-cell>
          <table:table-cell office:value-type="currency" office:value="45.358262738228241" table:style-name="ce10">
            <text:p>£45.36</text:p>
          </table:table-cell>
          <table:table-cell office:value-type="currency" office:value="1.18708774921308" table:style-name="ce10">
            <text:p>£1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ytoin sodium 250mg/5ml solution for injection ampoules <text:s/>/ <text:s/>Packsize 5</text:p>
          </table:table-cell>
          <table:table-cell office:value-type="string" table:style-name="ce9">
            <text:p>DDH032</text:p>
          </table:table-cell>
          <table:table-cell office:value-type="float" office:value="19617.420997535799" table:style-name="ce14">
            <text:p>19,617<text:s/></text:p>
          </table:table-cell>
          <table:table-cell office:value-type="currency" office:value="6.5937561321770248" table:style-name="ce10">
            <text:p>£6.59</text:p>
          </table:table-cell>
          <table:table-cell office:value-type="currency" office:value="6.9165108869479699" table:style-name="ce10">
            <text:p>£6.9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henytoin sodium 250mg/5ml solution for injection ampoules <text:s/>/ <text:s/>Packsize 10</text:p>
          </table:table-cell>
          <table:table-cell office:value-type="string" table:style-name="ce9">
            <text:p>DDQ001</text:p>
          </table:table-cell>
          <table:table-cell office:value-type="float" office:value="2128.6576909751502" table:style-name="ce14">
            <text:p>2,129<text:s/></text:p>
          </table:table-cell>
          <table:table-cell office:value-type="currency" office:value="6.9648445886140715" table:style-name="ce10">
            <text:p>£6.96</text:p>
          </table:table-cell>
          <table:table-cell office:value-type="currency" office:value="11.473603920751501" table:style-name="ce10">
            <text:p>£11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locarpine hydrochloride 1% eye drops 10 ml <text:s/>/ <text:s/>Packsize 1</text:p>
          </table:table-cell>
          <table:table-cell office:value-type="string" table:style-name="ce9">
            <text:p>DKF014</text:p>
          </table:table-cell>
          <table:table-cell office:value-type="float" office:value="1311.6768154914" table:style-name="ce14">
            <text:p>1,312<text:s/></text:p>
          </table:table-cell>
          <table:table-cell office:value-type="currency" office:value="22.041687143161646" table:style-name="ce10">
            <text:p>£22.04</text:p>
          </table:table-cell>
          <table:table-cell office:value-type="currency" office:value="1.41388344682737" table:style-name="ce10">
            <text:p>£1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locarpine hydrochloride 2% eye drops 10 ml <text:s/>/ <text:s/>Packsize 1</text:p>
          </table:table-cell>
          <table:table-cell office:value-type="string" table:style-name="ce9">
            <text:p>DKF015</text:p>
          </table:table-cell>
          <table:table-cell office:value-type="float" office:value="3223.5569347236301" table:style-name="ce14">
            <text:p>3,224<text:s/></text:p>
          </table:table-cell>
          <table:table-cell office:value-type="currency" office:value="22.922489503457484" table:style-name="ce10">
            <text:p>£22.92</text:p>
          </table:table-cell>
          <table:table-cell office:value-type="currency" office:value="1.5104887872514099" table:style-name="ce10">
            <text:p>£1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locarpine hydrochloride 4% eye drops 10 ml <text:s/>/ <text:s/>Packsize 1</text:p>
          </table:table-cell>
          <table:table-cell office:value-type="string" table:style-name="ce9">
            <text:p>DKF017</text:p>
          </table:table-cell>
          <table:table-cell office:value-type="float" office:value="1019.52817188465" table:style-name="ce14">
            <text:p>1,020<text:s/></text:p>
          </table:table-cell>
          <table:table-cell office:value-type="currency" office:value="28.453436403209178" table:style-name="ce10">
            <text:p>£28.45</text:p>
          </table:table-cell>
          <table:table-cell office:value-type="currency" office:value="1.8714441171175999" table:style-name="ce10">
            <text:p>£1.8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oglitazone 15mg tablets <text:s/>/ <text:s/>Packsize 28</text:p>
          </table:table-cell>
          <table:table-cell office:value-type="string" table:style-name="ce9">
            <text:p>DFA112</text:p>
          </table:table-cell>
          <table:table-cell office:value-type="float" office:value="3811.7450873849398" table:style-name="ce14">
            <text:p>3,812<text:s/></text:p>
          </table:table-cell>
          <table:table-cell office:value-type="currency" office:value="0.48739880485412446" table:style-name="ce10">
            <text:p>£0.49</text:p>
          </table:table-cell>
          <table:table-cell office:value-type="currency" office:value="0.20607324126642801" table:style-name="ce10">
            <text:p>£0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oglitazone 30mg tablets <text:s/>/ <text:s/>Packsize 28</text:p>
          </table:table-cell>
          <table:table-cell office:value-type="string" table:style-name="ce9">
            <text:p>DFA113</text:p>
          </table:table-cell>
          <table:table-cell office:value-type="float" office:value="1879.2234998630599" table:style-name="ce14">
            <text:p>1,879<text:s/></text:p>
          </table:table-cell>
          <table:table-cell office:value-type="currency" office:value="0.9459864673518309" table:style-name="ce10">
            <text:p>£0.95</text:p>
          </table:table-cell>
          <table:table-cell office:value-type="currency" office:value="0.28763001421231799" table:style-name="ce10">
            <text:p>£0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oglitazone 45mg tablets <text:s/>/ <text:s/>Packsize 28</text:p>
          </table:table-cell>
          <table:table-cell office:value-type="string" table:style-name="ce9">
            <text:p>DFA087</text:p>
          </table:table-cell>
          <table:table-cell office:value-type="float" office:value="853.96668583608698" table:style-name="ce14">
            <text:p>854<text:s/></text:p>
          </table:table-cell>
          <table:table-cell office:value-type="currency" office:value="0.82030132043635484" table:style-name="ce10">
            <text:p>£0.82</text:p>
          </table:table-cell>
          <table:table-cell office:value-type="currency" office:value="0.16747383125555701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peracillin 2g / Tazobactam 250mg powder for solution for injection vials <text:s/>/ <text:s/>Packsize 10</text:p>
          </table:table-cell>
          <table:table-cell office:value-type="string" table:style-name="ce9">
            <text:p>DEA730</text:p>
          </table:table-cell>
          <table:table-cell office:value-type="float" office:value="9854.1632417282108" table:style-name="ce14">
            <text:p>9,854<text:s/></text:p>
          </table:table-cell>
          <table:table-cell office:value-type="currency" office:value="14.144112146406457" table:style-name="ce10">
            <text:p>£14.14</text:p>
          </table:table-cell>
          <table:table-cell office:value-type="currency" office:value="9.5335179038793303" table:style-name="ce10">
            <text:p>£9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peracillin 4g / Tazobactam 500mg powder for solution for injection vials <text:s/>/ <text:s/>Packsize 10</text:p>
          </table:table-cell>
          <table:table-cell office:value-type="string" table:style-name="ce9">
            <text:p>DEA731</text:p>
          </table:table-cell>
          <table:table-cell office:value-type="float" office:value="717626.61375603103" table:style-name="ce14">
            <text:p>717,627<text:s/></text:p>
          </table:table-cell>
          <table:table-cell office:value-type="currency" office:value="14.537209072274774" table:style-name="ce10">
            <text:p>£14.54</text:p>
          </table:table-cell>
          <table:table-cell office:value-type="currency" office:value="2.1511158184207901" table:style-name="ce10">
            <text:p>£2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rfenidone 267mg tablets <text:s/>/ <text:s/>Packsize 63</text:p>
          </table:table-cell>
          <table:table-cell office:value-type="string" table:style-name="ce9">
            <text:p>DFN054</text:p>
          </table:table-cell>
          <table:table-cell office:value-type="float" office:value="3438.9738498614201" table:style-name="ce14">
            <text:p>3,439<text:s/></text:p>
          </table:table-cell>
          <table:table-cell office:value-type="currency" office:value="26.965828775853275" table:style-name="ce10">
            <text:p>£26.97</text:p>
          </table:table-cell>
          <table:table-cell office:value-type="currency" office:value="11.669803519467299" table:style-name="ce10">
            <text:p>£11.6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rfenidone 267mg tablets <text:s/>/ <text:s/>Packsize 252</text:p>
          </table:table-cell>
          <table:table-cell office:value-type="string" table:style-name="ce9">
            <text:p>DFN055</text:p>
          </table:table-cell>
          <table:table-cell office:value-type="float" office:value="2842.2372289944901" table:style-name="ce14">
            <text:p>2,842<text:s/></text:p>
          </table:table-cell>
          <table:table-cell office:value-type="currency" office:value="117.44597762449727" table:style-name="ce10">
            <text:p>£117.45</text:p>
          </table:table-cell>
          <table:table-cell office:value-type="currency" office:value="89.121223022450494" table:style-name="ce10">
            <text:p>£89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rfenidone 801mg tablets <text:s/>/ <text:s/>Packsize 84</text:p>
          </table:table-cell>
          <table:table-cell office:value-type="string" table:style-name="ce9">
            <text:p>DFN056</text:p>
          </table:table-cell>
          <table:table-cell office:value-type="float" office:value="4198.10483676894" table:style-name="ce14">
            <text:p>4,198<text:s/></text:p>
          </table:table-cell>
          <table:table-cell office:value-type="currency" office:value="73.219014758234337" table:style-name="ce10">
            <text:p>£73.22</text:p>
          </table:table-cell>
          <table:table-cell office:value-type="currency" office:value="105.16670358841699" table:style-name="ce10">
            <text:p>£105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rfenidone 801mg tablets <text:s/>/ <text:s/>Packsize 90</text:p>
          </table:table-cell>
          <table:table-cell office:value-type="string" table:style-name="ce9">
            <text:p>DFN065</text:p>
          </table:table-cell>
          <table:table-cell office:value-type="float" office:value="385.70173613727098" table:style-name="ce14">
            <text:p>386<text:s/></text:p>
          </table:table-cell>
          <table:table-cell office:value-type="currency" office:value="39.616544517087156" table:style-name="ce10">
            <text:p>£39.62</text:p>
          </table:table-cell>
          <table:table-cell office:value-type="currency" office:value="1.4393906142232999" table:style-name="ce10">
            <text:p>£1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roxicam 0.5% gel 112 gram <text:s/>/ <text:s/>Packsize 1</text:p>
          </table:table-cell>
          <table:table-cell office:value-type="string" table:style-name="ce9">
            <text:p>DJA215</text:p>
          </table:table-cell>
          <table:table-cell office:value-type="float" office:value="2169.8825355846202" table:style-name="ce14">
            <text:p>2,170<text:s/></text:p>
          </table:table-cell>
          <table:table-cell office:value-type="currency" office:value="2.6298382084828122" table:style-name="ce10">
            <text:p>£2.63</text:p>
          </table:table-cell>
          <table:table-cell office:value-type="currency" office:value="0.39343482172001198" table:style-name="ce10">
            <text:p>£0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roxicam 0.5% gel 60 gram <text:s/>/ <text:s/>Packsize 1</text:p>
          </table:table-cell>
          <table:table-cell office:value-type="string" table:style-name="ce9">
            <text:p>DJC009</text:p>
          </table:table-cell>
          <table:table-cell office:value-type="float" office:value="6964.5418786248201" table:style-name="ce14">
            <text:p>6,965<text:s/></text:p>
          </table:table-cell>
          <table:table-cell office:value-type="currency" office:value="1.1668491828502907" table:style-name="ce10">
            <text:p>£1.17</text:p>
          </table:table-cell>
          <table:table-cell office:value-type="currency" office:value="0.260997566948727" table:style-name="ce10">
            <text:p>£0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zotifen 1.5mg tablets <text:s/>/ <text:s/>Packsize 28</text:p>
          </table:table-cell>
          <table:table-cell office:value-type="string" table:style-name="ce9">
            <text:p>DDG062</text:p>
          </table:table-cell>
          <table:table-cell office:value-type="float" office:value="2554.21303092362" table:style-name="ce14">
            <text:p>2,554<text:s/></text:p>
          </table:table-cell>
          <table:table-cell office:value-type="currency" office:value="1.5052816477918021" table:style-name="ce10">
            <text:p>£1.51</text:p>
          </table:table-cell>
          <table:table-cell office:value-type="currency" office:value="0.36831521567626002" table:style-name="ce10">
            <text:p>£0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izotifen 500microgram tablets <text:s/>/ <text:s/>Packsize 28</text:p>
          </table:table-cell>
          <table:table-cell office:value-type="string" table:style-name="ce9">
            <text:p>DDG319</text:p>
          </table:table-cell>
          <table:table-cell office:value-type="float" office:value="10517.6431635399" table:style-name="ce14">
            <text:p>10,518<text:s/></text:p>
          </table:table-cell>
          <table:table-cell office:value-type="currency" office:value="0.75378959684459002" table:style-name="ce10">
            <text:p>£0.75</text:p>
          </table:table-cell>
          <table:table-cell office:value-type="currency" office:value="0.172335816091297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osaconazole 100mg gastro-resistant tablets <text:s/>/ <text:s/>Packsize 24</text:p>
          </table:table-cell>
          <table:table-cell office:value-type="string" table:style-name="ce9">
            <text:p>DEQ004</text:p>
          </table:table-cell>
          <table:table-cell office:value-type="float" office:value="44060.521547173099" table:style-name="ce14">
            <text:p>44,061<text:s/></text:p>
          </table:table-cell>
          <table:table-cell office:value-type="currency" office:value="37.604846057622417" table:style-name="ce10">
            <text:p>£37.60</text:p>
          </table:table-cell>
          <table:table-cell office:value-type="currency" office:value="42.265969347782502" table:style-name="ce10">
            <text:p>£42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osaconazole 100mg gastro-resistant tablets <text:s/>/ <text:s/>Packsize 96</text:p>
          </table:table-cell>
          <table:table-cell office:value-type="string" table:style-name="ce9">
            <text:p>DEQ006</text:p>
          </table:table-cell>
          <table:table-cell office:value-type="float" office:value="11443.0129700098" table:style-name="ce14">
            <text:p>11,443<text:s/></text:p>
          </table:table-cell>
          <table:table-cell office:value-type="currency" office:value="169.71261634411454" table:style-name="ce10">
            <text:p>£169.71</text:p>
          </table:table-cell>
          <table:table-cell office:value-type="currency" office:value="54.8260057252593" table:style-name="ce10">
            <text:p>£54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osaconazole 40mg/ml oral suspension 105 ml <text:s/>/ <text:s/>Packsize 1</text:p>
          </table:table-cell>
          <table:table-cell office:value-type="string" table:style-name="ce9">
            <text:p>DEB068</text:p>
          </table:table-cell>
          <table:table-cell office:value-type="float" office:value="4640.2502897225804" table:style-name="ce14">
            <text:p>4,640<text:s/></text:p>
          </table:table-cell>
          <table:table-cell office:value-type="currency" office:value="102.68735095073664" table:style-name="ce10">
            <text:p>£102.69</text:p>
          </table:table-cell>
          <table:table-cell office:value-type="currency" office:value="55.248610909397698" table:style-name="ce10">
            <text:p>£55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otassium chloride 15% (potassium 20mmol/10ml) solution for injection 10ml ampoules(glass) <text:s/>/ <text:s/>Packsize 10</text:p>
          </table:table-cell>
          <table:table-cell office:value-type="string" table:style-name="ce9">
            <text:p>DIB308</text:p>
          </table:table-cell>
          <table:table-cell office:value-type="float" office:value="9856.4645277606305" table:style-name="ce14">
            <text:p>9,856<text:s/></text:p>
          </table:table-cell>
          <table:table-cell office:value-type="currency" office:value="5.8626011220606022" table:style-name="ce10">
            <text:p>£5.86</text:p>
          </table:table-cell>
          <table:table-cell office:value-type="currency" office:value="6.0950347935633502" table:style-name="ce10">
            <text:p>£6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otassium chloride 15% (potassium 20mmol/10ml) solution for injection 10ml ampoules(plastic) <text:s/>/ <text:s/>Packsize 20</text:p>
          </table:table-cell>
          <table:table-cell office:value-type="string" table:style-name="ce9">
            <text:p>DIB049</text:p>
          </table:table-cell>
          <table:table-cell office:value-type="float" office:value="14550.1897702692" table:style-name="ce14">
            <text:p>14,550<text:s/></text:p>
          </table:table-cell>
          <table:table-cell office:value-type="currency" office:value="3.7570128543408412" table:style-name="ce10">
            <text:p>£3.76</text:p>
          </table:table-cell>
          <table:table-cell office:value-type="currency" office:value="2.5581049971869199" table:style-name="ce10">
            <text:p>£2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otassium chloride 20% (potassium 13.3mmol/5ml) solution for injection 5ml ampoules(glass) <text:s/>/ <text:s/>Packsize 10</text:p>
          </table:table-cell>
          <table:table-cell office:value-type="string" table:style-name="ce9">
            <text:p>DIB182</text:p>
          </table:table-cell>
          <table:table-cell office:value-type="float" office:value="1378.74231243134" table:style-name="ce14">
            <text:p>1,379<text:s/></text:p>
          </table:table-cell>
          <table:table-cell office:value-type="currency" office:value="7.5988311271340168" table:style-name="ce10">
            <text:p>£7.60</text:p>
          </table:table-cell>
          <table:table-cell office:value-type="currency" office:value="0.19352883869878801" table:style-name="ce10">
            <text:p>£0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amipexole 180microgram tablets (250mcg salt) <text:s/>/ <text:s/>Packsize 30</text:p>
          </table:table-cell>
          <table:table-cell office:value-type="string" table:style-name="ce9">
            <text:p>DDI086</text:p>
          </table:table-cell>
          <table:table-cell office:value-type="float" office:value="3229.4127662292399" table:style-name="ce14">
            <text:p>3,229<text:s/></text:p>
          </table:table-cell>
          <table:table-cell office:value-type="currency" office:value="4.0603233309536035" table:style-name="ce10">
            <text:p>£4.06</text:p>
          </table:table-cell>
          <table:table-cell office:value-type="currency" office:value="2.2622704067421502" table:style-name="ce10">
            <text:p>£2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amipexole 350microgram tablets (500mcg salt) <text:s/>/ <text:s/>Packsize 30</text:p>
          </table:table-cell>
          <table:table-cell office:value-type="string" table:style-name="ce9">
            <text:p>DDI132</text:p>
          </table:table-cell>
          <table:table-cell office:value-type="float" office:value="816.37921320172597" table:style-name="ce14">
            <text:p>816<text:s/></text:p>
          </table:table-cell>
          <table:table-cell office:value-type="currency" office:value="9.231579979165577" table:style-name="ce10">
            <text:p>£9.23</text:p>
          </table:table-cell>
          <table:table-cell office:value-type="currency" office:value="3.7264026237366301" table:style-name="ce10">
            <text:p>£3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amipexole 700microgram tablets (1mg salt) <text:s/>/ <text:s/>Packsize 30</text:p>
          </table:table-cell>
          <table:table-cell office:value-type="string" table:style-name="ce9">
            <text:p>DDI088</text:p>
          </table:table-cell>
          <table:table-cell office:value-type="float" office:value="646.86047016867099" table:style-name="ce14">
            <text:p>647<text:s/></text:p>
          </table:table-cell>
          <table:table-cell office:value-type="currency" office:value="3.5727179300311649" table:style-name="ce10">
            <text:p>£3.57</text:p>
          </table:table-cell>
          <table:table-cell office:value-type="currency" office:value="9.1131329475126694" table:style-name="ce10">
            <text:p>£9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amipexole 88microgram tablets (88mcg salt) <text:s/>/ <text:s/>Packsize 30</text:p>
          </table:table-cell>
          <table:table-cell office:value-type="string" table:style-name="ce9">
            <text:p>DDI085</text:p>
          </table:table-cell>
          <table:table-cell office:value-type="float" office:value="11886.604468309301" table:style-name="ce14">
            <text:p>11,887<text:s/></text:p>
          </table:table-cell>
          <table:table-cell office:value-type="currency" office:value="1.1051633824464673" table:style-name="ce10">
            <text:p>£1.11</text:p>
          </table:table-cell>
          <table:table-cell office:value-type="currency" office:value="3.7069310968126898" table:style-name="ce10">
            <text:p>£3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asugrel 10mg tablets <text:s/>/ <text:s/>Packsize 28</text:p>
          </table:table-cell>
          <table:table-cell office:value-type="string" table:style-name="ce9">
            <text:p>DBI060</text:p>
          </table:table-cell>
          <table:table-cell office:value-type="float" office:value="14620.794008364899" table:style-name="ce14">
            <text:p>14,621<text:s/></text:p>
          </table:table-cell>
          <table:table-cell office:value-type="currency" office:value="4.5908265968044004" table:style-name="ce10">
            <text:p>£4.59</text:p>
          </table:table-cell>
          <table:table-cell office:value-type="currency" office:value="4.0409300035349904" table:style-name="ce10">
            <text:p>£4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asugrel 5mg tablets <text:s/>/ <text:s/>Packsize 28</text:p>
          </table:table-cell>
          <table:table-cell office:value-type="string" table:style-name="ce9">
            <text:p>DBI059</text:p>
          </table:table-cell>
          <table:table-cell office:value-type="float" office:value="2846.1797185370201" table:style-name="ce14">
            <text:p>2,846<text:s/></text:p>
          </table:table-cell>
          <table:table-cell office:value-type="currency" office:value="26.946671533244725" table:style-name="ce10">
            <text:p>£26.95</text:p>
          </table:table-cell>
          <table:table-cell office:value-type="currency" office:value="4.3364835206516004" table:style-name="ce10">
            <text:p>£4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avastatin 10mg tablets <text:s/>/ <text:s/>Packsize 28</text:p>
          </table:table-cell>
          <table:table-cell office:value-type="string" table:style-name="ce9">
            <text:p>DBL005</text:p>
          </table:table-cell>
          <table:table-cell office:value-type="float" office:value="10062.7272825665" table:style-name="ce14">
            <text:p>10,063<text:s/></text:p>
          </table:table-cell>
          <table:table-cell office:value-type="currency" office:value="0.50446065539255092" table:style-name="ce10">
            <text:p>£0.50</text:p>
          </table:table-cell>
          <table:table-cell office:value-type="currency" office:value="0.32370916257408799" table:style-name="ce10">
            <text:p>£0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avastatin 20mg tablets <text:s/>/ <text:s/>Packsize 28</text:p>
          </table:table-cell>
          <table:table-cell office:value-type="string" table:style-name="ce9">
            <text:p>DBL003</text:p>
          </table:table-cell>
          <table:table-cell office:value-type="float" office:value="11759.0025660908" table:style-name="ce14">
            <text:p>11,759<text:s/></text:p>
          </table:table-cell>
          <table:table-cell office:value-type="currency" office:value="0.71453339284313588" table:style-name="ce10">
            <text:p>£0.71</text:p>
          </table:table-cell>
          <table:table-cell office:value-type="currency" office:value="0.23314906054061801" table:style-name="ce10">
            <text:p>£0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avastatin 40mg tablets <text:s/>/ <text:s/>Packsize 28</text:p>
          </table:table-cell>
          <table:table-cell office:value-type="string" table:style-name="ce9">
            <text:p>DBL004</text:p>
          </table:table-cell>
          <table:table-cell office:value-type="float" office:value="11285.4945264282" table:style-name="ce14">
            <text:p>11,285<text:s/></text:p>
          </table:table-cell>
          <table:table-cell office:value-type="currency" office:value="1.1119468420823959" table:style-name="ce10">
            <text:p>£1.11</text:p>
          </table:table-cell>
          <table:table-cell office:value-type="currency" office:value="2.26255825304965" table:style-name="ce10">
            <text:p>£2.2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dnisolone 10mg/ml oral solution sugar free <text:s/>/ <text:s/>Packsize 1</text:p>
          </table:table-cell>
          <table:table-cell office:value-type="string" table:style-name="ce9">
            <text:p>DFN050</text:p>
          </table:table-cell>
          <table:table-cell office:value-type="float" office:value="6026.0845903261798" table:style-name="ce14">
            <text:p>6,026<text:s/></text:p>
          </table:table-cell>
          <table:table-cell office:value-type="currency" office:value="55.727247927965593" table:style-name="ce10">
            <text:p>£55.73</text:p>
          </table:table-cell>
          <table:table-cell office:value-type="currency" office:value="1.3661183079049799" table:style-name="ce10">
            <text:p>£1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dnisolone 1mg tablets <text:s/>/ <text:s/>Packsize 28</text:p>
          </table:table-cell>
          <table:table-cell office:value-type="string" table:style-name="ce9">
            <text:p>DFC008</text:p>
          </table:table-cell>
          <table:table-cell office:value-type="float" office:value="141722.46281246099" table:style-name="ce14">
            <text:p>141,722<text:s/></text:p>
          </table:table-cell>
          <table:table-cell office:value-type="currency" office:value="0.28940147656249854" table:style-name="ce10">
            <text:p>£0.29</text:p>
          </table:table-cell>
          <table:table-cell office:value-type="currency" office:value="0.30719851664758502" table:style-name="ce10">
            <text:p>£0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dnisolone 2.5mg gastro-resistant tablets <text:s/>/ <text:s/>Packsize 28</text:p>
          </table:table-cell>
          <table:table-cell office:value-type="string" table:style-name="ce9">
            <text:p>DFC024</text:p>
          </table:table-cell>
          <table:table-cell office:value-type="float" office:value="13443.2995579541" table:style-name="ce14">
            <text:p>13,443<text:s/></text:p>
          </table:table-cell>
          <table:table-cell office:value-type="currency" office:value="0.78350630770314955" table:style-name="ce10">
            <text:p>£0.78</text:p>
          </table:table-cell>
          <table:table-cell office:value-type="currency" office:value="0.34319830386884398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dnisolone 2.5mg gastro-resistant tablets <text:s/>/ <text:s/>Packsize 30</text:p>
          </table:table-cell>
          <table:table-cell office:value-type="string" table:style-name="ce9">
            <text:p>DFN037</text:p>
          </table:table-cell>
          <table:table-cell office:value-type="float" office:value="7349.1182442661402" table:style-name="ce14">
            <text:p>7,349<text:s/></text:p>
          </table:table-cell>
          <table:table-cell office:value-type="currency" office:value="0.79901966532943824" table:style-name="ce10">
            <text:p>£0.80</text:p>
          </table:table-cell>
          <table:table-cell office:value-type="currency" office:value="0.283738908118291" table:style-name="ce10">
            <text:p>£0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dnisolone 25mg tablets <text:s/>/ <text:s/>Packsize 56</text:p>
          </table:table-cell>
          <table:table-cell office:value-type="string" table:style-name="ce9">
            <text:p>DFN031</text:p>
          </table:table-cell>
          <table:table-cell office:value-type="float" office:value="22432.544151135698" table:style-name="ce14">
            <text:p>22,433<text:s/></text:p>
          </table:table-cell>
          <table:table-cell office:value-type="currency" office:value="12.780518699457689" table:style-name="ce10">
            <text:p>£12.78</text:p>
          </table:table-cell>
          <table:table-cell office:value-type="currency" office:value="2.2851582320475399" table:style-name="ce10">
            <text:p>£2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dnisolone 5mg gastro-resistant tablets <text:s/>/ <text:s/>Packsize 28</text:p>
          </table:table-cell>
          <table:table-cell office:value-type="string" table:style-name="ce9">
            <text:p>DFC025</text:p>
          </table:table-cell>
          <table:table-cell office:value-type="float" office:value="35701.768954457701" table:style-name="ce14">
            <text:p>35,702<text:s/></text:p>
          </table:table-cell>
          <table:table-cell office:value-type="currency" office:value="0.90768779668419763" table:style-name="ce10">
            <text:p>£0.91</text:p>
          </table:table-cell>
          <table:table-cell office:value-type="currency" office:value="0.44454366333797102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dnisolone 5mg soluble tablets <text:s/>/ <text:s/>Packsize 30</text:p>
          </table:table-cell>
          <table:table-cell office:value-type="string" table:style-name="ce9">
            <text:p>DFC036</text:p>
          </table:table-cell>
          <table:table-cell office:value-type="float" office:value="21118.368239832998" table:style-name="ce14">
            <text:p>21,118<text:s/></text:p>
          </table:table-cell>
          <table:table-cell office:value-type="currency" office:value="40.702161750296163" table:style-name="ce10">
            <text:p>£40.70</text:p>
          </table:table-cell>
          <table:table-cell office:value-type="currency" office:value="17.670483266693001" table:style-name="ce10">
            <text:p>£17.6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dnisolone 5mg tablets <text:s/>/ <text:s/>Packsize 28</text:p>
          </table:table-cell>
          <table:table-cell office:value-type="string" table:style-name="ce9">
            <text:p>DFN040</text:p>
          </table:table-cell>
          <table:table-cell office:value-type="float" office:value="2312995.7008635998" table:style-name="ce14">
            <text:p>2,312,996<text:s/></text:p>
          </table:table-cell>
          <table:table-cell office:value-type="currency" office:value="0.40790453248474856" table:style-name="ce10">
            <text:p>£0.41</text:p>
          </table:table-cell>
          <table:table-cell office:value-type="currency" office:value="0.24855394404994499" table:style-name="ce10">
            <text:p>£0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dnisolone 5mg/5ml oral solution unit dose <text:s/>/ <text:s/>Packsize 10</text:p>
          </table:table-cell>
          <table:table-cell office:value-type="string" table:style-name="ce9">
            <text:p>DKD102</text:p>
          </table:table-cell>
          <table:table-cell office:value-type="float" office:value="15965.396327427599" table:style-name="ce14">
            <text:p>15,965<text:s/></text:p>
          </table:table-cell>
          <table:table-cell office:value-type="currency" office:value="8.5783301078919667" table:style-name="ce10">
            <text:p>£8.58</text:p>
          </table:table-cell>
          <table:table-cell office:value-type="currency" office:value="0.19384704478134299" table:style-name="ce10">
            <text:p>£0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dnisolone sodium phosphate 5mg suppositories <text:s/>/ <text:s/>Packsize 10</text:p>
          </table:table-cell>
          <table:table-cell office:value-type="string" table:style-name="ce9">
            <text:p>DKD043</text:p>
          </table:table-cell>
          <table:table-cell office:value-type="float" office:value="12839.570580374901" table:style-name="ce14">
            <text:p>12,840<text:s/></text:p>
          </table:table-cell>
          <table:table-cell office:value-type="currency" office:value="100.32898701214872" table:style-name="ce10">
            <text:p>£100.33</text:p>
          </table:table-cell>
          <table:table-cell office:value-type="currency" office:value="23.054747800625702" table:style-name="ce10">
            <text:p>£23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gabalin 100mg capsules <text:s/>/ <text:s/>Packsize 84</text:p>
          </table:table-cell>
          <table:table-cell office:value-type="string" table:style-name="ce9">
            <text:p>DDH133</text:p>
          </table:table-cell>
          <table:table-cell office:value-type="float" office:value="35818.076350748503" table:style-name="ce14">
            <text:p>35,818<text:s/></text:p>
          </table:table-cell>
          <table:table-cell office:value-type="currency" office:value="1.8575643021267281" table:style-name="ce10">
            <text:p>£1.86</text:p>
          </table:table-cell>
          <table:table-cell office:value-type="currency" office:value="3.1646242003699898" table:style-name="ce10">
            <text:p>£3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gabalin 150mg capsules <text:s/>/ <text:s/>Packsize 56</text:p>
          </table:table-cell>
          <table:table-cell office:value-type="string" table:style-name="ce9">
            <text:p>DDH134</text:p>
          </table:table-cell>
          <table:table-cell office:value-type="float" office:value="17599.866794891699" table:style-name="ce14">
            <text:p>17,600<text:s/></text:p>
          </table:table-cell>
          <table:table-cell office:value-type="currency" office:value="1.2248399519851396" table:style-name="ce10">
            <text:p>£1.22</text:p>
          </table:table-cell>
          <table:table-cell office:value-type="currency" office:value="0.84459036036742197" table:style-name="ce10">
            <text:p>£0.8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gabalin 200mg capsules <text:s/>/ <text:s/>Packsize 84</text:p>
          </table:table-cell>
          <table:table-cell office:value-type="string" table:style-name="ce9">
            <text:p>DDH135</text:p>
          </table:table-cell>
          <table:table-cell office:value-type="float" office:value="3793.16268594237" table:style-name="ce14">
            <text:p>3,793<text:s/></text:p>
          </table:table-cell>
          <table:table-cell office:value-type="currency" office:value="1.9898540149550219" table:style-name="ce10">
            <text:p>£1.99</text:p>
          </table:table-cell>
          <table:table-cell office:value-type="currency" office:value="0.41243540372833298" table:style-name="ce10">
            <text:p>£0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gabalin 20mg/ml oral solution sugar free 473ml <text:s/>/ <text:s/>Packsize 1</text:p>
          </table:table-cell>
          <table:table-cell office:value-type="string" table:style-name="ce9">
            <text:p>DZV036</text:p>
          </table:table-cell>
          <table:table-cell office:value-type="float" office:value="6860.3520174687701" table:style-name="ce14">
            <text:p>6,860<text:s/></text:p>
          </table:table-cell>
          <table:table-cell office:value-type="currency" office:value="13.303996612359766" table:style-name="ce10">
            <text:p>£13.30</text:p>
          </table:table-cell>
          <table:table-cell office:value-type="currency" office:value="14.6077100797882" table:style-name="ce10">
            <text:p>£14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gabalin 225mg capsules <text:s/>/ <text:s/>Packsize 56</text:p>
          </table:table-cell>
          <table:table-cell office:value-type="string" table:style-name="ce9">
            <text:p>DDP020</text:p>
          </table:table-cell>
          <table:table-cell office:value-type="float" office:value="433.97962310229201" table:style-name="ce14">
            <text:p>434<text:s/></text:p>
          </table:table-cell>
          <table:table-cell office:value-type="currency" office:value="1.6319890665305743" table:style-name="ce10">
            <text:p>£1.63</text:p>
          </table:table-cell>
          <table:table-cell office:value-type="currency" office:value="0.31532924003727503" table:style-name="ce10">
            <text:p>£0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gabalin 25mg capsules <text:s/>/ <text:s/>Packsize 56</text:p>
          </table:table-cell>
          <table:table-cell office:value-type="string" table:style-name="ce9">
            <text:p>DDH140</text:p>
          </table:table-cell>
          <table:table-cell office:value-type="float" office:value="63562.585724782199" table:style-name="ce14">
            <text:p>63,563<text:s/></text:p>
          </table:table-cell>
          <table:table-cell office:value-type="currency" office:value="0.72080547821604524" table:style-name="ce10">
            <text:p>£0.72</text:p>
          </table:table-cell>
          <table:table-cell office:value-type="currency" office:value="0.28725996245423602" table:style-name="ce10">
            <text:p>£0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gabalin 25mg capsules <text:s/>/ <text:s/>Packsize 84</text:p>
          </table:table-cell>
          <table:table-cell office:value-type="string" table:style-name="ce9">
            <text:p>DDH130</text:p>
          </table:table-cell>
          <table:table-cell office:value-type="float" office:value="1685.6576676990701" table:style-name="ce14">
            <text:p>1,686<text:s/></text:p>
          </table:table-cell>
          <table:table-cell office:value-type="currency" office:value="1.648703680026296" table:style-name="ce10">
            <text:p>£1.65</text:p>
          </table:table-cell>
          <table:table-cell office:value-type="currency" office:value="6.8889775153460997" table:style-name="ce10">
            <text:p>£6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gabalin 300mg capsules <text:s/>/ <text:s/>Packsize 56</text:p>
          </table:table-cell>
          <table:table-cell office:value-type="string" table:style-name="ce9">
            <text:p>DDH136</text:p>
          </table:table-cell>
          <table:table-cell office:value-type="float" office:value="11005.227072448901" table:style-name="ce14">
            <text:p>11,005<text:s/></text:p>
          </table:table-cell>
          <table:table-cell office:value-type="currency" office:value="2.271367945017571" table:style-name="ce10">
            <text:p>£2.27</text:p>
          </table:table-cell>
          <table:table-cell office:value-type="currency" office:value="0.62807093769982403" table:style-name="ce10">
            <text:p>£0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gabalin 50mg capsules <text:s/>/ <text:s/>Packsize 56</text:p>
          </table:table-cell>
          <table:table-cell office:value-type="string" table:style-name="ce9">
            <text:p>DDH084</text:p>
          </table:table-cell>
          <table:table-cell office:value-type="float" office:value="15120.2847707849" table:style-name="ce14">
            <text:p>15,120<text:s/></text:p>
          </table:table-cell>
          <table:table-cell office:value-type="currency" office:value="1.2592130564093631" table:style-name="ce10">
            <text:p>£1.26</text:p>
          </table:table-cell>
          <table:table-cell office:value-type="currency" office:value="1.6803860862112701" table:style-name="ce10">
            <text:p>£1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gabalin 50mg capsules <text:s/>/ <text:s/>Packsize 84</text:p>
          </table:table-cell>
          <table:table-cell office:value-type="string" table:style-name="ce9">
            <text:p>DDH131</text:p>
          </table:table-cell>
          <table:table-cell office:value-type="float" office:value="23343.778077431001" table:style-name="ce14">
            <text:p>23,344<text:s/></text:p>
          </table:table-cell>
          <table:table-cell office:value-type="currency" office:value="1.5609337048671101" table:style-name="ce10">
            <text:p>£1.56</text:p>
          </table:table-cell>
          <table:table-cell office:value-type="currency" office:value="4.1777469358383001" table:style-name="ce10">
            <text:p>£4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egabalin 75mg capsules <text:s/>/ <text:s/>Packsize 56</text:p>
          </table:table-cell>
          <table:table-cell office:value-type="string" table:style-name="ce9">
            <text:p>DDH137</text:p>
          </table:table-cell>
          <table:table-cell office:value-type="float" office:value="40607.532858854203" table:style-name="ce14">
            <text:p>40,608<text:s/></text:p>
          </table:table-cell>
          <table:table-cell office:value-type="currency" office:value="0.88211539776392911" table:style-name="ce10">
            <text:p>£0.88</text:p>
          </table:table-cell>
          <table:table-cell office:value-type="currency" office:value="0.36985472262036201" table:style-name="ce10">
            <text:p>£0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chlorperazine 3mg buccal tablets <text:s/>/ <text:s/>Packsize 8</text:p>
          </table:table-cell>
          <table:table-cell office:value-type="string" table:style-name="ce9">
            <text:p>DDF041</text:p>
          </table:table-cell>
          <table:table-cell office:value-type="float" office:value="9624.6798918261193" table:style-name="ce14">
            <text:p>9,625<text:s/></text:p>
          </table:table-cell>
          <table:table-cell office:value-type="currency" office:value="1.3846912468557317" table:style-name="ce10">
            <text:p>£1.38</text:p>
          </table:table-cell>
          <table:table-cell office:value-type="currency" office:value="0.97842730106355902" table:style-name="ce10">
            <text:p>£0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chlorperazine 3mg buccal tablets <text:s/>/ <text:s/>Packsize 50</text:p>
          </table:table-cell>
          <table:table-cell office:value-type="string" table:style-name="ce9">
            <text:p>DDF011</text:p>
          </table:table-cell>
          <table:table-cell office:value-type="float" office:value="18437.441380938501" table:style-name="ce14">
            <text:p>18,437<text:s/></text:p>
          </table:table-cell>
          <table:table-cell office:value-type="currency" office:value="3.8731155003875637" table:style-name="ce10">
            <text:p>£3.87</text:p>
          </table:table-cell>
          <table:table-cell office:value-type="currency" office:value="1.9790149357027" table:style-name="ce10">
            <text:p>£1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chlorperazine 5mg tablets <text:s/>/ <text:s/>Packsize 28</text:p>
          </table:table-cell>
          <table:table-cell office:value-type="string" table:style-name="ce9">
            <text:p>DDF010</text:p>
          </table:table-cell>
          <table:table-cell office:value-type="float" office:value="97410.954767342701" table:style-name="ce14">
            <text:p>97,411<text:s/></text:p>
          </table:table-cell>
          <table:table-cell office:value-type="currency" office:value="0.77975973217197991" table:style-name="ce10">
            <text:p>£0.78</text:p>
          </table:table-cell>
          <table:table-cell office:value-type="currency" office:value="0.36759668705222598" table:style-name="ce10">
            <text:p>£0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chlorperazine 5mg tablets <text:s/>/ <text:s/>Packsize 84</text:p>
          </table:table-cell>
          <table:table-cell office:value-type="string" table:style-name="ce9">
            <text:p>DDF058</text:p>
          </table:table-cell>
          <table:table-cell office:value-type="float" office:value="7433.76666810596" table:style-name="ce14">
            <text:p>7,434<text:s/></text:p>
          </table:table-cell>
          <table:table-cell office:value-type="currency" office:value="1.2623990527255859" table:style-name="ce10">
            <text:p>£1.26</text:p>
          </table:table-cell>
          <table:table-cell office:value-type="currency" office:value="0.630738724997843" table:style-name="ce10">
            <text:p>£0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cyclidine 10mg/2ml solution for injection ampoules <text:s/>/ <text:s/>Packsize 5</text:p>
          </table:table-cell>
          <table:table-cell office:value-type="string" table:style-name="ce9">
            <text:p>DDS000</text:p>
          </table:table-cell>
          <table:table-cell office:value-type="float" office:value="2562.70262852521" table:style-name="ce14">
            <text:p>2,563<text:s/></text:p>
          </table:table-cell>
          <table:table-cell office:value-type="currency" office:value="60.367542561514227" table:style-name="ce10">
            <text:p>£60.37</text:p>
          </table:table-cell>
          <table:table-cell office:value-type="currency" office:value="1.5052847338837201" table:style-name="ce10">
            <text:p>£1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cyclidine 5mg tablets <text:s/>/ <text:s/>Packsize 28</text:p>
          </table:table-cell>
          <table:table-cell office:value-type="string" table:style-name="ce9">
            <text:p>DDI053</text:p>
          </table:table-cell>
          <table:table-cell office:value-type="float" office:value="59512.6246777298" table:style-name="ce14">
            <text:p>59,513<text:s/></text:p>
          </table:table-cell>
          <table:table-cell office:value-type="currency" office:value="1.4223439221237353" table:style-name="ce10">
            <text:p>£1.42</text:p>
          </table:table-cell>
          <table:table-cell office:value-type="currency" office:value="1.05004639900632" table:style-name="ce10">
            <text:p>£1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cyclidine 5mg tablets <text:s/>/ <text:s/>Packsize 100</text:p>
          </table:table-cell>
          <table:table-cell office:value-type="string" table:style-name="ce9">
            <text:p>DDI076</text:p>
          </table:table-cell>
          <table:table-cell office:value-type="float" office:value="10749.1805901155" table:style-name="ce14">
            <text:p>10,749<text:s/></text:p>
          </table:table-cell>
          <table:table-cell office:value-type="currency" office:value="3.3997968211274903" table:style-name="ce10">
            <text:p>£3.40</text:p>
          </table:table-cell>
          <table:table-cell office:value-type="currency" office:value="1.3392409548242401" table:style-name="ce10">
            <text:p>£1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cyclidine 5mg tablets <text:s/>/ <text:s/>Packsize 500</text:p>
          </table:table-cell>
          <table:table-cell office:value-type="string" table:style-name="ce9">
            <text:p>DDS002</text:p>
          </table:table-cell>
          <table:table-cell office:value-type="float" office:value="511.28050450127898" table:style-name="ce14">
            <text:p>511<text:s/></text:p>
          </table:table-cell>
          <table:table-cell office:value-type="currency" office:value="22.436607496289355" table:style-name="ce10">
            <text:p>£22.44</text:p>
          </table:table-cell>
          <table:table-cell office:value-type="currency" office:value="0.102146149058244" table:style-name="ce10">
            <text:p>£0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mazine 25mg/5ml oral solution 150 ml <text:s/>/ <text:s/>Packsize 1</text:p>
          </table:table-cell>
          <table:table-cell office:value-type="string" table:style-name="ce9">
            <text:p>DDB048</text:p>
          </table:table-cell>
          <table:table-cell office:value-type="float" office:value="1046.53721311453" table:style-name="ce14">
            <text:p>1,047<text:s/></text:p>
          </table:table-cell>
          <table:table-cell office:value-type="currency" office:value="42.373935149448826" table:style-name="ce10">
            <text:p>£42.37</text:p>
          </table:table-cell>
          <table:table-cell office:value-type="currency" office:value="4.0951864615501501" table:style-name="ce10">
            <text:p>£4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mazine 50mg/5ml oral solution 150 ml <text:s/>/ <text:s/>Packsize 1</text:p>
          </table:table-cell>
          <table:table-cell office:value-type="string" table:style-name="ce9">
            <text:p>DDB047</text:p>
          </table:table-cell>
          <table:table-cell office:value-type="float" office:value="481.13116722471801" table:style-name="ce14">
            <text:p>481<text:s/></text:p>
          </table:table-cell>
          <table:table-cell office:value-type="currency" office:value="45.097847485456498" table:style-name="ce10">
            <text:p>£45.10</text:p>
          </table:table-cell>
          <table:table-cell office:value-type="currency" office:value="11.881869372148399" table:style-name="ce10">
            <text:p>£11.8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ofol (MCT/LCT) 1g/100ml emulsion for injection vials (e.g. Fresenius-Propoven &amp; B-Braun-Propofol-Lipuro) <text:s/>/ <text:s/>Packsize 1</text:p>
          </table:table-cell>
          <table:table-cell office:value-type="string" table:style-name="ce9">
            <text:p>DQA008</text:p>
          </table:table-cell>
          <table:table-cell office:value-type="float" office:value="308924.91230477398" table:style-name="ce14">
            <text:p>308,925<text:s/></text:p>
          </table:table-cell>
          <table:table-cell office:value-type="currency" office:value="2.2395872020752803" table:style-name="ce10">
            <text:p>£2.24</text:p>
          </table:table-cell>
          <table:table-cell office:value-type="currency" office:value="2.7848127945894898" table:style-name="ce10">
            <text:p>£2.7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ofol (MCT/LCT) 1g/100ml emulsion for injection vials (e.g. Fresenius-Propoven &amp; B-Braun-Propofol-Lipuro) <text:s/>/ <text:s/>Packsize 10</text:p>
          </table:table-cell>
          <table:table-cell office:value-type="string" table:style-name="ce9">
            <text:p>DOA087</text:p>
          </table:table-cell>
          <table:table-cell office:value-type="float" office:value="16864.924611671799" table:style-name="ce14">
            <text:p>16,865<text:s/></text:p>
          </table:table-cell>
          <table:table-cell office:value-type="currency" office:value="36.799796280766074" table:style-name="ce10">
            <text:p>£36.80</text:p>
          </table:table-cell>
          <table:table-cell office:value-type="currency" office:value="60.380422068366101" table:style-name="ce10">
            <text:p>£60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ofol (MCT/LCT) 1g/50ml emulsion for injection vials (e.g. Fresenius-Propoven &amp; B-Braun-Propofol-Lipuro) <text:s/>/ <text:s/>Packsize 1</text:p>
          </table:table-cell>
          <table:table-cell office:value-type="string" table:style-name="ce9">
            <text:p>DOA015</text:p>
          </table:table-cell>
          <table:table-cell office:value-type="float" office:value="235631.49265651801" table:style-name="ce14">
            <text:p>235,631<text:s/></text:p>
          </table:table-cell>
          <table:table-cell office:value-type="currency" office:value="1.687547557913416" table:style-name="ce10">
            <text:p>£1.69</text:p>
          </table:table-cell>
          <table:table-cell office:value-type="currency" office:value="3.4910594248685598" table:style-name="ce10">
            <text:p>£3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ofol (MCT/LCT) 1g/50ml emulsion for injection vials (e.g. Fresenius-Propoven &amp; B-Braun-Propofol-Lipuro) <text:s/>/ <text:s/>Packsize 10</text:p>
          </table:table-cell>
          <table:table-cell office:value-type="string" table:style-name="ce9">
            <text:p>DOA121</text:p>
          </table:table-cell>
          <table:table-cell office:value-type="float" office:value="31222.962565950998" table:style-name="ce14">
            <text:p>31,223<text:s/></text:p>
          </table:table-cell>
          <table:table-cell office:value-type="currency" office:value="26.58687554861487" table:style-name="ce10">
            <text:p>£26.59</text:p>
          </table:table-cell>
          <table:table-cell office:value-type="currency" office:value="53.334274370019003" table:style-name="ce10">
            <text:p>£53.3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ofol (MCT/LCT) 200mg/20ml emulsion for injection ampoules (e.g. Fresenius-Propoven &amp; B-Braun-Propofol-Lipuro) <text:s/>/ <text:s/>Packsize 5</text:p>
          </table:table-cell>
          <table:table-cell office:value-type="string" table:style-name="ce9">
            <text:p>DOA006</text:p>
          </table:table-cell>
          <table:table-cell office:value-type="float" office:value="356935.95523643499" table:style-name="ce14">
            <text:p>356,936<text:s/></text:p>
          </table:table-cell>
          <table:table-cell office:value-type="currency" office:value="3.1068293729765526" table:style-name="ce10">
            <text:p>£3.11</text:p>
          </table:table-cell>
          <table:table-cell office:value-type="currency" office:value="3.61553162187669" table:style-name="ce10">
            <text:p>£3.6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ofol (MCT/LCT) 200mg/20ml emulsion for injection vials (e.g. Fresenius-Propoven &amp; B-Braun-Propofol-Lipuro) <text:s/>/ <text:s/>Packsize 5</text:p>
          </table:table-cell>
          <table:table-cell office:value-type="string" table:style-name="ce9">
            <text:p>DQA002</text:p>
          </table:table-cell>
          <table:table-cell office:value-type="float" office:value="27320.923318654299" table:style-name="ce14">
            <text:p>27,321<text:s/></text:p>
          </table:table-cell>
          <table:table-cell office:value-type="currency" office:value="3.3505141437697499" table:style-name="ce10">
            <text:p>£3.35</text:p>
          </table:table-cell>
          <table:table-cell office:value-type="currency" office:value="5.5616268918555196" table:style-name="ce10">
            <text:p>£5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ofol (MCT/LCT) 500mg/50ml emulsion for injection vials (e.g. Fresenius-Propoven &amp; B-Braun-Propofol-Lipuro) <text:s/>/ <text:s/>Packsize 1</text:p>
          </table:table-cell>
          <table:table-cell office:value-type="string" table:style-name="ce9">
            <text:p>DOA013</text:p>
          </table:table-cell>
          <table:table-cell office:value-type="float" office:value="350603.08845976001" table:style-name="ce14">
            <text:p>350,603<text:s/></text:p>
          </table:table-cell>
          <table:table-cell office:value-type="currency" office:value="1.7344638139712074" table:style-name="ce10">
            <text:p>£1.73</text:p>
          </table:table-cell>
          <table:table-cell office:value-type="currency" office:value="2.2299053487593299" table:style-name="ce10">
            <text:p>£2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ofol (MCT/LCT) 500mg/50ml emulsion for injection vials (e.g. Fresenius-Propoven &amp; B-Braun-Propofol-Lipuro) <text:s/>/ <text:s/>Packsize 10</text:p>
          </table:table-cell>
          <table:table-cell office:value-type="string" table:style-name="ce9">
            <text:p>DOA088</text:p>
          </table:table-cell>
          <table:table-cell office:value-type="float" office:value="43553.534873630902" table:style-name="ce14">
            <text:p>43,554<text:s/></text:p>
          </table:table-cell>
          <table:table-cell office:value-type="currency" office:value="19.472682813478755" table:style-name="ce10">
            <text:p>£19.47</text:p>
          </table:table-cell>
          <table:table-cell office:value-type="currency" office:value="31.2988717001932" table:style-name="ce10">
            <text:p>£31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ranolol 10mg tablets <text:s/>/ <text:s/>Packsize 28</text:p>
          </table:table-cell>
          <table:table-cell office:value-type="string" table:style-name="ce9">
            <text:p>DBD048</text:p>
          </table:table-cell>
          <table:table-cell office:value-type="float" office:value="89579.738371655301" table:style-name="ce14">
            <text:p>89,580<text:s/></text:p>
          </table:table-cell>
          <table:table-cell office:value-type="currency" office:value="0.32855822683796632" table:style-name="ce10">
            <text:p>£0.33</text:p>
          </table:table-cell>
          <table:table-cell office:value-type="currency" office:value="6.0285853463801199E-2" table:style-name="ce10">
            <text:p>£0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ranolol 10mg/5ml oral solution sugar free 150 ml <text:s/>/ <text:s/>Packsize 1</text:p>
          </table:table-cell>
          <table:table-cell office:value-type="string" table:style-name="ce9">
            <text:p>DBD103</text:p>
          </table:table-cell>
          <table:table-cell office:value-type="float" office:value="1701.10124941764" table:style-name="ce14">
            <text:p>1,701<text:s/></text:p>
          </table:table-cell>
          <table:table-cell office:value-type="currency" office:value="13.265600744062327" table:style-name="ce10">
            <text:p>£13.27</text:p>
          </table:table-cell>
          <table:table-cell office:value-type="currency" office:value="1.71374153443419" table:style-name="ce10">
            <text:p>£1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ranolol 160mg modified-release capsules <text:s/>/ <text:s/>Packsize 28</text:p>
          </table:table-cell>
          <table:table-cell office:value-type="string" table:style-name="ce9">
            <text:p>DBD055</text:p>
          </table:table-cell>
          <table:table-cell office:value-type="float" office:value="1663.1591904311199" table:style-name="ce14">
            <text:p>1,663<text:s/></text:p>
          </table:table-cell>
          <table:table-cell office:value-type="currency" office:value="1.429778949412289" table:style-name="ce10">
            <text:p>£1.43</text:p>
          </table:table-cell>
          <table:table-cell office:value-type="currency" office:value="0.46550299316890997" table:style-name="ce10">
            <text:p>£0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ranolol 40mg tablets <text:s/>/ <text:s/>Packsize 28</text:p>
          </table:table-cell>
          <table:table-cell office:value-type="string" table:style-name="ce9">
            <text:p>DBD049</text:p>
          </table:table-cell>
          <table:table-cell office:value-type="float" office:value="54704.704715846099" table:style-name="ce14">
            <text:p>54,705<text:s/></text:p>
          </table:table-cell>
          <table:table-cell office:value-type="currency" office:value="0.43820636862072559" table:style-name="ce10">
            <text:p>£0.44</text:p>
          </table:table-cell>
          <table:table-cell office:value-type="currency" office:value="1.2193397933108701" table:style-name="ce10">
            <text:p>£1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ranolol 40mg/5ml oral solution sugar free 150 ml <text:s/>/ <text:s/>Packsize 1</text:p>
          </table:table-cell>
          <table:table-cell office:value-type="string" table:style-name="ce9">
            <text:p>DBD130</text:p>
          </table:table-cell>
          <table:table-cell office:value-type="float" office:value="261.66012583598803" table:style-name="ce14">
            <text:p>262<text:s/></text:p>
          </table:table-cell>
          <table:table-cell office:value-type="currency" office:value="15.945303040231742" table:style-name="ce10">
            <text:p>£15.95</text:p>
          </table:table-cell>
          <table:table-cell office:value-type="currency" office:value="3.41297056324587" table:style-name="ce10">
            <text:p>£3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ranolol 50mg/5ml oral solution sugar free 150 ml <text:s/>/ <text:s/>Packsize 1</text:p>
          </table:table-cell>
          <table:table-cell office:value-type="string" table:style-name="ce9">
            <text:p>DBD100</text:p>
          </table:table-cell>
          <table:table-cell office:value-type="float" office:value="3796.4599047813099" table:style-name="ce14">
            <text:p>3,796<text:s/></text:p>
          </table:table-cell>
          <table:table-cell office:value-type="currency" office:value="16.907298275206585" table:style-name="ce10">
            <text:p>£16.91</text:p>
          </table:table-cell>
          <table:table-cell office:value-type="currency" office:value="4.01016690805716" table:style-name="ce10">
            <text:p>£4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ranolol 5mg/5ml oral solution sugar free 150 ml <text:s/>/ <text:s/>Packsize 1</text:p>
          </table:table-cell>
          <table:table-cell office:value-type="string" table:style-name="ce9">
            <text:p>DBD102</text:p>
          </table:table-cell>
          <table:table-cell office:value-type="float" office:value="10127.780019165901" table:style-name="ce14">
            <text:p>10,128<text:s/></text:p>
          </table:table-cell>
          <table:table-cell office:value-type="currency" office:value="9.3632711038889536" table:style-name="ce10">
            <text:p>£9.36</text:p>
          </table:table-cell>
          <table:table-cell office:value-type="currency" office:value="2.1270234934897299" table:style-name="ce10">
            <text:p>£2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ranolol 80mg modified-release capsules <text:s/>/ <text:s/>Packsize 28</text:p>
          </table:table-cell>
          <table:table-cell office:value-type="string" table:style-name="ce9">
            <text:p>DBD036</text:p>
          </table:table-cell>
          <table:table-cell office:value-type="float" office:value="11416.7160411151" table:style-name="ce14">
            <text:p>11,417<text:s/></text:p>
          </table:table-cell>
          <table:table-cell office:value-type="currency" office:value="1.2552252283748924" table:style-name="ce10">
            <text:p>£1.26</text:p>
          </table:table-cell>
          <table:table-cell office:value-type="currency" office:value="0.53782578737875597" table:style-name="ce10">
            <text:p>£0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ranolol 80mg tablets <text:s/>/ <text:s/>Packsize 56</text:p>
          </table:table-cell>
          <table:table-cell office:value-type="string" table:style-name="ce9">
            <text:p>DBD056</text:p>
          </table:table-cell>
          <table:table-cell office:value-type="float" office:value="1218.9364940077601" table:style-name="ce14">
            <text:p>1,219<text:s/></text:p>
          </table:table-cell>
          <table:table-cell office:value-type="currency" office:value="1.0215626541017095" table:style-name="ce10">
            <text:p>£1.02</text:p>
          </table:table-cell>
          <table:table-cell office:value-type="currency" office:value="0.160487537383912" table:style-name="ce10">
            <text:p>£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ylthiouracil 50mg tablets <text:s/>/ <text:s/>Packsize 56</text:p>
          </table:table-cell>
          <table:table-cell office:value-type="string" table:style-name="ce9">
            <text:p>DFB035</text:p>
          </table:table-cell>
          <table:table-cell office:value-type="float" office:value="1462.33325568232" table:style-name="ce14">
            <text:p>1,462<text:s/></text:p>
          </table:table-cell>
          <table:table-cell office:value-type="currency" office:value="5.2781060473104287" table:style-name="ce10">
            <text:p>£5.28</text:p>
          </table:table-cell>
          <table:table-cell office:value-type="currency" office:value="3.4751142549774401" table:style-name="ce10">
            <text:p>£3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pylthiouracil 50mg tablets <text:s/>/ <text:s/>Packsize 100</text:p>
          </table:table-cell>
          <table:table-cell office:value-type="string" table:style-name="ce9">
            <text:p>DFC038</text:p>
          </table:table-cell>
          <table:table-cell office:value-type="float" office:value="2225.8381076074402" table:style-name="ce14">
            <text:p>2,226<text:s/></text:p>
          </table:table-cell>
          <table:table-cell office:value-type="currency" office:value="9.8586280489138343" table:style-name="ce10">
            <text:p>£9.86</text:p>
          </table:table-cell>
          <table:table-cell office:value-type="currency" office:value="5.7953910924135101" table:style-name="ce10">
            <text:p>£5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otamine sulfate 50mg/5ml solution for injection ampoules <text:s/>/ <text:s/>Packsize 10</text:p>
          </table:table-cell>
          <table:table-cell office:value-type="string" table:style-name="ce9">
            <text:p>DBR002</text:p>
          </table:table-cell>
          <table:table-cell office:value-type="float" office:value="21877.437317167401" table:style-name="ce14">
            <text:p>21,877<text:s/></text:p>
          </table:table-cell>
          <table:table-cell office:value-type="currency" office:value="44.618762510818023" table:style-name="ce10">
            <text:p>£44.62</text:p>
          </table:table-cell>
          <table:table-cell office:value-type="currency" office:value="3.05988507799694" table:style-name="ce10">
            <text:p>£3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ucalopride 1mg tablets <text:s/>/ <text:s/>Packsize 28</text:p>
          </table:table-cell>
          <table:table-cell office:value-type="string" table:style-name="ce9">
            <text:p>DAD008</text:p>
          </table:table-cell>
          <table:table-cell office:value-type="float" office:value="5568.01904068561" table:style-name="ce14">
            <text:p>5,568<text:s/></text:p>
          </table:table-cell>
          <table:table-cell office:value-type="currency" office:value="16.908318616023895" table:style-name="ce10">
            <text:p>£16.91</text:p>
          </table:table-cell>
          <table:table-cell office:value-type="currency" office:value="5.1095162145296804" table:style-name="ce10">
            <text:p>£5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rucalopride 2mg tablets <text:s/>/ <text:s/>Packsize 28</text:p>
          </table:table-cell>
          <table:table-cell office:value-type="string" table:style-name="ce9">
            <text:p>DAB012</text:p>
          </table:table-cell>
          <table:table-cell office:value-type="float" office:value="7887.8487284299899" table:style-name="ce14">
            <text:p>7,888<text:s/></text:p>
          </table:table-cell>
          <table:table-cell office:value-type="currency" office:value="25.308700365978613" table:style-name="ce10">
            <text:p>£25.31</text:p>
          </table:table-cell>
          <table:table-cell office:value-type="currency" office:value="6.7142335866708702" table:style-name="ce10">
            <text:p>£6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yrazinamide 500mg tablets <text:s/>/ <text:s/>Packsize 30</text:p>
          </table:table-cell>
          <table:table-cell office:value-type="string" table:style-name="ce9">
            <text:p>DEA199</text:p>
          </table:table-cell>
          <table:table-cell office:value-type="float" office:value="13023.4041255396" table:style-name="ce14">
            <text:p>13,023<text:s/></text:p>
          </table:table-cell>
          <table:table-cell office:value-type="currency" office:value="7.6061879862685826" table:style-name="ce10">
            <text:p>£7.61</text:p>
          </table:table-cell>
          <table:table-cell office:value-type="currency" office:value="5.2909542241801502" table:style-name="ce10">
            <text:p>£5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yridoxine 50mg tablets <text:s/>/ <text:s/>Packsize 28</text:p>
          </table:table-cell>
          <table:table-cell office:value-type="string" table:style-name="ce9">
            <text:p>DIF052</text:p>
          </table:table-cell>
          <table:table-cell office:value-type="float" office:value="44403.390028264403" table:style-name="ce14">
            <text:p>44,403<text:s/></text:p>
          </table:table-cell>
          <table:table-cell office:value-type="currency" office:value="14.214557708279347" table:style-name="ce10">
            <text:p>£14.21</text:p>
          </table:table-cell>
          <table:table-cell office:value-type="currency" office:value="3.3167820149495402" table:style-name="ce10">
            <text:p>£3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etiapine 100mg tablets <text:s/>/ <text:s/>Packsize 60</text:p>
          </table:table-cell>
          <table:table-cell office:value-type="string" table:style-name="ce9">
            <text:p>DDB149</text:p>
          </table:table-cell>
          <table:table-cell office:value-type="float" office:value="15404.2067220551" table:style-name="ce14">
            <text:p>15,404<text:s/></text:p>
          </table:table-cell>
          <table:table-cell office:value-type="currency" office:value="3.3917488217809124" table:style-name="ce10">
            <text:p>£3.39</text:p>
          </table:table-cell>
          <table:table-cell office:value-type="currency" office:value="4.5139004764960404" table:style-name="ce10">
            <text:p>£4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etiapine 150mg modified-release tablets <text:s/>/ <text:s/>Packsize 60</text:p>
          </table:table-cell>
          <table:table-cell office:value-type="string" table:style-name="ce9">
            <text:p>DDE020</text:p>
          </table:table-cell>
          <table:table-cell office:value-type="float" office:value="1133.32847000941" table:style-name="ce14">
            <text:p>1,133<text:s/></text:p>
          </table:table-cell>
          <table:table-cell office:value-type="currency" office:value="12.014751557319425" table:style-name="ce10">
            <text:p>£12.01</text:p>
          </table:table-cell>
          <table:table-cell office:value-type="currency" office:value="15.2260657568551" table:style-name="ce10">
            <text:p>£15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etiapine 150mg tablets <text:s/>/ <text:s/>Packsize 60</text:p>
          </table:table-cell>
          <table:table-cell office:value-type="string" table:style-name="ce9">
            <text:p>DDB181</text:p>
          </table:table-cell>
          <table:table-cell office:value-type="float" office:value="3611.1727068224" table:style-name="ce14">
            <text:p>3,611<text:s/></text:p>
          </table:table-cell>
          <table:table-cell office:value-type="currency" office:value="2.2522572749384708" table:style-name="ce10">
            <text:p>£2.25</text:p>
          </table:table-cell>
          <table:table-cell office:value-type="currency" office:value="0.84689543912855803" table:style-name="ce10">
            <text:p>£0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etiapine 200mg modified-release tablets <text:s/>/ <text:s/>Packsize 60</text:p>
          </table:table-cell>
          <table:table-cell office:value-type="string" table:style-name="ce9">
            <text:p>DDB293</text:p>
          </table:table-cell>
          <table:table-cell office:value-type="float" office:value="3878.33979444427" table:style-name="ce14">
            <text:p>3,878<text:s/></text:p>
          </table:table-cell>
          <table:table-cell office:value-type="currency" office:value="7.875300159040485" table:style-name="ce10">
            <text:p>£7.88</text:p>
          </table:table-cell>
          <table:table-cell office:value-type="currency" office:value="3.3845674600612901" table:style-name="ce10">
            <text:p>£3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etiapine 200mg tablets <text:s/>/ <text:s/>Packsize 60</text:p>
          </table:table-cell>
          <table:table-cell office:value-type="string" table:style-name="ce9">
            <text:p>DDB151</text:p>
          </table:table-cell>
          <table:table-cell office:value-type="float" office:value="8523.3180193721801" table:style-name="ce14">
            <text:p>8,523<text:s/></text:p>
          </table:table-cell>
          <table:table-cell office:value-type="currency" office:value="3.3130747832966594" table:style-name="ce10">
            <text:p>£3.31</text:p>
          </table:table-cell>
          <table:table-cell office:value-type="currency" office:value="2.4520408879942601" table:style-name="ce10">
            <text:p>£2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etiapine 25mg tablets <text:s/>/ <text:s/>Packsize 60</text:p>
          </table:table-cell>
          <table:table-cell office:value-type="string" table:style-name="ce9">
            <text:p>DDB148</text:p>
          </table:table-cell>
          <table:table-cell office:value-type="float" office:value="53350.258429572001" table:style-name="ce14">
            <text:p>53,350<text:s/></text:p>
          </table:table-cell>
          <table:table-cell office:value-type="currency" office:value="1.2990752442463098" table:style-name="ce10">
            <text:p>£1.30</text:p>
          </table:table-cell>
          <table:table-cell office:value-type="currency" office:value="0.61757322687140503" table:style-name="ce10">
            <text:p>£0.6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etiapine 300mg modified-release tablets <text:s/>/ <text:s/>Packsize 60</text:p>
          </table:table-cell>
          <table:table-cell office:value-type="string" table:style-name="ce9">
            <text:p>DDB294</text:p>
          </table:table-cell>
          <table:table-cell office:value-type="float" office:value="5906.5785114259897" table:style-name="ce14">
            <text:p>5,907<text:s/></text:p>
          </table:table-cell>
          <table:table-cell office:value-type="currency" office:value="8.5139222144800097" table:style-name="ce10">
            <text:p>£8.51</text:p>
          </table:table-cell>
          <table:table-cell office:value-type="currency" office:value="3.8613220775828001" table:style-name="ce10">
            <text:p>£3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etiapine 300mg tablets <text:s/>/ <text:s/>Packsize 60</text:p>
          </table:table-cell>
          <table:table-cell office:value-type="string" table:style-name="ce9">
            <text:p>DDB249</text:p>
          </table:table-cell>
          <table:table-cell office:value-type="float" office:value="4087.1326043668701" table:style-name="ce14">
            <text:p>4,087<text:s/></text:p>
          </table:table-cell>
          <table:table-cell office:value-type="currency" office:value="3.7611502948486537" table:style-name="ce10">
            <text:p>£3.76</text:p>
          </table:table-cell>
          <table:table-cell office:value-type="currency" office:value="3.6621951881394801" table:style-name="ce10">
            <text:p>£3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etiapine 400mg modified-release tablets <text:s/>/ <text:s/>Packsize 60</text:p>
          </table:table-cell>
          <table:table-cell office:value-type="string" table:style-name="ce9">
            <text:p>DDB295</text:p>
          </table:table-cell>
          <table:table-cell office:value-type="float" office:value="2757.8211333570098" table:style-name="ce14">
            <text:p>2,758<text:s/></text:p>
          </table:table-cell>
          <table:table-cell office:value-type="currency" office:value="10.284213017642589" table:style-name="ce10">
            <text:p>£10.28</text:p>
          </table:table-cell>
          <table:table-cell office:value-type="currency" office:value="8.7019473766217796" table:style-name="ce10">
            <text:p>£8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etiapine 50mg modified-release tablets <text:s/>/ <text:s/>Packsize 60</text:p>
          </table:table-cell>
          <table:table-cell office:value-type="string" table:style-name="ce9">
            <text:p>DDD009</text:p>
          </table:table-cell>
          <table:table-cell office:value-type="float" office:value="7495.7459188683397" table:style-name="ce14">
            <text:p>7,496<text:s/></text:p>
          </table:table-cell>
          <table:table-cell office:value-type="currency" office:value="4.6553205481741085" table:style-name="ce10">
            <text:p>£4.66</text:p>
          </table:table-cell>
          <table:table-cell office:value-type="currency" office:value="4.9535323388041901" table:style-name="ce10">
            <text:p>£4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inagolide 75microgram tablets <text:s/>/ <text:s/>Packsize 30</text:p>
          </table:table-cell>
          <table:table-cell office:value-type="string" table:style-name="ce9">
            <text:p>DFG036</text:p>
          </table:table-cell>
          <table:table-cell office:value-type="float" office:value="343.47294478937698" table:style-name="ce14">
            <text:p>343<text:s/></text:p>
          </table:table-cell>
          <table:table-cell office:value-type="currency" office:value="64.305297797310288" table:style-name="ce10">
            <text:p>£64.31</text:p>
          </table:table-cell>
          <table:table-cell office:value-type="currency" office:value="18.9744318783486" table:style-name="ce10">
            <text:p>£18.9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inagolide starter pack tablets 3x25mcg + 3x50mcg Pack of 6 tablets <text:s/>/ <text:s/>Packsize 6</text:p>
          </table:table-cell>
          <table:table-cell office:value-type="string" table:style-name="ce9">
            <text:p>DFG035</text:p>
          </table:table-cell>
          <table:table-cell office:value-type="float" office:value="383.263328151748" table:style-name="ce14">
            <text:p>383<text:s/></text:p>
          </table:table-cell>
          <table:table-cell office:value-type="currency" office:value="29.67742845330746" table:style-name="ce10">
            <text:p>£29.68</text:p>
          </table:table-cell>
          <table:table-cell office:value-type="currency" office:value="8.7950894950354002" table:style-name="ce10">
            <text:p>£8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inine bisulfate 300mg tablets <text:s/>/ <text:s/>Packsize 28</text:p>
          </table:table-cell>
          <table:table-cell office:value-type="string" table:style-name="ce9">
            <text:p>DED006</text:p>
          </table:table-cell>
          <table:table-cell office:value-type="float" office:value="696.47458416246798" table:style-name="ce14">
            <text:p>696<text:s/></text:p>
          </table:table-cell>
          <table:table-cell office:value-type="currency" office:value="7.9477989949289185" table:style-name="ce10">
            <text:p>£7.95</text:p>
          </table:table-cell>
          <table:table-cell office:value-type="currency" office:value="1.5378192385554299" table:style-name="ce10">
            <text:p>£1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inine sulfate 200mg tablets <text:s/>/ <text:s/>Packsize 28</text:p>
          </table:table-cell>
          <table:table-cell office:value-type="string" table:style-name="ce9">
            <text:p>DED007</text:p>
          </table:table-cell>
          <table:table-cell office:value-type="float" office:value="30737.997397614599" table:style-name="ce14">
            <text:p>30,738<text:s/></text:p>
          </table:table-cell>
          <table:table-cell office:value-type="currency" office:value="4.0743435032536945" table:style-name="ce10">
            <text:p>£4.07</text:p>
          </table:table-cell>
          <table:table-cell office:value-type="currency" office:value="1.03178578402002" table:style-name="ce10">
            <text:p>£1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Quinine sulfate 300mg tablets <text:s/>/ <text:s/>Packsize 28</text:p>
          </table:table-cell>
          <table:table-cell office:value-type="string" table:style-name="ce9">
            <text:p>DED005</text:p>
          </table:table-cell>
          <table:table-cell office:value-type="float" office:value="22959.235924114499" table:style-name="ce14">
            <text:p>22,959<text:s/></text:p>
          </table:table-cell>
          <table:table-cell office:value-type="currency" office:value="1.7641898072686923" table:style-name="ce10">
            <text:p>£1.76</text:p>
          </table:table-cell>
          <table:table-cell office:value-type="currency" office:value="0.72726812667637297" table:style-name="ce10">
            <text:p>£0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abeprazole 10mg gastro-resistant tablets <text:s/>/ <text:s/>Packsize 28</text:p>
          </table:table-cell>
          <table:table-cell office:value-type="string" table:style-name="ce9">
            <text:p>DAC022</text:p>
          </table:table-cell>
          <table:table-cell office:value-type="float" office:value="1087.0468684919199" table:style-name="ce14">
            <text:p>1,087<text:s/></text:p>
          </table:table-cell>
          <table:table-cell office:value-type="currency" office:value="1.047526130662382" table:style-name="ce10">
            <text:p>£1.05</text:p>
          </table:table-cell>
          <table:table-cell office:value-type="currency" office:value="0.62612990287713899" table:style-name="ce10">
            <text:p>£0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abeprazole 20mg gastro-resistant tablets <text:s/>/ <text:s/>Packsize 28</text:p>
          </table:table-cell>
          <table:table-cell office:value-type="string" table:style-name="ce9">
            <text:p>DAC023</text:p>
          </table:table-cell>
          <table:table-cell office:value-type="float" office:value="2287.2590580077399" table:style-name="ce14">
            <text:p>2,287<text:s/></text:p>
          </table:table-cell>
          <table:table-cell office:value-type="currency" office:value="1.6835609357490493" table:style-name="ce10">
            <text:p>£1.68</text:p>
          </table:table-cell>
          <table:table-cell office:value-type="currency" office:value="1.70447436885099" table:style-name="ce10">
            <text:p>£1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aloxifene 60mg tablets <text:s/>/ <text:s/>Packsize 28</text:p>
          </table:table-cell>
          <table:table-cell office:value-type="string" table:style-name="ce9">
            <text:p>DFO003</text:p>
          </table:table-cell>
          <table:table-cell office:value-type="float" office:value="710.33849906863202" table:style-name="ce14">
            <text:p>710<text:s/></text:p>
          </table:table-cell>
          <table:table-cell office:value-type="currency" office:value="3.5273464739490508" table:style-name="ce10">
            <text:p>£3.53</text:p>
          </table:table-cell>
          <table:table-cell office:value-type="currency" office:value="0.21378195085902099" table:style-name="ce10">
            <text:p>£0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amipril 1.25mg capsules <text:s/>/ <text:s/>Packsize 28</text:p>
          </table:table-cell>
          <table:table-cell office:value-type="string" table:style-name="ce9">
            <text:p>DBE034</text:p>
          </table:table-cell>
          <table:table-cell office:value-type="float" office:value="148068.2111708" table:style-name="ce14">
            <text:p>148,068<text:s/></text:p>
          </table:table-cell>
          <table:table-cell office:value-type="currency" office:value="0.48488726535084059" table:style-name="ce10">
            <text:p>£0.48</text:p>
          </table:table-cell>
          <table:table-cell office:value-type="currency" office:value="0.15744715288646199" table:style-name="ce10">
            <text:p>£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amipril 10mg capsules <text:s/>/ <text:s/>Packsize 28</text:p>
          </table:table-cell>
          <table:table-cell office:value-type="string" table:style-name="ce9">
            <text:p>DBE063</text:p>
          </table:table-cell>
          <table:table-cell office:value-type="float" office:value="46101.026954317502" table:style-name="ce14">
            <text:p>46,101<text:s/></text:p>
          </table:table-cell>
          <table:table-cell office:value-type="currency" office:value="0.39135679163672765" table:style-name="ce10">
            <text:p>£0.39</text:p>
          </table:table-cell>
          <table:table-cell office:value-type="currency" office:value="0.10245316964467099" table:style-name="ce10">
            <text:p>£0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amipril 2.5mg capsules <text:s/>/ <text:s/>Packsize 28</text:p>
          </table:table-cell>
          <table:table-cell office:value-type="string" table:style-name="ce9">
            <text:p>DBE035</text:p>
          </table:table-cell>
          <table:table-cell office:value-type="float" office:value="167505.991337277" table:style-name="ce14">
            <text:p>167,506<text:s/></text:p>
          </table:table-cell>
          <table:table-cell office:value-type="currency" office:value="0.37669166037739255" table:style-name="ce10">
            <text:p>£0.38</text:p>
          </table:table-cell>
          <table:table-cell office:value-type="currency" office:value="0.26631177070759599" table:style-name="ce10">
            <text:p>£0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amipril 2.5mg/5ml oral solution sugar free 150 ml <text:s/>/ <text:s/>Packsize 1</text:p>
          </table:table-cell>
          <table:table-cell office:value-type="string" table:style-name="ce9">
            <text:p>DYP010</text:p>
          </table:table-cell>
          <table:table-cell office:value-type="float" office:value="353.47303467831802" table:style-name="ce14">
            <text:p>353<text:s/></text:p>
          </table:table-cell>
          <table:table-cell office:value-type="currency" office:value="131.65332411381962" table:style-name="ce10">
            <text:p>£131.65</text:p>
          </table:table-cell>
          <table:table-cell office:value-type="currency" office:value="8.4549197010220194" table:style-name="ce10">
            <text:p>£8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amipril 5mg capsules <text:s/>/ <text:s/>Packsize 28</text:p>
          </table:table-cell>
          <table:table-cell office:value-type="string" table:style-name="ce9">
            <text:p>DBE036</text:p>
          </table:table-cell>
          <table:table-cell office:value-type="float" office:value="124075.606331758" table:style-name="ce14">
            <text:p>124,076<text:s/></text:p>
          </table:table-cell>
          <table:table-cell office:value-type="currency" office:value="0.36083361849782591" table:style-name="ce10">
            <text:p>£0.36</text:p>
          </table:table-cell>
          <table:table-cell office:value-type="currency" office:value="0.169861410774231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asagiline 1mg tablets <text:s/>/ <text:s/>Packsize 28</text:p>
          </table:table-cell>
          <table:table-cell office:value-type="string" table:style-name="ce9">
            <text:p>DDI131</text:p>
          </table:table-cell>
          <table:table-cell office:value-type="float" office:value="6924.0078406729699" table:style-name="ce14">
            <text:p>6,924<text:s/></text:p>
          </table:table-cell>
          <table:table-cell office:value-type="currency" office:value="20.271512284474518" table:style-name="ce10">
            <text:p>£20.27</text:p>
          </table:table-cell>
          <table:table-cell office:value-type="currency" office:value="12.9254487637909" table:style-name="ce10">
            <text:p>£12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emifentanil 1mg powder for solution for injection vials <text:s/>/ <text:s/>Packsize 5</text:p>
          </table:table-cell>
          <table:table-cell office:value-type="string" table:style-name="ce9">
            <text:p>DOA127</text:p>
          </table:table-cell>
          <table:table-cell office:value-type="float" office:value="46322.4950508904" table:style-name="ce14">
            <text:p>46,322<text:s/></text:p>
          </table:table-cell>
          <table:table-cell office:value-type="currency" office:value="8.4701372317909769" table:style-name="ce10">
            <text:p>£8.47</text:p>
          </table:table-cell>
          <table:table-cell office:value-type="currency" office:value="2.90053364736819" table:style-name="ce10">
            <text:p>£2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emifentanil 2mg powder for solution for injection vials <text:s/>/ <text:s/>Packsize 5</text:p>
          </table:table-cell>
          <table:table-cell office:value-type="string" table:style-name="ce9">
            <text:p>DOA126</text:p>
          </table:table-cell>
          <table:table-cell office:value-type="float" office:value="96825.054078273504" table:style-name="ce14">
            <text:p>96,825<text:s/></text:p>
          </table:table-cell>
          <table:table-cell office:value-type="currency" office:value="9.7831318455473308" table:style-name="ce10">
            <text:p>£9.78</text:p>
          </table:table-cell>
          <table:table-cell office:value-type="currency" office:value="3.7314820798158399" table:style-name="ce10">
            <text:p>£3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emifentanil 5mg powder for solution for injection vials <text:s/>/ <text:s/>Packsize 5</text:p>
          </table:table-cell>
          <table:table-cell office:value-type="string" table:style-name="ce9">
            <text:p>DOA125</text:p>
          </table:table-cell>
          <table:table-cell office:value-type="float" office:value="44414.478416143" table:style-name="ce14">
            <text:p>44,414<text:s/></text:p>
          </table:table-cell>
          <table:table-cell office:value-type="currency" office:value="14.540319126325157" table:style-name="ce10">
            <text:p>£14.54</text:p>
          </table:table-cell>
          <table:table-cell office:value-type="currency" office:value="7.3217955252396703" table:style-name="ce10">
            <text:p>£7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epaglinide 1mg tablets <text:s/>/ <text:s/>Packsize 30</text:p>
          </table:table-cell>
          <table:table-cell office:value-type="string" table:style-name="ce9">
            <text:p>DFA172</text:p>
          </table:table-cell>
          <table:table-cell office:value-type="float" office:value="371.97042667511801" table:style-name="ce14">
            <text:p>372<text:s/></text:p>
          </table:table-cell>
          <table:table-cell office:value-type="currency" office:value="2.7016663904781946" table:style-name="ce10">
            <text:p>£2.70</text:p>
          </table:table-cell>
          <table:table-cell office:value-type="currency" office:value="0.30242500191884902" table:style-name="ce10">
            <text:p>£0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epaglinide 2mg tablets <text:s/>/ <text:s/>Packsize 90</text:p>
          </table:table-cell>
          <table:table-cell office:value-type="string" table:style-name="ce9">
            <text:p>DFA174</text:p>
          </table:table-cell>
          <table:table-cell office:value-type="float" office:value="142.142930213455" table:style-name="ce14">
            <text:p>142<text:s/></text:p>
          </table:table-cell>
          <table:table-cell office:value-type="currency" office:value="8.4367896327951382" table:style-name="ce10">
            <text:p>£8.44</text:p>
          </table:table-cell>
          <table:table-cell office:value-type="currency" office:value="1.2800228818738699" table:style-name="ce10">
            <text:p>£1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epaglinide 500microgram tablets <text:s/>/ <text:s/>Packsize 30</text:p>
          </table:table-cell>
          <table:table-cell office:value-type="string" table:style-name="ce9">
            <text:p>DFA175</text:p>
          </table:table-cell>
          <table:table-cell office:value-type="float" office:value="479.25077032305899" table:style-name="ce14">
            <text:p>479<text:s/></text:p>
          </table:table-cell>
          <table:table-cell office:value-type="currency" office:value="1.5526109629378688" table:style-name="ce10">
            <text:p>£1.55</text:p>
          </table:table-cell>
          <table:table-cell office:value-type="currency" office:value="0.37181714750955702" table:style-name="ce10">
            <text:p>£0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bavirin 200mg capsules <text:s/>/ <text:s/>Packsize 84</text:p>
          </table:table-cell>
          <table:table-cell office:value-type="string" table:style-name="ce9">
            <text:p>DEC127</text:p>
          </table:table-cell>
          <table:table-cell office:value-type="float" office:value="1273.18866920494" table:style-name="ce14">
            <text:p>1,273<text:s/></text:p>
          </table:table-cell>
          <table:table-cell office:value-type="currency" office:value="26.416100624742747" table:style-name="ce10">
            <text:p>£26.42</text:p>
          </table:table-cell>
          <table:table-cell office:value-type="currency" office:value="2.0504361552030299" table:style-name="ce10">
            <text:p>£2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bavirin 200mg tablets <text:s/>/ <text:s/>Packsize 42</text:p>
          </table:table-cell>
          <table:table-cell office:value-type="string" table:style-name="ce9">
            <text:p>DEC171</text:p>
          </table:table-cell>
          <table:table-cell office:value-type="float" office:value="39.159531250595997" table:style-name="ce14">
            <text:p>39<text:s/></text:p>
          </table:table-cell>
          <table:table-cell office:value-type="currency" office:value="13.77391359841139" table:style-name="ce10">
            <text:p>£13.77</text:p>
          </table:table-cell>
          <table:table-cell office:value-type="currency" office:value="2.11488045819112" table:style-name="ce10">
            <text:p>£2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fampicin 100mg/5ml oral suspension 120 ml <text:s/>/ <text:s/>Packsize 1</text:p>
          </table:table-cell>
          <table:table-cell office:value-type="string" table:style-name="ce9">
            <text:p>DEA134</text:p>
          </table:table-cell>
          <table:table-cell office:value-type="float" office:value="15868.785658172301" table:style-name="ce14">
            <text:p>15,869<text:s/></text:p>
          </table:table-cell>
          <table:table-cell office:value-type="currency" office:value="4.1503182044734688" table:style-name="ce10">
            <text:p>£4.15</text:p>
          </table:table-cell>
          <table:table-cell office:value-type="currency" office:value="0.30369391125483503" table:style-name="ce10">
            <text:p>£0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fampicin 120mg/Isoniazid 50mg/Pyrazinamide 300mg tablets (Rifater) <text:s/>/ <text:s/>Packsize 100</text:p>
          </table:table-cell>
          <table:table-cell office:value-type="string" table:style-name="ce9">
            <text:p>DEA715</text:p>
          </table:table-cell>
          <table:table-cell office:value-type="float" office:value="12150.531188142701" table:style-name="ce14">
            <text:p>12,151<text:s/></text:p>
          </table:table-cell>
          <table:table-cell office:value-type="currency" office:value="25.770431362339757" table:style-name="ce10">
            <text:p>£25.77</text:p>
          </table:table-cell>
          <table:table-cell office:value-type="currency" office:value="2.4704406314968099" table:style-name="ce10">
            <text:p>£2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fampicin 150mg / Isoniazid 100mg tablets (e.g. Rifinah) <text:s/>/ <text:s/>Packsize 84</text:p>
          </table:table-cell>
          <table:table-cell office:value-type="string" table:style-name="ce9">
            <text:p>DEA036</text:p>
          </table:table-cell>
          <table:table-cell office:value-type="float" office:value="3467.4395573842298" table:style-name="ce14">
            <text:p>3,467<text:s/></text:p>
          </table:table-cell>
          <table:table-cell office:value-type="currency" office:value="18.226613313391578" table:style-name="ce10">
            <text:p>£18.23</text:p>
          </table:table-cell>
          <table:table-cell office:value-type="currency" office:value="0.41201630374898301" table:style-name="ce10">
            <text:p>£0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fampicin 300mg / Isoniazid 150mg tablets (e.g. Rifinah) <text:s/>/ <text:s/>Packsize 56</text:p>
          </table:table-cell>
          <table:table-cell office:value-type="string" table:style-name="ce9">
            <text:p>DEA032</text:p>
          </table:table-cell>
          <table:table-cell office:value-type="float" office:value="49051.718176838003" table:style-name="ce14">
            <text:p>49,052<text:s/></text:p>
          </table:table-cell>
          <table:table-cell office:value-type="currency" office:value="27.946538489395824" table:style-name="ce10">
            <text:p>£27.95</text:p>
          </table:table-cell>
          <table:table-cell office:value-type="currency" office:value="4.6755816406838004" table:style-name="ce10">
            <text:p>£4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fampicin 300mg capsules <text:s/>/ <text:s/>Packsize 60</text:p>
          </table:table-cell>
          <table:table-cell office:value-type="string" table:style-name="ce9">
            <text:p>DEA594</text:p>
          </table:table-cell>
          <table:table-cell office:value-type="float" office:value="7502.9335794775998" table:style-name="ce14">
            <text:p>7,503<text:s/></text:p>
          </table:table-cell>
          <table:table-cell office:value-type="currency" office:value="23.975993935498103" table:style-name="ce10">
            <text:p>£23.98</text:p>
          </table:table-cell>
          <table:table-cell office:value-type="currency" office:value="9.8386801090508893" table:style-name="ce10">
            <text:p>£9.8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fampicin 600mg powder and solvent for solution for infusion vials <text:s/>/ <text:s/>Packsize 1</text:p>
          </table:table-cell>
          <table:table-cell office:value-type="string" table:style-name="ce9">
            <text:p>DEL020</text:p>
          </table:table-cell>
          <table:table-cell office:value-type="float" office:value="26376.137630306199" table:style-name="ce14">
            <text:p>26,376<text:s/></text:p>
          </table:table-cell>
          <table:table-cell office:value-type="currency" office:value="9.157481409350531" table:style-name="ce10">
            <text:p>£9.16</text:p>
          </table:table-cell>
          <table:table-cell office:value-type="currency" office:value="0.23710131799689901" table:style-name="ce10">
            <text:p>£0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luzole 25mg/5ml oral suspension sugar free 300ml <text:s/>/ <text:s/>Packsize 1</text:p>
          </table:table-cell>
          <table:table-cell office:value-type="string" table:style-name="ce9">
            <text:p>DDI181</text:p>
          </table:table-cell>
          <table:table-cell office:value-type="float" office:value="1220.8094186075" table:style-name="ce14">
            <text:p>1,221<text:s/></text:p>
          </table:table-cell>
          <table:table-cell office:value-type="currency" office:value="88.558982550542893" table:style-name="ce10">
            <text:p>£88.56</text:p>
          </table:table-cell>
          <table:table-cell office:value-type="currency" office:value="4.8780330463428001" table:style-name="ce10">
            <text:p>£4.8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luzole 50mg tablets <text:s/>/ <text:s/>Packsize 56</text:p>
          </table:table-cell>
          <table:table-cell office:value-type="string" table:style-name="ce9">
            <text:p>DDI090</text:p>
          </table:table-cell>
          <table:table-cell office:value-type="float" office:value="5538.8255935106399" table:style-name="ce14">
            <text:p>5,539<text:s/></text:p>
          </table:table-cell>
          <table:table-cell office:value-type="currency" office:value="54.103799612520575" table:style-name="ce10">
            <text:p>£54.10</text:p>
          </table:table-cell>
          <table:table-cell office:value-type="currency" office:value="50.693693103683898" table:style-name="ce10">
            <text:p>£50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edronate sodium 35mg tablets <text:s/>/ <text:s/>Packsize 4</text:p>
          </table:table-cell>
          <table:table-cell office:value-type="string" table:style-name="ce9">
            <text:p>DFF052</text:p>
          </table:table-cell>
          <table:table-cell office:value-type="float" office:value="19366.731608659" table:style-name="ce14">
            <text:p>19,367<text:s/></text:p>
          </table:table-cell>
          <table:table-cell office:value-type="currency" office:value="0.39610297467901834" table:style-name="ce10">
            <text:p>£0.40</text:p>
          </table:table-cell>
          <table:table-cell office:value-type="currency" office:value="0.14376627107885001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edronate sodium 5mg tablets <text:s/>/ <text:s/>Packsize 28</text:p>
          </table:table-cell>
          <table:table-cell office:value-type="string" table:style-name="ce9">
            <text:p>DFF040</text:p>
          </table:table-cell>
          <table:table-cell office:value-type="float" office:value="446.29913509718602" table:style-name="ce14">
            <text:p>446<text:s/></text:p>
          </table:table-cell>
          <table:table-cell office:value-type="currency" office:value="14.197517991201574" table:style-name="ce10">
            <text:p>£14.20</text:p>
          </table:table-cell>
          <table:table-cell office:value-type="currency" office:value="1.31926427428565" table:style-name="ce10">
            <text:p>£1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peridone 1mg tablets <text:s/>/ <text:s/>Packsize 20</text:p>
          </table:table-cell>
          <table:table-cell office:value-type="string" table:style-name="ce9">
            <text:p>DDD023</text:p>
          </table:table-cell>
          <table:table-cell office:value-type="float" office:value="10065.740629554" table:style-name="ce14">
            <text:p>10,066<text:s/></text:p>
          </table:table-cell>
          <table:table-cell office:value-type="currency" office:value="0.49445839935382163" table:style-name="ce10">
            <text:p>£0.49</text:p>
          </table:table-cell>
          <table:table-cell office:value-type="currency" office:value="0.73784120176296297" table:style-name="ce10">
            <text:p>£0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peridone 1mg orodispersible tablets sugar free <text:s/>/ <text:s/>Packsize 28</text:p>
          </table:table-cell>
          <table:table-cell office:value-type="string" table:style-name="ce9">
            <text:p>DDB236</text:p>
          </table:table-cell>
          <table:table-cell office:value-type="float" office:value="4433.2496994965504" table:style-name="ce14">
            <text:p>4,433<text:s/></text:p>
          </table:table-cell>
          <table:table-cell office:value-type="currency" office:value="3.6754099372860463" table:style-name="ce10">
            <text:p>£3.68</text:p>
          </table:table-cell>
          <table:table-cell office:value-type="currency" office:value="2.83079406040074" table:style-name="ce10">
            <text:p>£2.8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peridone 1mg tablets <text:s/>/ <text:s/>Packsize 60</text:p>
          </table:table-cell>
          <table:table-cell office:value-type="string" table:style-name="ce9">
            <text:p>DDB098</text:p>
          </table:table-cell>
          <table:table-cell office:value-type="float" office:value="12589.9527880107" table:style-name="ce14">
            <text:p>12,590<text:s/></text:p>
          </table:table-cell>
          <table:table-cell office:value-type="currency" office:value="1.2512286793482941" table:style-name="ce10">
            <text:p>£1.25</text:p>
          </table:table-cell>
          <table:table-cell office:value-type="currency" office:value="0.43275396721715698" table:style-name="ce10">
            <text:p>£0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peridone 1mg/ml oral solution sugar free (100ml) <text:s/>/ <text:s/>Packsize 1</text:p>
          </table:table-cell>
          <table:table-cell office:value-type="string" table:style-name="ce9">
            <text:p>DDB117</text:p>
          </table:table-cell>
          <table:table-cell office:value-type="float" office:value="8598.9423331532198" table:style-name="ce14">
            <text:p>8,599<text:s/></text:p>
          </table:table-cell>
          <table:table-cell office:value-type="currency" office:value="2.7581171126778625" table:style-name="ce10">
            <text:p>£2.76</text:p>
          </table:table-cell>
          <table:table-cell office:value-type="currency" office:value="0.11829330790902599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peridone 250microgram tablets <text:s/>/ <text:s/>Packsize 20</text:p>
          </table:table-cell>
          <table:table-cell office:value-type="string" table:style-name="ce9">
            <text:p>DDD114</text:p>
          </table:table-cell>
          <table:table-cell office:value-type="float" office:value="4342.9725295259896" table:style-name="ce14">
            <text:p>4,343<text:s/></text:p>
          </table:table-cell>
          <table:table-cell office:value-type="currency" office:value="21.936945111278046" table:style-name="ce10">
            <text:p>£21.94</text:p>
          </table:table-cell>
          <table:table-cell office:value-type="currency" office:value="5.3846386958985297" table:style-name="ce10">
            <text:p>£5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peridone 2mg orodispersible tablets sugar free <text:s/>/ <text:s/>Packsize 28</text:p>
          </table:table-cell>
          <table:table-cell office:value-type="string" table:style-name="ce9">
            <text:p>DDB237</text:p>
          </table:table-cell>
          <table:table-cell office:value-type="float" office:value="4290.12710990082" table:style-name="ce14">
            <text:p>4,290<text:s/></text:p>
          </table:table-cell>
          <table:table-cell office:value-type="currency" office:value="5.4237623743828722" table:style-name="ce10">
            <text:p>£5.42</text:p>
          </table:table-cell>
          <table:table-cell office:value-type="currency" office:value="4.3072750690260699" table:style-name="ce10">
            <text:p>£4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peridone 2mg tablets <text:s/>/ <text:s/>Packsize 60</text:p>
          </table:table-cell>
          <table:table-cell office:value-type="string" table:style-name="ce9">
            <text:p>DDD010</text:p>
          </table:table-cell>
          <table:table-cell office:value-type="float" office:value="8363.68655609712" table:style-name="ce14">
            <text:p>8,364<text:s/></text:p>
          </table:table-cell>
          <table:table-cell office:value-type="currency" office:value="1.2731455116807886" table:style-name="ce10">
            <text:p>£1.27</text:p>
          </table:table-cell>
          <table:table-cell office:value-type="currency" office:value="0.57347033764792799" table:style-name="ce10">
            <text:p>£0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peridone 3mg orodispersible tablets sugar free <text:s/>/ <text:s/>Packsize 28</text:p>
          </table:table-cell>
          <table:table-cell office:value-type="string" table:style-name="ce9">
            <text:p>DDB275</text:p>
          </table:table-cell>
          <table:table-cell office:value-type="float" office:value="1790.4868863781401" table:style-name="ce14">
            <text:p>1,790<text:s/></text:p>
          </table:table-cell>
          <table:table-cell office:value-type="currency" office:value="9.0860592857557503" table:style-name="ce10">
            <text:p>£9.09</text:p>
          </table:table-cell>
          <table:table-cell office:value-type="currency" office:value="4.1289657299920597" table:style-name="ce10">
            <text:p>£4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peridone 3mg tablets <text:s/>/ <text:s/>Packsize 60</text:p>
          </table:table-cell>
          <table:table-cell office:value-type="string" table:style-name="ce9">
            <text:p>DDD012</text:p>
          </table:table-cell>
          <table:table-cell office:value-type="float" office:value="4197.8582023847803" table:style-name="ce14">
            <text:p>4,198<text:s/></text:p>
          </table:table-cell>
          <table:table-cell office:value-type="currency" office:value="1.2772799226410192" table:style-name="ce10">
            <text:p>£1.28</text:p>
          </table:table-cell>
          <table:table-cell office:value-type="currency" office:value="1.6984273681668001" table:style-name="ce10">
            <text:p>£1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peridone 4mg orodispersible tablets sugar free <text:s/>/ <text:s/>Packsize 28</text:p>
          </table:table-cell>
          <table:table-cell office:value-type="string" table:style-name="ce9">
            <text:p>DDB277</text:p>
          </table:table-cell>
          <table:table-cell office:value-type="float" office:value="1656.8995751718801" table:style-name="ce14">
            <text:p>1,657<text:s/></text:p>
          </table:table-cell>
          <table:table-cell office:value-type="currency" office:value="12.076742791079688" table:style-name="ce10">
            <text:p>£12.08</text:p>
          </table:table-cell>
          <table:table-cell office:value-type="currency" office:value="2.6636692222466798" table:style-name="ce10">
            <text:p>£2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peridone 4mg tablets <text:s/>/ <text:s/>Packsize 60</text:p>
          </table:table-cell>
          <table:table-cell office:value-type="string" table:style-name="ce9">
            <text:p>DDD025</text:p>
          </table:table-cell>
          <table:table-cell office:value-type="float" office:value="3102.2110180434001" table:style-name="ce14">
            <text:p>3,102<text:s/></text:p>
          </table:table-cell>
          <table:table-cell office:value-type="currency" office:value="1.6497942822819278" table:style-name="ce10">
            <text:p>£1.65</text:p>
          </table:table-cell>
          <table:table-cell office:value-type="currency" office:value="0.85013259789509199" table:style-name="ce10">
            <text:p>£0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peridone 500microgram orodispersible tablets sugar free <text:s/>/ <text:s/>Packsize 28</text:p>
          </table:table-cell>
          <table:table-cell office:value-type="string" table:style-name="ce9">
            <text:p>DDB269</text:p>
          </table:table-cell>
          <table:table-cell office:value-type="float" office:value="3649.97019404615" table:style-name="ce14">
            <text:p>3,650<text:s/></text:p>
          </table:table-cell>
          <table:table-cell office:value-type="currency" office:value="15.739169622181752" table:style-name="ce10">
            <text:p>£15.74</text:p>
          </table:table-cell>
          <table:table-cell office:value-type="currency" office:value="3.30332557617638" table:style-name="ce10">
            <text:p>£3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peridone 500microgram tablets <text:s/>/ <text:s/>Packsize 20</text:p>
          </table:table-cell>
          <table:table-cell office:value-type="string" table:style-name="ce9">
            <text:p>DDB194</text:p>
          </table:table-cell>
          <table:table-cell office:value-type="float" office:value="52570.907720021904" table:style-name="ce14">
            <text:p>52,571<text:s/></text:p>
          </table:table-cell>
          <table:table-cell office:value-type="currency" office:value="0.76507619412250927" table:style-name="ce10">
            <text:p>£0.77</text:p>
          </table:table-cell>
          <table:table-cell office:value-type="currency" office:value="0.70776794719089897" table:style-name="ce10">
            <text:p>£0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speridone 6mg tablets <text:s/>/ <text:s/>Packsize 28</text:p>
          </table:table-cell>
          <table:table-cell office:value-type="string" table:style-name="ce9">
            <text:p>DDD096</text:p>
          </table:table-cell>
          <table:table-cell office:value-type="float" office:value="277.94641228175198" table:style-name="ce14">
            <text:p>278<text:s/></text:p>
          </table:table-cell>
          <table:table-cell office:value-type="currency" office:value="9.0555944915330233" table:style-name="ce10">
            <text:p>£9.06</text:p>
          </table:table-cell>
          <table:table-cell office:value-type="currency" office:value="7.1166974789109796" table:style-name="ce10">
            <text:p>£7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vastigmine 1.5mg capsules <text:s/>/ <text:s/>Packsize 28</text:p>
          </table:table-cell>
          <table:table-cell office:value-type="string" table:style-name="ce9">
            <text:p>DDK003</text:p>
          </table:table-cell>
          <table:table-cell office:value-type="float" office:value="7942.7885630405499" table:style-name="ce14">
            <text:p>7,943<text:s/></text:p>
          </table:table-cell>
          <table:table-cell office:value-type="currency" office:value="1.6518959173926855" table:style-name="ce10">
            <text:p>£1.65</text:p>
          </table:table-cell>
          <table:table-cell office:value-type="currency" office:value="0.449400445638513" table:style-name="ce10">
            <text:p>£0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vastigmine 13.3mg/24hours transdermal patches <text:s/>/ <text:s/>Packsize 30</text:p>
          </table:table-cell>
          <table:table-cell office:value-type="string" table:style-name="ce9">
            <text:p>DDK049</text:p>
          </table:table-cell>
          <table:table-cell office:value-type="float" office:value="1295.20190311025" table:style-name="ce14">
            <text:p>1,295<text:s/></text:p>
          </table:table-cell>
          <table:table-cell office:value-type="currency" office:value="39.701647964319655" table:style-name="ce10">
            <text:p>£39.70</text:p>
          </table:table-cell>
          <table:table-cell office:value-type="currency" office:value="13.638833232251701" table:style-name="ce10">
            <text:p>£13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vastigmine 2mg/ml oral solution sugar free 120 ml <text:s/>/ <text:s/>Packsize 1</text:p>
          </table:table-cell>
          <table:table-cell office:value-type="string" table:style-name="ce9">
            <text:p>DDK033</text:p>
          </table:table-cell>
          <table:table-cell office:value-type="float" office:value="196.489009410514" table:style-name="ce14">
            <text:p>196<text:s/></text:p>
          </table:table-cell>
          <table:table-cell office:value-type="currency" office:value="26.290427212686545" table:style-name="ce10">
            <text:p>£26.29</text:p>
          </table:table-cell>
          <table:table-cell office:value-type="currency" office:value="15.125153524063199" table:style-name="ce10">
            <text:p>£15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vastigmine 3mg capsules <text:s/>/ <text:s/>Packsize 28</text:p>
          </table:table-cell>
          <table:table-cell office:value-type="string" table:style-name="ce9">
            <text:p>DDK006</text:p>
          </table:table-cell>
          <table:table-cell office:value-type="float" office:value="6284.0124762102496" table:style-name="ce14">
            <text:p>6,284<text:s/></text:p>
          </table:table-cell>
          <table:table-cell office:value-type="currency" office:value="2.0876311193945307" table:style-name="ce10">
            <text:p>£2.09</text:p>
          </table:table-cell>
          <table:table-cell office:value-type="currency" office:value="1.0201253117606099" table:style-name="ce10">
            <text:p>£1.0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vastigmine 4.5mg capsules <text:s/>/ <text:s/>Packsize 28</text:p>
          </table:table-cell>
          <table:table-cell office:value-type="string" table:style-name="ce9">
            <text:p>DDK008</text:p>
          </table:table-cell>
          <table:table-cell office:value-type="float" office:value="1759.6185887260399" table:style-name="ce14">
            <text:p>1,760<text:s/></text:p>
          </table:table-cell>
          <table:table-cell office:value-type="currency" office:value="2.7667700439131839" table:style-name="ce10">
            <text:p>£2.77</text:p>
          </table:table-cell>
          <table:table-cell office:value-type="currency" office:value="1.49461948476647" table:style-name="ce10">
            <text:p>£1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vastigmine 4.6mg/24hours transdermal patches <text:s/>/ <text:s/>Packsize 30</text:p>
          </table:table-cell>
          <table:table-cell office:value-type="string" table:style-name="ce9">
            <text:p>DDK034</text:p>
          </table:table-cell>
          <table:table-cell office:value-type="float" office:value="7709.3358459460997" table:style-name="ce14">
            <text:p>7,709<text:s/></text:p>
          </table:table-cell>
          <table:table-cell office:value-type="currency" office:value="20.244356079268307" table:style-name="ce10">
            <text:p>£20.24</text:p>
          </table:table-cell>
          <table:table-cell office:value-type="currency" office:value="6.8080736361643996" table:style-name="ce10">
            <text:p>£6.8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vastigmine 6mg capsules <text:s/>/ <text:s/>Packsize 28</text:p>
          </table:table-cell>
          <table:table-cell office:value-type="string" table:style-name="ce9">
            <text:p>DDK010</text:p>
          </table:table-cell>
          <table:table-cell office:value-type="float" office:value="925.79117989400402" table:style-name="ce14">
            <text:p>926<text:s/></text:p>
          </table:table-cell>
          <table:table-cell office:value-type="currency" office:value="2.887227765883484" table:style-name="ce10">
            <text:p>£2.89</text:p>
          </table:table-cell>
          <table:table-cell office:value-type="currency" office:value="0.58833194526354005" table:style-name="ce10">
            <text:p>£0.5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vastigmine 9.5mg/24hours transdermal patches <text:s/>/ <text:s/>Packsize 30</text:p>
          </table:table-cell>
          <table:table-cell office:value-type="string" table:style-name="ce9">
            <text:p>DDK035</text:p>
          </table:table-cell>
          <table:table-cell office:value-type="float" office:value="7639.3034898147498" table:style-name="ce14">
            <text:p>7,639<text:s/></text:p>
          </table:table-cell>
          <table:table-cell office:value-type="currency" office:value="16.352543156133898" table:style-name="ce10">
            <text:p>£16.35</text:p>
          </table:table-cell>
          <table:table-cell office:value-type="currency" office:value="4.02363020785962" table:style-name="ce10">
            <text:p>£4.0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zatriptan 10mg orodispersible tablets sugar free <text:s/>/ <text:s/>Packsize 3</text:p>
          </table:table-cell>
          <table:table-cell office:value-type="string" table:style-name="ce9">
            <text:p>DDG263</text:p>
          </table:table-cell>
          <table:table-cell office:value-type="float" office:value="311.95036244518298" table:style-name="ce14">
            <text:p>312<text:s/></text:p>
          </table:table-cell>
          <table:table-cell office:value-type="currency" office:value="3.9528724709101262" table:style-name="ce10">
            <text:p>£3.95</text:p>
          </table:table-cell>
          <table:table-cell office:value-type="currency" office:value="2.3907112385140898" table:style-name="ce10">
            <text:p>£2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zatriptan 10mg orodispersible tablets sugar free <text:s/>/ <text:s/>Packsize 6</text:p>
          </table:table-cell>
          <table:table-cell office:value-type="string" table:style-name="ce9">
            <text:p>DDG264</text:p>
          </table:table-cell>
          <table:table-cell office:value-type="float" office:value="190.58276352824899" table:style-name="ce14">
            <text:p>191<text:s/></text:p>
          </table:table-cell>
          <table:table-cell office:value-type="currency" office:value="4.9757385318816638" table:style-name="ce10">
            <text:p>£4.98</text:p>
          </table:table-cell>
          <table:table-cell office:value-type="currency" office:value="1.1060856047857901" table:style-name="ce10">
            <text:p>£1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zatriptan 10mg tablets <text:s/>/ <text:s/>Packsize 3</text:p>
          </table:table-cell>
          <table:table-cell office:value-type="string" table:style-name="ce9">
            <text:p>DDG369</text:p>
          </table:table-cell>
          <table:table-cell office:value-type="float" office:value="378.62679009589601" table:style-name="ce14">
            <text:p>379<text:s/></text:p>
          </table:table-cell>
          <table:table-cell office:value-type="currency" office:value="1.5469586815334775" table:style-name="ce10">
            <text:p>£1.55</text:p>
          </table:table-cell>
          <table:table-cell office:value-type="currency" office:value="1.88373066857879" table:style-name="ce10">
            <text:p>£1.8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zatriptan 10mg tablets <text:s/>/ <text:s/>Packsize 6</text:p>
          </table:table-cell>
          <table:table-cell office:value-type="string" table:style-name="ce9">
            <text:p>DDG370</text:p>
          </table:table-cell>
          <table:table-cell office:value-type="float" office:value="361.86934513392202" table:style-name="ce14">
            <text:p>362<text:s/></text:p>
          </table:table-cell>
          <table:table-cell office:value-type="currency" office:value="3.8739396383000999" table:style-name="ce10">
            <text:p>£3.87</text:p>
          </table:table-cell>
          <table:table-cell office:value-type="currency" office:value="5.8015960335269696" table:style-name="ce10">
            <text:p>£5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zatriptan 5mg tablets <text:s/>/ <text:s/>Packsize 3</text:p>
          </table:table-cell>
          <table:table-cell office:value-type="string" table:style-name="ce9">
            <text:p>DDG251</text:p>
          </table:table-cell>
          <table:table-cell office:value-type="float" office:value="33.425871825893402" table:style-name="ce14">
            <text:p>33<text:s/></text:p>
          </table:table-cell>
          <table:table-cell office:value-type="currency" office:value="2.9417332930663762" table:style-name="ce10">
            <text:p>£2.94</text:p>
          </table:table-cell>
          <table:table-cell office:value-type="currency" office:value="0.78611059159700802" table:style-name="ce10">
            <text:p>£0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izatriptan 5mg tablets <text:s/>/ <text:s/>Packsize 6</text:p>
          </table:table-cell>
          <table:table-cell office:value-type="string" table:style-name="ce9">
            <text:p>DDG371</text:p>
          </table:table-cell>
          <table:table-cell office:value-type="float" office:value="145.178826100084" table:style-name="ce14">
            <text:p>145<text:s/></text:p>
          </table:table-cell>
          <table:table-cell office:value-type="currency" office:value="6.6562736864521383" table:style-name="ce10">
            <text:p>£6.66</text:p>
          </table:table-cell>
          <table:table-cell office:value-type="currency" office:value="1.5360803417148501" table:style-name="ce10">
            <text:p>£1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curonium bromide 100mg/10ml solution for injection ampoules <text:s/>/ <text:s/>Packsize 10</text:p>
          </table:table-cell>
          <table:table-cell office:value-type="string" table:style-name="ce9">
            <text:p>DQG018</text:p>
          </table:table-cell>
          <table:table-cell office:value-type="float" office:value="8115.04114368517" table:style-name="ce14">
            <text:p>8,115<text:s/></text:p>
          </table:table-cell>
          <table:table-cell office:value-type="currency" office:value="21.115279265508022" table:style-name="ce10">
            <text:p>£21.12</text:p>
          </table:table-cell>
          <table:table-cell office:value-type="currency" office:value="0.86666915746015705" table:style-name="ce10">
            <text:p>£0.8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curonium bromide 100mg/10ml solution for injection vials <text:s/>/ <text:s/>Packsize 10</text:p>
          </table:table-cell>
          <table:table-cell office:value-type="string" table:style-name="ce9">
            <text:p>DOA114</text:p>
          </table:table-cell>
          <table:table-cell office:value-type="float" office:value="5410.69690384156" table:style-name="ce14">
            <text:p>5,411<text:s/></text:p>
          </table:table-cell>
          <table:table-cell office:value-type="currency" office:value="21.534859939626731" table:style-name="ce10">
            <text:p>£21.53</text:p>
          </table:table-cell>
          <table:table-cell office:value-type="currency" office:value="6.2443531688764802" table:style-name="ce10">
            <text:p>£6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curonium bromide 50mg/5ml solution for injection ampoules <text:s/>/ <text:s/>Packsize 10</text:p>
          </table:table-cell>
          <table:table-cell office:value-type="string" table:style-name="ce9">
            <text:p>DQG017</text:p>
          </table:table-cell>
          <table:table-cell office:value-type="float" office:value="23374.6059110155" table:style-name="ce14">
            <text:p>23,375<text:s/></text:p>
          </table:table-cell>
          <table:table-cell office:value-type="currency" office:value="11.422685414096048" table:style-name="ce10">
            <text:p>£11.42</text:p>
          </table:table-cell>
          <table:table-cell office:value-type="currency" office:value="3.3475179196084599" table:style-name="ce10">
            <text:p>£3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curonium bromide 50mg/5ml solution for injection vials <text:s/>/ <text:s/>Packsize 10</text:p>
          </table:table-cell>
          <table:table-cell office:value-type="string" table:style-name="ce9">
            <text:p>DOA058</text:p>
          </table:table-cell>
          <table:table-cell office:value-type="float" office:value="158077.429452404" table:style-name="ce14">
            <text:p>158,077<text:s/></text:p>
          </table:table-cell>
          <table:table-cell office:value-type="currency" office:value="11.174726753333703" table:style-name="ce10">
            <text:p>£11.17</text:p>
          </table:table-cell>
          <table:table-cell office:value-type="currency" office:value="3.3949721593961901" table:style-name="ce10">
            <text:p>£3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pinirole 1mg tablets <text:s/>/ <text:s/>Packsize 84</text:p>
          </table:table-cell>
          <table:table-cell office:value-type="string" table:style-name="ce9">
            <text:p>DDI057</text:p>
          </table:table-cell>
          <table:table-cell office:value-type="float" office:value="3566.8059206577" table:style-name="ce14">
            <text:p>3,567<text:s/></text:p>
          </table:table-cell>
          <table:table-cell office:value-type="currency" office:value="14.981056213495059" table:style-name="ce10">
            <text:p>£14.98</text:p>
          </table:table-cell>
          <table:table-cell office:value-type="currency" office:value="2.28901963814867" table:style-name="ce10">
            <text:p>£2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pinirole 2mg tablets <text:s/>/ <text:s/>Packsize 84</text:p>
          </table:table-cell>
          <table:table-cell office:value-type="string" table:style-name="ce9">
            <text:p>DDI058</text:p>
          </table:table-cell>
          <table:table-cell office:value-type="float" office:value="1331.82997729979" table:style-name="ce14">
            <text:p>1,332<text:s/></text:p>
          </table:table-cell>
          <table:table-cell office:value-type="currency" office:value="28.85712189623505" table:style-name="ce10">
            <text:p>£28.86</text:p>
          </table:table-cell>
          <table:table-cell office:value-type="currency" office:value="11.8725895916841" table:style-name="ce10">
            <text:p>£11.8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pinirole 5mg tablets <text:s/>/ <text:s/>Packsize 84</text:p>
          </table:table-cell>
          <table:table-cell office:value-type="string" table:style-name="ce9">
            <text:p>DDI141</text:p>
          </table:table-cell>
          <table:table-cell office:value-type="float" office:value="87.870917327709293" table:style-name="ce14">
            <text:p>88<text:s/></text:p>
          </table:table-cell>
          <table:table-cell office:value-type="currency" office:value="72.156410708149011" table:style-name="ce10">
            <text:p>£72.16</text:p>
          </table:table-cell>
          <table:table-cell office:value-type="currency" office:value="6.2920082488663898" table:style-name="ce10">
            <text:p>£6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pivacaine 100mg/10ml solution for injection ampoules <text:s/>/ <text:s/>Packsize 5</text:p>
          </table:table-cell>
          <table:table-cell office:value-type="string" table:style-name="ce9">
            <text:p>DOA066</text:p>
          </table:table-cell>
          <table:table-cell office:value-type="float" office:value="2706.3229491235702" table:style-name="ce14">
            <text:p>2,706<text:s/></text:p>
          </table:table-cell>
          <table:table-cell office:value-type="currency" office:value="12.472328925463653" table:style-name="ce10">
            <text:p>£12.47</text:p>
          </table:table-cell>
          <table:table-cell office:value-type="currency" office:value="1.8452746798931099" table:style-name="ce10">
            <text:p>£1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pivacaine 20mg/10ml solution for injection ampoules <text:s/>/ <text:s/>Packsize 5</text:p>
          </table:table-cell>
          <table:table-cell office:value-type="string" table:style-name="ce9">
            <text:p>DOA062</text:p>
          </table:table-cell>
          <table:table-cell office:value-type="float" office:value="4888.2831208338002" table:style-name="ce14">
            <text:p>4,888<text:s/></text:p>
          </table:table-cell>
          <table:table-cell office:value-type="currency" office:value="8.8446472782503918" table:style-name="ce10">
            <text:p>£8.84</text:p>
          </table:table-cell>
          <table:table-cell office:value-type="currency" office:value="2.3857018414681801" table:style-name="ce10">
            <text:p>£2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pivacaine 20mg/10ml solution for injection ampoules <text:s/>/ <text:s/>Packsize 10</text:p>
          </table:table-cell>
          <table:table-cell office:value-type="string" table:style-name="ce9">
            <text:p>DOA036</text:p>
          </table:table-cell>
          <table:table-cell office:value-type="float" office:value="4.0255249999463603" table:style-name="ce14">
            <text:p>4<text:s/></text:p>
          </table:table-cell>
          <table:table-cell office:value-type="currency" office:value="26.631557374858811" table:style-name="ce10">
            <text:p>£26.63</text:p>
          </table:table-cell>
          <table:table-cell office:value-type="currency" office:value="2.4210506704417103" table:style-name="ce10">
            <text:p>£2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pivacaine 400mg/200ml solution for infusion bags <text:s/>/ <text:s/>Packsize 5</text:p>
          </table:table-cell>
          <table:table-cell office:value-type="string" table:style-name="ce9">
            <text:p>DOA035</text:p>
          </table:table-cell>
          <table:table-cell office:value-type="float" office:value="17745.0405438212" table:style-name="ce14">
            <text:p>17,745<text:s/></text:p>
          </table:table-cell>
          <table:table-cell office:value-type="currency" office:value="33.306453064475747" table:style-name="ce10">
            <text:p>£33.31</text:p>
          </table:table-cell>
          <table:table-cell office:value-type="currency" office:value="4.69931075749209" table:style-name="ce10">
            <text:p>£4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pivacaine 75mg/10ml solution for injection ampoules <text:s/>/ <text:s/>Packsize 5</text:p>
          </table:table-cell>
          <table:table-cell office:value-type="string" table:style-name="ce9">
            <text:p>DOB022</text:p>
          </table:table-cell>
          <table:table-cell office:value-type="float" office:value="18099.388899721202" table:style-name="ce14">
            <text:p>18,099<text:s/></text:p>
          </table:table-cell>
          <table:table-cell office:value-type="currency" office:value="7.9223669260020566" table:style-name="ce10">
            <text:p>£7.92</text:p>
          </table:table-cell>
          <table:table-cell office:value-type="currency" office:value="2.0593666877436001" table:style-name="ce10">
            <text:p>£2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suvastatin 10mg tablets <text:s/>/ <text:s/>Packsize 28</text:p>
          </table:table-cell>
          <table:table-cell office:value-type="string" table:style-name="ce9">
            <text:p>DZA009</text:p>
          </table:table-cell>
          <table:table-cell office:value-type="float" office:value="28852.866136366501" table:style-name="ce14">
            <text:p>28,853<text:s/></text:p>
          </table:table-cell>
          <table:table-cell office:value-type="currency" office:value="0.70215797294622917" table:style-name="ce10">
            <text:p>£0.70</text:p>
          </table:table-cell>
          <table:table-cell office:value-type="currency" office:value="0.50819771344901599" table:style-name="ce10">
            <text:p>£0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suvastatin 20mg tablets <text:s/>/ <text:s/>Packsize 28</text:p>
          </table:table-cell>
          <table:table-cell office:value-type="string" table:style-name="ce9">
            <text:p>DZA010</text:p>
          </table:table-cell>
          <table:table-cell office:value-type="float" office:value="12689.035913675099" table:style-name="ce14">
            <text:p>12,689<text:s/></text:p>
          </table:table-cell>
          <table:table-cell office:value-type="currency" office:value="0.81400352794875619" table:style-name="ce10">
            <text:p>£0.81</text:p>
          </table:table-cell>
          <table:table-cell office:value-type="currency" office:value="1.01852285533209" table:style-name="ce10">
            <text:p>£1.0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suvastatin 40mg tablets <text:s/>/ <text:s/>Packsize 28</text:p>
          </table:table-cell>
          <table:table-cell office:value-type="string" table:style-name="ce9">
            <text:p>DZA011</text:p>
          </table:table-cell>
          <table:table-cell office:value-type="float" office:value="1743.4343117307899" table:style-name="ce14">
            <text:p>1,743<text:s/></text:p>
          </table:table-cell>
          <table:table-cell office:value-type="currency" office:value="1.6657754068846407" table:style-name="ce10">
            <text:p>£1.67</text:p>
          </table:table-cell>
          <table:table-cell office:value-type="currency" office:value="2.4492372131800599" table:style-name="ce10">
            <text:p>£2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osuvastatin 5mg tablets <text:s/>/ <text:s/>Packsize 28</text:p>
          </table:table-cell>
          <table:table-cell office:value-type="string" table:style-name="ce9">
            <text:p>DBL050</text:p>
          </table:table-cell>
          <table:table-cell office:value-type="float" office:value="30164.145080233" table:style-name="ce14">
            <text:p>30,164<text:s/></text:p>
          </table:table-cell>
          <table:table-cell office:value-type="currency" office:value="0.4839285171574717" table:style-name="ce10">
            <text:p>£0.48</text:p>
          </table:table-cell>
          <table:table-cell office:value-type="currency" office:value="0.63236723000564299" table:style-name="ce10">
            <text:p>£0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albutamol 100micrograms/dose breath actuated inhaler CFC free <text:s/>/ <text:s/>Packsize 1</text:p>
          </table:table-cell>
          <table:table-cell office:value-type="string" table:style-name="ce9">
            <text:p>DCA196</text:p>
          </table:table-cell>
          <table:table-cell office:value-type="float" office:value="14267.3481587023" table:style-name="ce14">
            <text:p>14,267<text:s/></text:p>
          </table:table-cell>
          <table:table-cell office:value-type="currency" office:value="5.4481315753543678" table:style-name="ce10">
            <text:p>£5.45</text:p>
          </table:table-cell>
          <table:table-cell office:value-type="currency" office:value="0.27190762375411198" table:style-name="ce10">
            <text:p>£0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albutamol 100micrograms/dose inhaler CFC Free 200 dose <text:s/>/ <text:s/>Packsize 1</text:p>
          </table:table-cell>
          <table:table-cell office:value-type="string" table:style-name="ce9">
            <text:p>DCA092</text:p>
          </table:table-cell>
          <table:table-cell office:value-type="float" office:value="566935.57742261898" table:style-name="ce14">
            <text:p>566,936<text:s/></text:p>
          </table:table-cell>
          <table:table-cell office:value-type="currency" office:value="1.3281012869628381" table:style-name="ce10">
            <text:p>£1.33</text:p>
          </table:table-cell>
          <table:table-cell office:value-type="currency" office:value="0.42456123591557499" table:style-name="ce10">
            <text:p>£0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albutamol 2.5mg/2.5ml nebuliser liquid unit dose vials <text:s/>/ <text:s/>Packsize 20</text:p>
          </table:table-cell>
          <table:table-cell office:value-type="string" table:style-name="ce9">
            <text:p>DCA026</text:p>
          </table:table-cell>
          <table:table-cell office:value-type="float" office:value="356913.95745862997" table:style-name="ce14">
            <text:p>356,914<text:s/></text:p>
          </table:table-cell>
          <table:table-cell office:value-type="currency" office:value="14.62573752276154" table:style-name="ce10">
            <text:p>£14.63</text:p>
          </table:table-cell>
          <table:table-cell office:value-type="currency" office:value="5.6907312992055301" table:style-name="ce10">
            <text:p>£5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albutamol 5mg/2.5ml nebuliser liquid unit dose vials <text:s/>/ <text:s/>Packsize 20</text:p>
          </table:table-cell>
          <table:table-cell office:value-type="string" table:style-name="ce9">
            <text:p>DCA027</text:p>
          </table:table-cell>
          <table:table-cell office:value-type="float" office:value="170195.41067734401" table:style-name="ce14">
            <text:p>170,195<text:s/></text:p>
          </table:table-cell>
          <table:table-cell office:value-type="currency" office:value="14.206782488300483" table:style-name="ce10">
            <text:p>£14.21</text:p>
          </table:table-cell>
          <table:table-cell office:value-type="currency" office:value="6.2486423587999997" table:style-name="ce10">
            <text:p>£6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enna 7.5mg tablets <text:s/>/ <text:s/>Packsize 20</text:p>
          </table:table-cell>
          <table:table-cell office:value-type="string" table:style-name="ce9">
            <text:p>DAF104</text:p>
          </table:table-cell>
          <table:table-cell office:value-type="float" office:value="621121.81915295101" table:style-name="ce14">
            <text:p>621,122<text:s/></text:p>
          </table:table-cell>
          <table:table-cell office:value-type="currency" office:value="0.69460535227753673" table:style-name="ce10">
            <text:p>£0.69</text:p>
          </table:table-cell>
          <table:table-cell office:value-type="currency" office:value="0.33706132406546702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enna 7.5mg tablets <text:s/>/ <text:s/>Packsize 60</text:p>
          </table:table-cell>
          <table:table-cell office:value-type="string" table:style-name="ce9">
            <text:p>DAF036</text:p>
          </table:table-cell>
          <table:table-cell office:value-type="float" office:value="268147.49168600101" table:style-name="ce14">
            <text:p>268,147<text:s/></text:p>
          </table:table-cell>
          <table:table-cell office:value-type="currency" office:value="0.89980573184901569" table:style-name="ce10">
            <text:p>£0.90</text:p>
          </table:table-cell>
          <table:table-cell office:value-type="currency" office:value="0.28307980757969198" table:style-name="ce10">
            <text:p>£0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enna 7.5mg tablets <text:s/>/ <text:s/>Packsize 100</text:p>
          </table:table-cell>
          <table:table-cell office:value-type="string" table:style-name="ce9">
            <text:p>DAF014</text:p>
          </table:table-cell>
          <table:table-cell office:value-type="float" office:value="71423.983775902496" table:style-name="ce14">
            <text:p>71,424<text:s/></text:p>
          </table:table-cell>
          <table:table-cell office:value-type="currency" office:value="1.2544115472627584" table:style-name="ce10">
            <text:p>£1.25</text:p>
          </table:table-cell>
          <table:table-cell office:value-type="currency" office:value="0.39056973808607498" table:style-name="ce10">
            <text:p>£0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ertraline 100mg tablets <text:s/>/ <text:s/>Packsize 28</text:p>
          </table:table-cell>
          <table:table-cell office:value-type="string" table:style-name="ce9">
            <text:p>DDC041</text:p>
          </table:table-cell>
          <table:table-cell office:value-type="float" office:value="132467.80131231999" table:style-name="ce14">
            <text:p>132,468<text:s/></text:p>
          </table:table-cell>
          <table:table-cell office:value-type="currency" office:value="0.66015544255785041" table:style-name="ce10">
            <text:p>£0.66</text:p>
          </table:table-cell>
          <table:table-cell office:value-type="currency" office:value="0.20168942700487599" table:style-name="ce10">
            <text:p>£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ertraline 25mg tablets <text:s/>/ <text:s/>Packsize 28</text:p>
          </table:table-cell>
          <table:table-cell office:value-type="string" table:style-name="ce9">
            <text:p>DDC117</text:p>
          </table:table-cell>
          <table:table-cell office:value-type="float" office:value="1843.4129865720799" table:style-name="ce14">
            <text:p>1,843<text:s/></text:p>
          </table:table-cell>
          <table:table-cell office:value-type="currency" office:value="2.7115356333118426" table:style-name="ce10">
            <text:p>£2.71</text:p>
          </table:table-cell>
          <table:table-cell office:value-type="currency" office:value="3.0438877739463801" table:style-name="ce10">
            <text:p>£3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ertraline 50mg tablets <text:s/>/ <text:s/>Packsize 28</text:p>
          </table:table-cell>
          <table:table-cell office:value-type="string" table:style-name="ce9">
            <text:p>DDC039</text:p>
          </table:table-cell>
          <table:table-cell office:value-type="float" office:value="210454.11437899599" table:style-name="ce14">
            <text:p>210,454<text:s/></text:p>
          </table:table-cell>
          <table:table-cell office:value-type="currency" office:value="0.55942688669882434" table:style-name="ce10">
            <text:p>£0.56</text:p>
          </table:table-cell>
          <table:table-cell office:value-type="currency" office:value="0.82477037896039396" table:style-name="ce10">
            <text:p>£0.8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evelamer 2.4g oral powder sachets <text:s/>/ <text:s/>Packsize 60</text:p>
          </table:table-cell>
          <table:table-cell office:value-type="string" table:style-name="ce9">
            <text:p>DJQ002</text:p>
          </table:table-cell>
          <table:table-cell office:value-type="float" office:value="1331.60460134293" table:style-name="ce14">
            <text:p>1,332<text:s/></text:p>
          </table:table-cell>
          <table:table-cell office:value-type="currency" office:value="89.414380124492482" table:style-name="ce10">
            <text:p>£89.41</text:p>
          </table:table-cell>
          <table:table-cell office:value-type="currency" office:value="27.1759765665883" table:style-name="ce10">
            <text:p>£27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evelamer Carbonate 800mg tablets (Renvela or eqv) <text:s/>/ <text:s/>Packsize 180</text:p>
          </table:table-cell>
          <table:table-cell office:value-type="string" table:style-name="ce9">
            <text:p>DIE037</text:p>
          </table:table-cell>
          <table:table-cell office:value-type="float" office:value="17815.7996099712" table:style-name="ce14">
            <text:p>17,816<text:s/></text:p>
          </table:table-cell>
          <table:table-cell office:value-type="currency" office:value="76.847338877438872" table:style-name="ce10">
            <text:p>£76.85</text:p>
          </table:table-cell>
          <table:table-cell office:value-type="currency" office:value="41.024976925377402" table:style-name="ce10">
            <text:p>£41.0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evoflurane volatile liquid 250 ml <text:s/>/ <text:s/>Packsize 6</text:p>
          </table:table-cell>
          <table:table-cell office:value-type="string" table:style-name="ce9">
            <text:p>DOA113</text:p>
          </table:table-cell>
          <table:table-cell office:value-type="float" office:value="9727.8408807571996" table:style-name="ce14">
            <text:p>9,728<text:s/></text:p>
          </table:table-cell>
          <table:table-cell office:value-type="currency" office:value="167.16561567292231" table:style-name="ce10">
            <text:p>£167.17</text:p>
          </table:table-cell>
          <table:table-cell office:value-type="currency" office:value="108.07261511035" table:style-name="ce10">
            <text:p>£108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evoflurane volatile liquid 250 ml <text:s/>/ <text:s/>Packsize 9</text:p>
          </table:table-cell>
          <table:table-cell office:value-type="string" table:style-name="ce9">
            <text:p>DOA096</text:p>
          </table:table-cell>
          <table:table-cell office:value-type="float" office:value="3756.2153657481499" table:style-name="ce14">
            <text:p>3,756<text:s/></text:p>
          </table:table-cell>
          <table:table-cell office:value-type="currency" office:value="415.9977231999772" table:style-name="ce10">
            <text:p>£416.00</text:p>
          </table:table-cell>
          <table:table-cell office:value-type="currency" office:value="57.191689278293097" table:style-name="ce10">
            <text:p>£57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ldenafil 100mg tablets <text:s/>/ <text:s/>Packsize 4</text:p>
          </table:table-cell>
          <table:table-cell office:value-type="string" table:style-name="ce9">
            <text:p>DGD195</text:p>
          </table:table-cell>
          <table:table-cell office:value-type="float" office:value="8860.7210585698504" table:style-name="ce14">
            <text:p>8,861<text:s/></text:p>
          </table:table-cell>
          <table:table-cell office:value-type="currency" office:value="0.36465542461411282" table:style-name="ce10">
            <text:p>£0.36</text:p>
          </table:table-cell>
          <table:table-cell office:value-type="currency" office:value="1.78648404060472" table:style-name="ce10">
            <text:p>£1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ldenafil 100mg tablets <text:s/>/ <text:s/>Packsize 8</text:p>
          </table:table-cell>
          <table:table-cell office:value-type="string" table:style-name="ce9">
            <text:p>DGD196</text:p>
          </table:table-cell>
          <table:table-cell office:value-type="float" office:value="888.520557067357" table:style-name="ce14">
            <text:p>889<text:s/></text:p>
          </table:table-cell>
          <table:table-cell office:value-type="currency" office:value="0.49090591830497632" table:style-name="ce10">
            <text:p>£0.49</text:p>
          </table:table-cell>
          <table:table-cell office:value-type="currency" office:value="0.23959175230115001" table:style-name="ce10">
            <text:p>£0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ldenafil 20mg tablets <text:s/>/ <text:s/>Packsize 90</text:p>
          </table:table-cell>
          <table:table-cell office:value-type="string" table:style-name="ce9">
            <text:p>DGD266</text:p>
          </table:table-cell>
          <table:table-cell office:value-type="float" office:value="1581.8052576335599" table:style-name="ce14">
            <text:p>1,582<text:s/></text:p>
          </table:table-cell>
          <table:table-cell office:value-type="currency" office:value="40.78772003610716" table:style-name="ce10">
            <text:p>£40.79</text:p>
          </table:table-cell>
          <table:table-cell office:value-type="currency" office:value="56.536250191736499" table:style-name="ce10">
            <text:p>£56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ldenafil 25mg tablets <text:s/>/ <text:s/>Packsize 4</text:p>
          </table:table-cell>
          <table:table-cell office:value-type="string" table:style-name="ce9">
            <text:p>DGD191</text:p>
          </table:table-cell>
          <table:table-cell office:value-type="float" office:value="81877.123312156604" table:style-name="ce14">
            <text:p>81,877<text:s/></text:p>
          </table:table-cell>
          <table:table-cell office:value-type="currency" office:value="0.18852799628963196" table:style-name="ce10">
            <text:p>£0.19</text:p>
          </table:table-cell>
          <table:table-cell office:value-type="currency" office:value="0.24951021738773799" table:style-name="ce10">
            <text:p>£0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ldenafil 25mg tablets <text:s/>/ <text:s/>Packsize 8</text:p>
          </table:table-cell>
          <table:table-cell office:value-type="string" table:style-name="ce9">
            <text:p>DGD192</text:p>
          </table:table-cell>
          <table:table-cell office:value-type="float" office:value="29429.603040482802" table:style-name="ce14">
            <text:p>29,430<text:s/></text:p>
          </table:table-cell>
          <table:table-cell office:value-type="currency" office:value="0.47068558760188944" table:style-name="ce10">
            <text:p>£0.47</text:p>
          </table:table-cell>
          <table:table-cell office:value-type="currency" office:value="0.19194570165434" table:style-name="ce10">
            <text:p>£0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ldenafil 50mg tablets <text:s/>/ <text:s/>Packsize 4</text:p>
          </table:table-cell>
          <table:table-cell office:value-type="string" table:style-name="ce9">
            <text:p>DGD197</text:p>
          </table:table-cell>
          <table:table-cell office:value-type="float" office:value="91362.878846056803" table:style-name="ce14">
            <text:p>91,363<text:s/></text:p>
          </table:table-cell>
          <table:table-cell office:value-type="currency" office:value="0.51679271271165528" table:style-name="ce10">
            <text:p>£0.52</text:p>
          </table:table-cell>
          <table:table-cell office:value-type="currency" office:value="0.29265646038094001" table:style-name="ce10">
            <text:p>£0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ldenafil 50mg tablets <text:s/>/ <text:s/>Packsize 8</text:p>
          </table:table-cell>
          <table:table-cell office:value-type="string" table:style-name="ce9">
            <text:p>DGD193</text:p>
          </table:table-cell>
          <table:table-cell office:value-type="float" office:value="28334.1887636557" table:style-name="ce14">
            <text:p>28,334<text:s/></text:p>
          </table:table-cell>
          <table:table-cell office:value-type="currency" office:value="0.3375116923152085" table:style-name="ce10">
            <text:p>£0.34</text:p>
          </table:table-cell>
          <table:table-cell office:value-type="currency" office:value="0.117577316951696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mple eye ointment 4 gram <text:s/>/ <text:s/>Packsize 1</text:p>
          </table:table-cell>
          <table:table-cell office:value-type="string" table:style-name="ce9">
            <text:p>DKH079</text:p>
          </table:table-cell>
          <table:table-cell office:value-type="float" office:value="107.27997816656701" table:style-name="ce14">
            <text:p>107<text:s/></text:p>
          </table:table-cell>
          <table:table-cell office:value-type="currency" office:value="44.013711418441638" table:style-name="ce10">
            <text:p>£44.01</text:p>
          </table:table-cell>
          <table:table-cell office:value-type="currency" office:value="8.7061490615829698" table:style-name="ce10">
            <text:p>£8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mple linctus 200 ml <text:s/>/ <text:s/>Packsize 1</text:p>
          </table:table-cell>
          <table:table-cell office:value-type="string" table:style-name="ce9">
            <text:p>DCI008</text:p>
          </table:table-cell>
          <table:table-cell office:value-type="float" office:value="14818.7879758864" table:style-name="ce14">
            <text:p>14,819<text:s/></text:p>
          </table:table-cell>
          <table:table-cell office:value-type="currency" office:value="0.9507423969440566" table:style-name="ce10">
            <text:p>£0.95</text:p>
          </table:table-cell>
          <table:table-cell office:value-type="currency" office:value="9.5741410820686795E-2" table:style-name="ce10">
            <text:p>£0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mple linctus sugar free <text:s/>/ <text:s/>Packsize 1</text:p>
          </table:table-cell>
          <table:table-cell office:value-type="string" table:style-name="ce9">
            <text:p>DCI013</text:p>
          </table:table-cell>
          <table:table-cell office:value-type="float" office:value="36912.449087875902" table:style-name="ce14">
            <text:p>36,912<text:s/></text:p>
          </table:table-cell>
          <table:table-cell office:value-type="currency" office:value="1.2219568496422288" table:style-name="ce10">
            <text:p>£1.22</text:p>
          </table:table-cell>
          <table:table-cell office:value-type="currency" office:value="0.25127987073422398" table:style-name="ce10">
            <text:p>£0.2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mvastatin 10mg tablets <text:s/>/ <text:s/>Packsize 28</text:p>
          </table:table-cell>
          <table:table-cell office:value-type="string" table:style-name="ce9">
            <text:p>DBL006</text:p>
          </table:table-cell>
          <table:table-cell office:value-type="float" office:value="18760.211905337899" table:style-name="ce14">
            <text:p>18,760<text:s/></text:p>
          </table:table-cell>
          <table:table-cell office:value-type="currency" office:value="0.23172126316777347" table:style-name="ce10">
            <text:p>£0.23</text:p>
          </table:table-cell>
          <table:table-cell office:value-type="currency" office:value="0.20037935227152001" table:style-name="ce10">
            <text:p>£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mvastatin 20mg tablets <text:s/>/ <text:s/>Packsize 28</text:p>
          </table:table-cell>
          <table:table-cell office:value-type="string" table:style-name="ce9">
            <text:p>DBL007</text:p>
          </table:table-cell>
          <table:table-cell office:value-type="float" office:value="70315.783596098394" table:style-name="ce14">
            <text:p>70,316<text:s/></text:p>
          </table:table-cell>
          <table:table-cell office:value-type="currency" office:value="0.2835942228069897" table:style-name="ce10">
            <text:p>£0.28</text:p>
          </table:table-cell>
          <table:table-cell office:value-type="currency" office:value="0.14989929567098201" table:style-name="ce10">
            <text:p>£0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mvastatin 40mg tablets <text:s/>/ <text:s/>Packsize 28</text:p>
          </table:table-cell>
          <table:table-cell office:value-type="string" table:style-name="ce9">
            <text:p>DBL008</text:p>
          </table:table-cell>
          <table:table-cell office:value-type="float" office:value="67390.809055410296" table:style-name="ce14">
            <text:p>67,391<text:s/></text:p>
          </table:table-cell>
          <table:table-cell office:value-type="currency" office:value="0.36903133155074402" table:style-name="ce10">
            <text:p>£0.37</text:p>
          </table:table-cell>
          <table:table-cell office:value-type="currency" office:value="9.7224063894518098E-2" table:style-name="ce10">
            <text:p>£0.1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tagliptin 100mg tablets <text:s/>/ <text:s/>Packsize 28</text:p>
          </table:table-cell>
          <table:table-cell office:value-type="string" table:style-name="ce9">
            <text:p>DFA044</text:p>
          </table:table-cell>
          <table:table-cell office:value-type="float" office:value="26041.560897522599" table:style-name="ce14">
            <text:p>26,042<text:s/></text:p>
          </table:table-cell>
          <table:table-cell office:value-type="currency" office:value="5.2647746630672581" table:style-name="ce10">
            <text:p>£5.26</text:p>
          </table:table-cell>
          <table:table-cell office:value-type="currency" office:value="3.9849280149207602" table:style-name="ce10">
            <text:p>£3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tagliptin 25mg tablets <text:s/>/ <text:s/>Packsize 28</text:p>
          </table:table-cell>
          <table:table-cell office:value-type="string" table:style-name="ce9">
            <text:p>DAH036</text:p>
          </table:table-cell>
          <table:table-cell office:value-type="float" office:value="10703.926917705199" table:style-name="ce14">
            <text:p>10,704<text:s/></text:p>
          </table:table-cell>
          <table:table-cell office:value-type="currency" office:value="3.0333923474657869" table:style-name="ce10">
            <text:p>£3.03</text:p>
          </table:table-cell>
          <table:table-cell office:value-type="currency" office:value="5.1990098957772899" table:style-name="ce10">
            <text:p>£5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itagliptin 50mg tablets <text:s/>/ <text:s/>Packsize 28</text:p>
          </table:table-cell>
          <table:table-cell office:value-type="string" table:style-name="ce9">
            <text:p>DAH023</text:p>
          </table:table-cell>
          <table:table-cell office:value-type="float" office:value="10385.649029787901" table:style-name="ce14">
            <text:p>10,386<text:s/></text:p>
          </table:table-cell>
          <table:table-cell office:value-type="currency" office:value="4.3261196167070519" table:style-name="ce10">
            <text:p>£4.33</text:p>
          </table:table-cell>
          <table:table-cell office:value-type="currency" office:value="4.4496029295170203" table:style-name="ce10">
            <text:p>£4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bicarbonate 420mg/5ml (8.4%/1mmol/ml) oral solution 100 ml (e.g. Thamicarb) <text:s/>/ <text:s/>Packsize 1</text:p>
          </table:table-cell>
          <table:table-cell office:value-type="string" table:style-name="ce9">
            <text:p>DJW023</text:p>
          </table:table-cell>
          <table:table-cell office:value-type="float" office:value="14076.246510807399" table:style-name="ce14">
            <text:p>14,076<text:s/></text:p>
          </table:table-cell>
          <table:table-cell office:value-type="currency" office:value="17.723594838187442" table:style-name="ce10">
            <text:p>£17.72</text:p>
          </table:table-cell>
          <table:table-cell office:value-type="currency" office:value="5.87622901528405" table:style-name="ce10">
            <text:p>£5.8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bicarbonate 420mg/5ml (8.4%/1mmol/ml) oral solution 500 ml (e.g. Thamicarb) <text:s/>/ <text:s/>Packsize 1</text:p>
          </table:table-cell>
          <table:table-cell office:value-type="string" table:style-name="ce9">
            <text:p>DHF024</text:p>
          </table:table-cell>
          <table:table-cell office:value-type="float" office:value="307.00683250621699" table:style-name="ce14">
            <text:p>307<text:s/></text:p>
          </table:table-cell>
          <table:table-cell office:value-type="currency" office:value="172.84735836921612" table:style-name="ce10">
            <text:p>£172.85</text:p>
          </table:table-cell>
          <table:table-cell office:value-type="currency" office:value="42.552740039789597" table:style-name="ce10">
            <text:p>£42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bicarbonate 5% (50mg/0.6mmol/ml) ear drops 10 ml <text:s/>/ <text:s/>Packsize 1</text:p>
          </table:table-cell>
          <table:table-cell office:value-type="string" table:style-name="ce9">
            <text:p>DLA017</text:p>
          </table:table-cell>
          <table:table-cell office:value-type="float" office:value="21952.4340678519" table:style-name="ce14">
            <text:p>21,952<text:s/></text:p>
          </table:table-cell>
          <table:table-cell office:value-type="currency" office:value="0.72625158334253281" table:style-name="ce10">
            <text:p>£0.73</text:p>
          </table:table-cell>
          <table:table-cell office:value-type="currency" office:value="0.124804437818095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bicarbonate 500mg capsules <text:s/>/ <text:s/>Packsize 56</text:p>
          </table:table-cell>
          <table:table-cell office:value-type="string" table:style-name="ce9">
            <text:p>DIB562</text:p>
          </table:table-cell>
          <table:table-cell office:value-type="float" office:value="90106.911851458295" table:style-name="ce14">
            <text:p>90,107<text:s/></text:p>
          </table:table-cell>
          <table:table-cell office:value-type="currency" office:value="2.247466213622352" table:style-name="ce10">
            <text:p>£2.25</text:p>
          </table:table-cell>
          <table:table-cell office:value-type="currency" office:value="0.48708107605270801" table:style-name="ce10">
            <text:p>£0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bicarbonate 8.4% (84mg/1mmol/ml) solution for injection 10ml ampoules <text:s/>/ <text:s/>Packsize 10</text:p>
          </table:table-cell>
          <table:table-cell office:value-type="string" table:style-name="ce9">
            <text:p>DIB528</text:p>
          </table:table-cell>
          <table:table-cell office:value-type="float" office:value="13195.195108543199" table:style-name="ce14">
            <text:p>13,195<text:s/></text:p>
          </table:table-cell>
          <table:table-cell office:value-type="currency" office:value="145.71166353994693" table:style-name="ce10">
            <text:p>£145.71</text:p>
          </table:table-cell>
          <table:table-cell office:value-type="currency" office:value="9.2293402154702306" table:style-name="ce10">
            <text:p>£9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hloride 0.9% nebuliser liquid 2.5ml unit dose ampoules <text:s/>/ <text:s/>Packsize 20</text:p>
          </table:table-cell>
          <table:table-cell office:value-type="string" table:style-name="ce9">
            <text:p>DEC099</text:p>
          </table:table-cell>
          <table:table-cell office:value-type="float" office:value="78288.947825733601" table:style-name="ce14">
            <text:p>78,289<text:s/></text:p>
          </table:table-cell>
          <table:table-cell office:value-type="currency" office:value="2.8278138376925557" table:style-name="ce10">
            <text:p>£2.83</text:p>
          </table:table-cell>
          <table:table-cell office:value-type="currency" office:value="0.70714838995217899" table:style-name="ce10">
            <text:p>£0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hloride 0.9% solution for injection 10ml ampoules(glass) <text:s/>/ <text:s/>Packsize 10</text:p>
          </table:table-cell>
          <table:table-cell office:value-type="string" table:style-name="ce9">
            <text:p>DIB064</text:p>
          </table:table-cell>
          <table:table-cell office:value-type="float" office:value="700.80841933339298" table:style-name="ce14">
            <text:p>701<text:s/></text:p>
          </table:table-cell>
          <table:table-cell office:value-type="currency" office:value="3.8662634826466249" table:style-name="ce10">
            <text:p>£3.87</text:p>
          </table:table-cell>
          <table:table-cell office:value-type="currency" office:value="0.117192283933767" table:style-name="ce10">
            <text:p>£0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hloride 0.9% solution for injection 10ml ampoules(plastic) <text:s/>/ <text:s/>Packsize 20</text:p>
          </table:table-cell>
          <table:table-cell office:value-type="string" table:style-name="ce9">
            <text:p>DIB190</text:p>
          </table:table-cell>
          <table:table-cell office:value-type="float" office:value="1108047.32422528" table:style-name="ce14">
            <text:p>1,108,047<text:s/></text:p>
          </table:table-cell>
          <table:table-cell office:value-type="currency" office:value="2.3297546265047004" table:style-name="ce10">
            <text:p>£2.33</text:p>
          </table:table-cell>
          <table:table-cell office:value-type="currency" office:value="3.3074256921790899" table:style-name="ce10">
            <text:p>£3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hloride 0.9% solution for injection 10ml ampoules(plastic) <text:s/>/ <text:s/>Packsize 50</text:p>
          </table:table-cell>
          <table:table-cell office:value-type="string" table:style-name="ce9">
            <text:p>DIB557</text:p>
          </table:table-cell>
          <table:table-cell office:value-type="float" office:value="447644.358488139" table:style-name="ce14">
            <text:p>447,644<text:s/></text:p>
          </table:table-cell>
          <table:table-cell office:value-type="currency" office:value="4.4487170724676215" table:style-name="ce10">
            <text:p>£4.45</text:p>
          </table:table-cell>
          <table:table-cell office:value-type="currency" office:value="7.0029402451904001" table:style-name="ce10">
            <text:p>£7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hloride 0.9% solution for injection 10ml ampoules(plastic) <text:s/>/ <text:s/>Packsize 100</text:p>
          </table:table-cell>
          <table:table-cell office:value-type="string" table:style-name="ce9">
            <text:p>DIB029</text:p>
          </table:table-cell>
          <table:table-cell office:value-type="float" office:value="179315.29999946101" table:style-name="ce14">
            <text:p>179,315<text:s/></text:p>
          </table:table-cell>
          <table:table-cell office:value-type="currency" office:value="10.096842433442333" table:style-name="ce10">
            <text:p>£10.10</text:p>
          </table:table-cell>
          <table:table-cell office:value-type="currency" office:value="7.1311351494873199" table:style-name="ce10">
            <text:p>£7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hloride 0.9% solution for injection 20ml ampoules(plastic) <text:s/>/ <text:s/>Packsize 20</text:p>
          </table:table-cell>
          <table:table-cell office:value-type="string" table:style-name="ce9">
            <text:p>DIB338</text:p>
          </table:table-cell>
          <table:table-cell office:value-type="float" office:value="162934.60131071499" table:style-name="ce14">
            <text:p>162,935<text:s/></text:p>
          </table:table-cell>
          <table:table-cell office:value-type="currency" office:value="3.5308837740542383" table:style-name="ce10">
            <text:p>£3.53</text:p>
          </table:table-cell>
          <table:table-cell office:value-type="currency" office:value="3.9525325219417802" table:style-name="ce10">
            <text:p>£3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hloride 0.9% solution for injection 2ml ampoules(glass) <text:s/>/ <text:s/>Packsize 10</text:p>
          </table:table-cell>
          <table:table-cell office:value-type="string" table:style-name="ce9">
            <text:p>DIB068</text:p>
          </table:table-cell>
          <table:table-cell office:value-type="float" office:value="99.166337851900593" table:style-name="ce14">
            <text:p>99<text:s/></text:p>
          </table:table-cell>
          <table:table-cell office:value-type="currency" office:value="2.6706643175179443" table:style-name="ce10">
            <text:p>£2.67</text:p>
          </table:table-cell>
          <table:table-cell office:value-type="currency" office:value="0.40085405517024703" table:style-name="ce10">
            <text:p>£0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hloride 0.9% solution for injection 50ml vials <text:s/>/ <text:s/>Packsize 25</text:p>
          </table:table-cell>
          <table:table-cell office:value-type="string" table:style-name="ce9">
            <text:p>DIB279</text:p>
          </table:table-cell>
          <table:table-cell office:value-type="float" office:value="261.07372764881399" table:style-name="ce14">
            <text:p>261<text:s/></text:p>
          </table:table-cell>
          <table:table-cell office:value-type="currency" office:value="82.729044375745403" table:style-name="ce10">
            <text:p>£82.73</text:p>
          </table:table-cell>
          <table:table-cell office:value-type="currency" office:value="3.0431599710718999" table:style-name="ce10">
            <text:p>£3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hloride 0.9% solution for injection 5ml ampoules(glass) <text:s/>/ <text:s/>Packsize 10</text:p>
          </table:table-cell>
          <table:table-cell office:value-type="string" table:style-name="ce9">
            <text:p>DIB065</text:p>
          </table:table-cell>
          <table:table-cell office:value-type="float" office:value="174.35292682649199" table:style-name="ce14">
            <text:p>174<text:s/></text:p>
          </table:table-cell>
          <table:table-cell office:value-type="currency" office:value="3.4399193114598732" table:style-name="ce10">
            <text:p>£3.44</text:p>
          </table:table-cell>
          <table:table-cell office:value-type="currency" office:value="0.46267631420653998" table:style-name="ce10">
            <text:p>£0.4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hloride 0.9% solution for injection 5ml ampoules(plastic) <text:s/>/ <text:s/>Packsize 20</text:p>
          </table:table-cell>
          <table:table-cell office:value-type="string" table:style-name="ce9">
            <text:p>DIB189</text:p>
          </table:table-cell>
          <table:table-cell office:value-type="float" office:value="250112.66688954801" table:style-name="ce14">
            <text:p>250,113<text:s/></text:p>
          </table:table-cell>
          <table:table-cell office:value-type="currency" office:value="2.2556552093746678" table:style-name="ce10">
            <text:p>£2.26</text:p>
          </table:table-cell>
          <table:table-cell office:value-type="currency" office:value="3.6478939008448998" table:style-name="ce10">
            <text:p>£3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hloride 0.9% solution for injection 5ml ampoules(plastic) <text:s/>/ <text:s/>Packsize 50</text:p>
          </table:table-cell>
          <table:table-cell office:value-type="string" table:style-name="ce9">
            <text:p>DIB539</text:p>
          </table:table-cell>
          <table:table-cell office:value-type="float" office:value="93132.162792801901" table:style-name="ce14">
            <text:p>93,132<text:s/></text:p>
          </table:table-cell>
          <table:table-cell office:value-type="currency" office:value="3.7406328764752517" table:style-name="ce10">
            <text:p>£3.74</text:p>
          </table:table-cell>
          <table:table-cell office:value-type="currency" office:value="0.90874906070490502" table:style-name="ce10">
            <text:p>£0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hloride 292.5mg/5ml (1mmol/ml) oral solution 100ml <text:s/>/ <text:s/>Packsize 1</text:p>
          </table:table-cell>
          <table:table-cell office:value-type="string" table:style-name="ce9">
            <text:p>DIE083</text:p>
          </table:table-cell>
          <table:table-cell office:value-type="float" office:value="44.042984616011402" table:style-name="ce14">
            <text:p>44<text:s/></text:p>
          </table:table-cell>
          <table:table-cell office:value-type="currency" office:value="10.834915121227226" table:style-name="ce10">
            <text:p>£10.83</text:p>
          </table:table-cell>
          <table:table-cell office:value-type="currency" office:value="0.98499228374792969" table:style-name="ce10">
            <text:p>£0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hloride 30 % solution for injection 10 ml ampoule <text:s/>/ <text:s/>Packsize 10</text:p>
          </table:table-cell>
          <table:table-cell office:value-type="string" table:style-name="ce9">
            <text:p>DIB524</text:p>
          </table:table-cell>
          <table:table-cell office:value-type="float" office:value="10867.7058438193" table:style-name="ce14">
            <text:p>10,868<text:s/></text:p>
          </table:table-cell>
          <table:table-cell office:value-type="currency" office:value="15.904612480682999" table:style-name="ce10">
            <text:p>£15.90</text:p>
          </table:table-cell>
          <table:table-cell office:value-type="currency" office:value="10.802357630513599" table:style-name="ce10">
            <text:p>£10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hloride 30% solution for injection 50ml vials <text:s/>/ <text:s/>Packsize 10</text:p>
          </table:table-cell>
          <table:table-cell office:value-type="string" table:style-name="ce9">
            <text:p>DIB563</text:p>
          </table:table-cell>
          <table:table-cell office:value-type="float" office:value="24.1964937931698" table:style-name="ce14">
            <text:p>24<text:s/></text:p>
          </table:table-cell>
          <table:table-cell office:value-type="currency" office:value="40.648864600276916" table:style-name="ce10">
            <text:p>£40.65</text:p>
          </table:table-cell>
          <table:table-cell office:value-type="currency" office:value="24.2333935406043" table:style-name="ce10">
            <text:p>£24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itrate 441.17mg/5ml oral solution (0.3molar/441.17mg/5ml) 30 ml <text:s/>/ <text:s/>Packsize 10</text:p>
          </table:table-cell>
          <table:table-cell office:value-type="string" table:style-name="ce9">
            <text:p>DGD283</text:p>
          </table:table-cell>
          <table:table-cell office:value-type="float" office:value="1587.56776186667" table:style-name="ce14">
            <text:p>1,588<text:s/></text:p>
          </table:table-cell>
          <table:table-cell office:value-type="currency" office:value="34.447058773540924" table:style-name="ce10">
            <text:p>£34.45</text:p>
          </table:table-cell>
          <table:table-cell office:value-type="currency" office:value="9.5623087242165496" table:style-name="ce10">
            <text:p>£9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itrate compound 5ml enema 450mg (e.g. Micolette/microlax/relaxit) <text:s/>/ <text:s/>Packsize 12</text:p>
          </table:table-cell>
          <table:table-cell office:value-type="string" table:style-name="ce9">
            <text:p>DAF017</text:p>
          </table:table-cell>
          <table:table-cell office:value-type="float" office:value="44663.962737481997" table:style-name="ce14">
            <text:p>44,664<text:s/></text:p>
          </table:table-cell>
          <table:table-cell office:value-type="currency" office:value="6.7778652283791221" table:style-name="ce10">
            <text:p>£6.78</text:p>
          </table:table-cell>
          <table:table-cell office:value-type="currency" office:value="0.99139385442595496" table:style-name="ce10">
            <text:p>£0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lodronate 400mg capsules <text:s/>/ <text:s/>Packsize 30</text:p>
          </table:table-cell>
          <table:table-cell office:value-type="string" table:style-name="ce9">
            <text:p>DFF001</text:p>
          </table:table-cell>
          <table:table-cell office:value-type="float" office:value="206.86748654963401" table:style-name="ce14">
            <text:p>207<text:s/></text:p>
          </table:table-cell>
          <table:table-cell office:value-type="currency" office:value="30.689114591609716" table:style-name="ce10">
            <text:p>£30.69</text:p>
          </table:table-cell>
          <table:table-cell office:value-type="currency" office:value="0.80459780819782101" table:style-name="ce10">
            <text:p>£0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lodronate 400mg capsules <text:s/>/ <text:s/>Packsize 120</text:p>
          </table:table-cell>
          <table:table-cell office:value-type="string" table:style-name="ce9">
            <text:p>DFF003</text:p>
          </table:table-cell>
          <table:table-cell office:value-type="float" office:value="332.671482099657" table:style-name="ce14">
            <text:p>333<text:s/></text:p>
          </table:table-cell>
          <table:table-cell office:value-type="currency" office:value="92.992521645521279" table:style-name="ce10">
            <text:p>£92.99</text:p>
          </table:table-cell>
          <table:table-cell office:value-type="currency" office:value="7.1954974537591401" table:style-name="ce10">
            <text:p>£7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lodronate 800mg tablets <text:s/>/ <text:s/>Packsize 60</text:p>
          </table:table-cell>
          <table:table-cell office:value-type="string" table:style-name="ce9">
            <text:p>DFF007</text:p>
          </table:table-cell>
          <table:table-cell office:value-type="float" office:value="1223.7656721251001" table:style-name="ce14">
            <text:p>1,224<text:s/></text:p>
          </table:table-cell>
          <table:table-cell office:value-type="currency" office:value="88.784374717199185" table:style-name="ce10">
            <text:p>£88.78</text:p>
          </table:table-cell>
          <table:table-cell office:value-type="currency" office:value="5.6339092765651202" table:style-name="ce10">
            <text:p>£5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cromoglicate 2% eye drops 13.5 ml <text:s/>/ <text:s/>Packsize 1</text:p>
          </table:table-cell>
          <table:table-cell office:value-type="string" table:style-name="ce9">
            <text:p>DKD029</text:p>
          </table:table-cell>
          <table:table-cell office:value-type="float" office:value="8056.3636250705504" table:style-name="ce14">
            <text:p>8,056<text:s/></text:p>
          </table:table-cell>
          <table:table-cell office:value-type="currency" office:value="6.4170042969662111" table:style-name="ce10">
            <text:p>£6.42</text:p>
          </table:table-cell>
          <table:table-cell office:value-type="currency" office:value="15.7438404450508" table:style-name="ce10">
            <text:p>£15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hyaluronate 0.1% eye drops preservative free 10 ml <text:s/>/ <text:s/>Packsize 1</text:p>
          </table:table-cell>
          <table:table-cell office:value-type="string" table:style-name="ce9">
            <text:p>DHL024</text:p>
          </table:table-cell>
          <table:table-cell office:value-type="float" office:value="77718.402303071896" table:style-name="ce14">
            <text:p>77,718<text:s/></text:p>
          </table:table-cell>
          <table:table-cell office:value-type="currency" office:value="0.52330090165006482" table:style-name="ce10">
            <text:p>£0.52</text:p>
          </table:table-cell>
          <table:table-cell office:value-type="currency" office:value="2.23322405203213" table:style-name="ce10">
            <text:p>£2.2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hyaluronate 0.2% eye drops preservative free 10 ml <text:s/>/ <text:s/>Packsize 1</text:p>
          </table:table-cell>
          <table:table-cell office:value-type="string" table:style-name="ce9">
            <text:p>DLK020</text:p>
          </table:table-cell>
          <table:table-cell office:value-type="float" office:value="160869.488187209" table:style-name="ce14">
            <text:p>160,869<text:s/></text:p>
          </table:table-cell>
          <table:table-cell office:value-type="currency" office:value="3.937656836844257" table:style-name="ce10">
            <text:p>£3.94</text:p>
          </table:table-cell>
          <table:table-cell office:value-type="currency" office:value="1.95379638784558" table:style-name="ce10">
            <text:p>£1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oxybate 500mg/ml oral solution sugar free 180 ml <text:s/>/ <text:s/>Packsize 1</text:p>
          </table:table-cell>
          <table:table-cell office:value-type="string" table:style-name="ce9">
            <text:p>DQK002</text:p>
          </table:table-cell>
          <table:table-cell office:value-type="float" office:value="4228.6260308267101" table:style-name="ce14">
            <text:p>4,229<text:s/></text:p>
          </table:table-cell>
          <table:table-cell office:value-type="currency" office:value="99.499002024008064" table:style-name="ce10">
            <text:p>£99.50</text:p>
          </table:table-cell>
          <table:table-cell office:value-type="currency" office:value="71.379527770114095" table:style-name="ce10">
            <text:p>£71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picosulfate 10 mg oral powder sachets <text:s/>/ <text:s/>Packsize 2</text:p>
          </table:table-cell>
          <table:table-cell office:value-type="string" table:style-name="ce9">
            <text:p>DAF079</text:p>
          </table:table-cell>
          <table:table-cell office:value-type="float" office:value="102263.687911192" table:style-name="ce14">
            <text:p>102,264<text:s/></text:p>
          </table:table-cell>
          <table:table-cell office:value-type="currency" office:value="3.5085038230929357" table:style-name="ce10">
            <text:p>£3.51</text:p>
          </table:table-cell>
          <table:table-cell office:value-type="currency" office:value="3.2768871230811798" table:style-name="ce10">
            <text:p>£3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picosulfate 10 mg oral powder sachets <text:s/>/ <text:s/>Packsize 20</text:p>
          </table:table-cell>
          <table:table-cell office:value-type="string" table:style-name="ce9">
            <text:p>DAF024</text:p>
          </table:table-cell>
          <table:table-cell office:value-type="float" office:value="2496.7071892849299" table:style-name="ce14">
            <text:p>2,497<text:s/></text:p>
          </table:table-cell>
          <table:table-cell office:value-type="currency" office:value="16.934480815953972" table:style-name="ce10">
            <text:p>£16.93</text:p>
          </table:table-cell>
          <table:table-cell office:value-type="currency" office:value="5.90002634865749" table:style-name="ce10">
            <text:p>£5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picosulfate 5mg/5ml oral solution sugar free 100 ml <text:s/>/ <text:s/>Packsize 1</text:p>
          </table:table-cell>
          <table:table-cell office:value-type="string" table:style-name="ce9">
            <text:p>DAF101</text:p>
          </table:table-cell>
          <table:table-cell office:value-type="float" office:value="24533.9894456826" table:style-name="ce14">
            <text:p>24,534<text:s/></text:p>
          </table:table-cell>
          <table:table-cell office:value-type="currency" office:value="8.1544206433660911" table:style-name="ce10">
            <text:p>£8.15</text:p>
          </table:table-cell>
          <table:table-cell office:value-type="currency" office:value="2.29112364360576" table:style-name="ce10">
            <text:p>£2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valproate 300mg/3ml solution for injection ampoules <text:s/>/ <text:s/>Packsize 5</text:p>
          </table:table-cell>
          <table:table-cell office:value-type="string" table:style-name="ce9">
            <text:p>DDH139</text:p>
          </table:table-cell>
          <table:table-cell office:value-type="float" office:value="29986.773339093699" table:style-name="ce14">
            <text:p>29,987<text:s/></text:p>
          </table:table-cell>
          <table:table-cell office:value-type="currency" office:value="28.951665128577616" table:style-name="ce10">
            <text:p>£28.95</text:p>
          </table:table-cell>
          <table:table-cell office:value-type="currency" office:value="1.8975609244793099" table:style-name="ce10">
            <text:p>£1.9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valproate 300mg/3ml solution for injection vials <text:s/>/ <text:s/>Packsize 5</text:p>
          </table:table-cell>
          <table:table-cell office:value-type="string" table:style-name="ce9">
            <text:p>DHF058</text:p>
          </table:table-cell>
          <table:table-cell office:value-type="float" office:value="1597.1826846152501" table:style-name="ce14">
            <text:p>1,597<text:s/></text:p>
          </table:table-cell>
          <table:table-cell office:value-type="currency" office:value="27.5641918886726" table:style-name="ce10">
            <text:p>£27.56</text:p>
          </table:table-cell>
          <table:table-cell office:value-type="currency" office:value="0.67823524101920196" table:style-name="ce10">
            <text:p>£0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valproate 400mg powder and solvent for solution for injection vials <text:s/>/ <text:s/>Packsize 1</text:p>
          </table:table-cell>
          <table:table-cell office:value-type="string" table:style-name="ce9">
            <text:p>DDP010</text:p>
          </table:table-cell>
          <table:table-cell office:value-type="float" office:value="18306.038948761299" table:style-name="ce14">
            <text:p>18,306<text:s/></text:p>
          </table:table-cell>
          <table:table-cell office:value-type="currency" office:value="5.7161825282296057" table:style-name="ce10">
            <text:p>£5.72</text:p>
          </table:table-cell>
          <table:table-cell office:value-type="currency" office:value="4.5873178526552501" table:style-name="ce10">
            <text:p>£4.5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valproate 400mg powder and solvent for solution for injection vials <text:s/>/ <text:s/>Packsize 4</text:p>
          </table:table-cell>
          <table:table-cell office:value-type="string" table:style-name="ce9">
            <text:p>DDP037</text:p>
          </table:table-cell>
          <table:table-cell office:value-type="float" office:value="1005.36369075143" table:style-name="ce14">
            <text:p>1,005<text:s/></text:p>
          </table:table-cell>
          <table:table-cell office:value-type="currency" office:value="19.563447716417368" table:style-name="ce10">
            <text:p>£19.56</text:p>
          </table:table-cell>
          <table:table-cell office:value-type="currency" office:value="12.797491328330899" table:style-name="ce10">
            <text:p>£12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Valproate 400mg/4ml solution for injection amp <text:s/>/ <text:s/>Packsize 5</text:p>
          </table:table-cell>
          <table:table-cell office:value-type="string" table:style-name="ce9">
            <text:p>DDP034</text:p>
          </table:table-cell>
          <table:table-cell office:value-type="float" office:value="17522.7087334758" table:style-name="ce14">
            <text:p>17,523<text:s/></text:p>
          </table:table-cell>
          <table:table-cell office:value-type="currency" office:value="13.429076153645751" table:style-name="ce10">
            <text:p>£13.43</text:p>
          </table:table-cell>
          <table:table-cell office:value-type="currency" office:value="6.7982055323173904" table:style-name="ce10">
            <text:p>£6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dium Valproate 400mg/4ml solution for injection vial <text:s/>/ <text:s/>Packsize 5</text:p>
          </table:table-cell>
          <table:table-cell office:value-type="string" table:style-name="ce9">
            <text:p>DYF056</text:p>
          </table:table-cell>
          <table:table-cell office:value-type="float" office:value="141.899756252766" table:style-name="ce14">
            <text:p>142<text:s/></text:p>
          </table:table-cell>
          <table:table-cell office:value-type="currency" office:value="14.850025508475284" table:style-name="ce10">
            <text:p>£14.85</text:p>
          </table:table-cell>
          <table:table-cell office:value-type="currency" office:value="1.3500023189522985" table:style-name="ce10">
            <text:p>£1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lifenacin 10mg tablets <text:s/>/ <text:s/>Packsize 30</text:p>
          </table:table-cell>
          <table:table-cell office:value-type="string" table:style-name="ce9">
            <text:p>DGD268</text:p>
          </table:table-cell>
          <table:table-cell office:value-type="float" office:value="19499.297239178799" table:style-name="ce14">
            <text:p>19,499<text:s/></text:p>
          </table:table-cell>
          <table:table-cell office:value-type="currency" office:value="1.1602520707537458" table:style-name="ce10">
            <text:p>£1.16</text:p>
          </table:table-cell>
          <table:table-cell office:value-type="currency" office:value="0.64351874168595502" table:style-name="ce10">
            <text:p>£0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lifenacin 5mg tablets <text:s/>/ <text:s/>Packsize 30</text:p>
          </table:table-cell>
          <table:table-cell office:value-type="string" table:style-name="ce9">
            <text:p>DGD267</text:p>
          </table:table-cell>
          <table:table-cell office:value-type="float" office:value="65513.334748324" table:style-name="ce14">
            <text:p>65,513<text:s/></text:p>
          </table:table-cell>
          <table:table-cell office:value-type="currency" office:value="1.0057781404828532" table:style-name="ce10">
            <text:p>£1.01</text:p>
          </table:table-cell>
          <table:table-cell office:value-type="currency" office:value="0.69620200023476697" table:style-name="ce10">
            <text:p>£0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rafenib 200mg tablets <text:s/>/ <text:s/>Packsize 112</text:p>
          </table:table-cell>
          <table:table-cell office:value-type="string" table:style-name="ce9">
            <text:p>DHA364</text:p>
          </table:table-cell>
          <table:table-cell office:value-type="float" office:value="307.98082214949" table:style-name="ce14">
            <text:p>308<text:s/></text:p>
          </table:table-cell>
          <table:table-cell office:value-type="currency" office:value="1816.0543442166606" table:style-name="ce10">
            <text:p>£1,816.05</text:p>
          </table:table-cell>
          <table:table-cell office:value-type="currency" office:value="637.95251360456803" table:style-name="ce10">
            <text:p>£637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talol 160mg tablets <text:s/>/ <text:s/>Packsize 28</text:p>
          </table:table-cell>
          <table:table-cell office:value-type="string" table:style-name="ce9">
            <text:p>DBD050</text:p>
          </table:table-cell>
          <table:table-cell office:value-type="float" office:value="43.7749362510474" table:style-name="ce14">
            <text:p>44<text:s/></text:p>
          </table:table-cell>
          <table:table-cell office:value-type="currency" office:value="1.2964039439039079" table:style-name="ce10">
            <text:p>£1.30</text:p>
          </table:table-cell>
          <table:table-cell office:value-type="currency" office:value="0.17237895062275199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talol 40mg tablets <text:s/>/ <text:s/>Packsize 28</text:p>
          </table:table-cell>
          <table:table-cell office:value-type="string" table:style-name="ce9">
            <text:p>DBD124</text:p>
          </table:table-cell>
          <table:table-cell office:value-type="float" office:value="10717.284309065701" table:style-name="ce14">
            <text:p>10,717<text:s/></text:p>
          </table:table-cell>
          <table:table-cell office:value-type="currency" office:value="0.42591573278864825" table:style-name="ce10">
            <text:p>£0.43</text:p>
          </table:table-cell>
          <table:table-cell office:value-type="currency" office:value="7.5393740041703003E-2" table:style-name="ce10">
            <text:p>£0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otalol 80mg tablets <text:s/>/ <text:s/>Packsize 28</text:p>
          </table:table-cell>
          <table:table-cell office:value-type="string" table:style-name="ce9">
            <text:p>DBI020</text:p>
          </table:table-cell>
          <table:table-cell office:value-type="float" office:value="6556.2775440239302" table:style-name="ce14">
            <text:p>6,556<text:s/></text:p>
          </table:table-cell>
          <table:table-cell office:value-type="currency" office:value="0.4830942526048192" table:style-name="ce10">
            <text:p>£0.48</text:p>
          </table:table-cell>
          <table:table-cell office:value-type="currency" office:value="0.105065096801917" table:style-name="ce10">
            <text:p>£0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pironolactone 100mg tablets <text:s/>/ <text:s/>Packsize 28</text:p>
          </table:table-cell>
          <table:table-cell office:value-type="string" table:style-name="ce9">
            <text:p>DBB051</text:p>
          </table:table-cell>
          <table:table-cell office:value-type="float" office:value="31020.7221571915" table:style-name="ce14">
            <text:p>31,021<text:s/></text:p>
          </table:table-cell>
          <table:table-cell office:value-type="currency" office:value="4.4208442119780731" table:style-name="ce10">
            <text:p>£4.42</text:p>
          </table:table-cell>
          <table:table-cell office:value-type="currency" office:value="1.5461619278335099" table:style-name="ce10">
            <text:p>£1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pironolactone 25mg tablets <text:s/>/ <text:s/>Packsize 28</text:p>
          </table:table-cell>
          <table:table-cell office:value-type="string" table:style-name="ce9">
            <text:p>DBB052</text:p>
          </table:table-cell>
          <table:table-cell office:value-type="float" office:value="158436.36133871999" table:style-name="ce14">
            <text:p>158,436<text:s/></text:p>
          </table:table-cell>
          <table:table-cell office:value-type="currency" office:value="0.97385908573180668" table:style-name="ce10">
            <text:p>£0.97</text:p>
          </table:table-cell>
          <table:table-cell office:value-type="currency" office:value="0.432071895520723" table:style-name="ce10">
            <text:p>£0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pironolactone 50mg tablets <text:s/>/ <text:s/>Packsize 28</text:p>
          </table:table-cell>
          <table:table-cell office:value-type="string" table:style-name="ce9">
            <text:p>DBB053</text:p>
          </table:table-cell>
          <table:table-cell office:value-type="float" office:value="33262.0230636345" table:style-name="ce14">
            <text:p>33,262<text:s/></text:p>
          </table:table-cell>
          <table:table-cell office:value-type="currency" office:value="1.996347001292238" table:style-name="ce10">
            <text:p>£2.00</text:p>
          </table:table-cell>
          <table:table-cell office:value-type="currency" office:value="0.57143440348557195" table:style-name="ce10">
            <text:p>£0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treptokinase 1.5million unit powder for solution for injection vials <text:s/>/ <text:s/>Packsize 1</text:p>
          </table:table-cell>
          <table:table-cell office:value-type="string" table:style-name="ce9">
            <text:p>DBT003</text:p>
          </table:table-cell>
          <table:table-cell office:value-type="float" office:value="384.05426998676597" table:style-name="ce14">
            <text:p>384<text:s/></text:p>
          </table:table-cell>
          <table:table-cell office:value-type="currency" office:value="171.62793165213691" table:style-name="ce10">
            <text:p>£171.63</text:p>
          </table:table-cell>
          <table:table-cell office:value-type="currency" office:value="29.640575166578099" table:style-name="ce10">
            <text:p>£29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treptokinase 250,000unit powder for solution for injection vials <text:s/>/ <text:s/>Packsize 1</text:p>
          </table:table-cell>
          <table:table-cell office:value-type="string" table:style-name="ce9">
            <text:p>DBJ014</text:p>
          </table:table-cell>
          <table:table-cell office:value-type="float" office:value="702.02731835469604" table:style-name="ce14">
            <text:p>702<text:s/></text:p>
          </table:table-cell>
          <table:table-cell office:value-type="currency" office:value="86.302368036038303" table:style-name="ce10">
            <text:p>£86.30</text:p>
          </table:table-cell>
          <table:table-cell office:value-type="currency" office:value="10.7085046812138" table:style-name="ce10">
            <text:p>£10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treptozocin 1g powder for solution for injection vials <text:s/>/ <text:s/>Packsize 1</text:p>
          </table:table-cell>
          <table:table-cell office:value-type="string" table:style-name="ce9">
            <text:p>DQK025</text:p>
          </table:table-cell>
          <table:table-cell office:value-type="float" office:value="616.87754150479998" table:style-name="ce14">
            <text:p>617<text:s/></text:p>
          </table:table-cell>
          <table:table-cell office:value-type="currency" office:value="627.00000239349038" table:style-name="ce10">
            <text:p>£627.00</text:p>
          </table:table-cell>
          <table:table-cell office:value-type="currency" office:value="57.000000217590028" table:style-name="ce10">
            <text:p>£57.0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trontium ranelate 2g granules sachets sugar free <text:s/>/ <text:s/>Packsize 28</text:p>
          </table:table-cell>
          <table:table-cell office:value-type="string" table:style-name="ce9">
            <text:p>DFF081</text:p>
          </table:table-cell>
          <table:table-cell office:value-type="float" office:value="105.485945816705" table:style-name="ce14">
            <text:p>105<text:s/></text:p>
          </table:table-cell>
          <table:table-cell office:value-type="currency" office:value="164.90101942324654" table:style-name="ce10">
            <text:p>£164.90</text:p>
          </table:table-cell>
          <table:table-cell office:value-type="currency" office:value="14.991001765749685" table:style-name="ce10">
            <text:p>£14.9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ugammadex 200mg/2ml solution for injection vials <text:s/>/ <text:s/>Packsize 10</text:p>
          </table:table-cell>
          <table:table-cell office:value-type="string" table:style-name="ce9">
            <text:p>DOA193</text:p>
          </table:table-cell>
          <table:table-cell office:value-type="float" office:value="49437.146539405003" table:style-name="ce14">
            <text:p>49,437<text:s/></text:p>
          </table:table-cell>
          <table:table-cell office:value-type="currency" office:value="65.711875328617992" table:style-name="ce10">
            <text:p>£65.71</text:p>
          </table:table-cell>
          <table:table-cell office:value-type="currency" office:value="100.18624024525801" table:style-name="ce10">
            <text:p>£100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ugammadex 500mg/5ml solution for injection vials <text:s/>/ <text:s/>Packsize 10</text:p>
          </table:table-cell>
          <table:table-cell office:value-type="string" table:style-name="ce9">
            <text:p>DOA194</text:p>
          </table:table-cell>
          <table:table-cell office:value-type="float" office:value="6417.6512483530696" table:style-name="ce14">
            <text:p>6,418<text:s/></text:p>
          </table:table-cell>
          <table:table-cell office:value-type="currency" office:value="148.22853146532731" table:style-name="ce10">
            <text:p>£148.23</text:p>
          </table:table-cell>
          <table:table-cell office:value-type="currency" office:value="222.355431749345" table:style-name="ce10">
            <text:p>£222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ulfadiazine 500mg tablets <text:s/>/ <text:s/>Packsize 56</text:p>
          </table:table-cell>
          <table:table-cell office:value-type="string" table:style-name="ce9">
            <text:p>DEA716</text:p>
          </table:table-cell>
          <table:table-cell office:value-type="float" office:value="1225.2937895323701" table:style-name="ce14">
            <text:p>1,225<text:s/></text:p>
          </table:table-cell>
          <table:table-cell office:value-type="currency" office:value="312.77427770711432" table:style-name="ce10">
            <text:p>£312.77</text:p>
          </table:table-cell>
          <table:table-cell office:value-type="currency" office:value="35.1667577421304" table:style-name="ce10">
            <text:p>£35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ulfasalazine 500mg gastro-resistant tablets <text:s/>/ <text:s/>Packsize 112</text:p>
          </table:table-cell>
          <table:table-cell office:value-type="string" table:style-name="ce9">
            <text:p>DAE065</text:p>
          </table:table-cell>
          <table:table-cell office:value-type="float" office:value="65694.985170405402" table:style-name="ce14">
            <text:p>65,695<text:s/></text:p>
          </table:table-cell>
          <table:table-cell office:value-type="currency" office:value="9.42549767526158" table:style-name="ce10">
            <text:p>£9.43</text:p>
          </table:table-cell>
          <table:table-cell office:value-type="currency" office:value="4.8503378979088501" table:style-name="ce10">
            <text:p>£4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ulfasalazine 500mg tablets <text:s/>/ <text:s/>Packsize 112</text:p>
          </table:table-cell>
          <table:table-cell office:value-type="string" table:style-name="ce9">
            <text:p>DAE011</text:p>
          </table:table-cell>
          <table:table-cell office:value-type="float" office:value="7340.7650681908699" table:style-name="ce14">
            <text:p>7,341<text:s/></text:p>
          </table:table-cell>
          <table:table-cell office:value-type="currency" office:value="7.1367302336119129" table:style-name="ce10">
            <text:p>£7.14</text:p>
          </table:table-cell>
          <table:table-cell office:value-type="currency" office:value="6.3993322719751404" table:style-name="ce10">
            <text:p>£6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ulpiride 200mg tablets <text:s/>/ <text:s/>Packsize 30</text:p>
          </table:table-cell>
          <table:table-cell office:value-type="string" table:style-name="ce9">
            <text:p>DDB131</text:p>
          </table:table-cell>
          <table:table-cell office:value-type="float" office:value="3516.3719870846298" table:style-name="ce14">
            <text:p>3,516<text:s/></text:p>
          </table:table-cell>
          <table:table-cell office:value-type="currency" office:value="2.8731943142273821" table:style-name="ce10">
            <text:p>£2.87</text:p>
          </table:table-cell>
          <table:table-cell office:value-type="currency" office:value="1.0076053231233699" table:style-name="ce10">
            <text:p>£1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ulpiride 400mg tablets <text:s/>/ <text:s/>Packsize 30</text:p>
          </table:table-cell>
          <table:table-cell office:value-type="string" table:style-name="ce9">
            <text:p>DDB203</text:p>
          </table:table-cell>
          <table:table-cell office:value-type="float" office:value="1639.97825853259" table:style-name="ce14">
            <text:p>1,640<text:s/></text:p>
          </table:table-cell>
          <table:table-cell office:value-type="currency" office:value="5.8251625899893948" table:style-name="ce10">
            <text:p>£5.83</text:p>
          </table:table-cell>
          <table:table-cell office:value-type="currency" office:value="3.0744615911575299" table:style-name="ce10">
            <text:p>£3.0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umatriptan 100mg tablets <text:s/>/ <text:s/>Packsize 6</text:p>
          </table:table-cell>
          <table:table-cell office:value-type="string" table:style-name="ce9">
            <text:p>DDG361</text:p>
          </table:table-cell>
          <table:table-cell office:value-type="float" office:value="3271.1744195070401" table:style-name="ce14">
            <text:p>3,271<text:s/></text:p>
          </table:table-cell>
          <table:table-cell office:value-type="currency" office:value="1.2691863739340619" table:style-name="ce10">
            <text:p>£1.27</text:p>
          </table:table-cell>
          <table:table-cell office:value-type="currency" office:value="3.6614682576253799" table:style-name="ce10">
            <text:p>£3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umatriptan 50mg tablets <text:s/>/ <text:s/>Packsize 6</text:p>
          </table:table-cell>
          <table:table-cell office:value-type="string" table:style-name="ce9">
            <text:p>DDG360</text:p>
          </table:table-cell>
          <table:table-cell office:value-type="float" office:value="35143.682241707997" table:style-name="ce14">
            <text:p>35,144<text:s/></text:p>
          </table:table-cell>
          <table:table-cell office:value-type="currency" office:value="0.6163508949068871" table:style-name="ce10">
            <text:p>£0.62</text:p>
          </table:table-cell>
          <table:table-cell office:value-type="currency" office:value="0.838432934148436" table:style-name="ce10">
            <text:p>£0.8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umatriptan 6mg/0.5ml solution for injection pre-filled disposable devices <text:s/>/ <text:s/>Packsize 2</text:p>
          </table:table-cell>
          <table:table-cell office:value-type="string" table:style-name="ce9">
            <text:p>DDG376</text:p>
          </table:table-cell>
          <table:table-cell office:value-type="float" office:value="387.72468335756997" table:style-name="ce14">
            <text:p>388<text:s/></text:p>
          </table:table-cell>
          <table:table-cell office:value-type="currency" office:value="28.527974809896879" table:style-name="ce10">
            <text:p>£28.53</text:p>
          </table:table-cell>
          <table:table-cell office:value-type="currency" office:value="1.88914296171249" table:style-name="ce10">
            <text:p>£1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unitinib 12.5mg capsules <text:s/>/ <text:s/>Packsize 28</text:p>
          </table:table-cell>
          <table:table-cell office:value-type="string" table:style-name="ce9">
            <text:p>DHA408</text:p>
          </table:table-cell>
          <table:table-cell office:value-type="float" office:value="3071.32915079431" table:style-name="ce14">
            <text:p>3,071<text:s/></text:p>
          </table:table-cell>
          <table:table-cell office:value-type="currency" office:value="36.322547836056138" table:style-name="ce10">
            <text:p>£36.32</text:p>
          </table:table-cell>
          <table:table-cell office:value-type="currency" office:value="58.513309290188701" table:style-name="ce10">
            <text:p>£58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unitinib 25mg capsules <text:s/>/ <text:s/>Packsize 28</text:p>
          </table:table-cell>
          <table:table-cell office:value-type="string" table:style-name="ce9">
            <text:p>DHA406</text:p>
          </table:table-cell>
          <table:table-cell office:value-type="float" office:value="2162.9329493320502" table:style-name="ce14">
            <text:p>2,163<text:s/></text:p>
          </table:table-cell>
          <table:table-cell office:value-type="currency" office:value="63.880722720817175" table:style-name="ce10">
            <text:p>£63.88</text:p>
          </table:table-cell>
          <table:table-cell office:value-type="currency" office:value="107.076320889057" table:style-name="ce10">
            <text:p>£107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unitinib 50mg capsules <text:s/>/ <text:s/>Packsize 28</text:p>
          </table:table-cell>
          <table:table-cell office:value-type="string" table:style-name="ce9">
            <text:p>DHA407</text:p>
          </table:table-cell>
          <table:table-cell office:value-type="float" office:value="645.53445452626295" table:style-name="ce14">
            <text:p>646<text:s/></text:p>
          </table:table-cell>
          <table:table-cell office:value-type="currency" office:value="89.065780450392467" table:style-name="ce10">
            <text:p>£89.07</text:p>
          </table:table-cell>
          <table:table-cell office:value-type="currency" office:value="240.203557516362" table:style-name="ce10">
            <text:p>£240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Suxamethonium chloride 100mg/2ml solution for injection ampoules <text:s/>/ <text:s/>Packsize 10</text:p>
          </table:table-cell>
          <table:table-cell office:value-type="string" table:style-name="ce9">
            <text:p>DOA068</text:p>
          </table:table-cell>
          <table:table-cell office:value-type="float" office:value="32789.047951076202" table:style-name="ce14">
            <text:p>32,789<text:s/></text:p>
          </table:table-cell>
          <table:table-cell office:value-type="currency" office:value="4.8781995817219226" table:style-name="ce10">
            <text:p>£4.88</text:p>
          </table:table-cell>
          <table:table-cell office:value-type="currency" office:value="2.9308659155880301" table:style-name="ce10">
            <text:p>£2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acrolimus 0.1% ointment (Protopic) 30g <text:s/>/ <text:s/>Packsize 1</text:p>
          </table:table-cell>
          <table:table-cell office:value-type="string" table:style-name="ce9">
            <text:p>DHB104</text:p>
          </table:table-cell>
          <table:table-cell office:value-type="float" office:value="33969.880914036199" table:style-name="ce14">
            <text:p>33,970<text:s/></text:p>
          </table:table-cell>
          <table:table-cell office:value-type="currency" office:value="15.555658005903037" table:style-name="ce10">
            <text:p>£15.56</text:p>
          </table:table-cell>
          <table:table-cell office:value-type="currency" office:value="6.3070037036479203" table:style-name="ce10">
            <text:p>£6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adalafil 10mg tablets <text:s/>/ <text:s/>Packsize 4</text:p>
          </table:table-cell>
          <table:table-cell office:value-type="string" table:style-name="ce9">
            <text:p>DGD210</text:p>
          </table:table-cell>
          <table:table-cell office:value-type="float" office:value="6187.4410725254602" table:style-name="ce14">
            <text:p>6,187<text:s/></text:p>
          </table:table-cell>
          <table:table-cell office:value-type="currency" office:value="0.43551929924079474" table:style-name="ce10">
            <text:p>£0.44</text:p>
          </table:table-cell>
          <table:table-cell office:value-type="currency" office:value="0.35971212962980598" table:style-name="ce10">
            <text:p>£0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adalafil 2.5mg tablets <text:s/>/ <text:s/>Packsize 28</text:p>
          </table:table-cell>
          <table:table-cell office:value-type="string" table:style-name="ce9">
            <text:p>DGQ023</text:p>
          </table:table-cell>
          <table:table-cell office:value-type="float" office:value="382.90087795408903" table:style-name="ce14">
            <text:p>383<text:s/></text:p>
          </table:table-cell>
          <table:table-cell office:value-type="currency" office:value="1.2442906961867206" table:style-name="ce10">
            <text:p>£1.24</text:p>
          </table:table-cell>
          <table:table-cell office:value-type="currency" office:value="0.16056870546928401" table:style-name="ce10">
            <text:p>£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adalafil 20mg tablets <text:s/>/ <text:s/>Packsize 4</text:p>
          </table:table-cell>
          <table:table-cell office:value-type="string" table:style-name="ce9">
            <text:p>DGD211</text:p>
          </table:table-cell>
          <table:table-cell office:value-type="float" office:value="97176.932258337707" table:style-name="ce14">
            <text:p>97,177<text:s/></text:p>
          </table:table-cell>
          <table:table-cell office:value-type="currency" office:value="0.92846777422590121" table:style-name="ce10">
            <text:p>£0.93</text:p>
          </table:table-cell>
          <table:table-cell office:value-type="currency" office:value="0.40164295406700101" table:style-name="ce10">
            <text:p>£0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adalafil 20mg tablets <text:s/>/ <text:s/>Packsize 8</text:p>
          </table:table-cell>
          <table:table-cell office:value-type="string" table:style-name="ce9">
            <text:p>DGD212</text:p>
          </table:table-cell>
          <table:table-cell office:value-type="float" office:value="20099.9335222626" table:style-name="ce14">
            <text:p>20,100<text:s/></text:p>
          </table:table-cell>
          <table:table-cell office:value-type="currency" office:value="1.4480744410304691" table:style-name="ce10">
            <text:p>£1.45</text:p>
          </table:table-cell>
          <table:table-cell office:value-type="currency" office:value="3.3243799327352401" table:style-name="ce10">
            <text:p>£3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adalafil 20mg tablets <text:s/>/ <text:s/>Packsize 56</text:p>
          </table:table-cell>
          <table:table-cell office:value-type="string" table:style-name="ce9">
            <text:p>DGD076</text:p>
          </table:table-cell>
          <table:table-cell office:value-type="float" office:value="562.28420644500898" table:style-name="ce14">
            <text:p>562<text:s/></text:p>
          </table:table-cell>
          <table:table-cell office:value-type="currency" office:value="18.385613327752331" table:style-name="ce10">
            <text:p>£18.39</text:p>
          </table:table-cell>
          <table:table-cell office:value-type="currency" office:value="179.68572594797001" table:style-name="ce10">
            <text:p>£179.6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adalafil 5mg tablets <text:s/>/ <text:s/>Packsize 28</text:p>
          </table:table-cell>
          <table:table-cell office:value-type="string" table:style-name="ce9">
            <text:p>DGQ024</text:p>
          </table:table-cell>
          <table:table-cell office:value-type="float" office:value="7216.8809381020301" table:style-name="ce14">
            <text:p>7,217<text:s/></text:p>
          </table:table-cell>
          <table:table-cell office:value-type="currency" office:value="1.1260016715943104" table:style-name="ce10">
            <text:p>£1.13</text:p>
          </table:table-cell>
          <table:table-cell office:value-type="currency" office:value="2.49457571365997" table:style-name="ce10">
            <text:p>£2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amoxifen 10mg tablets <text:s/>/ <text:s/>Packsize 30</text:p>
          </table:table-cell>
          <table:table-cell office:value-type="string" table:style-name="ce9">
            <text:p>DHC004</text:p>
          </table:table-cell>
          <table:table-cell office:value-type="float" office:value="2187.0261625060798" table:style-name="ce14">
            <text:p>2,187<text:s/></text:p>
          </table:table-cell>
          <table:table-cell office:value-type="currency" office:value="2.635464586027318" table:style-name="ce10">
            <text:p>£2.64</text:p>
          </table:table-cell>
          <table:table-cell office:value-type="currency" office:value="3.56636143504383" table:style-name="ce10">
            <text:p>£3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amoxifen 20mg tablets <text:s/>/ <text:s/>Packsize 30</text:p>
          </table:table-cell>
          <table:table-cell office:value-type="string" table:style-name="ce9">
            <text:p>DHC005</text:p>
          </table:table-cell>
          <table:table-cell office:value-type="float" office:value="15509.733062179799" table:style-name="ce14">
            <text:p>15,510<text:s/></text:p>
          </table:table-cell>
          <table:table-cell office:value-type="currency" office:value="2.8620789166413445" table:style-name="ce10">
            <text:p>£2.86</text:p>
          </table:table-cell>
          <table:table-cell office:value-type="currency" office:value="0.70351222565039395" table:style-name="ce10">
            <text:p>£0.7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amsulosin 400microgram modified-release capsules <text:s/>/ <text:s/>Packsize 30</text:p>
          </table:table-cell>
          <table:table-cell office:value-type="string" table:style-name="ce9">
            <text:p>DGD093</text:p>
          </table:table-cell>
          <table:table-cell office:value-type="float" office:value="240691.97878595401" table:style-name="ce14">
            <text:p>240,692<text:s/></text:p>
          </table:table-cell>
          <table:table-cell office:value-type="currency" office:value="0.56031347899604433" table:style-name="ce10">
            <text:p>£0.56</text:p>
          </table:table-cell>
          <table:table-cell office:value-type="currency" office:value="0.17167013875159401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icoplanin 200mg powder and solvent for solution for injection vials <text:s/>/ <text:s/>Packsize 1</text:p>
          </table:table-cell>
          <table:table-cell office:value-type="string" table:style-name="ce9">
            <text:p>DEA213</text:p>
          </table:table-cell>
          <table:table-cell office:value-type="float" office:value="823646.88357055199" table:style-name="ce14">
            <text:p>823,647<text:s/></text:p>
          </table:table-cell>
          <table:table-cell office:value-type="currency" office:value="3.6226900866363954" table:style-name="ce10">
            <text:p>£3.62</text:p>
          </table:table-cell>
          <table:table-cell office:value-type="currency" office:value="0.36917909201906002" table:style-name="ce10">
            <text:p>£0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icoplanin 400mg powder and solvent for solution for injection vials <text:s/>/ <text:s/>Packsize 1</text:p>
          </table:table-cell>
          <table:table-cell office:value-type="string" table:style-name="ce9">
            <text:p>DEA212</text:p>
          </table:table-cell>
          <table:table-cell office:value-type="float" office:value="1534114.6213489801" table:style-name="ce14">
            <text:p>1,534,115<text:s/></text:p>
          </table:table-cell>
          <table:table-cell office:value-type="currency" office:value="6.145280038925736" table:style-name="ce10">
            <text:p>£6.15</text:p>
          </table:table-cell>
          <table:table-cell office:value-type="currency" office:value="0.55517242411841305" table:style-name="ce10">
            <text:p>£0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lmisartan 20mg tablets <text:s/>/ <text:s/>Packsize 28</text:p>
          </table:table-cell>
          <table:table-cell office:value-type="string" table:style-name="ce9">
            <text:p>DBE139</text:p>
          </table:table-cell>
          <table:table-cell office:value-type="float" office:value="1103.33925964328" table:style-name="ce14">
            <text:p>1,103<text:s/></text:p>
          </table:table-cell>
          <table:table-cell office:value-type="currency" office:value="0.91375340013365791" table:style-name="ce10">
            <text:p>£0.91</text:p>
          </table:table-cell>
          <table:table-cell office:value-type="currency" office:value="0.78813767850265704" table:style-name="ce10">
            <text:p>£0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lmisartan 40mg tablets <text:s/>/ <text:s/>Packsize 28</text:p>
          </table:table-cell>
          <table:table-cell office:value-type="string" table:style-name="ce9">
            <text:p>DBE140</text:p>
          </table:table-cell>
          <table:table-cell office:value-type="float" office:value="1610.3955458417499" table:style-name="ce14">
            <text:p>1,610<text:s/></text:p>
          </table:table-cell>
          <table:table-cell office:value-type="currency" office:value="1.0059454052657886" table:style-name="ce10">
            <text:p>£1.01</text:p>
          </table:table-cell>
          <table:table-cell office:value-type="currency" office:value="0.53792100790614406" table:style-name="ce10">
            <text:p>£0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lmisartan 80mg tablets <text:s/>/ <text:s/>Packsize 28</text:p>
          </table:table-cell>
          <table:table-cell office:value-type="string" table:style-name="ce9">
            <text:p>DBE141</text:p>
          </table:table-cell>
          <table:table-cell office:value-type="float" office:value="545.22540261937002" table:style-name="ce14">
            <text:p>545<text:s/></text:p>
          </table:table-cell>
          <table:table-cell office:value-type="currency" office:value="1.447529766970475" table:style-name="ce10">
            <text:p>£1.45</text:p>
          </table:table-cell>
          <table:table-cell office:value-type="currency" office:value="1.13848284977352" table:style-name="ce10">
            <text:p>£1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mazepam 10mg tablets <text:s/>/ <text:s/>Packsize 28</text:p>
          </table:table-cell>
          <table:table-cell office:value-type="string" table:style-name="ce9">
            <text:p>DDA054</text:p>
          </table:table-cell>
          <table:table-cell office:value-type="float" office:value="6292.7263708221699" table:style-name="ce14">
            <text:p>6,293<text:s/></text:p>
          </table:table-cell>
          <table:table-cell office:value-type="currency" office:value="19.194143028376928" table:style-name="ce10">
            <text:p>£19.19</text:p>
          </table:table-cell>
          <table:table-cell office:value-type="currency" office:value="6.0611304994973603" table:style-name="ce10">
            <text:p>£6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mazepam 10mg/5ml oral solution sugar free <text:s/>/ <text:s/>Packsize 1</text:p>
          </table:table-cell>
          <table:table-cell office:value-type="string" table:style-name="ce9">
            <text:p>DZZ002</text:p>
          </table:table-cell>
          <table:table-cell office:value-type="float" office:value="429.50393465219503" table:style-name="ce14">
            <text:p>430<text:s/></text:p>
          </table:table-cell>
          <table:table-cell office:value-type="currency" office:value="29.820960803006095" table:style-name="ce10">
            <text:p>£29.82</text:p>
          </table:table-cell>
          <table:table-cell office:value-type="currency" office:value="15.472744835413099" table:style-name="ce10">
            <text:p>£15.4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mazepam 20mg tablets <text:s/>/ <text:s/>Packsize 28</text:p>
          </table:table-cell>
          <table:table-cell office:value-type="string" table:style-name="ce9">
            <text:p>DDA055</text:p>
          </table:table-cell>
          <table:table-cell office:value-type="float" office:value="389.38756427148502" table:style-name="ce14">
            <text:p>389<text:s/></text:p>
          </table:table-cell>
          <table:table-cell office:value-type="currency" office:value="17.150034086204208" table:style-name="ce10">
            <text:p>£17.15</text:p>
          </table:table-cell>
          <table:table-cell office:value-type="currency" office:value="5.2040028814971899" table:style-name="ce10">
            <text:p>£5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mozolomide 100mg capsules <text:s/>/ <text:s/>Packsize 5</text:p>
          </table:table-cell>
          <table:table-cell office:value-type="string" table:style-name="ce9">
            <text:p>DHA188</text:p>
          </table:table-cell>
          <table:table-cell office:value-type="float" office:value="22722.311909747299" table:style-name="ce14">
            <text:p>22,722<text:s/></text:p>
          </table:table-cell>
          <table:table-cell office:value-type="currency" office:value="20.034012463525883" table:style-name="ce10">
            <text:p>£20.03</text:p>
          </table:table-cell>
          <table:table-cell office:value-type="currency" office:value="31.8923658669665" table:style-name="ce10">
            <text:p>£31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mozolomide 140mg capsules <text:s/>/ <text:s/>Packsize 5</text:p>
          </table:table-cell>
          <table:table-cell office:value-type="string" table:style-name="ce9">
            <text:p>DHA390</text:p>
          </table:table-cell>
          <table:table-cell office:value-type="float" office:value="12093.6007372448" table:style-name="ce14">
            <text:p>12,094<text:s/></text:p>
          </table:table-cell>
          <table:table-cell office:value-type="currency" office:value="34.287486333410151" table:style-name="ce10">
            <text:p>£34.29</text:p>
          </table:table-cell>
          <table:table-cell office:value-type="currency" office:value="43.5162907968677" table:style-name="ce10">
            <text:p>£43.5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mozolomide 180mg capsules <text:s/>/ <text:s/>Packsize 5</text:p>
          </table:table-cell>
          <table:table-cell office:value-type="string" table:style-name="ce9">
            <text:p>DHA391</text:p>
          </table:table-cell>
          <table:table-cell office:value-type="float" office:value="3977.0996432105298" table:style-name="ce14">
            <text:p>3,977<text:s/></text:p>
          </table:table-cell>
          <table:table-cell office:value-type="currency" office:value="34.44422375332185" table:style-name="ce10">
            <text:p>£34.44</text:p>
          </table:table-cell>
          <table:table-cell office:value-type="currency" office:value="27.566399133154199" table:style-name="ce10">
            <text:p>£27.5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mozolomide 20mg capsules <text:s/>/ <text:s/>Packsize 5</text:p>
          </table:table-cell>
          <table:table-cell office:value-type="string" table:style-name="ce9">
            <text:p>DHA189</text:p>
          </table:table-cell>
          <table:table-cell office:value-type="float" office:value="10235.1369840605" table:style-name="ce14">
            <text:p>10,235<text:s/></text:p>
          </table:table-cell>
          <table:table-cell office:value-type="currency" office:value="5.4884942026163257" table:style-name="ce10">
            <text:p>£5.49</text:p>
          </table:table-cell>
          <table:table-cell office:value-type="currency" office:value="6.6464681219015302" table:style-name="ce10">
            <text:p>£6.6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mozolomide 250mg capsules <text:s/>/ <text:s/>Packsize 5</text:p>
          </table:table-cell>
          <table:table-cell office:value-type="string" table:style-name="ce9">
            <text:p>DHA191</text:p>
          </table:table-cell>
          <table:table-cell office:value-type="float" office:value="1914.1431918555199" table:style-name="ce14">
            <text:p>1,914<text:s/></text:p>
          </table:table-cell>
          <table:table-cell office:value-type="currency" office:value="19.74127649424684" table:style-name="ce10">
            <text:p>£19.74</text:p>
          </table:table-cell>
          <table:table-cell office:value-type="currency" office:value="33.357845448897898" table:style-name="ce10">
            <text:p>£33.3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mozolomide 5mg capsules <text:s/>/ <text:s/>Packsize 5</text:p>
          </table:table-cell>
          <table:table-cell office:value-type="string" table:style-name="ce9">
            <text:p>DHA192</text:p>
          </table:table-cell>
          <table:table-cell office:value-type="float" office:value="10509.100523294401" table:style-name="ce14">
            <text:p>10,509<text:s/></text:p>
          </table:table-cell>
          <table:table-cell office:value-type="currency" office:value="2.0093508434136087" table:style-name="ce10">
            <text:p>£2.01</text:p>
          </table:table-cell>
          <table:table-cell office:value-type="currency" office:value="1.9528250113458701" table:style-name="ce10">
            <text:p>£1.9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rbinafine 1% cream 15 gram <text:s/>/ <text:s/>Packsize 1</text:p>
          </table:table-cell>
          <table:table-cell office:value-type="string" table:style-name="ce9">
            <text:p>DMJ035</text:p>
          </table:table-cell>
          <table:table-cell office:value-type="float" office:value="7864.0651313439002" table:style-name="ce14">
            <text:p>7,864<text:s/></text:p>
          </table:table-cell>
          <table:table-cell office:value-type="currency" office:value="3.6700459009382369" table:style-name="ce10">
            <text:p>£3.67</text:p>
          </table:table-cell>
          <table:table-cell office:value-type="currency" office:value="0.61533201042460195" table:style-name="ce10">
            <text:p>£0.6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rbinafine 1% cream 30 gram <text:s/>/ <text:s/>Packsize 1</text:p>
          </table:table-cell>
          <table:table-cell office:value-type="string" table:style-name="ce9">
            <text:p>DMJ036</text:p>
          </table:table-cell>
          <table:table-cell office:value-type="float" office:value="3090.2983010644102" table:style-name="ce14">
            <text:p>3,090<text:s/></text:p>
          </table:table-cell>
          <table:table-cell office:value-type="currency" office:value="8.0211900551678657" table:style-name="ce10">
            <text:p>£8.02</text:p>
          </table:table-cell>
          <table:table-cell office:value-type="currency" office:value="1.0818150947115499" table:style-name="ce10">
            <text:p>£1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rbinafine 250mg tablets <text:s/>/ <text:s/>Packsize 28</text:p>
          </table:table-cell>
          <table:table-cell office:value-type="string" table:style-name="ce9">
            <text:p>DEB034</text:p>
          </table:table-cell>
          <table:table-cell office:value-type="float" office:value="6433.4506352026901" table:style-name="ce14">
            <text:p>6,433<text:s/></text:p>
          </table:table-cell>
          <table:table-cell office:value-type="currency" office:value="3.4823738100065733" table:style-name="ce10">
            <text:p>£3.48</text:p>
          </table:table-cell>
          <table:table-cell office:value-type="currency" office:value="2.98364748960782" table:style-name="ce10">
            <text:p>£2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rlipressin 1mg powder and solvent for solution for injection vials (e.g. Glypressin, Variquel) <text:s/>/ <text:s/>Packsize 5</text:p>
          </table:table-cell>
          <table:table-cell office:value-type="string" table:style-name="ce9">
            <text:p>DFE079</text:p>
          </table:table-cell>
          <table:table-cell office:value-type="float" office:value="15493.676210056299" table:style-name="ce14">
            <text:p>15,494<text:s/></text:p>
          </table:table-cell>
          <table:table-cell office:value-type="currency" office:value="29.389800963082433" table:style-name="ce10">
            <text:p>£29.39</text:p>
          </table:table-cell>
          <table:table-cell office:value-type="currency" office:value="3.7906552504661302" table:style-name="ce10">
            <text:p>£3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rlipressin 1mg/5ml solution for injection vials (e.g. Variquel) <text:s/>/ <text:s/>Packsize 5</text:p>
          </table:table-cell>
          <table:table-cell office:value-type="string" table:style-name="ce9">
            <text:p>DFT006</text:p>
          </table:table-cell>
          <table:table-cell office:value-type="float" office:value="17420.1548227356" table:style-name="ce14">
            <text:p>17,420<text:s/></text:p>
          </table:table-cell>
          <table:table-cell office:value-type="currency" office:value="31.3541708186855" table:style-name="ce10">
            <text:p>£31.35</text:p>
          </table:table-cell>
          <table:table-cell office:value-type="currency" office:value="9.7995189889039001" table:style-name="ce10">
            <text:p>£9.8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rlipressin 1mg/8.5ml solution for injection ampoules (e.g. Glypressin, Variquel) <text:s/>/ <text:s/>Packsize 5</text:p>
          </table:table-cell>
          <table:table-cell office:value-type="string" table:style-name="ce9">
            <text:p>DFE126</text:p>
          </table:table-cell>
          <table:table-cell office:value-type="float" office:value="13183.195177416301" table:style-name="ce14">
            <text:p>13,183<text:s/></text:p>
          </table:table-cell>
          <table:table-cell office:value-type="currency" office:value="29.610181351840062" table:style-name="ce10">
            <text:p>£29.61</text:p>
          </table:table-cell>
          <table:table-cell office:value-type="currency" office:value="5.0413821409291204" table:style-name="ce10">
            <text:p>£5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trabenazine 25mg tablets <text:s/>/ <text:s/>Packsize 112</text:p>
          </table:table-cell>
          <table:table-cell office:value-type="string" table:style-name="ce9">
            <text:p>DDI084</text:p>
          </table:table-cell>
          <table:table-cell office:value-type="float" office:value="1691.2043396525601" table:style-name="ce14">
            <text:p>1,691<text:s/></text:p>
          </table:table-cell>
          <table:table-cell office:value-type="currency" office:value="39.277908909367341" table:style-name="ce10">
            <text:p>£39.28</text:p>
          </table:table-cell>
          <table:table-cell office:value-type="currency" office:value="4.1113442501358204" table:style-name="ce10">
            <text:p>£4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etracycline 250mg tablets <text:s/>/ <text:s/>Packsize 28</text:p>
          </table:table-cell>
          <table:table-cell office:value-type="string" table:style-name="ce9">
            <text:p>DEA591</text:p>
          </table:table-cell>
          <table:table-cell office:value-type="float" office:value="1433.6660905794699" table:style-name="ce14">
            <text:p>1,434<text:s/></text:p>
          </table:table-cell>
          <table:table-cell office:value-type="currency" office:value="15.136523171325647" table:style-name="ce10">
            <text:p>£15.14</text:p>
          </table:table-cell>
          <table:table-cell office:value-type="currency" office:value="5.9247420880228496" table:style-name="ce10">
            <text:p>£5.9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halidomide 50mg capsules <text:s/>/ <text:s/>Packsize 28</text:p>
          </table:table-cell>
          <table:table-cell office:value-type="string" table:style-name="ce9">
            <text:p>DHB163</text:p>
          </table:table-cell>
          <table:table-cell office:value-type="float" office:value="13068.1353129377" table:style-name="ce14">
            <text:p>13,068<text:s/></text:p>
          </table:table-cell>
          <table:table-cell office:value-type="currency" office:value="280.61889031478245" table:style-name="ce10">
            <text:p>£280.62</text:p>
          </table:table-cell>
          <table:table-cell office:value-type="currency" office:value="25.853959577791901" table:style-name="ce10">
            <text:p>£25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hiamine 100mg tablets <text:s/>/ <text:s/>Packsize 28</text:p>
          </table:table-cell>
          <table:table-cell office:value-type="string" table:style-name="ce9">
            <text:p>DJU001</text:p>
          </table:table-cell>
          <table:table-cell office:value-type="float" office:value="247339.75421714" table:style-name="ce14">
            <text:p>247,340<text:s/></text:p>
          </table:table-cell>
          <table:table-cell office:value-type="currency" office:value="0.80490861903752897" table:style-name="ce10">
            <text:p>£0.80</text:p>
          </table:table-cell>
          <table:table-cell office:value-type="currency" office:value="0.106935841420054" table:style-name="ce10">
            <text:p>£0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hiamine 100mg tablets <text:s/>/ <text:s/>Packsize 100</text:p>
          </table:table-cell>
          <table:table-cell office:value-type="string" table:style-name="ce9">
            <text:p>DJU000</text:p>
          </table:table-cell>
          <table:table-cell office:value-type="float" office:value="60378.816088151201" table:style-name="ce14">
            <text:p>60,379<text:s/></text:p>
          </table:table-cell>
          <table:table-cell office:value-type="currency" office:value="2.1393910707260324" table:style-name="ce10">
            <text:p>£2.14</text:p>
          </table:table-cell>
          <table:table-cell office:value-type="currency" office:value="0.34104693900484501" table:style-name="ce10">
            <text:p>£0.3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hiamine 50mg tablets <text:s/>/ <text:s/>Packsize 28</text:p>
          </table:table-cell>
          <table:table-cell office:value-type="string" table:style-name="ce9">
            <text:p>DIF047</text:p>
          </table:table-cell>
          <table:table-cell office:value-type="float" office:value="42753.434929190204" table:style-name="ce14">
            <text:p>42,753<text:s/></text:p>
          </table:table-cell>
          <table:table-cell office:value-type="currency" office:value="0.95266941866678845" table:style-name="ce10">
            <text:p>£0.95</text:p>
          </table:table-cell>
          <table:table-cell office:value-type="currency" office:value="3.0475066490446501E-2" table:style-name="ce10">
            <text:p>£0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hiamine 50mg tablets <text:s/>/ <text:s/>Packsize 100</text:p>
          </table:table-cell>
          <table:table-cell office:value-type="string" table:style-name="ce9">
            <text:p>DIF067</text:p>
          </table:table-cell>
          <table:table-cell office:value-type="float" office:value="11969.0506655341" table:style-name="ce14">
            <text:p>11,969<text:s/></text:p>
          </table:table-cell>
          <table:table-cell office:value-type="currency" office:value="1.6270045590228954" table:style-name="ce10">
            <text:p>£1.63</text:p>
          </table:table-cell>
          <table:table-cell office:value-type="currency" office:value="0.15610979242592299" table:style-name="ce10">
            <text:p>£0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hiopental 500mg powder for solution for injection vials <text:s/>/ <text:s/>Packsize 10</text:p>
          </table:table-cell>
          <table:table-cell office:value-type="string" table:style-name="ce9">
            <text:p>DOA093</text:p>
          </table:table-cell>
          <table:table-cell office:value-type="float" office:value="3289.4531990662199" table:style-name="ce14">
            <text:p>3,289<text:s/></text:p>
          </table:table-cell>
          <table:table-cell office:value-type="currency" office:value="43.73199474029181" table:style-name="ce10">
            <text:p>£43.73</text:p>
          </table:table-cell>
          <table:table-cell office:value-type="currency" office:value="5.6221556240082604" table:style-name="ce10">
            <text:p>£5.6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hiotepa 100mg powder for solution for injection vials <text:s/>/ <text:s/>Packsize 1</text:p>
          </table:table-cell>
          <table:table-cell office:value-type="string" table:style-name="ce9">
            <text:p>DOJ014</text:p>
          </table:table-cell>
          <table:table-cell office:value-type="float" office:value="2881.6568770399299" table:style-name="ce14">
            <text:p>2,882<text:s/></text:p>
          </table:table-cell>
          <table:table-cell office:value-type="currency" office:value="439.12745132232675" table:style-name="ce10">
            <text:p>£439.13</text:p>
          </table:table-cell>
          <table:table-cell office:value-type="currency" office:value="73.447245885554096" table:style-name="ce10">
            <text:p>£73.4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hiotepa 15mg powder for solution for injection vials <text:s/>/ <text:s/>Packsize 1</text:p>
          </table:table-cell>
          <table:table-cell office:value-type="string" table:style-name="ce9">
            <text:p>DHA047</text:p>
          </table:table-cell>
          <table:table-cell office:value-type="float" office:value="1554.0270516211699" table:style-name="ce14">
            <text:p>1,554<text:s/></text:p>
          </table:table-cell>
          <table:table-cell office:value-type="currency" office:value="70.935747151248819" table:style-name="ce10">
            <text:p>£70.94</text:p>
          </table:table-cell>
          <table:table-cell office:value-type="currency" office:value="15.934264483044" table:style-name="ce10">
            <text:p>£15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ibolone 2.5mg tablets <text:s/>/ <text:s/>Packsize 28</text:p>
          </table:table-cell>
          <table:table-cell office:value-type="string" table:style-name="ce9">
            <text:p>DFD025</text:p>
          </table:table-cell>
          <table:table-cell office:value-type="float" office:value="9737.0203245370594" table:style-name="ce14">
            <text:p>9,737<text:s/></text:p>
          </table:table-cell>
          <table:table-cell office:value-type="currency" office:value="4.1644444243190888" table:style-name="ce10">
            <text:p>£4.16</text:p>
          </table:table-cell>
          <table:table-cell office:value-type="currency" office:value="0.77138113743457504" table:style-name="ce10">
            <text:p>£0.7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igecycline 50mg powder for solution for injection vials <text:s/>/ <text:s/>Packsize 10</text:p>
          </table:table-cell>
          <table:table-cell office:value-type="string" table:style-name="ce9">
            <text:p>DEA682</text:p>
          </table:table-cell>
          <table:table-cell office:value-type="float" office:value="19727.424574492499" table:style-name="ce14">
            <text:p>19,727<text:s/></text:p>
          </table:table-cell>
          <table:table-cell office:value-type="currency" office:value="83.720507142909113" table:style-name="ce10">
            <text:p>£83.72</text:p>
          </table:table-cell>
          <table:table-cell office:value-type="currency" office:value="23.906889279063002" table:style-name="ce10">
            <text:p>£23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imolol 0.25% eye drops 5 ml <text:s/>/ <text:s/>Packsize 1</text:p>
          </table:table-cell>
          <table:table-cell office:value-type="string" table:style-name="ce9">
            <text:p>DLH001</text:p>
          </table:table-cell>
          <table:table-cell office:value-type="float" office:value="9801.9996597485206" table:style-name="ce14">
            <text:p>9,802<text:s/></text:p>
          </table:table-cell>
          <table:table-cell office:value-type="currency" office:value="1.5732524520813584" table:style-name="ce10">
            <text:p>£1.57</text:p>
          </table:table-cell>
          <table:table-cell office:value-type="currency" office:value="0.54010667123544598" table:style-name="ce10">
            <text:p>£0.5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imolol 0.5% eye drops 5 ml <text:s/>/ <text:s/>Packsize 1</text:p>
          </table:table-cell>
          <table:table-cell office:value-type="string" table:style-name="ce9">
            <text:p>DLH002</text:p>
          </table:table-cell>
          <table:table-cell office:value-type="float" office:value="11845.337007353501" table:style-name="ce14">
            <text:p>11,845<text:s/></text:p>
          </table:table-cell>
          <table:table-cell office:value-type="currency" office:value="1.724140055054705" table:style-name="ce10">
            <text:p>£1.72</text:p>
          </table:table-cell>
          <table:table-cell office:value-type="currency" office:value="0.67698918293904697" table:style-name="ce10">
            <text:p>£0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imolol 5mg/ml / Latanoprost 50micrograms/ml eye drops 2.5 ml (e.g. Xalacom) <text:s/>/ <text:s/>Packsize 1</text:p>
          </table:table-cell>
          <table:table-cell office:value-type="string" table:style-name="ce9">
            <text:p>DKF058</text:p>
          </table:table-cell>
          <table:table-cell office:value-type="float" office:value="12069.1582096615" table:style-name="ce14">
            <text:p>12,069<text:s/></text:p>
          </table:table-cell>
          <table:table-cell office:value-type="currency" office:value="3.2231883387574753" table:style-name="ce10">
            <text:p>£3.22</text:p>
          </table:table-cell>
          <table:table-cell office:value-type="currency" office:value="2.3701299266887301" table:style-name="ce10">
            <text:p>£2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iotropium bromide 18microgram inhalation powder capsules (e.g. Spiriva) <text:s/>/ <text:s/>Packsize 30</text:p>
          </table:table-cell>
          <table:table-cell office:value-type="string" table:style-name="ce9">
            <text:p>DCA157</text:p>
          </table:table-cell>
          <table:table-cell office:value-type="float" office:value="2644.2860208572802" table:style-name="ce14">
            <text:p>2,644<text:s/></text:p>
          </table:table-cell>
          <table:table-cell office:value-type="currency" office:value="22.717504659546904" table:style-name="ce10">
            <text:p>£22.72</text:p>
          </table:table-cell>
          <table:table-cell office:value-type="currency" office:value="6.1080730762103901" table:style-name="ce10">
            <text:p>£6.1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iotropium bromide 18microgram inhalation powder capsules with device (e.g. Spiriva/Handihaler) <text:s/>/ <text:s/>Packsize 30</text:p>
          </table:table-cell>
          <table:table-cell office:value-type="string" table:style-name="ce9">
            <text:p>DCA299</text:p>
          </table:table-cell>
          <table:table-cell office:value-type="float" office:value="11674.647910871499" table:style-name="ce14">
            <text:p>11,675<text:s/></text:p>
          </table:table-cell>
          <table:table-cell office:value-type="currency" office:value="24.0718796956868" table:style-name="ce10">
            <text:p>£24.07</text:p>
          </table:table-cell>
          <table:table-cell office:value-type="currency" office:value="7.3841841094869602" table:style-name="ce10">
            <text:p>£7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irofiban hydrochloride 12.5mg/250ml solution for infusion bags <text:s/>/ <text:s/>Packsize 1</text:p>
          </table:table-cell>
          <table:table-cell office:value-type="string" table:style-name="ce9">
            <text:p>DBI055</text:p>
          </table:table-cell>
          <table:table-cell office:value-type="float" office:value="12447.995021123899" table:style-name="ce14">
            <text:p>12,448<text:s/></text:p>
          </table:table-cell>
          <table:table-cell office:value-type="currency" office:value="41.783173845858421" table:style-name="ce10">
            <text:p>£41.78</text:p>
          </table:table-cell>
          <table:table-cell office:value-type="currency" office:value="5.8862122899724998" table:style-name="ce10">
            <text:p>£5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izanidine 2mg tablets <text:s/>/ <text:s/>Packsize 120</text:p>
          </table:table-cell>
          <table:table-cell office:value-type="string" table:style-name="ce9">
            <text:p>DJB006</text:p>
          </table:table-cell>
          <table:table-cell office:value-type="float" office:value="2605.3775181544502" table:style-name="ce14">
            <text:p>2,605<text:s/></text:p>
          </table:table-cell>
          <table:table-cell office:value-type="currency" office:value="8.9178669264246846" table:style-name="ce10">
            <text:p>£8.92</text:p>
          </table:table-cell>
          <table:table-cell office:value-type="currency" office:value="1.9339162006247499" table:style-name="ce10">
            <text:p>£1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izanidine 4mg tablets <text:s/>/ <text:s/>Packsize 120</text:p>
          </table:table-cell>
          <table:table-cell office:value-type="string" table:style-name="ce9">
            <text:p>DJB007</text:p>
          </table:table-cell>
          <table:table-cell office:value-type="float" office:value="1025.0284633989199" table:style-name="ce14">
            <text:p>1,025<text:s/></text:p>
          </table:table-cell>
          <table:table-cell office:value-type="currency" office:value="8.3988594535735608" table:style-name="ce10">
            <text:p>£8.40</text:p>
          </table:table-cell>
          <table:table-cell office:value-type="currency" office:value="2.7232157837775501" table:style-name="ce10">
            <text:p>£2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bramycin 170mg/1.7ml nebuliser liquid ampoules (E.g.Vantobra) <text:s/>/ <text:s/>Packsize 56</text:p>
          </table:table-cell>
          <table:table-cell office:value-type="string" table:style-name="ce9">
            <text:p>DEG004</text:p>
          </table:table-cell>
          <table:table-cell office:value-type="float" office:value="607.320340272301" table:style-name="ce14">
            <text:p>607<text:s/></text:p>
          </table:table-cell>
          <table:table-cell office:value-type="currency" office:value="342.86990932435458" table:style-name="ce10">
            <text:p>£342.87</text:p>
          </table:table-cell>
          <table:table-cell office:value-type="currency" office:value="232.42727169667" table:style-name="ce10">
            <text:p>£232.4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bramycin 240mg/6ml solution for injection vials <text:s/>/ <text:s/>Packsize 1</text:p>
          </table:table-cell>
          <table:table-cell office:value-type="string" table:style-name="ce9">
            <text:p>DEA504</text:p>
          </table:table-cell>
          <table:table-cell office:value-type="float" office:value="8878.9524769610707" table:style-name="ce14">
            <text:p>8,879<text:s/></text:p>
          </table:table-cell>
          <table:table-cell office:value-type="currency" office:value="15.416234105900841" table:style-name="ce10">
            <text:p>£15.42</text:p>
          </table:table-cell>
          <table:table-cell office:value-type="currency" office:value="1.8575733087579001" table:style-name="ce10">
            <text:p>£1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bramycin 300mg/4ml nebuliser liquid ampoules (e.g. Bramitob or eqv) <text:s/>/ <text:s/>Packsize 56</text:p>
          </table:table-cell>
          <table:table-cell office:value-type="string" table:style-name="ce9">
            <text:p>DEA634</text:p>
          </table:table-cell>
          <table:table-cell office:value-type="float" office:value="1339.64770870493" table:style-name="ce14">
            <text:p>1,340<text:s/></text:p>
          </table:table-cell>
          <table:table-cell office:value-type="currency" office:value="865.82980918267697" table:style-name="ce10">
            <text:p>£865.83</text:p>
          </table:table-cell>
          <table:table-cell office:value-type="currency" office:value="916.12018259975798" table:style-name="ce10">
            <text:p>£916.1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bramycin 300mg/5ml nebuliser liquid ampoules (e.g. Tobi, Tymbrineb, sun pharm or eqv) <text:s/>/ <text:s/>Packsize 56</text:p>
          </table:table-cell>
          <table:table-cell office:value-type="string" table:style-name="ce9">
            <text:p>DEA736</text:p>
          </table:table-cell>
          <table:table-cell office:value-type="float" office:value="714.02646071545303" table:style-name="ce14">
            <text:p>714<text:s/></text:p>
          </table:table-cell>
          <table:table-cell office:value-type="currency" office:value="637.2361740545125" table:style-name="ce10">
            <text:p>£637.24</text:p>
          </table:table-cell>
          <table:table-cell office:value-type="currency" office:value="285.148445964112" table:style-name="ce10">
            <text:p>£285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bramycin 80mg/2ml solution for injection vials <text:s/>/ <text:s/>Packsize 1</text:p>
          </table:table-cell>
          <table:table-cell office:value-type="string" table:style-name="ce9">
            <text:p>DEA323</text:p>
          </table:table-cell>
          <table:table-cell office:value-type="float" office:value="85504.034389972701" table:style-name="ce14">
            <text:p>85,504<text:s/></text:p>
          </table:table-cell>
          <table:table-cell office:value-type="currency" office:value="1.2390483180805829" table:style-name="ce10">
            <text:p>£1.24</text:p>
          </table:table-cell>
          <table:table-cell office:value-type="currency" office:value="1.4175582245265399" table:style-name="ce10">
            <text:p>£1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lterodine 1mg tablets <text:s/>/ <text:s/>Packsize 56</text:p>
          </table:table-cell>
          <table:table-cell office:value-type="string" table:style-name="ce9">
            <text:p>DGD120</text:p>
          </table:table-cell>
          <table:table-cell office:value-type="float" office:value="4678.2112316663797" table:style-name="ce14">
            <text:p>4,678<text:s/></text:p>
          </table:table-cell>
          <table:table-cell office:value-type="currency" office:value="2.0986953161802351" table:style-name="ce10">
            <text:p>£2.10</text:p>
          </table:table-cell>
          <table:table-cell office:value-type="currency" office:value="1.40421956723328" table:style-name="ce10">
            <text:p>£1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lterodine 2mg tablets <text:s/>/ <text:s/>Packsize 56</text:p>
          </table:table-cell>
          <table:table-cell office:value-type="string" table:style-name="ce9">
            <text:p>DGD121</text:p>
          </table:table-cell>
          <table:table-cell office:value-type="float" office:value="6502.3109808187" table:style-name="ce14">
            <text:p>6,502<text:s/></text:p>
          </table:table-cell>
          <table:table-cell office:value-type="currency" office:value="2.0954842117201271" table:style-name="ce10">
            <text:p>£2.10</text:p>
          </table:table-cell>
          <table:table-cell office:value-type="currency" office:value="1.1590517558417099" table:style-name="ce10">
            <text:p>£1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lterodine 4mg modified-release capsules <text:s/>/ <text:s/>Packsize 28</text:p>
          </table:table-cell>
          <table:table-cell office:value-type="string" table:style-name="ce9">
            <text:p>DGD204</text:p>
          </table:table-cell>
          <table:table-cell office:value-type="float" office:value="6471.5335755024598" table:style-name="ce14">
            <text:p>6,472<text:s/></text:p>
          </table:table-cell>
          <table:table-cell office:value-type="currency" office:value="2.2769657034277095" table:style-name="ce10">
            <text:p>£2.28</text:p>
          </table:table-cell>
          <table:table-cell office:value-type="currency" office:value="1.1338130712171799" table:style-name="ce10">
            <text:p>£1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lvaptan 15mg tablets <text:s/>/ <text:s/>Packsize 10</text:p>
          </table:table-cell>
          <table:table-cell office:value-type="string" table:style-name="ce9">
            <text:p>DFT004</text:p>
          </table:table-cell>
          <table:table-cell office:value-type="float" office:value="896.20967115307599" table:style-name="ce14">
            <text:p>896<text:s/></text:p>
          </table:table-cell>
          <table:table-cell office:value-type="currency" office:value="624.95426910466199" table:style-name="ce10">
            <text:p>£624.95</text:p>
          </table:table-cell>
          <table:table-cell office:value-type="currency" office:value="54.275495932828498" table:style-name="ce10">
            <text:p>£54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lvaptan 30mg tablets <text:s/>/ <text:s/>Packsize 10</text:p>
          </table:table-cell>
          <table:table-cell office:value-type="string" table:style-name="ce9">
            <text:p>DFT005</text:p>
          </table:table-cell>
          <table:table-cell office:value-type="float" office:value="95.349268470439696" table:style-name="ce14">
            <text:p>95<text:s/></text:p>
          </table:table-cell>
          <table:table-cell office:value-type="currency" office:value="690.52275970436062" table:style-name="ce10">
            <text:p>£690.52</text:p>
          </table:table-cell>
          <table:table-cell office:value-type="currency" office:value="39.532914603479703" table:style-name="ce10">
            <text:p>£39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lvaptan 45mg tablets and Tolvaptan 15mg tablets (e.g. Jinarc) <text:s/>/ <text:s/>Packsize 56</text:p>
          </table:table-cell>
          <table:table-cell office:value-type="string" table:style-name="ce9">
            <text:p>DFT007</text:p>
          </table:table-cell>
          <table:table-cell office:value-type="float" office:value="2234.7197777093402" table:style-name="ce14">
            <text:p>2,235<text:s/></text:p>
          </table:table-cell>
          <table:table-cell office:value-type="currency" office:value="246.85852136927383" table:style-name="ce10">
            <text:p>£246.86</text:p>
          </table:table-cell>
          <table:table-cell office:value-type="currency" office:value="56.387128937656598" table:style-name="ce10">
            <text:p>£56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lvaptan 60mg tablets and Tolvaptan 30mg tablets (e.g. Jinarc) <text:s/>/ <text:s/>Packsize 56</text:p>
          </table:table-cell>
          <table:table-cell office:value-type="string" table:style-name="ce9">
            <text:p>DFT008</text:p>
          </table:table-cell>
          <table:table-cell office:value-type="float" office:value="2460.3690910724699" table:style-name="ce14">
            <text:p>2,460<text:s/></text:p>
          </table:table-cell>
          <table:table-cell office:value-type="currency" office:value="236.50538129072135" table:style-name="ce10">
            <text:p>£236.51</text:p>
          </table:table-cell>
          <table:table-cell office:value-type="currency" office:value="55.026957273116501" table:style-name="ce10">
            <text:p>£55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lvaptan 90mg tablets and Tolvaptan 30mg tablets (e.g. Jinarc) <text:s/>/ <text:s/>Packsize 56</text:p>
          </table:table-cell>
          <table:table-cell office:value-type="string" table:style-name="ce9">
            <text:p>DFT009</text:p>
          </table:table-cell>
          <table:table-cell office:value-type="float" office:value="9480.7805155953392" table:style-name="ce14">
            <text:p>9,481<text:s/></text:p>
          </table:table-cell>
          <table:table-cell office:value-type="currency" office:value="232.73002221394074" table:style-name="ce10">
            <text:p>£232.73</text:p>
          </table:table-cell>
          <table:table-cell office:value-type="currency" office:value="38.6277713906657" table:style-name="ce10">
            <text:p>£38.6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piramate 100mg tablets <text:s/>/ <text:s/>Packsize 60</text:p>
          </table:table-cell>
          <table:table-cell office:value-type="string" table:style-name="ce9">
            <text:p>DDH057</text:p>
          </table:table-cell>
          <table:table-cell office:value-type="float" office:value="4605.64927593223" table:style-name="ce14">
            <text:p>4,606<text:s/></text:p>
          </table:table-cell>
          <table:table-cell office:value-type="currency" office:value="23.470332525074927" table:style-name="ce10">
            <text:p>£23.47</text:p>
          </table:table-cell>
          <table:table-cell office:value-type="currency" office:value="10.927669890670201" table:style-name="ce10">
            <text:p>£10.9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piramate 15mg capsules <text:s/>/ <text:s/>Packsize 60</text:p>
          </table:table-cell>
          <table:table-cell office:value-type="string" table:style-name="ce9">
            <text:p>DDH157</text:p>
          </table:table-cell>
          <table:table-cell office:value-type="float" office:value="664.14214050417604" table:style-name="ce14">
            <text:p>664<text:s/></text:p>
          </table:table-cell>
          <table:table-cell office:value-type="currency" office:value="10.806963693873405" table:style-name="ce10">
            <text:p>£10.81</text:p>
          </table:table-cell>
          <table:table-cell office:value-type="currency" office:value="1.13536458540953" table:style-name="ce10">
            <text:p>£1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piramate 200mg tablets <text:s/>/ <text:s/>Packsize 60</text:p>
          </table:table-cell>
          <table:table-cell office:value-type="string" table:style-name="ce9">
            <text:p>DDH058</text:p>
          </table:table-cell>
          <table:table-cell office:value-type="float" office:value="457.70809452421997" table:style-name="ce14">
            <text:p>458<text:s/></text:p>
          </table:table-cell>
          <table:table-cell office:value-type="currency" office:value="11.149245689667318" table:style-name="ce10">
            <text:p>£11.15</text:p>
          </table:table-cell>
          <table:table-cell office:value-type="currency" office:value="13.730045021548399" table:style-name="ce10">
            <text:p>£13.7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piramate 25mg capsules <text:s/>/ <text:s/>Packsize 60</text:p>
          </table:table-cell>
          <table:table-cell office:value-type="string" table:style-name="ce9">
            <text:p>DDH161</text:p>
          </table:table-cell>
          <table:table-cell office:value-type="float" office:value="868.14473264262801" table:style-name="ce14">
            <text:p>868<text:s/></text:p>
          </table:table-cell>
          <table:table-cell office:value-type="currency" office:value="17.987714965988634" table:style-name="ce10">
            <text:p>£17.99</text:p>
          </table:table-cell>
          <table:table-cell office:value-type="currency" office:value="2.8566859541078" table:style-name="ce10">
            <text:p>£2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piramate 25mg tablets <text:s/>/ <text:s/>Packsize 60</text:p>
          </table:table-cell>
          <table:table-cell office:value-type="string" table:style-name="ce9">
            <text:p>DDH059</text:p>
          </table:table-cell>
          <table:table-cell office:value-type="float" office:value="12907.2325686524" table:style-name="ce14">
            <text:p>12,907<text:s/></text:p>
          </table:table-cell>
          <table:table-cell office:value-type="currency" office:value="9.2425567886435989" table:style-name="ce10">
            <text:p>£9.24</text:p>
          </table:table-cell>
          <table:table-cell office:value-type="currency" office:value="3.0177309863321802" table:style-name="ce10">
            <text:p>£3.0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piramate 50mg capsules <text:s/>/ <text:s/>Packsize 60</text:p>
          </table:table-cell>
          <table:table-cell office:value-type="string" table:style-name="ce9">
            <text:p>DDH162</text:p>
          </table:table-cell>
          <table:table-cell office:value-type="float" office:value="380.41856326738298" table:style-name="ce14">
            <text:p>380<text:s/></text:p>
          </table:table-cell>
          <table:table-cell office:value-type="currency" office:value="31.315532811228142" table:style-name="ce10">
            <text:p>£31.32</text:p>
          </table:table-cell>
          <table:table-cell office:value-type="currency" office:value="4.7489970059676203" table:style-name="ce10">
            <text:p>£4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piramate 50mg tablets <text:s/>/ <text:s/>Packsize 60</text:p>
          </table:table-cell>
          <table:table-cell office:value-type="string" table:style-name="ce9">
            <text:p>DDH060</text:p>
          </table:table-cell>
          <table:table-cell office:value-type="float" office:value="6897.6780210919696" table:style-name="ce14">
            <text:p>6,898<text:s/></text:p>
          </table:table-cell>
          <table:table-cell office:value-type="currency" office:value="11.087484768953132" table:style-name="ce10">
            <text:p>£11.09</text:p>
          </table:table-cell>
          <table:table-cell office:value-type="currency" office:value="3.6135045226544098" table:style-name="ce10">
            <text:p>£3.6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potecan 1mg/1ml concentrate for solution for infusion vials <text:s/>/ <text:s/>Packsize 1</text:p>
          </table:table-cell>
          <table:table-cell office:value-type="string" table:style-name="ce9">
            <text:p>DXA016</text:p>
          </table:table-cell>
          <table:table-cell office:value-type="float" office:value="300.26478702307202" table:style-name="ce14">
            <text:p>300<text:s/></text:p>
          </table:table-cell>
          <table:table-cell office:value-type="currency" office:value="49.322766571566127" table:style-name="ce10">
            <text:p>£49.32</text:p>
          </table:table-cell>
          <table:table-cell office:value-type="currency" office:value="22.329093530705698" table:style-name="ce10">
            <text:p>£22.3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potecan 4mg/4ml concentrate for solution for infusion vials <text:s/>/ <text:s/>Packsize 1</text:p>
          </table:table-cell>
          <table:table-cell office:value-type="string" table:style-name="ce9">
            <text:p>DXA017</text:p>
          </table:table-cell>
          <table:table-cell office:value-type="float" office:value="1117.3415352373299" table:style-name="ce14">
            <text:p>1,117<text:s/></text:p>
          </table:table-cell>
          <table:table-cell office:value-type="currency" office:value="62.127020083662607" table:style-name="ce10">
            <text:p>£62.13</text:p>
          </table:table-cell>
          <table:table-cell office:value-type="currency" office:value="52.593512133396899" table:style-name="ce10">
            <text:p>£52.5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potecan 4mg/4ml concentrate for solution for infusion vials <text:s/>/ <text:s/>Packsize 5</text:p>
          </table:table-cell>
          <table:table-cell office:value-type="string" table:style-name="ce9">
            <text:p>DXA025</text:p>
          </table:table-cell>
          <table:table-cell office:value-type="float" office:value="89.082594154154293" table:style-name="ce14">
            <text:p>89<text:s/></text:p>
          </table:table-cell>
          <table:table-cell office:value-type="currency" office:value="246.65199985058288" table:style-name="ce10">
            <text:p>£246.65</text:p>
          </table:table-cell>
          <table:table-cell office:value-type="currency" office:value="619.47595656622104" table:style-name="ce10">
            <text:p>£619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rasemide 10mg tablets <text:s/>/ <text:s/>Packsize 28</text:p>
          </table:table-cell>
          <table:table-cell office:value-type="string" table:style-name="ce9">
            <text:p>DBB111</text:p>
          </table:table-cell>
          <table:table-cell office:value-type="float" office:value="332.63727212889398" table:style-name="ce14">
            <text:p>333<text:s/></text:p>
          </table:table-cell>
          <table:table-cell office:value-type="currency" office:value="5.0843971548223008" table:style-name="ce10">
            <text:p>£5.08</text:p>
          </table:table-cell>
          <table:table-cell office:value-type="currency" office:value="0.42083084179959401" table:style-name="ce10">
            <text:p>£0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orasemide 10mg tablets <text:s/>/ <text:s/>Packsize 30</text:p>
          </table:table-cell>
          <table:table-cell office:value-type="string" table:style-name="ce9">
            <text:p>DBB063</text:p>
          </table:table-cell>
          <table:table-cell office:value-type="float" office:value="16.9578090066634" table:style-name="ce14">
            <text:p>17<text:s/></text:p>
          </table:table-cell>
          <table:table-cell office:value-type="currency" office:value="6.8263535669326902" table:style-name="ce10">
            <text:p>£6.83</text:p>
          </table:table-cell>
          <table:table-cell office:value-type="currency" office:value="1.3686536620029901" table:style-name="ce10">
            <text:p>£1.3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madol 100mg modified-release tablets <text:s/>/ <text:s/>Packsize 60</text:p>
          </table:table-cell>
          <table:table-cell office:value-type="string" table:style-name="ce9">
            <text:p>DDG232</text:p>
          </table:table-cell>
          <table:table-cell office:value-type="float" office:value="2773.1057080548499" table:style-name="ce14">
            <text:p>2,773<text:s/></text:p>
          </table:table-cell>
          <table:table-cell office:value-type="currency" office:value="5.1617650053594275" table:style-name="ce10">
            <text:p>£5.16</text:p>
          </table:table-cell>
          <table:table-cell office:value-type="currency" office:value="1.79489725268582" table:style-name="ce10">
            <text:p>£1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madol 100mg/2ml solution for injection ampoules <text:s/>/ <text:s/>Packsize 5</text:p>
          </table:table-cell>
          <table:table-cell office:value-type="string" table:style-name="ce9">
            <text:p>DDG188</text:p>
          </table:table-cell>
          <table:table-cell office:value-type="float" office:value="18460.6719807554" table:style-name="ce14">
            <text:p>18,461<text:s/></text:p>
          </table:table-cell>
          <table:table-cell office:value-type="currency" office:value="2.7065320293912447" table:style-name="ce10">
            <text:p>£2.71</text:p>
          </table:table-cell>
          <table:table-cell office:value-type="currency" office:value="1.1943415191520199" table:style-name="ce10">
            <text:p>£1.1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madol 100mg/2ml solution for injection ampoules <text:s/>/ <text:s/>Packsize 10</text:p>
          </table:table-cell>
          <table:table-cell office:value-type="string" table:style-name="ce9">
            <text:p>DDG280</text:p>
          </table:table-cell>
          <table:table-cell office:value-type="float" office:value="1621.7574626207399" table:style-name="ce14">
            <text:p>1,622<text:s/></text:p>
          </table:table-cell>
          <table:table-cell office:value-type="currency" office:value="2.6223279978792635" table:style-name="ce10">
            <text:p>£2.62</text:p>
          </table:table-cell>
          <table:table-cell office:value-type="currency" office:value="0.150589097645106" table:style-name="ce10">
            <text:p>£0.1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madol 150mg modified-release tablets <text:s/>/ <text:s/>Packsize 60</text:p>
          </table:table-cell>
          <table:table-cell office:value-type="string" table:style-name="ce9">
            <text:p>DDG233</text:p>
          </table:table-cell>
          <table:table-cell office:value-type="float" office:value="127.665867092073" table:style-name="ce14">
            <text:p>128<text:s/></text:p>
          </table:table-cell>
          <table:table-cell office:value-type="currency" office:value="6.1494118818290344" table:style-name="ce10">
            <text:p>£6.15</text:p>
          </table:table-cell>
          <table:table-cell office:value-type="currency" office:value="2.0052471324692398" table:style-name="ce10">
            <text:p>£2.0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madol 200mg modified-release tablets <text:s/>/ <text:s/>Packsize 60</text:p>
          </table:table-cell>
          <table:table-cell office:value-type="string" table:style-name="ce9">
            <text:p>DDG234</text:p>
          </table:table-cell>
          <table:table-cell office:value-type="float" office:value="249.54785307357099" table:style-name="ce14">
            <text:p>250<text:s/></text:p>
          </table:table-cell>
          <table:table-cell office:value-type="currency" office:value="12.312307888676452" table:style-name="ce10">
            <text:p>£12.31</text:p>
          </table:table-cell>
          <table:table-cell office:value-type="currency" office:value="2.9674301527104601" table:style-name="ce10">
            <text:p>£2.9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madol 50mg capsules <text:s/>/ <text:s/>Packsize 30</text:p>
          </table:table-cell>
          <table:table-cell office:value-type="string" table:style-name="ce9">
            <text:p>DDG346</text:p>
          </table:table-cell>
          <table:table-cell office:value-type="float" office:value="121915.995077379" table:style-name="ce14">
            <text:p>121,916<text:s/></text:p>
          </table:table-cell>
          <table:table-cell office:value-type="currency" office:value="0.42943864721581831" table:style-name="ce10">
            <text:p>£0.43</text:p>
          </table:table-cell>
          <table:table-cell office:value-type="currency" office:value="0.138700390379913" table:style-name="ce10">
            <text:p>£0.1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madol 50mg capsules <text:s/>/ <text:s/>Packsize 100</text:p>
          </table:table-cell>
          <table:table-cell office:value-type="string" table:style-name="ce9">
            <text:p>DDG212</text:p>
          </table:table-cell>
          <table:table-cell office:value-type="float" office:value="12130.6280398257" table:style-name="ce14">
            <text:p>12,131<text:s/></text:p>
          </table:table-cell>
          <table:table-cell office:value-type="currency" office:value="0.84167365172518338" table:style-name="ce10">
            <text:p>£0.84</text:p>
          </table:table-cell>
          <table:table-cell office:value-type="currency" office:value="0.29413396939780101" table:style-name="ce10">
            <text:p>£0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madol 50mg modified-release capsules <text:s/>/ <text:s/>Packsize 60</text:p>
          </table:table-cell>
          <table:table-cell office:value-type="string" table:style-name="ce9">
            <text:p>DDG227</text:p>
          </table:table-cell>
          <table:table-cell office:value-type="float" office:value="2230.1648910961799" table:style-name="ce14">
            <text:p>2,230<text:s/></text:p>
          </table:table-cell>
          <table:table-cell office:value-type="currency" office:value="4.061659313248219" table:style-name="ce10">
            <text:p>£4.06</text:p>
          </table:table-cell>
          <table:table-cell office:value-type="currency" office:value="0.88740778011047805" table:style-name="ce10">
            <text:p>£0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nexamic acid 1000mg/10ml solution for injection ampoules <text:s/>/ <text:s/>Packsize 5</text:p>
          </table:table-cell>
          <table:table-cell office:value-type="string" table:style-name="ce9">
            <text:p>DYF051</text:p>
          </table:table-cell>
          <table:table-cell office:value-type="float" office:value="3488.3804122579199" table:style-name="ce14">
            <text:p>3,488<text:s/></text:p>
          </table:table-cell>
          <table:table-cell office:value-type="currency" office:value="4.5650004065045753" table:style-name="ce10">
            <text:p>£4.57</text:p>
          </table:table-cell>
          <table:table-cell office:value-type="currency" office:value="0.41500003695496135" table:style-name="ce10">
            <text:p>£0.4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nexamic acid 500mg tablets <text:s/>/ <text:s/>Packsize 60</text:p>
          </table:table-cell>
          <table:table-cell office:value-type="string" table:style-name="ce9">
            <text:p>DBK043</text:p>
          </table:table-cell>
          <table:table-cell office:value-type="float" office:value="75067.880301985904" table:style-name="ce14">
            <text:p>75,068<text:s/></text:p>
          </table:table-cell>
          <table:table-cell office:value-type="currency" office:value="4.6265439839629003" table:style-name="ce10">
            <text:p>£4.63</text:p>
          </table:table-cell>
          <table:table-cell office:value-type="currency" office:value="0.59807897671321997" table:style-name="ce10">
            <text:p>£0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nexamic acid 500mg/5ml solution for injection ampoules <text:s/>/ <text:s/>Packsize 5</text:p>
          </table:table-cell>
          <table:table-cell office:value-type="string" table:style-name="ce9">
            <text:p>DBU010</text:p>
          </table:table-cell>
          <table:table-cell office:value-type="float" office:value="88395.813577048495" table:style-name="ce14">
            <text:p>88,396<text:s/></text:p>
          </table:table-cell>
          <table:table-cell office:value-type="currency" office:value="3.7295719860380276" table:style-name="ce10">
            <text:p>£3.73</text:p>
          </table:table-cell>
          <table:table-cell office:value-type="currency" office:value="1.0493781530644499" table:style-name="ce10">
            <text:p>£1.0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nexamic acid 500mg/5ml solution for injection ampoules <text:s/>/ <text:s/>Packsize 10</text:p>
          </table:table-cell>
          <table:table-cell office:value-type="string" table:style-name="ce9">
            <text:p>DBU000</text:p>
          </table:table-cell>
          <table:table-cell office:value-type="float" office:value="188626.27614089099" table:style-name="ce14">
            <text:p>188,626<text:s/></text:p>
          </table:table-cell>
          <table:table-cell office:value-type="currency" office:value="5.1799369631312313" table:style-name="ce10">
            <text:p>£5.18</text:p>
          </table:table-cell>
          <table:table-cell office:value-type="currency" office:value="3.4074560074263802" table:style-name="ce10">
            <text:p>£3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nylcypromine 10mg tablets <text:s/>/ <text:s/>Packsize 28</text:p>
          </table:table-cell>
          <table:table-cell office:value-type="string" table:style-name="ce9">
            <text:p>DDC106</text:p>
          </table:table-cell>
          <table:table-cell office:value-type="float" office:value="440.74057381495402" table:style-name="ce14">
            <text:p>441<text:s/></text:p>
          </table:table-cell>
          <table:table-cell office:value-type="currency" office:value="353.4944574116127" table:style-name="ce10">
            <text:p>£353.49</text:p>
          </table:table-cell>
          <table:table-cell office:value-type="currency" office:value="62.3199570272184" table:style-name="ce10">
            <text:p>£62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voprost 40micrograms/ml eye drops 2.5 ml <text:s/>/ <text:s/>Packsize 1</text:p>
          </table:table-cell>
          <table:table-cell office:value-type="string" table:style-name="ce9">
            <text:p>DKF055</text:p>
          </table:table-cell>
          <table:table-cell office:value-type="float" office:value="10705.256963047201" table:style-name="ce14">
            <text:p>10,705<text:s/></text:p>
          </table:table-cell>
          <table:table-cell office:value-type="currency" office:value="1.5997560879776604" table:style-name="ce10">
            <text:p>£1.60</text:p>
          </table:table-cell>
          <table:table-cell office:value-type="currency" office:value="1.5035147129797599" table:style-name="ce10">
            <text:p>£1.5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zodone 100mg capsules <text:s/>/ <text:s/>Packsize 56</text:p>
          </table:table-cell>
          <table:table-cell office:value-type="string" table:style-name="ce9">
            <text:p>DDG012</text:p>
          </table:table-cell>
          <table:table-cell office:value-type="float" office:value="4820.0521898311599" table:style-name="ce14">
            <text:p>4,820<text:s/></text:p>
          </table:table-cell>
          <table:table-cell office:value-type="currency" office:value="2.7210431512899076" table:style-name="ce10">
            <text:p>£2.72</text:p>
          </table:table-cell>
          <table:table-cell office:value-type="currency" office:value="1.1620107168329901" table:style-name="ce10">
            <text:p>£1.1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zodone 100mg/5ml oral solution sugar free 120 ml <text:s/>/ <text:s/>Packsize 1</text:p>
          </table:table-cell>
          <table:table-cell office:value-type="string" table:style-name="ce9">
            <text:p>DJW042</text:p>
          </table:table-cell>
          <table:table-cell office:value-type="float" office:value="4.0039076921530103" table:style-name="ce14">
            <text:p>4<text:s/></text:p>
          </table:table-cell>
          <table:table-cell office:value-type="currency" office:value="6.9631974919502113" table:style-name="ce10">
            <text:p>£6.96</text:p>
          </table:table-cell>
          <table:table-cell office:value-type="currency" office:value="2.4143862700277099" table:style-name="ce10">
            <text:p>£2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zodone 150mg tablets <text:s/>/ <text:s/>Packsize 28</text:p>
          </table:table-cell>
          <table:table-cell office:value-type="string" table:style-name="ce9">
            <text:p>DDG022</text:p>
          </table:table-cell>
          <table:table-cell office:value-type="float" office:value="3347.6775838215799" table:style-name="ce14">
            <text:p>3,348<text:s/></text:p>
          </table:table-cell>
          <table:table-cell office:value-type="currency" office:value="1.2351368662210971" table:style-name="ce10">
            <text:p>£1.24</text:p>
          </table:table-cell>
          <table:table-cell office:value-type="currency" office:value="1.0366400392403301" table:style-name="ce10">
            <text:p>£1.0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zodone 50mg capsules <text:s/>/ <text:s/>Packsize 84</text:p>
          </table:table-cell>
          <table:table-cell office:value-type="string" table:style-name="ce9">
            <text:p>DDG017</text:p>
          </table:table-cell>
          <table:table-cell office:value-type="float" office:value="8737.6172762750593" table:style-name="ce14">
            <text:p>8,738<text:s/></text:p>
          </table:table-cell>
          <table:table-cell office:value-type="currency" office:value="3.0280211599379183" table:style-name="ce10">
            <text:p>£3.03</text:p>
          </table:table-cell>
          <table:table-cell office:value-type="currency" office:value="2.7920865953262402" table:style-name="ce10">
            <text:p>£2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azodone 50mg/5ml oral solution sugar free 120 ml <text:s/>/ <text:s/>Packsize 1</text:p>
          </table:table-cell>
          <table:table-cell office:value-type="string" table:style-name="ce9">
            <text:p>DDG023</text:p>
          </table:table-cell>
          <table:table-cell office:value-type="float" office:value="9111.2403973676301" table:style-name="ce14">
            <text:p>9,111<text:s/></text:p>
          </table:table-cell>
          <table:table-cell office:value-type="currency" office:value="6.8967020141576629" table:style-name="ce10">
            <text:p>£6.90</text:p>
          </table:table-cell>
          <table:table-cell office:value-type="currency" office:value="1.88539333190249" table:style-name="ce10">
            <text:p>£1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eprostinil 200mg/20ml solution for infusion vials <text:s/>/ <text:s/>Packsize 1</text:p>
          </table:table-cell>
          <table:table-cell office:value-type="string" table:style-name="ce9">
            <text:p>DXA129</text:p>
          </table:table-cell>
          <table:table-cell office:value-type="float" office:value="122.119184613228" table:style-name="ce14">
            <text:p>122<text:s/></text:p>
          </table:table-cell>
          <table:table-cell office:value-type="currency" office:value="2811.4012641614936" table:style-name="ce10">
            <text:p>£2,811.40</text:p>
          </table:table-cell>
          <table:table-cell office:value-type="currency" office:value="18.836750389846401" table:style-name="ce10">
            <text:p>£18.8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ifluoperazine 5mg/5ml oral solution sugar free 150 ml <text:s/>/ <text:s/>Packsize 1</text:p>
          </table:table-cell>
          <table:table-cell office:value-type="string" table:style-name="ce9">
            <text:p>DDB214</text:p>
          </table:table-cell>
          <table:table-cell office:value-type="float" office:value="480.709970239055" table:style-name="ce14">
            <text:p>481<text:s/></text:p>
          </table:table-cell>
          <table:table-cell office:value-type="currency" office:value="27.745565571205614" table:style-name="ce10">
            <text:p>£27.75</text:p>
          </table:table-cell>
          <table:table-cell office:value-type="currency" office:value="10.0629100776661" table:style-name="ce10">
            <text:p>£10.0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ihexyphenidyl 2mg tablets <text:s/>/ <text:s/>Packsize 84</text:p>
          </table:table-cell>
          <table:table-cell office:value-type="string" table:style-name="ce9">
            <text:p>DDI067</text:p>
          </table:table-cell>
          <table:table-cell office:value-type="float" office:value="5098.4164770326997" table:style-name="ce14">
            <text:p>5,098<text:s/></text:p>
          </table:table-cell>
          <table:table-cell office:value-type="currency" office:value="1.5777153624533937" table:style-name="ce10">
            <text:p>£1.58</text:p>
          </table:table-cell>
          <table:table-cell office:value-type="currency" office:value="0.49357796663599701" table:style-name="ce10">
            <text:p>£0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ihexyphenidyl 5mg tablets <text:s/>/ <text:s/>Packsize 84</text:p>
          </table:table-cell>
          <table:table-cell office:value-type="string" table:style-name="ce9">
            <text:p>DDI127</text:p>
          </table:table-cell>
          <table:table-cell office:value-type="float" office:value="2456.5336744061201" table:style-name="ce14">
            <text:p>2,457<text:s/></text:p>
          </table:table-cell>
          <table:table-cell office:value-type="currency" office:value="2.4824736023512037" table:style-name="ce10">
            <text:p>£2.48</text:p>
          </table:table-cell>
          <table:table-cell office:value-type="currency" office:value="1.7708815847521" table:style-name="ce10">
            <text:p>£1.7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imethoprim 100mg tablets <text:s/>/ <text:s/>Packsize 28</text:p>
          </table:table-cell>
          <table:table-cell office:value-type="string" table:style-name="ce9">
            <text:p>DEA283</text:p>
          </table:table-cell>
          <table:table-cell office:value-type="float" office:value="22722.8365428373" table:style-name="ce14">
            <text:p>22,723<text:s/></text:p>
          </table:table-cell>
          <table:table-cell office:value-type="currency" office:value="0.41237985329581373" table:style-name="ce10">
            <text:p>£0.41</text:p>
          </table:table-cell>
          <table:table-cell office:value-type="currency" office:value="0.35116679111676602" table:style-name="ce10">
            <text:p>£0.3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imethoprim 200mg tablets <text:s/>/ <text:s/>Packsize 6</text:p>
          </table:table-cell>
          <table:table-cell office:value-type="string" table:style-name="ce9">
            <text:p>DEA580</text:p>
          </table:table-cell>
          <table:table-cell office:value-type="float" office:value="4727.7134195892104" table:style-name="ce14">
            <text:p>4,728<text:s/></text:p>
          </table:table-cell>
          <table:table-cell office:value-type="currency" office:value="1.4836241915461654" table:style-name="ce10">
            <text:p>£1.48</text:p>
          </table:table-cell>
          <table:table-cell office:value-type="currency" office:value="0.93726773075691405" table:style-name="ce10">
            <text:p>£0.9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imethoprim 200mg tablets <text:s/>/ <text:s/>Packsize 14</text:p>
          </table:table-cell>
          <table:table-cell office:value-type="string" table:style-name="ce9">
            <text:p>DEA260</text:p>
          </table:table-cell>
          <table:table-cell office:value-type="float" office:value="118151.34742507301" table:style-name="ce14">
            <text:p>118,151<text:s/></text:p>
          </table:table-cell>
          <table:table-cell office:value-type="currency" office:value="0.3439627298856841" table:style-name="ce10">
            <text:p>£0.34</text:p>
          </table:table-cell>
          <table:table-cell office:value-type="currency" office:value="0.22245945444724899" table:style-name="ce10">
            <text:p>£0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imethoprim 200mg tablets (pre-labelled) <text:s/>/ <text:s/>Packsize 6</text:p>
          </table:table-cell>
          <table:table-cell office:value-type="string" table:style-name="ce9">
            <text:p>DEK002</text:p>
          </table:table-cell>
          <table:table-cell office:value-type="float" office:value="9512.3721191249806" table:style-name="ce14">
            <text:p>9,512<text:s/></text:p>
          </table:table-cell>
          <table:table-cell office:value-type="currency" office:value="1.3985985654673696" table:style-name="ce10">
            <text:p>£1.40</text:p>
          </table:table-cell>
          <table:table-cell office:value-type="currency" office:value="0.54617883511066601" table:style-name="ce10">
            <text:p>£0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imethoprim 200mg tablets (pre-labelled) <text:s/>/ <text:s/>Packsize 14</text:p>
          </table:table-cell>
          <table:table-cell office:value-type="string" table:style-name="ce9">
            <text:p>DEK003</text:p>
          </table:table-cell>
          <table:table-cell office:value-type="float" office:value="24750.197656671498" table:style-name="ce14">
            <text:p>24,750<text:s/></text:p>
          </table:table-cell>
          <table:table-cell office:value-type="currency" office:value="1.2048635091187547" table:style-name="ce10">
            <text:p>£1.20</text:p>
          </table:table-cell>
          <table:table-cell office:value-type="currency" office:value="0.43919929524352402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imethoprim 50mg/5ml oral suspension sugar free 100 ml <text:s/>/ <text:s/>Packsize 1</text:p>
          </table:table-cell>
          <table:table-cell office:value-type="string" table:style-name="ce9">
            <text:p>DEA644</text:p>
          </table:table-cell>
          <table:table-cell office:value-type="float" office:value="29165.860385844499" table:style-name="ce14">
            <text:p>29,166<text:s/></text:p>
          </table:table-cell>
          <table:table-cell office:value-type="currency" office:value="2.3855593176249581" table:style-name="ce10">
            <text:p>£2.39</text:p>
          </table:table-cell>
          <table:table-cell office:value-type="currency" office:value="1.7365602912312901" table:style-name="ce10">
            <text:p>£1.7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Trimipramine 50mg capsules <text:s/>/ <text:s/>Packsize 28</text:p>
          </table:table-cell>
          <table:table-cell office:value-type="string" table:style-name="ce9">
            <text:p>DDC095</text:p>
          </table:table-cell>
          <table:table-cell office:value-type="float" office:value="180.273618335072" table:style-name="ce14">
            <text:p>180<text:s/></text:p>
          </table:table-cell>
          <table:table-cell office:value-type="currency" office:value="42.621155945951251" table:style-name="ce10">
            <text:p>£42.62</text:p>
          </table:table-cell>
          <table:table-cell office:value-type="currency" office:value="28.856363662444299" table:style-name="ce10">
            <text:p>£28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Ulipristal 30mg tablets <text:s/>/ <text:s/>Packsize 1</text:p>
          </table:table-cell>
          <table:table-cell office:value-type="string" table:style-name="ce9">
            <text:p>DGC182</text:p>
          </table:table-cell>
          <table:table-cell office:value-type="float" office:value="24298.210181201801" table:style-name="ce14">
            <text:p>24,298<text:s/></text:p>
          </table:table-cell>
          <table:table-cell office:value-type="currency" office:value="12.379128658320081" table:style-name="ce10">
            <text:p>£12.38</text:p>
          </table:table-cell>
          <table:table-cell office:value-type="currency" office:value="1.03232908901656" table:style-name="ce10">
            <text:p>£1.0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Ursodeoxycholic acid 150mg tablets <text:s/>/ <text:s/>Packsize 60</text:p>
          </table:table-cell>
          <table:table-cell office:value-type="string" table:style-name="ce9">
            <text:p>DAI021</text:p>
          </table:table-cell>
          <table:table-cell office:value-type="float" office:value="8261.6974471425601" table:style-name="ce14">
            <text:p>8,262<text:s/></text:p>
          </table:table-cell>
          <table:table-cell office:value-type="currency" office:value="9.5893816624089876" table:style-name="ce10">
            <text:p>£9.59</text:p>
          </table:table-cell>
          <table:table-cell office:value-type="currency" office:value="4.4893326495669603" table:style-name="ce10">
            <text:p>£4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Ursodeoxycholic acid 250mg capsules <text:s/>/ <text:s/>Packsize 60</text:p>
          </table:table-cell>
          <table:table-cell office:value-type="string" table:style-name="ce9">
            <text:p>DAI011</text:p>
          </table:table-cell>
          <table:table-cell office:value-type="float" office:value="27107.536566274201" table:style-name="ce14">
            <text:p>27,108<text:s/></text:p>
          </table:table-cell>
          <table:table-cell office:value-type="currency" office:value="6.6708459309054158" table:style-name="ce10">
            <text:p>£6.67</text:p>
          </table:table-cell>
          <table:table-cell office:value-type="currency" office:value="0.89174131855764405" table:style-name="ce10">
            <text:p>£0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Ursodeoxycholic acid 250mg/5ml oral suspension sugar free 250 ml <text:s/>/ <text:s/>Packsize 1</text:p>
          </table:table-cell>
          <table:table-cell office:value-type="string" table:style-name="ce9">
            <text:p>DAI027</text:p>
          </table:table-cell>
          <table:table-cell office:value-type="float" office:value="5279.2363015706696" table:style-name="ce14">
            <text:p>5,279<text:s/></text:p>
          </table:table-cell>
          <table:table-cell office:value-type="currency" office:value="22.98014581463341" table:style-name="ce10">
            <text:p>£22.98</text:p>
          </table:table-cell>
          <table:table-cell office:value-type="currency" office:value="0.268658265662925" table:style-name="ce10">
            <text:p>£0.2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Ursodeoxycholic acid 300mg tablets <text:s/>/ <text:s/>Packsize 60</text:p>
          </table:table-cell>
          <table:table-cell office:value-type="string" table:style-name="ce9">
            <text:p>DAI032</text:p>
          </table:table-cell>
          <table:table-cell office:value-type="float" office:value="393.14882865740202" table:style-name="ce14">
            <text:p>393<text:s/></text:p>
          </table:table-cell>
          <table:table-cell office:value-type="currency" office:value="34.379346992225926" table:style-name="ce10">
            <text:p>£34.38</text:p>
          </table:table-cell>
          <table:table-cell office:value-type="currency" office:value="3.3948191019018399" table:style-name="ce10">
            <text:p>£3.3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Ursodeoxycholic acid 500mg tablets <text:s/>/ <text:s/>Packsize 100</text:p>
          </table:table-cell>
          <table:table-cell office:value-type="string" table:style-name="ce9">
            <text:p>DAI024</text:p>
          </table:table-cell>
          <table:table-cell office:value-type="float" office:value="1914.99683189695" table:style-name="ce14">
            <text:p>1,915<text:s/></text:p>
          </table:table-cell>
          <table:table-cell office:value-type="currency" office:value="40.362364424088689" table:style-name="ce10">
            <text:p>£40.36</text:p>
          </table:table-cell>
          <table:table-cell office:value-type="currency" office:value="7.0848363723700096" table:style-name="ce10">
            <text:p>£7.0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laciclovir 500mg tablets <text:s/>/ <text:s/>Packsize 10</text:p>
          </table:table-cell>
          <table:table-cell office:value-type="string" table:style-name="ce9">
            <text:p>DER002</text:p>
          </table:table-cell>
          <table:table-cell office:value-type="float" office:value="17386.6873486191" table:style-name="ce14">
            <text:p>17,387<text:s/></text:p>
          </table:table-cell>
          <table:table-cell office:value-type="currency" office:value="10.617972032186014" table:style-name="ce10">
            <text:p>£10.62</text:p>
          </table:table-cell>
          <table:table-cell office:value-type="currency" office:value="3.2794726097287201" table:style-name="ce10">
            <text:p>£3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laciclovir 500mg tablets <text:s/>/ <text:s/>Packsize 42</text:p>
          </table:table-cell>
          <table:table-cell office:value-type="string" table:style-name="ce9">
            <text:p>DEC130</text:p>
          </table:table-cell>
          <table:table-cell office:value-type="float" office:value="16816.632043522299" table:style-name="ce14">
            <text:p>16,817<text:s/></text:p>
          </table:table-cell>
          <table:table-cell office:value-type="currency" office:value="32.476345357771685" table:style-name="ce10">
            <text:p>£32.48</text:p>
          </table:table-cell>
          <table:table-cell office:value-type="currency" office:value="14.284131792820901" table:style-name="ce10">
            <text:p>£14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lganciclovir 450mg tablets <text:s/>/ <text:s/>Packsize 60</text:p>
          </table:table-cell>
          <table:table-cell office:value-type="string" table:style-name="ce9">
            <text:p>DKC017</text:p>
          </table:table-cell>
          <table:table-cell office:value-type="float" office:value="8484.5989661719705" table:style-name="ce14">
            <text:p>8,485<text:s/></text:p>
          </table:table-cell>
          <table:table-cell office:value-type="currency" office:value="67.060794772803575" table:style-name="ce10">
            <text:p>£67.06</text:p>
          </table:table-cell>
          <table:table-cell office:value-type="currency" office:value="81.852307721050295" table:style-name="ce10">
            <text:p>£81.8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lproic acid 250mg gastro-resistant tablets (as Valproate semisodium e.g. Depakote) <text:s/>/ <text:s/>Packsize 30</text:p>
          </table:table-cell>
          <table:table-cell office:value-type="string" table:style-name="ce9">
            <text:p>DDB262</text:p>
          </table:table-cell>
          <table:table-cell office:value-type="float" office:value="19960.633375432299" table:style-name="ce14">
            <text:p>19,961<text:s/></text:p>
          </table:table-cell>
          <table:table-cell office:value-type="currency" office:value="3.8822505550038291" table:style-name="ce10">
            <text:p>£3.88</text:p>
          </table:table-cell>
          <table:table-cell office:value-type="currency" office:value="1.3250361719535799" table:style-name="ce10">
            <text:p>£1.3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lproic acid 500mg gastro-resistant tablets (as Valproate semisodium e.g. Depakote) <text:s/>/ <text:s/>Packsize 30</text:p>
          </table:table-cell>
          <table:table-cell office:value-type="string" table:style-name="ce9">
            <text:p>DDB110</text:p>
          </table:table-cell>
          <table:table-cell office:value-type="float" office:value="43075.639559382602" table:style-name="ce14">
            <text:p>43,076<text:s/></text:p>
          </table:table-cell>
          <table:table-cell office:value-type="currency" office:value="7.9239060288230396" table:style-name="ce10">
            <text:p>£7.92</text:p>
          </table:table-cell>
          <table:table-cell office:value-type="currency" office:value="2.4822664411858" table:style-name="ce10">
            <text:p>£2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lsartan 40mg capsules <text:s/>/ <text:s/>Packsize 28</text:p>
          </table:table-cell>
          <table:table-cell office:value-type="string" table:style-name="ce9">
            <text:p>DEC096</text:p>
          </table:table-cell>
          <table:table-cell office:value-type="float" office:value="2556.6759715332901" table:style-name="ce14">
            <text:p>2,557<text:s/></text:p>
          </table:table-cell>
          <table:table-cell office:value-type="currency" office:value="7.1743976179349653" table:style-name="ce10">
            <text:p>£7.17</text:p>
          </table:table-cell>
          <table:table-cell office:value-type="currency" office:value="1.70960659247078" table:style-name="ce10">
            <text:p>£1.7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lsartan 80mg capsules <text:s/>/ <text:s/>Packsize 28</text:p>
          </table:table-cell>
          <table:table-cell office:value-type="string" table:style-name="ce9">
            <text:p>DEC097</text:p>
          </table:table-cell>
          <table:table-cell office:value-type="float" office:value="2876.64360363374" table:style-name="ce14">
            <text:p>2,877<text:s/></text:p>
          </table:table-cell>
          <table:table-cell office:value-type="currency" office:value="9.0535928632596665" table:style-name="ce10">
            <text:p>£9.05</text:p>
          </table:table-cell>
          <table:table-cell office:value-type="currency" office:value="1.21626398310775" table:style-name="ce10">
            <text:p>£1.2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ncomycin 125mg capsules <text:s/>/ <text:s/>Packsize 28</text:p>
          </table:table-cell>
          <table:table-cell office:value-type="string" table:style-name="ce9">
            <text:p>DEA004</text:p>
          </table:table-cell>
          <table:table-cell office:value-type="float" office:value="32363.165904100999" table:style-name="ce14">
            <text:p>32,363<text:s/></text:p>
          </table:table-cell>
          <table:table-cell office:value-type="currency" office:value="29.651801768825035" table:style-name="ce10">
            <text:p>£29.65</text:p>
          </table:table-cell>
          <table:table-cell office:value-type="currency" office:value="7.5499576480757602" table:style-name="ce10">
            <text:p>£7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ncomycin 1g powder for solution for infusion vials <text:s/>/ <text:s/>Packsize 5</text:p>
          </table:table-cell>
          <table:table-cell office:value-type="string" table:style-name="ce9">
            <text:p>DEJ040</text:p>
          </table:table-cell>
          <table:table-cell office:value-type="float" office:value="20364.232996124199" table:style-name="ce14">
            <text:p>20,364<text:s/></text:p>
          </table:table-cell>
          <table:table-cell office:value-type="currency" office:value="13.71030669572178" table:style-name="ce10">
            <text:p>£13.71</text:p>
          </table:table-cell>
          <table:table-cell office:value-type="currency" office:value="41.178136383233102" table:style-name="ce10">
            <text:p>£41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ncomycin 1g powder for solution for infusion vials <text:s/>/ <text:s/>Packsize 10</text:p>
          </table:table-cell>
          <table:table-cell office:value-type="string" table:style-name="ce9">
            <text:p>DEJ025</text:p>
          </table:table-cell>
          <table:table-cell office:value-type="float" office:value="47934.861720899098" table:style-name="ce14">
            <text:p>47,935<text:s/></text:p>
          </table:table-cell>
          <table:table-cell office:value-type="currency" office:value="32.489431993521329" table:style-name="ce10">
            <text:p>£32.49</text:p>
          </table:table-cell>
          <table:table-cell office:value-type="currency" office:value="36.683173291565801" table:style-name="ce10">
            <text:p>£36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ncomycin 250mg capsules <text:s/>/ <text:s/>Packsize 28</text:p>
          </table:table-cell>
          <table:table-cell office:value-type="string" table:style-name="ce9">
            <text:p>DEA005</text:p>
          </table:table-cell>
          <table:table-cell office:value-type="float" office:value="1956.6269241072901" table:style-name="ce14">
            <text:p>1,957<text:s/></text:p>
          </table:table-cell>
          <table:table-cell office:value-type="currency" office:value="65.170824559811606" table:style-name="ce10">
            <text:p>£65.17</text:p>
          </table:table-cell>
          <table:table-cell office:value-type="currency" office:value="15.167247114388701" table:style-name="ce10">
            <text:p>£15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ncomycin 500mg powder for solution for infusion and oral administration vials <text:s/>/ <text:s/>Packsize 1</text:p>
          </table:table-cell>
          <table:table-cell office:value-type="string" table:style-name="ce9">
            <text:p>DKC038</text:p>
          </table:table-cell>
          <table:table-cell office:value-type="float" office:value="4440.3336305618304" table:style-name="ce14">
            <text:p>4,440<text:s/></text:p>
          </table:table-cell>
          <table:table-cell office:value-type="currency" office:value="4.4226586634921885" table:style-name="ce10">
            <text:p>£4.42</text:p>
          </table:table-cell>
          <table:table-cell office:value-type="currency" office:value="0.40205987849928981" table:style-name="ce10">
            <text:p>£0.4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ncomycin 500mg powder for solution for infusion and oral administration vials <text:s/>/ <text:s/>Packsize 10</text:p>
          </table:table-cell>
          <table:table-cell office:value-type="string" table:style-name="ce9">
            <text:p>DKC039</text:p>
          </table:table-cell>
          <table:table-cell office:value-type="float" office:value="1.0009769230382499" table:style-name="ce14">
            <text:p>1<text:s/></text:p>
          </table:table-cell>
          <table:table-cell office:value-type="currency" office:value="58.44090773086149" table:style-name="ce10">
            <text:p>£58.44</text:p>
          </table:table-cell>
          <table:table-cell office:value-type="currency" office:value="5.3128097937146812" table:style-name="ce10">
            <text:p>£5.3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ncomycin 500mg powder for solution for infusion vials <text:s/>/ <text:s/>Packsize 1</text:p>
          </table:table-cell>
          <table:table-cell office:value-type="string" table:style-name="ce9">
            <text:p>DEJ012</text:p>
          </table:table-cell>
          <table:table-cell office:value-type="float" office:value="131550.95310584499" table:style-name="ce14">
            <text:p>131,551<text:s/></text:p>
          </table:table-cell>
          <table:table-cell office:value-type="currency" office:value="2.9026124173556767" table:style-name="ce10">
            <text:p>£2.90</text:p>
          </table:table-cell>
          <table:table-cell office:value-type="currency" office:value="1.4601819494275401" table:style-name="ce10">
            <text:p>£1.4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ncomycin 500mg powder for solution for infusion vials <text:s/>/ <text:s/>Packsize 5</text:p>
          </table:table-cell>
          <table:table-cell office:value-type="string" table:style-name="ce9">
            <text:p>DKC035</text:p>
          </table:table-cell>
          <table:table-cell office:value-type="float" office:value="29508.066893257601" table:style-name="ce14">
            <text:p>29,508<text:s/></text:p>
          </table:table-cell>
          <table:table-cell office:value-type="currency" office:value="9.2161875931675894" table:style-name="ce10">
            <text:p>£9.22</text:p>
          </table:table-cell>
          <table:table-cell office:value-type="currency" office:value="8.4807300976864202" table:style-name="ce10">
            <text:p>£8.4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ancomycin 500mg powder for solution for infusion vials <text:s/>/ <text:s/>Packsize 10</text:p>
          </table:table-cell>
          <table:table-cell office:value-type="string" table:style-name="ce9">
            <text:p>DEJ002</text:p>
          </table:table-cell>
          <table:table-cell office:value-type="float" office:value="36310.995451684998" table:style-name="ce14">
            <text:p>36,311<text:s/></text:p>
          </table:table-cell>
          <table:table-cell office:value-type="currency" office:value="19.594361188657071" table:style-name="ce10">
            <text:p>£19.59</text:p>
          </table:table-cell>
          <table:table-cell office:value-type="currency" office:value="10.0881961829907" table:style-name="ce10">
            <text:p>£10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ecuronium bromide 10mg powder for solution for injection vials <text:s/>/ <text:s/>Packsize 10</text:p>
          </table:table-cell>
          <table:table-cell office:value-type="string" table:style-name="ce9">
            <text:p>DQG005</text:p>
          </table:table-cell>
          <table:table-cell office:value-type="float" office:value="2942.72406729771" table:style-name="ce14">
            <text:p>2,943<text:s/></text:p>
          </table:table-cell>
          <table:table-cell office:value-type="currency" office:value="24.143395158772893" table:style-name="ce10">
            <text:p>£24.14</text:p>
          </table:table-cell>
          <table:table-cell office:value-type="currency" office:value="2.8944901487607599" table:style-name="ce10">
            <text:p>£2.8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enlafaxine 150mg modified-release capsules <text:s/>/ <text:s/>Packsize 28</text:p>
          </table:table-cell>
          <table:table-cell office:value-type="string" table:style-name="ce9">
            <text:p>DDC068</text:p>
          </table:table-cell>
          <table:table-cell office:value-type="float" office:value="29181.994217529002" table:style-name="ce14">
            <text:p>29,182<text:s/></text:p>
          </table:table-cell>
          <table:table-cell office:value-type="currency" office:value="4.3580291001362781" table:style-name="ce10">
            <text:p>£4.36</text:p>
          </table:table-cell>
          <table:table-cell office:value-type="currency" office:value="0.86085520801733595" table:style-name="ce10">
            <text:p>£0.8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enlafaxine 150mg modified-release tablets <text:s/>/ <text:s/>Packsize 30</text:p>
          </table:table-cell>
          <table:table-cell office:value-type="string" table:style-name="ce9">
            <text:p>DDC069</text:p>
          </table:table-cell>
          <table:table-cell office:value-type="float" office:value="6636.1327887163498" table:style-name="ce14">
            <text:p>6,636<text:s/></text:p>
          </table:table-cell>
          <table:table-cell office:value-type="currency" office:value="3.2028036021430002" table:style-name="ce10">
            <text:p>£3.20</text:p>
          </table:table-cell>
          <table:table-cell office:value-type="currency" office:value="0.21443178870871199" table:style-name="ce10">
            <text:p>£0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enlafaxine 225mg modified-release capsules <text:s/>/ <text:s/>Packsize 28</text:p>
          </table:table-cell>
          <table:table-cell office:value-type="string" table:style-name="ce9">
            <text:p>DDC114</text:p>
          </table:table-cell>
          <table:table-cell office:value-type="float" office:value="3745.02398061857" table:style-name="ce14">
            <text:p>3,745<text:s/></text:p>
          </table:table-cell>
          <table:table-cell office:value-type="currency" office:value="8.4275374906376381" table:style-name="ce10">
            <text:p>£8.43</text:p>
          </table:table-cell>
          <table:table-cell office:value-type="currency" office:value="1.6400669155440299" table:style-name="ce10">
            <text:p>£1.6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enlafaxine 37.5mg tablets <text:s/>/ <text:s/>Packsize 56</text:p>
          </table:table-cell>
          <table:table-cell office:value-type="string" table:style-name="ce9">
            <text:p>DDI015</text:p>
          </table:table-cell>
          <table:table-cell office:value-type="float" office:value="9658.1903954944592" table:style-name="ce14">
            <text:p>9,658<text:s/></text:p>
          </table:table-cell>
          <table:table-cell office:value-type="currency" office:value="3.4188505970439116" table:style-name="ce10">
            <text:p>£3.42</text:p>
          </table:table-cell>
          <table:table-cell office:value-type="currency" office:value="0.49269073278304598" table:style-name="ce10">
            <text:p>£0.4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enlafaxine 75mg modified-release capsules <text:s/>/ <text:s/>Packsize 28</text:p>
          </table:table-cell>
          <table:table-cell office:value-type="string" table:style-name="ce9">
            <text:p>DDC067</text:p>
          </table:table-cell>
          <table:table-cell office:value-type="float" office:value="33769.359366287499" table:style-name="ce14">
            <text:p>33,769<text:s/></text:p>
          </table:table-cell>
          <table:table-cell office:value-type="currency" office:value="1.8606207277573106" table:style-name="ce10">
            <text:p>£1.86</text:p>
          </table:table-cell>
          <table:table-cell office:value-type="currency" office:value="2.1998926437394801" table:style-name="ce10">
            <text:p>£2.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enlafaxine 75mg modified-release tablets <text:s/>/ <text:s/>Packsize 30</text:p>
          </table:table-cell>
          <table:table-cell office:value-type="string" table:style-name="ce9">
            <text:p>DDC100</text:p>
          </table:table-cell>
          <table:table-cell office:value-type="float" office:value="4073.5285019774501" table:style-name="ce14">
            <text:p>4,074<text:s/></text:p>
          </table:table-cell>
          <table:table-cell office:value-type="currency" office:value="2.1123799663664742" table:style-name="ce10">
            <text:p>£2.11</text:p>
          </table:table-cell>
          <table:table-cell office:value-type="currency" office:value="0.74690618062537095" table:style-name="ce10">
            <text:p>£0.7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enlafaxine 75mg tablets <text:s/>/ <text:s/>Packsize 56</text:p>
          </table:table-cell>
          <table:table-cell office:value-type="string" table:style-name="ce9">
            <text:p>DDI016</text:p>
          </table:table-cell>
          <table:table-cell office:value-type="float" office:value="15089.354960410899" table:style-name="ce14">
            <text:p>15,089<text:s/></text:p>
          </table:table-cell>
          <table:table-cell office:value-type="currency" office:value="2.0865338566561658" table:style-name="ce10">
            <text:p>£2.09</text:p>
          </table:table-cell>
          <table:table-cell office:value-type="currency" office:value="0.86734248702825201" table:style-name="ce10">
            <text:p>£0.8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erapamil 120mg tablets <text:s/>/ <text:s/>Packsize 28</text:p>
          </table:table-cell>
          <table:table-cell office:value-type="string" table:style-name="ce9">
            <text:p>DBF213</text:p>
          </table:table-cell>
          <table:table-cell office:value-type="float" office:value="1709.03049538855" table:style-name="ce14">
            <text:p>1,709<text:s/></text:p>
          </table:table-cell>
          <table:table-cell office:value-type="currency" office:value="1.0715841554270429" table:style-name="ce10">
            <text:p>£1.07</text:p>
          </table:table-cell>
          <table:table-cell office:value-type="currency" office:value="0.38134937573885203" table:style-name="ce10">
            <text:p>£0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erapamil 240mg modified-release tablets <text:s/>/ <text:s/>Packsize 28</text:p>
          </table:table-cell>
          <table:table-cell office:value-type="string" table:style-name="ce9">
            <text:p>DBF086</text:p>
          </table:table-cell>
          <table:table-cell office:value-type="float" office:value="2639.5326247422499" table:style-name="ce14">
            <text:p>2,640<text:s/></text:p>
          </table:table-cell>
          <table:table-cell office:value-type="currency" office:value="3.8489276111872504" table:style-name="ce10">
            <text:p>£3.85</text:p>
          </table:table-cell>
          <table:table-cell office:value-type="currency" office:value="0.513751274454192" table:style-name="ce10">
            <text:p>£0.5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erapamil 40mg tablets <text:s/>/ <text:s/>Packsize 84</text:p>
          </table:table-cell>
          <table:table-cell office:value-type="string" table:style-name="ce9">
            <text:p>DBF112</text:p>
          </table:table-cell>
          <table:table-cell office:value-type="float" office:value="5371.9227043741803" table:style-name="ce14">
            <text:p>5,372<text:s/></text:p>
          </table:table-cell>
          <table:table-cell office:value-type="currency" office:value="1.1347873630118013" table:style-name="ce10">
            <text:p>£1.13</text:p>
          </table:table-cell>
          <table:table-cell office:value-type="currency" office:value="9.2611970763425505E-2" table:style-name="ce10">
            <text:p>£0.0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erapamil 5mg/2ml solution for injection ampoules <text:s/>/ <text:s/>Packsize 5</text:p>
          </table:table-cell>
          <table:table-cell office:value-type="string" table:style-name="ce9">
            <text:p>DBN001</text:p>
          </table:table-cell>
          <table:table-cell office:value-type="float" office:value="15477.8773553222" table:style-name="ce14">
            <text:p>15,478<text:s/></text:p>
          </table:table-cell>
          <table:table-cell office:value-type="currency" office:value="4.5861921741866869" table:style-name="ce10">
            <text:p>£4.59</text:p>
          </table:table-cell>
          <table:table-cell office:value-type="currency" office:value="0.32392364952982" table:style-name="ce10">
            <text:p>£0.3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erapamil 80mg tablets <text:s/>/ <text:s/>Packsize 84</text:p>
          </table:table-cell>
          <table:table-cell office:value-type="string" table:style-name="ce9">
            <text:p>DBF111</text:p>
          </table:table-cell>
          <table:table-cell office:value-type="float" office:value="1338.8600221152301" table:style-name="ce14">
            <text:p>1,339<text:s/></text:p>
          </table:table-cell>
          <table:table-cell office:value-type="currency" office:value="1.945199615330552" table:style-name="ce10">
            <text:p>£1.95</text:p>
          </table:table-cell>
          <table:table-cell office:value-type="currency" office:value="0.17089443433906301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ildagliptin 50mg tablets <text:s/>/ <text:s/>Packsize 56</text:p>
          </table:table-cell>
          <table:table-cell office:value-type="string" table:style-name="ce9">
            <text:p>DFA001</text:p>
          </table:table-cell>
          <table:table-cell office:value-type="float" office:value="425.54136515241402" table:style-name="ce14">
            <text:p>426<text:s/></text:p>
          </table:table-cell>
          <table:table-cell office:value-type="currency" office:value="8.0459393149093419" table:style-name="ce10">
            <text:p>£8.05</text:p>
          </table:table-cell>
          <table:table-cell office:value-type="currency" office:value="5.2118448954385199" table:style-name="ce10">
            <text:p>£5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inblastine 10mg/10ml solution for injection vials <text:s/>/ <text:s/>Packsize 5</text:p>
          </table:table-cell>
          <table:table-cell office:value-type="string" table:style-name="ce9">
            <text:p>DHA001</text:p>
          </table:table-cell>
          <table:table-cell office:value-type="float" office:value="2325.1370692436999" table:style-name="ce14">
            <text:p>2,325<text:s/></text:p>
          </table:table-cell>
          <table:table-cell office:value-type="currency" office:value="86.120032512806915" table:style-name="ce10">
            <text:p>£86.12</text:p>
          </table:table-cell>
          <table:table-cell office:value-type="currency" office:value="3.7162693702846501" table:style-name="ce10">
            <text:p>£3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incristine 1mg/1ml solution for injection vials <text:s/>/ <text:s/>Packsize 1</text:p>
          </table:table-cell>
          <table:table-cell office:value-type="string" table:style-name="ce9">
            <text:p>DHA003</text:p>
          </table:table-cell>
          <table:table-cell office:value-type="float" office:value="2029.80185236752" table:style-name="ce14">
            <text:p>2,030<text:s/></text:p>
          </table:table-cell>
          <table:table-cell office:value-type="currency" office:value="9.2625248016552888" table:style-name="ce10">
            <text:p>£9.26</text:p>
          </table:table-cell>
          <table:table-cell office:value-type="currency" office:value="3.40899374642804" table:style-name="ce10">
            <text:p>£3.4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incristine 1mg/1ml solution for injection vials <text:s/>/ <text:s/>Packsize 5</text:p>
          </table:table-cell>
          <table:table-cell office:value-type="string" table:style-name="ce9">
            <text:p>DHA119</text:p>
          </table:table-cell>
          <table:table-cell office:value-type="float" office:value="679.43363114263002" table:style-name="ce14">
            <text:p>679<text:s/></text:p>
          </table:table-cell>
          <table:table-cell office:value-type="currency" office:value="30.078434542063331" table:style-name="ce10">
            <text:p>£30.08</text:p>
          </table:table-cell>
          <table:table-cell office:value-type="currency" office:value="15.599893098760401" table:style-name="ce10">
            <text:p>£15.6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incristine 2mg/2ml solution for injection vials <text:s/>/ <text:s/>Packsize 1</text:p>
          </table:table-cell>
          <table:table-cell office:value-type="string" table:style-name="ce9">
            <text:p>DHA004</text:p>
          </table:table-cell>
          <table:table-cell office:value-type="float" office:value="7044.8039555742898" table:style-name="ce14">
            <text:p>7,045<text:s/></text:p>
          </table:table-cell>
          <table:table-cell office:value-type="currency" office:value="10.995881572929473" table:style-name="ce10">
            <text:p>£11.00</text:p>
          </table:table-cell>
          <table:table-cell office:value-type="currency" office:value="9.5336899369406201" table:style-name="ce10">
            <text:p>£9.5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incristine 2mg/2ml solution for injection vials <text:s/>/ <text:s/>Packsize 5</text:p>
          </table:table-cell>
          <table:table-cell office:value-type="string" table:style-name="ce9">
            <text:p>DHA111</text:p>
          </table:table-cell>
          <table:table-cell office:value-type="float" office:value="2895.1526210433799" table:style-name="ce14">
            <text:p>2,895<text:s/></text:p>
          </table:table-cell>
          <table:table-cell office:value-type="currency" office:value="38.423352603742821" table:style-name="ce10">
            <text:p>£38.42</text:p>
          </table:table-cell>
          <table:table-cell office:value-type="currency" office:value="25.975444724402301" table:style-name="ce10">
            <text:p>£25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inorelbine 10mg/1ml solution for injection vials <text:s/>/ <text:s/>Packsize 10</text:p>
          </table:table-cell>
          <table:table-cell office:value-type="string" table:style-name="ce9">
            <text:p>DHA220</text:p>
          </table:table-cell>
          <table:table-cell office:value-type="float" office:value="318.30772226989899" table:style-name="ce14">
            <text:p>318<text:s/></text:p>
          </table:table-cell>
          <table:table-cell office:value-type="currency" office:value="76.446056119767292" table:style-name="ce10">
            <text:p>£76.45</text:p>
          </table:table-cell>
          <table:table-cell office:value-type="currency" office:value="5.5755848177137901" table:style-name="ce10">
            <text:p>£5.5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inorelbine 20mg capsules <text:s/>/ <text:s/>Packsize 1</text:p>
          </table:table-cell>
          <table:table-cell office:value-type="string" table:style-name="ce9">
            <text:p>DHA337</text:p>
          </table:table-cell>
          <table:table-cell office:value-type="float" office:value="13421.8596245516" table:style-name="ce14">
            <text:p>13,422<text:s/></text:p>
          </table:table-cell>
          <table:table-cell office:value-type="currency" office:value="24.531312292800102" table:style-name="ce10">
            <text:p>£24.53</text:p>
          </table:table-cell>
          <table:table-cell office:value-type="currency" office:value="1.4617855517049401" table:style-name="ce10">
            <text:p>£1.4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inorelbine 30mg capsules <text:s/>/ <text:s/>Packsize 1</text:p>
          </table:table-cell>
          <table:table-cell office:value-type="string" table:style-name="ce9">
            <text:p>DHA338</text:p>
          </table:table-cell>
          <table:table-cell office:value-type="float" office:value="22472.254524353" table:style-name="ce14">
            <text:p>22,472<text:s/></text:p>
          </table:table-cell>
          <table:table-cell office:value-type="currency" office:value="36.508303566556407" table:style-name="ce10">
            <text:p>£36.51</text:p>
          </table:table-cell>
          <table:table-cell office:value-type="currency" office:value="2.2435066739809999" table:style-name="ce10">
            <text:p>£2.2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inorelbine 50mg/5ml solution for injection vials <text:s/>/ <text:s/>Packsize 10</text:p>
          </table:table-cell>
          <table:table-cell office:value-type="string" table:style-name="ce9">
            <text:p>DHA221</text:p>
          </table:table-cell>
          <table:table-cell office:value-type="float" office:value="208.40564921715099" table:style-name="ce14">
            <text:p>208<text:s/></text:p>
          </table:table-cell>
          <table:table-cell office:value-type="currency" office:value="181.94962632941613" table:style-name="ce10">
            <text:p>£181.95</text:p>
          </table:table-cell>
          <table:table-cell office:value-type="currency" office:value="88.793993958907095" table:style-name="ce10">
            <text:p>£88.7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inorelbine 80mg capsules <text:s/>/ <text:s/>Packsize 1</text:p>
          </table:table-cell>
          <table:table-cell office:value-type="string" table:style-name="ce9">
            <text:p>DHA402</text:p>
          </table:table-cell>
          <table:table-cell office:value-type="float" office:value="8424.0325641776399" table:style-name="ce14">
            <text:p>8,424<text:s/></text:p>
          </table:table-cell>
          <table:table-cell office:value-type="currency" office:value="97.304438670580964" table:style-name="ce10">
            <text:p>£97.30</text:p>
          </table:table-cell>
          <table:table-cell office:value-type="currency" office:value="8.2082268097412108" table:style-name="ce10">
            <text:p>£8.2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itamin B compound strong tablets <text:s/>/ <text:s/>Packsize 28</text:p>
          </table:table-cell>
          <table:table-cell office:value-type="string" table:style-name="ce9">
            <text:p>DIF035</text:p>
          </table:table-cell>
          <table:table-cell office:value-type="float" office:value="156295.258707598" table:style-name="ce14">
            <text:p>156,295<text:s/></text:p>
          </table:table-cell>
          <table:table-cell office:value-type="currency" office:value="0.89008938051194453" table:style-name="ce10">
            <text:p>£0.89</text:p>
          </table:table-cell>
          <table:table-cell office:value-type="currency" office:value="0.13127526984492399" table:style-name="ce10">
            <text:p>£0.13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oriconazole 200mg powder for solution for injection vials <text:s/>/ <text:s/>Packsize 1</text:p>
          </table:table-cell>
          <table:table-cell office:value-type="string" table:style-name="ce9">
            <text:p>DEC182</text:p>
          </table:table-cell>
          <table:table-cell office:value-type="float" office:value="32828.485161735698" table:style-name="ce14">
            <text:p>32,828<text:s/></text:p>
          </table:table-cell>
          <table:table-cell office:value-type="currency" office:value="15.023831211525911" table:style-name="ce10">
            <text:p>£15.02</text:p>
          </table:table-cell>
          <table:table-cell office:value-type="currency" office:value="10.6581677616663" table:style-name="ce10">
            <text:p>£10.6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oriconazole 200mg tablets <text:s/>/ <text:s/>Packsize 28</text:p>
          </table:table-cell>
          <table:table-cell office:value-type="string" table:style-name="ce9">
            <text:p>DEC175</text:p>
          </table:table-cell>
          <table:table-cell office:value-type="float" office:value="13305.582036428201" table:style-name="ce14">
            <text:p>13,306<text:s/></text:p>
          </table:table-cell>
          <table:table-cell office:value-type="currency" office:value="27.059186062983379" table:style-name="ce10">
            <text:p>£27.06</text:p>
          </table:table-cell>
          <table:table-cell office:value-type="currency" office:value="23.6793762669976" table:style-name="ce10">
            <text:p>£23.6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oriconazole 50mg tablets <text:s/>/ <text:s/>Packsize 28</text:p>
          </table:table-cell>
          <table:table-cell office:value-type="string" table:style-name="ce9">
            <text:p>DEC186</text:p>
          </table:table-cell>
          <table:table-cell office:value-type="float" office:value="4829.3630985137997" table:style-name="ce14">
            <text:p>4,829<text:s/></text:p>
          </table:table-cell>
          <table:table-cell office:value-type="currency" office:value="19.706412224271908" table:style-name="ce10">
            <text:p>£19.71</text:p>
          </table:table-cell>
          <table:table-cell office:value-type="currency" office:value="17.546108032476901" table:style-name="ce10">
            <text:p>£17.55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rfarin 1mg tablets <text:s/>/ <text:s/>Packsize 28</text:p>
          </table:table-cell>
          <table:table-cell office:value-type="string" table:style-name="ce9">
            <text:p>DBH082</text:p>
          </table:table-cell>
          <table:table-cell office:value-type="float" office:value="75051.305476520196" table:style-name="ce14">
            <text:p>75,051<text:s/></text:p>
          </table:table-cell>
          <table:table-cell office:value-type="currency" office:value="0.35171167020216748" table:style-name="ce10">
            <text:p>£0.35</text:p>
          </table:table-cell>
          <table:table-cell office:value-type="currency" office:value="0.28731894151388498" table:style-name="ce10">
            <text:p>£0.29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rfarin 3mg tablets <text:s/>/ <text:s/>Packsize 28</text:p>
          </table:table-cell>
          <table:table-cell office:value-type="string" table:style-name="ce9">
            <text:p>DBH083</text:p>
          </table:table-cell>
          <table:table-cell office:value-type="float" office:value="57518.476830560699" table:style-name="ce14">
            <text:p>57,518<text:s/></text:p>
          </table:table-cell>
          <table:table-cell office:value-type="currency" office:value="0.3970289419741122" table:style-name="ce10">
            <text:p>£0.40</text:p>
          </table:table-cell>
          <table:table-cell office:value-type="currency" office:value="0.277185053975044" table:style-name="ce10">
            <text:p>£0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rfarin 500microgram tablets <text:s/>/ <text:s/>Packsize 28</text:p>
          </table:table-cell>
          <table:table-cell office:value-type="string" table:style-name="ce9">
            <text:p>DBH140</text:p>
          </table:table-cell>
          <table:table-cell office:value-type="float" office:value="8659.0344964619708" table:style-name="ce14">
            <text:p>8,659<text:s/></text:p>
          </table:table-cell>
          <table:table-cell office:value-type="currency" office:value="1.0065082895282442" table:style-name="ce10">
            <text:p>£1.01</text:p>
          </table:table-cell>
          <table:table-cell office:value-type="currency" office:value="0.28113956881010199" table:style-name="ce10">
            <text:p>£0.2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rfarin 5mg tablets <text:s/>/ <text:s/>Packsize 28</text:p>
          </table:table-cell>
          <table:table-cell office:value-type="string" table:style-name="ce9">
            <text:p>DBH084</text:p>
          </table:table-cell>
          <table:table-cell office:value-type="float" office:value="32277.544800993099" table:style-name="ce14">
            <text:p>32,278<text:s/></text:p>
          </table:table-cell>
          <table:table-cell office:value-type="currency" office:value="0.97122256953804864" table:style-name="ce10">
            <text:p>£0.97</text:p>
          </table:table-cell>
          <table:table-cell office:value-type="currency" office:value="0.56343155250356003" table:style-name="ce10">
            <text:p>£0.5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ter for injection 100ml glass vials <text:s/>/ <text:s/>Packsize 25</text:p>
          </table:table-cell>
          <table:table-cell office:value-type="string" table:style-name="ce9">
            <text:p>DJJ004</text:p>
          </table:table-cell>
          <table:table-cell office:value-type="float" office:value="415.53551382152398" table:style-name="ce14">
            <text:p>416<text:s/></text:p>
          </table:table-cell>
          <table:table-cell office:value-type="currency" office:value="74.120138894382606" table:style-name="ce10">
            <text:p>£74.12</text:p>
          </table:table-cell>
          <table:table-cell office:value-type="currency" office:value="1.78037183520465" table:style-name="ce10">
            <text:p>£1.7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ter for injection 100ml plastic vials <text:s/>/ <text:s/>Packsize 20</text:p>
          </table:table-cell>
          <table:table-cell office:value-type="string" table:style-name="ce9">
            <text:p>DIB109</text:p>
          </table:table-cell>
          <table:table-cell office:value-type="float" office:value="1929.66350013018" table:style-name="ce14">
            <text:p>1,930<text:s/></text:p>
          </table:table-cell>
          <table:table-cell office:value-type="currency" office:value="38.72164239773371" table:style-name="ce10">
            <text:p>£38.72</text:p>
          </table:table-cell>
          <table:table-cell office:value-type="currency" office:value="3.1765983611364299" table:style-name="ce10">
            <text:p>£3.1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ter for injection 10ml glass ampoules <text:s/>/ <text:s/>Packsize 10</text:p>
          </table:table-cell>
          <table:table-cell office:value-type="string" table:style-name="ce9">
            <text:p>DIB216</text:p>
          </table:table-cell>
          <table:table-cell office:value-type="float" office:value="192.59989272593501" table:style-name="ce14">
            <text:p>193<text:s/></text:p>
          </table:table-cell>
          <table:table-cell office:value-type="currency" office:value="3.1048303897600054" table:style-name="ce10">
            <text:p>£3.10</text:p>
          </table:table-cell>
          <table:table-cell office:value-type="currency" office:value="0.165480145937107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ter for injection 10ml plastic ampoules <text:s/>/ <text:s/>Packsize 20</text:p>
          </table:table-cell>
          <table:table-cell office:value-type="string" table:style-name="ce9">
            <text:p>DIB318</text:p>
          </table:table-cell>
          <table:table-cell office:value-type="float" office:value="604353.36437800503" table:style-name="ce14">
            <text:p>604,353<text:s/></text:p>
          </table:table-cell>
          <table:table-cell office:value-type="currency" office:value="2.2927260137387733" table:style-name="ce10">
            <text:p>£2.29</text:p>
          </table:table-cell>
          <table:table-cell office:value-type="currency" office:value="1.7227258202801801" table:style-name="ce10">
            <text:p>£1.72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ter for injection 10ml plastic ampoules <text:s/>/ <text:s/>Packsize 50</text:p>
          </table:table-cell>
          <table:table-cell office:value-type="string" table:style-name="ce9">
            <text:p>DIB570</text:p>
          </table:table-cell>
          <table:table-cell office:value-type="float" office:value="240500.708820172" table:style-name="ce14">
            <text:p>240,501<text:s/></text:p>
          </table:table-cell>
          <table:table-cell office:value-type="currency" office:value="3.7438628535321756" table:style-name="ce10">
            <text:p>£3.74</text:p>
          </table:table-cell>
          <table:table-cell office:value-type="currency" office:value="0.435172992274038" table:style-name="ce10">
            <text:p>£0.44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ter for injection 10ml plastic ampoules <text:s/>/ <text:s/>Packsize 100</text:p>
          </table:table-cell>
          <table:table-cell office:value-type="string" table:style-name="ce9">
            <text:p>DIB325</text:p>
          </table:table-cell>
          <table:table-cell office:value-type="float" office:value="168159.29702614201" table:style-name="ce14">
            <text:p>168,159<text:s/></text:p>
          </table:table-cell>
          <table:table-cell office:value-type="currency" office:value="9.9940365458279459" table:style-name="ce10">
            <text:p>£9.99</text:p>
          </table:table-cell>
          <table:table-cell office:value-type="currency" office:value="4.3023524859953497" table:style-name="ce10">
            <text:p>£4.3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ter for injection 20ml plastic ampoules <text:s/>/ <text:s/>Packsize 20</text:p>
          </table:table-cell>
          <table:table-cell office:value-type="string" table:style-name="ce9">
            <text:p>DIB319</text:p>
          </table:table-cell>
          <table:table-cell office:value-type="float" office:value="460971.12929242803" table:style-name="ce14">
            <text:p>460,971<text:s/></text:p>
          </table:table-cell>
          <table:table-cell office:value-type="currency" office:value="3.9881397405991477" table:style-name="ce10">
            <text:p>£3.99</text:p>
          </table:table-cell>
          <table:table-cell office:value-type="currency" office:value="3.16761368135059" table:style-name="ce10">
            <text:p>£3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ter for injection 2ml glass ampoules <text:s/>/ <text:s/>Packsize 10</text:p>
          </table:table-cell>
          <table:table-cell office:value-type="string" table:style-name="ce9">
            <text:p>DIB217</text:p>
          </table:table-cell>
          <table:table-cell office:value-type="float" office:value="1741.86118399102" table:style-name="ce14">
            <text:p>1,742<text:s/></text:p>
          </table:table-cell>
          <table:table-cell office:value-type="currency" office:value="2.3082378991807926" table:style-name="ce10">
            <text:p>£2.31</text:p>
          </table:table-cell>
          <table:table-cell office:value-type="currency" office:value="0.17232494282310401" table:style-name="ce10">
            <text:p>£0.1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ter for injection 5ml glass ampoules <text:s/>/ <text:s/>Packsize 10</text:p>
          </table:table-cell>
          <table:table-cell office:value-type="string" table:style-name="ce9">
            <text:p>DIB219</text:p>
          </table:table-cell>
          <table:table-cell office:value-type="float" office:value="340.82442544034001" table:style-name="ce14">
            <text:p>341<text:s/></text:p>
          </table:table-cell>
          <table:table-cell office:value-type="currency" office:value="2.7251567982547154" table:style-name="ce10">
            <text:p>£2.73</text:p>
          </table:table-cell>
          <table:table-cell office:value-type="currency" office:value="0.383012270048874" table:style-name="ce10">
            <text:p>£0.3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ter for injection 5ml plastic ampoules <text:s/>/ <text:s/>Packsize 20</text:p>
          </table:table-cell>
          <table:table-cell office:value-type="string" table:style-name="ce9">
            <text:p>DIB191</text:p>
          </table:table-cell>
          <table:table-cell office:value-type="float" office:value="125842.666084714" table:style-name="ce14">
            <text:p>125,843<text:s/></text:p>
          </table:table-cell>
          <table:table-cell office:value-type="currency" office:value="1.9635460506984186" table:style-name="ce10">
            <text:p>£1.96</text:p>
          </table:table-cell>
          <table:table-cell office:value-type="currency" office:value="0.98322752192905705" table:style-name="ce10">
            <text:p>£0.9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ater for injection 5ml plastic ampoules <text:s/>/ <text:s/>Packsize 50</text:p>
          </table:table-cell>
          <table:table-cell office:value-type="string" table:style-name="ce9">
            <text:p>DIB571</text:p>
          </table:table-cell>
          <table:table-cell office:value-type="float" office:value="45747.216050770097" table:style-name="ce14">
            <text:p>45,747<text:s/></text:p>
          </table:table-cell>
          <table:table-cell office:value-type="currency" office:value="3.760276468170006" table:style-name="ce10">
            <text:p>£3.76</text:p>
          </table:table-cell>
          <table:table-cell office:value-type="currency" office:value="0.80821536762359203" table:style-name="ce10">
            <text:p>£0.8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White soft paraffin 50% / Liquid paraffin 50% ointment <text:s/>/ <text:s/>Packsize 1</text:p>
          </table:table-cell>
          <table:table-cell office:value-type="string" table:style-name="ce9">
            <text:p>DAF102</text:p>
          </table:table-cell>
          <table:table-cell office:value-type="float" office:value="28024.925732366701" table:style-name="ce14">
            <text:p>28,025<text:s/></text:p>
          </table:table-cell>
          <table:table-cell office:value-type="currency" office:value="2.1762708876534611" table:style-name="ce10">
            <text:p>£2.18</text:p>
          </table:table-cell>
          <table:table-cell office:value-type="currency" office:value="0.66909106407525099" table:style-name="ce10">
            <text:p>£0.6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Ziconotide 100micrograms/1ml solution for injection vials <text:s/>/ <text:s/>Packsize 1</text:p>
          </table:table-cell>
          <table:table-cell office:value-type="string" table:style-name="ce9">
            <text:p>DDG520</text:p>
          </table:table-cell>
          <table:table-cell office:value-type="float" office:value="63.146897781014601" table:style-name="ce14">
            <text:p>63<text:s/></text:p>
          </table:table-cell>
          <table:table-cell office:value-type="currency" office:value="300.07253983737263" table:style-name="ce10">
            <text:p>£300.07</text:p>
          </table:table-cell>
          <table:table-cell office:value-type="currency" office:value="1.97142823374162" table:style-name="ce10">
            <text:p>£1.97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Ziconotide 500micrograms/5ml solution for injection vials <text:s/>/ <text:s/>Packsize 1</text:p>
          </table:table-cell>
          <table:table-cell office:value-type="string" table:style-name="ce9">
            <text:p>DDG521</text:p>
          </table:table-cell>
          <table:table-cell office:value-type="float" office:value="66.000212903221794" table:style-name="ce14">
            <text:p>66<text:s/></text:p>
          </table:table-cell>
          <table:table-cell office:value-type="currency" office:value="1495.0540105785515" table:style-name="ce10">
            <text:p>£1,495.05</text:p>
          </table:table-cell>
          <table:table-cell office:value-type="currency" office:value="135.9140009616865" table:style-name="ce10">
            <text:p>£135.91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Zoledronic acid 4mg/100ml infusion bottles <text:s/>/ <text:s/>Packsize 1</text:p>
          </table:table-cell>
          <table:table-cell office:value-type="string" table:style-name="ce9">
            <text:p>DFF025</text:p>
          </table:table-cell>
          <table:table-cell office:value-type="float" office:value="34220.569064158903" table:style-name="ce14">
            <text:p>34,221<text:s/></text:p>
          </table:table-cell>
          <table:table-cell office:value-type="currency" office:value="6.0157044616657016" table:style-name="ce10">
            <text:p>£6.02</text:p>
          </table:table-cell>
          <table:table-cell office:value-type="currency" office:value="29.725186083923699" table:style-name="ce10">
            <text:p>£29.7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Zoledronic acid 4mg/100ml solution for infusion bags <text:s/>/ <text:s/>Packsize 1</text:p>
          </table:table-cell>
          <table:table-cell office:value-type="string" table:style-name="ce1">
            <text:p>DFF024</text:p>
          </table:table-cell>
          <table:table-cell office:value-type="float" office:value="48301.337633404903" table:style-name="ce15">
            <text:p>48,301<text:s/></text:p>
          </table:table-cell>
          <table:table-cell office:value-type="currency" office:value="4.3370819580598985" table:style-name="ce12">
            <text:p>£4.34</text:p>
          </table:table-cell>
          <table:table-cell office:value-type="currency" office:value="11.0973449170408" table:style-name="ce12">
            <text:p>£11.1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Zoledronic acid 4mg/5ml solution for injection vials <text:s/>/ <text:s/>Packsize 1</text:p>
          </table:table-cell>
          <table:table-cell office:value-type="string" table:style-name="ce1">
            <text:p>DFF045</text:p>
          </table:table-cell>
          <table:table-cell office:value-type="float" office:value="149961.61704879301" table:style-name="ce15">
            <text:p>149,962<text:s/></text:p>
          </table:table-cell>
          <table:table-cell office:value-type="currency" office:value="13.819939867184038" table:style-name="ce12">
            <text:p>£13.82</text:p>
          </table:table-cell>
          <table:table-cell office:value-type="currency" office:value="18.164297754459099" table:style-name="ce12">
            <text:p>£18.1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Zoledronic acid 5mg/100ml solution for infusion bags <text:s/>/ <text:s/>Packsize 1</text:p>
          </table:table-cell>
          <table:table-cell office:value-type="string" table:style-name="ce1">
            <text:p>DFF028</text:p>
          </table:table-cell>
          <table:table-cell office:value-type="float" office:value="9248.9640782512706" table:style-name="ce15">
            <text:p>9,249<text:s/></text:p>
          </table:table-cell>
          <table:table-cell office:value-type="currency" office:value="31.118752064006095" table:style-name="ce12">
            <text:p>£31.12</text:p>
          </table:table-cell>
          <table:table-cell office:value-type="currency" office:value="15.564120136877699" table:style-name="ce12">
            <text:p>£15.5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Zoledronic acid 5mg/100ml solution for injection bottles <text:s/>/ <text:s/>Packsize 1</text:p>
          </table:table-cell>
          <table:table-cell office:value-type="string" table:style-name="ce1">
            <text:p>DFF087</text:p>
          </table:table-cell>
          <table:table-cell office:value-type="float" office:value="25923.599532911601" table:style-name="ce15">
            <text:p>25,924<text:s/></text:p>
          </table:table-cell>
          <table:table-cell office:value-type="currency" office:value="44.980449513564707" table:style-name="ce12">
            <text:p>£44.98</text:p>
          </table:table-cell>
          <table:table-cell office:value-type="currency" office:value="35.558407676904601" table:style-name="ce12">
            <text:p>£35.5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Zolmitriptan 2.5mg orodispersible tablets sugar free <text:s/>/ <text:s/>Packsize 6</text:p>
          </table:table-cell>
          <table:table-cell office:value-type="string" table:style-name="ce1">
            <text:p>DDG397</text:p>
          </table:table-cell>
          <table:table-cell office:value-type="float" office:value="481.28953506331197" table:style-name="ce15">
            <text:p>481<text:s/></text:p>
          </table:table-cell>
          <table:table-cell office:value-type="currency" office:value="4.684041176385529" table:style-name="ce12">
            <text:p>£4.68</text:p>
          </table:table-cell>
          <table:table-cell office:value-type="currency" office:value="2.30385495827738" table:style-name="ce12">
            <text:p>£2.3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Zolmitriptan 2.5mg tablets <text:s/>/ <text:s/>Packsize 6</text:p>
          </table:table-cell>
          <table:table-cell office:value-type="string" table:style-name="ce1">
            <text:p>DDG395</text:p>
          </table:table-cell>
          <table:table-cell office:value-type="float" office:value="957.079032090434" table:style-name="ce15">
            <text:p>957<text:s/></text:p>
          </table:table-cell>
          <table:table-cell office:value-type="currency" office:value="4.5747632673936645" table:style-name="ce12">
            <text:p>£4.57</text:p>
          </table:table-cell>
          <table:table-cell office:value-type="currency" office:value="3.8460817432057" table:style-name="ce12">
            <text:p>£3.8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Zolmitriptan 5mg orodispersible tablets sugar free <text:s/>/ <text:s/>Packsize 6</text:p>
          </table:table-cell>
          <table:table-cell office:value-type="string" table:style-name="ce1">
            <text:p>DDG242</text:p>
          </table:table-cell>
          <table:table-cell office:value-type="float" office:value="24.377236108931999" table:style-name="ce15">
            <text:p>24<text:s/></text:p>
          </table:table-cell>
          <table:table-cell office:value-type="currency" office:value="9.8719148850440863" table:style-name="ce12">
            <text:p>£9.87</text:p>
          </table:table-cell>
          <table:table-cell office:value-type="currency" office:value="4.1224272740614403" table:style-name="ce12">
            <text:p>£4.1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Zolpidem 10mg tablets <text:s/>/ <text:s/>Packsize 28</text:p>
          </table:table-cell>
          <table:table-cell office:value-type="string" table:style-name="ce1">
            <text:p>DDA034</text:p>
          </table:table-cell>
          <table:table-cell office:value-type="float" office:value="5262.14061802777" table:style-name="ce15">
            <text:p>5,262<text:s/></text:p>
          </table:table-cell>
          <table:table-cell office:value-type="currency" office:value="0.74102732766983259" table:style-name="ce12">
            <text:p>£0.74</text:p>
          </table:table-cell>
          <table:table-cell office:value-type="currency" office:value="0.42339297261379899" table:style-name="ce12">
            <text:p>£0.4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Zolpidem 5mg tablets <text:s/>/ <text:s/>Packsize 28</text:p>
          </table:table-cell>
          <table:table-cell office:value-type="string" table:style-name="ce1">
            <text:p>DDA089</text:p>
          </table:table-cell>
          <table:table-cell office:value-type="float" office:value="8676.3284367675697" table:style-name="ce15">
            <text:p>8,676<text:s/></text:p>
          </table:table-cell>
          <table:table-cell office:value-type="currency" office:value="0.77728385331993222" table:style-name="ce12">
            <text:p>£0.78</text:p>
          </table:table-cell>
          <table:table-cell office:value-type="currency" office:value="0.26462707659378798" table:style-name="ce12">
            <text:p>£0.2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Zonisamide 100mg capsules <text:s/>/ <text:s/>Packsize 56</text:p>
          </table:table-cell>
          <table:table-cell office:value-type="string" table:style-name="ce1">
            <text:p>DDH129</text:p>
          </table:table-cell>
          <table:table-cell office:value-type="float" office:value="2759.5249787550401" table:style-name="ce15">
            <text:p>2,760<text:s/></text:p>
          </table:table-cell>
          <table:table-cell office:value-type="currency" office:value="5.8342831189966065" table:style-name="ce12">
            <text:p>£5.83</text:p>
          </table:table-cell>
          <table:table-cell office:value-type="currency" office:value="7.4282185928534004" table:style-name="ce12">
            <text:p>£7.4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Zonisamide 25mg capsules <text:s/>/ <text:s/>Packsize 14</text:p>
          </table:table-cell>
          <table:table-cell office:value-type="string" table:style-name="ce1">
            <text:p>DDH127</text:p>
          </table:table-cell>
          <table:table-cell office:value-type="float" office:value="4046.1036098162899" table:style-name="ce15">
            <text:p>4,046<text:s/></text:p>
          </table:table-cell>
          <table:table-cell office:value-type="currency" office:value="1.9253164899436916" table:style-name="ce12">
            <text:p>£1.93</text:p>
          </table:table-cell>
          <table:table-cell office:value-type="currency" office:value="2.1223454695434198" table:style-name="ce12">
            <text:p>£2.1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Zonisamide 50mg capsules <text:s/>/ <text:s/>Packsize 56</text:p>
          </table:table-cell>
          <table:table-cell office:value-type="string" table:style-name="ce1">
            <text:p>DDH128</text:p>
          </table:table-cell>
          <table:table-cell office:value-type="float" office:value="2099.41197651124" table:style-name="ce15">
            <text:p>2,099<text:s/></text:p>
          </table:table-cell>
          <table:table-cell office:value-type="currency" office:value="7.5565540148832548" table:style-name="ce12">
            <text:p>£7.56</text:p>
          </table:table-cell>
          <table:table-cell office:value-type="currency" office:value="7.0645611031045998" table:style-name="ce12">
            <text:p>£7.0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Zopiclone 3.75mg tablets <text:s/>/ <text:s/>Packsize 28</text:p>
          </table:table-cell>
          <table:table-cell office:value-type="string" table:style-name="ce1">
            <text:p>DDA045</text:p>
          </table:table-cell>
          <table:table-cell office:value-type="float" office:value="109429.835709497" table:style-name="ce15">
            <text:p>109,430<text:s/></text:p>
          </table:table-cell>
          <table:table-cell office:value-type="currency" office:value="0.55074038637864486" table:style-name="ce12">
            <text:p>£0.55</text:p>
          </table:table-cell>
          <table:table-cell office:value-type="currency" office:value="0.34284428201219802" table:style-name="ce12">
            <text:p>£0.34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Zopiclone 7.5mg tablets <text:s/>/ <text:s/>Packsize 28</text:p>
          </table:table-cell>
          <table:table-cell office:value-type="string" table:style-name="ce1">
            <text:p>DDA046</text:p>
          </table:table-cell>
          <table:table-cell office:value-type="float" office:value="63064.808679621703" table:style-name="ce15">
            <text:p>63,065<text:s/></text:p>
          </table:table-cell>
          <table:table-cell office:value-type="currency" office:value="0.85909433698967019" table:style-name="ce12">
            <text:p>£0.86</text:p>
          </table:table-cell>
          <table:table-cell office:value-type="currency" office:value="0.54796702105028305" table:style-name="ce12">
            <text:p>£0.55</text:p>
          </table:table-cell>
          <table:table-cell table:number-columns-repeated="16379"/>
        </table:table-row>
        <table:table-row table:number-rows-repeated="1046613" table:style-name="ro4">
          <table:table-cell table:number-columns-repeated="16384"/>
        </table:table-row>
      </table:table>
      <table:database-ranges>
        <table:database-range table:target-range-address="Pharmex_Data.A2:Pharmex_Data.E183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3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3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style:map style:condition="value()&gt;=0" style:apply-style-name="N43P0"/>
    </number:number-style>
    <number:currency-style style:name="N44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omma_32_2" style:display-name="Comma 2" style:family="table-cell" style:data-style-name="N35"/>
    <style:style style:name="Heading_32_1_32_DHSC" style:display-name="Heading 1 DHSC" style:family="table-cell" style:data-style-name="N0">
      <style:table-cell-properties style:vertical-align="automatic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_32_cent_32_2" style:display-name="Per cent 2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Harris, Lucy Samantha</meta:initial-creator>
    <dc:creator>ADEN, Arli (NHS ENGLAND - X24)</dc:creator>
    <meta:creation-date>2020-03-02T13:10:20Z</meta:creation-date>
    <dc:date>2024-10-17T08:08:04Z</dc:date>
  </office:meta>
</office:document-meta>
</file>